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8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9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26.55mm"/>
    </style:style>
    <style:style style:name="co6" style:family="table-column">
      <style:table-column-properties fo:break-before="auto" style:column-width="24.96mm"/>
    </style:style>
    <style:style style:name="co7" style:family="table-column">
      <style:table-column-properties fo:break-before="auto" style:column-width="27.68mm"/>
    </style:style>
    <style:style style:name="co8" style:family="table-column">
      <style:table-column-properties fo:break-before="auto" style:column-width="26.32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27.01mm"/>
    </style:style>
    <style:style style:name="co11" style:family="table-column">
      <style:table-column-properties fo:break-before="auto" style:column-width="31.77mm"/>
    </style:style>
    <style:style style:name="co12" style:family="table-column">
      <style:table-column-properties fo:break-before="auto" style:column-width="30.62mm"/>
    </style:style>
    <style:style style:name="co13" style:family="table-column">
      <style:table-column-properties fo:break-before="auto" style:column-width="25.19mm"/>
    </style:style>
    <style:style style:name="co14" style:family="table-column">
      <style:table-column-properties fo:break-before="auto" style:column-width="24.5mm"/>
    </style:style>
    <style:style style:name="co15" style:family="table-column">
      <style:table-column-properties fo:break-before="auto" style:column-width="29.26mm"/>
    </style:style>
    <style:style style:name="co16" style:family="table-column">
      <style:table-column-properties fo:break-before="auto" style:column-width="25.42mm"/>
    </style:style>
    <style:style style:name="co17" style:family="table-column">
      <style:table-column-properties fo:break-before="auto" style:column-width="32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 style:data-style-name="N41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1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bReadMean100" table:style-name="ta1">
        <table:table-column table:style-name="co1" table:default-cell-style-name="ce5"/>
        <table:table-column table:style-name="co2" table:number-columns-repeated="4" table:default-cell-style-name="ce6"/>
        <table:table-row table:style-name="ro1">
          <table:table-cell office:value-type="string" calcext:value-type="string">
            <text:p>Elapsed Time</text:p>
          </table:table-cell>
          <table:table-cell table:style-name="Default" office:value-type="string" calcext:value-type="string">
            <text:p>Fixed1</text:p>
          </table:table-cell>
          <table:table-cell table:style-name="Default" office:value-type="string" calcext:value-type="string">
            <text:p>Fixed10</text:p>
          </table:table-cell>
          <table:table-cell table:style-name="Default" office:value-type="string" calcext:value-type="string">
            <text:p>Fixed100</text:p>
          </table:table-cell>
          <table:table-cell table:style-name="Default" office:value-type="string" calcext:value-type="string">
            <text:p>ADAPT-T</text:p>
          </table:table-cell>
        </table:table-row>
        <table:table-row table:style-name="ro1">
          <table:table-cell office:value-type="time" office:time-value="PT00H00M10S" calcext:value-type="time">
            <text:p>00:00:10</text:p>
          </table:table-cell>
          <table:table-cell office:value-type="float" office:value="447.698787060165" calcext:value-type="float">
            <text:p>447.698787060165</text:p>
          </table:table-cell>
          <table:table-cell office:value-type="float" office:value="285.317330723566" calcext:value-type="float">
            <text:p>285.317330723566</text:p>
          </table:table-cell>
          <table:table-cell office:value-type="float" office:value="92.1792686055947" calcext:value-type="float">
            <text:p>92.1792686055947</text:p>
          </table:table-cell>
          <table:table-cell office:value-type="float" office:value="460.61799955062" calcext:value-type="float">
            <text:p>460.61799955062</text:p>
          </table:table-cell>
        </table:table-row>
        <table:table-row table:style-name="ro1">
          <table:table-cell office:value-type="time" office:time-value="PT00H00M20S" calcext:value-type="time">
            <text:p>00:00:20</text:p>
          </table:table-cell>
          <table:table-cell office:value-type="float" office:value="275.089060948091" calcext:value-type="float">
            <text:p>275.089060948091</text:p>
          </table:table-cell>
          <table:table-cell office:value-type="float" office:value="211.758761124166" calcext:value-type="float">
            <text:p>211.758761124166</text:p>
          </table:table-cell>
          <table:table-cell office:value-type="float" office:value="46.6311311369798" calcext:value-type="float">
            <text:p>46.6311311369798</text:p>
          </table:table-cell>
          <table:table-cell office:value-type="float" office:value="147.870439105951" calcext:value-type="float">
            <text:p>147.870439105951</text:p>
          </table:table-cell>
        </table:table-row>
        <table:table-row table:style-name="ro1">
          <table:table-cell office:value-type="time" office:time-value="PT00H00M30S" calcext:value-type="time">
            <text:p>00:00:30</text:p>
          </table:table-cell>
          <table:table-cell office:value-type="float" office:value="224.91576567276" calcext:value-type="float">
            <text:p>224.91576567276</text:p>
          </table:table-cell>
          <table:table-cell office:value-type="float" office:value="121.868768273504" calcext:value-type="float">
            <text:p>121.868768273504</text:p>
          </table:table-cell>
          <table:table-cell office:value-type="float" office:value="37.696896216338" calcext:value-type="float">
            <text:p>37.696896216338</text:p>
          </table:table-cell>
          <table:table-cell office:value-type="float" office:value="169.097914662004" calcext:value-type="float">
            <text:p>169.097914662004</text:p>
          </table:table-cell>
        </table:table-row>
        <table:table-row table:style-name="ro1">
          <table:table-cell office:value-type="time" office:time-value="PT00H00M40S" calcext:value-type="time">
            <text:p>00:00:40</text:p>
          </table:table-cell>
          <table:table-cell office:value-type="float" office:value="205.753620064013" calcext:value-type="float">
            <text:p>205.753620064013</text:p>
          </table:table-cell>
          <table:table-cell office:value-type="float" office:value="125.135528372953" calcext:value-type="float">
            <text:p>125.135528372953</text:p>
          </table:table-cell>
          <table:table-cell office:value-type="float" office:value="56.4777982769864" calcext:value-type="float">
            <text:p>56.4777982769864</text:p>
          </table:table-cell>
          <table:table-cell office:value-type="float" office:value="294.992725688783" calcext:value-type="float">
            <text:p>294.992725688783</text:p>
          </table:table-cell>
        </table:table-row>
        <table:table-row table:style-name="ro1">
          <table:table-cell office:value-type="time" office:time-value="PT00H00M50S" calcext:value-type="time">
            <text:p>00:00:50</text:p>
          </table:table-cell>
          <table:table-cell office:value-type="float" office:value="180.329343581243" calcext:value-type="float">
            <text:p>180.329343581243</text:p>
          </table:table-cell>
          <table:table-cell office:value-type="float" office:value="116.29847453644" calcext:value-type="float">
            <text:p>116.29847453644</text:p>
          </table:table-cell>
          <table:table-cell office:value-type="float" office:value="48.5746118053581" calcext:value-type="float">
            <text:p>48.5746118053581</text:p>
          </table:table-cell>
          <table:table-cell office:value-type="float" office:value="105.454500245545" calcext:value-type="float">
            <text:p>105.454500245545</text:p>
          </table:table-cell>
        </table:table-row>
        <table:table-row table:style-name="ro1">
          <table:table-cell office:value-type="time" office:time-value="PT00H01M00S" calcext:value-type="time">
            <text:p>00:01:00</text:p>
          </table:table-cell>
          <table:table-cell office:value-type="float" office:value="142.179166039327" calcext:value-type="float">
            <text:p>142.179166039327</text:p>
          </table:table-cell>
          <table:table-cell office:value-type="float" office:value="82.3932679865826" calcext:value-type="float">
            <text:p>82.3932679865826</text:p>
          </table:table-cell>
          <table:table-cell office:value-type="float" office:value="48.4790957547117" calcext:value-type="float">
            <text:p>48.4790957547117</text:p>
          </table:table-cell>
          <table:table-cell office:value-type="float" office:value="76.5722851525602" calcext:value-type="float">
            <text:p>76.5722851525602</text:p>
          </table:table-cell>
        </table:table-row>
        <table:table-row table:style-name="ro1">
          <table:table-cell office:value-type="time" office:time-value="PT00H01M10S" calcext:value-type="time">
            <text:p>00:01:10</text:p>
          </table:table-cell>
          <table:table-cell office:value-type="float" office:value="133.230522799678" calcext:value-type="float">
            <text:p>133.230522799678</text:p>
          </table:table-cell>
          <table:table-cell office:value-type="float" office:value="135.150917989129" calcext:value-type="float">
            <text:p>135.150917989129</text:p>
          </table:table-cell>
          <table:table-cell office:value-type="float" office:value="47.2584237826319" calcext:value-type="float">
            <text:p>47.2584237826319</text:p>
          </table:table-cell>
          <table:table-cell office:value-type="float" office:value="85.4627027442518" calcext:value-type="float">
            <text:p>85.4627027442518</text:p>
          </table:table-cell>
        </table:table-row>
        <table:table-row table:style-name="ro1">
          <table:table-cell office:value-type="time" office:time-value="PT00H01M20S" calcext:value-type="time">
            <text:p>00:01:20</text:p>
          </table:table-cell>
          <table:table-cell office:value-type="float" office:value="268.285578632147" calcext:value-type="float">
            <text:p>268.285578632147</text:p>
          </table:table-cell>
          <table:table-cell office:value-type="float" office:value="105.816385523402" calcext:value-type="float">
            <text:p>105.816385523402</text:p>
          </table:table-cell>
          <table:table-cell office:value-type="float" office:value="65.4200797416679" calcext:value-type="float">
            <text:p>65.4200797416679</text:p>
          </table:table-cell>
          <table:table-cell office:value-type="float" office:value="67.982695884058" calcext:value-type="float">
            <text:p>67.982695884058</text:p>
          </table:table-cell>
        </table:table-row>
        <table:table-row table:style-name="ro1">
          <table:table-cell office:value-type="time" office:time-value="PT00H01M30S" calcext:value-type="time">
            <text:p>00:01:30</text:p>
          </table:table-cell>
          <table:table-cell office:value-type="float" office:value="259.438828501228" calcext:value-type="float">
            <text:p>259.438828501228</text:p>
          </table:table-cell>
          <table:table-cell office:value-type="float" office:value="101.388480030462" calcext:value-type="float">
            <text:p>101.388480030462</text:p>
          </table:table-cell>
          <table:table-cell office:value-type="float" office:value="82.7050409941138" calcext:value-type="float">
            <text:p>82.7050409941138</text:p>
          </table:table-cell>
          <table:table-cell office:value-type="float" office:value="80.7861657335058" calcext:value-type="float">
            <text:p>80.7861657335058</text:p>
          </table:table-cell>
        </table:table-row>
        <table:table-row table:style-name="ro1">
          <table:table-cell office:value-type="time" office:time-value="PT00H01M40S" calcext:value-type="time">
            <text:p>00:01:40</text:p>
          </table:table-cell>
          <table:table-cell office:value-type="float" office:value="390.899577101796" calcext:value-type="float">
            <text:p>390.899577101796</text:p>
          </table:table-cell>
          <table:table-cell office:value-type="float" office:value="116.523451327034" calcext:value-type="float">
            <text:p>116.523451327034</text:p>
          </table:table-cell>
          <table:table-cell office:value-type="float" office:value="146.585144230071" calcext:value-type="float">
            <text:p>146.585144230071</text:p>
          </table:table-cell>
          <table:table-cell office:value-type="float" office:value="54.2420751306133" calcext:value-type="float">
            <text:p>54.2420751306133</text:p>
          </table:table-cell>
        </table:table-row>
        <table:table-row table:style-name="ro1">
          <table:table-cell office:value-type="time" office:time-value="PT00H01M50S" calcext:value-type="time">
            <text:p>00:01:50</text:p>
          </table:table-cell>
          <table:table-cell office:value-type="float" office:value="300.244207816978" calcext:value-type="float">
            <text:p>300.244207816978</text:p>
          </table:table-cell>
          <table:table-cell office:value-type="float" office:value="94.1015136424235" calcext:value-type="float">
            <text:p>94.1015136424235</text:p>
          </table:table-cell>
          <table:table-cell office:value-type="float" office:value="53.5129963630444" calcext:value-type="float">
            <text:p>53.5129963630444</text:p>
          </table:table-cell>
          <table:table-cell office:value-type="float" office:value="165.069543763314" calcext:value-type="float">
            <text:p>165.069543763314</text:p>
          </table:table-cell>
        </table:table-row>
        <table:table-row table:style-name="ro1">
          <table:table-cell office:value-type="time" office:time-value="PT00H02M00S" calcext:value-type="time">
            <text:p>00:02:00</text:p>
          </table:table-cell>
          <table:table-cell office:value-type="float" office:value="146.267775399061" calcext:value-type="float">
            <text:p>146.267775399061</text:p>
          </table:table-cell>
          <table:table-cell office:value-type="float" office:value="90.5231640234907" calcext:value-type="float">
            <text:p>90.5231640234907</text:p>
          </table:table-cell>
          <table:table-cell office:value-type="float" office:value="60.0187350369588" calcext:value-type="float">
            <text:p>60.0187350369588</text:p>
          </table:table-cell>
          <table:table-cell office:value-type="float" office:value="79.1861487023873" calcext:value-type="float">
            <text:p>79.1861487023873</text:p>
          </table:table-cell>
        </table:table-row>
        <table:table-row table:style-name="ro1">
          <table:table-cell office:value-type="time" office:time-value="PT00H02M10S" calcext:value-type="time">
            <text:p>00:02:10</text:p>
          </table:table-cell>
          <table:table-cell office:value-type="float" office:value="134.380576103784" calcext:value-type="float">
            <text:p>134.380576103784</text:p>
          </table:table-cell>
          <table:table-cell office:value-type="float" office:value="112.594892869608" calcext:value-type="float">
            <text:p>112.594892869608</text:p>
          </table:table-cell>
          <table:table-cell office:value-type="float" office:value="60.6362966507076" calcext:value-type="float">
            <text:p>60.6362966507076</text:p>
          </table:table-cell>
          <table:table-cell office:value-type="float" office:value="90.7019465626503" calcext:value-type="float">
            <text:p>90.7019465626503</text:p>
          </table:table-cell>
        </table:table-row>
        <table:table-row table:style-name="ro1">
          <table:table-cell office:value-type="time" office:time-value="PT00H02M20S" calcext:value-type="time">
            <text:p>00:02:20</text:p>
          </table:table-cell>
          <table:table-cell office:value-type="float" office:value="236.597499491671" calcext:value-type="float">
            <text:p>236.597499491671</text:p>
          </table:table-cell>
          <table:table-cell office:value-type="float" office:value="95.0995025290653" calcext:value-type="float">
            <text:p>95.0995025290653</text:p>
          </table:table-cell>
          <table:table-cell office:value-type="float" office:value="90.8027705375713" calcext:value-type="float">
            <text:p>90.8027705375713</text:p>
          </table:table-cell>
          <table:table-cell office:value-type="float" office:value="74.2532172158964" calcext:value-type="float">
            <text:p>74.2532172158964</text:p>
          </table:table-cell>
        </table:table-row>
        <table:table-row table:style-name="ro1">
          <table:table-cell office:value-type="time" office:time-value="PT00H02M30S" calcext:value-type="time">
            <text:p>00:02:30</text:p>
          </table:table-cell>
          <table:table-cell office:value-type="float" office:value="287.869549143847" calcext:value-type="float">
            <text:p>287.869549143847</text:p>
          </table:table-cell>
          <table:table-cell office:value-type="float" office:value="87.7050693572559" calcext:value-type="float">
            <text:p>87.7050693572559</text:p>
          </table:table-cell>
          <table:table-cell office:value-type="float" office:value="93.1196035524431" calcext:value-type="float">
            <text:p>93.1196035524431</text:p>
          </table:table-cell>
          <table:table-cell office:value-type="float" office:value="70.9913394670116" calcext:value-type="float">
            <text:p>70.9913394670116</text:p>
          </table:table-cell>
        </table:table-row>
        <table:table-row table:style-name="ro1">
          <table:table-cell office:value-type="time" office:time-value="PT00H02M40S" calcext:value-type="time">
            <text:p>00:02:40</text:p>
          </table:table-cell>
          <table:table-cell office:value-type="float" office:value="327.843913525804" calcext:value-type="float">
            <text:p>327.843913525804</text:p>
          </table:table-cell>
          <table:table-cell office:value-type="float" office:value="112.564483115499" calcext:value-type="float">
            <text:p>112.564483115499</text:p>
          </table:table-cell>
          <table:table-cell office:value-type="float" office:value="156.153538890323" calcext:value-type="float">
            <text:p>156.153538890323</text:p>
          </table:table-cell>
          <table:table-cell office:value-type="float" office:value="72.0397419922453" calcext:value-type="float">
            <text:p>72.0397419922453</text:p>
          </table:table-cell>
        </table:table-row>
        <table:table-row table:style-name="ro1">
          <table:table-cell office:value-type="time" office:time-value="PT00H02M50S" calcext:value-type="time">
            <text:p>00:02:50</text:p>
          </table:table-cell>
          <table:table-cell office:value-type="float" office:value="373.508836183216" calcext:value-type="float">
            <text:p>373.508836183216</text:p>
          </table:table-cell>
          <table:table-cell office:value-type="float" office:value="111.588751010157" calcext:value-type="float">
            <text:p>111.588751010157</text:p>
          </table:table-cell>
          <table:table-cell office:value-type="float" office:value="102.21927651853" calcext:value-type="float">
            <text:p>102.21927651853</text:p>
          </table:table-cell>
          <table:table-cell office:value-type="float" office:value="211.794136029506" calcext:value-type="float">
            <text:p>211.794136029506</text:p>
          </table:table-cell>
        </table:table-row>
        <table:table-row table:style-name="ro1">
          <table:table-cell office:value-type="time" office:time-value="PT00H03M00S" calcext:value-type="time">
            <text:p>00:03:00</text:p>
          </table:table-cell>
          <table:table-cell office:value-type="float" office:value="140.720186976849" calcext:value-type="float">
            <text:p>140.720186976849</text:p>
          </table:table-cell>
          <table:table-cell office:value-type="float" office:value="107.376125925206" calcext:value-type="float">
            <text:p>107.376125925206</text:p>
          </table:table-cell>
          <table:table-cell office:value-type="float" office:value="73.2347195812381" calcext:value-type="float">
            <text:p>73.2347195812381</text:p>
          </table:table-cell>
          <table:table-cell office:value-type="float" office:value="131.120727213326" calcext:value-type="float">
            <text:p>131.120727213326</text:p>
          </table:table-cell>
        </table:table-row>
        <table:table-row table:style-name="ro1">
          <table:table-cell office:value-type="time" office:time-value="PT00H03M10S" calcext:value-type="time">
            <text:p>00:03:10</text:p>
          </table:table-cell>
          <table:table-cell office:value-type="float" office:value="127.580476494729" calcext:value-type="float">
            <text:p>127.580476494729</text:p>
          </table:table-cell>
          <table:table-cell office:value-type="float" office:value="113.114323936642" calcext:value-type="float">
            <text:p>113.114323936642</text:p>
          </table:table-cell>
          <table:table-cell office:value-type="float" office:value="72.7581885363716" calcext:value-type="float">
            <text:p>72.7581885363716</text:p>
          </table:table-cell>
          <table:table-cell office:value-type="float" office:value="84.8367951699817" calcext:value-type="float">
            <text:p>84.8367951699817</text:p>
          </table:table-cell>
        </table:table-row>
        <table:table-row table:style-name="ro1">
          <table:table-cell office:value-type="time" office:time-value="PT00H03M20S" calcext:value-type="time">
            <text:p>00:03:20</text:p>
          </table:table-cell>
          <table:table-cell office:value-type="float" office:value="225.955145857338" calcext:value-type="float">
            <text:p>225.955145857338</text:p>
          </table:table-cell>
          <table:table-cell office:value-type="float" office:value="82.6358896655156" calcext:value-type="float">
            <text:p>82.6358896655156</text:p>
          </table:table-cell>
          <table:table-cell office:value-type="float" office:value="93.5493220978227" calcext:value-type="float">
            <text:p>93.5493220978227</text:p>
          </table:table-cell>
          <table:table-cell office:value-type="float" office:value="70.8539792099474" calcext:value-type="float">
            <text:p>70.8539792099474</text:p>
          </table:table-cell>
        </table:table-row>
        <table:table-row table:style-name="ro1">
          <table:table-cell office:value-type="time" office:time-value="PT00H03M30S" calcext:value-type="time">
            <text:p>00:03:30</text:p>
          </table:table-cell>
          <table:table-cell office:value-type="float" office:value="307.452768739144" calcext:value-type="float">
            <text:p>307.452768739144</text:p>
          </table:table-cell>
          <table:table-cell office:value-type="float" office:value="113.846288696291" calcext:value-type="float">
            <text:p>113.846288696291</text:p>
          </table:table-cell>
          <table:table-cell office:value-type="float" office:value="94.0592140555642" calcext:value-type="float">
            <text:p>94.0592140555642</text:p>
          </table:table-cell>
          <table:table-cell office:value-type="float" office:value="94.1555112005801" calcext:value-type="float">
            <text:p>94.1555112005801</text:p>
          </table:table-cell>
        </table:table-row>
        <table:table-row table:style-name="ro1">
          <table:table-cell office:value-type="time" office:time-value="PT00H03M40S" calcext:value-type="time">
            <text:p>00:03:40</text:p>
          </table:table-cell>
          <table:table-cell office:value-type="float" office:value="390.0132394951" calcext:value-type="float">
            <text:p>390.0132394951</text:p>
          </table:table-cell>
          <table:table-cell office:value-type="float" office:value="117.322220686121" calcext:value-type="float">
            <text:p>117.322220686121</text:p>
          </table:table-cell>
          <table:table-cell office:value-type="float" office:value="145.253815348447" calcext:value-type="float">
            <text:p>145.253815348447</text:p>
          </table:table-cell>
          <table:table-cell office:value-type="float" office:value="69.930102803619" calcext:value-type="float">
            <text:p>69.930102803619</text:p>
          </table:table-cell>
        </table:table-row>
        <table:table-row table:style-name="ro1">
          <table:table-cell office:value-type="time" office:time-value="PT00H03M50S" calcext:value-type="time">
            <text:p>00:03:50</text:p>
          </table:table-cell>
          <table:table-cell office:value-type="float" office:value="297.694272686532" calcext:value-type="float">
            <text:p>297.694272686532</text:p>
          </table:table-cell>
          <table:table-cell office:value-type="float" office:value="98.9257701416982" calcext:value-type="float">
            <text:p>98.9257701416982</text:p>
          </table:table-cell>
          <table:table-cell office:value-type="float" office:value="120.008475702967" calcext:value-type="float">
            <text:p>120.008475702967</text:p>
          </table:table-cell>
          <table:table-cell office:value-type="float" office:value="194.798511715248" calcext:value-type="float">
            <text:p>194.798511715248</text:p>
          </table:table-cell>
        </table:table-row>
        <table:table-row table:style-name="ro1">
          <table:table-cell office:value-type="time" office:time-value="PT00H04M00S" calcext:value-type="time">
            <text:p>00:04:00</text:p>
          </table:table-cell>
          <table:table-cell office:value-type="float" office:value="168.386557220224" calcext:value-type="float">
            <text:p>168.386557220224</text:p>
          </table:table-cell>
          <table:table-cell office:value-type="float" office:value="90.7598115005237" calcext:value-type="float">
            <text:p>90.7598115005237</text:p>
          </table:table-cell>
          <table:table-cell office:value-type="float" office:value="87.1840316952381" calcext:value-type="float">
            <text:p>87.1840316952381</text:p>
          </table:table-cell>
          <table:table-cell office:value-type="float" office:value="130.189655348721" calcext:value-type="float">
            <text:p>130.189655348721</text:p>
          </table:table-cell>
        </table:table-row>
        <table:table-row table:style-name="ro1">
          <table:table-cell office:value-type="time" office:time-value="PT00H04M10S" calcext:value-type="time">
            <text:p>00:04:10</text:p>
          </table:table-cell>
          <table:table-cell office:value-type="float" office:value="127.537381476592" calcext:value-type="float">
            <text:p>127.537381476592</text:p>
          </table:table-cell>
          <table:table-cell office:value-type="float" office:value="101.096869758228" calcext:value-type="float">
            <text:p>101.096869758228</text:p>
          </table:table-cell>
          <table:table-cell office:value-type="float" office:value="89.2198541225236" calcext:value-type="float">
            <text:p>89.2198541225236</text:p>
          </table:table-cell>
          <table:table-cell office:value-type="float" office:value="96.8303975452822" calcext:value-type="float">
            <text:p>96.8303975452822</text:p>
          </table:table-cell>
        </table:table-row>
        <table:table-row table:style-name="ro1">
          <table:table-cell office:value-type="time" office:time-value="PT00H04M20S" calcext:value-type="time">
            <text:p>00:04:20</text:p>
          </table:table-cell>
          <table:table-cell office:value-type="float" office:value="168.243738210312" calcext:value-type="float">
            <text:p>168.243738210312</text:p>
          </table:table-cell>
          <table:table-cell office:value-type="float" office:value="104.585968790424" calcext:value-type="float">
            <text:p>104.585968790424</text:p>
          </table:table-cell>
          <table:table-cell office:value-type="float" office:value="92.6246045813002" calcext:value-type="float">
            <text:p>92.6246045813002</text:p>
          </table:table-cell>
          <table:table-cell office:value-type="float" office:value="88.3752320275111" calcext:value-type="float">
            <text:p>88.3752320275111</text:p>
          </table:table-cell>
        </table:table-row>
        <table:table-row table:style-name="ro1">
          <table:table-cell office:value-type="time" office:time-value="PT00H04M30S" calcext:value-type="time">
            <text:p>00:04:30</text:p>
          </table:table-cell>
          <table:table-cell office:value-type="float" office:value="335.458428429014" calcext:value-type="float">
            <text:p>335.458428429014</text:p>
          </table:table-cell>
          <table:table-cell office:value-type="float" office:value="82.8180050280833" calcext:value-type="float">
            <text:p>82.8180050280833</text:p>
          </table:table-cell>
          <table:table-cell office:value-type="float" office:value="96.2570972734058" calcext:value-type="float">
            <text:p>96.2570972734058</text:p>
          </table:table-cell>
          <table:table-cell office:value-type="float" office:value="83.6453294757499" calcext:value-type="float">
            <text:p>83.6453294757499</text:p>
          </table:table-cell>
        </table:table-row>
        <table:table-row table:style-name="ro1">
          <table:table-cell office:value-type="time" office:time-value="PT00H04M40S" calcext:value-type="time">
            <text:p>00:04:40</text:p>
          </table:table-cell>
          <table:table-cell office:value-type="float" office:value="374.470678386732" calcext:value-type="float">
            <text:p>374.470678386732</text:p>
          </table:table-cell>
          <table:table-cell office:value-type="float" office:value="83.4118192642218" calcext:value-type="float">
            <text:p>83.4118192642218</text:p>
          </table:table-cell>
          <table:table-cell office:value-type="float" office:value="166.74922523959" calcext:value-type="float">
            <text:p>166.74922523959</text:p>
          </table:table-cell>
          <table:table-cell office:value-type="float" office:value="76.1870534544489" calcext:value-type="float">
            <text:p>76.1870534544489</text:p>
          </table:table-cell>
        </table:table-row>
        <table:table-row table:style-name="ro1">
          <table:table-cell office:value-type="time" office:time-value="PT00H04M50S" calcext:value-type="time">
            <text:p>00:04:50</text:p>
          </table:table-cell>
          <table:table-cell office:value-type="float" office:value="295.708973568303" calcext:value-type="float">
            <text:p>295.708973568303</text:p>
          </table:table-cell>
          <table:table-cell office:value-type="float" office:value="91.2683870615324" calcext:value-type="float">
            <text:p>91.2683870615324</text:p>
          </table:table-cell>
          <table:table-cell office:value-type="float" office:value="111.171028059376" calcext:value-type="float">
            <text:p>111.171028059376</text:p>
          </table:table-cell>
          <table:table-cell office:value-type="float" office:value="205.400381801705" calcext:value-type="float">
            <text:p>205.400381801705</text:p>
          </table:table-cell>
        </table:table-row>
        <table:table-row table:style-name="ro1">
          <table:table-cell office:value-type="time" office:time-value="PT00H05M00S" calcext:value-type="time">
            <text:p>00:05:00</text:p>
          </table:table-cell>
          <table:table-cell office:value-type="float" office:value="207.020766172572" calcext:value-type="float">
            <text:p>207.020766172572</text:p>
          </table:table-cell>
          <table:table-cell office:value-type="float" office:value="82.7337410025663" calcext:value-type="float">
            <text:p>82.7337410025663</text:p>
          </table:table-cell>
          <table:table-cell office:value-type="float" office:value="76.1891651487482" calcext:value-type="float">
            <text:p>76.1891651487482</text:p>
          </table:table-cell>
          <table:table-cell office:value-type="float" office:value="134.688016689503" calcext:value-type="float">
            <text:p>134.688016689503</text:p>
          </table:table-cell>
        </table:table-row>
        <table:table-row table:style-name="ro1">
          <table:table-cell office:value-type="time" office:time-value="PT00H05M10S" calcext:value-type="time">
            <text:p>00:05:10</text:p>
          </table:table-cell>
          <table:table-cell office:value-type="float" office:value="137.700456916874" calcext:value-type="float">
            <text:p>137.700456916874</text:p>
          </table:table-cell>
          <table:table-cell office:value-type="float" office:value="90.0799507672807" calcext:value-type="float">
            <text:p>90.0799507672807</text:p>
          </table:table-cell>
          <table:table-cell office:value-type="float" office:value="63.8279154805129" calcext:value-type="float">
            <text:p>63.8279154805129</text:p>
          </table:table-cell>
          <table:table-cell office:value-type="float" office:value="102.168113127785" calcext:value-type="float">
            <text:p>102.168113127785</text:p>
          </table:table-cell>
        </table:table-row>
        <table:table-row table:style-name="ro1">
          <table:table-cell office:value-type="time" office:time-value="PT00H05M20S" calcext:value-type="time">
            <text:p>00:05:20</text:p>
          </table:table-cell>
          <table:table-cell office:value-type="float" office:value="128.458987765829" calcext:value-type="float">
            <text:p>128.458987765829</text:p>
          </table:table-cell>
          <table:table-cell office:value-type="float" office:value="95.9070602363238" calcext:value-type="float">
            <text:p>95.9070602363238</text:p>
          </table:table-cell>
          <table:table-cell office:value-type="float" office:value="80.8320942205837" calcext:value-type="float">
            <text:p>80.8320942205837</text:p>
          </table:table-cell>
          <table:table-cell office:value-type="float" office:value="105.217008319258" calcext:value-type="float">
            <text:p>105.217008319258</text:p>
          </table:table-cell>
        </table:table-row>
        <table:table-row table:style-name="ro1">
          <table:table-cell office:value-type="time" office:time-value="PT00H05M30S" calcext:value-type="time">
            <text:p>00:05:30</text:p>
          </table:table-cell>
          <table:table-cell office:value-type="float" office:value="371.642968209012" calcext:value-type="float">
            <text:p>371.642968209012</text:p>
          </table:table-cell>
          <table:table-cell office:value-type="float" office:value="75.7815387908552" calcext:value-type="float">
            <text:p>75.7815387908552</text:p>
          </table:table-cell>
          <table:table-cell office:value-type="float" office:value="96.9389785527214" calcext:value-type="float">
            <text:p>96.9389785527214</text:p>
          </table:table-cell>
          <table:table-cell office:value-type="float" office:value="80.2553537372183" calcext:value-type="float">
            <text:p>80.2553537372183</text:p>
          </table:table-cell>
        </table:table-row>
        <table:table-row table:style-name="ro1">
          <table:table-cell office:value-type="time" office:time-value="PT00H05M40S" calcext:value-type="time">
            <text:p>00:05:40</text:p>
          </table:table-cell>
          <table:table-cell office:value-type="float" office:value="352.795091924919" calcext:value-type="float">
            <text:p>352.795091924919</text:p>
          </table:table-cell>
          <table:table-cell office:value-type="float" office:value="88.7059626408628" calcext:value-type="float">
            <text:p>88.7059626408628</text:p>
          </table:table-cell>
          <table:table-cell office:value-type="float" office:value="143.708552320276" calcext:value-type="float">
            <text:p>143.708552320276</text:p>
          </table:table-cell>
          <table:table-cell office:value-type="float" office:value="77.9811116742614" calcext:value-type="float">
            <text:p>77.9811116742614</text:p>
          </table:table-cell>
        </table:table-row>
        <table:table-row table:style-name="ro1">
          <table:table-cell office:value-type="time" office:time-value="PT00H05M50S" calcext:value-type="time">
            <text:p>00:05:50</text:p>
          </table:table-cell>
          <table:table-cell office:value-type="float" office:value="320.121482327165" calcext:value-type="float">
            <text:p>320.121482327165</text:p>
          </table:table-cell>
          <table:table-cell office:value-type="float" office:value="92.4273426584999" calcext:value-type="float">
            <text:p>92.4273426584999</text:p>
          </table:table-cell>
          <table:table-cell office:value-type="float" office:value="126.819174904208" calcext:value-type="float">
            <text:p>126.819174904208</text:p>
          </table:table-cell>
          <table:table-cell office:value-type="float" office:value="152.487325275656" calcext:value-type="float">
            <text:p>152.487325275656</text:p>
          </table:table-cell>
        </table:table-row>
        <table:table-row table:style-name="ro1">
          <table:table-cell office:value-type="time" office:time-value="PT00H06M00S" calcext:value-type="time">
            <text:p>00:06:00</text:p>
          </table:table-cell>
          <table:table-cell office:value-type="float" office:value="200.917363101837" calcext:value-type="float">
            <text:p>200.917363101837</text:p>
          </table:table-cell>
          <table:table-cell office:value-type="float" office:value="85.51041593361" calcext:value-type="float">
            <text:p>85.51041593361</text:p>
          </table:table-cell>
          <table:table-cell office:value-type="float" office:value="84.5572258448608" calcext:value-type="float">
            <text:p>84.5572258448608</text:p>
          </table:table-cell>
          <table:table-cell office:value-type="float" office:value="140.541694766951" calcext:value-type="float">
            <text:p>140.541694766951</text:p>
          </table:table-cell>
        </table:table-row>
        <table:table-row table:style-name="ro1">
          <table:table-cell office:value-type="time" office:time-value="PT00H06M10S" calcext:value-type="time">
            <text:p>00:06:10</text:p>
          </table:table-cell>
          <table:table-cell office:value-type="float" office:value="181.89826743357" calcext:value-type="float">
            <text:p>181.89826743357</text:p>
          </table:table-cell>
          <table:table-cell office:value-type="float" office:value="95.4244675369788" calcext:value-type="float">
            <text:p>95.4244675369788</text:p>
          </table:table-cell>
          <table:table-cell office:value-type="float" office:value="79.6226688643216" calcext:value-type="float">
            <text:p>79.6226688643216</text:p>
          </table:table-cell>
          <table:table-cell office:value-type="float" office:value="113.181108348285" calcext:value-type="float">
            <text:p>113.181108348285</text:p>
          </table:table-cell>
        </table:table-row>
        <table:table-row table:style-name="ro1">
          <table:table-cell office:value-type="time" office:time-value="PT00H06M20S" calcext:value-type="time">
            <text:p>00:06:20</text:p>
          </table:table-cell>
          <table:table-cell office:value-type="float" office:value="127.804030433595" calcext:value-type="float">
            <text:p>127.804030433595</text:p>
          </table:table-cell>
          <table:table-cell office:value-type="float" office:value="126.261704991736" calcext:value-type="float">
            <text:p>126.261704991736</text:p>
          </table:table-cell>
          <table:table-cell office:value-type="float" office:value="86.7024154642534" calcext:value-type="float">
            <text:p>86.7024154642534</text:p>
          </table:table-cell>
          <table:table-cell office:value-type="float" office:value="90.0233368561251" calcext:value-type="float">
            <text:p>90.0233368561251</text:p>
          </table:table-cell>
        </table:table-row>
        <table:table-row table:style-name="ro1">
          <table:table-cell office:value-type="time" office:time-value="PT00H06M30S" calcext:value-type="time">
            <text:p>00:06:30</text:p>
          </table:table-cell>
          <table:table-cell office:value-type="float" office:value="254.648517628016" calcext:value-type="float">
            <text:p>254.648517628016</text:p>
          </table:table-cell>
          <table:table-cell office:value-type="float" office:value="92.3786852566882" calcext:value-type="float">
            <text:p>92.3786852566882</text:p>
          </table:table-cell>
          <table:table-cell office:value-type="float" office:value="100.392150191062" calcext:value-type="float">
            <text:p>100.392150191062</text:p>
          </table:table-cell>
          <table:table-cell office:value-type="float" office:value="79.4965609269739" calcext:value-type="float">
            <text:p>79.4965609269739</text:p>
          </table:table-cell>
        </table:table-row>
        <table:table-row table:style-name="ro1">
          <table:table-cell office:value-type="time" office:time-value="PT00H06M40S" calcext:value-type="time">
            <text:p>00:06:40</text:p>
          </table:table-cell>
          <table:table-cell office:value-type="float" office:value="316.114195961696" calcext:value-type="float">
            <text:p>316.114195961696</text:p>
          </table:table-cell>
          <table:table-cell office:value-type="float" office:value="88.9188891634183" calcext:value-type="float">
            <text:p>88.9188891634183</text:p>
          </table:table-cell>
          <table:table-cell office:value-type="float" office:value="153.878180210172" calcext:value-type="float">
            <text:p>153.878180210172</text:p>
          </table:table-cell>
          <table:table-cell office:value-type="float" office:value="120.64033958217" calcext:value-type="float">
            <text:p>120.64033958217</text:p>
          </table:table-cell>
        </table:table-row>
        <table:table-row table:style-name="ro1">
          <table:table-cell office:value-type="time" office:time-value="PT00H06M50S" calcext:value-type="time">
            <text:p>00:06:50</text:p>
          </table:table-cell>
          <table:table-cell office:value-type="float" office:value="342.546276002795" calcext:value-type="float">
            <text:p>342.546276002795</text:p>
          </table:table-cell>
          <table:table-cell office:value-type="float" office:value="86.4366839026164" calcext:value-type="float">
            <text:p>86.4366839026164</text:p>
          </table:table-cell>
          <table:table-cell office:value-type="float" office:value="102.969344" calcext:value-type="float">
            <text:p>102.969344</text:p>
          </table:table-cell>
          <table:table-cell office:value-type="float" office:value="113.028003243049" calcext:value-type="float">
            <text:p>113.028003243049</text:p>
          </table:table-cell>
        </table:table-row>
        <table:table-row table:style-name="ro1">
          <table:table-cell office:value-type="time" office:time-value="PT00H07M00S" calcext:value-type="time">
            <text:p>00:07:00</text:p>
          </table:table-cell>
          <table:table-cell office:value-type="float" office:value="259.337549792714" calcext:value-type="float">
            <text:p>259.337549792714</text:p>
          </table:table-cell>
          <table:table-cell office:value-type="float" office:value="87.1938262760753" calcext:value-type="float">
            <text:p>87.1938262760753</text:p>
          </table:table-cell>
          <table:table-cell office:value-type="float" office:value="113.408143917327" calcext:value-type="float">
            <text:p>113.408143917327</text:p>
          </table:table-cell>
          <table:table-cell office:value-type="float" office:value="137.097358940063" calcext:value-type="float">
            <text:p>137.097358940063</text:p>
          </table:table-cell>
        </table:table-row>
        <table:table-row table:style-name="ro1">
          <table:table-cell office:value-type="time" office:time-value="PT00H07M10S" calcext:value-type="time">
            <text:p>00:07:10</text:p>
          </table:table-cell>
          <table:table-cell office:value-type="float" office:value="204.801750859022" calcext:value-type="float">
            <text:p>204.801750859022</text:p>
          </table:table-cell>
          <table:table-cell office:value-type="float" office:value="93.0932290800359" calcext:value-type="float">
            <text:p>93.0932290800359</text:p>
          </table:table-cell>
          <table:table-cell office:value-type="float" office:value="70.8872431577359" calcext:value-type="float">
            <text:p>70.8872431577359</text:p>
          </table:table-cell>
          <table:table-cell office:value-type="float" office:value="121.518663192381" calcext:value-type="float">
            <text:p>121.518663192381</text:p>
          </table:table-cell>
        </table:table-row>
        <table:table-row table:style-name="ro1">
          <table:table-cell office:value-type="time" office:time-value="PT00H07M20S" calcext:value-type="time">
            <text:p>00:07:20</text:p>
          </table:table-cell>
          <table:table-cell office:value-type="float" office:value="127.996894653109" calcext:value-type="float">
            <text:p>127.996894653109</text:p>
          </table:table-cell>
          <table:table-cell office:value-type="float" office:value="77.4307657160224" calcext:value-type="float">
            <text:p>77.4307657160224</text:p>
          </table:table-cell>
          <table:table-cell office:value-type="float" office:value="81.8674563798509" calcext:value-type="float">
            <text:p>81.8674563798509</text:p>
          </table:table-cell>
          <table:table-cell office:value-type="float" office:value="102.891576284822" calcext:value-type="float">
            <text:p>102.891576284822</text:p>
          </table:table-cell>
        </table:table-row>
        <table:table-row table:style-name="ro1">
          <table:table-cell office:value-type="time" office:time-value="PT00H07M30S" calcext:value-type="time">
            <text:p>00:07:30</text:p>
          </table:table-cell>
          <table:table-cell office:value-type="float" office:value="171.124041411107" calcext:value-type="float">
            <text:p>171.124041411107</text:p>
          </table:table-cell>
          <table:table-cell office:value-type="float" office:value="91.5376336715947" calcext:value-type="float">
            <text:p>91.5376336715947</text:p>
          </table:table-cell>
          <table:table-cell office:value-type="float" office:value="92.990043966973" calcext:value-type="float">
            <text:p>92.990043966973</text:p>
          </table:table-cell>
          <table:table-cell office:value-type="float" office:value="70.6154396360289" calcext:value-type="float">
            <text:p>70.6154396360289</text:p>
          </table:table-cell>
        </table:table-row>
        <table:table-row table:style-name="ro1">
          <table:table-cell office:value-type="time" office:time-value="PT00H07M40S" calcext:value-type="time">
            <text:p>00:07:40</text:p>
          </table:table-cell>
          <table:table-cell office:value-type="float" office:value="428.779535633588" calcext:value-type="float">
            <text:p>428.779535633588</text:p>
          </table:table-cell>
          <table:table-cell office:value-type="float" office:value="86.5653114275952" calcext:value-type="float">
            <text:p>86.5653114275952</text:p>
          </table:table-cell>
          <table:table-cell office:value-type="float" office:value="153.27163790532" calcext:value-type="float">
            <text:p>153.27163790532</text:p>
          </table:table-cell>
          <table:table-cell office:value-type="float" office:value="123.370696130906" calcext:value-type="float">
            <text:p>123.370696130906</text:p>
          </table:table-cell>
        </table:table-row>
        <table:table-row table:style-name="ro1">
          <table:table-cell office:value-type="time" office:time-value="PT00H07M50S" calcext:value-type="time">
            <text:p>00:07:50</text:p>
          </table:table-cell>
          <table:table-cell office:value-type="float" office:value="287.200921674527" calcext:value-type="float">
            <text:p>287.200921674527</text:p>
          </table:table-cell>
          <table:table-cell office:value-type="float" office:value="84.2368345325913" calcext:value-type="float">
            <text:p>84.2368345325913</text:p>
          </table:table-cell>
          <table:table-cell office:value-type="float" office:value="125.628920640657" calcext:value-type="float">
            <text:p>125.628920640657</text:p>
          </table:table-cell>
          <table:table-cell office:value-type="float" office:value="77.1072787584123" calcext:value-type="float">
            <text:p>77.1072787584123</text:p>
          </table:table-cell>
        </table:table-row>
        <table:table-row table:style-name="ro1">
          <table:table-cell office:value-type="time" office:time-value="PT00H08M00S" calcext:value-type="time">
            <text:p>00:08:00</text:p>
          </table:table-cell>
          <table:table-cell office:value-type="float" office:value="282.356287461582" calcext:value-type="float">
            <text:p>282.356287461582</text:p>
          </table:table-cell>
          <table:table-cell office:value-type="float" office:value="93.5925079777248" calcext:value-type="float">
            <text:p>93.5925079777248</text:p>
          </table:table-cell>
          <table:table-cell office:value-type="float" office:value="88.6439716620093" calcext:value-type="float">
            <text:p>88.6439716620093</text:p>
          </table:table-cell>
          <table:table-cell office:value-type="float" office:value="154.193927108369" calcext:value-type="float">
            <text:p>154.193927108369</text:p>
          </table:table-cell>
        </table:table-row>
        <table:table-row table:style-name="ro1">
          <table:table-cell office:value-type="time" office:time-value="PT00H08M10S" calcext:value-type="time">
            <text:p>00:08:10</text:p>
          </table:table-cell>
          <table:table-cell office:value-type="float" office:value="215.625747496322" calcext:value-type="float">
            <text:p>215.625747496322</text:p>
          </table:table-cell>
          <table:table-cell office:value-type="float" office:value="83.9218327239887" calcext:value-type="float">
            <text:p>83.9218327239887</text:p>
          </table:table-cell>
          <table:table-cell office:value-type="float" office:value="73.3330403172583" calcext:value-type="float">
            <text:p>73.3330403172583</text:p>
          </table:table-cell>
          <table:table-cell office:value-type="float" office:value="124.599620094276" calcext:value-type="float">
            <text:p>124.599620094276</text:p>
          </table:table-cell>
        </table:table-row>
        <table:table-row table:style-name="ro1">
          <table:table-cell office:value-type="time" office:time-value="PT00H08M20S" calcext:value-type="time">
            <text:p>00:08:20</text:p>
          </table:table-cell>
          <table:table-cell office:value-type="float" office:value="151.735000357773" calcext:value-type="float">
            <text:p>151.735000357773</text:p>
          </table:table-cell>
          <table:table-cell office:value-type="float" office:value="87.4288700383419" calcext:value-type="float">
            <text:p>87.4288700383419</text:p>
          </table:table-cell>
          <table:table-cell office:value-type="float" office:value="77.6903970442531" calcext:value-type="float">
            <text:p>77.6903970442531</text:p>
          </table:table-cell>
          <table:table-cell office:value-type="float" office:value="101.683802277882" calcext:value-type="float">
            <text:p>101.683802277882</text:p>
          </table:table-cell>
        </table:table-row>
        <table:table-row table:style-name="ro1">
          <table:table-cell office:value-type="time" office:time-value="PT00H08M30S" calcext:value-type="time">
            <text:p>00:08:30</text:p>
          </table:table-cell>
          <table:table-cell office:value-type="float" office:value="128.231335025396" calcext:value-type="float">
            <text:p>128.231335025396</text:p>
          </table:table-cell>
          <table:table-cell office:value-type="float" office:value="86.3533433374741" calcext:value-type="float">
            <text:p>86.3533433374741</text:p>
          </table:table-cell>
          <table:table-cell office:value-type="float" office:value="102.022663728302" calcext:value-type="float">
            <text:p>102.022663728302</text:p>
          </table:table-cell>
          <table:table-cell office:value-type="float" office:value="75.7007644115607" calcext:value-type="float">
            <text:p>75.7007644115607</text:p>
          </table:table-cell>
        </table:table-row>
        <table:table-row table:style-name="ro1">
          <table:table-cell office:value-type="time" office:time-value="PT00H08M40S" calcext:value-type="time">
            <text:p>00:08:40</text:p>
          </table:table-cell>
          <table:table-cell office:value-type="float" office:value="353.155559949217" calcext:value-type="float">
            <text:p>353.155559949217</text:p>
          </table:table-cell>
          <table:table-cell office:value-type="float" office:value="91.9366638435149" calcext:value-type="float">
            <text:p>91.9366638435149</text:p>
          </table:table-cell>
          <table:table-cell office:value-type="float" office:value="150.365151917079" calcext:value-type="float">
            <text:p>150.365151917079</text:p>
          </table:table-cell>
          <table:table-cell office:value-type="float" office:value="113.890458986383" calcext:value-type="float">
            <text:p>113.890458986383</text:p>
          </table:table-cell>
        </table:table-row>
        <table:table-row table:style-name="ro1">
          <table:table-cell office:value-type="time" office:time-value="PT00H08M50S" calcext:value-type="time">
            <text:p>00:08:50</text:p>
          </table:table-cell>
          <table:table-cell office:value-type="float" office:value="352.380101015005" calcext:value-type="float">
            <text:p>352.380101015005</text:p>
          </table:table-cell>
          <table:table-cell office:value-type="float" office:value="88.8422987516075" calcext:value-type="float">
            <text:p>88.8422987516075</text:p>
          </table:table-cell>
          <table:table-cell office:value-type="float" office:value="110.723673202015" calcext:value-type="float">
            <text:p>110.723673202015</text:p>
          </table:table-cell>
          <table:table-cell office:value-type="float" office:value="91.2104661802198" calcext:value-type="float">
            <text:p>91.2104661802198</text:p>
          </table:table-cell>
        </table:table-row>
        <table:table-row table:style-name="ro1">
          <table:table-cell office:value-type="time" office:time-value="PT00H09M00S" calcext:value-type="time">
            <text:p>00:09:00</text:p>
          </table:table-cell>
          <table:table-cell office:value-type="float" office:value="267.562879094413" calcext:value-type="float">
            <text:p>267.562879094413</text:p>
          </table:table-cell>
          <table:table-cell office:value-type="float" office:value="82.5363088679921" calcext:value-type="float">
            <text:p>82.5363088679921</text:p>
          </table:table-cell>
          <table:table-cell office:value-type="float" office:value="109.670840650665" calcext:value-type="float">
            <text:p>109.670840650665</text:p>
          </table:table-cell>
          <table:table-cell office:value-type="float" office:value="126.620551706609" calcext:value-type="float">
            <text:p>126.620551706609</text:p>
          </table:table-cell>
        </table:table-row>
        <table:table-row table:style-name="ro1">
          <table:table-cell office:value-type="time" office:time-value="PT00H09M10S" calcext:value-type="time">
            <text:p>00:09:10</text:p>
          </table:table-cell>
          <table:table-cell office:value-type="float" office:value="287.197239415083" calcext:value-type="float">
            <text:p>287.197239415083</text:p>
          </table:table-cell>
          <table:table-cell office:value-type="float" office:value="89.7533200841093" calcext:value-type="float">
            <text:p>89.7533200841093</text:p>
          </table:table-cell>
          <table:table-cell office:value-type="float" office:value="73.5489227301006" calcext:value-type="float">
            <text:p>73.5489227301006</text:p>
          </table:table-cell>
          <table:table-cell office:value-type="float" office:value="113.349653157736" calcext:value-type="float">
            <text:p>113.349653157736</text:p>
          </table:table-cell>
        </table:table-row>
        <table:table-row table:style-name="ro1">
          <table:table-cell office:value-type="time" office:time-value="PT00H09M20S" calcext:value-type="time">
            <text:p>00:09:20</text:p>
          </table:table-cell>
          <table:table-cell office:value-type="float" office:value="134.403946831191" calcext:value-type="float">
            <text:p>134.403946831191</text:p>
          </table:table-cell>
          <table:table-cell office:value-type="float" office:value="89.79681723423" calcext:value-type="float">
            <text:p>89.79681723423</text:p>
          </table:table-cell>
          <table:table-cell office:value-type="float" office:value="88.5315837879199" calcext:value-type="float">
            <text:p>88.5315837879199</text:p>
          </table:table-cell>
          <table:table-cell office:value-type="float" office:value="100.555742669078" calcext:value-type="float">
            <text:p>100.555742669078</text:p>
          </table:table-cell>
        </table:table-row>
        <table:table-row table:style-name="ro1">
          <table:table-cell office:value-type="time" office:time-value="PT00H09M30S" calcext:value-type="time">
            <text:p>00:09:30</text:p>
          </table:table-cell>
          <table:table-cell office:value-type="float" office:value="136.25349745039" calcext:value-type="float">
            <text:p>136.25349745039</text:p>
          </table:table-cell>
          <table:table-cell office:value-type="float" office:value="92.2122176925204" calcext:value-type="float">
            <text:p>92.2122176925204</text:p>
          </table:table-cell>
          <table:table-cell office:value-type="float" office:value="106.163184898757" calcext:value-type="float">
            <text:p>106.163184898757</text:p>
          </table:table-cell>
          <table:table-cell office:value-type="float" office:value="81.9210273464052" calcext:value-type="float">
            <text:p>81.9210273464052</text:p>
          </table:table-cell>
        </table:table-row>
        <table:table-row table:style-name="ro1">
          <table:table-cell office:value-type="time" office:time-value="PT00H09M40S" calcext:value-type="time">
            <text:p>00:09:40</text:p>
          </table:table-cell>
          <table:table-cell office:value-type="float" office:value="226.30344223556" calcext:value-type="float">
            <text:p>226.30344223556</text:p>
          </table:table-cell>
          <table:table-cell office:value-type="float" office:value="113.984715701035" calcext:value-type="float">
            <text:p>113.984715701035</text:p>
          </table:table-cell>
          <table:table-cell office:value-type="float" office:value="128.438187554844" calcext:value-type="float">
            <text:p>128.438187554844</text:p>
          </table:table-cell>
          <table:table-cell office:value-type="float" office:value="112.995257029703" calcext:value-type="float">
            <text:p>112.995257029703</text:p>
          </table:table-cell>
        </table:table-row>
        <table:table-row table:style-name="ro1">
          <table:table-cell office:value-type="time" office:time-value="PT00H09M50S" calcext:value-type="time">
            <text:p>00:09:50</text:p>
          </table:table-cell>
          <table:table-cell office:value-type="float" office:value="456.737045694915" calcext:value-type="float">
            <text:p>456.737045694915</text:p>
          </table:table-cell>
          <table:table-cell office:value-type="float" office:value="95.2975614946291" calcext:value-type="float">
            <text:p>95.2975614946291</text:p>
          </table:table-cell>
          <table:table-cell office:value-type="float" office:value="136.0451851194" calcext:value-type="float">
            <text:p>136.0451851194</text:p>
          </table:table-cell>
          <table:table-cell office:value-type="float" office:value="100.942777576208" calcext:value-type="float">
            <text:p>100.942777576208</text:p>
          </table:table-cell>
        </table:table-row>
        <table:table-row table:style-name="ro1">
          <table:table-cell office:value-type="time" office:time-value="PT00H10M00S" calcext:value-type="time">
            <text:p>00:10:00</text:p>
          </table:table-cell>
          <table:table-cell office:value-type="float" office:value="279.677701330332" calcext:value-type="float">
            <text:p>279.677701330332</text:p>
          </table:table-cell>
          <table:table-cell office:value-type="float" office:value="80.4200145794886" calcext:value-type="float">
            <text:p>80.4200145794886</text:p>
          </table:table-cell>
          <table:table-cell office:value-type="float" office:value="106.758165839697" calcext:value-type="float">
            <text:p>106.758165839697</text:p>
          </table:table-cell>
          <table:table-cell office:value-type="float" office:value="135.757319343876" calcext:value-type="float">
            <text:p>135.757319343876</text:p>
          </table:table-cell>
        </table:table-row>
        <table:table-row table:style-name="ro1">
          <table:table-cell office:value-type="time" office:time-value="PT00H10M10S" calcext:value-type="time">
            <text:p>00:10:10</text:p>
          </table:table-cell>
          <table:table-cell office:value-type="float" office:value="224.936357619865" calcext:value-type="float">
            <text:p>224.936357619865</text:p>
          </table:table-cell>
          <table:table-cell office:value-type="float" office:value="101.223526764718" calcext:value-type="float">
            <text:p>101.223526764718</text:p>
          </table:table-cell>
          <table:table-cell office:value-type="float" office:value="67.6804900106045" calcext:value-type="float">
            <text:p>67.6804900106045</text:p>
          </table:table-cell>
          <table:table-cell office:value-type="float" office:value="108.756993366244" calcext:value-type="float">
            <text:p>108.756993366244</text:p>
          </table:table-cell>
        </table:table-row>
        <table:table-row table:style-name="ro1">
          <table:table-cell office:value-type="time" office:time-value="PT00H10M20S" calcext:value-type="time">
            <text:p>00:10:20</text:p>
          </table:table-cell>
          <table:table-cell office:value-type="float" office:value="219.389644192485" calcext:value-type="float">
            <text:p>219.389644192485</text:p>
          </table:table-cell>
          <table:table-cell office:value-type="float" office:value="72.7764858468537" calcext:value-type="float">
            <text:p>72.7764858468537</text:p>
          </table:table-cell>
          <table:table-cell office:value-type="float" office:value="65.2545203717879" calcext:value-type="float">
            <text:p>65.2545203717879</text:p>
          </table:table-cell>
          <table:table-cell office:value-type="float" office:value="104.389183758491" calcext:value-type="float">
            <text:p>104.389183758491</text:p>
          </table:table-cell>
        </table:table-row>
        <table:table-row table:style-name="ro1">
          <table:table-cell office:value-type="time" office:time-value="PT00H10M30S" calcext:value-type="time">
            <text:p>00:10:30</text:p>
          </table:table-cell>
          <table:table-cell office:value-type="float" office:value="129.404667233954" calcext:value-type="float">
            <text:p>129.404667233954</text:p>
          </table:table-cell>
          <table:table-cell office:value-type="float" office:value="92.6590051699589" calcext:value-type="float">
            <text:p>92.6590051699589</text:p>
          </table:table-cell>
          <table:table-cell office:value-type="float" office:value="112.364827639876" calcext:value-type="float">
            <text:p>112.364827639876</text:p>
          </table:table-cell>
          <table:table-cell office:value-type="float" office:value="69.654237424717" calcext:value-type="float">
            <text:p>69.654237424717</text:p>
          </table:table-cell>
        </table:table-row>
        <table:table-row table:style-name="ro1">
          <table:table-cell office:value-type="time" office:time-value="PT00H10M40S" calcext:value-type="time">
            <text:p>00:10:40</text:p>
          </table:table-cell>
          <table:table-cell office:value-type="float" office:value="135.338237478058" calcext:value-type="float">
            <text:p>135.338237478058</text:p>
          </table:table-cell>
          <table:table-cell office:value-type="float" office:value="84.4193427093393" calcext:value-type="float">
            <text:p>84.4193427093393</text:p>
          </table:table-cell>
          <table:table-cell office:value-type="float" office:value="125.037175952022" calcext:value-type="float">
            <text:p>125.037175952022</text:p>
          </table:table-cell>
          <table:table-cell office:value-type="float" office:value="110.820772458271" calcext:value-type="float">
            <text:p>110.820772458271</text:p>
          </table:table-cell>
        </table:table-row>
        <table:table-row table:style-name="ro1">
          <table:table-cell office:value-type="time" office:time-value="PT00H10M50S" calcext:value-type="time">
            <text:p>00:10:50</text:p>
          </table:table-cell>
          <table:table-cell office:value-type="float" office:value="468.096206817734" calcext:value-type="float">
            <text:p>468.096206817734</text:p>
          </table:table-cell>
          <table:table-cell office:value-type="float" office:value="84.2287473932088" calcext:value-type="float">
            <text:p>84.2287473932088</text:p>
          </table:table-cell>
          <table:table-cell office:value-type="float" office:value="127.937629451029" calcext:value-type="float">
            <text:p>127.937629451029</text:p>
          </table:table-cell>
          <table:table-cell office:value-type="float" office:value="86.8855725794066" calcext:value-type="float">
            <text:p>86.8855725794066</text:p>
          </table:table-cell>
        </table:table-row>
        <table:table-row table:style-name="ro1">
          <table:table-cell office:value-type="time" office:time-value="PT00H11M00S" calcext:value-type="time">
            <text:p>00:11:00</text:p>
          </table:table-cell>
          <table:table-cell office:value-type="float" office:value="292.813773009959" calcext:value-type="float">
            <text:p>292.813773009959</text:p>
          </table:table-cell>
          <table:table-cell office:value-type="float" office:value="73.2000377663366" calcext:value-type="float">
            <text:p>73.2000377663366</text:p>
          </table:table-cell>
          <table:table-cell office:value-type="float" office:value="101.498721763601" calcext:value-type="float">
            <text:p>101.498721763601</text:p>
          </table:table-cell>
          <table:table-cell office:value-type="float" office:value="147.794839226219" calcext:value-type="float">
            <text:p>147.794839226219</text:p>
          </table:table-cell>
        </table:table-row>
        <table:table-row table:style-name="ro1">
          <table:table-cell office:value-type="time" office:time-value="PT00H11M10S" calcext:value-type="time">
            <text:p>00:11:10</text:p>
          </table:table-cell>
          <table:table-cell office:value-type="float" office:value="275.211824013278" calcext:value-type="float">
            <text:p>275.211824013278</text:p>
          </table:table-cell>
          <table:table-cell office:value-type="float" office:value="89.1217844531045" calcext:value-type="float">
            <text:p>89.1217844531045</text:p>
          </table:table-cell>
          <table:table-cell office:value-type="float" office:value="62.8266184631043" calcext:value-type="float">
            <text:p>62.8266184631043</text:p>
          </table:table-cell>
          <table:table-cell office:value-type="float" office:value="105.804510846462" calcext:value-type="float">
            <text:p>105.804510846462</text:p>
          </table:table-cell>
        </table:table-row>
        <table:table-row table:style-name="ro1">
          <table:table-cell office:value-type="time" office:time-value="PT00H11M20S" calcext:value-type="time">
            <text:p>00:11:20</text:p>
          </table:table-cell>
          <table:table-cell office:value-type="float" office:value="187.223362882883" calcext:value-type="float">
            <text:p>187.223362882883</text:p>
          </table:table-cell>
          <table:table-cell office:value-type="float" office:value="88.9763688465035" calcext:value-type="float">
            <text:p>88.9763688465035</text:p>
          </table:table-cell>
          <table:table-cell office:value-type="float" office:value="77.4566186636582" calcext:value-type="float">
            <text:p>77.4566186636582</text:p>
          </table:table-cell>
          <table:table-cell office:value-type="float" office:value="105.90151857049" calcext:value-type="float">
            <text:p>105.90151857049</text:p>
          </table:table-cell>
        </table:table-row>
        <table:table-row table:style-name="ro1">
          <table:table-cell office:value-type="time" office:time-value="PT00H11M30S" calcext:value-type="time">
            <text:p>00:11:30</text:p>
          </table:table-cell>
          <table:table-cell office:value-type="float" office:value="128.029874224511" calcext:value-type="float">
            <text:p>128.029874224511</text:p>
          </table:table-cell>
          <table:table-cell office:value-type="float" office:value="85.8724549911796" calcext:value-type="float">
            <text:p>85.8724549911796</text:p>
          </table:table-cell>
          <table:table-cell office:value-type="float" office:value="114.951756939891" calcext:value-type="float">
            <text:p>114.951756939891</text:p>
          </table:table-cell>
          <table:table-cell office:value-type="float" office:value="113.343113316389" calcext:value-type="float">
            <text:p>113.343113316389</text:p>
          </table:table-cell>
        </table:table-row>
        <table:table-row table:style-name="ro1">
          <table:table-cell office:value-type="time" office:time-value="PT00H11M40S" calcext:value-type="time">
            <text:p>00:11:40</text:p>
          </table:table-cell>
          <table:table-cell office:value-type="float" office:value="136.356724799717" calcext:value-type="float">
            <text:p>136.356724799717</text:p>
          </table:table-cell>
          <table:table-cell office:value-type="float" office:value="92.948778392283" calcext:value-type="float">
            <text:p>92.948778392283</text:p>
          </table:table-cell>
          <table:table-cell office:value-type="float" office:value="130.784848550445" calcext:value-type="float">
            <text:p>130.784848550445</text:p>
          </table:table-cell>
          <table:table-cell office:value-type="float" office:value="72.2109323533235" calcext:value-type="float">
            <text:p>72.2109323533235</text:p>
          </table:table-cell>
        </table:table-row>
        <table:table-row table:style-name="ro1">
          <table:table-cell office:value-type="time" office:time-value="PT00H11M50S" calcext:value-type="time">
            <text:p>00:11:50</text:p>
          </table:table-cell>
          <table:table-cell office:value-type="float" office:value="488.637897637465" calcext:value-type="float">
            <text:p>488.637897637465</text:p>
          </table:table-cell>
          <table:table-cell office:value-type="float" office:value="80.3173306502136" calcext:value-type="float">
            <text:p>80.3173306502136</text:p>
          </table:table-cell>
          <table:table-cell office:value-type="float" office:value="120.128056283355" calcext:value-type="float">
            <text:p>120.128056283355</text:p>
          </table:table-cell>
          <table:table-cell office:value-type="float" office:value="100.832906821736" calcext:value-type="float">
            <text:p>100.832906821736</text:p>
          </table:table-cell>
        </table:table-row>
        <table:table-row table:style-name="ro1">
          <table:table-cell office:value-type="time" office:time-value="PT00H12M00S" calcext:value-type="time">
            <text:p>00:12:00</text:p>
          </table:table-cell>
          <table:table-cell office:value-type="float" office:value="337.998739130971" calcext:value-type="float">
            <text:p>337.998739130971</text:p>
          </table:table-cell>
          <table:table-cell office:value-type="float" office:value="89.8572724525896" calcext:value-type="float">
            <text:p>89.8572724525896</text:p>
          </table:table-cell>
          <table:table-cell office:value-type="float" office:value="95.7848039557382" calcext:value-type="float">
            <text:p>95.7848039557382</text:p>
          </table:table-cell>
          <table:table-cell office:value-type="float" office:value="146.104753953711" calcext:value-type="float">
            <text:p>146.104753953711</text:p>
          </table:table-cell>
        </table:table-row>
        <table:table-row table:style-name="ro1">
          <table:table-cell office:value-type="time" office:time-value="PT00H12M10S" calcext:value-type="time">
            <text:p>00:12:10</text:p>
          </table:table-cell>
          <table:table-cell office:value-type="float" office:value="225.933025924144" calcext:value-type="float">
            <text:p>225.933025924144</text:p>
          </table:table-cell>
          <table:table-cell office:value-type="float" office:value="81.064223190365" calcext:value-type="float">
            <text:p>81.064223190365</text:p>
          </table:table-cell>
          <table:table-cell office:value-type="float" office:value="84.6875206739358" calcext:value-type="float">
            <text:p>84.6875206739358</text:p>
          </table:table-cell>
          <table:table-cell office:value-type="float" office:value="106.391147843189" calcext:value-type="float">
            <text:p>106.391147843189</text:p>
          </table:table-cell>
        </table:table-row>
        <table:table-row table:style-name="ro1">
          <table:table-cell office:value-type="time" office:time-value="PT00H12M20S" calcext:value-type="time">
            <text:p>00:12:20</text:p>
          </table:table-cell>
          <table:table-cell office:value-type="float" office:value="307.016723734475" calcext:value-type="float">
            <text:p>307.016723734475</text:p>
          </table:table-cell>
          <table:table-cell office:value-type="float" office:value="91.849584886747" calcext:value-type="float">
            <text:p>91.849584886747</text:p>
          </table:table-cell>
          <table:table-cell office:value-type="float" office:value="67.3813735499224" calcext:value-type="float">
            <text:p>67.3813735499224</text:p>
          </table:table-cell>
          <table:table-cell office:value-type="float" office:value="101.491600699114" calcext:value-type="float">
            <text:p>101.491600699114</text:p>
          </table:table-cell>
        </table:table-row>
        <table:table-row table:style-name="ro1">
          <table:table-cell office:value-type="time" office:time-value="PT00H12M30S" calcext:value-type="time">
            <text:p>00:12:30</text:p>
          </table:table-cell>
          <table:table-cell office:value-type="float" office:value="147.265443115379" calcext:value-type="float">
            <text:p>147.265443115379</text:p>
          </table:table-cell>
          <table:table-cell office:value-type="float" office:value="86.3828107110156" calcext:value-type="float">
            <text:p>86.3828107110156</text:p>
          </table:table-cell>
          <table:table-cell office:value-type="float" office:value="111.038027347349" calcext:value-type="float">
            <text:p>111.038027347349</text:p>
          </table:table-cell>
          <table:table-cell office:value-type="float" office:value="116.420403691127" calcext:value-type="float">
            <text:p>116.420403691127</text:p>
          </table:table-cell>
        </table:table-row>
        <table:table-row table:style-name="ro1">
          <table:table-cell office:value-type="time" office:time-value="PT00H12M40S" calcext:value-type="time">
            <text:p>00:12:40</text:p>
          </table:table-cell>
          <table:table-cell office:value-type="float" office:value="127.910651321493" calcext:value-type="float">
            <text:p>127.910651321493</text:p>
          </table:table-cell>
          <table:table-cell office:value-type="float" office:value="83.5151958140471" calcext:value-type="float">
            <text:p>83.5151958140471</text:p>
          </table:table-cell>
          <table:table-cell office:value-type="float" office:value="119.126690048045" calcext:value-type="float">
            <text:p>119.126690048045</text:p>
          </table:table-cell>
          <table:table-cell office:value-type="float" office:value="82.961146627772" calcext:value-type="float">
            <text:p>82.961146627772</text:p>
          </table:table-cell>
        </table:table-row>
        <table:table-row table:style-name="ro1">
          <table:table-cell office:value-type="time" office:time-value="PT00H12M50S" calcext:value-type="time">
            <text:p>00:12:50</text:p>
          </table:table-cell>
          <table:table-cell office:value-type="float" office:value="297.877485761781" calcext:value-type="float">
            <text:p>297.877485761781</text:p>
          </table:table-cell>
          <table:table-cell office:value-type="float" office:value="82.6596393546079" calcext:value-type="float">
            <text:p>82.6596393546079</text:p>
          </table:table-cell>
          <table:table-cell office:value-type="float" office:value="126.822164410023" calcext:value-type="float">
            <text:p>126.822164410023</text:p>
          </table:table-cell>
          <table:table-cell office:value-type="float" office:value="97.6362617074148" calcext:value-type="float">
            <text:p>97.6362617074148</text:p>
          </table:table-cell>
        </table:table-row>
        <table:table-row table:style-name="ro1">
          <table:table-cell office:value-type="time" office:time-value="PT00H13M00S" calcext:value-type="time">
            <text:p>00:13:00</text:p>
          </table:table-cell>
          <table:table-cell office:value-type="float" office:value="362.441560152478" calcext:value-type="float">
            <text:p>362.441560152478</text:p>
          </table:table-cell>
          <table:table-cell office:value-type="float" office:value="121.978247976261" calcext:value-type="float">
            <text:p>121.978247976261</text:p>
          </table:table-cell>
          <table:table-cell office:value-type="float" office:value="85.2129873636049" calcext:value-type="float">
            <text:p>85.2129873636049</text:p>
          </table:table-cell>
          <table:table-cell office:value-type="float" office:value="146.096986774105" calcext:value-type="float">
            <text:p>146.096986774105</text:p>
          </table:table-cell>
        </table:table-row>
        <table:table-row table:style-name="ro1">
          <table:table-cell office:value-type="time" office:time-value="PT00H13M10S" calcext:value-type="time">
            <text:p>00:13:10</text:p>
          </table:table-cell>
          <table:table-cell office:value-type="float" office:value="254.197632498054" calcext:value-type="float">
            <text:p>254.197632498054</text:p>
          </table:table-cell>
          <table:table-cell office:value-type="float" office:value="81.832030214178" calcext:value-type="float">
            <text:p>81.832030214178</text:p>
          </table:table-cell>
          <table:table-cell office:value-type="float" office:value="78.8040237696037" calcext:value-type="float">
            <text:p>78.8040237696037</text:p>
          </table:table-cell>
          <table:table-cell office:value-type="float" office:value="106.187870337265" calcext:value-type="float">
            <text:p>106.187870337265</text:p>
          </table:table-cell>
        </table:table-row>
        <table:table-row table:style-name="ro1">
          <table:table-cell office:value-type="time" office:time-value="PT00H13M20S" calcext:value-type="time">
            <text:p>00:13:20</text:p>
          </table:table-cell>
          <table:table-cell office:value-type="float" office:value="285.285985363454" calcext:value-type="float">
            <text:p>285.285985363454</text:p>
          </table:table-cell>
          <table:table-cell office:value-type="float" office:value="93.0502805154062" calcext:value-type="float">
            <text:p>93.0502805154062</text:p>
          </table:table-cell>
          <table:table-cell office:value-type="float" office:value="67.245994557461" calcext:value-type="float">
            <text:p>67.245994557461</text:p>
          </table:table-cell>
          <table:table-cell office:value-type="float" office:value="99.7973223825666" calcext:value-type="float">
            <text:p>99.7973223825666</text:p>
          </table:table-cell>
        </table:table-row>
        <table:table-row table:style-name="ro1">
          <table:table-cell office:value-type="time" office:time-value="PT00H13M30S" calcext:value-type="time">
            <text:p>00:13:30</text:p>
          </table:table-cell>
          <table:table-cell office:value-type="float" office:value="198.930461514812" calcext:value-type="float">
            <text:p>198.930461514812</text:p>
          </table:table-cell>
          <table:table-cell office:value-type="float" office:value="80.9870780703631" calcext:value-type="float">
            <text:p>80.9870780703631</text:p>
          </table:table-cell>
          <table:table-cell office:value-type="float" office:value="112.248880633245" calcext:value-type="float">
            <text:p>112.248880633245</text:p>
          </table:table-cell>
          <table:table-cell office:value-type="float" office:value="133.929491985806" calcext:value-type="float">
            <text:p>133.929491985806</text:p>
          </table:table-cell>
        </table:table-row>
        <table:table-row table:style-name="ro1">
          <table:table-cell office:value-type="time" office:time-value="PT00H13M40S" calcext:value-type="time">
            <text:p>00:13:40</text:p>
          </table:table-cell>
          <table:table-cell office:value-type="float" office:value="142.306865623717" calcext:value-type="float">
            <text:p>142.306865623717</text:p>
          </table:table-cell>
          <table:table-cell office:value-type="float" office:value="92.3007062477074" calcext:value-type="float">
            <text:p>92.3007062477074</text:p>
          </table:table-cell>
          <table:table-cell office:value-type="float" office:value="115.844276268603" calcext:value-type="float">
            <text:p>115.844276268603</text:p>
          </table:table-cell>
          <table:table-cell office:value-type="float" office:value="68.6903900327869" calcext:value-type="float">
            <text:p>68.6903900327869</text:p>
          </table:table-cell>
        </table:table-row>
        <table:table-row table:style-name="ro1">
          <table:table-cell office:value-type="time" office:time-value="PT00H13M50S" calcext:value-type="time">
            <text:p>00:13:50</text:p>
          </table:table-cell>
          <table:table-cell office:value-type="float" office:value="176.855057504274" calcext:value-type="float">
            <text:p>176.855057504274</text:p>
          </table:table-cell>
          <table:table-cell office:value-type="float" office:value="81.0876600781955" calcext:value-type="float">
            <text:p>81.0876600781955</text:p>
          </table:table-cell>
          <table:table-cell office:value-type="float" office:value="111.82618089172" calcext:value-type="float">
            <text:p>111.82618089172</text:p>
          </table:table-cell>
          <table:table-cell office:value-type="float" office:value="91.5677540122129" calcext:value-type="float">
            <text:p>91.5677540122129</text:p>
          </table:table-cell>
        </table:table-row>
        <table:table-row table:style-name="ro1">
          <table:table-cell office:value-type="time" office:time-value="PT00H14M00S" calcext:value-type="time">
            <text:p>00:14:00</text:p>
          </table:table-cell>
          <table:table-cell office:value-type="float" office:value="345.196282417445" calcext:value-type="float">
            <text:p>345.196282417445</text:p>
          </table:table-cell>
          <table:table-cell office:value-type="float" office:value="82.5036488979182" calcext:value-type="float">
            <text:p>82.5036488979182</text:p>
          </table:table-cell>
          <table:table-cell office:value-type="float" office:value="120.39335090347" calcext:value-type="float">
            <text:p>120.39335090347</text:p>
          </table:table-cell>
          <table:table-cell office:value-type="float" office:value="129.340046284464" calcext:value-type="float">
            <text:p>129.340046284464</text:p>
          </table:table-cell>
        </table:table-row>
        <table:table-row table:style-name="ro1">
          <table:table-cell office:value-type="time" office:time-value="PT00H14M10S" calcext:value-type="time">
            <text:p>00:14:10</text:p>
          </table:table-cell>
          <table:table-cell office:value-type="float" office:value="216.858685478424" calcext:value-type="float">
            <text:p>216.858685478424</text:p>
          </table:table-cell>
          <table:table-cell office:value-type="float" office:value="87.0969305539906" calcext:value-type="float">
            <text:p>87.0969305539906</text:p>
          </table:table-cell>
          <table:table-cell office:value-type="float" office:value="56.6175329180247" calcext:value-type="float">
            <text:p>56.6175329180247</text:p>
          </table:table-cell>
          <table:table-cell office:value-type="float" office:value="114.10668797812" calcext:value-type="float">
            <text:p>114.10668797812</text:p>
          </table:table-cell>
        </table:table-row>
        <table:table-row table:style-name="ro1">
          <table:table-cell office:value-type="time" office:time-value="PT00H14M20S" calcext:value-type="time">
            <text:p>00:14:20</text:p>
          </table:table-cell>
          <table:table-cell office:value-type="float" office:value="395.324536539429" calcext:value-type="float">
            <text:p>395.324536539429</text:p>
          </table:table-cell>
          <table:table-cell office:value-type="float" office:value="97.4107128759596" calcext:value-type="float">
            <text:p>97.4107128759596</text:p>
          </table:table-cell>
          <table:table-cell office:value-type="float" office:value="74.4408381793104" calcext:value-type="float">
            <text:p>74.4408381793104</text:p>
          </table:table-cell>
          <table:table-cell office:value-type="float" office:value="98.8762307537689" calcext:value-type="float">
            <text:p>98.8762307537689</text:p>
          </table:table-cell>
        </table:table-row>
        <table:table-row table:style-name="ro1">
          <table:table-cell office:value-type="time" office:time-value="PT00H14M30S" calcext:value-type="time">
            <text:p>00:14:30</text:p>
          </table:table-cell>
          <table:table-cell office:value-type="float" office:value="178.82792531032" calcext:value-type="float">
            <text:p>178.82792531032</text:p>
          </table:table-cell>
          <table:table-cell office:value-type="float" office:value="80.4112643205548" calcext:value-type="float">
            <text:p>80.4112643205548</text:p>
          </table:table-cell>
          <table:table-cell office:value-type="float" office:value="112.885590520688" calcext:value-type="float">
            <text:p>112.885590520688</text:p>
          </table:table-cell>
          <table:table-cell office:value-type="float" office:value="196.131243835616" calcext:value-type="float">
            <text:p>196.131243835616</text:p>
          </table:table-cell>
        </table:table-row>
        <table:table-row table:style-name="ro1">
          <table:table-cell office:value-type="time" office:time-value="PT00H14M40S" calcext:value-type="time">
            <text:p>00:14:40</text:p>
          </table:table-cell>
          <table:table-cell office:value-type="float" office:value="197.038406674847" calcext:value-type="float">
            <text:p>197.038406674847</text:p>
          </table:table-cell>
          <table:table-cell office:value-type="float" office:value="97.1982931162523" calcext:value-type="float">
            <text:p>97.1982931162523</text:p>
          </table:table-cell>
          <table:table-cell office:value-type="float" office:value="122.06344536433" calcext:value-type="float">
            <text:p>122.06344536433</text:p>
          </table:table-cell>
          <table:table-cell office:value-type="float" office:value="48.193094392752" calcext:value-type="float">
            <text:p>48.193094392752</text:p>
          </table:table-cell>
        </table:table-row>
        <table:table-row table:style-name="ro1">
          <table:table-cell office:value-type="time" office:time-value="PT00H14M50S" calcext:value-type="time">
            <text:p>00:14:50</text:p>
          </table:table-cell>
          <table:table-cell office:value-type="float" office:value="138.141028839889" calcext:value-type="float">
            <text:p>138.141028839889</text:p>
          </table:table-cell>
          <table:table-cell office:value-type="float" office:value="96.437124107634" calcext:value-type="float">
            <text:p>96.437124107634</text:p>
          </table:table-cell>
          <table:table-cell office:value-type="float" office:value="133.234409754209" calcext:value-type="float">
            <text:p>133.234409754209</text:p>
          </table:table-cell>
          <table:table-cell office:value-type="float" office:value="96.3425047031273" calcext:value-type="float">
            <text:p>96.3425047031273</text:p>
          </table:table-cell>
        </table:table-row>
        <table:table-row table:style-name="ro1">
          <table:table-cell office:value-type="time" office:time-value="PT00H15M00S" calcext:value-type="time">
            <text:p>00:15:00</text:p>
          </table:table-cell>
          <table:table-cell office:value-type="float" office:value="209.821017195341" calcext:value-type="float">
            <text:p>209.821017195341</text:p>
          </table:table-cell>
          <table:table-cell office:value-type="float" office:value="83.0564937967312" calcext:value-type="float">
            <text:p>83.0564937967312</text:p>
          </table:table-cell>
          <table:table-cell office:value-type="float" office:value="135.170454599846" calcext:value-type="float">
            <text:p>135.170454599846</text:p>
          </table:table-cell>
          <table:table-cell office:value-type="float" office:value="122.686694768446" calcext:value-type="float">
            <text:p>122.686694768446</text:p>
          </table:table-cell>
        </table:table-row>
        <table:table-row table:style-name="ro1">
          <table:table-cell office:value-type="time" office:time-value="PT00H15M10S" calcext:value-type="time">
            <text:p>00:15:10</text:p>
          </table:table-cell>
          <table:table-cell office:value-type="float" office:value="313.718625714557" calcext:value-type="float">
            <text:p>313.718625714557</text:p>
          </table:table-cell>
          <table:table-cell office:value-type="float" office:value="90.9642433786917" calcext:value-type="float">
            <text:p>90.9642433786917</text:p>
          </table:table-cell>
          <table:table-cell office:value-type="float" office:value="55.5743827735331" calcext:value-type="float">
            <text:p>55.5743827735331</text:p>
          </table:table-cell>
          <table:table-cell office:value-type="float" office:value="122.526932834402" calcext:value-type="float">
            <text:p>122.526932834402</text:p>
          </table:table-cell>
        </table:table-row>
        <table:table-row table:style-name="ro1">
          <table:table-cell office:value-type="time" office:time-value="PT00H15M20S" calcext:value-type="time">
            <text:p>00:15:20</text:p>
          </table:table-cell>
          <table:table-cell office:value-type="float" office:value="310.710128025798" calcext:value-type="float">
            <text:p>310.710128025798</text:p>
          </table:table-cell>
          <table:table-cell office:value-type="float" office:value="78.4912397530911" calcext:value-type="float">
            <text:p>78.4912397530911</text:p>
          </table:table-cell>
          <table:table-cell office:value-type="float" office:value="68.7964843884782" calcext:value-type="float">
            <text:p>68.7964843884782</text:p>
          </table:table-cell>
          <table:table-cell office:value-type="float" office:value="95.6724002238388" calcext:value-type="float">
            <text:p>95.6724002238388</text:p>
          </table:table-cell>
        </table:table-row>
        <table:table-row table:style-name="ro1">
          <table:table-cell office:value-type="time" office:time-value="PT00H15M30S" calcext:value-type="time">
            <text:p>00:15:30</text:p>
          </table:table-cell>
          <table:table-cell office:value-type="float" office:value="204.784748534562" calcext:value-type="float">
            <text:p>204.784748534562</text:p>
          </table:table-cell>
          <table:table-cell office:value-type="float" office:value="92.203985619617" calcext:value-type="float">
            <text:p>92.203985619617</text:p>
          </table:table-cell>
          <table:table-cell office:value-type="float" office:value="105.374755215105" calcext:value-type="float">
            <text:p>105.374755215105</text:p>
          </table:table-cell>
          <table:table-cell office:value-type="float" office:value="176.831277521989" calcext:value-type="float">
            <text:p>176.831277521989</text:p>
          </table:table-cell>
        </table:table-row>
        <table:table-row table:style-name="ro1">
          <table:table-cell office:value-type="time" office:time-value="PT00H15M40S" calcext:value-type="time">
            <text:p>00:15:40</text:p>
          </table:table-cell>
          <table:table-cell office:value-type="float" office:value="190.413734463536" calcext:value-type="float">
            <text:p>190.413734463536</text:p>
          </table:table-cell>
          <table:table-cell office:value-type="float" office:value="83.5960726671015" calcext:value-type="float">
            <text:p>83.5960726671015</text:p>
          </table:table-cell>
          <table:table-cell office:value-type="float" office:value="104.985498117442" calcext:value-type="float">
            <text:p>104.985498117442</text:p>
          </table:table-cell>
          <table:table-cell office:value-type="float" office:value="57.1417611923614" calcext:value-type="float">
            <text:p>57.1417611923614</text:p>
          </table:table-cell>
        </table:table-row>
        <table:table-row table:style-name="ro1">
          <table:table-cell office:value-type="time" office:time-value="PT00H15M50S" calcext:value-type="time">
            <text:p>00:15:50</text:p>
          </table:table-cell>
          <table:table-cell office:value-type="float" office:value="192.358638655827" calcext:value-type="float">
            <text:p>192.358638655827</text:p>
          </table:table-cell>
          <table:table-cell office:value-type="float" office:value="93.8823493014949" calcext:value-type="float">
            <text:p>93.8823493014949</text:p>
          </table:table-cell>
          <table:table-cell office:value-type="float" office:value="112.43256796397" calcext:value-type="float">
            <text:p>112.43256796397</text:p>
          </table:table-cell>
          <table:table-cell office:value-type="float" office:value="106.521471576541" calcext:value-type="float">
            <text:p>106.521471576541</text:p>
          </table:table-cell>
        </table:table-row>
        <table:table-row table:style-name="ro1">
          <table:table-cell office:value-type="time" office:time-value="PT00H16M00S" calcext:value-type="time">
            <text:p>00:16:00</text:p>
          </table:table-cell>
          <table:table-cell office:value-type="float" office:value="142.8629958159" calcext:value-type="float">
            <text:p>142.8629958159</text:p>
          </table:table-cell>
          <table:table-cell office:value-type="float" office:value="88.2299282474847" calcext:value-type="float">
            <text:p>88.2299282474847</text:p>
          </table:table-cell>
          <table:table-cell office:value-type="float" office:value="155.194027083181" calcext:value-type="float">
            <text:p>155.194027083181</text:p>
          </table:table-cell>
          <table:table-cell office:value-type="float" office:value="135.092001710193" calcext:value-type="float">
            <text:p>135.092001710193</text:p>
          </table:table-cell>
        </table:table-row>
        <table:table-row table:style-name="ro1">
          <table:table-cell office:value-type="time" office:time-value="PT00H16M10S" calcext:value-type="time">
            <text:p>00:16:10</text:p>
          </table:table-cell>
          <table:table-cell office:value-type="float" office:value="334.782141766205" calcext:value-type="float">
            <text:p>334.782141766205</text:p>
          </table:table-cell>
          <table:table-cell office:value-type="float" office:value="96.2233303403611" calcext:value-type="float">
            <text:p>96.2233303403611</text:p>
          </table:table-cell>
          <table:table-cell office:value-type="float" office:value="52.7656448872656" calcext:value-type="float">
            <text:p>52.7656448872656</text:p>
          </table:table-cell>
          <table:table-cell office:value-type="float" office:value="115.427348916046" calcext:value-type="float">
            <text:p>115.427348916046</text:p>
          </table:table-cell>
        </table:table-row>
        <table:table-row table:style-name="ro1">
          <table:table-cell office:value-type="time" office:time-value="PT00H16M20S" calcext:value-type="time">
            <text:p>00:16:20</text:p>
          </table:table-cell>
          <table:table-cell office:value-type="float" office:value="257.317524573894" calcext:value-type="float">
            <text:p>257.317524573894</text:p>
          </table:table-cell>
          <table:table-cell office:value-type="float" office:value="84.1649894577592" calcext:value-type="float">
            <text:p>84.1649894577592</text:p>
          </table:table-cell>
          <table:table-cell office:value-type="float" office:value="67.0827861333333" calcext:value-type="float">
            <text:p>67.0827861333333</text:p>
          </table:table-cell>
          <table:table-cell office:value-type="float" office:value="92.7350160894855" calcext:value-type="float">
            <text:p>92.7350160894855</text:p>
          </table:table-cell>
        </table:table-row>
        <table:table-row table:style-name="ro1">
          <table:table-cell office:value-type="time" office:time-value="PT00H16M30S" calcext:value-type="time">
            <text:p>00:16:30</text:p>
          </table:table-cell>
          <table:table-cell office:value-type="float" office:value="263.174710092729" calcext:value-type="float">
            <text:p>263.174710092729</text:p>
          </table:table-cell>
          <table:table-cell office:value-type="float" office:value="93.1408399543132" calcext:value-type="float">
            <text:p>93.1408399543132</text:p>
          </table:table-cell>
          <table:table-cell office:value-type="float" office:value="120.73046648952" calcext:value-type="float">
            <text:p>120.73046648952</text:p>
          </table:table-cell>
          <table:table-cell office:value-type="float" office:value="158.402356734953" calcext:value-type="float">
            <text:p>158.402356734953</text:p>
          </table:table-cell>
        </table:table-row>
        <table:table-row table:style-name="ro1">
          <table:table-cell office:value-type="time" office:time-value="PT00H16M40S" calcext:value-type="time">
            <text:p>00:16:40</text:p>
          </table:table-cell>
          <table:table-cell office:value-type="float" office:value="164.049361592367" calcext:value-type="float">
            <text:p>164.049361592367</text:p>
          </table:table-cell>
          <table:table-cell office:value-type="float" office:value="88.8865078170138" calcext:value-type="float">
            <text:p>88.8865078170138</text:p>
          </table:table-cell>
          <table:table-cell office:value-type="float" office:value="126.1467542165" calcext:value-type="float">
            <text:p>126.1467542165</text:p>
          </table:table-cell>
          <table:table-cell office:value-type="float" office:value="55.8557283514533" calcext:value-type="float">
            <text:p>55.8557283514533</text:p>
          </table:table-cell>
        </table:table-row>
        <table:table-row table:style-name="ro1">
          <table:table-cell office:value-type="time" office:time-value="PT00H16M50S" calcext:value-type="time">
            <text:p>00:16:50</text:p>
          </table:table-cell>
          <table:table-cell office:value-type="float" office:value="196.871855325816" calcext:value-type="float">
            <text:p>196.871855325816</text:p>
          </table:table-cell>
          <table:table-cell office:value-type="float" office:value="120.493950606781" calcext:value-type="float">
            <text:p>120.493950606781</text:p>
          </table:table-cell>
          <table:table-cell office:value-type="float" office:value="120.809809401353" calcext:value-type="float">
            <text:p>120.809809401353</text:p>
          </table:table-cell>
          <table:table-cell office:value-type="float" office:value="101.410255362961" calcext:value-type="float">
            <text:p>101.410255362961</text:p>
          </table:table-cell>
        </table:table-row>
        <table:table-row table:style-name="ro1">
          <table:table-cell office:value-type="time" office:time-value="PT00H17M00S" calcext:value-type="time">
            <text:p>00:17:00</text:p>
          </table:table-cell>
          <table:table-cell office:value-type="float" office:value="155.498366534594" calcext:value-type="float">
            <text:p>155.498366534594</text:p>
          </table:table-cell>
          <table:table-cell office:value-type="float" office:value="77.6447065244177" calcext:value-type="float">
            <text:p>77.6447065244177</text:p>
          </table:table-cell>
          <table:table-cell office:value-type="float" office:value="154.325704087029" calcext:value-type="float">
            <text:p>154.325704087029</text:p>
          </table:table-cell>
          <table:table-cell office:value-type="float" office:value="127.492036637681" calcext:value-type="float">
            <text:p>127.492036637681</text:p>
          </table:table-cell>
        </table:table-row>
        <table:table-row table:style-name="ro1">
          <table:table-cell office:value-type="time" office:time-value="PT00H17M10S" calcext:value-type="time">
            <text:p>00:17:10</text:p>
          </table:table-cell>
          <table:table-cell office:value-type="float" office:value="421.938160447642" calcext:value-type="float">
            <text:p>421.938160447642</text:p>
          </table:table-cell>
          <table:table-cell office:value-type="float" office:value="97.1779375526877" calcext:value-type="float">
            <text:p>97.1779375526877</text:p>
          </table:table-cell>
          <table:table-cell office:value-type="float" office:value="52.5091108921311" calcext:value-type="float">
            <text:p>52.5091108921311</text:p>
          </table:table-cell>
          <table:table-cell office:value-type="float" office:value="129.334223505577" calcext:value-type="float">
            <text:p>129.334223505577</text:p>
          </table:table-cell>
        </table:table-row>
        <table:table-row table:style-name="ro1">
          <table:table-cell office:value-type="time" office:time-value="PT00H17M20S" calcext:value-type="time">
            <text:p>00:17:20</text:p>
          </table:table-cell>
          <table:table-cell office:value-type="float" office:value="216.590682234368" calcext:value-type="float">
            <text:p>216.590682234368</text:p>
          </table:table-cell>
          <table:table-cell office:value-type="float" office:value="81.473145208752" calcext:value-type="float">
            <text:p>81.473145208752</text:p>
          </table:table-cell>
          <table:table-cell office:value-type="float" office:value="72.9034192592593" calcext:value-type="float">
            <text:p>72.9034192592593</text:p>
          </table:table-cell>
          <table:table-cell office:value-type="float" office:value="96.8113063920421" calcext:value-type="float">
            <text:p>96.8113063920421</text:p>
          </table:table-cell>
        </table:table-row>
        <table:table-row table:style-name="ro1">
          <table:table-cell office:value-type="time" office:time-value="PT00H17M30S" calcext:value-type="time">
            <text:p>00:17:30</text:p>
          </table:table-cell>
          <table:table-cell office:value-type="float" office:value="228.729901766791" calcext:value-type="float">
            <text:p>228.729901766791</text:p>
          </table:table-cell>
          <table:table-cell office:value-type="float" office:value="90.6142233587077" calcext:value-type="float">
            <text:p>90.6142233587077</text:p>
          </table:table-cell>
          <table:table-cell office:value-type="float" office:value="94.6351113579517" calcext:value-type="float">
            <text:p>94.6351113579517</text:p>
          </table:table-cell>
          <table:table-cell office:value-type="float" office:value="168.037545929127" calcext:value-type="float">
            <text:p>168.037545929127</text:p>
          </table:table-cell>
        </table:table-row>
        <table:table-row table:style-name="ro1">
          <table:table-cell office:value-type="time" office:time-value="PT00H17M40S" calcext:value-type="time">
            <text:p>00:17:40</text:p>
          </table:table-cell>
          <table:table-cell office:value-type="float" office:value="185.2885633434" calcext:value-type="float">
            <text:p>185.2885633434</text:p>
          </table:table-cell>
          <table:table-cell office:value-type="float" office:value="85.1485089794308" calcext:value-type="float">
            <text:p>85.1485089794308</text:p>
          </table:table-cell>
          <table:table-cell office:value-type="float" office:value="124.944039145173" calcext:value-type="float">
            <text:p>124.944039145173</text:p>
          </table:table-cell>
          <table:table-cell office:value-type="float" office:value="71.4409812197071" calcext:value-type="float">
            <text:p>71.4409812197071</text:p>
          </table:table-cell>
        </table:table-row>
        <table:table-row table:style-name="ro1">
          <table:table-cell office:value-type="time" office:time-value="PT00H17M50S" calcext:value-type="time">
            <text:p>00:17:50</text:p>
          </table:table-cell>
          <table:table-cell office:value-type="float" office:value="179.268598811565" calcext:value-type="float">
            <text:p>179.268598811565</text:p>
          </table:table-cell>
          <table:table-cell office:value-type="float" office:value="88.6820627253771" calcext:value-type="float">
            <text:p>88.6820627253771</text:p>
          </table:table-cell>
          <table:table-cell office:value-type="float" office:value="114.712813266025" calcext:value-type="float">
            <text:p>114.712813266025</text:p>
          </table:table-cell>
          <table:table-cell office:value-type="float" office:value="97.2599701976308" calcext:value-type="float">
            <text:p>97.2599701976308</text:p>
          </table:table-cell>
        </table:table-row>
        <table:table-row table:style-name="ro1">
          <table:table-cell office:value-type="time" office:time-value="PT00H18M00S" calcext:value-type="time">
            <text:p>00:18:00</text:p>
          </table:table-cell>
          <table:table-cell office:value-type="float" office:value="218.92643583487" calcext:value-type="float">
            <text:p>218.92643583487</text:p>
          </table:table-cell>
          <table:table-cell office:value-type="float" office:value="87.5980559332828" calcext:value-type="float">
            <text:p>87.5980559332828</text:p>
          </table:table-cell>
          <table:table-cell office:value-type="float" office:value="142.701244924549" calcext:value-type="float">
            <text:p>142.701244924549</text:p>
          </table:table-cell>
          <table:table-cell office:value-type="float" office:value="111.847804780643" calcext:value-type="float">
            <text:p>111.847804780643</text:p>
          </table:table-cell>
        </table:table-row>
        <table:table-row table:style-name="ro1">
          <table:table-cell office:value-type="time" office:time-value="PT00H18M10S" calcext:value-type="time">
            <text:p>00:18:10</text:p>
          </table:table-cell>
          <table:table-cell office:value-type="float" office:value="255.917168370943" calcext:value-type="float">
            <text:p>255.917168370943</text:p>
          </table:table-cell>
          <table:table-cell office:value-type="float" office:value="92.0546452534691" calcext:value-type="float">
            <text:p>92.0546452534691</text:p>
          </table:table-cell>
          <table:table-cell office:value-type="float" office:value="56.046394262069" calcext:value-type="float">
            <text:p>56.046394262069</text:p>
          </table:table-cell>
          <table:table-cell office:value-type="float" office:value="130.442367654614" calcext:value-type="float">
            <text:p>130.442367654614</text:p>
          </table:table-cell>
        </table:table-row>
        <table:table-row table:style-name="ro1">
          <table:table-cell office:value-type="time" office:time-value="PT00H18M20S" calcext:value-type="time">
            <text:p>00:18:20</text:p>
          </table:table-cell>
          <table:table-cell office:value-type="float" office:value="226.276367199817" calcext:value-type="float">
            <text:p>226.276367199817</text:p>
          </table:table-cell>
          <table:table-cell office:value-type="float" office:value="90.9839062183267" calcext:value-type="float">
            <text:p>90.9839062183267</text:p>
          </table:table-cell>
          <table:table-cell office:value-type="float" office:value="123.456285507788" calcext:value-type="float">
            <text:p>123.456285507788</text:p>
          </table:table-cell>
          <table:table-cell office:value-type="float" office:value="78.5071361640325" calcext:value-type="float">
            <text:p>78.5071361640325</text:p>
          </table:table-cell>
        </table:table-row>
        <table:table-row table:style-name="ro1">
          <table:table-cell office:value-type="time" office:time-value="PT00H18M30S" calcext:value-type="time">
            <text:p>00:18:30</text:p>
          </table:table-cell>
          <table:table-cell office:value-type="float" office:value="220.228484790756" calcext:value-type="float">
            <text:p>220.228484790756</text:p>
          </table:table-cell>
          <table:table-cell office:value-type="float" office:value="86.1329753917155" calcext:value-type="float">
            <text:p>86.1329753917155</text:p>
          </table:table-cell>
          <table:table-cell office:value-type="float" office:value="78.4770795058431" calcext:value-type="float">
            <text:p>78.4770795058431</text:p>
          </table:table-cell>
          <table:table-cell office:value-type="float" office:value="165.393346591724" calcext:value-type="float">
            <text:p>165.393346591724</text:p>
          </table:table-cell>
        </table:table-row>
        <table:table-row table:style-name="ro1">
          <table:table-cell office:value-type="time" office:time-value="PT00H18M40S" calcext:value-type="time">
            <text:p>00:18:40</text:p>
          </table:table-cell>
          <table:table-cell office:value-type="float" office:value="258.751729649827" calcext:value-type="float">
            <text:p>258.751729649827</text:p>
          </table:table-cell>
          <table:table-cell office:value-type="float" office:value="92.5057175989682" calcext:value-type="float">
            <text:p>92.5057175989682</text:p>
          </table:table-cell>
          <table:table-cell office:value-type="float" office:value="113.307931625899" calcext:value-type="float">
            <text:p>113.307931625899</text:p>
          </table:table-cell>
          <table:table-cell office:value-type="float" office:value="66.2918131895981" calcext:value-type="float">
            <text:p>66.2918131895981</text:p>
          </table:table-cell>
        </table:table-row>
        <table:table-row table:style-name="ro1">
          <table:table-cell office:value-type="time" office:time-value="PT00H18M50S" calcext:value-type="time">
            <text:p>00:18:50</text:p>
          </table:table-cell>
          <table:table-cell office:value-type="float" office:value="153.652163987662" calcext:value-type="float">
            <text:p>153.652163987662</text:p>
          </table:table-cell>
          <table:table-cell office:value-type="float" office:value="90.8669790013999" calcext:value-type="float">
            <text:p>90.8669790013999</text:p>
          </table:table-cell>
          <table:table-cell office:value-type="float" office:value="116.987959928135" calcext:value-type="float">
            <text:p>116.987959928135</text:p>
          </table:table-cell>
          <table:table-cell office:value-type="float" office:value="82.1549293124075" calcext:value-type="float">
            <text:p>82.1549293124075</text:p>
          </table:table-cell>
        </table:table-row>
        <table:table-row table:style-name="ro1">
          <table:table-cell office:value-type="time" office:time-value="PT00H19M00S" calcext:value-type="time">
            <text:p>00:19:00</text:p>
          </table:table-cell>
          <table:table-cell office:value-type="float" office:value="204.15819824662" calcext:value-type="float">
            <text:p>204.15819824662</text:p>
          </table:table-cell>
          <table:table-cell office:value-type="float" office:value="86.5870127711423" calcext:value-type="float">
            <text:p>86.5870127711423</text:p>
          </table:table-cell>
          <table:table-cell office:value-type="float" office:value="146.947096257191" calcext:value-type="float">
            <text:p>146.947096257191</text:p>
          </table:table-cell>
          <table:table-cell office:value-type="float" office:value="116.824166297702" calcext:value-type="float">
            <text:p>116.824166297702</text:p>
          </table:table-cell>
        </table:table-row>
        <table:table-row table:style-name="ro1">
          <table:table-cell office:value-type="time" office:time-value="PT00H19M10S" calcext:value-type="time">
            <text:p>00:19:10</text:p>
          </table:table-cell>
          <table:table-cell office:value-type="float" office:value="248.030028346394" calcext:value-type="float">
            <text:p>248.030028346394</text:p>
          </table:table-cell>
          <table:table-cell office:value-type="float" office:value="87.8059257014446" calcext:value-type="float">
            <text:p>87.8059257014446</text:p>
          </table:table-cell>
          <table:table-cell office:value-type="float" office:value="52.4151268725556" calcext:value-type="float">
            <text:p>52.4151268725556</text:p>
          </table:table-cell>
          <table:table-cell office:value-type="float" office:value="144.602736655539" calcext:value-type="float">
            <text:p>144.602736655539</text:p>
          </table:table-cell>
        </table:table-row>
        <table:table-row table:style-name="ro1">
          <table:table-cell office:value-type="time" office:time-value="PT00H19M20S" calcext:value-type="time">
            <text:p>00:19:20</text:p>
          </table:table-cell>
          <table:table-cell office:value-type="float" office:value="273.385986106996" calcext:value-type="float">
            <text:p>273.385986106996</text:p>
          </table:table-cell>
          <table:table-cell office:value-type="float" office:value="96.9034398150658" calcext:value-type="float">
            <text:p>96.9034398150658</text:p>
          </table:table-cell>
          <table:table-cell office:value-type="float" office:value="111.218929698853" calcext:value-type="float">
            <text:p>111.218929698853</text:p>
          </table:table-cell>
          <table:table-cell office:value-type="float" office:value="78.7530693084932" calcext:value-type="float">
            <text:p>78.7530693084932</text:p>
          </table:table-cell>
        </table:table-row>
        <table:table-row table:style-name="ro1">
          <table:table-cell office:value-type="time" office:time-value="PT00H19M30S" calcext:value-type="time">
            <text:p>00:19:30</text:p>
          </table:table-cell>
          <table:table-cell office:value-type="float" office:value="222.536568289157" calcext:value-type="float">
            <text:p>222.536568289157</text:p>
          </table:table-cell>
          <table:table-cell office:value-type="float" office:value="78.5884177316798" calcext:value-type="float">
            <text:p>78.5884177316798</text:p>
          </table:table-cell>
          <table:table-cell office:value-type="float" office:value="65.825715813367" calcext:value-type="float">
            <text:p>65.825715813367</text:p>
          </table:table-cell>
          <table:table-cell office:value-type="float" office:value="140.180871080629" calcext:value-type="float">
            <text:p>140.180871080629</text:p>
          </table:table-cell>
        </table:table-row>
        <table:table-row table:style-name="ro1">
          <table:table-cell office:value-type="time" office:time-value="PT00H19M40S" calcext:value-type="time">
            <text:p>00:19:40</text:p>
          </table:table-cell>
          <table:table-cell office:value-type="float" office:value="225.181281121411" calcext:value-type="float">
            <text:p>225.181281121411</text:p>
          </table:table-cell>
          <table:table-cell office:value-type="float" office:value="92.335834402005" calcext:value-type="float">
            <text:p>92.335834402005</text:p>
          </table:table-cell>
          <table:table-cell office:value-type="float" office:value="130.091692023048" calcext:value-type="float">
            <text:p>130.091692023048</text:p>
          </table:table-cell>
          <table:table-cell office:value-type="float" office:value="85.4697463606557" calcext:value-type="float">
            <text:p>85.4697463606557</text:p>
          </table:table-cell>
        </table:table-row>
        <table:table-row table:style-name="ro1">
          <table:table-cell office:value-type="time" office:time-value="PT00H19M50S" calcext:value-type="time">
            <text:p>00:19:50</text:p>
          </table:table-cell>
          <table:table-cell office:value-type="float" office:value="164.82642754672" calcext:value-type="float">
            <text:p>164.82642754672</text:p>
          </table:table-cell>
          <table:table-cell office:value-type="float" office:value="87.4588910014948" calcext:value-type="float">
            <text:p>87.4588910014948</text:p>
          </table:table-cell>
          <table:table-cell office:value-type="float" office:value="122.933421253977" calcext:value-type="float">
            <text:p>122.933421253977</text:p>
          </table:table-cell>
          <table:table-cell office:value-type="float" office:value="71.3370523663655" calcext:value-type="float">
            <text:p>71.3370523663655</text:p>
          </table:table-cell>
        </table:table-row>
        <table:table-row table:style-name="ro1">
          <table:table-cell office:value-type="time" office:time-value="PT00H20M00S" calcext:value-type="time">
            <text:p>00:20:00</text:p>
          </table:table-cell>
          <table:table-cell office:value-type="float" office:value="198.374609029388" calcext:value-type="float">
            <text:p>198.374609029388</text:p>
          </table:table-cell>
          <table:table-cell office:value-type="float" office:value="87.6181219704991" calcext:value-type="float">
            <text:p>87.6181219704991</text:p>
          </table:table-cell>
          <table:table-cell office:value-type="float" office:value="139.978976780488" calcext:value-type="float">
            <text:p>139.978976780488</text:p>
          </table:table-cell>
          <table:table-cell office:value-type="float" office:value="135.501717834619" calcext:value-type="float">
            <text:p>135.501717834619</text:p>
          </table:table-cell>
        </table:table-row>
        <table:table-row table:style-name="ro1">
          <table:table-cell office:value-type="time" office:time-value="PT00H20M10S" calcext:value-type="time">
            <text:p>00:20:10</text:p>
          </table:table-cell>
          <table:table-cell office:value-type="float" office:value="230.08213563964" calcext:value-type="float">
            <text:p>230.08213563964</text:p>
          </table:table-cell>
          <table:table-cell office:value-type="float" office:value="88.0398859758661" calcext:value-type="float">
            <text:p>88.0398859758661</text:p>
          </table:table-cell>
          <table:table-cell office:value-type="float" office:value="65.2467299491779" calcext:value-type="float">
            <text:p>65.2467299491779</text:p>
          </table:table-cell>
          <table:table-cell office:value-type="float" office:value="140.225992686981" calcext:value-type="float">
            <text:p>140.225992686981</text:p>
          </table:table-cell>
        </table:table-row>
        <table:table-row table:style-name="ro1">
          <table:table-cell office:value-type="time" office:time-value="PT00H20M20S" calcext:value-type="time">
            <text:p>00:20:20</text:p>
          </table:table-cell>
          <table:table-cell office:value-type="float" office:value="234.943605956594" calcext:value-type="float">
            <text:p>234.943605956594</text:p>
          </table:table-cell>
          <table:table-cell office:value-type="float" office:value="94.5110357531725" calcext:value-type="float">
            <text:p>94.5110357531725</text:p>
          </table:table-cell>
          <table:table-cell office:value-type="float" office:value="77.0797621213739" calcext:value-type="float">
            <text:p>77.0797621213739</text:p>
          </table:table-cell>
          <table:table-cell office:value-type="float" office:value="70.5271506838775" calcext:value-type="float">
            <text:p>70.5271506838775</text:p>
          </table:table-cell>
        </table:table-row>
        <table:table-row table:style-name="ro1">
          <table:table-cell office:value-type="time" office:time-value="PT00H20M30S" calcext:value-type="time">
            <text:p>00:20:30</text:p>
          </table:table-cell>
          <table:table-cell office:value-type="float" office:value="238.229466564423" calcext:value-type="float">
            <text:p>238.229466564423</text:p>
          </table:table-cell>
          <table:table-cell office:value-type="float" office:value="87.973011463611" calcext:value-type="float">
            <text:p>87.973011463611</text:p>
          </table:table-cell>
          <table:table-cell office:value-type="float" office:value="85.5657408763759" calcext:value-type="float">
            <text:p>85.5657408763759</text:p>
          </table:table-cell>
          <table:table-cell office:value-type="float" office:value="151.129098343434" calcext:value-type="float">
            <text:p>151.129098343434</text:p>
          </table:table-cell>
        </table:table-row>
        <table:table-row table:style-name="ro1">
          <table:table-cell office:value-type="time" office:time-value="PT00H20M40S" calcext:value-type="time">
            <text:p>00:20:40</text:p>
          </table:table-cell>
          <table:table-cell office:value-type="float" office:value="270.919516428319" calcext:value-type="float">
            <text:p>270.919516428319</text:p>
          </table:table-cell>
          <table:table-cell office:value-type="float" office:value="100.821842781308" calcext:value-type="float">
            <text:p>100.821842781308</text:p>
          </table:table-cell>
          <table:table-cell office:value-type="float" office:value="136.913109131504" calcext:value-type="float">
            <text:p>136.913109131504</text:p>
          </table:table-cell>
          <table:table-cell office:value-type="float" office:value="99.8216713982249" calcext:value-type="float">
            <text:p>99.8216713982249</text:p>
          </table:table-cell>
        </table:table-row>
        <table:table-row table:style-name="ro1">
          <table:table-cell office:value-type="time" office:time-value="PT00H20M50S" calcext:value-type="time">
            <text:p>00:20:50</text:p>
          </table:table-cell>
          <table:table-cell office:value-type="float" office:value="141.076970905281" calcext:value-type="float">
            <text:p>141.076970905281</text:p>
          </table:table-cell>
          <table:table-cell office:value-type="float" office:value="86.55018202942" calcext:value-type="float">
            <text:p>86.55018202942</text:p>
          </table:table-cell>
          <table:table-cell office:value-type="float" office:value="128.055041474271" calcext:value-type="float">
            <text:p>128.055041474271</text:p>
          </table:table-cell>
          <table:table-cell office:value-type="float" office:value="58.8338658020967" calcext:value-type="float">
            <text:p>58.8338658020967</text:p>
          </table:table-cell>
        </table:table-row>
        <table:table-row table:style-name="ro1">
          <table:table-cell office:value-type="time" office:time-value="PT00H21M00S" calcext:value-type="time">
            <text:p>00:21:00</text:p>
          </table:table-cell>
          <table:table-cell office:value-type="float" office:value="290.988432369915" calcext:value-type="float">
            <text:p>290.988432369915</text:p>
          </table:table-cell>
          <table:table-cell office:value-type="float" office:value="94.4363921346096" calcext:value-type="float">
            <text:p>94.4363921346096</text:p>
          </table:table-cell>
          <table:table-cell office:value-type="float" office:value="138.820463725086" calcext:value-type="float">
            <text:p>138.820463725086</text:p>
          </table:table-cell>
          <table:table-cell office:value-type="float" office:value="168.826663477441" calcext:value-type="float">
            <text:p>168.826663477441</text:p>
          </table:table-cell>
        </table:table-row>
        <table:table-row table:style-name="ro1">
          <table:table-cell office:value-type="time" office:time-value="PT00H21M10S" calcext:value-type="time">
            <text:p>00:21:10</text:p>
          </table:table-cell>
          <table:table-cell office:value-type="float" office:value="162.969230864246" calcext:value-type="float">
            <text:p>162.969230864246</text:p>
          </table:table-cell>
          <table:table-cell office:value-type="float" office:value="83.1595690506115" calcext:value-type="float">
            <text:p>83.1595690506115</text:p>
          </table:table-cell>
          <table:table-cell office:value-type="float" office:value="70.024275326374" calcext:value-type="float">
            <text:p>70.024275326374</text:p>
          </table:table-cell>
          <table:table-cell office:value-type="float" office:value="134.583333897281" calcext:value-type="float">
            <text:p>134.583333897281</text:p>
          </table:table-cell>
        </table:table-row>
        <table:table-row table:style-name="ro1">
          <table:table-cell office:value-type="time" office:time-value="PT00H21M20S" calcext:value-type="time">
            <text:p>00:21:20</text:p>
          </table:table-cell>
          <table:table-cell office:value-type="float" office:value="237.486470744315" calcext:value-type="float">
            <text:p>237.486470744315</text:p>
          </table:table-cell>
          <table:table-cell office:value-type="float" office:value="95.0271453647578" calcext:value-type="float">
            <text:p>95.0271453647578</text:p>
          </table:table-cell>
          <table:table-cell office:value-type="float" office:value="93.3078409645905" calcext:value-type="float">
            <text:p>93.3078409645905</text:p>
          </table:table-cell>
          <table:table-cell office:value-type="float" office:value="71.6872695376256" calcext:value-type="float">
            <text:p>71.6872695376256</text:p>
          </table:table-cell>
        </table:table-row>
        <table:table-row table:style-name="ro1">
          <table:table-cell office:value-type="time" office:time-value="PT00H21M30S" calcext:value-type="time">
            <text:p>00:21:30</text:p>
          </table:table-cell>
          <table:table-cell office:value-type="float" office:value="275.502408087315" calcext:value-type="float">
            <text:p>275.502408087315</text:p>
          </table:table-cell>
          <table:table-cell office:value-type="float" office:value="89.417896233537" calcext:value-type="float">
            <text:p>89.417896233537</text:p>
          </table:table-cell>
          <table:table-cell office:value-type="float" office:value="76.1822086204777" calcext:value-type="float">
            <text:p>76.1822086204777</text:p>
          </table:table-cell>
          <table:table-cell office:value-type="float" office:value="127.359156860388" calcext:value-type="float">
            <text:p>127.359156860388</text:p>
          </table:table-cell>
        </table:table-row>
        <table:table-row table:style-name="ro1">
          <table:table-cell office:value-type="time" office:time-value="PT00H21M40S" calcext:value-type="time">
            <text:p>00:21:40</text:p>
          </table:table-cell>
          <table:table-cell office:value-type="float" office:value="225.815311190119" calcext:value-type="float">
            <text:p>225.815311190119</text:p>
          </table:table-cell>
          <table:table-cell office:value-type="float" office:value="87.7997248576688" calcext:value-type="float">
            <text:p>87.7997248576688</text:p>
          </table:table-cell>
          <table:table-cell office:value-type="float" office:value="121.813377073989" calcext:value-type="float">
            <text:p>121.813377073989</text:p>
          </table:table-cell>
          <table:table-cell office:value-type="float" office:value="98.029009560753" calcext:value-type="float">
            <text:p>98.029009560753</text:p>
          </table:table-cell>
        </table:table-row>
        <table:table-row table:style-name="ro1">
          <table:table-cell office:value-type="time" office:time-value="PT00H21M50S" calcext:value-type="time">
            <text:p>00:21:50</text:p>
          </table:table-cell>
          <table:table-cell office:value-type="float" office:value="206.664365061988" calcext:value-type="float">
            <text:p>206.664365061988</text:p>
          </table:table-cell>
          <table:table-cell office:value-type="float" office:value="91.4786782039494" calcext:value-type="float">
            <text:p>91.4786782039494</text:p>
          </table:table-cell>
          <table:table-cell office:value-type="float" office:value="127.875723794234" calcext:value-type="float">
            <text:p>127.875723794234</text:p>
          </table:table-cell>
          <table:table-cell office:value-type="float" office:value="65.7588691364103" calcext:value-type="float">
            <text:p>65.7588691364103</text:p>
          </table:table-cell>
        </table:table-row>
        <table:table-row table:style-name="ro1">
          <table:table-cell office:value-type="time" office:time-value="PT00H22M00S" calcext:value-type="time">
            <text:p>00:22:00</text:p>
          </table:table-cell>
          <table:table-cell office:value-type="float" office:value="187.658078011299" calcext:value-type="float">
            <text:p>187.658078011299</text:p>
          </table:table-cell>
          <table:table-cell office:value-type="float" office:value="87.0503218894585" calcext:value-type="float">
            <text:p>87.0503218894585</text:p>
          </table:table-cell>
          <table:table-cell office:value-type="float" office:value="111.193957801817" calcext:value-type="float">
            <text:p>111.193957801817</text:p>
          </table:table-cell>
          <table:table-cell office:value-type="float" office:value="153.35581058649" calcext:value-type="float">
            <text:p>153.35581058649</text:p>
          </table:table-cell>
        </table:table-row>
        <table:table-row table:style-name="ro1">
          <table:table-cell office:value-type="time" office:time-value="PT00H22M10S" calcext:value-type="time">
            <text:p>00:22:10</text:p>
          </table:table-cell>
          <table:table-cell office:value-type="float" office:value="211.144176688865" calcext:value-type="float">
            <text:p>211.144176688865</text:p>
          </table:table-cell>
          <table:table-cell office:value-type="float" office:value="80.8325463379738" calcext:value-type="float">
            <text:p>80.8325463379738</text:p>
          </table:table-cell>
          <table:table-cell office:value-type="float" office:value="72.8426019826042" calcext:value-type="float">
            <text:p>72.8426019826042</text:p>
          </table:table-cell>
          <table:table-cell office:value-type="float" office:value="67.9635713400388" calcext:value-type="float">
            <text:p>67.9635713400388</text:p>
          </table:table-cell>
        </table:table-row>
        <table:table-row table:style-name="ro1">
          <table:table-cell office:value-type="time" office:time-value="PT00H22M20S" calcext:value-type="time">
            <text:p>00:22:20</text:p>
          </table:table-cell>
          <table:table-cell office:value-type="float" office:value="173.394673409326" calcext:value-type="float">
            <text:p>173.394673409326</text:p>
          </table:table-cell>
          <table:table-cell office:value-type="float" office:value="88.0841600297591" calcext:value-type="float">
            <text:p>88.0841600297591</text:p>
          </table:table-cell>
          <table:table-cell office:value-type="float" office:value="91.3677453920547" calcext:value-type="float">
            <text:p>91.3677453920547</text:p>
          </table:table-cell>
          <table:table-cell office:value-type="float" office:value="78.0381927359605" calcext:value-type="float">
            <text:p>78.0381927359605</text:p>
          </table:table-cell>
        </table:table-row>
        <table:table-row table:style-name="ro1">
          <table:table-cell office:value-type="time" office:time-value="PT00H22M30S" calcext:value-type="time">
            <text:p>00:22:30</text:p>
          </table:table-cell>
          <table:table-cell office:value-type="float" office:value="360.704589745104" calcext:value-type="float">
            <text:p>360.704589745104</text:p>
          </table:table-cell>
          <table:table-cell office:value-type="float" office:value="94.0089163820428" calcext:value-type="float">
            <text:p>94.0089163820428</text:p>
          </table:table-cell>
          <table:table-cell office:value-type="float" office:value="76.4483555381221" calcext:value-type="float">
            <text:p>76.4483555381221</text:p>
          </table:table-cell>
          <table:table-cell office:value-type="float" office:value="134.799271182653" calcext:value-type="float">
            <text:p>134.799271182653</text:p>
          </table:table-cell>
        </table:table-row>
        <table:table-row table:style-name="ro1">
          <table:table-cell office:value-type="time" office:time-value="PT00H22M40S" calcext:value-type="time">
            <text:p>00:22:40</text:p>
          </table:table-cell>
          <table:table-cell office:value-type="float" office:value="199.313908040727" calcext:value-type="float">
            <text:p>199.313908040727</text:p>
          </table:table-cell>
          <table:table-cell office:value-type="float" office:value="89.4962438402389" calcext:value-type="float">
            <text:p>89.4962438402389</text:p>
          </table:table-cell>
          <table:table-cell office:value-type="float" office:value="132.602193044696" calcext:value-type="float">
            <text:p>132.602193044696</text:p>
          </table:table-cell>
          <table:table-cell office:value-type="float" office:value="95.5319173818182" calcext:value-type="float">
            <text:p>95.5319173818182</text:p>
          </table:table-cell>
        </table:table-row>
        <table:table-row table:style-name="ro1">
          <table:table-cell office:value-type="time" office:time-value="PT00H22M50S" calcext:value-type="time">
            <text:p>00:22:50</text:p>
          </table:table-cell>
          <table:table-cell office:value-type="float" office:value="226.346053258284" calcext:value-type="float">
            <text:p>226.346053258284</text:p>
          </table:table-cell>
          <table:table-cell office:value-type="float" office:value="90.9112756748098" calcext:value-type="float">
            <text:p>90.9112756748098</text:p>
          </table:table-cell>
          <table:table-cell office:value-type="float" office:value="133.995812254481" calcext:value-type="float">
            <text:p>133.995812254481</text:p>
          </table:table-cell>
          <table:table-cell office:value-type="float" office:value="75.2901957818182" calcext:value-type="float">
            <text:p>75.2901957818182</text:p>
          </table:table-cell>
        </table:table-row>
        <table:table-row table:style-name="ro1">
          <table:table-cell office:value-type="time" office:time-value="PT00H23M00S" calcext:value-type="time">
            <text:p>00:23:00</text:p>
          </table:table-cell>
          <table:table-cell office:value-type="float" office:value="161.870865853674" calcext:value-type="float">
            <text:p>161.870865853674</text:p>
          </table:table-cell>
          <table:table-cell office:value-type="float" office:value="82.6172406144556" calcext:value-type="float">
            <text:p>82.6172406144556</text:p>
          </table:table-cell>
          <table:table-cell office:value-type="float" office:value="123.139778179567" calcext:value-type="float">
            <text:p>123.139778179567</text:p>
          </table:table-cell>
          <table:table-cell office:value-type="float" office:value="191.854950081548" calcext:value-type="float">
            <text:p>191.854950081548</text:p>
          </table:table-cell>
        </table:table-row>
        <table:table-row table:style-name="ro1">
          <table:table-cell office:value-type="time" office:time-value="PT00H23M10S" calcext:value-type="time">
            <text:p>00:23:10</text:p>
          </table:table-cell>
          <table:table-cell office:value-type="float" office:value="247.463415485728" calcext:value-type="float">
            <text:p>247.463415485728</text:p>
          </table:table-cell>
          <table:table-cell office:value-type="float" office:value="98.6485509167258" calcext:value-type="float">
            <text:p>98.6485509167258</text:p>
          </table:table-cell>
          <table:table-cell office:value-type="float" office:value="58.3957482562367" calcext:value-type="float">
            <text:p>58.3957482562367</text:p>
          </table:table-cell>
          <table:table-cell office:value-type="float" office:value="108.903886809202" calcext:value-type="float">
            <text:p>108.903886809202</text:p>
          </table:table-cell>
        </table:table-row>
        <table:table-row table:style-name="ro1">
          <table:table-cell office:value-type="time" office:time-value="PT00H23M20S" calcext:value-type="time">
            <text:p>00:23:20</text:p>
          </table:table-cell>
          <table:table-cell office:value-type="float" office:value="156.807190032969" calcext:value-type="float">
            <text:p>156.807190032969</text:p>
          </table:table-cell>
          <table:table-cell office:value-type="float" office:value="86.94466875432" calcext:value-type="float">
            <text:p>86.94466875432</text:p>
          </table:table-cell>
          <table:table-cell office:value-type="float" office:value="82.491844398317" calcext:value-type="float">
            <text:p>82.491844398317</text:p>
          </table:table-cell>
          <table:table-cell office:value-type="float" office:value="75.6970366615669" calcext:value-type="float">
            <text:p>75.6970366615669</text:p>
          </table:table-cell>
        </table:table-row>
        <table:table-row table:style-name="ro1">
          <table:table-cell office:value-type="time" office:time-value="PT00H23M30S" calcext:value-type="time">
            <text:p>00:23:30</text:p>
          </table:table-cell>
          <table:table-cell office:value-type="float" office:value="383.339048909539" calcext:value-type="float">
            <text:p>383.339048909539</text:p>
          </table:table-cell>
          <table:table-cell office:value-type="float" office:value="81.2776261583459" calcext:value-type="float">
            <text:p>81.2776261583459</text:p>
          </table:table-cell>
          <table:table-cell office:value-type="float" office:value="72.7856956369403" calcext:value-type="float">
            <text:p>72.7856956369403</text:p>
          </table:table-cell>
          <table:table-cell office:value-type="float" office:value="137.231125412361" calcext:value-type="float">
            <text:p>137.231125412361</text:p>
          </table:table-cell>
        </table:table-row>
        <table:table-row table:style-name="ro1">
          <table:table-cell office:value-type="time" office:time-value="PT00H23M40S" calcext:value-type="time">
            <text:p>00:23:40</text:p>
          </table:table-cell>
          <table:table-cell office:value-type="float" office:value="272.970884662832" calcext:value-type="float">
            <text:p>272.970884662832</text:p>
          </table:table-cell>
          <table:table-cell office:value-type="float" office:value="92.9964835012168" calcext:value-type="float">
            <text:p>92.9964835012168</text:p>
          </table:table-cell>
          <table:table-cell office:value-type="float" office:value="141.520901630793" calcext:value-type="float">
            <text:p>141.520901630793</text:p>
          </table:table-cell>
          <table:table-cell office:value-type="float" office:value="101.725864966376" calcext:value-type="float">
            <text:p>101.725864966376</text:p>
          </table:table-cell>
        </table:table-row>
        <table:table-row table:style-name="ro1">
          <table:table-cell office:value-type="time" office:time-value="PT00H23M50S" calcext:value-type="time">
            <text:p>00:23:50</text:p>
          </table:table-cell>
          <table:table-cell office:value-type="float" office:value="165.925477938659" calcext:value-type="float">
            <text:p>165.925477938659</text:p>
          </table:table-cell>
          <table:table-cell office:value-type="float" office:value="87.8144872625219" calcext:value-type="float">
            <text:p>87.8144872625219</text:p>
          </table:table-cell>
          <table:table-cell office:value-type="float" office:value="147.013273348609" calcext:value-type="float">
            <text:p>147.013273348609</text:p>
          </table:table-cell>
          <table:table-cell office:value-type="float" office:value="60.5437330476306" calcext:value-type="float">
            <text:p>60.5437330476306</text:p>
          </table:table-cell>
        </table:table-row>
        <table:table-row table:style-name="ro1">
          <table:table-cell office:value-type="time" office:time-value="PT00H24M00S" calcext:value-type="time">
            <text:p>00:24:00</text:p>
          </table:table-cell>
          <table:table-cell office:value-type="float" office:value="162.707832898947" calcext:value-type="float">
            <text:p>162.707832898947</text:p>
          </table:table-cell>
          <table:table-cell office:value-type="float" office:value="83.548332273307" calcext:value-type="float">
            <text:p>83.548332273307</text:p>
          </table:table-cell>
          <table:table-cell office:value-type="float" office:value="140.35622608629" calcext:value-type="float">
            <text:p>140.35622608629</text:p>
          </table:table-cell>
          <table:table-cell office:value-type="float" office:value="184.939867834921" calcext:value-type="float">
            <text:p>184.939867834921</text:p>
          </table:table-cell>
        </table:table-row>
        <table:table-row table:style-name="ro1">
          <table:table-cell office:value-type="time" office:time-value="PT00H24M10S" calcext:value-type="time">
            <text:p>00:24:10</text:p>
          </table:table-cell>
          <table:table-cell office:value-type="float" office:value="280.118765976908" calcext:value-type="float">
            <text:p>280.118765976908</text:p>
          </table:table-cell>
          <table:table-cell office:value-type="float" office:value="85.870576832474" calcext:value-type="float">
            <text:p>85.870576832474</text:p>
          </table:table-cell>
          <table:table-cell office:value-type="float" office:value="69.0744643598294" calcext:value-type="float">
            <text:p>69.0744643598294</text:p>
          </table:table-cell>
          <table:table-cell office:value-type="float" office:value="89.6902182452119" calcext:value-type="float">
            <text:p>89.6902182452119</text:p>
          </table:table-cell>
        </table:table-row>
        <table:table-row table:style-name="ro1">
          <table:table-cell office:value-type="time" office:time-value="PT00H24M20S" calcext:value-type="time">
            <text:p>00:24:20</text:p>
          </table:table-cell>
          <table:table-cell office:value-type="float" office:value="145.848762289545" calcext:value-type="float">
            <text:p>145.848762289545</text:p>
          </table:table-cell>
          <table:table-cell office:value-type="float" office:value="91.9202511790534" calcext:value-type="float">
            <text:p>91.9202511790534</text:p>
          </table:table-cell>
          <table:table-cell office:value-type="float" office:value="77.0352101700083" calcext:value-type="float">
            <text:p>77.0352101700083</text:p>
          </table:table-cell>
          <table:table-cell office:value-type="float" office:value="83.8822039484075" calcext:value-type="float">
            <text:p>83.8822039484075</text:p>
          </table:table-cell>
        </table:table-row>
        <table:table-row table:style-name="ro1">
          <table:table-cell office:value-type="time" office:time-value="PT00H24M30S" calcext:value-type="time">
            <text:p>00:24:30</text:p>
          </table:table-cell>
          <table:table-cell office:value-type="float" office:value="426.688117749901" calcext:value-type="float">
            <text:p>426.688117749901</text:p>
          </table:table-cell>
          <table:table-cell office:value-type="float" office:value="87.7922701612452" calcext:value-type="float">
            <text:p>87.7922701612452</text:p>
          </table:table-cell>
          <table:table-cell office:value-type="float" office:value="74.3887236774591" calcext:value-type="float">
            <text:p>74.3887236774591</text:p>
          </table:table-cell>
          <table:table-cell office:value-type="float" office:value="128.200138660616" calcext:value-type="float">
            <text:p>128.200138660616</text:p>
          </table:table-cell>
        </table:table-row>
        <table:table-row table:style-name="ro1">
          <table:table-cell office:value-type="time" office:time-value="PT00H24M40S" calcext:value-type="time">
            <text:p>00:24:40</text:p>
          </table:table-cell>
          <table:table-cell office:value-type="float" office:value="259.979582411288" calcext:value-type="float">
            <text:p>259.979582411288</text:p>
          </table:table-cell>
          <table:table-cell office:value-type="float" office:value="117.94282945561" calcext:value-type="float">
            <text:p>117.94282945561</text:p>
          </table:table-cell>
          <table:table-cell office:value-type="float" office:value="129.578380262099" calcext:value-type="float">
            <text:p>129.578380262099</text:p>
          </table:table-cell>
          <table:table-cell office:value-type="float" office:value="120.424477272258" calcext:value-type="float">
            <text:p>120.424477272258</text:p>
          </table:table-cell>
        </table:table-row>
        <table:table-row table:style-name="ro1">
          <table:table-cell office:value-type="time" office:time-value="PT00H24M50S" calcext:value-type="time">
            <text:p>00:24:50</text:p>
          </table:table-cell>
          <table:table-cell office:value-type="float" office:value="207.297716430206" calcext:value-type="float">
            <text:p>207.297716430206</text:p>
          </table:table-cell>
          <table:table-cell office:value-type="float" office:value="87.0518722217693" calcext:value-type="float">
            <text:p>87.0518722217693</text:p>
          </table:table-cell>
          <table:table-cell office:value-type="float" office:value="156.60856022606" calcext:value-type="float">
            <text:p>156.60856022606</text:p>
          </table:table-cell>
          <table:table-cell office:value-type="float" office:value="46.5794424697235" calcext:value-type="float">
            <text:p>46.5794424697235</text:p>
          </table:table-cell>
        </table:table-row>
        <table:table-row table:style-name="ro1">
          <table:table-cell office:value-type="time" office:time-value="PT00H25M00S" calcext:value-type="time">
            <text:p>00:25:00</text:p>
          </table:table-cell>
          <table:table-cell office:value-type="float" office:value="165.311124163657" calcext:value-type="float">
            <text:p>165.311124163657</text:p>
          </table:table-cell>
          <table:table-cell office:value-type="float" office:value="88.4541432294959" calcext:value-type="float">
            <text:p>88.4541432294959</text:p>
          </table:table-cell>
          <table:table-cell office:value-type="float" office:value="121.196140518369" calcext:value-type="float">
            <text:p>121.196140518369</text:p>
          </table:table-cell>
          <table:table-cell office:value-type="float" office:value="194.388272158416" calcext:value-type="float">
            <text:p>194.388272158416</text:p>
          </table:table-cell>
        </table:table-row>
      </table:table>
      <table:table table:name="DbReadMeanThreads100" table:style-name="ta1">
        <table:table-column table:style-name="co3" table:default-cell-style-name="ce5"/>
        <table:table-column table:style-name="co4" table:default-cell-style-name="ce6"/>
        <table:table-row table:style-name="ro1">
          <table:table-cell office:value-type="string" calcext:value-type="string">
            <text:p>Elapsed Time</text:p>
          </table:table-cell>
          <table:table-cell table:style-name="Default" office:value-type="string" calcext:value-type="string">
            <text:p>Thread Pool size</text:p>
          </table:table-cell>
        </table:table-row>
        <table:table-row table:style-name="ro1">
          <table:table-cell office:value-type="time" office:time-value="PT00H00M00S" calcext:value-type="time">
            <text:p>00:00:0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00H00M10S" calcext:value-type="time">
            <text:p>00:00: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0M20S" calcext:value-type="time">
            <text:p>00:00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0M30S" calcext:value-type="time">
            <text:p>00:00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0M40S" calcext:value-type="time">
            <text:p>00:00: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0M50S" calcext:value-type="time">
            <text:p>00:00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1M00S" calcext:value-type="time">
            <text:p>00:01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1M10S" calcext:value-type="time">
            <text:p>00:01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1M20S" calcext:value-type="time">
            <text:p>00:01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1M30S" calcext:value-type="time">
            <text:p>00:01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1M40S" calcext:value-type="time">
            <text:p>00:01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1M50S" calcext:value-type="time">
            <text:p>00:01: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2M00S" calcext:value-type="time">
            <text:p>00:02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2M10S" calcext:value-type="time">
            <text:p>00:02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2M20S" calcext:value-type="time">
            <text:p>00:02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2M30S" calcext:value-type="time">
            <text:p>00:02: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2M40S" calcext:value-type="time">
            <text:p>00:02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2M50S" calcext:value-type="time">
            <text:p>00:02: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3M00S" calcext:value-type="time">
            <text:p>00:03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3M10S" calcext:value-type="time">
            <text:p>00:03: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3M20S" calcext:value-type="time">
            <text:p>00:03: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3M30S" calcext:value-type="time">
            <text:p>00:03: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3M40S" calcext:value-type="time">
            <text:p>00:03: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03M50S" calcext:value-type="time">
            <text:p>00:03: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04M00S" calcext:value-type="time">
            <text:p>00:04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4M10S" calcext:value-type="time">
            <text:p>00:04: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4M20S" calcext:value-type="time">
            <text:p>00:04:2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04M30S" calcext:value-type="time">
            <text:p>00:04:3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04M40S" calcext:value-type="time">
            <text:p>00:04: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4M50S" calcext:value-type="time">
            <text:p>00:04: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5M00S" calcext:value-type="time">
            <text:p>00:05: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05M10S" calcext:value-type="time">
            <text:p>00:05: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05M20S" calcext:value-type="time">
            <text:p>00:05: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5M30S" calcext:value-type="time">
            <text:p>00:05:3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05M40S" calcext:value-type="time">
            <text:p>00:05:4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05M50S" calcext:value-type="time">
            <text:p>00:05: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06M00S" calcext:value-type="time">
            <text:p>00:06: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06M10S" calcext:value-type="time">
            <text:p>00:06: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06M20S" calcext:value-type="time">
            <text:p>00:06:2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06M30S" calcext:value-type="time">
            <text:p>00:06:3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06M40S" calcext:value-type="time">
            <text:p>00:06: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6M50S" calcext:value-type="time">
            <text:p>00:06: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07M00S" calcext:value-type="time">
            <text:p>00:07: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07M10S" calcext:value-type="time">
            <text:p>00:07: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07M20S" calcext:value-type="time">
            <text:p>00:07:2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07M30S" calcext:value-type="time">
            <text:p>00:07:3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07M40S" calcext:value-type="time">
            <text:p>00:07: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07M50S" calcext:value-type="time">
            <text:p>00:07: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08M00S" calcext:value-type="time">
            <text:p>00:08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8M10S" calcext:value-type="time">
            <text:p>00:08: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08M20S" calcext:value-type="time">
            <text:p>00:08:2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08M30S" calcext:value-type="time">
            <text:p>00:08:3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08M40S" calcext:value-type="time">
            <text:p>00:08:4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08M50S" calcext:value-type="time">
            <text:p>00:08: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09M00S" calcext:value-type="time">
            <text:p>00:09:0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09M10S" calcext:value-type="time">
            <text:p>00:09:1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09M20S" calcext:value-type="time">
            <text:p>00:09:2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09M30S" calcext:value-type="time">
            <text:p>00:09:3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09M40S" calcext:value-type="time">
            <text:p>00:09: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09M50S" calcext:value-type="time">
            <text:p>00:09: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0M00S" calcext:value-type="time">
            <text:p>00:10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0M10S" calcext:value-type="time">
            <text:p>00:10: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0M20S" calcext:value-type="time">
            <text:p>00:10:2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10M30S" calcext:value-type="time">
            <text:p>00:10:3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0M40S" calcext:value-type="time">
            <text:p>00:10: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0M50S" calcext:value-type="time">
            <text:p>00:10: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1M00S" calcext:value-type="time">
            <text:p>00:11: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1M10S" calcext:value-type="time">
            <text:p>00:11: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1M20S" calcext:value-type="time">
            <text:p>00:11: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1M30S" calcext:value-type="time">
            <text:p>00:11:3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1M40S" calcext:value-type="time">
            <text:p>00:11:4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11M50S" calcext:value-type="time">
            <text:p>00:11: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12M00S" calcext:value-type="time">
            <text:p>00:12: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12M10S" calcext:value-type="time">
            <text:p>00:12:1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12M20S" calcext:value-type="time">
            <text:p>00:12:2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12M30S" calcext:value-type="time">
            <text:p>00:12:3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12M40S" calcext:value-type="time">
            <text:p>00:12: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2M50S" calcext:value-type="time">
            <text:p>00:12: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3M00S" calcext:value-type="time">
            <text:p>00:13: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3M10S" calcext:value-type="time">
            <text:p>00:13: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3M20S" calcext:value-type="time">
            <text:p>00:13: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3M30S" calcext:value-type="time">
            <text:p>00:13: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3M40S" calcext:value-type="time">
            <text:p>00:13: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3M50S" calcext:value-type="time">
            <text:p>00:13: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4M00S" calcext:value-type="time">
            <text:p>00:14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4M10S" calcext:value-type="time">
            <text:p>00:14: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4M20S" calcext:value-type="time">
            <text:p>00:14:2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14M30S" calcext:value-type="time">
            <text:p>00:14:3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14M40S" calcext:value-type="time">
            <text:p>00:14:4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14M50S" calcext:value-type="time">
            <text:p>00:14: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15M00S" calcext:value-type="time">
            <text:p>00:15:0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15M10S" calcext:value-type="time">
            <text:p>00:15:1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15M20S" calcext:value-type="time">
            <text:p>00:15:2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5M30S" calcext:value-type="time">
            <text:p>00:15:3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5M40S" calcext:value-type="time">
            <text:p>00:15: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5M50S" calcext:value-type="time">
            <text:p>00:15: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6M00S" calcext:value-type="time">
            <text:p>00:16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6M10S" calcext:value-type="time">
            <text:p>00:16: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6M20S" calcext:value-type="time">
            <text:p>00:16:2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16M30S" calcext:value-type="time">
            <text:p>00:16:3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16M40S" calcext:value-type="time">
            <text:p>00:16:4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16M50S" calcext:value-type="time">
            <text:p>00:16: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17M00S" calcext:value-type="time">
            <text:p>00:17:0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17M10S" calcext:value-type="time">
            <text:p>00:17:1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17M20S" calcext:value-type="time">
            <text:p>00:17:2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7M30S" calcext:value-type="time">
            <text:p>00:17:3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7M40S" calcext:value-type="time">
            <text:p>00:17: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7M50S" calcext:value-type="time">
            <text:p>00:17: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8M00S" calcext:value-type="time">
            <text:p>00:18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8M10S" calcext:value-type="time">
            <text:p>00:18: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8M20S" calcext:value-type="time">
            <text:p>00:18:2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18M30S" calcext:value-type="time">
            <text:p>00:18:3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18M40S" calcext:value-type="time">
            <text:p>00:18:4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18M50S" calcext:value-type="time">
            <text:p>00:18: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19M00S" calcext:value-type="time">
            <text:p>00:19:0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19M10S" calcext:value-type="time">
            <text:p>00:19:1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19M20S" calcext:value-type="time">
            <text:p>00:19:2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9M30S" calcext:value-type="time">
            <text:p>00:19:3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9M40S" calcext:value-type="time">
            <text:p>00:19: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9M50S" calcext:value-type="time">
            <text:p>00:19: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0M00S" calcext:value-type="time">
            <text:p>00:20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0M10S" calcext:value-type="time">
            <text:p>00:20: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0M20S" calcext:value-type="time">
            <text:p>00:20:2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20M30S" calcext:value-type="time">
            <text:p>00:20:3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20M40S" calcext:value-type="time">
            <text:p>00:20:4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20M50S" calcext:value-type="time">
            <text:p>00:20: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21M00S" calcext:value-type="time">
            <text:p>00:21:0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21M10S" calcext:value-type="time">
            <text:p>00:21:1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21M20S" calcext:value-type="time">
            <text:p>00:21:2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1M30S" calcext:value-type="time">
            <text:p>00:21:3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1M40S" calcext:value-type="time">
            <text:p>00:21: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1M50S" calcext:value-type="time">
            <text:p>00:21: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2M00S" calcext:value-type="time">
            <text:p>00:22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2M10S" calcext:value-type="time">
            <text:p>00:22: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2M20S" calcext:value-type="time">
            <text:p>00:22:2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22M30S" calcext:value-type="time">
            <text:p>00:22:3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2M40S" calcext:value-type="time">
            <text:p>00:22: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2M50S" calcext:value-type="time">
            <text:p>00:22: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3M00S" calcext:value-type="time">
            <text:p>00:23: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3M10S" calcext:value-type="time">
            <text:p>00:23: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3M20S" calcext:value-type="time">
            <text:p>00:23: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3M30S" calcext:value-type="time">
            <text:p>00:23: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3M40S" calcext:value-type="time">
            <text:p>00:23: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3M50S" calcext:value-type="time">
            <text:p>00:23: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4M00S" calcext:value-type="time">
            <text:p>00:24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4M10S" calcext:value-type="time">
            <text:p>00:24: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4M20S" calcext:value-type="time">
            <text:p>00:24:2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24M30S" calcext:value-type="time">
            <text:p>00:24:3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24M40S" calcext:value-type="time">
            <text:p>00:24:4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24M50S" calcext:value-type="time">
            <text:p>00:24: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25M00S" calcext:value-type="time">
            <text:p>00:25:00</text:p>
          </table:table-cell>
          <table:table-cell office:value-type="float" office:value="71" calcext:value-type="float">
            <text:p>71</text:p>
          </table:table-cell>
        </table:table-row>
      </table:table>
      <table:table table:name="DbWriteMean100" table:style-name="ta1">
        <table:table-column table:style-name="co5" table:default-cell-style-name="ce5"/>
        <table:table-column table:style-name="co2" table:number-columns-repeated="4" table:default-cell-style-name="ce6"/>
        <table:table-row table:style-name="ro1">
          <table:table-cell office:value-type="string" calcext:value-type="string">
            <text:p>Elapsed Time</text:p>
          </table:table-cell>
          <table:table-cell table:style-name="Default" office:value-type="string" calcext:value-type="string">
            <text:p>Fixed1</text:p>
          </table:table-cell>
          <table:table-cell table:style-name="Default" office:value-type="string" calcext:value-type="string">
            <text:p>Fixed10</text:p>
          </table:table-cell>
          <table:table-cell table:style-name="Default" office:value-type="string" calcext:value-type="string">
            <text:p>Fixed100</text:p>
          </table:table-cell>
          <table:table-cell table:style-name="Default" office:value-type="string" calcext:value-type="string">
            <text:p>ADAPT-T</text:p>
          </table:table-cell>
        </table:table-row>
        <table:table-row table:style-name="ro1">
          <table:table-cell office:value-type="time" office:time-value="PT00H00M10S" calcext:value-type="time">
            <text:p>00:00:10</text:p>
          </table:table-cell>
          <table:table-cell office:value-type="float" office:value="2198.54299628415" calcext:value-type="float">
            <text:p>2198.54299628415</text:p>
          </table:table-cell>
          <table:table-cell office:value-type="float" office:value="243.477949098667" calcext:value-type="float">
            <text:p>243.477949098667</text:p>
          </table:table-cell>
          <table:table-cell office:value-type="float" office:value="193.362174726368" calcext:value-type="float">
            <text:p>193.362174726368</text:p>
          </table:table-cell>
          <table:table-cell office:value-type="float" office:value="2066.32135904382" calcext:value-type="float">
            <text:p>2066.32135904382</text:p>
          </table:table-cell>
        </table:table-row>
        <table:table-row table:style-name="ro1">
          <table:table-cell office:value-type="time" office:time-value="PT00H00M20S" calcext:value-type="time">
            <text:p>00:00:20</text:p>
          </table:table-cell>
          <table:table-cell office:value-type="float" office:value="2286.57402984966" calcext:value-type="float">
            <text:p>2286.57402984966</text:p>
          </table:table-cell>
          <table:table-cell office:value-type="float" office:value="231.943541233645" calcext:value-type="float">
            <text:p>231.943541233645</text:p>
          </table:table-cell>
          <table:table-cell office:value-type="float" office:value="104.717091312015" calcext:value-type="float">
            <text:p>104.717091312015</text:p>
          </table:table-cell>
          <table:table-cell office:value-type="float" office:value="435.375292828595" calcext:value-type="float">
            <text:p>435.375292828595</text:p>
          </table:table-cell>
        </table:table-row>
        <table:table-row table:style-name="ro1">
          <table:table-cell office:value-type="time" office:time-value="PT00H00M30S" calcext:value-type="time">
            <text:p>00:00:30</text:p>
          </table:table-cell>
          <table:table-cell office:value-type="float" office:value="2229.20188548315" calcext:value-type="float">
            <text:p>2229.20188548315</text:p>
          </table:table-cell>
          <table:table-cell office:value-type="float" office:value="223.20295061573" calcext:value-type="float">
            <text:p>223.20295061573</text:p>
          </table:table-cell>
          <table:table-cell office:value-type="float" office:value="69.5596614461846" calcext:value-type="float">
            <text:p>69.5596614461846</text:p>
          </table:table-cell>
          <table:table-cell office:value-type="float" office:value="379.75539397516" calcext:value-type="float">
            <text:p>379.75539397516</text:p>
          </table:table-cell>
        </table:table-row>
        <table:table-row table:style-name="ro1">
          <table:table-cell office:value-type="time" office:time-value="PT00H00M40S" calcext:value-type="time">
            <text:p>00:00:40</text:p>
          </table:table-cell>
          <table:table-cell office:value-type="float" office:value="2194.48532796529" calcext:value-type="float">
            <text:p>2194.48532796529</text:p>
          </table:table-cell>
          <table:table-cell office:value-type="float" office:value="218.83365385022" calcext:value-type="float">
            <text:p>218.83365385022</text:p>
          </table:table-cell>
          <table:table-cell office:value-type="float" office:value="71.4483405877895" calcext:value-type="float">
            <text:p>71.4483405877895</text:p>
          </table:table-cell>
          <table:table-cell office:value-type="float" office:value="2244.83375300246" calcext:value-type="float">
            <text:p>2244.83375300246</text:p>
          </table:table-cell>
        </table:table-row>
        <table:table-row table:style-name="ro1">
          <table:table-cell office:value-type="time" office:time-value="PT00H00M50S" calcext:value-type="time">
            <text:p>00:00:50</text:p>
          </table:table-cell>
          <table:table-cell office:value-type="float" office:value="2152.27199505579" calcext:value-type="float">
            <text:p>2152.27199505579</text:p>
          </table:table-cell>
          <table:table-cell office:value-type="float" office:value="210.114235264271" calcext:value-type="float">
            <text:p>210.114235264271</text:p>
          </table:table-cell>
          <table:table-cell office:value-type="float" office:value="74.8016546783547" calcext:value-type="float">
            <text:p>74.8016546783547</text:p>
          </table:table-cell>
          <table:table-cell office:value-type="float" office:value="381.776976490659" calcext:value-type="float">
            <text:p>381.776976490659</text:p>
          </table:table-cell>
        </table:table-row>
        <table:table-row table:style-name="ro1">
          <table:table-cell office:value-type="time" office:time-value="PT00H01M00S" calcext:value-type="time">
            <text:p>00:01:00</text:p>
          </table:table-cell>
          <table:table-cell office:value-type="float" office:value="2131.30561828571" calcext:value-type="float">
            <text:p>2131.30561828571</text:p>
          </table:table-cell>
          <table:table-cell office:value-type="float" office:value="211.941750740426" calcext:value-type="float">
            <text:p>211.941750740426</text:p>
          </table:table-cell>
          <table:table-cell office:value-type="float" office:value="62.8029297381616" calcext:value-type="float">
            <text:p>62.8029297381616</text:p>
          </table:table-cell>
          <table:table-cell office:value-type="float" office:value="190.980249121495" calcext:value-type="float">
            <text:p>190.980249121495</text:p>
          </table:table-cell>
        </table:table-row>
        <table:table-row table:style-name="ro1">
          <table:table-cell office:value-type="time" office:time-value="PT00H01M10S" calcext:value-type="time">
            <text:p>00:01:10</text:p>
          </table:table-cell>
          <table:table-cell office:value-type="float" office:value="2083.15055512317" calcext:value-type="float">
            <text:p>2083.15055512317</text:p>
          </table:table-cell>
          <table:table-cell office:value-type="float" office:value="212.446426803419" calcext:value-type="float">
            <text:p>212.446426803419</text:p>
          </table:table-cell>
          <table:table-cell office:value-type="float" office:value="72.5883377227305" calcext:value-type="float">
            <text:p>72.5883377227305</text:p>
          </table:table-cell>
          <table:table-cell office:value-type="float" office:value="224.518316181224" calcext:value-type="float">
            <text:p>224.518316181224</text:p>
          </table:table-cell>
        </table:table-row>
        <table:table-row table:style-name="ro1">
          <table:table-cell office:value-type="time" office:time-value="PT00H01M20S" calcext:value-type="time">
            <text:p>00:01:20</text:p>
          </table:table-cell>
          <table:table-cell office:value-type="float" office:value="2124.10244146868" calcext:value-type="float">
            <text:p>2124.10244146868</text:p>
          </table:table-cell>
          <table:table-cell office:value-type="float" office:value="210.860413830508" calcext:value-type="float">
            <text:p>210.860413830508</text:p>
          </table:table-cell>
          <table:table-cell office:value-type="float" office:value="141.346366278603" calcext:value-type="float">
            <text:p>141.346366278603</text:p>
          </table:table-cell>
          <table:table-cell office:value-type="float" office:value="199.711265004959" calcext:value-type="float">
            <text:p>199.711265004959</text:p>
          </table:table-cell>
        </table:table-row>
        <table:table-row table:style-name="ro1">
          <table:table-cell office:value-type="time" office:time-value="PT00H01M30S" calcext:value-type="time">
            <text:p>00:01:30</text:p>
          </table:table-cell>
          <table:table-cell office:value-type="float" office:value="2125.64343323849" calcext:value-type="float">
            <text:p>2125.64343323849</text:p>
          </table:table-cell>
          <table:table-cell office:value-type="float" office:value="208.875459890985" calcext:value-type="float">
            <text:p>208.875459890985</text:p>
          </table:table-cell>
          <table:table-cell office:value-type="float" office:value="145.02165511938" calcext:value-type="float">
            <text:p>145.02165511938</text:p>
          </table:table-cell>
          <table:table-cell office:value-type="float" office:value="196.399434040999" calcext:value-type="float">
            <text:p>196.399434040999</text:p>
          </table:table-cell>
        </table:table-row>
        <table:table-row table:style-name="ro1">
          <table:table-cell office:value-type="time" office:time-value="PT00H01M40S" calcext:value-type="time">
            <text:p>00:01:40</text:p>
          </table:table-cell>
          <table:table-cell office:value-type="float" office:value="2062.48196961649" calcext:value-type="float">
            <text:p>2062.48196961649</text:p>
          </table:table-cell>
          <table:table-cell office:value-type="float" office:value="205.043091265979" calcext:value-type="float">
            <text:p>205.043091265979</text:p>
          </table:table-cell>
          <table:table-cell office:value-type="float" office:value="101.215477704889" calcext:value-type="float">
            <text:p>101.215477704889</text:p>
          </table:table-cell>
          <table:table-cell office:value-type="float" office:value="142.330948710987" calcext:value-type="float">
            <text:p>142.330948710987</text:p>
          </table:table-cell>
        </table:table-row>
        <table:table-row table:style-name="ro1">
          <table:table-cell office:value-type="time" office:time-value="PT00H01M50S" calcext:value-type="time">
            <text:p>00:01:50</text:p>
          </table:table-cell>
          <table:table-cell office:value-type="float" office:value="2075.2599909234" calcext:value-type="float">
            <text:p>2075.2599909234</text:p>
          </table:table-cell>
          <table:table-cell office:value-type="float" office:value="206.720667087137" calcext:value-type="float">
            <text:p>206.720667087137</text:p>
          </table:table-cell>
          <table:table-cell office:value-type="float" office:value="115.983323528767" calcext:value-type="float">
            <text:p>115.983323528767</text:p>
          </table:table-cell>
          <table:table-cell office:value-type="float" office:value="162.31595765405" calcext:value-type="float">
            <text:p>162.31595765405</text:p>
          </table:table-cell>
        </table:table-row>
        <table:table-row table:style-name="ro1">
          <table:table-cell office:value-type="time" office:time-value="PT00H02M00S" calcext:value-type="time">
            <text:p>00:02:00</text:p>
          </table:table-cell>
          <table:table-cell office:value-type="float" office:value="2185.61033227253" calcext:value-type="float">
            <text:p>2185.61033227253</text:p>
          </table:table-cell>
          <table:table-cell office:value-type="float" office:value="204.479855967146" calcext:value-type="float">
            <text:p>204.479855967146</text:p>
          </table:table-cell>
          <table:table-cell office:value-type="float" office:value="100.592599379515" calcext:value-type="float">
            <text:p>100.592599379515</text:p>
          </table:table-cell>
          <table:table-cell office:value-type="float" office:value="202.359049649189" calcext:value-type="float">
            <text:p>202.359049649189</text:p>
          </table:table-cell>
        </table:table-row>
        <table:table-row table:style-name="ro1">
          <table:table-cell office:value-type="time" office:time-value="PT00H02M10S" calcext:value-type="time">
            <text:p>00:02:10</text:p>
          </table:table-cell>
          <table:table-cell office:value-type="float" office:value="2132.27373030998" calcext:value-type="float">
            <text:p>2132.27373030998</text:p>
          </table:table-cell>
          <table:table-cell office:value-type="float" office:value="205.945319619048" calcext:value-type="float">
            <text:p>205.945319619048</text:p>
          </table:table-cell>
          <table:table-cell office:value-type="float" office:value="102.208462931658" calcext:value-type="float">
            <text:p>102.208462931658</text:p>
          </table:table-cell>
          <table:table-cell office:value-type="float" office:value="139.015719008067" calcext:value-type="float">
            <text:p>139.015719008067</text:p>
          </table:table-cell>
        </table:table-row>
        <table:table-row table:style-name="ro1">
          <table:table-cell office:value-type="time" office:time-value="PT00H02M20S" calcext:value-type="time">
            <text:p>00:02:20</text:p>
          </table:table-cell>
          <table:table-cell office:value-type="float" office:value="2198.27507429083" calcext:value-type="float">
            <text:p>2198.27507429083</text:p>
          </table:table-cell>
          <table:table-cell office:value-type="float" office:value="211.62494692766" calcext:value-type="float">
            <text:p>211.62494692766</text:p>
          </table:table-cell>
          <table:table-cell office:value-type="float" office:value="164.343996637405" calcext:value-type="float">
            <text:p>164.343996637405</text:p>
          </table:table-cell>
          <table:table-cell office:value-type="float" office:value="151.684105199225" calcext:value-type="float">
            <text:p>151.684105199225</text:p>
          </table:table-cell>
        </table:table-row>
        <table:table-row table:style-name="ro1">
          <table:table-cell office:value-type="time" office:time-value="PT00H02M30S" calcext:value-type="time">
            <text:p>00:02:30</text:p>
          </table:table-cell>
          <table:table-cell office:value-type="float" office:value="2107.29554691213" calcext:value-type="float">
            <text:p>2107.29554691213</text:p>
          </table:table-cell>
          <table:table-cell office:value-type="float" office:value="211.121447050847" calcext:value-type="float">
            <text:p>211.121447050847</text:p>
          </table:table-cell>
          <table:table-cell office:value-type="float" office:value="154.252956144732" calcext:value-type="float">
            <text:p>154.252956144732</text:p>
          </table:table-cell>
          <table:table-cell office:value-type="float" office:value="180.412160245164" calcext:value-type="float">
            <text:p>180.412160245164</text:p>
          </table:table-cell>
        </table:table-row>
        <table:table-row table:style-name="ro1">
          <table:table-cell office:value-type="time" office:time-value="PT00H02M40S" calcext:value-type="time">
            <text:p>00:02:40</text:p>
          </table:table-cell>
          <table:table-cell office:value-type="float" office:value="2062.0279204908" calcext:value-type="float">
            <text:p>2062.0279204908</text:p>
          </table:table-cell>
          <table:table-cell office:value-type="float" office:value="205.331719917526" calcext:value-type="float">
            <text:p>205.331719917526</text:p>
          </table:table-cell>
          <table:table-cell office:value-type="float" office:value="129.963609141736" calcext:value-type="float">
            <text:p>129.963609141736</text:p>
          </table:table-cell>
          <table:table-cell office:value-type="float" office:value="142.091151642891" calcext:value-type="float">
            <text:p>142.091151642891</text:p>
          </table:table-cell>
        </table:table-row>
        <table:table-row table:style-name="ro1">
          <table:table-cell office:value-type="time" office:time-value="PT00H02M50S" calcext:value-type="time">
            <text:p>00:02:50</text:p>
          </table:table-cell>
          <table:table-cell office:value-type="float" office:value="2067.97385626446" calcext:value-type="float">
            <text:p>2067.97385626446</text:p>
          </table:table-cell>
          <table:table-cell office:value-type="float" office:value="202.984879706721" calcext:value-type="float">
            <text:p>202.984879706721</text:p>
          </table:table-cell>
          <table:table-cell office:value-type="float" office:value="136.333836190476" calcext:value-type="float">
            <text:p>136.333836190476</text:p>
          </table:table-cell>
          <table:table-cell office:value-type="float" office:value="168.337127349686" calcext:value-type="float">
            <text:p>168.337127349686</text:p>
          </table:table-cell>
        </table:table-row>
        <table:table-row table:style-name="ro1">
          <table:table-cell office:value-type="time" office:time-value="PT00H03M00S" calcext:value-type="time">
            <text:p>00:03:00</text:p>
          </table:table-cell>
          <table:table-cell office:value-type="float" office:value="2027.92030458776" calcext:value-type="float">
            <text:p>2027.92030458776</text:p>
          </table:table-cell>
          <table:table-cell office:value-type="float" office:value="249.911927338346" calcext:value-type="float">
            <text:p>249.911927338346</text:p>
          </table:table-cell>
          <table:table-cell office:value-type="float" office:value="129.39330385521" calcext:value-type="float">
            <text:p>129.39330385521</text:p>
          </table:table-cell>
          <table:table-cell office:value-type="float" office:value="172.311885288042" calcext:value-type="float">
            <text:p>172.311885288042</text:p>
          </table:table-cell>
        </table:table-row>
        <table:table-row table:style-name="ro1">
          <table:table-cell office:value-type="time" office:time-value="PT00H03M10S" calcext:value-type="time">
            <text:p>00:03:10</text:p>
          </table:table-cell>
          <table:table-cell office:value-type="float" office:value="2063.49400493827" calcext:value-type="float">
            <text:p>2063.49400493827</text:p>
          </table:table-cell>
          <table:table-cell office:value-type="float" office:value="221.466724347439" calcext:value-type="float">
            <text:p>221.466724347439</text:p>
          </table:table-cell>
          <table:table-cell office:value-type="float" office:value="119.459999550024" calcext:value-type="float">
            <text:p>119.459999550024</text:p>
          </table:table-cell>
          <table:table-cell office:value-type="float" office:value="159.957603077438" calcext:value-type="float">
            <text:p>159.957603077438</text:p>
          </table:table-cell>
        </table:table-row>
        <table:table-row table:style-name="ro1">
          <table:table-cell office:value-type="time" office:time-value="PT00H03M20S" calcext:value-type="time">
            <text:p>00:03:20</text:p>
          </table:table-cell>
          <table:table-cell office:value-type="float" office:value="2048.05801547541" calcext:value-type="float">
            <text:p>2048.05801547541</text:p>
          </table:table-cell>
          <table:table-cell office:value-type="float" office:value="218.854597614035" calcext:value-type="float">
            <text:p>218.854597614035</text:p>
          </table:table-cell>
          <table:table-cell office:value-type="float" office:value="165.843357100855" calcext:value-type="float">
            <text:p>165.843357100855</text:p>
          </table:table-cell>
          <table:table-cell office:value-type="float" office:value="201.517112555649" calcext:value-type="float">
            <text:p>201.517112555649</text:p>
          </table:table-cell>
        </table:table-row>
        <table:table-row table:style-name="ro1">
          <table:table-cell office:value-type="time" office:time-value="PT00H03M30S" calcext:value-type="time">
            <text:p>00:03:30</text:p>
          </table:table-cell>
          <table:table-cell office:value-type="float" office:value="2039.53999505691" calcext:value-type="float">
            <text:p>2039.53999505691</text:p>
          </table:table-cell>
          <table:table-cell office:value-type="float" office:value="217.049520801743" calcext:value-type="float">
            <text:p>217.049520801743</text:p>
          </table:table-cell>
          <table:table-cell office:value-type="float" office:value="167.024639083669" calcext:value-type="float">
            <text:p>167.024639083669</text:p>
          </table:table-cell>
          <table:table-cell office:value-type="float" office:value="147.775877341067" calcext:value-type="float">
            <text:p>147.775877341067</text:p>
          </table:table-cell>
        </table:table-row>
        <table:table-row table:style-name="ro1">
          <table:table-cell office:value-type="time" office:time-value="PT00H03M40S" calcext:value-type="time">
            <text:p>00:03:40</text:p>
          </table:table-cell>
          <table:table-cell office:value-type="float" office:value="2114.46465906383" calcext:value-type="float">
            <text:p>2114.46465906383</text:p>
          </table:table-cell>
          <table:table-cell office:value-type="float" office:value="211.888206434043" calcext:value-type="float">
            <text:p>211.888206434043</text:p>
          </table:table-cell>
          <table:table-cell office:value-type="float" office:value="139.087697380329" calcext:value-type="float">
            <text:p>139.087697380329</text:p>
          </table:table-cell>
          <table:table-cell office:value-type="float" office:value="134.3021074354" calcext:value-type="float">
            <text:p>134.3021074354</text:p>
          </table:table-cell>
        </table:table-row>
        <table:table-row table:style-name="ro1">
          <table:table-cell office:value-type="time" office:time-value="PT00H03M50S" calcext:value-type="time">
            <text:p>00:03:50</text:p>
          </table:table-cell>
          <table:table-cell office:value-type="float" office:value="2109.2896567983" calcext:value-type="float">
            <text:p>2109.2896567983</text:p>
          </table:table-cell>
          <table:table-cell office:value-type="float" office:value="204.609043975359" calcext:value-type="float">
            <text:p>204.609043975359</text:p>
          </table:table-cell>
          <table:table-cell office:value-type="float" office:value="139.235321671416" calcext:value-type="float">
            <text:p>139.235321671416</text:p>
          </table:table-cell>
          <table:table-cell office:value-type="float" office:value="149.021769960948" calcext:value-type="float">
            <text:p>149.021769960948</text:p>
          </table:table-cell>
        </table:table-row>
        <table:table-row table:style-name="ro1">
          <table:table-cell office:value-type="time" office:time-value="PT00H04M00S" calcext:value-type="time">
            <text:p>00:04:00</text:p>
          </table:table-cell>
          <table:table-cell office:value-type="float" office:value="2025.43023878643" calcext:value-type="float">
            <text:p>2025.43023878643</text:p>
          </table:table-cell>
          <table:table-cell office:value-type="float" office:value="206.345862625259" calcext:value-type="float">
            <text:p>206.345862625259</text:p>
          </table:table-cell>
          <table:table-cell office:value-type="float" office:value="133.604642695321" calcext:value-type="float">
            <text:p>133.604642695321</text:p>
          </table:table-cell>
          <table:table-cell office:value-type="float" office:value="176.934865454545" calcext:value-type="float">
            <text:p>176.934865454545</text:p>
          </table:table-cell>
        </table:table-row>
        <table:table-row table:style-name="ro1">
          <table:table-cell office:value-type="time" office:time-value="PT00H04M10S" calcext:value-type="time">
            <text:p>00:04:10</text:p>
          </table:table-cell>
          <table:table-cell office:value-type="float" office:value="2050.16714715052" calcext:value-type="float">
            <text:p>2050.16714715052</text:p>
          </table:table-cell>
          <table:table-cell office:value-type="float" office:value="203.759331206544" calcext:value-type="float">
            <text:p>203.759331206544</text:p>
          </table:table-cell>
          <table:table-cell office:value-type="float" office:value="124.921061784361" calcext:value-type="float">
            <text:p>124.921061784361</text:p>
          </table:table-cell>
          <table:table-cell office:value-type="float" office:value="140.561887930143" calcext:value-type="float">
            <text:p>140.561887930143</text:p>
          </table:table-cell>
        </table:table-row>
        <table:table-row table:style-name="ro1">
          <table:table-cell office:value-type="time" office:time-value="PT00H04M20S" calcext:value-type="time">
            <text:p>00:04:20</text:p>
          </table:table-cell>
          <table:table-cell office:value-type="float" office:value="2037.92774413035" calcext:value-type="float">
            <text:p>2037.92774413035</text:p>
          </table:table-cell>
          <table:table-cell office:value-type="float" office:value="204.841582390144" calcext:value-type="float">
            <text:p>204.841582390144</text:p>
          </table:table-cell>
          <table:table-cell office:value-type="float" office:value="161.850091272805" calcext:value-type="float">
            <text:p>161.850091272805</text:p>
          </table:table-cell>
          <table:table-cell office:value-type="float" office:value="149.541309550294" calcext:value-type="float">
            <text:p>149.541309550294</text:p>
          </table:table-cell>
        </table:table-row>
        <table:table-row table:style-name="ro1">
          <table:table-cell office:value-type="time" office:time-value="PT00H04M30S" calcext:value-type="time">
            <text:p>00:04:30</text:p>
          </table:table-cell>
          <table:table-cell office:value-type="float" office:value="2052.98235417284" calcext:value-type="float">
            <text:p>2052.98235417284</text:p>
          </table:table-cell>
          <table:table-cell office:value-type="float" office:value="207.599518070686" calcext:value-type="float">
            <text:p>207.599518070686</text:p>
          </table:table-cell>
          <table:table-cell office:value-type="float" office:value="178.280254809769" calcext:value-type="float">
            <text:p>178.280254809769</text:p>
          </table:table-cell>
          <table:table-cell office:value-type="float" office:value="143.937122812845" calcext:value-type="float">
            <text:p>143.937122812845</text:p>
          </table:table-cell>
        </table:table-row>
        <table:table-row table:style-name="ro1">
          <table:table-cell office:value-type="time" office:time-value="PT00H04M40S" calcext:value-type="time">
            <text:p>00:04:40</text:p>
          </table:table-cell>
          <table:table-cell office:value-type="float" office:value="2119.53058352137" calcext:value-type="float">
            <text:p>2119.53058352137</text:p>
          </table:table-cell>
          <table:table-cell office:value-type="float" office:value="202.976494236735" calcext:value-type="float">
            <text:p>202.976494236735</text:p>
          </table:table-cell>
          <table:table-cell office:value-type="float" office:value="156.19435986294" calcext:value-type="float">
            <text:p>156.19435986294</text:p>
          </table:table-cell>
          <table:table-cell office:value-type="float" office:value="141.841759340357" calcext:value-type="float">
            <text:p>141.841759340357</text:p>
          </table:table-cell>
        </table:table-row>
        <table:table-row table:style-name="ro1">
          <table:table-cell office:value-type="time" office:time-value="PT00H04M50S" calcext:value-type="time">
            <text:p>00:04:50</text:p>
          </table:table-cell>
          <table:table-cell office:value-type="float" office:value="2139.96405013108" calcext:value-type="float">
            <text:p>2139.96405013108</text:p>
          </table:table-cell>
          <table:table-cell office:value-type="float" office:value="208.674301857741" calcext:value-type="float">
            <text:p>208.674301857741</text:p>
          </table:table-cell>
          <table:table-cell office:value-type="float" office:value="137.078209141111" calcext:value-type="float">
            <text:p>137.078209141111</text:p>
          </table:table-cell>
          <table:table-cell office:value-type="float" office:value="138.46000130843" calcext:value-type="float">
            <text:p>138.46000130843</text:p>
          </table:table-cell>
        </table:table-row>
        <table:table-row table:style-name="ro1">
          <table:table-cell office:value-type="time" office:time-value="PT00H05M00S" calcext:value-type="time">
            <text:p>00:05:00</text:p>
          </table:table-cell>
          <table:table-cell office:value-type="float" office:value="2015.72464993103" calcext:value-type="float">
            <text:p>2015.72464993103</text:p>
          </table:table-cell>
          <table:table-cell office:value-type="float" office:value="202.416643115619" calcext:value-type="float">
            <text:p>202.416643115619</text:p>
          </table:table-cell>
          <table:table-cell office:value-type="float" office:value="141.544198353285" calcext:value-type="float">
            <text:p>141.544198353285</text:p>
          </table:table-cell>
          <table:table-cell office:value-type="float" office:value="163.350399416345" calcext:value-type="float">
            <text:p>163.350399416345</text:p>
          </table:table-cell>
        </table:table-row>
        <table:table-row table:style-name="ro1">
          <table:table-cell office:value-type="time" office:time-value="PT00H05M10S" calcext:value-type="time">
            <text:p>00:05:10</text:p>
          </table:table-cell>
          <table:table-cell office:value-type="float" office:value="2053.37449028337" calcext:value-type="float">
            <text:p>2053.37449028337</text:p>
          </table:table-cell>
          <table:table-cell office:value-type="float" office:value="216.526384973913" calcext:value-type="float">
            <text:p>216.526384973913</text:p>
          </table:table-cell>
          <table:table-cell office:value-type="float" office:value="121.64071759437" calcext:value-type="float">
            <text:p>121.64071759437</text:p>
          </table:table-cell>
          <table:table-cell office:value-type="float" office:value="140.706554410837" calcext:value-type="float">
            <text:p>140.706554410837</text:p>
          </table:table-cell>
        </table:table-row>
        <table:table-row table:style-name="ro1">
          <table:table-cell office:value-type="time" office:time-value="PT00H05M20S" calcext:value-type="time">
            <text:p>00:05:20</text:p>
          </table:table-cell>
          <table:table-cell office:value-type="float" office:value="2020.14931406452" calcext:value-type="float">
            <text:p>2020.14931406452</text:p>
          </table:table-cell>
          <table:table-cell office:value-type="float" office:value="216.077014995671" calcext:value-type="float">
            <text:p>216.077014995671</text:p>
          </table:table-cell>
          <table:table-cell office:value-type="float" office:value="162.525682221744" calcext:value-type="float">
            <text:p>162.525682221744</text:p>
          </table:table-cell>
          <table:table-cell office:value-type="float" office:value="145.423168285812" calcext:value-type="float">
            <text:p>145.423168285812</text:p>
          </table:table-cell>
        </table:table-row>
        <table:table-row table:style-name="ro1">
          <table:table-cell office:value-type="time" office:time-value="PT00H05M30S" calcext:value-type="time">
            <text:p>00:05:30</text:p>
          </table:table-cell>
          <table:table-cell office:value-type="float" office:value="2160.59311764502" calcext:value-type="float">
            <text:p>2160.59311764502</text:p>
          </table:table-cell>
          <table:table-cell office:value-type="float" office:value="205.45616908642" calcext:value-type="float">
            <text:p>205.45616908642</text:p>
          </table:table-cell>
          <table:table-cell office:value-type="float" office:value="173.473961016119" calcext:value-type="float">
            <text:p>173.473961016119</text:p>
          </table:table-cell>
          <table:table-cell office:value-type="float" office:value="139.414772873244" calcext:value-type="float">
            <text:p>139.414772873244</text:p>
          </table:table-cell>
        </table:table-row>
        <table:table-row table:style-name="ro1">
          <table:table-cell office:value-type="time" office:time-value="PT00H05M40S" calcext:value-type="time">
            <text:p>00:05:40</text:p>
          </table:table-cell>
          <table:table-cell office:value-type="float" office:value="2042.71217333881" calcext:value-type="float">
            <text:p>2042.71217333881</text:p>
          </table:table-cell>
          <table:table-cell office:value-type="float" office:value="205.256049484536" calcext:value-type="float">
            <text:p>205.256049484536</text:p>
          </table:table-cell>
          <table:table-cell office:value-type="float" office:value="161.154181598505" calcext:value-type="float">
            <text:p>161.154181598505</text:p>
          </table:table-cell>
          <table:table-cell office:value-type="float" office:value="124.537766164221" calcext:value-type="float">
            <text:p>124.537766164221</text:p>
          </table:table-cell>
        </table:table-row>
        <table:table-row table:style-name="ro1">
          <table:table-cell office:value-type="time" office:time-value="PT00H05M50S" calcext:value-type="time">
            <text:p>00:05:50</text:p>
          </table:table-cell>
          <table:table-cell office:value-type="float" office:value="2060.49258221677" calcext:value-type="float">
            <text:p>2060.49258221677</text:p>
          </table:table-cell>
          <table:table-cell office:value-type="float" office:value="205.059177349794" calcext:value-type="float">
            <text:p>205.059177349794</text:p>
          </table:table-cell>
          <table:table-cell office:value-type="float" office:value="127.991668363636" calcext:value-type="float">
            <text:p>127.991668363636</text:p>
          </table:table-cell>
          <table:table-cell office:value-type="float" office:value="128.588533469875" calcext:value-type="float">
            <text:p>128.588533469875</text:p>
          </table:table-cell>
        </table:table-row>
        <table:table-row table:style-name="ro1">
          <table:table-cell office:value-type="time" office:time-value="PT00H06M00S" calcext:value-type="time">
            <text:p>00:06:00</text:p>
          </table:table-cell>
          <table:table-cell office:value-type="float" office:value="2286.3606374873" calcext:value-type="float">
            <text:p>2286.3606374873</text:p>
          </table:table-cell>
          <table:table-cell office:value-type="float" office:value="229.714250322581" calcext:value-type="float">
            <text:p>229.714250322581</text:p>
          </table:table-cell>
          <table:table-cell office:value-type="float" office:value="149.058235778844" calcext:value-type="float">
            <text:p>149.058235778844</text:p>
          </table:table-cell>
          <table:table-cell office:value-type="float" office:value="157.918963861288" calcext:value-type="float">
            <text:p>157.918963861288</text:p>
          </table:table-cell>
        </table:table-row>
        <table:table-row table:style-name="ro1">
          <table:table-cell office:value-type="time" office:time-value="PT00H06M10S" calcext:value-type="time">
            <text:p>00:06:10</text:p>
          </table:table-cell>
          <table:table-cell office:value-type="float" office:value="2068.44642457495" calcext:value-type="float">
            <text:p>2068.44642457495</text:p>
          </table:table-cell>
          <table:table-cell office:value-type="float" office:value="201.264101107071" calcext:value-type="float">
            <text:p>201.264101107071</text:p>
          </table:table-cell>
          <table:table-cell office:value-type="float" office:value="126.985900339605" calcext:value-type="float">
            <text:p>126.985900339605</text:p>
          </table:table-cell>
          <table:table-cell office:value-type="float" office:value="132.839946886322" calcext:value-type="float">
            <text:p>132.839946886322</text:p>
          </table:table-cell>
        </table:table-row>
        <table:table-row table:style-name="ro1">
          <table:table-cell office:value-type="time" office:time-value="PT00H06M20S" calcext:value-type="time">
            <text:p>00:06:20</text:p>
          </table:table-cell>
          <table:table-cell office:value-type="float" office:value="2090.17039843737" calcext:value-type="float">
            <text:p>2090.17039843737</text:p>
          </table:table-cell>
          <table:table-cell office:value-type="float" office:value="199.704346164329" calcext:value-type="float">
            <text:p>199.704346164329</text:p>
          </table:table-cell>
          <table:table-cell office:value-type="float" office:value="156.497917805871" calcext:value-type="float">
            <text:p>156.497917805871</text:p>
          </table:table-cell>
          <table:table-cell office:value-type="float" office:value="129.936749973107" calcext:value-type="float">
            <text:p>129.936749973107</text:p>
          </table:table-cell>
        </table:table-row>
        <table:table-row table:style-name="ro1">
          <table:table-cell office:value-type="time" office:time-value="PT00H06M30S" calcext:value-type="time">
            <text:p>00:06:30</text:p>
          </table:table-cell>
          <table:table-cell office:value-type="float" office:value="2121.7825676318" calcext:value-type="float">
            <text:p>2121.7825676318</text:p>
          </table:table-cell>
          <table:table-cell office:value-type="float" office:value="214.121931034483" calcext:value-type="float">
            <text:p>214.121931034483</text:p>
          </table:table-cell>
          <table:table-cell office:value-type="float" office:value="182.453909905385" calcext:value-type="float">
            <text:p>182.453909905385</text:p>
          </table:table-cell>
          <table:table-cell office:value-type="float" office:value="129.099471526377" calcext:value-type="float">
            <text:p>129.099471526377</text:p>
          </table:table-cell>
        </table:table-row>
        <table:table-row table:style-name="ro1">
          <table:table-cell office:value-type="time" office:time-value="PT00H06M40S" calcext:value-type="time">
            <text:p>00:06:40</text:p>
          </table:table-cell>
          <table:table-cell office:value-type="float" office:value="2073.28275545228" calcext:value-type="float">
            <text:p>2073.28275545228</text:p>
          </table:table-cell>
          <table:table-cell office:value-type="float" office:value="211.172787145877" calcext:value-type="float">
            <text:p>211.172787145877</text:p>
          </table:table-cell>
          <table:table-cell office:value-type="float" office:value="169.395328219554" calcext:value-type="float">
            <text:p>169.395328219554</text:p>
          </table:table-cell>
          <table:table-cell office:value-type="float" office:value="123.787825341677" calcext:value-type="float">
            <text:p>123.787825341677</text:p>
          </table:table-cell>
        </table:table-row>
        <table:table-row table:style-name="ro1">
          <table:table-cell office:value-type="time" office:time-value="PT00H06M50S" calcext:value-type="time">
            <text:p>00:06:50</text:p>
          </table:table-cell>
          <table:table-cell office:value-type="float" office:value="1966.61566308481" calcext:value-type="float">
            <text:p>1966.61566308481</text:p>
          </table:table-cell>
          <table:table-cell office:value-type="float" office:value="204.843420971193" calcext:value-type="float">
            <text:p>204.843420971193</text:p>
          </table:table-cell>
          <table:table-cell office:value-type="float" office:value="130.620517177366" calcext:value-type="float">
            <text:p>130.620517177366</text:p>
          </table:table-cell>
          <table:table-cell office:value-type="float" office:value="129.658369584623" calcext:value-type="float">
            <text:p>129.658369584623</text:p>
          </table:table-cell>
        </table:table-row>
        <table:table-row table:style-name="ro1">
          <table:table-cell office:value-type="time" office:time-value="PT00H07M00S" calcext:value-type="time">
            <text:p>00:07:00</text:p>
          </table:table-cell>
          <table:table-cell office:value-type="float" office:value="2011.41573799601" calcext:value-type="float">
            <text:p>2011.41573799601</text:p>
          </table:table-cell>
          <table:table-cell office:value-type="float" office:value="203.548676171079" calcext:value-type="float">
            <text:p>203.548676171079</text:p>
          </table:table-cell>
          <table:table-cell office:value-type="float" office:value="141.536382893372" calcext:value-type="float">
            <text:p>141.536382893372</text:p>
          </table:table-cell>
          <table:table-cell office:value-type="float" office:value="161.253931416348" calcext:value-type="float">
            <text:p>161.253931416348</text:p>
          </table:table-cell>
        </table:table-row>
        <table:table-row table:style-name="ro1">
          <table:table-cell office:value-type="time" office:time-value="PT00H07M10S" calcext:value-type="time">
            <text:p>00:07:10</text:p>
          </table:table-cell>
          <table:table-cell office:value-type="float" office:value="2022.44202997551" calcext:value-type="float">
            <text:p>2022.44202997551</text:p>
          </table:table-cell>
          <table:table-cell office:value-type="float" office:value="200.963297486869" calcext:value-type="float">
            <text:p>200.963297486869</text:p>
          </table:table-cell>
          <table:table-cell office:value-type="float" office:value="122.296580303535" calcext:value-type="float">
            <text:p>122.296580303535</text:p>
          </table:table-cell>
          <table:table-cell office:value-type="float" office:value="139.39419594036" calcext:value-type="float">
            <text:p>139.39419594036</text:p>
          </table:table-cell>
        </table:table-row>
        <table:table-row table:style-name="ro1">
          <table:table-cell office:value-type="time" office:time-value="PT00H07M20S" calcext:value-type="time">
            <text:p>00:07:20</text:p>
          </table:table-cell>
          <table:table-cell office:value-type="float" office:value="2012.65951460241" calcext:value-type="float">
            <text:p>2012.65951460241</text:p>
          </table:table-cell>
          <table:table-cell office:value-type="float" office:value="201.583969745455" calcext:value-type="float">
            <text:p>201.583969745455</text:p>
          </table:table-cell>
          <table:table-cell office:value-type="float" office:value="159.318056908864" calcext:value-type="float">
            <text:p>159.318056908864</text:p>
          </table:table-cell>
          <table:table-cell office:value-type="float" office:value="151.837144560845" calcext:value-type="float">
            <text:p>151.837144560845</text:p>
          </table:table-cell>
        </table:table-row>
        <table:table-row table:style-name="ro1">
          <table:table-cell office:value-type="time" office:time-value="PT00H07M30S" calcext:value-type="time">
            <text:p>00:07:30</text:p>
          </table:table-cell>
          <table:table-cell office:value-type="float" office:value="2013.96920733737" calcext:value-type="float">
            <text:p>2013.96920733737</text:p>
          </table:table-cell>
          <table:table-cell office:value-type="float" office:value="210.239488" calcext:value-type="float">
            <text:p>210.239488</text:p>
          </table:table-cell>
          <table:table-cell office:value-type="float" office:value="168.463144341039" calcext:value-type="float">
            <text:p>168.463144341039</text:p>
          </table:table-cell>
          <table:table-cell office:value-type="float" office:value="137.315144275769" calcext:value-type="float">
            <text:p>137.315144275769</text:p>
          </table:table-cell>
        </table:table-row>
        <table:table-row table:style-name="ro1">
          <table:table-cell office:value-type="time" office:time-value="PT00H07M40S" calcext:value-type="time">
            <text:p>00:07:40</text:p>
          </table:table-cell>
          <table:table-cell office:value-type="float" office:value="2061.51767651029" calcext:value-type="float">
            <text:p>2061.51767651029</text:p>
          </table:table-cell>
          <table:table-cell office:value-type="float" office:value="206.829449520661" calcext:value-type="float">
            <text:p>206.829449520661</text:p>
          </table:table-cell>
          <table:table-cell office:value-type="float" office:value="162.12711201366" calcext:value-type="float">
            <text:p>162.12711201366</text:p>
          </table:table-cell>
          <table:table-cell office:value-type="float" office:value="122.909525279546" calcext:value-type="float">
            <text:p>122.909525279546</text:p>
          </table:table-cell>
        </table:table-row>
        <table:table-row table:style-name="ro1">
          <table:table-cell office:value-type="time" office:time-value="PT00H07M50S" calcext:value-type="time">
            <text:p>00:07:50</text:p>
          </table:table-cell>
          <table:table-cell office:value-type="float" office:value="2085.36966054772" calcext:value-type="float">
            <text:p>2085.36966054772</text:p>
          </table:table-cell>
          <table:table-cell office:value-type="float" office:value="204.838781096907" calcext:value-type="float">
            <text:p>204.838781096907</text:p>
          </table:table-cell>
          <table:table-cell office:value-type="float" office:value="126.23966746838" calcext:value-type="float">
            <text:p>126.23966746838</text:p>
          </table:table-cell>
          <table:table-cell office:value-type="float" office:value="134.685558977086" calcext:value-type="float">
            <text:p>134.685558977086</text:p>
          </table:table-cell>
        </table:table-row>
        <table:table-row table:style-name="ro1">
          <table:table-cell office:value-type="time" office:time-value="PT00H08M00S" calcext:value-type="time">
            <text:p>00:08:00</text:p>
          </table:table-cell>
          <table:table-cell office:value-type="float" office:value="2023.43988347047" calcext:value-type="float">
            <text:p>2023.43988347047</text:p>
          </table:table-cell>
          <table:table-cell office:value-type="float" office:value="204.56041757377" calcext:value-type="float">
            <text:p>204.56041757377</text:p>
          </table:table-cell>
          <table:table-cell office:value-type="float" office:value="147.51934989957" calcext:value-type="float">
            <text:p>147.51934989957</text:p>
          </table:table-cell>
          <table:table-cell office:value-type="float" office:value="163.199747704262" calcext:value-type="float">
            <text:p>163.199747704262</text:p>
          </table:table-cell>
        </table:table-row>
        <table:table-row table:style-name="ro1">
          <table:table-cell office:value-type="time" office:time-value="PT00H08M10S" calcext:value-type="time">
            <text:p>00:08:10</text:p>
          </table:table-cell>
          <table:table-cell office:value-type="float" office:value="2057.2845806653" calcext:value-type="float">
            <text:p>2057.2845806653</text:p>
          </table:table-cell>
          <table:table-cell office:value-type="float" office:value="210.257148227368" calcext:value-type="float">
            <text:p>210.257148227368</text:p>
          </table:table-cell>
          <table:table-cell office:value-type="float" office:value="110.608056776591" calcext:value-type="float">
            <text:p>110.608056776591</text:p>
          </table:table-cell>
          <table:table-cell office:value-type="float" office:value="131.712955080411" calcext:value-type="float">
            <text:p>131.712955080411</text:p>
          </table:table-cell>
        </table:table-row>
        <table:table-row table:style-name="ro1">
          <table:table-cell office:value-type="time" office:time-value="PT00H08M20S" calcext:value-type="time">
            <text:p>00:08:20</text:p>
          </table:table-cell>
          <table:table-cell office:value-type="float" office:value="2018.15503799596" calcext:value-type="float">
            <text:p>2018.15503799596</text:p>
          </table:table-cell>
          <table:table-cell office:value-type="float" office:value="205.917097076605" calcext:value-type="float">
            <text:p>205.917097076605</text:p>
          </table:table-cell>
          <table:table-cell office:value-type="float" office:value="156.386844095214" calcext:value-type="float">
            <text:p>156.386844095214</text:p>
          </table:table-cell>
          <table:table-cell office:value-type="float" office:value="136.240975861184" calcext:value-type="float">
            <text:p>136.240975861184</text:p>
          </table:table-cell>
        </table:table-row>
        <table:table-row table:style-name="ro1">
          <table:table-cell office:value-type="time" office:time-value="PT00H08M30S" calcext:value-type="time">
            <text:p>00:08:30</text:p>
          </table:table-cell>
          <table:table-cell office:value-type="float" office:value="2001.119215616" calcext:value-type="float">
            <text:p>2001.119215616</text:p>
          </table:table-cell>
          <table:table-cell office:value-type="float" office:value="209.155739639413" calcext:value-type="float">
            <text:p>209.155739639413</text:p>
          </table:table-cell>
          <table:table-cell office:value-type="float" office:value="172.650533160526" calcext:value-type="float">
            <text:p>172.650533160526</text:p>
          </table:table-cell>
          <table:table-cell office:value-type="float" office:value="125.87359626262" calcext:value-type="float">
            <text:p>125.87359626262</text:p>
          </table:table-cell>
        </table:table-row>
        <table:table-row table:style-name="ro1">
          <table:table-cell office:value-type="time" office:time-value="PT00H08M40S" calcext:value-type="time">
            <text:p>00:08:40</text:p>
          </table:table-cell>
          <table:table-cell office:value-type="float" office:value="2035.06086164417" calcext:value-type="float">
            <text:p>2035.06086164417</text:p>
          </table:table-cell>
          <table:table-cell office:value-type="float" office:value="203.603499885714" calcext:value-type="float">
            <text:p>203.603499885714</text:p>
          </table:table-cell>
          <table:table-cell office:value-type="float" office:value="175.524052779221" calcext:value-type="float">
            <text:p>175.524052779221</text:p>
          </table:table-cell>
          <table:table-cell office:value-type="float" office:value="126.45562351874" calcext:value-type="float">
            <text:p>126.45562351874</text:p>
          </table:table-cell>
        </table:table-row>
        <table:table-row table:style-name="ro1">
          <table:table-cell office:value-type="time" office:time-value="PT00H08M50S" calcext:value-type="time">
            <text:p>00:08:50</text:p>
          </table:table-cell>
          <table:table-cell office:value-type="float" office:value="2048.87890611043" calcext:value-type="float">
            <text:p>2048.87890611043</text:p>
          </table:table-cell>
          <table:table-cell office:value-type="float" office:value="199.891643116466" calcext:value-type="float">
            <text:p>199.891643116466</text:p>
          </table:table-cell>
          <table:table-cell office:value-type="float" office:value="120.593777652839" calcext:value-type="float">
            <text:p>120.593777652839</text:p>
          </table:table-cell>
          <table:table-cell office:value-type="float" office:value="156.810412081387" calcext:value-type="float">
            <text:p>156.810412081387</text:p>
          </table:table-cell>
        </table:table-row>
        <table:table-row table:style-name="ro1">
          <table:table-cell office:value-type="time" office:time-value="PT00H09M00S" calcext:value-type="time">
            <text:p>00:09:00</text:p>
          </table:table-cell>
          <table:table-cell office:value-type="float" office:value="1970.38805484813" calcext:value-type="float">
            <text:p>1970.38805484813</text:p>
          </table:table-cell>
          <table:table-cell office:value-type="float" office:value="203.32102635102" calcext:value-type="float">
            <text:p>203.32102635102</text:p>
          </table:table-cell>
          <table:table-cell office:value-type="float" office:value="155.441455741557" calcext:value-type="float">
            <text:p>155.441455741557</text:p>
          </table:table-cell>
          <table:table-cell office:value-type="float" office:value="150.660272850469" calcext:value-type="float">
            <text:p>150.660272850469</text:p>
          </table:table-cell>
        </table:table-row>
        <table:table-row table:style-name="ro1">
          <table:table-cell office:value-type="time" office:time-value="PT00H09M10S" calcext:value-type="time">
            <text:p>00:09:10</text:p>
          </table:table-cell>
          <table:table-cell office:value-type="float" office:value="2069.18997333333" calcext:value-type="float">
            <text:p>2069.18997333333</text:p>
          </table:table-cell>
          <table:table-cell office:value-type="float" office:value="201.647108145749" calcext:value-type="float">
            <text:p>201.647108145749</text:p>
          </table:table-cell>
          <table:table-cell office:value-type="float" office:value="120.261834176461" calcext:value-type="float">
            <text:p>120.261834176461</text:p>
          </table:table-cell>
          <table:table-cell office:value-type="float" office:value="135.015808208507" calcext:value-type="float">
            <text:p>135.015808208507</text:p>
          </table:table-cell>
        </table:table-row>
        <table:table-row table:style-name="ro1">
          <table:table-cell office:value-type="time" office:time-value="PT00H09M20S" calcext:value-type="time">
            <text:p>00:09:20</text:p>
          </table:table-cell>
          <table:table-cell office:value-type="float" office:value="2131.61977938266" calcext:value-type="float">
            <text:p>2131.61977938266</text:p>
          </table:table-cell>
          <table:table-cell office:value-type="float" office:value="201.71927734413" calcext:value-type="float">
            <text:p>201.71927734413</text:p>
          </table:table-cell>
          <table:table-cell office:value-type="float" office:value="148.441739926228" calcext:value-type="float">
            <text:p>148.441739926228</text:p>
          </table:table-cell>
          <table:table-cell office:value-type="float" office:value="136.57258230179" calcext:value-type="float">
            <text:p>136.57258230179</text:p>
          </table:table-cell>
        </table:table-row>
        <table:table-row table:style-name="ro1">
          <table:table-cell office:value-type="time" office:time-value="PT00H09M30S" calcext:value-type="time">
            <text:p>00:09:30</text:p>
          </table:table-cell>
          <table:table-cell office:value-type="float" office:value="2450.48384280292" calcext:value-type="float">
            <text:p>2450.48384280292</text:p>
          </table:table-cell>
          <table:table-cell office:value-type="float" office:value="200.288543871486" calcext:value-type="float">
            <text:p>200.288543871486</text:p>
          </table:table-cell>
          <table:table-cell office:value-type="float" office:value="184.660041878868" calcext:value-type="float">
            <text:p>184.660041878868</text:p>
          </table:table-cell>
          <table:table-cell office:value-type="float" office:value="126.428977198697" calcext:value-type="float">
            <text:p>126.428977198697</text:p>
          </table:table-cell>
        </table:table-row>
        <table:table-row table:style-name="ro1">
          <table:table-cell office:value-type="time" office:time-value="PT00H09M40S" calcext:value-type="time">
            <text:p>00:09:40</text:p>
          </table:table-cell>
          <table:table-cell office:value-type="float" office:value="2026.13692560808" calcext:value-type="float">
            <text:p>2026.13692560808</text:p>
          </table:table-cell>
          <table:table-cell office:value-type="float" office:value="212.605505641026" calcext:value-type="float">
            <text:p>212.605505641026</text:p>
          </table:table-cell>
          <table:table-cell office:value-type="float" office:value="167.03383861666" calcext:value-type="float">
            <text:p>167.03383861666</text:p>
          </table:table-cell>
          <table:table-cell office:value-type="float" office:value="120.817793983009" calcext:value-type="float">
            <text:p>120.817793983009</text:p>
          </table:table-cell>
        </table:table-row>
        <table:table-row table:style-name="ro1">
          <table:table-cell office:value-type="time" office:time-value="PT00H09M50S" calcext:value-type="time">
            <text:p>00:09:50</text:p>
          </table:table-cell>
          <table:table-cell office:value-type="float" office:value="2021.68862803252" calcext:value-type="float">
            <text:p>2021.68862803252</text:p>
          </table:table-cell>
          <table:table-cell office:value-type="float" office:value="209.538239060797" calcext:value-type="float">
            <text:p>209.538239060797</text:p>
          </table:table-cell>
          <table:table-cell office:value-type="float" office:value="123.136599878729" calcext:value-type="float">
            <text:p>123.136599878729</text:p>
          </table:table-cell>
          <table:table-cell office:value-type="float" office:value="156.266841409517" calcext:value-type="float">
            <text:p>156.266841409517</text:p>
          </table:table-cell>
        </table:table-row>
        <table:table-row table:style-name="ro1">
          <table:table-cell office:value-type="time" office:time-value="PT00H10M00S" calcext:value-type="time">
            <text:p>00:10:00</text:p>
          </table:table-cell>
          <table:table-cell office:value-type="float" office:value="2028.92862520081" calcext:value-type="float">
            <text:p>2028.92862520081</text:p>
          </table:table-cell>
          <table:table-cell office:value-type="float" office:value="199.366028056112" calcext:value-type="float">
            <text:p>199.366028056112</text:p>
          </table:table-cell>
          <table:table-cell office:value-type="float" office:value="139.121453882438" calcext:value-type="float">
            <text:p>139.121453882438</text:p>
          </table:table-cell>
          <table:table-cell office:value-type="float" office:value="140.583511000173" calcext:value-type="float">
            <text:p>140.583511000173</text:p>
          </table:table-cell>
        </table:table-row>
        <table:table-row table:style-name="ro1">
          <table:table-cell office:value-type="time" office:time-value="PT00H10M10S" calcext:value-type="time">
            <text:p>00:10:10</text:p>
          </table:table-cell>
          <table:table-cell office:value-type="float" office:value="2055.11263986639" calcext:value-type="float">
            <text:p>2055.11263986639</text:p>
          </table:table-cell>
          <table:table-cell office:value-type="float" office:value="207.420758752599" calcext:value-type="float">
            <text:p>207.420758752599</text:p>
          </table:table-cell>
          <table:table-cell office:value-type="float" office:value="118.511321386836" calcext:value-type="float">
            <text:p>118.511321386836</text:p>
          </table:table-cell>
          <table:table-cell office:value-type="float" office:value="134.777510926027" calcext:value-type="float">
            <text:p>134.777510926027</text:p>
          </table:table-cell>
        </table:table-row>
        <table:table-row table:style-name="ro1">
          <table:table-cell office:value-type="time" office:time-value="PT00H10M20S" calcext:value-type="time">
            <text:p>00:10:20</text:p>
          </table:table-cell>
          <table:table-cell office:value-type="float" office:value="2150.29462975053" calcext:value-type="float">
            <text:p>2150.29462975053</text:p>
          </table:table-cell>
          <table:table-cell office:value-type="float" office:value="203.958775606557" calcext:value-type="float">
            <text:p>203.958775606557</text:p>
          </table:table-cell>
          <table:table-cell office:value-type="float" office:value="170.454700993184" calcext:value-type="float">
            <text:p>170.454700993184</text:p>
          </table:table-cell>
          <table:table-cell office:value-type="float" office:value="147.855235585304" calcext:value-type="float">
            <text:p>147.855235585304</text:p>
          </table:table-cell>
        </table:table-row>
        <table:table-row table:style-name="ro1">
          <table:table-cell office:value-type="time" office:time-value="PT00H10M30S" calcext:value-type="time">
            <text:p>00:10:30</text:p>
          </table:table-cell>
          <table:table-cell office:value-type="float" office:value="2029.36113534959" calcext:value-type="float">
            <text:p>2029.36113534959</text:p>
          </table:table-cell>
          <table:table-cell office:value-type="float" office:value="200.574444426559" calcext:value-type="float">
            <text:p>200.574444426559</text:p>
          </table:table-cell>
          <table:table-cell office:value-type="float" office:value="178.563980202239" calcext:value-type="float">
            <text:p>178.563980202239</text:p>
          </table:table-cell>
          <table:table-cell office:value-type="float" office:value="130.152592861778" calcext:value-type="float">
            <text:p>130.152592861778</text:p>
          </table:table-cell>
        </table:table-row>
        <table:table-row table:style-name="ro1">
          <table:table-cell office:value-type="time" office:time-value="PT00H10M40S" calcext:value-type="time">
            <text:p>00:10:40</text:p>
          </table:table-cell>
          <table:table-cell office:value-type="float" office:value="2081.92466251357" calcext:value-type="float">
            <text:p>2081.92466251357</text:p>
          </table:table-cell>
          <table:table-cell office:value-type="float" office:value="200.551740658635" calcext:value-type="float">
            <text:p>200.551740658635</text:p>
          </table:table-cell>
          <table:table-cell office:value-type="float" office:value="160.463611229814" calcext:value-type="float">
            <text:p>160.463611229814</text:p>
          </table:table-cell>
          <table:table-cell office:value-type="float" office:value="138.68806701225" calcext:value-type="float">
            <text:p>138.68806701225</text:p>
          </table:table-cell>
        </table:table-row>
        <table:table-row table:style-name="ro1">
          <table:table-cell office:value-type="time" office:time-value="PT00H10M50S" calcext:value-type="time">
            <text:p>00:10:50</text:p>
          </table:table-cell>
          <table:table-cell office:value-type="float" office:value="2088.55279933054" calcext:value-type="float">
            <text:p>2088.55279933054</text:p>
          </table:table-cell>
          <table:table-cell office:value-type="float" office:value="200.035874955823" calcext:value-type="float">
            <text:p>200.035874955823</text:p>
          </table:table-cell>
          <table:table-cell office:value-type="float" office:value="120.434971237571" calcext:value-type="float">
            <text:p>120.434971237571</text:p>
          </table:table-cell>
          <table:table-cell office:value-type="float" office:value="146.88282340836" calcext:value-type="float">
            <text:p>146.88282340836</text:p>
          </table:table-cell>
        </table:table-row>
        <table:table-row table:style-name="ro1">
          <table:table-cell office:value-type="time" office:time-value="PT00H11M00S" calcext:value-type="time">
            <text:p>00:11:00</text:p>
          </table:table-cell>
          <table:table-cell office:value-type="float" office:value="2049.93894038588" calcext:value-type="float">
            <text:p>2049.93894038588</text:p>
          </table:table-cell>
          <table:table-cell office:value-type="float" office:value="201.591919935223" calcext:value-type="float">
            <text:p>201.591919935223</text:p>
          </table:table-cell>
          <table:table-cell office:value-type="float" office:value="150.343552963113" calcext:value-type="float">
            <text:p>150.343552963113</text:p>
          </table:table-cell>
          <table:table-cell office:value-type="float" office:value="140.783946658909" calcext:value-type="float">
            <text:p>140.783946658909</text:p>
          </table:table-cell>
        </table:table-row>
        <table:table-row table:style-name="ro1">
          <table:table-cell office:value-type="time" office:time-value="PT00H11M10S" calcext:value-type="time">
            <text:p>00:11:10</text:p>
          </table:table-cell>
          <table:table-cell office:value-type="float" office:value="2261.593882624" calcext:value-type="float">
            <text:p>2261.593882624</text:p>
          </table:table-cell>
          <table:table-cell office:value-type="float" office:value="203.810795059305" calcext:value-type="float">
            <text:p>203.810795059305</text:p>
          </table:table-cell>
          <table:table-cell office:value-type="float" office:value="120.650547330156" calcext:value-type="float">
            <text:p>120.650547330156</text:p>
          </table:table-cell>
          <table:table-cell office:value-type="float" office:value="140.521346301071" calcext:value-type="float">
            <text:p>140.521346301071</text:p>
          </table:table-cell>
        </table:table-row>
        <table:table-row table:style-name="ro1">
          <table:table-cell office:value-type="time" office:time-value="PT00H11M20S" calcext:value-type="time">
            <text:p>00:11:20</text:p>
          </table:table-cell>
          <table:table-cell office:value-type="float" office:value="1962.26680908448" calcext:value-type="float">
            <text:p>1962.26680908448</text:p>
          </table:table-cell>
          <table:table-cell office:value-type="float" office:value="199.773690869739" calcext:value-type="float">
            <text:p>199.773690869739</text:p>
          </table:table-cell>
          <table:table-cell office:value-type="float" office:value="159.070234774424" calcext:value-type="float">
            <text:p>159.070234774424</text:p>
          </table:table-cell>
          <table:table-cell office:value-type="float" office:value="133.830385195807" calcext:value-type="float">
            <text:p>133.830385195807</text:p>
          </table:table-cell>
        </table:table-row>
        <table:table-row table:style-name="ro1">
          <table:table-cell office:value-type="time" office:time-value="PT00H11M30S" calcext:value-type="time">
            <text:p>00:11:30</text:p>
          </table:table-cell>
          <table:table-cell office:value-type="float" office:value="2079.07340665828" calcext:value-type="float">
            <text:p>2079.07340665828</text:p>
          </table:table-cell>
          <table:table-cell office:value-type="float" office:value="201.039079225806" calcext:value-type="float">
            <text:p>201.039079225806</text:p>
          </table:table-cell>
          <table:table-cell office:value-type="float" office:value="183.12661477106" calcext:value-type="float">
            <text:p>183.12661477106</text:p>
          </table:table-cell>
          <table:table-cell office:value-type="float" office:value="130.942142607575" calcext:value-type="float">
            <text:p>130.942142607575</text:p>
          </table:table-cell>
        </table:table-row>
        <table:table-row table:style-name="ro1">
          <table:table-cell office:value-type="time" office:time-value="PT00H11M40S" calcext:value-type="time">
            <text:p>00:11:40</text:p>
          </table:table-cell>
          <table:table-cell office:value-type="float" office:value="2154.51606776874" calcext:value-type="float">
            <text:p>2154.51606776874</text:p>
          </table:table-cell>
          <table:table-cell office:value-type="float" office:value="209.078564571429" calcext:value-type="float">
            <text:p>209.078564571429</text:p>
          </table:table-cell>
          <table:table-cell office:value-type="float" office:value="170.345691648308" calcext:value-type="float">
            <text:p>170.345691648308</text:p>
          </table:table-cell>
          <table:table-cell office:value-type="float" office:value="124.185081938437" calcext:value-type="float">
            <text:p>124.185081938437</text:p>
          </table:table-cell>
        </table:table-row>
        <table:table-row table:style-name="ro1">
          <table:table-cell office:value-type="time" office:time-value="PT00H11M50S" calcext:value-type="time">
            <text:p>00:11:50</text:p>
          </table:table-cell>
          <table:table-cell office:value-type="float" office:value="2457.88260401951" calcext:value-type="float">
            <text:p>2457.88260401951</text:p>
          </table:table-cell>
          <table:table-cell office:value-type="float" office:value="210.126428008457" calcext:value-type="float">
            <text:p>210.126428008457</text:p>
          </table:table-cell>
          <table:table-cell office:value-type="float" office:value="111.371858015552" calcext:value-type="float">
            <text:p>111.371858015552</text:p>
          </table:table-cell>
          <table:table-cell office:value-type="float" office:value="183.996170940171" calcext:value-type="float">
            <text:p>183.996170940171</text:p>
          </table:table-cell>
        </table:table-row>
        <table:table-row table:style-name="ro1">
          <table:table-cell office:value-type="time" office:time-value="PT00H12M00S" calcext:value-type="time">
            <text:p>00:12:00</text:p>
          </table:table-cell>
          <table:table-cell office:value-type="float" office:value="2041.88537008624" calcext:value-type="float">
            <text:p>2041.88537008624</text:p>
          </table:table-cell>
          <table:table-cell office:value-type="float" office:value="197.720816822134" calcext:value-type="float">
            <text:p>197.720816822134</text:p>
          </table:table-cell>
          <table:table-cell office:value-type="float" office:value="154.642353923754" calcext:value-type="float">
            <text:p>154.642353923754</text:p>
          </table:table-cell>
          <table:table-cell office:value-type="float" office:value="129.898476289351" calcext:value-type="float">
            <text:p>129.898476289351</text:p>
          </table:table-cell>
        </table:table-row>
        <table:table-row table:style-name="ro1">
          <table:table-cell office:value-type="time" office:time-value="PT00H12M10S" calcext:value-type="time">
            <text:p>00:12:10</text:p>
          </table:table-cell>
          <table:table-cell office:value-type="float" office:value="2015.18477162753" calcext:value-type="float">
            <text:p>2015.18477162753</text:p>
          </table:table-cell>
          <table:table-cell office:value-type="float" office:value="205.854533818182" calcext:value-type="float">
            <text:p>205.854533818182</text:p>
          </table:table-cell>
          <table:table-cell office:value-type="float" office:value="110.175370990806" calcext:value-type="float">
            <text:p>110.175370990806</text:p>
          </table:table-cell>
          <table:table-cell office:value-type="float" office:value="140.20370218963" calcext:value-type="float">
            <text:p>140.20370218963</text:p>
          </table:table-cell>
        </table:table-row>
        <table:table-row table:style-name="ro1">
          <table:table-cell office:value-type="time" office:time-value="PT00H12M20S" calcext:value-type="time">
            <text:p>00:12:20</text:p>
          </table:table-cell>
          <table:table-cell office:value-type="float" office:value="2062.23982423093" calcext:value-type="float">
            <text:p>2062.23982423093</text:p>
          </table:table-cell>
          <table:table-cell office:value-type="float" office:value="211.018144542373" calcext:value-type="float">
            <text:p>211.018144542373</text:p>
          </table:table-cell>
          <table:table-cell office:value-type="float" office:value="179.95467752186" calcext:value-type="float">
            <text:p>179.95467752186</text:p>
          </table:table-cell>
          <table:table-cell office:value-type="float" office:value="133.821188696435" calcext:value-type="float">
            <text:p>133.821188696435</text:p>
          </table:table-cell>
        </table:table-row>
        <table:table-row table:style-name="ro1">
          <table:table-cell office:value-type="time" office:time-value="PT00H12M30S" calcext:value-type="time">
            <text:p>00:12:30</text:p>
          </table:table-cell>
          <table:table-cell office:value-type="float" office:value="2266.82721892551" calcext:value-type="float">
            <text:p>2266.82721892551</text:p>
          </table:table-cell>
          <table:table-cell office:value-type="float" office:value="215.834926091106" calcext:value-type="float">
            <text:p>215.834926091106</text:p>
          </table:table-cell>
          <table:table-cell office:value-type="float" office:value="170.484261025871" calcext:value-type="float">
            <text:p>170.484261025871</text:p>
          </table:table-cell>
          <table:table-cell office:value-type="float" office:value="131.968302341493" calcext:value-type="float">
            <text:p>131.968302341493</text:p>
          </table:table-cell>
        </table:table-row>
        <table:table-row table:style-name="ro1">
          <table:table-cell office:value-type="time" office:time-value="PT00H12M40S" calcext:value-type="time">
            <text:p>00:12:40</text:p>
          </table:table-cell>
          <table:table-cell office:value-type="float" office:value="2004.14309781891" calcext:value-type="float">
            <text:p>2004.14309781891</text:p>
          </table:table-cell>
          <table:table-cell office:value-type="float" office:value="201.311793548387" calcext:value-type="float">
            <text:p>201.311793548387</text:p>
          </table:table-cell>
          <table:table-cell office:value-type="float" office:value="175.926967173322" calcext:value-type="float">
            <text:p>175.926967173322</text:p>
          </table:table-cell>
          <table:table-cell office:value-type="float" office:value="171.13243165399" calcext:value-type="float">
            <text:p>171.13243165399</text:p>
          </table:table-cell>
        </table:table-row>
        <table:table-row table:style-name="ro1">
          <table:table-cell office:value-type="time" office:time-value="PT00H12M50S" calcext:value-type="time">
            <text:p>00:12:50</text:p>
          </table:table-cell>
          <table:table-cell office:value-type="float" office:value="1981.01545973861" calcext:value-type="float">
            <text:p>1981.01545973861</text:p>
          </table:table-cell>
          <table:table-cell office:value-type="float" office:value="213.911759002151" calcext:value-type="float">
            <text:p>213.911759002151</text:p>
          </table:table-cell>
          <table:table-cell office:value-type="float" office:value="117.583514779349" calcext:value-type="float">
            <text:p>117.583514779349</text:p>
          </table:table-cell>
          <table:table-cell office:value-type="float" office:value="176.427721981651" calcext:value-type="float">
            <text:p>176.427721981651</text:p>
          </table:table-cell>
        </table:table-row>
        <table:table-row table:style-name="ro1">
          <table:table-cell office:value-type="time" office:time-value="PT00H13M00S" calcext:value-type="time">
            <text:p>00:13:00</text:p>
          </table:table-cell>
          <table:table-cell office:value-type="float" office:value="2033.91414679107" calcext:value-type="float">
            <text:p>2033.91414679107</text:p>
          </table:table-cell>
          <table:table-cell office:value-type="float" office:value="207.501418444906" calcext:value-type="float">
            <text:p>207.501418444906</text:p>
          </table:table-cell>
          <table:table-cell office:value-type="float" office:value="155.926979612226" calcext:value-type="float">
            <text:p>155.926979612226</text:p>
          </table:table-cell>
          <table:table-cell office:value-type="float" office:value="128.039787638084" calcext:value-type="float">
            <text:p>128.039787638084</text:p>
          </table:table-cell>
        </table:table-row>
        <table:table-row table:style-name="ro1">
          <table:table-cell office:value-type="time" office:time-value="PT00H13M10S" calcext:value-type="time">
            <text:p>00:13:10</text:p>
          </table:table-cell>
          <table:table-cell office:value-type="float" office:value="2014.65267771197" calcext:value-type="float">
            <text:p>2014.65267771197</text:p>
          </table:table-cell>
          <table:table-cell office:value-type="float" office:value="212.318522056156" calcext:value-type="float">
            <text:p>212.318522056156</text:p>
          </table:table-cell>
          <table:table-cell office:value-type="float" office:value="113.710417206589" calcext:value-type="float">
            <text:p>113.710417206589</text:p>
          </table:table-cell>
          <table:table-cell office:value-type="float" office:value="135.652793431085" calcext:value-type="float">
            <text:p>135.652793431085</text:p>
          </table:table-cell>
        </table:table-row>
        <table:table-row table:style-name="ro1">
          <table:table-cell office:value-type="time" office:time-value="PT00H13M20S" calcext:value-type="time">
            <text:p>00:13:20</text:p>
          </table:table-cell>
          <table:table-cell office:value-type="float" office:value="2161.94487874783" calcext:value-type="float">
            <text:p>2161.94487874783</text:p>
          </table:table-cell>
          <table:table-cell office:value-type="float" office:value="211.152340175365" calcext:value-type="float">
            <text:p>211.152340175365</text:p>
          </table:table-cell>
          <table:table-cell office:value-type="float" office:value="188.667567217778" calcext:value-type="float">
            <text:p>188.667567217778</text:p>
          </table:table-cell>
          <table:table-cell office:value-type="float" office:value="145.856230365821" calcext:value-type="float">
            <text:p>145.856230365821</text:p>
          </table:table-cell>
        </table:table-row>
        <table:table-row table:style-name="ro1">
          <table:table-cell office:value-type="time" office:time-value="PT00H13M30S" calcext:value-type="time">
            <text:p>00:13:30</text:p>
          </table:table-cell>
          <table:table-cell office:value-type="float" office:value="2147.66250957782" calcext:value-type="float">
            <text:p>2147.66250957782</text:p>
          </table:table-cell>
          <table:table-cell office:value-type="float" office:value="206.63691153527" calcext:value-type="float">
            <text:p>206.63691153527</text:p>
          </table:table-cell>
          <table:table-cell office:value-type="float" office:value="164.236649790059" calcext:value-type="float">
            <text:p>164.236649790059</text:p>
          </table:table-cell>
          <table:table-cell office:value-type="float" office:value="140.846828538012" calcext:value-type="float">
            <text:p>140.846828538012</text:p>
          </table:table-cell>
        </table:table-row>
        <table:table-row table:style-name="ro1">
          <table:table-cell office:value-type="time" office:time-value="PT00H13M40S" calcext:value-type="time">
            <text:p>00:13:40</text:p>
          </table:table-cell>
          <table:table-cell office:value-type="float" office:value="2335.23470849188" calcext:value-type="float">
            <text:p>2335.23470849188</text:p>
          </table:table-cell>
          <table:table-cell office:value-type="float" office:value="195.94671729666" calcext:value-type="float">
            <text:p>195.94671729666</text:p>
          </table:table-cell>
          <table:table-cell office:value-type="float" office:value="177.508725299811" calcext:value-type="float">
            <text:p>177.508725299811</text:p>
          </table:table-cell>
          <table:table-cell office:value-type="float" office:value="159.368164280894" calcext:value-type="float">
            <text:p>159.368164280894</text:p>
          </table:table-cell>
        </table:table-row>
        <table:table-row table:style-name="ro1">
          <table:table-cell office:value-type="time" office:time-value="PT00H13M50S" calcext:value-type="time">
            <text:p>00:13:50</text:p>
          </table:table-cell>
          <table:table-cell office:value-type="float" office:value="2007.66787716129" calcext:value-type="float">
            <text:p>2007.66787716129</text:p>
          </table:table-cell>
          <table:table-cell office:value-type="float" office:value="199.760032064128" calcext:value-type="float">
            <text:p>199.760032064128</text:p>
          </table:table-cell>
          <table:table-cell office:value-type="float" office:value="115.466713605889" calcext:value-type="float">
            <text:p>115.466713605889</text:p>
          </table:table-cell>
          <table:table-cell office:value-type="float" office:value="162.856550098602" calcext:value-type="float">
            <text:p>162.856550098602</text:p>
          </table:table-cell>
        </table:table-row>
        <table:table-row table:style-name="ro1">
          <table:table-cell office:value-type="time" office:time-value="PT00H14M00S" calcext:value-type="time">
            <text:p>00:14:00</text:p>
          </table:table-cell>
          <table:table-cell office:value-type="float" office:value="2023.09763863179" calcext:value-type="float">
            <text:p>2023.09763863179</text:p>
          </table:table-cell>
          <table:table-cell office:value-type="float" office:value="195.072144564706" calcext:value-type="float">
            <text:p>195.072144564706</text:p>
          </table:table-cell>
          <table:table-cell office:value-type="float" office:value="159.921990395043" calcext:value-type="float">
            <text:p>159.921990395043</text:p>
          </table:table-cell>
          <table:table-cell office:value-type="float" office:value="169.810920080089" calcext:value-type="float">
            <text:p>169.810920080089</text:p>
          </table:table-cell>
        </table:table-row>
        <table:table-row table:style-name="ro1">
          <table:table-cell office:value-type="time" office:time-value="PT00H14M10S" calcext:value-type="time">
            <text:p>00:14:10</text:p>
          </table:table-cell>
          <table:table-cell office:value-type="float" office:value="1993.72384889686" calcext:value-type="float">
            <text:p>1993.72384889686</text:p>
          </table:table-cell>
          <table:table-cell office:value-type="float" office:value="204.287907860941" calcext:value-type="float">
            <text:p>204.287907860941</text:p>
          </table:table-cell>
          <table:table-cell office:value-type="float" office:value="114.688071245846" calcext:value-type="float">
            <text:p>114.688071245846</text:p>
          </table:table-cell>
          <table:table-cell office:value-type="float" office:value="120.583139391829" calcext:value-type="float">
            <text:p>120.583139391829</text:p>
          </table:table-cell>
        </table:table-row>
        <table:table-row table:style-name="ro1">
          <table:table-cell office:value-type="time" office:time-value="PT00H14M20S" calcext:value-type="time">
            <text:p>00:14:20</text:p>
          </table:table-cell>
          <table:table-cell office:value-type="float" office:value="2424.29851396491" calcext:value-type="float">
            <text:p>2424.29851396491</text:p>
          </table:table-cell>
          <table:table-cell office:value-type="float" office:value="199.21895424" calcext:value-type="float">
            <text:p>199.21895424</text:p>
          </table:table-cell>
          <table:table-cell office:value-type="float" office:value="159.678162299744" calcext:value-type="float">
            <text:p>159.678162299744</text:p>
          </table:table-cell>
          <table:table-cell office:value-type="float" office:value="136.396509438568" calcext:value-type="float">
            <text:p>136.396509438568</text:p>
          </table:table-cell>
        </table:table-row>
        <table:table-row table:style-name="ro1">
          <table:table-cell office:value-type="time" office:time-value="PT00H14M30S" calcext:value-type="time">
            <text:p>00:14:30</text:p>
          </table:table-cell>
          <table:table-cell office:value-type="float" office:value="2057.35348093634" calcext:value-type="float">
            <text:p>2057.35348093634</text:p>
          </table:table-cell>
          <table:table-cell office:value-type="float" office:value="204.158606688525" calcext:value-type="float">
            <text:p>204.158606688525</text:p>
          </table:table-cell>
          <table:table-cell office:value-type="float" office:value="174.72488450027" calcext:value-type="float">
            <text:p>174.72488450027</text:p>
          </table:table-cell>
          <table:table-cell office:value-type="float" office:value="137.116150139505" calcext:value-type="float">
            <text:p>137.116150139505</text:p>
          </table:table-cell>
        </table:table-row>
        <table:table-row table:style-name="ro1">
          <table:table-cell office:value-type="time" office:time-value="PT00H14M40S" calcext:value-type="time">
            <text:p>00:14:40</text:p>
          </table:table-cell>
          <table:table-cell office:value-type="float" office:value="2126.06015558621" calcext:value-type="float">
            <text:p>2126.06015558621</text:p>
          </table:table-cell>
          <table:table-cell office:value-type="float" office:value="197.840024683897" calcext:value-type="float">
            <text:p>197.840024683897</text:p>
          </table:table-cell>
          <table:table-cell office:value-type="float" office:value="165.395261908497" calcext:value-type="float">
            <text:p>165.395261908497</text:p>
          </table:table-cell>
          <table:table-cell office:value-type="float" office:value="201.105466628497" calcext:value-type="float">
            <text:p>201.105466628497</text:p>
          </table:table-cell>
        </table:table-row>
        <table:table-row table:style-name="ro1">
          <table:table-cell office:value-type="time" office:time-value="PT00H14M50S" calcext:value-type="time">
            <text:p>00:14:50</text:p>
          </table:table-cell>
          <table:table-cell office:value-type="float" office:value="2121.05777048739" calcext:value-type="float">
            <text:p>2121.05777048739</text:p>
          </table:table-cell>
          <table:table-cell office:value-type="float" office:value="199.730613098196" calcext:value-type="float">
            <text:p>199.730613098196</text:p>
          </table:table-cell>
          <table:table-cell office:value-type="float" office:value="109.982201220057" calcext:value-type="float">
            <text:p>109.982201220057</text:p>
          </table:table-cell>
          <table:table-cell office:value-type="float" office:value="146.664904306337" calcext:value-type="float">
            <text:p>146.664904306337</text:p>
          </table:table-cell>
        </table:table-row>
        <table:table-row table:style-name="ro1">
          <table:table-cell office:value-type="time" office:time-value="PT00H15M00S" calcext:value-type="time">
            <text:p>00:15:00</text:p>
          </table:table-cell>
          <table:table-cell office:value-type="float" office:value="2091.68269792872" calcext:value-type="float">
            <text:p>2091.68269792872</text:p>
          </table:table-cell>
          <table:table-cell office:value-type="float" office:value="214.267692137931" calcext:value-type="float">
            <text:p>214.267692137931</text:p>
          </table:table-cell>
          <table:table-cell office:value-type="float" office:value="158.789820845787" calcext:value-type="float">
            <text:p>158.789820845787</text:p>
          </table:table-cell>
          <table:table-cell office:value-type="float" office:value="146.83139418969" calcext:value-type="float">
            <text:p>146.83139418969</text:p>
          </table:table-cell>
        </table:table-row>
        <table:table-row table:style-name="ro1">
          <table:table-cell office:value-type="time" office:time-value="PT00H15M10S" calcext:value-type="time">
            <text:p>00:15:10</text:p>
          </table:table-cell>
          <table:table-cell office:value-type="float" office:value="2063.78940726819" calcext:value-type="float">
            <text:p>2063.78940726819</text:p>
          </table:table-cell>
          <table:table-cell office:value-type="float" office:value="214.728563364807" calcext:value-type="float">
            <text:p>214.728563364807</text:p>
          </table:table-cell>
          <table:table-cell office:value-type="float" office:value="127.895101191327" calcext:value-type="float">
            <text:p>127.895101191327</text:p>
          </table:table-cell>
          <table:table-cell office:value-type="float" office:value="119.228677123583" calcext:value-type="float">
            <text:p>119.228677123583</text:p>
          </table:table-cell>
        </table:table-row>
        <table:table-row table:style-name="ro1">
          <table:table-cell office:value-type="time" office:time-value="PT00H15M20S" calcext:value-type="time">
            <text:p>00:15:20</text:p>
          </table:table-cell>
          <table:table-cell office:value-type="float" office:value="2153.13878864957" calcext:value-type="float">
            <text:p>2153.13878864957</text:p>
          </table:table-cell>
          <table:table-cell office:value-type="float" office:value="200.005301677419" calcext:value-type="float">
            <text:p>200.005301677419</text:p>
          </table:table-cell>
          <table:table-cell office:value-type="float" office:value="147.578401810232" calcext:value-type="float">
            <text:p>147.578401810232</text:p>
          </table:table-cell>
          <table:table-cell office:value-type="float" office:value="145.443462754343" calcext:value-type="float">
            <text:p>145.443462754343</text:p>
          </table:table-cell>
        </table:table-row>
        <table:table-row table:style-name="ro1">
          <table:table-cell office:value-type="time" office:time-value="PT00H15M30S" calcext:value-type="time">
            <text:p>00:15:30</text:p>
          </table:table-cell>
          <table:table-cell office:value-type="float" office:value="2171.11095000873" calcext:value-type="float">
            <text:p>2171.11095000873</text:p>
          </table:table-cell>
          <table:table-cell office:value-type="float" office:value="202.344389959514" calcext:value-type="float">
            <text:p>202.344389959514</text:p>
          </table:table-cell>
          <table:table-cell office:value-type="float" office:value="174.343907154277" calcext:value-type="float">
            <text:p>174.343907154277</text:p>
          </table:table-cell>
          <table:table-cell office:value-type="float" office:value="138.404228097311" calcext:value-type="float">
            <text:p>138.404228097311</text:p>
          </table:table-cell>
        </table:table-row>
        <table:table-row table:style-name="ro1">
          <table:table-cell office:value-type="time" office:time-value="PT00H15M40S" calcext:value-type="time">
            <text:p>00:15:40</text:p>
          </table:table-cell>
          <table:table-cell office:value-type="float" office:value="2093.45785358996" calcext:value-type="float">
            <text:p>2093.45785358996</text:p>
          </table:table-cell>
          <table:table-cell office:value-type="float" office:value="202.677805788618" calcext:value-type="float">
            <text:p>202.677805788618</text:p>
          </table:table-cell>
          <table:table-cell office:value-type="float" office:value="176.185481724622" calcext:value-type="float">
            <text:p>176.185481724622</text:p>
          </table:table-cell>
          <table:table-cell office:value-type="float" office:value="211.038959700375" calcext:value-type="float">
            <text:p>211.038959700375</text:p>
          </table:table-cell>
        </table:table-row>
        <table:table-row table:style-name="ro1">
          <table:table-cell office:value-type="time" office:time-value="PT00H15M50S" calcext:value-type="time">
            <text:p>00:15:50</text:p>
          </table:table-cell>
          <table:table-cell office:value-type="float" office:value="2105.90188208403" calcext:value-type="float">
            <text:p>2105.90188208403</text:p>
          </table:table-cell>
          <table:table-cell office:value-type="float" office:value="218.983370105263" calcext:value-type="float">
            <text:p>218.983370105263</text:p>
          </table:table-cell>
          <table:table-cell office:value-type="float" office:value="126.854509072579" calcext:value-type="float">
            <text:p>126.854509072579</text:p>
          </table:table-cell>
          <table:table-cell office:value-type="float" office:value="148.291762055229" calcext:value-type="float">
            <text:p>148.291762055229</text:p>
          </table:table-cell>
        </table:table-row>
        <table:table-row table:style-name="ro1">
          <table:table-cell office:value-type="time" office:time-value="PT00H16M00S" calcext:value-type="time">
            <text:p>00:16:00</text:p>
          </table:table-cell>
          <table:table-cell office:value-type="float" office:value="2081.51709964241" calcext:value-type="float">
            <text:p>2081.51709964241</text:p>
          </table:table-cell>
          <table:table-cell office:value-type="float" office:value="219.251917704194" calcext:value-type="float">
            <text:p>219.251917704194</text:p>
          </table:table-cell>
          <table:table-cell office:value-type="float" office:value="158.456062059832" calcext:value-type="float">
            <text:p>158.456062059832</text:p>
          </table:table-cell>
          <table:table-cell office:value-type="float" office:value="171.174612186167" calcext:value-type="float">
            <text:p>171.174612186167</text:p>
          </table:table-cell>
        </table:table-row>
        <table:table-row table:style-name="ro1">
          <table:table-cell office:value-type="time" office:time-value="PT00H16M10S" calcext:value-type="time">
            <text:p>00:16:10</text:p>
          </table:table-cell>
          <table:table-cell office:value-type="float" office:value="2144.87686551398" calcext:value-type="float">
            <text:p>2144.87686551398</text:p>
          </table:table-cell>
          <table:table-cell office:value-type="float" office:value="226.209466920635" calcext:value-type="float">
            <text:p>226.209466920635</text:p>
          </table:table-cell>
          <table:table-cell office:value-type="float" office:value="121.115897919337" calcext:value-type="float">
            <text:p>121.115897919337</text:p>
          </table:table-cell>
          <table:table-cell office:value-type="float" office:value="111.668288566676" calcext:value-type="float">
            <text:p>111.668288566676</text:p>
          </table:table-cell>
        </table:table-row>
        <table:table-row table:style-name="ro1">
          <table:table-cell office:value-type="time" office:time-value="PT00H16M20S" calcext:value-type="time">
            <text:p>00:16:20</text:p>
          </table:table-cell>
          <table:table-cell office:value-type="float" office:value="2178.33118336564" calcext:value-type="float">
            <text:p>2178.33118336564</text:p>
          </table:table-cell>
          <table:table-cell office:value-type="float" office:value="212.58310017094" calcext:value-type="float">
            <text:p>212.58310017094</text:p>
          </table:table-cell>
          <table:table-cell office:value-type="float" office:value="139.891230970399" calcext:value-type="float">
            <text:p>139.891230970399</text:p>
          </table:table-cell>
          <table:table-cell office:value-type="float" office:value="122.315063220474" calcext:value-type="float">
            <text:p>122.315063220474</text:p>
          </table:table-cell>
        </table:table-row>
        <table:table-row table:style-name="ro1">
          <table:table-cell office:value-type="time" office:time-value="PT00H16M30S" calcext:value-type="time">
            <text:p>00:16:30</text:p>
          </table:table-cell>
          <table:table-cell office:value-type="float" office:value="2239.62813587583" calcext:value-type="float">
            <text:p>2239.62813587583</text:p>
          </table:table-cell>
          <table:table-cell office:value-type="float" office:value="208.392414794979" calcext:value-type="float">
            <text:p>208.392414794979</text:p>
          </table:table-cell>
          <table:table-cell office:value-type="float" office:value="178.436588518655" calcext:value-type="float">
            <text:p>178.436588518655</text:p>
          </table:table-cell>
          <table:table-cell office:value-type="float" office:value="148.820132659883" calcext:value-type="float">
            <text:p>148.820132659883</text:p>
          </table:table-cell>
        </table:table-row>
        <table:table-row table:style-name="ro1">
          <table:table-cell office:value-type="time" office:time-value="PT00H16M40S" calcext:value-type="time">
            <text:p>00:16:40</text:p>
          </table:table-cell>
          <table:table-cell office:value-type="float" office:value="2223.38190904889" calcext:value-type="float">
            <text:p>2223.38190904889</text:p>
          </table:table-cell>
          <table:table-cell office:value-type="float" office:value="214.169956748387" calcext:value-type="float">
            <text:p>214.169956748387</text:p>
          </table:table-cell>
          <table:table-cell office:value-type="float" office:value="218.524078605128" calcext:value-type="float">
            <text:p>218.524078605128</text:p>
          </table:table-cell>
          <table:table-cell office:value-type="float" office:value="218.456016361014" calcext:value-type="float">
            <text:p>218.456016361014</text:p>
          </table:table-cell>
        </table:table-row>
        <table:table-row table:style-name="ro1">
          <table:table-cell office:value-type="time" office:time-value="PT00H16M50S" calcext:value-type="time">
            <text:p>00:16:50</text:p>
          </table:table-cell>
          <table:table-cell office:value-type="float" office:value="2072.43773667909" calcext:value-type="float">
            <text:p>2072.43773667909</text:p>
          </table:table-cell>
          <table:table-cell office:value-type="float" office:value="218.667102109409" calcext:value-type="float">
            <text:p>218.667102109409</text:p>
          </table:table-cell>
          <table:table-cell office:value-type="float" office:value="138.132823224377" calcext:value-type="float">
            <text:p>138.132823224377</text:p>
          </table:table-cell>
          <table:table-cell office:value-type="float" office:value="142.904207200794" calcext:value-type="float">
            <text:p>142.904207200794</text:p>
          </table:table-cell>
        </table:table-row>
        <table:table-row table:style-name="ro1">
          <table:table-cell office:value-type="time" office:time-value="PT00H17M00S" calcext:value-type="time">
            <text:p>00:17:00</text:p>
          </table:table-cell>
          <table:table-cell office:value-type="float" office:value="2095.17820988235" calcext:value-type="float">
            <text:p>2095.17820988235</text:p>
          </table:table-cell>
          <table:table-cell office:value-type="float" office:value="217.993673102845" calcext:value-type="float">
            <text:p>217.993673102845</text:p>
          </table:table-cell>
          <table:table-cell office:value-type="float" office:value="136.739311315131" calcext:value-type="float">
            <text:p>136.739311315131</text:p>
          </table:table-cell>
          <table:table-cell office:value-type="float" office:value="168.383003782946" calcext:value-type="float">
            <text:p>168.383003782946</text:p>
          </table:table-cell>
        </table:table-row>
        <table:table-row table:style-name="ro1">
          <table:table-cell office:value-type="time" office:time-value="PT00H17M10S" calcext:value-type="time">
            <text:p>00:17:10</text:p>
          </table:table-cell>
          <table:table-cell office:value-type="float" office:value="2105.53174054968" calcext:value-type="float">
            <text:p>2105.53174054968</text:p>
          </table:table-cell>
          <table:table-cell office:value-type="float" office:value="206.892529128631" calcext:value-type="float">
            <text:p>206.892529128631</text:p>
          </table:table-cell>
          <table:table-cell office:value-type="float" office:value="125.276245679261" calcext:value-type="float">
            <text:p>125.276245679261</text:p>
          </table:table-cell>
          <table:table-cell office:value-type="float" office:value="110.86619192977" calcext:value-type="float">
            <text:p>110.86619192977</text:p>
          </table:table-cell>
        </table:table-row>
        <table:table-row table:style-name="ro1">
          <table:table-cell office:value-type="time" office:time-value="PT00H17M20S" calcext:value-type="time">
            <text:p>00:17:20</text:p>
          </table:table-cell>
          <table:table-cell office:value-type="float" office:value="2144.42662816486" calcext:value-type="float">
            <text:p>2144.42662816486</text:p>
          </table:table-cell>
          <table:table-cell office:value-type="float" office:value="212.862050672377" calcext:value-type="float">
            <text:p>212.862050672377</text:p>
          </table:table-cell>
          <table:table-cell office:value-type="float" office:value="148.663209606852" calcext:value-type="float">
            <text:p>148.663209606852</text:p>
          </table:table-cell>
          <table:table-cell office:value-type="float" office:value="128.686295741624" calcext:value-type="float">
            <text:p>128.686295741624</text:p>
          </table:table-cell>
        </table:table-row>
        <table:table-row table:style-name="ro1">
          <table:table-cell office:value-type="time" office:time-value="PT00H17M30S" calcext:value-type="time">
            <text:p>00:17:30</text:p>
          </table:table-cell>
          <table:table-cell office:value-type="float" office:value="2563.91660347475" calcext:value-type="float">
            <text:p>2563.91660347475</text:p>
          </table:table-cell>
          <table:table-cell office:value-type="float" office:value="210.690773873418" calcext:value-type="float">
            <text:p>210.690773873418</text:p>
          </table:table-cell>
          <table:table-cell office:value-type="float" office:value="172.671274978102" calcext:value-type="float">
            <text:p>172.671274978102</text:p>
          </table:table-cell>
          <table:table-cell office:value-type="float" office:value="143.479205513863" calcext:value-type="float">
            <text:p>143.479205513863</text:p>
          </table:table-cell>
        </table:table-row>
        <table:table-row table:style-name="ro1">
          <table:table-cell office:value-type="time" office:time-value="PT00H17M40S" calcext:value-type="time">
            <text:p>00:17:40</text:p>
          </table:table-cell>
          <table:table-cell office:value-type="float" office:value="2110.24250292994" calcext:value-type="float">
            <text:p>2110.24250292994</text:p>
          </table:table-cell>
          <table:table-cell office:value-type="float" office:value="209.799263054852" calcext:value-type="float">
            <text:p>209.799263054852</text:p>
          </table:table-cell>
          <table:table-cell office:value-type="float" office:value="206.760922251609" calcext:value-type="float">
            <text:p>206.760922251609</text:p>
          </table:table-cell>
          <table:table-cell office:value-type="float" office:value="200.342404203357" calcext:value-type="float">
            <text:p>200.342404203357</text:p>
          </table:table-cell>
        </table:table-row>
        <table:table-row table:style-name="ro1">
          <table:table-cell office:value-type="time" office:time-value="PT00H17M50S" calcext:value-type="time">
            <text:p>00:17:50</text:p>
          </table:table-cell>
          <table:table-cell office:value-type="float" office:value="2153.82450158458" calcext:value-type="float">
            <text:p>2153.82450158458</text:p>
          </table:table-cell>
          <table:table-cell office:value-type="float" office:value="209.593195874214" calcext:value-type="float">
            <text:p>209.593195874214</text:p>
          </table:table-cell>
          <table:table-cell office:value-type="float" office:value="140.187705866946" calcext:value-type="float">
            <text:p>140.187705866946</text:p>
          </table:table-cell>
          <table:table-cell office:value-type="float" office:value="135.998422490903" calcext:value-type="float">
            <text:p>135.998422490903</text:p>
          </table:table-cell>
        </table:table-row>
        <table:table-row table:style-name="ro1">
          <table:table-cell office:value-type="time" office:time-value="PT00H18M00S" calcext:value-type="time">
            <text:p>00:18:00</text:p>
          </table:table-cell>
          <table:table-cell office:value-type="float" office:value="2080.47920650622" calcext:value-type="float">
            <text:p>2080.47920650622</text:p>
          </table:table-cell>
          <table:table-cell office:value-type="float" office:value="211.9172096" calcext:value-type="float">
            <text:p>211.9172096</text:p>
          </table:table-cell>
          <table:table-cell office:value-type="float" office:value="145.388323804843" calcext:value-type="float">
            <text:p>145.388323804843</text:p>
          </table:table-cell>
          <table:table-cell office:value-type="float" office:value="169.638424793236" calcext:value-type="float">
            <text:p>169.638424793236</text:p>
          </table:table-cell>
        </table:table-row>
        <table:table-row table:style-name="ro1">
          <table:table-cell office:value-type="time" office:time-value="PT00H18M10S" calcext:value-type="time">
            <text:p>00:18:10</text:p>
          </table:table-cell>
          <table:table-cell office:value-type="float" office:value="2068.49672391701" calcext:value-type="float">
            <text:p>2068.49672391701</text:p>
          </table:table-cell>
          <table:table-cell office:value-type="float" office:value="259.393190233766" calcext:value-type="float">
            <text:p>259.393190233766</text:p>
          </table:table-cell>
          <table:table-cell office:value-type="float" office:value="129.070679761747" calcext:value-type="float">
            <text:p>129.070679761747</text:p>
          </table:table-cell>
          <table:table-cell office:value-type="float" office:value="118.297914019479" calcext:value-type="float">
            <text:p>118.297914019479</text:p>
          </table:table-cell>
        </table:table-row>
        <table:table-row table:style-name="ro1">
          <table:table-cell office:value-type="time" office:time-value="PT00H18M20S" calcext:value-type="time">
            <text:p>00:18:20</text:p>
          </table:table-cell>
          <table:table-cell office:value-type="float" office:value="2095.24469544421" calcext:value-type="float">
            <text:p>2095.24469544421</text:p>
          </table:table-cell>
          <table:table-cell office:value-type="float" office:value="211.536293774947" calcext:value-type="float">
            <text:p>211.536293774947</text:p>
          </table:table-cell>
          <table:table-cell office:value-type="float" office:value="149.283444018636" calcext:value-type="float">
            <text:p>149.283444018636</text:p>
          </table:table-cell>
          <table:table-cell office:value-type="float" office:value="124.715562706063" calcext:value-type="float">
            <text:p>124.715562706063</text:p>
          </table:table-cell>
        </table:table-row>
        <table:table-row table:style-name="ro1">
          <table:table-cell office:value-type="time" office:time-value="PT00H18M30S" calcext:value-type="time">
            <text:p>00:18:30</text:p>
          </table:table-cell>
          <table:table-cell office:value-type="float" office:value="2130.24139189765" calcext:value-type="float">
            <text:p>2130.24139189765</text:p>
          </table:table-cell>
          <table:table-cell office:value-type="float" office:value="209.768069378151" calcext:value-type="float">
            <text:p>209.768069378151</text:p>
          </table:table-cell>
          <table:table-cell office:value-type="float" office:value="171.849261246512" calcext:value-type="float">
            <text:p>171.849261246512</text:p>
          </table:table-cell>
          <table:table-cell office:value-type="float" office:value="160.192388194148" calcext:value-type="float">
            <text:p>160.192388194148</text:p>
          </table:table-cell>
        </table:table-row>
        <table:table-row table:style-name="ro1">
          <table:table-cell office:value-type="time" office:time-value="PT00H18M40S" calcext:value-type="time">
            <text:p>00:18:40</text:p>
          </table:table-cell>
          <table:table-cell office:value-type="float" office:value="2106.00860402526" calcext:value-type="float">
            <text:p>2106.00860402526</text:p>
          </table:table-cell>
          <table:table-cell office:value-type="float" office:value="212.072819172708" calcext:value-type="float">
            <text:p>212.072819172708</text:p>
          </table:table-cell>
          <table:table-cell office:value-type="float" office:value="212.021328128884" calcext:value-type="float">
            <text:p>212.021328128884</text:p>
          </table:table-cell>
          <table:table-cell office:value-type="float" office:value="219.33821380584" calcext:value-type="float">
            <text:p>219.33821380584</text:p>
          </table:table-cell>
        </table:table-row>
        <table:table-row table:style-name="ro1">
          <table:table-cell office:value-type="time" office:time-value="PT00H18M50S" calcext:value-type="time">
            <text:p>00:18:50</text:p>
          </table:table-cell>
          <table:table-cell office:value-type="float" office:value="2146.6030257316" calcext:value-type="float">
            <text:p>2146.6030257316</text:p>
          </table:table-cell>
          <table:table-cell office:value-type="float" office:value="208.827097895178" calcext:value-type="float">
            <text:p>208.827097895178</text:p>
          </table:table-cell>
          <table:table-cell office:value-type="float" office:value="132.29682871403" calcext:value-type="float">
            <text:p>132.29682871403</text:p>
          </table:table-cell>
          <table:table-cell office:value-type="float" office:value="132.713456494246" calcext:value-type="float">
            <text:p>132.713456494246</text:p>
          </table:table-cell>
        </table:table-row>
        <table:table-row table:style-name="ro1">
          <table:table-cell office:value-type="time" office:time-value="PT00H19M00S" calcext:value-type="time">
            <text:p>00:19:00</text:p>
          </table:table-cell>
          <table:table-cell office:value-type="float" office:value="2247.71239899099" calcext:value-type="float">
            <text:p>2247.71239899099</text:p>
          </table:table-cell>
          <table:table-cell office:value-type="float" office:value="215.128699586207" calcext:value-type="float">
            <text:p>215.128699586207</text:p>
          </table:table-cell>
          <table:table-cell office:value-type="float" office:value="136.568271524534" calcext:value-type="float">
            <text:p>136.568271524534</text:p>
          </table:table-cell>
          <table:table-cell office:value-type="float" office:value="149.849349906527" calcext:value-type="float">
            <text:p>149.849349906527</text:p>
          </table:table-cell>
        </table:table-row>
        <table:table-row table:style-name="ro1">
          <table:table-cell office:value-type="time" office:time-value="PT00H19M10S" calcext:value-type="time">
            <text:p>00:19:10</text:p>
          </table:table-cell>
          <table:table-cell office:value-type="float" office:value="2119.57742789916" calcext:value-type="float">
            <text:p>2119.57742789916</text:p>
          </table:table-cell>
          <table:table-cell office:value-type="float" office:value="213.824941419355" calcext:value-type="float">
            <text:p>213.824941419355</text:p>
          </table:table-cell>
          <table:table-cell office:value-type="float" office:value="127.945214582641" calcext:value-type="float">
            <text:p>127.945214582641</text:p>
          </table:table-cell>
          <table:table-cell office:value-type="float" office:value="115.018451340571" calcext:value-type="float">
            <text:p>115.018451340571</text:p>
          </table:table-cell>
        </table:table-row>
        <table:table-row table:style-name="ro1">
          <table:table-cell office:value-type="time" office:time-value="PT00H19M20S" calcext:value-type="time">
            <text:p>00:19:20</text:p>
          </table:table-cell>
          <table:table-cell office:value-type="float" office:value="2232.91897542342" calcext:value-type="float">
            <text:p>2232.91897542342</text:p>
          </table:table-cell>
          <table:table-cell office:value-type="float" office:value="208.586722070981" calcext:value-type="float">
            <text:p>208.586722070981</text:p>
          </table:table-cell>
          <table:table-cell office:value-type="float" office:value="134.501436815409" calcext:value-type="float">
            <text:p>134.501436815409</text:p>
          </table:table-cell>
          <table:table-cell office:value-type="float" office:value="142.555034701075" calcext:value-type="float">
            <text:p>142.555034701075</text:p>
          </table:table-cell>
        </table:table-row>
        <table:table-row table:style-name="ro1">
          <table:table-cell office:value-type="time" office:time-value="PT00H19M30S" calcext:value-type="time">
            <text:p>00:19:30</text:p>
          </table:table-cell>
          <table:table-cell office:value-type="float" office:value="2341.36461369555" calcext:value-type="float">
            <text:p>2341.36461369555</text:p>
          </table:table-cell>
          <table:table-cell office:value-type="float" office:value="208.17298331524" calcext:value-type="float">
            <text:p>208.17298331524</text:p>
          </table:table-cell>
          <table:table-cell office:value-type="float" office:value="168.699756889056" calcext:value-type="float">
            <text:p>168.699756889056</text:p>
          </table:table-cell>
          <table:table-cell office:value-type="float" office:value="162.708980199257" calcext:value-type="float">
            <text:p>162.708980199257</text:p>
          </table:table-cell>
        </table:table-row>
        <table:table-row table:style-name="ro1">
          <table:table-cell office:value-type="time" office:time-value="PT00H19M40S" calcext:value-type="time">
            <text:p>00:19:40</text:p>
          </table:table-cell>
          <table:table-cell office:value-type="float" office:value="2051.42984972929" calcext:value-type="float">
            <text:p>2051.42984972929</text:p>
          </table:table-cell>
          <table:table-cell office:value-type="float" office:value="211.189204610169" calcext:value-type="float">
            <text:p>211.189204610169</text:p>
          </table:table-cell>
          <table:table-cell office:value-type="float" office:value="215.383265244341" calcext:value-type="float">
            <text:p>215.383265244341</text:p>
          </table:table-cell>
          <table:table-cell office:value-type="float" office:value="208.261326944015" calcext:value-type="float">
            <text:p>208.261326944015</text:p>
          </table:table-cell>
        </table:table-row>
        <table:table-row table:style-name="ro1">
          <table:table-cell office:value-type="time" office:time-value="PT00H19M50S" calcext:value-type="time">
            <text:p>00:19:50</text:p>
          </table:table-cell>
          <table:table-cell office:value-type="float" office:value="2021.7729156129" calcext:value-type="float">
            <text:p>2021.7729156129</text:p>
          </table:table-cell>
          <table:table-cell office:value-type="float" office:value="235.421424869976" calcext:value-type="float">
            <text:p>235.421424869976</text:p>
          </table:table-cell>
          <table:table-cell office:value-type="float" office:value="127.580015173441" calcext:value-type="float">
            <text:p>127.580015173441</text:p>
          </table:table-cell>
          <table:table-cell office:value-type="float" office:value="123.711099649374" calcext:value-type="float">
            <text:p>123.711099649374</text:p>
          </table:table-cell>
        </table:table-row>
        <table:table-row table:style-name="ro1">
          <table:table-cell office:value-type="time" office:time-value="PT00H20M00S" calcext:value-type="time">
            <text:p>00:20:00</text:p>
          </table:table-cell>
          <table:table-cell office:value-type="float" office:value="2017.59607190283" calcext:value-type="float">
            <text:p>2017.59607190283</text:p>
          </table:table-cell>
          <table:table-cell office:value-type="float" office:value="211.268069966102" calcext:value-type="float">
            <text:p>211.268069966102</text:p>
          </table:table-cell>
          <table:table-cell office:value-type="float" office:value="128.177199955923" calcext:value-type="float">
            <text:p>128.177199955923</text:p>
          </table:table-cell>
          <table:table-cell office:value-type="float" office:value="166.330443199082" calcext:value-type="float">
            <text:p>166.330443199082</text:p>
          </table:table-cell>
        </table:table-row>
        <table:table-row table:style-name="ro1">
          <table:table-cell office:value-type="time" office:time-value="PT00H20M10S" calcext:value-type="time">
            <text:p>00:20:10</text:p>
          </table:table-cell>
          <table:table-cell office:value-type="float" office:value="1945.65308924031" calcext:value-type="float">
            <text:p>1945.65308924031</text:p>
          </table:table-cell>
          <table:table-cell office:value-type="float" office:value="202.207140608519" calcext:value-type="float">
            <text:p>202.207140608519</text:p>
          </table:table-cell>
          <table:table-cell office:value-type="float" office:value="130.598149178096" calcext:value-type="float">
            <text:p>130.598149178096</text:p>
          </table:table-cell>
          <table:table-cell office:value-type="float" office:value="124.121811024621" calcext:value-type="float">
            <text:p>124.121811024621</text:p>
          </table:table-cell>
        </table:table-row>
        <table:table-row table:style-name="ro1">
          <table:table-cell office:value-type="time" office:time-value="PT00H20M20S" calcext:value-type="time">
            <text:p>00:20:20</text:p>
          </table:table-cell>
          <table:table-cell office:value-type="float" office:value="2018.73379808907" calcext:value-type="float">
            <text:p>2018.73379808907</text:p>
          </table:table-cell>
          <table:table-cell office:value-type="float" office:value="204.719870416495" calcext:value-type="float">
            <text:p>204.719870416495</text:p>
          </table:table-cell>
          <table:table-cell office:value-type="float" office:value="136.016811623985" calcext:value-type="float">
            <text:p>136.016811623985</text:p>
          </table:table-cell>
          <table:table-cell office:value-type="float" office:value="108.526774582804" calcext:value-type="float">
            <text:p>108.526774582804</text:p>
          </table:table-cell>
        </table:table-row>
        <table:table-row table:style-name="ro1">
          <table:table-cell office:value-type="time" office:time-value="PT00H20M30S" calcext:value-type="time">
            <text:p>00:20:30</text:p>
          </table:table-cell>
          <table:table-cell office:value-type="float" office:value="1995.20780876647" calcext:value-type="float">
            <text:p>1995.20780876647</text:p>
          </table:table-cell>
          <table:table-cell office:value-type="float" office:value="208.921090142259" calcext:value-type="float">
            <text:p>208.921090142259</text:p>
          </table:table-cell>
          <table:table-cell office:value-type="float" office:value="161.000246516287" calcext:value-type="float">
            <text:p>161.000246516287</text:p>
          </table:table-cell>
          <table:table-cell office:value-type="float" office:value="157.152125066111" calcext:value-type="float">
            <text:p>157.152125066111</text:p>
          </table:table-cell>
        </table:table-row>
        <table:table-row table:style-name="ro1">
          <table:table-cell office:value-type="time" office:time-value="PT00H20M40S" calcext:value-type="time">
            <text:p>00:20:40</text:p>
          </table:table-cell>
          <table:table-cell office:value-type="float" office:value="2143.73515939262" calcext:value-type="float">
            <text:p>2143.73515939262</text:p>
          </table:table-cell>
          <table:table-cell office:value-type="float" office:value="219.199627534066" calcext:value-type="float">
            <text:p>219.199627534066</text:p>
          </table:table-cell>
          <table:table-cell office:value-type="float" office:value="218.422405264225" calcext:value-type="float">
            <text:p>218.422405264225</text:p>
          </table:table-cell>
          <table:table-cell office:value-type="float" office:value="221.806133424994" calcext:value-type="float">
            <text:p>221.806133424994</text:p>
          </table:table-cell>
        </table:table-row>
        <table:table-row table:style-name="ro1">
          <table:table-cell office:value-type="time" office:time-value="PT00H20M50S" calcext:value-type="time">
            <text:p>00:20:50</text:p>
          </table:table-cell>
          <table:table-cell office:value-type="float" office:value="2105.74284907337" calcext:value-type="float">
            <text:p>2105.74284907337</text:p>
          </table:table-cell>
          <table:table-cell office:value-type="float" office:value="216.505869356522" calcext:value-type="float">
            <text:p>216.505869356522</text:p>
          </table:table-cell>
          <table:table-cell office:value-type="float" office:value="150.958277022785" calcext:value-type="float">
            <text:p>150.958277022785</text:p>
          </table:table-cell>
          <table:table-cell office:value-type="float" office:value="110.832380143338" calcext:value-type="float">
            <text:p>110.832380143338</text:p>
          </table:table-cell>
        </table:table-row>
        <table:table-row table:style-name="ro1">
          <table:table-cell office:value-type="time" office:time-value="PT00H21M00S" calcext:value-type="time">
            <text:p>00:21:00</text:p>
          </table:table-cell>
          <table:table-cell office:value-type="float" office:value="2176.24981138126" calcext:value-type="float">
            <text:p>2176.24981138126</text:p>
          </table:table-cell>
          <table:table-cell office:value-type="float" office:value="208.385325427975" calcext:value-type="float">
            <text:p>208.385325427975</text:p>
          </table:table-cell>
          <table:table-cell office:value-type="float" office:value="113.384849662016" calcext:value-type="float">
            <text:p>113.384849662016</text:p>
          </table:table-cell>
          <table:table-cell office:value-type="float" office:value="144.880117239049" calcext:value-type="float">
            <text:p>144.880117239049</text:p>
          </table:table-cell>
        </table:table-row>
        <table:table-row table:style-name="ro1">
          <table:table-cell office:value-type="time" office:time-value="PT00H21M10S" calcext:value-type="time">
            <text:p>00:21:10</text:p>
          </table:table-cell>
          <table:table-cell office:value-type="float" office:value="2034.04176253144" calcext:value-type="float">
            <text:p>2034.04176253144</text:p>
          </table:table-cell>
          <table:table-cell office:value-type="float" office:value="213.967006554839" calcext:value-type="float">
            <text:p>213.967006554839</text:p>
          </table:table-cell>
          <table:table-cell office:value-type="float" office:value="128.659225561075" calcext:value-type="float">
            <text:p>128.659225561075</text:p>
          </table:table-cell>
          <table:table-cell office:value-type="float" office:value="116.674495788293" calcext:value-type="float">
            <text:p>116.674495788293</text:p>
          </table:table-cell>
        </table:table-row>
        <table:table-row table:style-name="ro1">
          <table:table-cell office:value-type="time" office:time-value="PT00H21M20S" calcext:value-type="time">
            <text:p>00:21:20</text:p>
          </table:table-cell>
          <table:table-cell office:value-type="float" office:value="2136.15276704478" calcext:value-type="float">
            <text:p>2136.15276704478</text:p>
          </table:table-cell>
          <table:table-cell office:value-type="float" office:value="223.472188706935" calcext:value-type="float">
            <text:p>223.472188706935</text:p>
          </table:table-cell>
          <table:table-cell office:value-type="float" office:value="133.122902380368" calcext:value-type="float">
            <text:p>133.122902380368</text:p>
          </table:table-cell>
          <table:table-cell office:value-type="float" office:value="117.357253190256" calcext:value-type="float">
            <text:p>117.357253190256</text:p>
          </table:table-cell>
        </table:table-row>
        <table:table-row table:style-name="ro1">
          <table:table-cell office:value-type="time" office:time-value="PT00H21M30S" calcext:value-type="time">
            <text:p>00:21:30</text:p>
          </table:table-cell>
          <table:table-cell office:value-type="float" office:value="2130.08174842553" calcext:value-type="float">
            <text:p>2130.08174842553</text:p>
          </table:table-cell>
          <table:table-cell office:value-type="float" office:value="208.50065442348" calcext:value-type="float">
            <text:p>208.50065442348</text:p>
          </table:table-cell>
          <table:table-cell office:value-type="float" office:value="169.781775551874" calcext:value-type="float">
            <text:p>169.781775551874</text:p>
          </table:table-cell>
          <table:table-cell office:value-type="float" office:value="152.859958887224" calcext:value-type="float">
            <text:p>152.859958887224</text:p>
          </table:table-cell>
        </table:table-row>
        <table:table-row table:style-name="ro1">
          <table:table-cell office:value-type="time" office:time-value="PT00H21M40S" calcext:value-type="time">
            <text:p>00:21:40</text:p>
          </table:table-cell>
          <table:table-cell office:value-type="float" office:value="2070.97465985863" calcext:value-type="float">
            <text:p>2070.97465985863</text:p>
          </table:table-cell>
          <table:table-cell office:value-type="float" office:value="209.80441707563" calcext:value-type="float">
            <text:p>209.80441707563</text:p>
          </table:table-cell>
          <table:table-cell office:value-type="float" office:value="213.530837567508" calcext:value-type="float">
            <text:p>213.530837567508</text:p>
          </table:table-cell>
          <table:table-cell office:value-type="float" office:value="193.654409451345" calcext:value-type="float">
            <text:p>193.654409451345</text:p>
          </table:table-cell>
        </table:table-row>
        <table:table-row table:style-name="ro1">
          <table:table-cell office:value-type="time" office:time-value="PT00H21M50S" calcext:value-type="time">
            <text:p>00:21:50</text:p>
          </table:table-cell>
          <table:table-cell office:value-type="float" office:value="2045.42798059016" calcext:value-type="float">
            <text:p>2045.42798059016</text:p>
          </table:table-cell>
          <table:table-cell office:value-type="float" office:value="199.207463856287" calcext:value-type="float">
            <text:p>199.207463856287</text:p>
          </table:table-cell>
          <table:table-cell office:value-type="float" office:value="160.112326042251" calcext:value-type="float">
            <text:p>160.112326042251</text:p>
          </table:table-cell>
          <table:table-cell office:value-type="float" office:value="124.024241939251" calcext:value-type="float">
            <text:p>124.024241939251</text:p>
          </table:table-cell>
        </table:table-row>
        <table:table-row table:style-name="ro1">
          <table:table-cell office:value-type="time" office:time-value="PT00H22M00S" calcext:value-type="time">
            <text:p>00:22:00</text:p>
          </table:table-cell>
          <table:table-cell office:value-type="float" office:value="2023.96394234818" calcext:value-type="float">
            <text:p>2023.96394234818</text:p>
          </table:table-cell>
          <table:table-cell office:value-type="float" office:value="199.038599168" calcext:value-type="float">
            <text:p>199.038599168</text:p>
          </table:table-cell>
          <table:table-cell office:value-type="float" office:value="115.18041266382" calcext:value-type="float">
            <text:p>115.18041266382</text:p>
          </table:table-cell>
          <table:table-cell office:value-type="float" office:value="156.710899380935" calcext:value-type="float">
            <text:p>156.710899380935</text:p>
          </table:table-cell>
        </table:table-row>
        <table:table-row table:style-name="ro1">
          <table:table-cell office:value-type="time" office:time-value="PT00H22M10S" calcext:value-type="time">
            <text:p>00:22:10</text:p>
          </table:table-cell>
          <table:table-cell office:value-type="float" office:value="2130.08439538983" calcext:value-type="float">
            <text:p>2130.08439538983</text:p>
          </table:table-cell>
          <table:table-cell office:value-type="float" office:value="200.939718193548" calcext:value-type="float">
            <text:p>200.939718193548</text:p>
          </table:table-cell>
          <table:table-cell office:value-type="float" office:value="119.369083302561" calcext:value-type="float">
            <text:p>119.369083302561</text:p>
          </table:table-cell>
          <table:table-cell office:value-type="float" office:value="119.080069845186" calcext:value-type="float">
            <text:p>119.080069845186</text:p>
          </table:table-cell>
        </table:table-row>
        <table:table-row table:style-name="ro1">
          <table:table-cell office:value-type="time" office:time-value="PT00H22M20S" calcext:value-type="time">
            <text:p>00:22:20</text:p>
          </table:table-cell>
          <table:table-cell office:value-type="float" office:value="2159.30064361739" calcext:value-type="float">
            <text:p>2159.30064361739</text:p>
          </table:table-cell>
          <table:table-cell office:value-type="float" office:value="200.204320899598" calcext:value-type="float">
            <text:p>200.204320899598</text:p>
          </table:table-cell>
          <table:table-cell office:value-type="float" office:value="132.990770060111" calcext:value-type="float">
            <text:p>132.990770060111</text:p>
          </table:table-cell>
          <table:table-cell office:value-type="float" office:value="111.467303087508" calcext:value-type="float">
            <text:p>111.467303087508</text:p>
          </table:table-cell>
        </table:table-row>
        <table:table-row table:style-name="ro1">
          <table:table-cell office:value-type="time" office:time-value="PT00H22M30S" calcext:value-type="time">
            <text:p>00:22:30</text:p>
          </table:table-cell>
          <table:table-cell office:value-type="float" office:value="2047.78563988595" calcext:value-type="float">
            <text:p>2047.78563988595</text:p>
          </table:table-cell>
          <table:table-cell office:value-type="float" office:value="207.594018133333" calcext:value-type="float">
            <text:p>207.594018133333</text:p>
          </table:table-cell>
          <table:table-cell office:value-type="float" office:value="178.082875798631" calcext:value-type="float">
            <text:p>178.082875798631</text:p>
          </table:table-cell>
          <table:table-cell office:value-type="float" office:value="159.266583639086" calcext:value-type="float">
            <text:p>159.266583639086</text:p>
          </table:table-cell>
        </table:table-row>
        <table:table-row table:style-name="ro1">
          <table:table-cell office:value-type="time" office:time-value="PT00H22M40S" calcext:value-type="time">
            <text:p>00:22:40</text:p>
          </table:table-cell>
          <table:table-cell office:value-type="float" office:value="2113.404928" calcext:value-type="float">
            <text:p>2113.404928</text:p>
          </table:table-cell>
          <table:table-cell office:value-type="float" office:value="203.937288393443" calcext:value-type="float">
            <text:p>203.937288393443</text:p>
          </table:table-cell>
          <table:table-cell office:value-type="float" office:value="225.142535809684" calcext:value-type="float">
            <text:p>225.142535809684</text:p>
          </table:table-cell>
          <table:table-cell office:value-type="float" office:value="192.421364245865" calcext:value-type="float">
            <text:p>192.421364245865</text:p>
          </table:table-cell>
        </table:table-row>
        <table:table-row table:style-name="ro1">
          <table:table-cell office:value-type="time" office:time-value="PT00H22M50S" calcext:value-type="time">
            <text:p>00:22:50</text:p>
          </table:table-cell>
          <table:table-cell office:value-type="float" office:value="1998.94166023154" calcext:value-type="float">
            <text:p>1998.94166023154</text:p>
          </table:table-cell>
          <table:table-cell office:value-type="float" office:value="212.848604991453" calcext:value-type="float">
            <text:p>212.848604991453</text:p>
          </table:table-cell>
          <table:table-cell office:value-type="float" office:value="155.796326858449" calcext:value-type="float">
            <text:p>155.796326858449</text:p>
          </table:table-cell>
          <table:table-cell office:value-type="float" office:value="118.331760190161" calcext:value-type="float">
            <text:p>118.331760190161</text:p>
          </table:table-cell>
        </table:table-row>
        <table:table-row table:style-name="ro1">
          <table:table-cell office:value-type="time" office:time-value="PT00H23M00S" calcext:value-type="time">
            <text:p>00:23:00</text:p>
          </table:table-cell>
          <table:table-cell office:value-type="float" office:value="2024.36548058537" calcext:value-type="float">
            <text:p>2024.36548058537</text:p>
          </table:table-cell>
          <table:table-cell office:value-type="float" office:value="209.662330621849" calcext:value-type="float">
            <text:p>209.662330621849</text:p>
          </table:table-cell>
          <table:table-cell office:value-type="float" office:value="108.574110751084" calcext:value-type="float">
            <text:p>108.574110751084</text:p>
          </table:table-cell>
          <table:table-cell office:value-type="float" office:value="147.973425105125" calcext:value-type="float">
            <text:p>147.973425105125</text:p>
          </table:table-cell>
        </table:table-row>
        <table:table-row table:style-name="ro1">
          <table:table-cell office:value-type="time" office:time-value="PT00H23M10S" calcext:value-type="time">
            <text:p>00:23:10</text:p>
          </table:table-cell>
          <table:table-cell office:value-type="float" office:value="2019.64193858065" calcext:value-type="float">
            <text:p>2019.64193858065</text:p>
          </table:table-cell>
          <table:table-cell office:value-type="float" office:value="205.394418276289" calcext:value-type="float">
            <text:p>205.394418276289</text:p>
          </table:table-cell>
          <table:table-cell office:value-type="float" office:value="123.68350110081" calcext:value-type="float">
            <text:p>123.68350110081</text:p>
          </table:table-cell>
          <table:table-cell office:value-type="float" office:value="117.784161449154" calcext:value-type="float">
            <text:p>117.784161449154</text:p>
          </table:table-cell>
        </table:table-row>
        <table:table-row table:style-name="ro1">
          <table:table-cell office:value-type="time" office:time-value="PT00H23M20S" calcext:value-type="time">
            <text:p>00:23:20</text:p>
          </table:table-cell>
          <table:table-cell office:value-type="float" office:value="2019.65885109677" calcext:value-type="float">
            <text:p>2019.65885109677</text:p>
          </table:table-cell>
          <table:table-cell office:value-type="float" office:value="210.771535019027" calcext:value-type="float">
            <text:p>210.771535019027</text:p>
          </table:table-cell>
          <table:table-cell office:value-type="float" office:value="133.837380355523" calcext:value-type="float">
            <text:p>133.837380355523</text:p>
          </table:table-cell>
          <table:table-cell office:value-type="float" office:value="106.857422479155" calcext:value-type="float">
            <text:p>106.857422479155</text:p>
          </table:table-cell>
        </table:table-row>
        <table:table-row table:style-name="ro1">
          <table:table-cell office:value-type="time" office:time-value="PT00H23M30S" calcext:value-type="time">
            <text:p>00:23:30</text:p>
          </table:table-cell>
          <table:table-cell office:value-type="float" office:value="2002.82227148594" calcext:value-type="float">
            <text:p>2002.82227148594</text:p>
          </table:table-cell>
          <table:table-cell office:value-type="float" office:value="226.639312182232" calcext:value-type="float">
            <text:p>226.639312182232</text:p>
          </table:table-cell>
          <table:table-cell office:value-type="float" office:value="190.061377533828" calcext:value-type="float">
            <text:p>190.061377533828</text:p>
          </table:table-cell>
          <table:table-cell office:value-type="float" office:value="165.773021784219" calcext:value-type="float">
            <text:p>165.773021784219</text:p>
          </table:table-cell>
        </table:table-row>
        <table:table-row table:style-name="ro1">
          <table:table-cell office:value-type="time" office:time-value="PT00H23M40S" calcext:value-type="time">
            <text:p>00:23:40</text:p>
          </table:table-cell>
          <table:table-cell office:value-type="float" office:value="2020.71398710303" calcext:value-type="float">
            <text:p>2020.71398710303</text:p>
          </table:table-cell>
          <table:table-cell office:value-type="float" office:value="214.011667186295" calcext:value-type="float">
            <text:p>214.011667186295</text:p>
          </table:table-cell>
          <table:table-cell office:value-type="float" office:value="190.247424642087" calcext:value-type="float">
            <text:p>190.247424642087</text:p>
          </table:table-cell>
          <table:table-cell office:value-type="float" office:value="183.039295944299" calcext:value-type="float">
            <text:p>183.039295944299</text:p>
          </table:table-cell>
        </table:table-row>
        <table:table-row table:style-name="ro1">
          <table:table-cell office:value-type="time" office:time-value="PT00H23M50S" calcext:value-type="time">
            <text:p>00:23:50</text:p>
          </table:table-cell>
          <table:table-cell office:value-type="float" office:value="2108.35781218884" calcext:value-type="float">
            <text:p>2108.35781218884</text:p>
          </table:table-cell>
          <table:table-cell office:value-type="float" office:value="214.989855030303" calcext:value-type="float">
            <text:p>214.989855030303</text:p>
          </table:table-cell>
          <table:table-cell office:value-type="float" office:value="161.770924118524" calcext:value-type="float">
            <text:p>161.770924118524</text:p>
          </table:table-cell>
          <table:table-cell office:value-type="float" office:value="113.185477479514" calcext:value-type="float">
            <text:p>113.185477479514</text:p>
          </table:table-cell>
        </table:table-row>
        <table:table-row table:style-name="ro1">
          <table:table-cell office:value-type="time" office:time-value="PT00H24M00S" calcext:value-type="time">
            <text:p>00:24:00</text:p>
          </table:table-cell>
          <table:table-cell office:value-type="float" office:value="2162.03877528511" calcext:value-type="float">
            <text:p>2162.03877528511</text:p>
          </table:table-cell>
          <table:table-cell office:value-type="float" office:value="218.715286126915" calcext:value-type="float">
            <text:p>218.715286126915</text:p>
          </table:table-cell>
          <table:table-cell office:value-type="float" office:value="111.35099024735" calcext:value-type="float">
            <text:p>111.35099024735</text:p>
          </table:table-cell>
          <table:table-cell office:value-type="float" office:value="160.382847281706" calcext:value-type="float">
            <text:p>160.382847281706</text:p>
          </table:table-cell>
        </table:table-row>
        <table:table-row table:style-name="ro1">
          <table:table-cell office:value-type="time" office:time-value="PT00H24M10S" calcext:value-type="time">
            <text:p>00:24:10</text:p>
          </table:table-cell>
          <table:table-cell office:value-type="float" office:value="2030.16224402434" calcext:value-type="float">
            <text:p>2030.16224402434</text:p>
          </table:table-cell>
          <table:table-cell office:value-type="float" office:value="212.245168476596" calcext:value-type="float">
            <text:p>212.245168476596</text:p>
          </table:table-cell>
          <table:table-cell office:value-type="float" office:value="123.39740645973" calcext:value-type="float">
            <text:p>123.39740645973</text:p>
          </table:table-cell>
          <table:table-cell office:value-type="float" office:value="129.792466971761" calcext:value-type="float">
            <text:p>129.792466971761</text:p>
          </table:table-cell>
        </table:table-row>
        <table:table-row table:style-name="ro1">
          <table:table-cell office:value-type="time" office:time-value="PT00H24M20S" calcext:value-type="time">
            <text:p>00:24:20</text:p>
          </table:table-cell>
          <table:table-cell office:value-type="float" office:value="2196.39554265487" calcext:value-type="float">
            <text:p>2196.39554265487</text:p>
          </table:table-cell>
          <table:table-cell office:value-type="float" office:value="225.857563863946" calcext:value-type="float">
            <text:p>225.857563863946</text:p>
          </table:table-cell>
          <table:table-cell office:value-type="float" office:value="128.761922675546" calcext:value-type="float">
            <text:p>128.761922675546</text:p>
          </table:table-cell>
          <table:table-cell office:value-type="float" office:value="125.654168538026" calcext:value-type="float">
            <text:p>125.654168538026</text:p>
          </table:table-cell>
        </table:table-row>
        <table:table-row table:style-name="ro1">
          <table:table-cell office:value-type="time" office:time-value="PT00H24M30S" calcext:value-type="time">
            <text:p>00:24:30</text:p>
          </table:table-cell>
          <table:table-cell office:value-type="float" office:value="2108.77039905485" calcext:value-type="float">
            <text:p>2108.77039905485</text:p>
          </table:table-cell>
          <table:table-cell office:value-type="float" office:value="224.363381621622" calcext:value-type="float">
            <text:p>224.363381621622</text:p>
          </table:table-cell>
          <table:table-cell office:value-type="float" office:value="218.245470387929" calcext:value-type="float">
            <text:p>218.245470387929</text:p>
          </table:table-cell>
          <table:table-cell office:value-type="float" office:value="177.170822216687" calcext:value-type="float">
            <text:p>177.170822216687</text:p>
          </table:table-cell>
        </table:table-row>
        <table:table-row table:style-name="ro1">
          <table:table-cell office:value-type="time" office:time-value="PT00H24M40S" calcext:value-type="time">
            <text:p>00:24:40</text:p>
          </table:table-cell>
          <table:table-cell office:value-type="float" office:value="2017.49384567535" calcext:value-type="float">
            <text:p>2017.49384567535</text:p>
          </table:table-cell>
          <table:table-cell office:value-type="float" office:value="234.333297242353" calcext:value-type="float">
            <text:p>234.333297242353</text:p>
          </table:table-cell>
          <table:table-cell office:value-type="float" office:value="166.996855480734" calcext:value-type="float">
            <text:p>166.996855480734</text:p>
          </table:table-cell>
          <table:table-cell office:value-type="float" office:value="165.565069230452" calcext:value-type="float">
            <text:p>165.565069230452</text:p>
          </table:table-cell>
        </table:table-row>
        <table:table-row table:style-name="ro1">
          <table:table-cell office:value-type="time" office:time-value="PT00H24M50S" calcext:value-type="time">
            <text:p>00:24:50</text:p>
          </table:table-cell>
          <table:table-cell office:value-type="float" office:value="2075.04688432432" calcext:value-type="float">
            <text:p>2075.04688432432</text:p>
          </table:table-cell>
          <table:table-cell office:value-type="float" office:value="273.846857142857" calcext:value-type="float">
            <text:p>273.846857142857</text:p>
          </table:table-cell>
          <table:table-cell office:value-type="float" office:value="161.975502702535" calcext:value-type="float">
            <text:p>161.975502702535</text:p>
          </table:table-cell>
          <table:table-cell office:value-type="float" office:value="109.911972169457" calcext:value-type="float">
            <text:p>109.911972169457</text:p>
          </table:table-cell>
        </table:table-row>
        <table:table-row table:style-name="ro1">
          <table:table-cell office:value-type="time" office:time-value="PT00H25M00S" calcext:value-type="time">
            <text:p>00:25:00</text:p>
          </table:table-cell>
          <table:table-cell office:value-type="float" office:value="2018.68038516364" calcext:value-type="float">
            <text:p>2018.68038516364</text:p>
          </table:table-cell>
          <table:table-cell office:value-type="float" office:value="261.147578303665" calcext:value-type="float">
            <text:p>261.147578303665</text:p>
          </table:table-cell>
          <table:table-cell office:value-type="float" office:value="111.816138200708" calcext:value-type="float">
            <text:p>111.816138200708</text:p>
          </table:table-cell>
          <table:table-cell office:value-type="float" office:value="160.327308762537" calcext:value-type="float">
            <text:p>160.327308762537</text:p>
          </table:table-cell>
        </table:table-row>
      </table:table>
      <table:table table:name="DbWriteMeanThreads100" table:style-name="ta1">
        <table:table-column table:style-name="co6" table:default-cell-style-name="ce5"/>
        <table:table-column table:style-name="co4" table:default-cell-style-name="ce6"/>
        <table:table-row table:style-name="ro1">
          <table:table-cell office:value-type="string" calcext:value-type="string">
            <text:p>Elapsed Time</text:p>
          </table:table-cell>
          <table:table-cell table:style-name="Default" office:value-type="string" calcext:value-type="string">
            <text:p>Thread Pool size</text:p>
          </table:table-cell>
        </table:table-row>
        <table:table-row table:style-name="ro1">
          <table:table-cell office:value-type="time" office:time-value="PT00H00M00S" calcext:value-type="time">
            <text:p>00:00:0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00H00M10S" calcext:value-type="time">
            <text:p>00:00: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0M20S" calcext:value-type="time">
            <text:p>00:00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0M30S" calcext:value-type="time">
            <text:p>00:00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0M40S" calcext:value-type="time">
            <text:p>00:00: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0M50S" calcext:value-type="time">
            <text:p>00:00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1M00S" calcext:value-type="time">
            <text:p>00:01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1M10S" calcext:value-type="time">
            <text:p>00:01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1M20S" calcext:value-type="time">
            <text:p>00:01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1M30S" calcext:value-type="time">
            <text:p>00:01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1M40S" calcext:value-type="time">
            <text:p>00:01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1M50S" calcext:value-type="time">
            <text:p>00:01: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2M00S" calcext:value-type="time">
            <text:p>00:02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2M10S" calcext:value-type="time">
            <text:p>00:02: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2M20S" calcext:value-type="time">
            <text:p>00:02: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2M30S" calcext:value-type="time">
            <text:p>00:02: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2M40S" calcext:value-type="time">
            <text:p>00:02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2M50S" calcext:value-type="time">
            <text:p>00:02: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3M00S" calcext:value-type="time">
            <text:p>00:03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3M10S" calcext:value-type="time">
            <text:p>00:03: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3M20S" calcext:value-type="time">
            <text:p>00:03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3M30S" calcext:value-type="time">
            <text:p>00:03: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3M40S" calcext:value-type="time">
            <text:p>00:03: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3M50S" calcext:value-type="time">
            <text:p>00:03: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4M00S" calcext:value-type="time">
            <text:p>00:04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4M10S" calcext:value-type="time">
            <text:p>00:04: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4M20S" calcext:value-type="time">
            <text:p>00:04:2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04M30S" calcext:value-type="time">
            <text:p>00:04: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4M40S" calcext:value-type="time">
            <text:p>00:04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4M50S" calcext:value-type="time">
            <text:p>00:04: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5M00S" calcext:value-type="time">
            <text:p>00:05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5M10S" calcext:value-type="time">
            <text:p>00:05: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5M20S" calcext:value-type="time">
            <text:p>00:05: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5M30S" calcext:value-type="time">
            <text:p>00:05: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5M40S" calcext:value-type="time">
            <text:p>00:05: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05M50S" calcext:value-type="time">
            <text:p>00:05: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06M00S" calcext:value-type="time">
            <text:p>00:06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6M10S" calcext:value-type="time">
            <text:p>00:06: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06M20S" calcext:value-type="time">
            <text:p>00:06:2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06M30S" calcext:value-type="time">
            <text:p>00:06:3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06M40S" calcext:value-type="time">
            <text:p>00:06: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06M50S" calcext:value-type="time">
            <text:p>00:06: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07M00S" calcext:value-type="time">
            <text:p>00:07: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07M10S" calcext:value-type="time">
            <text:p>00:07: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07M20S" calcext:value-type="time">
            <text:p>00:07: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7M30S" calcext:value-type="time">
            <text:p>00:07:3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07M40S" calcext:value-type="time">
            <text:p>00:07:4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07M50S" calcext:value-type="time">
            <text:p>00:07: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08M00S" calcext:value-type="time">
            <text:p>00:08: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08M10S" calcext:value-type="time">
            <text:p>00:08:1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08M20S" calcext:value-type="time">
            <text:p>00:08:2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08M30S" calcext:value-type="time">
            <text:p>00:08:3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08M40S" calcext:value-type="time">
            <text:p>00:08: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08M50S" calcext:value-type="time">
            <text:p>00:08: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09M00S" calcext:value-type="time">
            <text:p>00:09: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09M10S" calcext:value-type="time">
            <text:p>00:09:1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09M20S" calcext:value-type="time">
            <text:p>00:09:2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09M30S" calcext:value-type="time">
            <text:p>00:09:3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09M40S" calcext:value-type="time">
            <text:p>00:09:4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09M50S" calcext:value-type="time">
            <text:p>00:09: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10M00S" calcext:value-type="time">
            <text:p>00:10: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0M10S" calcext:value-type="time">
            <text:p>00:10: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0M20S" calcext:value-type="time">
            <text:p>00:10:2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0M30S" calcext:value-type="time">
            <text:p>00:10:3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0M40S" calcext:value-type="time">
            <text:p>00:10: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0M50S" calcext:value-type="time">
            <text:p>00:10: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1M00S" calcext:value-type="time">
            <text:p>00:11: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11M10S" calcext:value-type="time">
            <text:p>00:11: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1M20S" calcext:value-type="time">
            <text:p>00:11:2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1M30S" calcext:value-type="time">
            <text:p>00:11:3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1M40S" calcext:value-type="time">
            <text:p>00:11: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1M50S" calcext:value-type="time">
            <text:p>00:11: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2M00S" calcext:value-type="time">
            <text:p>00:12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2M10S" calcext:value-type="time">
            <text:p>00:12: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2M20S" calcext:value-type="time">
            <text:p>00:12:2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2M30S" calcext:value-type="time">
            <text:p>00:12: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2M40S" calcext:value-type="time">
            <text:p>00:12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2M50S" calcext:value-type="time">
            <text:p>00:12: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3M00S" calcext:value-type="time">
            <text:p>00:13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3M10S" calcext:value-type="time">
            <text:p>00:13: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3M20S" calcext:value-type="time">
            <text:p>00:13: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3M30S" calcext:value-type="time">
            <text:p>00:13: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3M40S" calcext:value-type="time">
            <text:p>00:13: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3M50S" calcext:value-type="time">
            <text:p>00:13: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4M00S" calcext:value-type="time">
            <text:p>00:14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4M10S" calcext:value-type="time">
            <text:p>00:14: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4M20S" calcext:value-type="time">
            <text:p>00:14: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4M30S" calcext:value-type="time">
            <text:p>00:14: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4M40S" calcext:value-type="time">
            <text:p>00:14: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4M50S" calcext:value-type="time">
            <text:p>00:14: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5M00S" calcext:value-type="time">
            <text:p>00:15: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5M10S" calcext:value-type="time">
            <text:p>00:15: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5M20S" calcext:value-type="time">
            <text:p>00:15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5M30S" calcext:value-type="time">
            <text:p>00:15: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5M40S" calcext:value-type="time">
            <text:p>00:15: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5M50S" calcext:value-type="time">
            <text:p>00:15: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6M00S" calcext:value-type="time">
            <text:p>00:16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6M10S" calcext:value-type="time">
            <text:p>00:16: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6M20S" calcext:value-type="time">
            <text:p>00:16:2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6M30S" calcext:value-type="time">
            <text:p>00:16: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6M40S" calcext:value-type="time">
            <text:p>00:16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6M50S" calcext:value-type="time">
            <text:p>00:16: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7M00S" calcext:value-type="time">
            <text:p>00:17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7M10S" calcext:value-type="time">
            <text:p>00:17: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7M20S" calcext:value-type="time">
            <text:p>00:17: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7M30S" calcext:value-type="time">
            <text:p>00:17: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7M40S" calcext:value-type="time">
            <text:p>00:17: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7M50S" calcext:value-type="time">
            <text:p>00:17: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8M00S" calcext:value-type="time">
            <text:p>00:18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8M10S" calcext:value-type="time">
            <text:p>00:18: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8M20S" calcext:value-type="time">
            <text:p>00:18: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8M30S" calcext:value-type="time">
            <text:p>00:18: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8M40S" calcext:value-type="time">
            <text:p>00:18: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8M50S" calcext:value-type="time">
            <text:p>00:18: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9M00S" calcext:value-type="time">
            <text:p>00:19: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9M10S" calcext:value-type="time">
            <text:p>00:19: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9M20S" calcext:value-type="time">
            <text:p>00:19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9M30S" calcext:value-type="time">
            <text:p>00:19: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9M40S" calcext:value-type="time">
            <text:p>00:19: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9M50S" calcext:value-type="time">
            <text:p>00:19: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0M00S" calcext:value-type="time">
            <text:p>00:20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0M10S" calcext:value-type="time">
            <text:p>00:20: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0M20S" calcext:value-type="time">
            <text:p>00:20:2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0M30S" calcext:value-type="time">
            <text:p>00:20:3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0M40S" calcext:value-type="time">
            <text:p>00:20: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0M50S" calcext:value-type="time">
            <text:p>00:20: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1M00S" calcext:value-type="time">
            <text:p>00:21: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21M10S" calcext:value-type="time">
            <text:p>00:21: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1M20S" calcext:value-type="time">
            <text:p>00:21:2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1M30S" calcext:value-type="time">
            <text:p>00:21:3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1M40S" calcext:value-type="time">
            <text:p>00:21: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1M50S" calcext:value-type="time">
            <text:p>00:21: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2M00S" calcext:value-type="time">
            <text:p>00:22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2M10S" calcext:value-type="time">
            <text:p>00:22: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2M20S" calcext:value-type="time">
            <text:p>00:22:2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22M30S" calcext:value-type="time">
            <text:p>00:22:3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22M40S" calcext:value-type="time">
            <text:p>00:22:4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22M50S" calcext:value-type="time">
            <text:p>00:22: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23M00S" calcext:value-type="time">
            <text:p>00:23:0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23M10S" calcext:value-type="time">
            <text:p>00:23:1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23M20S" calcext:value-type="time">
            <text:p>00:23:2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3M30S" calcext:value-type="time">
            <text:p>00:23:3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3M40S" calcext:value-type="time">
            <text:p>00:23: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3M50S" calcext:value-type="time">
            <text:p>00:23: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4M00S" calcext:value-type="time">
            <text:p>00:24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4M10S" calcext:value-type="time">
            <text:p>00:24: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4M20S" calcext:value-type="time">
            <text:p>00:24:2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24M30S" calcext:value-type="time">
            <text:p>00:24:3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4M40S" calcext:value-type="time">
            <text:p>00:24: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4M50S" calcext:value-type="time">
            <text:p>00:24: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5M00S" calcext:value-type="time">
            <text:p>00:25:00</text:p>
          </table:table-cell>
          <table:table-cell office:value-type="float" office:value="51" calcext:value-type="float">
            <text:p>51</text:p>
          </table:table-cell>
        </table:table-row>
      </table:table>
      <table:table table:name="Prime1mMean100" table:style-name="ta1">
        <table:table-column table:style-name="co7" table:default-cell-style-name="ce5"/>
        <table:table-column table:style-name="co2" table:number-columns-repeated="4" table:default-cell-style-name="ce6"/>
        <table:table-row table:style-name="ro1">
          <table:table-cell office:value-type="string" calcext:value-type="string">
            <text:p>Elapsed Time</text:p>
          </table:table-cell>
          <table:table-cell table:style-name="Default" office:value-type="string" calcext:value-type="string">
            <text:p>Fixed1</text:p>
          </table:table-cell>
          <table:table-cell table:style-name="Default" office:value-type="string" calcext:value-type="string">
            <text:p>Fixed10</text:p>
          </table:table-cell>
          <table:table-cell table:style-name="Default" office:value-type="string" calcext:value-type="string">
            <text:p>Fixed100</text:p>
          </table:table-cell>
          <table:table-cell table:style-name="Default" office:value-type="string" calcext:value-type="string">
            <text:p>ADAPT-T</text:p>
          </table:table-cell>
        </table:table-row>
        <table:table-row table:style-name="ro1">
          <table:table-cell office:value-type="time" office:time-value="PT00H00M10S" calcext:value-type="time">
            <text:p>00:00:10</text:p>
          </table:table-cell>
          <table:table-cell office:value-type="float" office:value="31.4459607316046" calcext:value-type="float">
            <text:p>31.4459607316046</text:p>
          </table:table-cell>
          <table:table-cell office:value-type="float" office:value="4.13406550998564" calcext:value-type="float">
            <text:p>4.13406550998564</text:p>
          </table:table-cell>
          <table:table-cell office:value-type="float" office:value="5.46074788754033" calcext:value-type="float">
            <text:p>5.46074788754033</text:p>
          </table:table-cell>
          <table:table-cell office:value-type="float" office:value="59.1257204251208" calcext:value-type="float">
            <text:p>59.1257204251208</text:p>
          </table:table-cell>
        </table:table-row>
        <table:table-row table:style-name="ro1">
          <table:table-cell office:value-type="time" office:time-value="PT00H00M20S" calcext:value-type="time">
            <text:p>00:00:20</text:p>
          </table:table-cell>
          <table:table-cell office:value-type="float" office:value="20.75030213846" calcext:value-type="float">
            <text:p>20.75030213846</text:p>
          </table:table-cell>
          <table:table-cell office:value-type="float" office:value="4.7018133274835" calcext:value-type="float">
            <text:p>4.7018133274835</text:p>
          </table:table-cell>
          <table:table-cell office:value-type="float" office:value="5.16672885526062" calcext:value-type="float">
            <text:p>5.16672885526062</text:p>
          </table:table-cell>
          <table:table-cell office:value-type="float" office:value="3.80229414709384" calcext:value-type="float">
            <text:p>3.80229414709384</text:p>
          </table:table-cell>
        </table:table-row>
        <table:table-row table:style-name="ro1">
          <table:table-cell office:value-type="time" office:time-value="PT00H00M30S" calcext:value-type="time">
            <text:p>00:00:30</text:p>
          </table:table-cell>
          <table:table-cell office:value-type="float" office:value="18.9322560977954" calcext:value-type="float">
            <text:p>18.9322560977954</text:p>
          </table:table-cell>
          <table:table-cell office:value-type="float" office:value="4.70081719657805" calcext:value-type="float">
            <text:p>4.70081719657805</text:p>
          </table:table-cell>
          <table:table-cell office:value-type="float" office:value="4.97952723134567" calcext:value-type="float">
            <text:p>4.97952723134567</text:p>
          </table:table-cell>
          <table:table-cell office:value-type="float" office:value="4.58598220477193" calcext:value-type="float">
            <text:p>4.58598220477193</text:p>
          </table:table-cell>
        </table:table-row>
        <table:table-row table:style-name="ro1">
          <table:table-cell office:value-type="time" office:time-value="PT00H00M40S" calcext:value-type="time">
            <text:p>00:00:40</text:p>
          </table:table-cell>
          <table:table-cell office:value-type="float" office:value="20.2577930919638" calcext:value-type="float">
            <text:p>20.2577930919638</text:p>
          </table:table-cell>
          <table:table-cell office:value-type="float" office:value="4.35913909154114" calcext:value-type="float">
            <text:p>4.35913909154114</text:p>
          </table:table-cell>
          <table:table-cell office:value-type="float" office:value="5.42459269272399" calcext:value-type="float">
            <text:p>5.42459269272399</text:p>
          </table:table-cell>
          <table:table-cell office:value-type="float" office:value="19.2943487772165" calcext:value-type="float">
            <text:p>19.2943487772165</text:p>
          </table:table-cell>
        </table:table-row>
        <table:table-row table:style-name="ro1">
          <table:table-cell office:value-type="time" office:time-value="PT00H00M50S" calcext:value-type="time">
            <text:p>00:00:50</text:p>
          </table:table-cell>
          <table:table-cell office:value-type="float" office:value="19.1308719481291" calcext:value-type="float">
            <text:p>19.1308719481291</text:p>
          </table:table-cell>
          <table:table-cell office:value-type="float" office:value="4.35484186005022" calcext:value-type="float">
            <text:p>4.35484186005022</text:p>
          </table:table-cell>
          <table:table-cell office:value-type="float" office:value="5.03979757075686" calcext:value-type="float">
            <text:p>5.03979757075686</text:p>
          </table:table-cell>
          <table:table-cell office:value-type="float" office:value="4.88784242595473" calcext:value-type="float">
            <text:p>4.88784242595473</text:p>
          </table:table-cell>
        </table:table-row>
        <table:table-row table:style-name="ro1">
          <table:table-cell office:value-type="time" office:time-value="PT00H01M00S" calcext:value-type="time">
            <text:p>00:01:00</text:p>
          </table:table-cell>
          <table:table-cell office:value-type="float" office:value="19.3469813930881" calcext:value-type="float">
            <text:p>19.3469813930881</text:p>
          </table:table-cell>
          <table:table-cell office:value-type="float" office:value="4.40025988606807" calcext:value-type="float">
            <text:p>4.40025988606807</text:p>
          </table:table-cell>
          <table:table-cell office:value-type="float" office:value="4.74870256460689" calcext:value-type="float">
            <text:p>4.74870256460689</text:p>
          </table:table-cell>
          <table:table-cell office:value-type="float" office:value="4.7500094779329" calcext:value-type="float">
            <text:p>4.7500094779329</text:p>
          </table:table-cell>
        </table:table-row>
        <table:table-row table:style-name="ro1">
          <table:table-cell office:value-type="time" office:time-value="PT00H01M10S" calcext:value-type="time">
            <text:p>00:01:10</text:p>
          </table:table-cell>
          <table:table-cell office:value-type="float" office:value="18.7673704309024" calcext:value-type="float">
            <text:p>18.7673704309024</text:p>
          </table:table-cell>
          <table:table-cell office:value-type="float" office:value="4.58782498725435" calcext:value-type="float">
            <text:p>4.58782498725435</text:p>
          </table:table-cell>
          <table:table-cell office:value-type="float" office:value="4.77876417751124" calcext:value-type="float">
            <text:p>4.77876417751124</text:p>
          </table:table-cell>
          <table:table-cell office:value-type="float" office:value="4.57710372086927" calcext:value-type="float">
            <text:p>4.57710372086927</text:p>
          </table:table-cell>
        </table:table-row>
        <table:table-row table:style-name="ro1">
          <table:table-cell office:value-type="time" office:time-value="PT00H01M20S" calcext:value-type="time">
            <text:p>00:01:20</text:p>
          </table:table-cell>
          <table:table-cell office:value-type="float" office:value="19.9829242344136" calcext:value-type="float">
            <text:p>19.9829242344136</text:p>
          </table:table-cell>
          <table:table-cell office:value-type="float" office:value="4.51355300472157" calcext:value-type="float">
            <text:p>4.51355300472157</text:p>
          </table:table-cell>
          <table:table-cell office:value-type="float" office:value="4.90866970909641" calcext:value-type="float">
            <text:p>4.90866970909641</text:p>
          </table:table-cell>
          <table:table-cell office:value-type="float" office:value="4.90092240724913" calcext:value-type="float">
            <text:p>4.90092240724913</text:p>
          </table:table-cell>
        </table:table-row>
        <table:table-row table:style-name="ro1">
          <table:table-cell office:value-type="time" office:time-value="PT00H01M30S" calcext:value-type="time">
            <text:p>00:01:30</text:p>
          </table:table-cell>
          <table:table-cell office:value-type="float" office:value="19.1986860622231" calcext:value-type="float">
            <text:p>19.1986860622231</text:p>
          </table:table-cell>
          <table:table-cell office:value-type="float" office:value="4.53535131254968" calcext:value-type="float">
            <text:p>4.53535131254968</text:p>
          </table:table-cell>
          <table:table-cell office:value-type="float" office:value="4.74419687245964" calcext:value-type="float">
            <text:p>4.74419687245964</text:p>
          </table:table-cell>
          <table:table-cell office:value-type="float" office:value="4.40005570782708" calcext:value-type="float">
            <text:p>4.40005570782708</text:p>
          </table:table-cell>
        </table:table-row>
        <table:table-row table:style-name="ro1">
          <table:table-cell office:value-type="time" office:time-value="PT00H01M40S" calcext:value-type="time">
            <text:p>00:01:40</text:p>
          </table:table-cell>
          <table:table-cell office:value-type="float" office:value="19.1447371758905" calcext:value-type="float">
            <text:p>19.1447371758905</text:p>
          </table:table-cell>
          <table:table-cell office:value-type="float" office:value="4.93662937477428" calcext:value-type="float">
            <text:p>4.93662937477428</text:p>
          </table:table-cell>
          <table:table-cell office:value-type="float" office:value="5.07581859403743" calcext:value-type="float">
            <text:p>5.07581859403743</text:p>
          </table:table-cell>
          <table:table-cell office:value-type="float" office:value="4.22001239112549" calcext:value-type="float">
            <text:p>4.22001239112549</text:p>
          </table:table-cell>
        </table:table-row>
        <table:table-row table:style-name="ro1">
          <table:table-cell office:value-type="time" office:time-value="PT00H01M50S" calcext:value-type="time">
            <text:p>00:01:50</text:p>
          </table:table-cell>
          <table:table-cell office:value-type="float" office:value="19.9013035530953" calcext:value-type="float">
            <text:p>19.9013035530953</text:p>
          </table:table-cell>
          <table:table-cell office:value-type="float" office:value="4.74559736211291" calcext:value-type="float">
            <text:p>4.74559736211291</text:p>
          </table:table-cell>
          <table:table-cell office:value-type="float" office:value="5.19245526474665" calcext:value-type="float">
            <text:p>5.19245526474665</text:p>
          </table:table-cell>
          <table:table-cell office:value-type="float" office:value="4.85582070036693" calcext:value-type="float">
            <text:p>4.85582070036693</text:p>
          </table:table-cell>
        </table:table-row>
        <table:table-row table:style-name="ro1">
          <table:table-cell office:value-type="time" office:time-value="PT00H02M00S" calcext:value-type="time">
            <text:p>00:02:00</text:p>
          </table:table-cell>
          <table:table-cell office:value-type="float" office:value="18.8886846057458" calcext:value-type="float">
            <text:p>18.8886846057458</text:p>
          </table:table-cell>
          <table:table-cell office:value-type="float" office:value="4.59225657853889" calcext:value-type="float">
            <text:p>4.59225657853889</text:p>
          </table:table-cell>
          <table:table-cell office:value-type="float" office:value="5.04184384686434" calcext:value-type="float">
            <text:p>5.04184384686434</text:p>
          </table:table-cell>
          <table:table-cell office:value-type="float" office:value="18.7378388173258" calcext:value-type="float">
            <text:p>18.7378388173258</text:p>
          </table:table-cell>
        </table:table-row>
        <table:table-row table:style-name="ro1">
          <table:table-cell office:value-type="time" office:time-value="PT00H02M10S" calcext:value-type="time">
            <text:p>00:02:10</text:p>
          </table:table-cell>
          <table:table-cell office:value-type="float" office:value="20.0698439705918" calcext:value-type="float">
            <text:p>20.0698439705918</text:p>
          </table:table-cell>
          <table:table-cell office:value-type="float" office:value="4.8352403671158" calcext:value-type="float">
            <text:p>4.8352403671158</text:p>
          </table:table-cell>
          <table:table-cell office:value-type="float" office:value="4.69003904202547" calcext:value-type="float">
            <text:p>4.69003904202547</text:p>
          </table:table-cell>
          <table:table-cell office:value-type="float" office:value="4.4413982781654" calcext:value-type="float">
            <text:p>4.4413982781654</text:p>
          </table:table-cell>
        </table:table-row>
        <table:table-row table:style-name="ro1">
          <table:table-cell office:value-type="time" office:time-value="PT00H02M20S" calcext:value-type="time">
            <text:p>00:02:20</text:p>
          </table:table-cell>
          <table:table-cell office:value-type="float" office:value="19.6174321612763" calcext:value-type="float">
            <text:p>19.6174321612763</text:p>
          </table:table-cell>
          <table:table-cell office:value-type="float" office:value="4.75398734522213" calcext:value-type="float">
            <text:p>4.75398734522213</text:p>
          </table:table-cell>
          <table:table-cell office:value-type="float" office:value="5.1476516914549" calcext:value-type="float">
            <text:p>5.1476516914549</text:p>
          </table:table-cell>
          <table:table-cell office:value-type="float" office:value="4.40157465875582" calcext:value-type="float">
            <text:p>4.40157465875582</text:p>
          </table:table-cell>
        </table:table-row>
        <table:table-row table:style-name="ro1">
          <table:table-cell office:value-type="time" office:time-value="PT00H02M30S" calcext:value-type="time">
            <text:p>00:02:30</text:p>
          </table:table-cell>
          <table:table-cell office:value-type="float" office:value="19.1515195212269" calcext:value-type="float">
            <text:p>19.1515195212269</text:p>
          </table:table-cell>
          <table:table-cell office:value-type="float" office:value="4.64410216828561" calcext:value-type="float">
            <text:p>4.64410216828561</text:p>
          </table:table-cell>
          <table:table-cell office:value-type="float" office:value="4.99623778929648" calcext:value-type="float">
            <text:p>4.99623778929648</text:p>
          </table:table-cell>
          <table:table-cell office:value-type="float" office:value="4.88545475863306" calcext:value-type="float">
            <text:p>4.88545475863306</text:p>
          </table:table-cell>
        </table:table-row>
        <table:table-row table:style-name="ro1">
          <table:table-cell office:value-type="time" office:time-value="PT00H02M40S" calcext:value-type="time">
            <text:p>00:02:40</text:p>
          </table:table-cell>
          <table:table-cell office:value-type="float" office:value="19.3409565376354" calcext:value-type="float">
            <text:p>19.3409565376354</text:p>
          </table:table-cell>
          <table:table-cell office:value-type="float" office:value="4.9362715348108" calcext:value-type="float">
            <text:p>4.9362715348108</text:p>
          </table:table-cell>
          <table:table-cell office:value-type="float" office:value="4.97145840600618" calcext:value-type="float">
            <text:p>4.97145840600618</text:p>
          </table:table-cell>
          <table:table-cell office:value-type="float" office:value="4.60759204029798" calcext:value-type="float">
            <text:p>4.60759204029798</text:p>
          </table:table-cell>
        </table:table-row>
        <table:table-row table:style-name="ro1">
          <table:table-cell office:value-type="time" office:time-value="PT00H02M50S" calcext:value-type="time">
            <text:p>00:02:50</text:p>
          </table:table-cell>
          <table:table-cell office:value-type="float" office:value="19.2005798827478" calcext:value-type="float">
            <text:p>19.2005798827478</text:p>
          </table:table-cell>
          <table:table-cell office:value-type="float" office:value="4.6700546644685" calcext:value-type="float">
            <text:p>4.6700546644685</text:p>
          </table:table-cell>
          <table:table-cell office:value-type="float" office:value="5.08819152349818" calcext:value-type="float">
            <text:p>5.08819152349818</text:p>
          </table:table-cell>
          <table:table-cell office:value-type="float" office:value="4.60331209425251" calcext:value-type="float">
            <text:p>4.60331209425251</text:p>
          </table:table-cell>
        </table:table-row>
        <table:table-row table:style-name="ro1">
          <table:table-cell office:value-type="time" office:time-value="PT00H03M00S" calcext:value-type="time">
            <text:p>00:03:00</text:p>
          </table:table-cell>
          <table:table-cell office:value-type="float" office:value="19.5292886177826" calcext:value-type="float">
            <text:p>19.5292886177826</text:p>
          </table:table-cell>
          <table:table-cell office:value-type="float" office:value="4.79032528174961" calcext:value-type="float">
            <text:p>4.79032528174961</text:p>
          </table:table-cell>
          <table:table-cell office:value-type="float" office:value="5.21005602733332" calcext:value-type="float">
            <text:p>5.21005602733332</text:p>
          </table:table-cell>
          <table:table-cell office:value-type="float" office:value="4.96230032941009" calcext:value-type="float">
            <text:p>4.96230032941009</text:p>
          </table:table-cell>
        </table:table-row>
        <table:table-row table:style-name="ro1">
          <table:table-cell office:value-type="time" office:time-value="PT00H03M10S" calcext:value-type="time">
            <text:p>00:03:10</text:p>
          </table:table-cell>
          <table:table-cell office:value-type="float" office:value="19.5077736058171" calcext:value-type="float">
            <text:p>19.5077736058171</text:p>
          </table:table-cell>
          <table:table-cell office:value-type="float" office:value="4.65703545702363" calcext:value-type="float">
            <text:p>4.65703545702363</text:p>
          </table:table-cell>
          <table:table-cell office:value-type="float" office:value="5.16411847928403" calcext:value-type="float">
            <text:p>5.16411847928403</text:p>
          </table:table-cell>
          <table:table-cell office:value-type="float" office:value="4.60987751531601" calcext:value-type="float">
            <text:p>4.60987751531601</text:p>
          </table:table-cell>
        </table:table-row>
        <table:table-row table:style-name="ro1">
          <table:table-cell office:value-type="time" office:time-value="PT00H03M20S" calcext:value-type="time">
            <text:p>00:03:20</text:p>
          </table:table-cell>
          <table:table-cell office:value-type="float" office:value="19.8912511817404" calcext:value-type="float">
            <text:p>19.8912511817404</text:p>
          </table:table-cell>
          <table:table-cell office:value-type="float" office:value="4.57003844816102" calcext:value-type="float">
            <text:p>4.57003844816102</text:p>
          </table:table-cell>
          <table:table-cell office:value-type="float" office:value="5.14847207871569" calcext:value-type="float">
            <text:p>5.14847207871569</text:p>
          </table:table-cell>
          <table:table-cell office:value-type="float" office:value="19.6177013273055" calcext:value-type="float">
            <text:p>19.6177013273055</text:p>
          </table:table-cell>
        </table:table-row>
        <table:table-row table:style-name="ro1">
          <table:table-cell office:value-type="time" office:time-value="PT00H03M30S" calcext:value-type="time">
            <text:p>00:03:30</text:p>
          </table:table-cell>
          <table:table-cell office:value-type="float" office:value="19.2736887316796" calcext:value-type="float">
            <text:p>19.2736887316796</text:p>
          </table:table-cell>
          <table:table-cell office:value-type="float" office:value="4.37102587765727" calcext:value-type="float">
            <text:p>4.37102587765727</text:p>
          </table:table-cell>
          <table:table-cell office:value-type="float" office:value="5.01702373118361" calcext:value-type="float">
            <text:p>5.01702373118361</text:p>
          </table:table-cell>
          <table:table-cell office:value-type="float" office:value="4.72634560722607" calcext:value-type="float">
            <text:p>4.72634560722607</text:p>
          </table:table-cell>
        </table:table-row>
        <table:table-row table:style-name="ro1">
          <table:table-cell office:value-type="time" office:time-value="PT00H03M40S" calcext:value-type="time">
            <text:p>00:03:40</text:p>
          </table:table-cell>
          <table:table-cell office:value-type="float" office:value="20.1254830674531" calcext:value-type="float">
            <text:p>20.1254830674531</text:p>
          </table:table-cell>
          <table:table-cell office:value-type="float" office:value="4.52828956469161" calcext:value-type="float">
            <text:p>4.52828956469161</text:p>
          </table:table-cell>
          <table:table-cell office:value-type="float" office:value="4.92536114909305" calcext:value-type="float">
            <text:p>4.92536114909305</text:p>
          </table:table-cell>
          <table:table-cell office:value-type="float" office:value="4.46313255984455" calcext:value-type="float">
            <text:p>4.46313255984455</text:p>
          </table:table-cell>
        </table:table-row>
        <table:table-row table:style-name="ro1">
          <table:table-cell office:value-type="time" office:time-value="PT00H03M50S" calcext:value-type="time">
            <text:p>00:03:50</text:p>
          </table:table-cell>
          <table:table-cell office:value-type="float" office:value="18.6829174114455" calcext:value-type="float">
            <text:p>18.6829174114455</text:p>
          </table:table-cell>
          <table:table-cell office:value-type="float" office:value="4.38389642800556" calcext:value-type="float">
            <text:p>4.38389642800556</text:p>
          </table:table-cell>
          <table:table-cell office:value-type="float" office:value="4.86194612042583" calcext:value-type="float">
            <text:p>4.86194612042583</text:p>
          </table:table-cell>
          <table:table-cell office:value-type="float" office:value="4.35753922531858" calcext:value-type="float">
            <text:p>4.35753922531858</text:p>
          </table:table-cell>
        </table:table-row>
        <table:table-row table:style-name="ro1">
          <table:table-cell office:value-type="time" office:time-value="PT00H04M00S" calcext:value-type="time">
            <text:p>00:04:00</text:p>
          </table:table-cell>
          <table:table-cell office:value-type="float" office:value="20.0441096913743" calcext:value-type="float">
            <text:p>20.0441096913743</text:p>
          </table:table-cell>
          <table:table-cell office:value-type="float" office:value="4.71153382361216" calcext:value-type="float">
            <text:p>4.71153382361216</text:p>
          </table:table-cell>
          <table:table-cell office:value-type="float" office:value="5.00954334257132" calcext:value-type="float">
            <text:p>5.00954334257132</text:p>
          </table:table-cell>
          <table:table-cell office:value-type="float" office:value="4.57107751507764" calcext:value-type="float">
            <text:p>4.57107751507764</text:p>
          </table:table-cell>
        </table:table-row>
        <table:table-row table:style-name="ro1">
          <table:table-cell office:value-type="time" office:time-value="PT00H04M10S" calcext:value-type="time">
            <text:p>00:04:10</text:p>
          </table:table-cell>
          <table:table-cell office:value-type="float" office:value="20.5844858370561" calcext:value-type="float">
            <text:p>20.5844858370561</text:p>
          </table:table-cell>
          <table:table-cell office:value-type="float" office:value="4.97460469069767" calcext:value-type="float">
            <text:p>4.97460469069767</text:p>
          </table:table-cell>
          <table:table-cell office:value-type="float" office:value="5.31305223525883" calcext:value-type="float">
            <text:p>5.31305223525883</text:p>
          </table:table-cell>
          <table:table-cell office:value-type="float" office:value="4.6232089467818" calcext:value-type="float">
            <text:p>4.6232089467818</text:p>
          </table:table-cell>
        </table:table-row>
        <table:table-row table:style-name="ro1">
          <table:table-cell office:value-type="time" office:time-value="PT00H04M20S" calcext:value-type="time">
            <text:p>00:04:20</text:p>
          </table:table-cell>
          <table:table-cell office:value-type="float" office:value="18.9152143200558" calcext:value-type="float">
            <text:p>18.9152143200558</text:p>
          </table:table-cell>
          <table:table-cell office:value-type="float" office:value="4.62415750168928" calcext:value-type="float">
            <text:p>4.62415750168928</text:p>
          </table:table-cell>
          <table:table-cell office:value-type="float" office:value="5.22910667195167" calcext:value-type="float">
            <text:p>5.22910667195167</text:p>
          </table:table-cell>
          <table:table-cell office:value-type="float" office:value="4.80915885791447" calcext:value-type="float">
            <text:p>4.80915885791447</text:p>
          </table:table-cell>
        </table:table-row>
        <table:table-row table:style-name="ro1">
          <table:table-cell office:value-type="time" office:time-value="PT00H04M30S" calcext:value-type="time">
            <text:p>00:04:30</text:p>
          </table:table-cell>
          <table:table-cell office:value-type="float" office:value="20.9347987393746" calcext:value-type="float">
            <text:p>20.9347987393746</text:p>
          </table:table-cell>
          <table:table-cell office:value-type="float" office:value="4.85927979794146" calcext:value-type="float">
            <text:p>4.85927979794146</text:p>
          </table:table-cell>
          <table:table-cell office:value-type="float" office:value="5.12135859325149" calcext:value-type="float">
            <text:p>5.12135859325149</text:p>
          </table:table-cell>
          <table:table-cell office:value-type="float" office:value="4.69718939149969" calcext:value-type="float">
            <text:p>4.69718939149969</text:p>
          </table:table-cell>
        </table:table-row>
        <table:table-row table:style-name="ro1">
          <table:table-cell office:value-type="time" office:time-value="PT00H04M40S" calcext:value-type="time">
            <text:p>00:04:40</text:p>
          </table:table-cell>
          <table:table-cell office:value-type="float" office:value="19.8083049724731" calcext:value-type="float">
            <text:p>19.8083049724731</text:p>
          </table:table-cell>
          <table:table-cell office:value-type="float" office:value="4.68364867433706" calcext:value-type="float">
            <text:p>4.68364867433706</text:p>
          </table:table-cell>
          <table:table-cell office:value-type="float" office:value="4.8631744811342" calcext:value-type="float">
            <text:p>4.8631744811342</text:p>
          </table:table-cell>
          <table:table-cell office:value-type="float" office:value="4.52719519341799" calcext:value-type="float">
            <text:p>4.52719519341799</text:p>
          </table:table-cell>
        </table:table-row>
        <table:table-row table:style-name="ro1">
          <table:table-cell office:value-type="time" office:time-value="PT00H04M50S" calcext:value-type="time">
            <text:p>00:04:50</text:p>
          </table:table-cell>
          <table:table-cell office:value-type="float" office:value="19.5020979744423" calcext:value-type="float">
            <text:p>19.5020979744423</text:p>
          </table:table-cell>
          <table:table-cell office:value-type="float" office:value="4.56719161227073" calcext:value-type="float">
            <text:p>4.56719161227073</text:p>
          </table:table-cell>
          <table:table-cell office:value-type="float" office:value="5.04425677179295" calcext:value-type="float">
            <text:p>5.04425677179295</text:p>
          </table:table-cell>
          <table:table-cell office:value-type="float" office:value="4.86334395103158" calcext:value-type="float">
            <text:p>4.86334395103158</text:p>
          </table:table-cell>
        </table:table-row>
        <table:table-row table:style-name="ro1">
          <table:table-cell office:value-type="time" office:time-value="PT00H05M00S" calcext:value-type="time">
            <text:p>00:05:00</text:p>
          </table:table-cell>
          <table:table-cell office:value-type="float" office:value="18.5625426070745" calcext:value-type="float">
            <text:p>18.5625426070745</text:p>
          </table:table-cell>
          <table:table-cell office:value-type="float" office:value="4.65930584841446" calcext:value-type="float">
            <text:p>4.65930584841446</text:p>
          </table:table-cell>
          <table:table-cell office:value-type="float" office:value="5.07343882053132" calcext:value-type="float">
            <text:p>5.07343882053132</text:p>
          </table:table-cell>
          <table:table-cell office:value-type="float" office:value="4.74771632155464" calcext:value-type="float">
            <text:p>4.74771632155464</text:p>
          </table:table-cell>
        </table:table-row>
        <table:table-row table:style-name="ro1">
          <table:table-cell office:value-type="time" office:time-value="PT00H05M10S" calcext:value-type="time">
            <text:p>00:05:10</text:p>
          </table:table-cell>
          <table:table-cell office:value-type="float" office:value="18.2367920108309" calcext:value-type="float">
            <text:p>18.2367920108309</text:p>
          </table:table-cell>
          <table:table-cell office:value-type="float" office:value="4.85606774300209" calcext:value-type="float">
            <text:p>4.85606774300209</text:p>
          </table:table-cell>
          <table:table-cell office:value-type="float" office:value="4.94013420136838" calcext:value-type="float">
            <text:p>4.94013420136838</text:p>
          </table:table-cell>
          <table:table-cell office:value-type="float" office:value="4.4911985268657" calcext:value-type="float">
            <text:p>4.4911985268657</text:p>
          </table:table-cell>
        </table:table-row>
        <table:table-row table:style-name="ro1">
          <table:table-cell office:value-type="time" office:time-value="PT00H05M20S" calcext:value-type="time">
            <text:p>00:05:20</text:p>
          </table:table-cell>
          <table:table-cell office:value-type="float" office:value="19.6365253733062" calcext:value-type="float">
            <text:p>19.6365253733062</text:p>
          </table:table-cell>
          <table:table-cell office:value-type="float" office:value="4.73710785096593" calcext:value-type="float">
            <text:p>4.73710785096593</text:p>
          </table:table-cell>
          <table:table-cell office:value-type="float" office:value="4.90942027436008" calcext:value-type="float">
            <text:p>4.90942027436008</text:p>
          </table:table-cell>
          <table:table-cell office:value-type="float" office:value="4.61497883625867" calcext:value-type="float">
            <text:p>4.61497883625867</text:p>
          </table:table-cell>
        </table:table-row>
        <table:table-row table:style-name="ro1">
          <table:table-cell office:value-type="time" office:time-value="PT00H05M30S" calcext:value-type="time">
            <text:p>00:05:30</text:p>
          </table:table-cell>
          <table:table-cell office:value-type="float" office:value="19.497746548659" calcext:value-type="float">
            <text:p>19.497746548659</text:p>
          </table:table-cell>
          <table:table-cell office:value-type="float" office:value="4.82364306913382" calcext:value-type="float">
            <text:p>4.82364306913382</text:p>
          </table:table-cell>
          <table:table-cell office:value-type="float" office:value="5.00603710182845" calcext:value-type="float">
            <text:p>5.00603710182845</text:p>
          </table:table-cell>
          <table:table-cell office:value-type="float" office:value="4.72598837354617" calcext:value-type="float">
            <text:p>4.72598837354617</text:p>
          </table:table-cell>
        </table:table-row>
        <table:table-row table:style-name="ro1">
          <table:table-cell office:value-type="time" office:time-value="PT00H05M40S" calcext:value-type="time">
            <text:p>00:05:40</text:p>
          </table:table-cell>
          <table:table-cell office:value-type="float" office:value="19.0785523194237" calcext:value-type="float">
            <text:p>19.0785523194237</text:p>
          </table:table-cell>
          <table:table-cell office:value-type="float" office:value="4.46967938918163" calcext:value-type="float">
            <text:p>4.46967938918163</text:p>
          </table:table-cell>
          <table:table-cell office:value-type="float" office:value="4.98708081496123" calcext:value-type="float">
            <text:p>4.98708081496123</text:p>
          </table:table-cell>
          <table:table-cell office:value-type="float" office:value="4.75707385324091" calcext:value-type="float">
            <text:p>4.75707385324091</text:p>
          </table:table-cell>
        </table:table-row>
        <table:table-row table:style-name="ro1">
          <table:table-cell office:value-type="time" office:time-value="PT00H05M50S" calcext:value-type="time">
            <text:p>00:05:50</text:p>
          </table:table-cell>
          <table:table-cell office:value-type="float" office:value="19.7470699802369" calcext:value-type="float">
            <text:p>19.7470699802369</text:p>
          </table:table-cell>
          <table:table-cell office:value-type="float" office:value="4.59288159527752" calcext:value-type="float">
            <text:p>4.59288159527752</text:p>
          </table:table-cell>
          <table:table-cell office:value-type="float" office:value="4.94304277877908" calcext:value-type="float">
            <text:p>4.94304277877908</text:p>
          </table:table-cell>
          <table:table-cell office:value-type="float" office:value="4.48664228433786" calcext:value-type="float">
            <text:p>4.48664228433786</text:p>
          </table:table-cell>
        </table:table-row>
        <table:table-row table:style-name="ro1">
          <table:table-cell office:value-type="time" office:time-value="PT00H06M00S" calcext:value-type="time">
            <text:p>00:06:00</text:p>
          </table:table-cell>
          <table:table-cell office:value-type="float" office:value="19.7596802648487" calcext:value-type="float">
            <text:p>19.7596802648487</text:p>
          </table:table-cell>
          <table:table-cell office:value-type="float" office:value="5.01958287504291" calcext:value-type="float">
            <text:p>5.01958287504291</text:p>
          </table:table-cell>
          <table:table-cell office:value-type="float" office:value="4.90724076146978" calcext:value-type="float">
            <text:p>4.90724076146978</text:p>
          </table:table-cell>
          <table:table-cell office:value-type="float" office:value="4.55781113234818" calcext:value-type="float">
            <text:p>4.55781113234818</text:p>
          </table:table-cell>
        </table:table-row>
        <table:table-row table:style-name="ro1">
          <table:table-cell office:value-type="time" office:time-value="PT00H06M10S" calcext:value-type="time">
            <text:p>00:06:10</text:p>
          </table:table-cell>
          <table:table-cell office:value-type="float" office:value="19.7741876158678" calcext:value-type="float">
            <text:p>19.7741876158678</text:p>
          </table:table-cell>
          <table:table-cell office:value-type="float" office:value="4.65541144910009" calcext:value-type="float">
            <text:p>4.65541144910009</text:p>
          </table:table-cell>
          <table:table-cell office:value-type="float" office:value="5.23119127106402" calcext:value-type="float">
            <text:p>5.23119127106402</text:p>
          </table:table-cell>
          <table:table-cell office:value-type="float" office:value="4.68146635284033" calcext:value-type="float">
            <text:p>4.68146635284033</text:p>
          </table:table-cell>
        </table:table-row>
        <table:table-row table:style-name="ro1">
          <table:table-cell office:value-type="time" office:time-value="PT00H06M20S" calcext:value-type="time">
            <text:p>00:06:20</text:p>
          </table:table-cell>
          <table:table-cell office:value-type="float" office:value="18.884319837495" calcext:value-type="float">
            <text:p>18.884319837495</text:p>
          </table:table-cell>
          <table:table-cell office:value-type="float" office:value="4.8598057259938" calcext:value-type="float">
            <text:p>4.8598057259938</text:p>
          </table:table-cell>
          <table:table-cell office:value-type="float" office:value="4.80515813324876" calcext:value-type="float">
            <text:p>4.80515813324876</text:p>
          </table:table-cell>
          <table:table-cell office:value-type="float" office:value="4.46878708154872" calcext:value-type="float">
            <text:p>4.46878708154872</text:p>
          </table:table-cell>
        </table:table-row>
        <table:table-row table:style-name="ro1">
          <table:table-cell office:value-type="time" office:time-value="PT00H06M30S" calcext:value-type="time">
            <text:p>00:06:30</text:p>
          </table:table-cell>
          <table:table-cell office:value-type="float" office:value="19.8475327644666" calcext:value-type="float">
            <text:p>19.8475327644666</text:p>
          </table:table-cell>
          <table:table-cell office:value-type="float" office:value="4.64179867287046" calcext:value-type="float">
            <text:p>4.64179867287046</text:p>
          </table:table-cell>
          <table:table-cell office:value-type="float" office:value="5.38174092727377" calcext:value-type="float">
            <text:p>5.38174092727377</text:p>
          </table:table-cell>
          <table:table-cell office:value-type="float" office:value="4.51213748127406" calcext:value-type="float">
            <text:p>4.51213748127406</text:p>
          </table:table-cell>
        </table:table-row>
        <table:table-row table:style-name="ro1">
          <table:table-cell office:value-type="time" office:time-value="PT00H06M40S" calcext:value-type="time">
            <text:p>00:06:40</text:p>
          </table:table-cell>
          <table:table-cell office:value-type="float" office:value="19.42667998393" calcext:value-type="float">
            <text:p>19.42667998393</text:p>
          </table:table-cell>
          <table:table-cell office:value-type="float" office:value="4.53690339605833" calcext:value-type="float">
            <text:p>4.53690339605833</text:p>
          </table:table-cell>
          <table:table-cell office:value-type="float" office:value="4.83307335796888" calcext:value-type="float">
            <text:p>4.83307335796888</text:p>
          </table:table-cell>
          <table:table-cell office:value-type="float" office:value="4.6232028465006" calcext:value-type="float">
            <text:p>4.6232028465006</text:p>
          </table:table-cell>
        </table:table-row>
        <table:table-row table:style-name="ro1">
          <table:table-cell office:value-type="time" office:time-value="PT00H06M50S" calcext:value-type="time">
            <text:p>00:06:50</text:p>
          </table:table-cell>
          <table:table-cell office:value-type="float" office:value="20.4555771286398" calcext:value-type="float">
            <text:p>20.4555771286398</text:p>
          </table:table-cell>
          <table:table-cell office:value-type="float" office:value="4.9314661732839" calcext:value-type="float">
            <text:p>4.9314661732839</text:p>
          </table:table-cell>
          <table:table-cell office:value-type="float" office:value="5.14532144684048" calcext:value-type="float">
            <text:p>5.14532144684048</text:p>
          </table:table-cell>
          <table:table-cell office:value-type="float" office:value="4.64746358177512" calcext:value-type="float">
            <text:p>4.64746358177512</text:p>
          </table:table-cell>
        </table:table-row>
        <table:table-row table:style-name="ro1">
          <table:table-cell office:value-type="time" office:time-value="PT00H07M00S" calcext:value-type="time">
            <text:p>00:07:00</text:p>
          </table:table-cell>
          <table:table-cell office:value-type="float" office:value="19.4950028713902" calcext:value-type="float">
            <text:p>19.4950028713902</text:p>
          </table:table-cell>
          <table:table-cell office:value-type="float" office:value="4.56497900812776" calcext:value-type="float">
            <text:p>4.56497900812776</text:p>
          </table:table-cell>
          <table:table-cell office:value-type="float" office:value="5.00617873898203" calcext:value-type="float">
            <text:p>5.00617873898203</text:p>
          </table:table-cell>
          <table:table-cell office:value-type="float" office:value="4.79801872902971" calcext:value-type="float">
            <text:p>4.79801872902971</text:p>
          </table:table-cell>
        </table:table-row>
        <table:table-row table:style-name="ro1">
          <table:table-cell office:value-type="time" office:time-value="PT00H07M10S" calcext:value-type="time">
            <text:p>00:07:10</text:p>
          </table:table-cell>
          <table:table-cell office:value-type="float" office:value="19.6901787795323" calcext:value-type="float">
            <text:p>19.6901787795323</text:p>
          </table:table-cell>
          <table:table-cell office:value-type="float" office:value="4.70922724809713" calcext:value-type="float">
            <text:p>4.70922724809713</text:p>
          </table:table-cell>
          <table:table-cell office:value-type="float" office:value="5.11436513295149" calcext:value-type="float">
            <text:p>5.11436513295149</text:p>
          </table:table-cell>
          <table:table-cell office:value-type="float" office:value="4.63251167526088" calcext:value-type="float">
            <text:p>4.63251167526088</text:p>
          </table:table-cell>
        </table:table-row>
        <table:table-row table:style-name="ro1">
          <table:table-cell office:value-type="time" office:time-value="PT00H07M20S" calcext:value-type="time">
            <text:p>00:07:20</text:p>
          </table:table-cell>
          <table:table-cell office:value-type="float" office:value="19.9657423806295" calcext:value-type="float">
            <text:p>19.9657423806295</text:p>
          </table:table-cell>
          <table:table-cell office:value-type="float" office:value="4.78830098445691" calcext:value-type="float">
            <text:p>4.78830098445691</text:p>
          </table:table-cell>
          <table:table-cell office:value-type="float" office:value="5.21081286524661" calcext:value-type="float">
            <text:p>5.21081286524661</text:p>
          </table:table-cell>
          <table:table-cell office:value-type="float" office:value="4.5178987649476" calcext:value-type="float">
            <text:p>4.5178987649476</text:p>
          </table:table-cell>
        </table:table-row>
        <table:table-row table:style-name="ro1">
          <table:table-cell office:value-type="time" office:time-value="PT00H07M30S" calcext:value-type="time">
            <text:p>00:07:30</text:p>
          </table:table-cell>
          <table:table-cell office:value-type="float" office:value="19.391686802768" calcext:value-type="float">
            <text:p>19.391686802768</text:p>
          </table:table-cell>
          <table:table-cell office:value-type="float" office:value="4.58485005442028" calcext:value-type="float">
            <text:p>4.58485005442028</text:p>
          </table:table-cell>
          <table:table-cell office:value-type="float" office:value="4.854143040634" calcext:value-type="float">
            <text:p>4.854143040634</text:p>
          </table:table-cell>
          <table:table-cell office:value-type="float" office:value="4.78112558465816" calcext:value-type="float">
            <text:p>4.78112558465816</text:p>
          </table:table-cell>
        </table:table-row>
        <table:table-row table:style-name="ro1">
          <table:table-cell office:value-type="time" office:time-value="PT00H07M40S" calcext:value-type="time">
            <text:p>00:07:40</text:p>
          </table:table-cell>
          <table:table-cell office:value-type="float" office:value="19.6250714989833" calcext:value-type="float">
            <text:p>19.6250714989833</text:p>
          </table:table-cell>
          <table:table-cell office:value-type="float" office:value="4.64305484405338" calcext:value-type="float">
            <text:p>4.64305484405338</text:p>
          </table:table-cell>
          <table:table-cell office:value-type="float" office:value="5.08262996055646" calcext:value-type="float">
            <text:p>5.08262996055646</text:p>
          </table:table-cell>
          <table:table-cell office:value-type="float" office:value="4.49895707599174" calcext:value-type="float">
            <text:p>4.49895707599174</text:p>
          </table:table-cell>
        </table:table-row>
        <table:table-row table:style-name="ro1">
          <table:table-cell office:value-type="time" office:time-value="PT00H07M50S" calcext:value-type="time">
            <text:p>00:07:50</text:p>
          </table:table-cell>
          <table:table-cell office:value-type="float" office:value="19.6205824553008" calcext:value-type="float">
            <text:p>19.6205824553008</text:p>
          </table:table-cell>
          <table:table-cell office:value-type="float" office:value="4.74285692743551" calcext:value-type="float">
            <text:p>4.74285692743551</text:p>
          </table:table-cell>
          <table:table-cell office:value-type="float" office:value="4.92337888203897" calcext:value-type="float">
            <text:p>4.92337888203897</text:p>
          </table:table-cell>
          <table:table-cell office:value-type="float" office:value="4.64740798939353" calcext:value-type="float">
            <text:p>4.64740798939353</text:p>
          </table:table-cell>
        </table:table-row>
        <table:table-row table:style-name="ro1">
          <table:table-cell office:value-type="time" office:time-value="PT00H08M00S" calcext:value-type="time">
            <text:p>00:08:00</text:p>
          </table:table-cell>
          <table:table-cell office:value-type="float" office:value="19.8850215278937" calcext:value-type="float">
            <text:p>19.8850215278937</text:p>
          </table:table-cell>
          <table:table-cell office:value-type="float" office:value="4.90785473956681" calcext:value-type="float">
            <text:p>4.90785473956681</text:p>
          </table:table-cell>
          <table:table-cell office:value-type="float" office:value="5.30092022681217" calcext:value-type="float">
            <text:p>5.30092022681217</text:p>
          </table:table-cell>
          <table:table-cell office:value-type="float" office:value="4.66216189548151" calcext:value-type="float">
            <text:p>4.66216189548151</text:p>
          </table:table-cell>
        </table:table-row>
        <table:table-row table:style-name="ro1">
          <table:table-cell office:value-type="time" office:time-value="PT00H08M10S" calcext:value-type="time">
            <text:p>00:08:10</text:p>
          </table:table-cell>
          <table:table-cell office:value-type="float" office:value="19.5377886733051" calcext:value-type="float">
            <text:p>19.5377886733051</text:p>
          </table:table-cell>
          <table:table-cell office:value-type="float" office:value="4.44357378598731" calcext:value-type="float">
            <text:p>4.44357378598731</text:p>
          </table:table-cell>
          <table:table-cell office:value-type="float" office:value="4.81986761941748" calcext:value-type="float">
            <text:p>4.81986761941748</text:p>
          </table:table-cell>
          <table:table-cell office:value-type="float" office:value="4.72484783529454" calcext:value-type="float">
            <text:p>4.72484783529454</text:p>
          </table:table-cell>
        </table:table-row>
        <table:table-row table:style-name="ro1">
          <table:table-cell office:value-type="time" office:time-value="PT00H08M20S" calcext:value-type="time">
            <text:p>00:08:20</text:p>
          </table:table-cell>
          <table:table-cell office:value-type="float" office:value="19.7363638361206" calcext:value-type="float">
            <text:p>19.7363638361206</text:p>
          </table:table-cell>
          <table:table-cell office:value-type="float" office:value="4.55682226215735" calcext:value-type="float">
            <text:p>4.55682226215735</text:p>
          </table:table-cell>
          <table:table-cell office:value-type="float" office:value="4.7761643330772" calcext:value-type="float">
            <text:p>4.7761643330772</text:p>
          </table:table-cell>
          <table:table-cell office:value-type="float" office:value="4.8966643847487" calcext:value-type="float">
            <text:p>4.8966643847487</text:p>
          </table:table-cell>
        </table:table-row>
        <table:table-row table:style-name="ro1">
          <table:table-cell office:value-type="time" office:time-value="PT00H08M30S" calcext:value-type="time">
            <text:p>00:08:30</text:p>
          </table:table-cell>
          <table:table-cell office:value-type="float" office:value="18.5493315775846" calcext:value-type="float">
            <text:p>18.5493315775846</text:p>
          </table:table-cell>
          <table:table-cell office:value-type="float" office:value="4.58035481133419" calcext:value-type="float">
            <text:p>4.58035481133419</text:p>
          </table:table-cell>
          <table:table-cell office:value-type="float" office:value="4.8223349712362" calcext:value-type="float">
            <text:p>4.8223349712362</text:p>
          </table:table-cell>
          <table:table-cell office:value-type="float" office:value="4.546388278454" calcext:value-type="float">
            <text:p>4.546388278454</text:p>
          </table:table-cell>
        </table:table-row>
        <table:table-row table:style-name="ro1">
          <table:table-cell office:value-type="time" office:time-value="PT00H08M40S" calcext:value-type="time">
            <text:p>00:08:40</text:p>
          </table:table-cell>
          <table:table-cell office:value-type="float" office:value="19.7269130537702" calcext:value-type="float">
            <text:p>19.7269130537702</text:p>
          </table:table-cell>
          <table:table-cell office:value-type="float" office:value="4.25292419756866" calcext:value-type="float">
            <text:p>4.25292419756866</text:p>
          </table:table-cell>
          <table:table-cell office:value-type="float" office:value="4.98958839618489" calcext:value-type="float">
            <text:p>4.98958839618489</text:p>
          </table:table-cell>
          <table:table-cell office:value-type="float" office:value="4.49595116017378" calcext:value-type="float">
            <text:p>4.49595116017378</text:p>
          </table:table-cell>
        </table:table-row>
        <table:table-row table:style-name="ro1">
          <table:table-cell office:value-type="time" office:time-value="PT00H08M50S" calcext:value-type="time">
            <text:p>00:08:50</text:p>
          </table:table-cell>
          <table:table-cell office:value-type="float" office:value="19.6439692097319" calcext:value-type="float">
            <text:p>19.6439692097319</text:p>
          </table:table-cell>
          <table:table-cell office:value-type="float" office:value="4.59543738698294" calcext:value-type="float">
            <text:p>4.59543738698294</text:p>
          </table:table-cell>
          <table:table-cell office:value-type="float" office:value="4.77574655918528" calcext:value-type="float">
            <text:p>4.77574655918528</text:p>
          </table:table-cell>
          <table:table-cell office:value-type="float" office:value="4.6062244481073" calcext:value-type="float">
            <text:p>4.6062244481073</text:p>
          </table:table-cell>
        </table:table-row>
        <table:table-row table:style-name="ro1">
          <table:table-cell office:value-type="time" office:time-value="PT00H09M00S" calcext:value-type="time">
            <text:p>00:09:00</text:p>
          </table:table-cell>
          <table:table-cell office:value-type="float" office:value="20.3316341777526" calcext:value-type="float">
            <text:p>20.3316341777526</text:p>
          </table:table-cell>
          <table:table-cell office:value-type="float" office:value="4.80689415925143" calcext:value-type="float">
            <text:p>4.80689415925143</text:p>
          </table:table-cell>
          <table:table-cell office:value-type="float" office:value="5.0318633041651" calcext:value-type="float">
            <text:p>5.0318633041651</text:p>
          </table:table-cell>
          <table:table-cell office:value-type="float" office:value="4.66841711229796" calcext:value-type="float">
            <text:p>4.66841711229796</text:p>
          </table:table-cell>
        </table:table-row>
        <table:table-row table:style-name="ro1">
          <table:table-cell office:value-type="time" office:time-value="PT00H09M10S" calcext:value-type="time">
            <text:p>00:09:10</text:p>
          </table:table-cell>
          <table:table-cell office:value-type="float" office:value="18.7901856102569" calcext:value-type="float">
            <text:p>18.7901856102569</text:p>
          </table:table-cell>
          <table:table-cell office:value-type="float" office:value="5.01532727236921" calcext:value-type="float">
            <text:p>5.01532727236921</text:p>
          </table:table-cell>
          <table:table-cell office:value-type="float" office:value="4.67204298053363" calcext:value-type="float">
            <text:p>4.67204298053363</text:p>
          </table:table-cell>
          <table:table-cell office:value-type="float" office:value="4.78006533906877" calcext:value-type="float">
            <text:p>4.78006533906877</text:p>
          </table:table-cell>
        </table:table-row>
        <table:table-row table:style-name="ro1">
          <table:table-cell office:value-type="time" office:time-value="PT00H09M20S" calcext:value-type="time">
            <text:p>00:09:20</text:p>
          </table:table-cell>
          <table:table-cell office:value-type="float" office:value="20.2167760517093" calcext:value-type="float">
            <text:p>20.2167760517093</text:p>
          </table:table-cell>
          <table:table-cell office:value-type="float" office:value="4.47785241858309" calcext:value-type="float">
            <text:p>4.47785241858309</text:p>
          </table:table-cell>
          <table:table-cell office:value-type="float" office:value="4.98151359401281" calcext:value-type="float">
            <text:p>4.98151359401281</text:p>
          </table:table-cell>
          <table:table-cell office:value-type="float" office:value="4.68834537535449" calcext:value-type="float">
            <text:p>4.68834537535449</text:p>
          </table:table-cell>
        </table:table-row>
        <table:table-row table:style-name="ro1">
          <table:table-cell office:value-type="time" office:time-value="PT00H09M30S" calcext:value-type="time">
            <text:p>00:09:30</text:p>
          </table:table-cell>
          <table:table-cell office:value-type="float" office:value="19.4055904088158" calcext:value-type="float">
            <text:p>19.4055904088158</text:p>
          </table:table-cell>
          <table:table-cell office:value-type="float" office:value="4.98687717449761" calcext:value-type="float">
            <text:p>4.98687717449761</text:p>
          </table:table-cell>
          <table:table-cell office:value-type="float" office:value="5.13920375041088" calcext:value-type="float">
            <text:p>5.13920375041088</text:p>
          </table:table-cell>
          <table:table-cell office:value-type="float" office:value="4.44663919698871" calcext:value-type="float">
            <text:p>4.44663919698871</text:p>
          </table:table-cell>
        </table:table-row>
        <table:table-row table:style-name="ro1">
          <table:table-cell office:value-type="time" office:time-value="PT00H09M40S" calcext:value-type="time">
            <text:p>00:09:40</text:p>
          </table:table-cell>
          <table:table-cell office:value-type="float" office:value="19.5490737301435" calcext:value-type="float">
            <text:p>19.5490737301435</text:p>
          </table:table-cell>
          <table:table-cell office:value-type="float" office:value="4.30136413952421" calcext:value-type="float">
            <text:p>4.30136413952421</text:p>
          </table:table-cell>
          <table:table-cell office:value-type="float" office:value="4.72548438298267" calcext:value-type="float">
            <text:p>4.72548438298267</text:p>
          </table:table-cell>
          <table:table-cell office:value-type="float" office:value="4.81653179407581" calcext:value-type="float">
            <text:p>4.81653179407581</text:p>
          </table:table-cell>
        </table:table-row>
        <table:table-row table:style-name="ro1">
          <table:table-cell office:value-type="time" office:time-value="PT00H09M50S" calcext:value-type="time">
            <text:p>00:09:50</text:p>
          </table:table-cell>
          <table:table-cell office:value-type="float" office:value="19.30319741391" calcext:value-type="float">
            <text:p>19.30319741391</text:p>
          </table:table-cell>
          <table:table-cell office:value-type="float" office:value="4.61723344344166" calcext:value-type="float">
            <text:p>4.61723344344166</text:p>
          </table:table-cell>
          <table:table-cell office:value-type="float" office:value="4.93138442529612" calcext:value-type="float">
            <text:p>4.93138442529612</text:p>
          </table:table-cell>
          <table:table-cell office:value-type="float" office:value="4.67058909771929" calcext:value-type="float">
            <text:p>4.67058909771929</text:p>
          </table:table-cell>
        </table:table-row>
        <table:table-row table:style-name="ro1">
          <table:table-cell office:value-type="time" office:time-value="PT00H10M00S" calcext:value-type="time">
            <text:p>00:10:00</text:p>
          </table:table-cell>
          <table:table-cell office:value-type="float" office:value="19.3602575460225" calcext:value-type="float">
            <text:p>19.3602575460225</text:p>
          </table:table-cell>
          <table:table-cell office:value-type="float" office:value="4.53964486709153" calcext:value-type="float">
            <text:p>4.53964486709153</text:p>
          </table:table-cell>
          <table:table-cell office:value-type="float" office:value="4.88535874777415" calcext:value-type="float">
            <text:p>4.88535874777415</text:p>
          </table:table-cell>
          <table:table-cell office:value-type="float" office:value="4.64343705958995" calcext:value-type="float">
            <text:p>4.64343705958995</text:p>
          </table:table-cell>
        </table:table-row>
        <table:table-row table:style-name="ro1">
          <table:table-cell office:value-type="time" office:time-value="PT00H10M10S" calcext:value-type="time">
            <text:p>00:10:10</text:p>
          </table:table-cell>
          <table:table-cell office:value-type="float" office:value="18.7491341022762" calcext:value-type="float">
            <text:p>18.7491341022762</text:p>
          </table:table-cell>
          <table:table-cell office:value-type="float" office:value="5.29646033206307" calcext:value-type="float">
            <text:p>5.29646033206307</text:p>
          </table:table-cell>
          <table:table-cell office:value-type="float" office:value="4.84155819342925" calcext:value-type="float">
            <text:p>4.84155819342925</text:p>
          </table:table-cell>
          <table:table-cell office:value-type="float" office:value="4.57497598371945" calcext:value-type="float">
            <text:p>4.57497598371945</text:p>
          </table:table-cell>
        </table:table-row>
        <table:table-row table:style-name="ro1">
          <table:table-cell office:value-type="time" office:time-value="PT00H10M20S" calcext:value-type="time">
            <text:p>00:10:20</text:p>
          </table:table-cell>
          <table:table-cell office:value-type="float" office:value="19.957132198546" calcext:value-type="float">
            <text:p>19.957132198546</text:p>
          </table:table-cell>
          <table:table-cell office:value-type="float" office:value="4.87304032695277" calcext:value-type="float">
            <text:p>4.87304032695277</text:p>
          </table:table-cell>
          <table:table-cell office:value-type="float" office:value="5.24966456123698" calcext:value-type="float">
            <text:p>5.24966456123698</text:p>
          </table:table-cell>
          <table:table-cell office:value-type="float" office:value="4.96116910801742" calcext:value-type="float">
            <text:p>4.96116910801742</text:p>
          </table:table-cell>
        </table:table-row>
        <table:table-row table:style-name="ro1">
          <table:table-cell office:value-type="time" office:time-value="PT00H10M30S" calcext:value-type="time">
            <text:p>00:10:30</text:p>
          </table:table-cell>
          <table:table-cell office:value-type="float" office:value="19.5505721791045" calcext:value-type="float">
            <text:p>19.5505721791045</text:p>
          </table:table-cell>
          <table:table-cell office:value-type="float" office:value="4.83469210607553" calcext:value-type="float">
            <text:p>4.83469210607553</text:p>
          </table:table-cell>
          <table:table-cell office:value-type="float" office:value="5.14417402118652" calcext:value-type="float">
            <text:p>5.14417402118652</text:p>
          </table:table-cell>
          <table:table-cell office:value-type="float" office:value="4.43288979049668" calcext:value-type="float">
            <text:p>4.43288979049668</text:p>
          </table:table-cell>
        </table:table-row>
        <table:table-row table:style-name="ro1">
          <table:table-cell office:value-type="time" office:time-value="PT00H10M40S" calcext:value-type="time">
            <text:p>00:10:40</text:p>
          </table:table-cell>
          <table:table-cell office:value-type="float" office:value="19.8515665585689" calcext:value-type="float">
            <text:p>19.8515665585689</text:p>
          </table:table-cell>
          <table:table-cell office:value-type="float" office:value="4.94950230414084" calcext:value-type="float">
            <text:p>4.94950230414084</text:p>
          </table:table-cell>
          <table:table-cell office:value-type="float" office:value="5.18998370104724" calcext:value-type="float">
            <text:p>5.18998370104724</text:p>
          </table:table-cell>
          <table:table-cell office:value-type="float" office:value="4.44526977831622" calcext:value-type="float">
            <text:p>4.44526977831622</text:p>
          </table:table-cell>
        </table:table-row>
        <table:table-row table:style-name="ro1">
          <table:table-cell office:value-type="time" office:time-value="PT00H10M50S" calcext:value-type="time">
            <text:p>00:10:50</text:p>
          </table:table-cell>
          <table:table-cell office:value-type="float" office:value="19.2554619626672" calcext:value-type="float">
            <text:p>19.2554619626672</text:p>
          </table:table-cell>
          <table:table-cell office:value-type="float" office:value="4.95674467037359" calcext:value-type="float">
            <text:p>4.95674467037359</text:p>
          </table:table-cell>
          <table:table-cell office:value-type="float" office:value="4.9879261998944" calcext:value-type="float">
            <text:p>4.9879261998944</text:p>
          </table:table-cell>
          <table:table-cell office:value-type="float" office:value="4.23289290953892" calcext:value-type="float">
            <text:p>4.23289290953892</text:p>
          </table:table-cell>
        </table:table-row>
        <table:table-row table:style-name="ro1">
          <table:table-cell office:value-type="time" office:time-value="PT00H11M00S" calcext:value-type="time">
            <text:p>00:11:00</text:p>
          </table:table-cell>
          <table:table-cell office:value-type="float" office:value="19.6383139767498" calcext:value-type="float">
            <text:p>19.6383139767498</text:p>
          </table:table-cell>
          <table:table-cell office:value-type="float" office:value="4.53559215949278" calcext:value-type="float">
            <text:p>4.53559215949278</text:p>
          </table:table-cell>
          <table:table-cell office:value-type="float" office:value="5.02145675320883" calcext:value-type="float">
            <text:p>5.02145675320883</text:p>
          </table:table-cell>
          <table:table-cell office:value-type="float" office:value="4.65308279618708" calcext:value-type="float">
            <text:p>4.65308279618708</text:p>
          </table:table-cell>
        </table:table-row>
        <table:table-row table:style-name="ro1">
          <table:table-cell office:value-type="time" office:time-value="PT00H11M10S" calcext:value-type="time">
            <text:p>00:11:10</text:p>
          </table:table-cell>
          <table:table-cell office:value-type="float" office:value="19.1808995052372" calcext:value-type="float">
            <text:p>19.1808995052372</text:p>
          </table:table-cell>
          <table:table-cell office:value-type="float" office:value="4.63439967148178" calcext:value-type="float">
            <text:p>4.63439967148178</text:p>
          </table:table-cell>
          <table:table-cell office:value-type="float" office:value="4.93945998477465" calcext:value-type="float">
            <text:p>4.93945998477465</text:p>
          </table:table-cell>
          <table:table-cell office:value-type="float" office:value="4.54446697847099" calcext:value-type="float">
            <text:p>4.54446697847099</text:p>
          </table:table-cell>
        </table:table-row>
        <table:table-row table:style-name="ro1">
          <table:table-cell office:value-type="time" office:time-value="PT00H11M20S" calcext:value-type="time">
            <text:p>00:11:20</text:p>
          </table:table-cell>
          <table:table-cell office:value-type="float" office:value="19.590717820887" calcext:value-type="float">
            <text:p>19.590717820887</text:p>
          </table:table-cell>
          <table:table-cell office:value-type="float" office:value="4.78555492430236" calcext:value-type="float">
            <text:p>4.78555492430236</text:p>
          </table:table-cell>
          <table:table-cell office:value-type="float" office:value="5.16699730759952" calcext:value-type="float">
            <text:p>5.16699730759952</text:p>
          </table:table-cell>
          <table:table-cell office:value-type="float" office:value="4.93954425962588" calcext:value-type="float">
            <text:p>4.93954425962588</text:p>
          </table:table-cell>
        </table:table-row>
        <table:table-row table:style-name="ro1">
          <table:table-cell office:value-type="time" office:time-value="PT00H11M30S" calcext:value-type="time">
            <text:p>00:11:30</text:p>
          </table:table-cell>
          <table:table-cell office:value-type="float" office:value="18.6641190914885" calcext:value-type="float">
            <text:p>18.6641190914885</text:p>
          </table:table-cell>
          <table:table-cell office:value-type="float" office:value="4.70677751240577" calcext:value-type="float">
            <text:p>4.70677751240577</text:p>
          </table:table-cell>
          <table:table-cell office:value-type="float" office:value="5.27880161207011" calcext:value-type="float">
            <text:p>5.27880161207011</text:p>
          </table:table-cell>
          <table:table-cell office:value-type="float" office:value="4.6821165084013" calcext:value-type="float">
            <text:p>4.6821165084013</text:p>
          </table:table-cell>
        </table:table-row>
        <table:table-row table:style-name="ro1">
          <table:table-cell office:value-type="time" office:time-value="PT00H11M40S" calcext:value-type="time">
            <text:p>00:11:40</text:p>
          </table:table-cell>
          <table:table-cell office:value-type="float" office:value="19.3411537230423" calcext:value-type="float">
            <text:p>19.3411537230423</text:p>
          </table:table-cell>
          <table:table-cell office:value-type="float" office:value="4.59094503011059" calcext:value-type="float">
            <text:p>4.59094503011059</text:p>
          </table:table-cell>
          <table:table-cell office:value-type="float" office:value="4.85969425395877" calcext:value-type="float">
            <text:p>4.85969425395877</text:p>
          </table:table-cell>
          <table:table-cell office:value-type="float" office:value="4.55277539566279" calcext:value-type="float">
            <text:p>4.55277539566279</text:p>
          </table:table-cell>
        </table:table-row>
        <table:table-row table:style-name="ro1">
          <table:table-cell office:value-type="time" office:time-value="PT00H11M50S" calcext:value-type="time">
            <text:p>00:11:50</text:p>
          </table:table-cell>
          <table:table-cell office:value-type="float" office:value="17.9141616797455" calcext:value-type="float">
            <text:p>17.9141616797455</text:p>
          </table:table-cell>
          <table:table-cell office:value-type="float" office:value="4.71271594388633" calcext:value-type="float">
            <text:p>4.71271594388633</text:p>
          </table:table-cell>
          <table:table-cell office:value-type="float" office:value="5.50419653207375" calcext:value-type="float">
            <text:p>5.50419653207375</text:p>
          </table:table-cell>
          <table:table-cell office:value-type="float" office:value="4.59764327579643" calcext:value-type="float">
            <text:p>4.59764327579643</text:p>
          </table:table-cell>
        </table:table-row>
        <table:table-row table:style-name="ro1">
          <table:table-cell office:value-type="time" office:time-value="PT00H12M00S" calcext:value-type="time">
            <text:p>00:12:00</text:p>
          </table:table-cell>
          <table:table-cell office:value-type="float" office:value="19.3342818476714" calcext:value-type="float">
            <text:p>19.3342818476714</text:p>
          </table:table-cell>
          <table:table-cell office:value-type="float" office:value="4.89348527512949" calcext:value-type="float">
            <text:p>4.89348527512949</text:p>
          </table:table-cell>
          <table:table-cell office:value-type="float" office:value="4.8586851604457" calcext:value-type="float">
            <text:p>4.8586851604457</text:p>
          </table:table-cell>
          <table:table-cell office:value-type="float" office:value="4.54392630527238" calcext:value-type="float">
            <text:p>4.54392630527238</text:p>
          </table:table-cell>
        </table:table-row>
        <table:table-row table:style-name="ro1">
          <table:table-cell office:value-type="time" office:time-value="PT00H12M10S" calcext:value-type="time">
            <text:p>00:12:10</text:p>
          </table:table-cell>
          <table:table-cell office:value-type="float" office:value="20.0296512367266" calcext:value-type="float">
            <text:p>20.0296512367266</text:p>
          </table:table-cell>
          <table:table-cell office:value-type="float" office:value="4.87292324401346" calcext:value-type="float">
            <text:p>4.87292324401346</text:p>
          </table:table-cell>
          <table:table-cell office:value-type="float" office:value="5.12566043297771" calcext:value-type="float">
            <text:p>5.12566043297771</text:p>
          </table:table-cell>
          <table:table-cell office:value-type="float" office:value="4.90815243385707" calcext:value-type="float">
            <text:p>4.90815243385707</text:p>
          </table:table-cell>
        </table:table-row>
        <table:table-row table:style-name="ro1">
          <table:table-cell office:value-type="time" office:time-value="PT00H12M20S" calcext:value-type="time">
            <text:p>00:12:20</text:p>
          </table:table-cell>
          <table:table-cell office:value-type="float" office:value="18.204134634849" calcext:value-type="float">
            <text:p>18.204134634849</text:p>
          </table:table-cell>
          <table:table-cell office:value-type="float" office:value="4.68406622885572" calcext:value-type="float">
            <text:p>4.68406622885572</text:p>
          </table:table-cell>
          <table:table-cell office:value-type="float" office:value="5.07095546641178" calcext:value-type="float">
            <text:p>5.07095546641178</text:p>
          </table:table-cell>
          <table:table-cell office:value-type="float" office:value="4.8972030199595" calcext:value-type="float">
            <text:p>4.8972030199595</text:p>
          </table:table-cell>
        </table:table-row>
        <table:table-row table:style-name="ro1">
          <table:table-cell office:value-type="time" office:time-value="PT00H12M30S" calcext:value-type="time">
            <text:p>00:12:30</text:p>
          </table:table-cell>
          <table:table-cell office:value-type="float" office:value="19.8552724886926" calcext:value-type="float">
            <text:p>19.8552724886926</text:p>
          </table:table-cell>
          <table:table-cell office:value-type="float" office:value="4.60886707173596" calcext:value-type="float">
            <text:p>4.60886707173596</text:p>
          </table:table-cell>
          <table:table-cell office:value-type="float" office:value="5.02811708820217" calcext:value-type="float">
            <text:p>5.02811708820217</text:p>
          </table:table-cell>
          <table:table-cell office:value-type="float" office:value="4.80814997006465" calcext:value-type="float">
            <text:p>4.80814997006465</text:p>
          </table:table-cell>
        </table:table-row>
        <table:table-row table:style-name="ro1">
          <table:table-cell office:value-type="time" office:time-value="PT00H12M40S" calcext:value-type="time">
            <text:p>00:12:40</text:p>
          </table:table-cell>
          <table:table-cell office:value-type="float" office:value="18.7681470909428" calcext:value-type="float">
            <text:p>18.7681470909428</text:p>
          </table:table-cell>
          <table:table-cell office:value-type="float" office:value="4.30364325766195" calcext:value-type="float">
            <text:p>4.30364325766195</text:p>
          </table:table-cell>
          <table:table-cell office:value-type="float" office:value="4.94988171565911" calcext:value-type="float">
            <text:p>4.94988171565911</text:p>
          </table:table-cell>
          <table:table-cell office:value-type="float" office:value="4.70501041913489" calcext:value-type="float">
            <text:p>4.70501041913489</text:p>
          </table:table-cell>
        </table:table-row>
        <table:table-row table:style-name="ro1">
          <table:table-cell office:value-type="time" office:time-value="PT00H12M50S" calcext:value-type="time">
            <text:p>00:12:50</text:p>
          </table:table-cell>
          <table:table-cell office:value-type="float" office:value="19.8001833661901" calcext:value-type="float">
            <text:p>19.8001833661901</text:p>
          </table:table-cell>
          <table:table-cell office:value-type="float" office:value="4.96202251639344" calcext:value-type="float">
            <text:p>4.96202251639344</text:p>
          </table:table-cell>
          <table:table-cell office:value-type="float" office:value="5.53826914994083" calcext:value-type="float">
            <text:p>5.53826914994083</text:p>
          </table:table-cell>
          <table:table-cell office:value-type="float" office:value="4.88730456955939" calcext:value-type="float">
            <text:p>4.88730456955939</text:p>
          </table:table-cell>
        </table:table-row>
        <table:table-row table:style-name="ro1">
          <table:table-cell office:value-type="time" office:time-value="PT00H13M00S" calcext:value-type="time">
            <text:p>00:13:00</text:p>
          </table:table-cell>
          <table:table-cell office:value-type="float" office:value="19.4645111515868" calcext:value-type="float">
            <text:p>19.4645111515868</text:p>
          </table:table-cell>
          <table:table-cell office:value-type="float" office:value="4.7191178940708" calcext:value-type="float">
            <text:p>4.7191178940708</text:p>
          </table:table-cell>
          <table:table-cell office:value-type="float" office:value="4.75876163511538" calcext:value-type="float">
            <text:p>4.75876163511538</text:p>
          </table:table-cell>
          <table:table-cell office:value-type="float" office:value="4.65479642482838" calcext:value-type="float">
            <text:p>4.65479642482838</text:p>
          </table:table-cell>
        </table:table-row>
        <table:table-row table:style-name="ro1">
          <table:table-cell office:value-type="time" office:time-value="PT00H13M10S" calcext:value-type="time">
            <text:p>00:13:10</text:p>
          </table:table-cell>
          <table:table-cell office:value-type="float" office:value="20.1496960791484" calcext:value-type="float">
            <text:p>20.1496960791484</text:p>
          </table:table-cell>
          <table:table-cell office:value-type="float" office:value="4.44922831460359" calcext:value-type="float">
            <text:p>4.44922831460359</text:p>
          </table:table-cell>
          <table:table-cell office:value-type="float" office:value="4.59410751170359" calcext:value-type="float">
            <text:p>4.59410751170359</text:p>
          </table:table-cell>
          <table:table-cell office:value-type="float" office:value="4.52338429896573" calcext:value-type="float">
            <text:p>4.52338429896573</text:p>
          </table:table-cell>
        </table:table-row>
        <table:table-row table:style-name="ro1">
          <table:table-cell office:value-type="time" office:time-value="PT00H13M20S" calcext:value-type="time">
            <text:p>00:13:20</text:p>
          </table:table-cell>
          <table:table-cell office:value-type="float" office:value="18.9466959301764" calcext:value-type="float">
            <text:p>18.9466959301764</text:p>
          </table:table-cell>
          <table:table-cell office:value-type="float" office:value="4.78819414091866" calcext:value-type="float">
            <text:p>4.78819414091866</text:p>
          </table:table-cell>
          <table:table-cell office:value-type="float" office:value="5.24871355614447" calcext:value-type="float">
            <text:p>5.24871355614447</text:p>
          </table:table-cell>
          <table:table-cell office:value-type="float" office:value="4.55853644950975" calcext:value-type="float">
            <text:p>4.55853644950975</text:p>
          </table:table-cell>
        </table:table-row>
        <table:table-row table:style-name="ro1">
          <table:table-cell office:value-type="time" office:time-value="PT00H13M30S" calcext:value-type="time">
            <text:p>00:13:30</text:p>
          </table:table-cell>
          <table:table-cell office:value-type="float" office:value="20.3647428106714" calcext:value-type="float">
            <text:p>20.3647428106714</text:p>
          </table:table-cell>
          <table:table-cell office:value-type="float" office:value="4.76681104030601" calcext:value-type="float">
            <text:p>4.76681104030601</text:p>
          </table:table-cell>
          <table:table-cell office:value-type="float" office:value="5.12467035371714" calcext:value-type="float">
            <text:p>5.12467035371714</text:p>
          </table:table-cell>
          <table:table-cell office:value-type="float" office:value="4.55308055491329" calcext:value-type="float">
            <text:p>4.55308055491329</text:p>
          </table:table-cell>
        </table:table-row>
        <table:table-row table:style-name="ro1">
          <table:table-cell office:value-type="time" office:time-value="PT00H13M40S" calcext:value-type="time">
            <text:p>00:13:40</text:p>
          </table:table-cell>
          <table:table-cell office:value-type="float" office:value="18.8185261482324" calcext:value-type="float">
            <text:p>18.8185261482324</text:p>
          </table:table-cell>
          <table:table-cell office:value-type="float" office:value="4.5182058613649" calcext:value-type="float">
            <text:p>4.5182058613649</text:p>
          </table:table-cell>
          <table:table-cell office:value-type="float" office:value="4.94236332759558" calcext:value-type="float">
            <text:p>4.94236332759558</text:p>
          </table:table-cell>
          <table:table-cell office:value-type="float" office:value="4.67355871743917" calcext:value-type="float">
            <text:p>4.67355871743917</text:p>
          </table:table-cell>
        </table:table-row>
        <table:table-row table:style-name="ro1">
          <table:table-cell office:value-type="time" office:time-value="PT00H13M50S" calcext:value-type="time">
            <text:p>00:13:50</text:p>
          </table:table-cell>
          <table:table-cell office:value-type="float" office:value="19.4945532385724" calcext:value-type="float">
            <text:p>19.4945532385724</text:p>
          </table:table-cell>
          <table:table-cell office:value-type="float" office:value="4.39552230726377" calcext:value-type="float">
            <text:p>4.39552230726377</text:p>
          </table:table-cell>
          <table:table-cell office:value-type="float" office:value="4.99123555522056" calcext:value-type="float">
            <text:p>4.99123555522056</text:p>
          </table:table-cell>
          <table:table-cell office:value-type="float" office:value="4.66030254990919" calcext:value-type="float">
            <text:p>4.66030254990919</text:p>
          </table:table-cell>
        </table:table-row>
        <table:table-row table:style-name="ro1">
          <table:table-cell office:value-type="time" office:time-value="PT00H14M00S" calcext:value-type="time">
            <text:p>00:14:00</text:p>
          </table:table-cell>
          <table:table-cell office:value-type="float" office:value="19.6855140709884" calcext:value-type="float">
            <text:p>19.6855140709884</text:p>
          </table:table-cell>
          <table:table-cell office:value-type="float" office:value="4.77072984624336" calcext:value-type="float">
            <text:p>4.77072984624336</text:p>
          </table:table-cell>
          <table:table-cell office:value-type="float" office:value="5.05194011516084" calcext:value-type="float">
            <text:p>5.05194011516084</text:p>
          </table:table-cell>
          <table:table-cell office:value-type="float" office:value="4.73492265613727" calcext:value-type="float">
            <text:p>4.73492265613727</text:p>
          </table:table-cell>
        </table:table-row>
        <table:table-row table:style-name="ro1">
          <table:table-cell office:value-type="time" office:time-value="PT00H14M10S" calcext:value-type="time">
            <text:p>00:14:10</text:p>
          </table:table-cell>
          <table:table-cell office:value-type="float" office:value="19.026203695104" calcext:value-type="float">
            <text:p>19.026203695104</text:p>
          </table:table-cell>
          <table:table-cell office:value-type="float" office:value="4.87741473908812" calcext:value-type="float">
            <text:p>4.87741473908812</text:p>
          </table:table-cell>
          <table:table-cell office:value-type="float" office:value="4.95153866805195" calcext:value-type="float">
            <text:p>4.95153866805195</text:p>
          </table:table-cell>
          <table:table-cell office:value-type="float" office:value="4.67657171002299" calcext:value-type="float">
            <text:p>4.67657171002299</text:p>
          </table:table-cell>
        </table:table-row>
        <table:table-row table:style-name="ro1">
          <table:table-cell office:value-type="time" office:time-value="PT00H14M20S" calcext:value-type="time">
            <text:p>00:14:20</text:p>
          </table:table-cell>
          <table:table-cell office:value-type="float" office:value="19.7011398323216" calcext:value-type="float">
            <text:p>19.7011398323216</text:p>
          </table:table-cell>
          <table:table-cell office:value-type="float" office:value="4.57585639407186" calcext:value-type="float">
            <text:p>4.57585639407186</text:p>
          </table:table-cell>
          <table:table-cell office:value-type="float" office:value="5.1433967052665" calcext:value-type="float">
            <text:p>5.1433967052665</text:p>
          </table:table-cell>
          <table:table-cell office:value-type="float" office:value="4.70726015773378" calcext:value-type="float">
            <text:p>4.70726015773378</text:p>
          </table:table-cell>
        </table:table-row>
        <table:table-row table:style-name="ro1">
          <table:table-cell office:value-type="time" office:time-value="PT00H14M30S" calcext:value-type="time">
            <text:p>00:14:30</text:p>
          </table:table-cell>
          <table:table-cell office:value-type="float" office:value="19.0821359892945" calcext:value-type="float">
            <text:p>19.0821359892945</text:p>
          </table:table-cell>
          <table:table-cell office:value-type="float" office:value="4.53185852460361" calcext:value-type="float">
            <text:p>4.53185852460361</text:p>
          </table:table-cell>
          <table:table-cell office:value-type="float" office:value="5.10748737436553" calcext:value-type="float">
            <text:p>5.10748737436553</text:p>
          </table:table-cell>
          <table:table-cell office:value-type="float" office:value="4.51838462678443" calcext:value-type="float">
            <text:p>4.51838462678443</text:p>
          </table:table-cell>
        </table:table-row>
        <table:table-row table:style-name="ro1">
          <table:table-cell office:value-type="time" office:time-value="PT00H14M40S" calcext:value-type="time">
            <text:p>00:14:40</text:p>
          </table:table-cell>
          <table:table-cell office:value-type="float" office:value="19.0258167351753" calcext:value-type="float">
            <text:p>19.0258167351753</text:p>
          </table:table-cell>
          <table:table-cell office:value-type="float" office:value="4.58372216189148" calcext:value-type="float">
            <text:p>4.58372216189148</text:p>
          </table:table-cell>
          <table:table-cell office:value-type="float" office:value="4.92865785039631" calcext:value-type="float">
            <text:p>4.92865785039631</text:p>
          </table:table-cell>
          <table:table-cell office:value-type="float" office:value="4.72012200953691" calcext:value-type="float">
            <text:p>4.72012200953691</text:p>
          </table:table-cell>
        </table:table-row>
        <table:table-row table:style-name="ro1">
          <table:table-cell office:value-type="time" office:time-value="PT00H14M50S" calcext:value-type="time">
            <text:p>00:14:50</text:p>
          </table:table-cell>
          <table:table-cell office:value-type="float" office:value="18.0493545642459" calcext:value-type="float">
            <text:p>18.0493545642459</text:p>
          </table:table-cell>
          <table:table-cell office:value-type="float" office:value="4.78320680630883" calcext:value-type="float">
            <text:p>4.78320680630883</text:p>
          </table:table-cell>
          <table:table-cell office:value-type="float" office:value="4.96370443086233" calcext:value-type="float">
            <text:p>4.96370443086233</text:p>
          </table:table-cell>
          <table:table-cell office:value-type="float" office:value="4.54812906280159" calcext:value-type="float">
            <text:p>4.54812906280159</text:p>
          </table:table-cell>
        </table:table-row>
        <table:table-row table:style-name="ro1">
          <table:table-cell office:value-type="time" office:time-value="PT00H15M00S" calcext:value-type="time">
            <text:p>00:15:00</text:p>
          </table:table-cell>
          <table:table-cell office:value-type="float" office:value="19.7012757159541" calcext:value-type="float">
            <text:p>19.7012757159541</text:p>
          </table:table-cell>
          <table:table-cell office:value-type="float" office:value="4.97011797152729" calcext:value-type="float">
            <text:p>4.97011797152729</text:p>
          </table:table-cell>
          <table:table-cell office:value-type="float" office:value="4.87876733545375" calcext:value-type="float">
            <text:p>4.87876733545375</text:p>
          </table:table-cell>
          <table:table-cell office:value-type="float" office:value="4.70552714869181" calcext:value-type="float">
            <text:p>4.70552714869181</text:p>
          </table:table-cell>
        </table:table-row>
        <table:table-row table:style-name="ro1">
          <table:table-cell office:value-type="time" office:time-value="PT00H15M10S" calcext:value-type="time">
            <text:p>00:15:10</text:p>
          </table:table-cell>
          <table:table-cell office:value-type="float" office:value="19.248387661186" calcext:value-type="float">
            <text:p>19.248387661186</text:p>
          </table:table-cell>
          <table:table-cell office:value-type="float" office:value="4.29485576090457" calcext:value-type="float">
            <text:p>4.29485576090457</text:p>
          </table:table-cell>
          <table:table-cell office:value-type="float" office:value="4.87579954071625" calcext:value-type="float">
            <text:p>4.87579954071625</text:p>
          </table:table-cell>
          <table:table-cell office:value-type="float" office:value="4.70811191357643" calcext:value-type="float">
            <text:p>4.70811191357643</text:p>
          </table:table-cell>
        </table:table-row>
        <table:table-row table:style-name="ro1">
          <table:table-cell office:value-type="time" office:time-value="PT00H15M20S" calcext:value-type="time">
            <text:p>00:15:20</text:p>
          </table:table-cell>
          <table:table-cell office:value-type="float" office:value="19.707214198181" calcext:value-type="float">
            <text:p>19.707214198181</text:p>
          </table:table-cell>
          <table:table-cell office:value-type="float" office:value="4.99066816623999" calcext:value-type="float">
            <text:p>4.99066816623999</text:p>
          </table:table-cell>
          <table:table-cell office:value-type="float" office:value="5.0234844911131" calcext:value-type="float">
            <text:p>5.0234844911131</text:p>
          </table:table-cell>
          <table:table-cell office:value-type="float" office:value="4.77567914941877" calcext:value-type="float">
            <text:p>4.77567914941877</text:p>
          </table:table-cell>
        </table:table-row>
        <table:table-row table:style-name="ro1">
          <table:table-cell office:value-type="time" office:time-value="PT00H15M30S" calcext:value-type="time">
            <text:p>00:15:30</text:p>
          </table:table-cell>
          <table:table-cell office:value-type="float" office:value="18.7255891375603" calcext:value-type="float">
            <text:p>18.7255891375603</text:p>
          </table:table-cell>
          <table:table-cell office:value-type="float" office:value="4.74693280040056" calcext:value-type="float">
            <text:p>4.74693280040056</text:p>
          </table:table-cell>
          <table:table-cell office:value-type="float" office:value="5.36577428499677" calcext:value-type="float">
            <text:p>5.36577428499677</text:p>
          </table:table-cell>
          <table:table-cell office:value-type="float" office:value="4.71575318869437" calcext:value-type="float">
            <text:p>4.71575318869437</text:p>
          </table:table-cell>
        </table:table-row>
        <table:table-row table:style-name="ro1">
          <table:table-cell office:value-type="time" office:time-value="PT00H15M40S" calcext:value-type="time">
            <text:p>00:15:40</text:p>
          </table:table-cell>
          <table:table-cell office:value-type="float" office:value="19.3076152806371" calcext:value-type="float">
            <text:p>19.3076152806371</text:p>
          </table:table-cell>
          <table:table-cell office:value-type="float" office:value="4.74302532606959" calcext:value-type="float">
            <text:p>4.74302532606959</text:p>
          </table:table-cell>
          <table:table-cell office:value-type="float" office:value="5.3252920844608" calcext:value-type="float">
            <text:p>5.3252920844608</text:p>
          </table:table-cell>
          <table:table-cell office:value-type="float" office:value="4.58136334335227" calcext:value-type="float">
            <text:p>4.58136334335227</text:p>
          </table:table-cell>
        </table:table-row>
        <table:table-row table:style-name="ro1">
          <table:table-cell office:value-type="time" office:time-value="PT00H15M50S" calcext:value-type="time">
            <text:p>00:15:50</text:p>
          </table:table-cell>
          <table:table-cell office:value-type="float" office:value="20.0941484110491" calcext:value-type="float">
            <text:p>20.0941484110491</text:p>
          </table:table-cell>
          <table:table-cell office:value-type="float" office:value="4.70407253700122" calcext:value-type="float">
            <text:p>4.70407253700122</text:p>
          </table:table-cell>
          <table:table-cell office:value-type="float" office:value="4.94558444938962" calcext:value-type="float">
            <text:p>4.94558444938962</text:p>
          </table:table-cell>
          <table:table-cell office:value-type="float" office:value="4.67810341115584" calcext:value-type="float">
            <text:p>4.67810341115584</text:p>
          </table:table-cell>
        </table:table-row>
        <table:table-row table:style-name="ro1">
          <table:table-cell office:value-type="time" office:time-value="PT00H16M00S" calcext:value-type="time">
            <text:p>00:16:00</text:p>
          </table:table-cell>
          <table:table-cell office:value-type="float" office:value="19.8218871980179" calcext:value-type="float">
            <text:p>19.8218871980179</text:p>
          </table:table-cell>
          <table:table-cell office:value-type="float" office:value="4.38531447483037" calcext:value-type="float">
            <text:p>4.38531447483037</text:p>
          </table:table-cell>
          <table:table-cell office:value-type="float" office:value="5.49082945599664" calcext:value-type="float">
            <text:p>5.49082945599664</text:p>
          </table:table-cell>
          <table:table-cell office:value-type="float" office:value="4.57539114263697" calcext:value-type="float">
            <text:p>4.57539114263697</text:p>
          </table:table-cell>
        </table:table-row>
        <table:table-row table:style-name="ro1">
          <table:table-cell office:value-type="time" office:time-value="PT00H16M10S" calcext:value-type="time">
            <text:p>00:16:10</text:p>
          </table:table-cell>
          <table:table-cell office:value-type="float" office:value="20.0181724493694" calcext:value-type="float">
            <text:p>20.0181724493694</text:p>
          </table:table-cell>
          <table:table-cell office:value-type="float" office:value="4.7290353200131" calcext:value-type="float">
            <text:p>4.7290353200131</text:p>
          </table:table-cell>
          <table:table-cell office:value-type="float" office:value="4.92074761180417" calcext:value-type="float">
            <text:p>4.92074761180417</text:p>
          </table:table-cell>
          <table:table-cell office:value-type="float" office:value="4.98660623228475" calcext:value-type="float">
            <text:p>4.98660623228475</text:p>
          </table:table-cell>
        </table:table-row>
        <table:table-row table:style-name="ro1">
          <table:table-cell office:value-type="time" office:time-value="PT00H16M20S" calcext:value-type="time">
            <text:p>00:16:20</text:p>
          </table:table-cell>
          <table:table-cell office:value-type="float" office:value="19.6398914599843" calcext:value-type="float">
            <text:p>19.6398914599843</text:p>
          </table:table-cell>
          <table:table-cell office:value-type="float" office:value="4.49896837637581" calcext:value-type="float">
            <text:p>4.49896837637581</text:p>
          </table:table-cell>
          <table:table-cell office:value-type="float" office:value="4.86003181651239" calcext:value-type="float">
            <text:p>4.86003181651239</text:p>
          </table:table-cell>
          <table:table-cell office:value-type="float" office:value="4.89031839968356" calcext:value-type="float">
            <text:p>4.89031839968356</text:p>
          </table:table-cell>
        </table:table-row>
        <table:table-row table:style-name="ro1">
          <table:table-cell office:value-type="time" office:time-value="PT00H16M30S" calcext:value-type="time">
            <text:p>00:16:30</text:p>
          </table:table-cell>
          <table:table-cell office:value-type="float" office:value="19.8324669232358" calcext:value-type="float">
            <text:p>19.8324669232358</text:p>
          </table:table-cell>
          <table:table-cell office:value-type="float" office:value="4.52640685128205" calcext:value-type="float">
            <text:p>4.52640685128205</text:p>
          </table:table-cell>
          <table:table-cell office:value-type="float" office:value="4.80378944806448" calcext:value-type="float">
            <text:p>4.80378944806448</text:p>
          </table:table-cell>
          <table:table-cell office:value-type="float" office:value="4.80390217719714" calcext:value-type="float">
            <text:p>4.80390217719714</text:p>
          </table:table-cell>
        </table:table-row>
        <table:table-row table:style-name="ro1">
          <table:table-cell office:value-type="time" office:time-value="PT00H16M40S" calcext:value-type="time">
            <text:p>00:16:40</text:p>
          </table:table-cell>
          <table:table-cell office:value-type="float" office:value="19.0094820570784" calcext:value-type="float">
            <text:p>19.0094820570784</text:p>
          </table:table-cell>
          <table:table-cell office:value-type="float" office:value="4.81557482551351" calcext:value-type="float">
            <text:p>4.81557482551351</text:p>
          </table:table-cell>
          <table:table-cell office:value-type="float" office:value="4.94364584508151" calcext:value-type="float">
            <text:p>4.94364584508151</text:p>
          </table:table-cell>
          <table:table-cell office:value-type="float" office:value="4.67330301648018" calcext:value-type="float">
            <text:p>4.67330301648018</text:p>
          </table:table-cell>
        </table:table-row>
        <table:table-row table:style-name="ro1">
          <table:table-cell office:value-type="time" office:time-value="PT00H16M50S" calcext:value-type="time">
            <text:p>00:16:50</text:p>
          </table:table-cell>
          <table:table-cell office:value-type="float" office:value="18.7849220249581" calcext:value-type="float">
            <text:p>18.7849220249581</text:p>
          </table:table-cell>
          <table:table-cell office:value-type="float" office:value="4.57471842099193" calcext:value-type="float">
            <text:p>4.57471842099193</text:p>
          </table:table-cell>
          <table:table-cell office:value-type="float" office:value="5.26109644275042" calcext:value-type="float">
            <text:p>5.26109644275042</text:p>
          </table:table-cell>
          <table:table-cell office:value-type="float" office:value="4.64522219071681" calcext:value-type="float">
            <text:p>4.64522219071681</text:p>
          </table:table-cell>
        </table:table-row>
        <table:table-row table:style-name="ro1">
          <table:table-cell office:value-type="time" office:time-value="PT00H17M00S" calcext:value-type="time">
            <text:p>00:17:00</text:p>
          </table:table-cell>
          <table:table-cell office:value-type="float" office:value="20.1818865046657" calcext:value-type="float">
            <text:p>20.1818865046657</text:p>
          </table:table-cell>
          <table:table-cell office:value-type="float" office:value="4.61456043238506" calcext:value-type="float">
            <text:p>4.61456043238506</text:p>
          </table:table-cell>
          <table:table-cell office:value-type="float" office:value="5.20270105276556" calcext:value-type="float">
            <text:p>5.20270105276556</text:p>
          </table:table-cell>
          <table:table-cell office:value-type="float" office:value="4.40362748932388" calcext:value-type="float">
            <text:p>4.40362748932388</text:p>
          </table:table-cell>
        </table:table-row>
        <table:table-row table:style-name="ro1">
          <table:table-cell office:value-type="time" office:time-value="PT00H17M10S" calcext:value-type="time">
            <text:p>00:17:10</text:p>
          </table:table-cell>
          <table:table-cell office:value-type="float" office:value="19.0481447172994" calcext:value-type="float">
            <text:p>19.0481447172994</text:p>
          </table:table-cell>
          <table:table-cell office:value-type="float" office:value="4.84997609413781" calcext:value-type="float">
            <text:p>4.84997609413781</text:p>
          </table:table-cell>
          <table:table-cell office:value-type="float" office:value="4.91720079705463" calcext:value-type="float">
            <text:p>4.91720079705463</text:p>
          </table:table-cell>
          <table:table-cell office:value-type="float" office:value="4.76518797084893" calcext:value-type="float">
            <text:p>4.76518797084893</text:p>
          </table:table-cell>
        </table:table-row>
        <table:table-row table:style-name="ro1">
          <table:table-cell office:value-type="time" office:time-value="PT00H17M20S" calcext:value-type="time">
            <text:p>00:17:20</text:p>
          </table:table-cell>
          <table:table-cell office:value-type="float" office:value="20.9516838283815" calcext:value-type="float">
            <text:p>20.9516838283815</text:p>
          </table:table-cell>
          <table:table-cell office:value-type="float" office:value="4.7448193174632" calcext:value-type="float">
            <text:p>4.7448193174632</text:p>
          </table:table-cell>
          <table:table-cell office:value-type="float" office:value="5.01328675589009" calcext:value-type="float">
            <text:p>5.01328675589009</text:p>
          </table:table-cell>
          <table:table-cell office:value-type="float" office:value="4.61626808716707" calcext:value-type="float">
            <text:p>4.61626808716707</text:p>
          </table:table-cell>
        </table:table-row>
        <table:table-row table:style-name="ro1">
          <table:table-cell office:value-type="time" office:time-value="PT00H17M30S" calcext:value-type="time">
            <text:p>00:17:30</text:p>
          </table:table-cell>
          <table:table-cell office:value-type="float" office:value="19.3709796910021" calcext:value-type="float">
            <text:p>19.3709796910021</text:p>
          </table:table-cell>
          <table:table-cell office:value-type="float" office:value="4.56002598399537" calcext:value-type="float">
            <text:p>4.56002598399537</text:p>
          </table:table-cell>
          <table:table-cell office:value-type="float" office:value="5.23690751248523" calcext:value-type="float">
            <text:p>5.23690751248523</text:p>
          </table:table-cell>
          <table:table-cell office:value-type="float" office:value="4.66613224790106" calcext:value-type="float">
            <text:p>4.66613224790106</text:p>
          </table:table-cell>
        </table:table-row>
        <table:table-row table:style-name="ro1">
          <table:table-cell office:value-type="time" office:time-value="PT00H17M40S" calcext:value-type="time">
            <text:p>00:17:40</text:p>
          </table:table-cell>
          <table:table-cell office:value-type="float" office:value="19.9898159024885" calcext:value-type="float">
            <text:p>19.9898159024885</text:p>
          </table:table-cell>
          <table:table-cell office:value-type="float" office:value="4.48501220044793" calcext:value-type="float">
            <text:p>4.48501220044793</text:p>
          </table:table-cell>
          <table:table-cell office:value-type="float" office:value="5.14852737089922" calcext:value-type="float">
            <text:p>5.14852737089922</text:p>
          </table:table-cell>
          <table:table-cell office:value-type="float" office:value="4.76117244851423" calcext:value-type="float">
            <text:p>4.76117244851423</text:p>
          </table:table-cell>
        </table:table-row>
        <table:table-row table:style-name="ro1">
          <table:table-cell office:value-type="time" office:time-value="PT00H17M50S" calcext:value-type="time">
            <text:p>00:17:50</text:p>
          </table:table-cell>
          <table:table-cell office:value-type="float" office:value="19.5310549065982" calcext:value-type="float">
            <text:p>19.5310549065982</text:p>
          </table:table-cell>
          <table:table-cell office:value-type="float" office:value="4.70740824040846" calcext:value-type="float">
            <text:p>4.70740824040846</text:p>
          </table:table-cell>
          <table:table-cell office:value-type="float" office:value="5.06823457370797" calcext:value-type="float">
            <text:p>5.06823457370797</text:p>
          </table:table-cell>
          <table:table-cell office:value-type="float" office:value="4.69147194069765" calcext:value-type="float">
            <text:p>4.69147194069765</text:p>
          </table:table-cell>
        </table:table-row>
        <table:table-row table:style-name="ro1">
          <table:table-cell office:value-type="time" office:time-value="PT00H18M00S" calcext:value-type="time">
            <text:p>00:18:00</text:p>
          </table:table-cell>
          <table:table-cell office:value-type="float" office:value="19.6054179345107" calcext:value-type="float">
            <text:p>19.6054179345107</text:p>
          </table:table-cell>
          <table:table-cell office:value-type="float" office:value="4.56898309989967" calcext:value-type="float">
            <text:p>4.56898309989967</text:p>
          </table:table-cell>
          <table:table-cell office:value-type="float" office:value="4.88022282055324" calcext:value-type="float">
            <text:p>4.88022282055324</text:p>
          </table:table-cell>
          <table:table-cell office:value-type="float" office:value="4.46282124815621" calcext:value-type="float">
            <text:p>4.46282124815621</text:p>
          </table:table-cell>
        </table:table-row>
        <table:table-row table:style-name="ro1">
          <table:table-cell office:value-type="time" office:time-value="PT00H18M10S" calcext:value-type="time">
            <text:p>00:18:10</text:p>
          </table:table-cell>
          <table:table-cell office:value-type="float" office:value="19.3354998267769" calcext:value-type="float">
            <text:p>19.3354998267769</text:p>
          </table:table-cell>
          <table:table-cell office:value-type="float" office:value="4.51786535228884" calcext:value-type="float">
            <text:p>4.51786535228884</text:p>
          </table:table-cell>
          <table:table-cell office:value-type="float" office:value="4.80750901110035" calcext:value-type="float">
            <text:p>4.80750901110035</text:p>
          </table:table-cell>
          <table:table-cell office:value-type="float" office:value="4.81758496857578" calcext:value-type="float">
            <text:p>4.81758496857578</text:p>
          </table:table-cell>
        </table:table-row>
        <table:table-row table:style-name="ro1">
          <table:table-cell office:value-type="time" office:time-value="PT00H18M20S" calcext:value-type="time">
            <text:p>00:18:20</text:p>
          </table:table-cell>
          <table:table-cell office:value-type="float" office:value="19.2590960919281" calcext:value-type="float">
            <text:p>19.2590960919281</text:p>
          </table:table-cell>
          <table:table-cell office:value-type="float" office:value="4.71763959186916" calcext:value-type="float">
            <text:p>4.71763959186916</text:p>
          </table:table-cell>
          <table:table-cell office:value-type="float" office:value="5.01371941087529" calcext:value-type="float">
            <text:p>5.01371941087529</text:p>
          </table:table-cell>
          <table:table-cell office:value-type="float" office:value="4.48813309319735" calcext:value-type="float">
            <text:p>4.48813309319735</text:p>
          </table:table-cell>
        </table:table-row>
        <table:table-row table:style-name="ro1">
          <table:table-cell office:value-type="time" office:time-value="PT00H18M30S" calcext:value-type="time">
            <text:p>00:18:30</text:p>
          </table:table-cell>
          <table:table-cell office:value-type="float" office:value="19.1994027378563" calcext:value-type="float">
            <text:p>19.1994027378563</text:p>
          </table:table-cell>
          <table:table-cell office:value-type="float" office:value="4.8593774039374" calcext:value-type="float">
            <text:p>4.8593774039374</text:p>
          </table:table-cell>
          <table:table-cell office:value-type="float" office:value="5.12373817790656" calcext:value-type="float">
            <text:p>5.12373817790656</text:p>
          </table:table-cell>
          <table:table-cell office:value-type="float" office:value="4.55035361523489" calcext:value-type="float">
            <text:p>4.55035361523489</text:p>
          </table:table-cell>
        </table:table-row>
        <table:table-row table:style-name="ro1">
          <table:table-cell office:value-type="time" office:time-value="PT00H18M40S" calcext:value-type="time">
            <text:p>00:18:40</text:p>
          </table:table-cell>
          <table:table-cell office:value-type="float" office:value="19.6834453600926" calcext:value-type="float">
            <text:p>19.6834453600926</text:p>
          </table:table-cell>
          <table:table-cell office:value-type="float" office:value="4.66857246446165" calcext:value-type="float">
            <text:p>4.66857246446165</text:p>
          </table:table-cell>
          <table:table-cell office:value-type="float" office:value="5.04836566653468" calcext:value-type="float">
            <text:p>5.04836566653468</text:p>
          </table:table-cell>
          <table:table-cell office:value-type="float" office:value="4.80913956335867" calcext:value-type="float">
            <text:p>4.80913956335867</text:p>
          </table:table-cell>
        </table:table-row>
        <table:table-row table:style-name="ro1">
          <table:table-cell office:value-type="time" office:time-value="PT00H18M50S" calcext:value-type="time">
            <text:p>00:18:50</text:p>
          </table:table-cell>
          <table:table-cell office:value-type="float" office:value="19.1944568376213" calcext:value-type="float">
            <text:p>19.1944568376213</text:p>
          </table:table-cell>
          <table:table-cell office:value-type="float" office:value="4.7551767481392" calcext:value-type="float">
            <text:p>4.7551767481392</text:p>
          </table:table-cell>
          <table:table-cell office:value-type="float" office:value="5.18166773541332" calcext:value-type="float">
            <text:p>5.18166773541332</text:p>
          </table:table-cell>
          <table:table-cell office:value-type="float" office:value="4.85481427659344" calcext:value-type="float">
            <text:p>4.85481427659344</text:p>
          </table:table-cell>
        </table:table-row>
        <table:table-row table:style-name="ro1">
          <table:table-cell office:value-type="time" office:time-value="PT00H19M00S" calcext:value-type="time">
            <text:p>00:19:00</text:p>
          </table:table-cell>
          <table:table-cell office:value-type="float" office:value="19.3250415199508" calcext:value-type="float">
            <text:p>19.3250415199508</text:p>
          </table:table-cell>
          <table:table-cell office:value-type="float" office:value="4.36093691002968" calcext:value-type="float">
            <text:p>4.36093691002968</text:p>
          </table:table-cell>
          <table:table-cell office:value-type="float" office:value="5.22108177571075" calcext:value-type="float">
            <text:p>5.22108177571075</text:p>
          </table:table-cell>
          <table:table-cell office:value-type="float" office:value="4.59907540131136" calcext:value-type="float">
            <text:p>4.59907540131136</text:p>
          </table:table-cell>
        </table:table-row>
        <table:table-row table:style-name="ro1">
          <table:table-cell office:value-type="time" office:time-value="PT00H19M10S" calcext:value-type="time">
            <text:p>00:19:10</text:p>
          </table:table-cell>
          <table:table-cell office:value-type="float" office:value="19.8783910086478" calcext:value-type="float">
            <text:p>19.8783910086478</text:p>
          </table:table-cell>
          <table:table-cell office:value-type="float" office:value="4.69063526306352" calcext:value-type="float">
            <text:p>4.69063526306352</text:p>
          </table:table-cell>
          <table:table-cell office:value-type="float" office:value="4.93576577339348" calcext:value-type="float">
            <text:p>4.93576577339348</text:p>
          </table:table-cell>
          <table:table-cell office:value-type="float" office:value="5.06744874324863" calcext:value-type="float">
            <text:p>5.06744874324863</text:p>
          </table:table-cell>
        </table:table-row>
        <table:table-row table:style-name="ro1">
          <table:table-cell office:value-type="time" office:time-value="PT00H19M20S" calcext:value-type="time">
            <text:p>00:19:20</text:p>
          </table:table-cell>
          <table:table-cell office:value-type="float" office:value="20.865728320608" calcext:value-type="float">
            <text:p>20.865728320608</text:p>
          </table:table-cell>
          <table:table-cell office:value-type="float" office:value="4.8957688252236" calcext:value-type="float">
            <text:p>4.8957688252236</text:p>
          </table:table-cell>
          <table:table-cell office:value-type="float" office:value="4.91071830049085" calcext:value-type="float">
            <text:p>4.91071830049085</text:p>
          </table:table-cell>
          <table:table-cell office:value-type="float" office:value="4.55292285264594" calcext:value-type="float">
            <text:p>4.55292285264594</text:p>
          </table:table-cell>
        </table:table-row>
        <table:table-row table:style-name="ro1">
          <table:table-cell office:value-type="time" office:time-value="PT00H19M30S" calcext:value-type="time">
            <text:p>00:19:30</text:p>
          </table:table-cell>
          <table:table-cell office:value-type="float" office:value="19.2028662282667" calcext:value-type="float">
            <text:p>19.2028662282667</text:p>
          </table:table-cell>
          <table:table-cell office:value-type="float" office:value="4.43978653497942" calcext:value-type="float">
            <text:p>4.43978653497942</text:p>
          </table:table-cell>
          <table:table-cell office:value-type="float" office:value="4.93662327030429" calcext:value-type="float">
            <text:p>4.93662327030429</text:p>
          </table:table-cell>
          <table:table-cell office:value-type="float" office:value="4.61155274825213" calcext:value-type="float">
            <text:p>4.61155274825213</text:p>
          </table:table-cell>
        </table:table-row>
        <table:table-row table:style-name="ro1">
          <table:table-cell office:value-type="time" office:time-value="PT00H19M40S" calcext:value-type="time">
            <text:p>00:19:40</text:p>
          </table:table-cell>
          <table:table-cell office:value-type="float" office:value="19.5564026651956" calcext:value-type="float">
            <text:p>19.5564026651956</text:p>
          </table:table-cell>
          <table:table-cell office:value-type="float" office:value="4.75549269668699" calcext:value-type="float">
            <text:p>4.75549269668699</text:p>
          </table:table-cell>
          <table:table-cell office:value-type="float" office:value="5.00286937908942" calcext:value-type="float">
            <text:p>5.00286937908942</text:p>
          </table:table-cell>
          <table:table-cell office:value-type="float" office:value="4.90545657056058" calcext:value-type="float">
            <text:p>4.90545657056058</text:p>
          </table:table-cell>
        </table:table-row>
        <table:table-row table:style-name="ro1">
          <table:table-cell office:value-type="time" office:time-value="PT00H19M50S" calcext:value-type="time">
            <text:p>00:19:50</text:p>
          </table:table-cell>
          <table:table-cell office:value-type="float" office:value="20.2135922796356" calcext:value-type="float">
            <text:p>20.2135922796356</text:p>
          </table:table-cell>
          <table:table-cell office:value-type="float" office:value="4.76477846214952" calcext:value-type="float">
            <text:p>4.76477846214952</text:p>
          </table:table-cell>
          <table:table-cell office:value-type="float" office:value="4.88049233344033" calcext:value-type="float">
            <text:p>4.88049233344033</text:p>
          </table:table-cell>
          <table:table-cell office:value-type="float" office:value="4.45471575165951" calcext:value-type="float">
            <text:p>4.45471575165951</text:p>
          </table:table-cell>
        </table:table-row>
        <table:table-row table:style-name="ro1">
          <table:table-cell office:value-type="time" office:time-value="PT00H20M00S" calcext:value-type="time">
            <text:p>00:20:00</text:p>
          </table:table-cell>
          <table:table-cell office:value-type="float" office:value="19.299198145679" calcext:value-type="float">
            <text:p>19.299198145679</text:p>
          </table:table-cell>
          <table:table-cell office:value-type="float" office:value="4.67750348956134" calcext:value-type="float">
            <text:p>4.67750348956134</text:p>
          </table:table-cell>
          <table:table-cell office:value-type="float" office:value="4.71052091493882" calcext:value-type="float">
            <text:p>4.71052091493882</text:p>
          </table:table-cell>
          <table:table-cell office:value-type="float" office:value="4.44062336973757" calcext:value-type="float">
            <text:p>4.44062336973757</text:p>
          </table:table-cell>
        </table:table-row>
        <table:table-row table:style-name="ro1">
          <table:table-cell office:value-type="time" office:time-value="PT00H20M10S" calcext:value-type="time">
            <text:p>00:20:10</text:p>
          </table:table-cell>
          <table:table-cell office:value-type="float" office:value="18.3583698921739" calcext:value-type="float">
            <text:p>18.3583698921739</text:p>
          </table:table-cell>
          <table:table-cell office:value-type="float" office:value="4.82174483935568" calcext:value-type="float">
            <text:p>4.82174483935568</text:p>
          </table:table-cell>
          <table:table-cell office:value-type="float" office:value="4.93900833645355" calcext:value-type="float">
            <text:p>4.93900833645355</text:p>
          </table:table-cell>
          <table:table-cell office:value-type="float" office:value="4.5664959077941" calcext:value-type="float">
            <text:p>4.5664959077941</text:p>
          </table:table-cell>
        </table:table-row>
        <table:table-row table:style-name="ro1">
          <table:table-cell office:value-type="time" office:time-value="PT00H20M20S" calcext:value-type="time">
            <text:p>00:20:20</text:p>
          </table:table-cell>
          <table:table-cell office:value-type="float" office:value="19.7474995090288" calcext:value-type="float">
            <text:p>19.7474995090288</text:p>
          </table:table-cell>
          <table:table-cell office:value-type="float" office:value="4.46952423953259" calcext:value-type="float">
            <text:p>4.46952423953259</text:p>
          </table:table-cell>
          <table:table-cell office:value-type="float" office:value="5.06360227582378" calcext:value-type="float">
            <text:p>5.06360227582378</text:p>
          </table:table-cell>
          <table:table-cell office:value-type="float" office:value="4.67120805486529" calcext:value-type="float">
            <text:p>4.67120805486529</text:p>
          </table:table-cell>
        </table:table-row>
        <table:table-row table:style-name="ro1">
          <table:table-cell office:value-type="time" office:time-value="PT00H20M30S" calcext:value-type="time">
            <text:p>00:20:30</text:p>
          </table:table-cell>
          <table:table-cell office:value-type="float" office:value="19.8146636913035" calcext:value-type="float">
            <text:p>19.8146636913035</text:p>
          </table:table-cell>
          <table:table-cell office:value-type="float" office:value="4.57289963666174" calcext:value-type="float">
            <text:p>4.57289963666174</text:p>
          </table:table-cell>
          <table:table-cell office:value-type="float" office:value="4.91797300176826" calcext:value-type="float">
            <text:p>4.91797300176826</text:p>
          </table:table-cell>
          <table:table-cell office:value-type="float" office:value="4.67546168176936" calcext:value-type="float">
            <text:p>4.67546168176936</text:p>
          </table:table-cell>
        </table:table-row>
        <table:table-row table:style-name="ro1">
          <table:table-cell office:value-type="time" office:time-value="PT00H20M40S" calcext:value-type="time">
            <text:p>00:20:40</text:p>
          </table:table-cell>
          <table:table-cell office:value-type="float" office:value="20.268479664466" calcext:value-type="float">
            <text:p>20.268479664466</text:p>
          </table:table-cell>
          <table:table-cell office:value-type="float" office:value="4.9602279527949" calcext:value-type="float">
            <text:p>4.9602279527949</text:p>
          </table:table-cell>
          <table:table-cell office:value-type="float" office:value="4.90028459790676" calcext:value-type="float">
            <text:p>4.90028459790676</text:p>
          </table:table-cell>
          <table:table-cell office:value-type="float" office:value="4.56787510789922" calcext:value-type="float">
            <text:p>4.56787510789922</text:p>
          </table:table-cell>
        </table:table-row>
        <table:table-row table:style-name="ro1">
          <table:table-cell office:value-type="time" office:time-value="PT00H20M50S" calcext:value-type="time">
            <text:p>00:20:50</text:p>
          </table:table-cell>
          <table:table-cell office:value-type="float" office:value="19.1590810417728" calcext:value-type="float">
            <text:p>19.1590810417728</text:p>
          </table:table-cell>
          <table:table-cell office:value-type="float" office:value="4.46447636677239" calcext:value-type="float">
            <text:p>4.46447636677239</text:p>
          </table:table-cell>
          <table:table-cell office:value-type="float" office:value="5.23777498603781" calcext:value-type="float">
            <text:p>5.23777498603781</text:p>
          </table:table-cell>
          <table:table-cell office:value-type="float" office:value="4.62654240140757" calcext:value-type="float">
            <text:p>4.62654240140757</text:p>
          </table:table-cell>
        </table:table-row>
        <table:table-row table:style-name="ro1">
          <table:table-cell office:value-type="time" office:time-value="PT00H21M00S" calcext:value-type="time">
            <text:p>00:21:00</text:p>
          </table:table-cell>
          <table:table-cell office:value-type="float" office:value="19.3106490913225" calcext:value-type="float">
            <text:p>19.3106490913225</text:p>
          </table:table-cell>
          <table:table-cell office:value-type="float" office:value="4.64878002714165" calcext:value-type="float">
            <text:p>4.64878002714165</text:p>
          </table:table-cell>
          <table:table-cell office:value-type="float" office:value="4.94390922636788" calcext:value-type="float">
            <text:p>4.94390922636788</text:p>
          </table:table-cell>
          <table:table-cell office:value-type="float" office:value="4.87319014958103" calcext:value-type="float">
            <text:p>4.87319014958103</text:p>
          </table:table-cell>
        </table:table-row>
        <table:table-row table:style-name="ro1">
          <table:table-cell office:value-type="time" office:time-value="PT00H21M10S" calcext:value-type="time">
            <text:p>00:21:10</text:p>
          </table:table-cell>
          <table:table-cell office:value-type="float" office:value="19.9750126193321" calcext:value-type="float">
            <text:p>19.9750126193321</text:p>
          </table:table-cell>
          <table:table-cell office:value-type="float" office:value="4.67730610544587" calcext:value-type="float">
            <text:p>4.67730610544587</text:p>
          </table:table-cell>
          <table:table-cell office:value-type="float" office:value="4.92253311719409" calcext:value-type="float">
            <text:p>4.92253311719409</text:p>
          </table:table-cell>
          <table:table-cell office:value-type="float" office:value="4.8928105912354" calcext:value-type="float">
            <text:p>4.8928105912354</text:p>
          </table:table-cell>
        </table:table-row>
        <table:table-row table:style-name="ro1">
          <table:table-cell office:value-type="time" office:time-value="PT00H21M20S" calcext:value-type="time">
            <text:p>00:21:20</text:p>
          </table:table-cell>
          <table:table-cell office:value-type="float" office:value="20.2877882604321" calcext:value-type="float">
            <text:p>20.2877882604321</text:p>
          </table:table-cell>
          <table:table-cell office:value-type="float" office:value="4.85914749517929" calcext:value-type="float">
            <text:p>4.85914749517929</text:p>
          </table:table-cell>
          <table:table-cell office:value-type="float" office:value="5.32215446173551" calcext:value-type="float">
            <text:p>5.32215446173551</text:p>
          </table:table-cell>
          <table:table-cell office:value-type="float" office:value="4.43851882102877" calcext:value-type="float">
            <text:p>4.43851882102877</text:p>
          </table:table-cell>
        </table:table-row>
        <table:table-row table:style-name="ro1">
          <table:table-cell office:value-type="time" office:time-value="PT00H21M30S" calcext:value-type="time">
            <text:p>00:21:30</text:p>
          </table:table-cell>
          <table:table-cell office:value-type="float" office:value="18.7732816896784" calcext:value-type="float">
            <text:p>18.7732816896784</text:p>
          </table:table-cell>
          <table:table-cell office:value-type="float" office:value="4.53334873286414" calcext:value-type="float">
            <text:p>4.53334873286414</text:p>
          </table:table-cell>
          <table:table-cell office:value-type="float" office:value="4.69795004807908" calcext:value-type="float">
            <text:p>4.69795004807908</text:p>
          </table:table-cell>
          <table:table-cell office:value-type="float" office:value="4.91905188926581" calcext:value-type="float">
            <text:p>4.91905188926581</text:p>
          </table:table-cell>
        </table:table-row>
        <table:table-row table:style-name="ro1">
          <table:table-cell office:value-type="time" office:time-value="PT00H21M40S" calcext:value-type="time">
            <text:p>00:21:40</text:p>
          </table:table-cell>
          <table:table-cell office:value-type="float" office:value="19.799592062374" calcext:value-type="float">
            <text:p>19.799592062374</text:p>
          </table:table-cell>
          <table:table-cell office:value-type="float" office:value="4.79629328456067" calcext:value-type="float">
            <text:p>4.79629328456067</text:p>
          </table:table-cell>
          <table:table-cell office:value-type="float" office:value="4.94003502406318" calcext:value-type="float">
            <text:p>4.94003502406318</text:p>
          </table:table-cell>
          <table:table-cell office:value-type="float" office:value="4.40111255098467" calcext:value-type="float">
            <text:p>4.40111255098467</text:p>
          </table:table-cell>
        </table:table-row>
        <table:table-row table:style-name="ro1">
          <table:table-cell office:value-type="time" office:time-value="PT00H21M50S" calcext:value-type="time">
            <text:p>00:21:50</text:p>
          </table:table-cell>
          <table:table-cell office:value-type="float" office:value="19.5509187663176" calcext:value-type="float">
            <text:p>19.5509187663176</text:p>
          </table:table-cell>
          <table:table-cell office:value-type="float" office:value="4.61088495354965" calcext:value-type="float">
            <text:p>4.61088495354965</text:p>
          </table:table-cell>
          <table:table-cell office:value-type="float" office:value="4.94343175481624" calcext:value-type="float">
            <text:p>4.94343175481624</text:p>
          </table:table-cell>
          <table:table-cell office:value-type="float" office:value="4.55267852546296" calcext:value-type="float">
            <text:p>4.55267852546296</text:p>
          </table:table-cell>
        </table:table-row>
        <table:table-row table:style-name="ro1">
          <table:table-cell office:value-type="time" office:time-value="PT00H22M00S" calcext:value-type="time">
            <text:p>00:22:00</text:p>
          </table:table-cell>
          <table:table-cell office:value-type="float" office:value="19.5919127780261" calcext:value-type="float">
            <text:p>19.5919127780261</text:p>
          </table:table-cell>
          <table:table-cell office:value-type="float" office:value="4.58025516938569" calcext:value-type="float">
            <text:p>4.58025516938569</text:p>
          </table:table-cell>
          <table:table-cell office:value-type="float" office:value="5.08497452451315" calcext:value-type="float">
            <text:p>5.08497452451315</text:p>
          </table:table-cell>
          <table:table-cell office:value-type="float" office:value="19.4295579885868" calcext:value-type="float">
            <text:p>19.4295579885868</text:p>
          </table:table-cell>
        </table:table-row>
        <table:table-row table:style-name="ro1">
          <table:table-cell office:value-type="time" office:time-value="PT00H22M10S" calcext:value-type="time">
            <text:p>00:22:10</text:p>
          </table:table-cell>
          <table:table-cell office:value-type="float" office:value="19.1839199452029" calcext:value-type="float">
            <text:p>19.1839199452029</text:p>
          </table:table-cell>
          <table:table-cell office:value-type="float" office:value="4.79454907843884" calcext:value-type="float">
            <text:p>4.79454907843884</text:p>
          </table:table-cell>
          <table:table-cell office:value-type="float" office:value="4.8633460763495" calcext:value-type="float">
            <text:p>4.8633460763495</text:p>
          </table:table-cell>
          <table:table-cell office:value-type="float" office:value="4.62744962973694" calcext:value-type="float">
            <text:p>4.62744962973694</text:p>
          </table:table-cell>
        </table:table-row>
        <table:table-row table:style-name="ro1">
          <table:table-cell office:value-type="time" office:time-value="PT00H22M20S" calcext:value-type="time">
            <text:p>00:22:20</text:p>
          </table:table-cell>
          <table:table-cell office:value-type="float" office:value="19.3980689499134" calcext:value-type="float">
            <text:p>19.3980689499134</text:p>
          </table:table-cell>
          <table:table-cell office:value-type="float" office:value="4.67976426605636" calcext:value-type="float">
            <text:p>4.67976426605636</text:p>
          </table:table-cell>
          <table:table-cell office:value-type="float" office:value="5.02645849967741" calcext:value-type="float">
            <text:p>5.02645849967741</text:p>
          </table:table-cell>
          <table:table-cell office:value-type="float" office:value="4.549761834294" calcext:value-type="float">
            <text:p>4.549761834294</text:p>
          </table:table-cell>
        </table:table-row>
        <table:table-row table:style-name="ro1">
          <table:table-cell office:value-type="time" office:time-value="PT00H22M30S" calcext:value-type="time">
            <text:p>00:22:30</text:p>
          </table:table-cell>
          <table:table-cell office:value-type="float" office:value="18.0782359473937" calcext:value-type="float">
            <text:p>18.0782359473937</text:p>
          </table:table-cell>
          <table:table-cell office:value-type="float" office:value="4.67456689772645" calcext:value-type="float">
            <text:p>4.67456689772645</text:p>
          </table:table-cell>
          <table:table-cell office:value-type="float" office:value="5.03183629935206" calcext:value-type="float">
            <text:p>5.03183629935206</text:p>
          </table:table-cell>
          <table:table-cell office:value-type="float" office:value="4.46323777278332" calcext:value-type="float">
            <text:p>4.46323777278332</text:p>
          </table:table-cell>
        </table:table-row>
        <table:table-row table:style-name="ro1">
          <table:table-cell office:value-type="time" office:time-value="PT00H22M40S" calcext:value-type="time">
            <text:p>00:22:40</text:p>
          </table:table-cell>
          <table:table-cell office:value-type="float" office:value="19.9963788898653" calcext:value-type="float">
            <text:p>19.9963788898653</text:p>
          </table:table-cell>
          <table:table-cell office:value-type="float" office:value="4.67239252177392" calcext:value-type="float">
            <text:p>4.67239252177392</text:p>
          </table:table-cell>
          <table:table-cell office:value-type="float" office:value="4.89425173920725" calcext:value-type="float">
            <text:p>4.89425173920725</text:p>
          </table:table-cell>
          <table:table-cell office:value-type="float" office:value="4.64357199673256" calcext:value-type="float">
            <text:p>4.64357199673256</text:p>
          </table:table-cell>
        </table:table-row>
        <table:table-row table:style-name="ro1">
          <table:table-cell office:value-type="time" office:time-value="PT00H22M50S" calcext:value-type="time">
            <text:p>00:22:50</text:p>
          </table:table-cell>
          <table:table-cell office:value-type="float" office:value="19.0121861381065" calcext:value-type="float">
            <text:p>19.0121861381065</text:p>
          </table:table-cell>
          <table:table-cell office:value-type="float" office:value="4.55489253640627" calcext:value-type="float">
            <text:p>4.55489253640627</text:p>
          </table:table-cell>
          <table:table-cell office:value-type="float" office:value="4.84112933218139" calcext:value-type="float">
            <text:p>4.84112933218139</text:p>
          </table:table-cell>
          <table:table-cell office:value-type="float" office:value="4.73500600261794" calcext:value-type="float">
            <text:p>4.73500600261794</text:p>
          </table:table-cell>
        </table:table-row>
        <table:table-row table:style-name="ro1">
          <table:table-cell office:value-type="time" office:time-value="PT00H23M00S" calcext:value-type="time">
            <text:p>00:23:00</text:p>
          </table:table-cell>
          <table:table-cell office:value-type="float" office:value="19.445765862314" calcext:value-type="float">
            <text:p>19.445765862314</text:p>
          </table:table-cell>
          <table:table-cell office:value-type="float" office:value="4.71719954018141" calcext:value-type="float">
            <text:p>4.71719954018141</text:p>
          </table:table-cell>
          <table:table-cell office:value-type="float" office:value="5.31220021313544" calcext:value-type="float">
            <text:p>5.31220021313544</text:p>
          </table:table-cell>
          <table:table-cell office:value-type="float" office:value="4.76655659817964" calcext:value-type="float">
            <text:p>4.76655659817964</text:p>
          </table:table-cell>
        </table:table-row>
        <table:table-row table:style-name="ro1">
          <table:table-cell office:value-type="time" office:time-value="PT00H23M10S" calcext:value-type="time">
            <text:p>00:23:10</text:p>
          </table:table-cell>
          <table:table-cell office:value-type="float" office:value="19.2639041063426" calcext:value-type="float">
            <text:p>19.2639041063426</text:p>
          </table:table-cell>
          <table:table-cell office:value-type="float" office:value="4.95372863504525" calcext:value-type="float">
            <text:p>4.95372863504525</text:p>
          </table:table-cell>
          <table:table-cell office:value-type="float" office:value="5.29576746542218" calcext:value-type="float">
            <text:p>5.29576746542218</text:p>
          </table:table-cell>
          <table:table-cell office:value-type="float" office:value="4.66121547196212" calcext:value-type="float">
            <text:p>4.66121547196212</text:p>
          </table:table-cell>
        </table:table-row>
        <table:table-row table:style-name="ro1">
          <table:table-cell office:value-type="time" office:time-value="PT00H23M20S" calcext:value-type="time">
            <text:p>00:23:20</text:p>
          </table:table-cell>
          <table:table-cell office:value-type="float" office:value="19.3731882893265" calcext:value-type="float">
            <text:p>19.3731882893265</text:p>
          </table:table-cell>
          <table:table-cell office:value-type="float" office:value="4.88048813646774" calcext:value-type="float">
            <text:p>4.88048813646774</text:p>
          </table:table-cell>
          <table:table-cell office:value-type="float" office:value="5.39667360836325" calcext:value-type="float">
            <text:p>5.39667360836325</text:p>
          </table:table-cell>
          <table:table-cell office:value-type="float" office:value="18.9911492760529" calcext:value-type="float">
            <text:p>18.9911492760529</text:p>
          </table:table-cell>
        </table:table-row>
        <table:table-row table:style-name="ro1">
          <table:table-cell office:value-type="time" office:time-value="PT00H23M30S" calcext:value-type="time">
            <text:p>00:23:30</text:p>
          </table:table-cell>
          <table:table-cell office:value-type="float" office:value="19.5546606216799" calcext:value-type="float">
            <text:p>19.5546606216799</text:p>
          </table:table-cell>
          <table:table-cell office:value-type="float" office:value="4.49555251696657" calcext:value-type="float">
            <text:p>4.49555251696657</text:p>
          </table:table-cell>
          <table:table-cell office:value-type="float" office:value="4.92139376005397" calcext:value-type="float">
            <text:p>4.92139376005397</text:p>
          </table:table-cell>
          <table:table-cell office:value-type="float" office:value="4.47434235992331" calcext:value-type="float">
            <text:p>4.47434235992331</text:p>
          </table:table-cell>
        </table:table-row>
        <table:table-row table:style-name="ro1">
          <table:table-cell office:value-type="time" office:time-value="PT00H23M40S" calcext:value-type="time">
            <text:p>00:23:40</text:p>
          </table:table-cell>
          <table:table-cell office:value-type="float" office:value="19.6996594542968" calcext:value-type="float">
            <text:p>19.6996594542968</text:p>
          </table:table-cell>
          <table:table-cell office:value-type="float" office:value="4.52842873320846" calcext:value-type="float">
            <text:p>4.52842873320846</text:p>
          </table:table-cell>
          <table:table-cell office:value-type="float" office:value="4.58666444291625" calcext:value-type="float">
            <text:p>4.58666444291625</text:p>
          </table:table-cell>
          <table:table-cell office:value-type="float" office:value="4.46544169839549" calcext:value-type="float">
            <text:p>4.46544169839549</text:p>
          </table:table-cell>
        </table:table-row>
        <table:table-row table:style-name="ro1">
          <table:table-cell office:value-type="time" office:time-value="PT00H23M50S" calcext:value-type="time">
            <text:p>00:23:50</text:p>
          </table:table-cell>
          <table:table-cell office:value-type="float" office:value="18.7156284389093" calcext:value-type="float">
            <text:p>18.7156284389093</text:p>
          </table:table-cell>
          <table:table-cell office:value-type="float" office:value="4.64732648471183" calcext:value-type="float">
            <text:p>4.64732648471183</text:p>
          </table:table-cell>
          <table:table-cell office:value-type="float" office:value="5.56994945362392" calcext:value-type="float">
            <text:p>5.56994945362392</text:p>
          </table:table-cell>
          <table:table-cell office:value-type="float" office:value="4.73615018516893" calcext:value-type="float">
            <text:p>4.73615018516893</text:p>
          </table:table-cell>
        </table:table-row>
        <table:table-row table:style-name="ro1">
          <table:table-cell office:value-type="time" office:time-value="PT00H24M00S" calcext:value-type="time">
            <text:p>00:24:00</text:p>
          </table:table-cell>
          <table:table-cell office:value-type="float" office:value="19.5827391226809" calcext:value-type="float">
            <text:p>19.5827391226809</text:p>
          </table:table-cell>
          <table:table-cell office:value-type="float" office:value="4.56607567856434" calcext:value-type="float">
            <text:p>4.56607567856434</text:p>
          </table:table-cell>
          <table:table-cell office:value-type="float" office:value="4.63382860710473" calcext:value-type="float">
            <text:p>4.63382860710473</text:p>
          </table:table-cell>
          <table:table-cell office:value-type="float" office:value="4.67667145339134" calcext:value-type="float">
            <text:p>4.67667145339134</text:p>
          </table:table-cell>
        </table:table-row>
        <table:table-row table:style-name="ro1">
          <table:table-cell office:value-type="time" office:time-value="PT00H24M10S" calcext:value-type="time">
            <text:p>00:24:10</text:p>
          </table:table-cell>
          <table:table-cell office:value-type="float" office:value="18.9142679669514" calcext:value-type="float">
            <text:p>18.9142679669514</text:p>
          </table:table-cell>
          <table:table-cell office:value-type="float" office:value="5.03091746554231" calcext:value-type="float">
            <text:p>5.03091746554231</text:p>
          </table:table-cell>
          <table:table-cell office:value-type="float" office:value="4.87381279104754" calcext:value-type="float">
            <text:p>4.87381279104754</text:p>
          </table:table-cell>
          <table:table-cell office:value-type="float" office:value="4.61825073542569" calcext:value-type="float">
            <text:p>4.61825073542569</text:p>
          </table:table-cell>
        </table:table-row>
        <table:table-row table:style-name="ro1">
          <table:table-cell office:value-type="time" office:time-value="PT00H24M20S" calcext:value-type="time">
            <text:p>00:24:20</text:p>
          </table:table-cell>
          <table:table-cell office:value-type="float" office:value="19.1626533553781" calcext:value-type="float">
            <text:p>19.1626533553781</text:p>
          </table:table-cell>
          <table:table-cell office:value-type="float" office:value="4.49586206605551" calcext:value-type="float">
            <text:p>4.49586206605551</text:p>
          </table:table-cell>
          <table:table-cell office:value-type="float" office:value="5.07965572895141" calcext:value-type="float">
            <text:p>5.07965572895141</text:p>
          </table:table-cell>
          <table:table-cell office:value-type="float" office:value="4.44003790490905" calcext:value-type="float">
            <text:p>4.44003790490905</text:p>
          </table:table-cell>
        </table:table-row>
        <table:table-row table:style-name="ro1">
          <table:table-cell office:value-type="time" office:time-value="PT00H24M30S" calcext:value-type="time">
            <text:p>00:24:30</text:p>
          </table:table-cell>
          <table:table-cell office:value-type="float" office:value="20.7601064743983" calcext:value-type="float">
            <text:p>20.7601064743983</text:p>
          </table:table-cell>
          <table:table-cell office:value-type="float" office:value="4.73222339782759" calcext:value-type="float">
            <text:p>4.73222339782759</text:p>
          </table:table-cell>
          <table:table-cell office:value-type="float" office:value="5.10365040925719" calcext:value-type="float">
            <text:p>5.10365040925719</text:p>
          </table:table-cell>
          <table:table-cell office:value-type="float" office:value="4.37058689685071" calcext:value-type="float">
            <text:p>4.37058689685071</text:p>
          </table:table-cell>
        </table:table-row>
        <table:table-row table:style-name="ro1">
          <table:table-cell office:value-type="time" office:time-value="PT00H24M40S" calcext:value-type="time">
            <text:p>00:24:40</text:p>
          </table:table-cell>
          <table:table-cell office:value-type="float" office:value="20.0304430917544" calcext:value-type="float">
            <text:p>20.0304430917544</text:p>
          </table:table-cell>
          <table:table-cell office:value-type="float" office:value="4.5111594783826" calcext:value-type="float">
            <text:p>4.5111594783826</text:p>
          </table:table-cell>
          <table:table-cell office:value-type="float" office:value="5.40165854385998" calcext:value-type="float">
            <text:p>5.40165854385998</text:p>
          </table:table-cell>
          <table:table-cell office:value-type="float" office:value="18.4881704203029" calcext:value-type="float">
            <text:p>18.4881704203029</text:p>
          </table:table-cell>
        </table:table-row>
        <table:table-row table:style-name="ro1">
          <table:table-cell office:value-type="time" office:time-value="PT00H24M50S" calcext:value-type="time">
            <text:p>00:24:50</text:p>
          </table:table-cell>
          <table:table-cell office:value-type="float" office:value="18.7896903222101" calcext:value-type="float">
            <text:p>18.7896903222101</text:p>
          </table:table-cell>
          <table:table-cell office:value-type="float" office:value="4.84064751080987" calcext:value-type="float">
            <text:p>4.84064751080987</text:p>
          </table:table-cell>
          <table:table-cell office:value-type="float" office:value="5.19981659120959" calcext:value-type="float">
            <text:p>5.19981659120959</text:p>
          </table:table-cell>
          <table:table-cell office:value-type="float" office:value="4.65171132155072" calcext:value-type="float">
            <text:p>4.65171132155072</text:p>
          </table:table-cell>
        </table:table-row>
        <table:table-row table:style-name="ro1">
          <table:table-cell office:value-type="time" office:time-value="PT00H25M00S" calcext:value-type="time">
            <text:p>00:25:00</text:p>
          </table:table-cell>
          <table:table-cell office:value-type="float" office:value="18.7034661373564" calcext:value-type="float">
            <text:p>18.7034661373564</text:p>
          </table:table-cell>
          <table:table-cell office:value-type="float" office:value="4.74431903072464" calcext:value-type="float">
            <text:p>4.74431903072464</text:p>
          </table:table-cell>
          <table:table-cell office:value-type="float" office:value="4.97312458606166" calcext:value-type="float">
            <text:p>4.97312458606166</text:p>
          </table:table-cell>
          <table:table-cell office:value-type="float" office:value="4.50478180296906" calcext:value-type="float">
            <text:p>4.50478180296906</text:p>
          </table:table-cell>
        </table:table-row>
      </table:table>
      <table:table table:name="Prime1mMeanThreads100" table:style-name="ta1">
        <table:table-column table:style-name="co8" table:default-cell-style-name="ce5"/>
        <table:table-column table:style-name="co9" table:default-cell-style-name="ce6"/>
        <table:table-row table:style-name="ro1">
          <table:table-cell office:value-type="string" calcext:value-type="string">
            <text:p>Elapsed Time</text:p>
          </table:table-cell>
          <table:table-cell table:style-name="Default" office:value-type="string" calcext:value-type="string">
            <text:p>Thread Pool size</text:p>
          </table:table-cell>
        </table:table-row>
        <table:table-row table:style-name="ro1">
          <table:table-cell office:value-type="time" office:time-value="PT00H00M00S" calcext:value-type="time">
            <text:p>00:00:0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00H00M10S" calcext:value-type="time">
            <text:p>00:00: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0M20S" calcext:value-type="time">
            <text:p>00:00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0M30S" calcext:value-type="time">
            <text:p>00:00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0M40S" calcext:value-type="time">
            <text:p>00:00: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0M50S" calcext:value-type="time">
            <text:p>00:00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1M00S" calcext:value-type="time">
            <text:p>00:01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1M10S" calcext:value-type="time">
            <text:p>00:01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1M20S" calcext:value-type="time">
            <text:p>00:01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1M30S" calcext:value-type="time">
            <text:p>00:01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1M40S" calcext:value-type="time">
            <text:p>00:01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1M50S" calcext:value-type="time">
            <text:p>00:01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2M00S" calcext:value-type="time">
            <text:p>00:02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2M10S" calcext:value-type="time">
            <text:p>00:02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2M20S" calcext:value-type="time">
            <text:p>00:02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2M30S" calcext:value-type="time">
            <text:p>00:02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2M40S" calcext:value-type="time">
            <text:p>00:02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2M50S" calcext:value-type="time">
            <text:p>00:02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3M00S" calcext:value-type="time">
            <text:p>00:03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3M10S" calcext:value-type="time">
            <text:p>00:03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3M20S" calcext:value-type="time">
            <text:p>00:03: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3M30S" calcext:value-type="time">
            <text:p>00:03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3M40S" calcext:value-type="time">
            <text:p>00:03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3M50S" calcext:value-type="time">
            <text:p>00:03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4M00S" calcext:value-type="time">
            <text:p>00:04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4M10S" calcext:value-type="time">
            <text:p>00:04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4M20S" calcext:value-type="time">
            <text:p>00:04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4M30S" calcext:value-type="time">
            <text:p>00:04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4M40S" calcext:value-type="time">
            <text:p>00:04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4M50S" calcext:value-type="time">
            <text:p>00:04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5M00S" calcext:value-type="time">
            <text:p>00:05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5M10S" calcext:value-type="time">
            <text:p>00:05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5M20S" calcext:value-type="time">
            <text:p>00:05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5M30S" calcext:value-type="time">
            <text:p>00:05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5M40S" calcext:value-type="time">
            <text:p>00:05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5M50S" calcext:value-type="time">
            <text:p>00:05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6M00S" calcext:value-type="time">
            <text:p>00:06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6M10S" calcext:value-type="time">
            <text:p>00:06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6M20S" calcext:value-type="time">
            <text:p>00:06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6M30S" calcext:value-type="time">
            <text:p>00:06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6M40S" calcext:value-type="time">
            <text:p>00:06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6M50S" calcext:value-type="time">
            <text:p>00:06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7M00S" calcext:value-type="time">
            <text:p>00:07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7M10S" calcext:value-type="time">
            <text:p>00:07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7M20S" calcext:value-type="time">
            <text:p>00:07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7M30S" calcext:value-type="time">
            <text:p>00:07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7M40S" calcext:value-type="time">
            <text:p>00:07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7M50S" calcext:value-type="time">
            <text:p>00:07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8M00S" calcext:value-type="time">
            <text:p>00:08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8M10S" calcext:value-type="time">
            <text:p>00:08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8M20S" calcext:value-type="time">
            <text:p>00:08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8M30S" calcext:value-type="time">
            <text:p>00:08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8M40S" calcext:value-type="time">
            <text:p>00:08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8M50S" calcext:value-type="time">
            <text:p>00:08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9M00S" calcext:value-type="time">
            <text:p>00:09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9M10S" calcext:value-type="time">
            <text:p>00:09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9M20S" calcext:value-type="time">
            <text:p>00:09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9M30S" calcext:value-type="time">
            <text:p>00:09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9M40S" calcext:value-type="time">
            <text:p>00:09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9M50S" calcext:value-type="time">
            <text:p>00:09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0M00S" calcext:value-type="time">
            <text:p>00:10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0M10S" calcext:value-type="time">
            <text:p>00:10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0M20S" calcext:value-type="time">
            <text:p>00:10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0M30S" calcext:value-type="time">
            <text:p>00:10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0M40S" calcext:value-type="time">
            <text:p>00:10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0M50S" calcext:value-type="time">
            <text:p>00:10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1M00S" calcext:value-type="time">
            <text:p>00:11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1M10S" calcext:value-type="time">
            <text:p>00:11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1M20S" calcext:value-type="time">
            <text:p>00:11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1M30S" calcext:value-type="time">
            <text:p>00:11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1M40S" calcext:value-type="time">
            <text:p>00:11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1M50S" calcext:value-type="time">
            <text:p>00:11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2M00S" calcext:value-type="time">
            <text:p>00:12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2M10S" calcext:value-type="time">
            <text:p>00:12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2M20S" calcext:value-type="time">
            <text:p>00:12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2M30S" calcext:value-type="time">
            <text:p>00:12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2M40S" calcext:value-type="time">
            <text:p>00:12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2M50S" calcext:value-type="time">
            <text:p>00:12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3M00S" calcext:value-type="time">
            <text:p>00:13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3M10S" calcext:value-type="time">
            <text:p>00:13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3M20S" calcext:value-type="time">
            <text:p>00:13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3M30S" calcext:value-type="time">
            <text:p>00:13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3M40S" calcext:value-type="time">
            <text:p>00:13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3M50S" calcext:value-type="time">
            <text:p>00:13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4M00S" calcext:value-type="time">
            <text:p>00:14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4M10S" calcext:value-type="time">
            <text:p>00:14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4M20S" calcext:value-type="time">
            <text:p>00:14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4M30S" calcext:value-type="time">
            <text:p>00:14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4M40S" calcext:value-type="time">
            <text:p>00:14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4M50S" calcext:value-type="time">
            <text:p>00:14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5M00S" calcext:value-type="time">
            <text:p>00:15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5M10S" calcext:value-type="time">
            <text:p>00:15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5M20S" calcext:value-type="time">
            <text:p>00:15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5M30S" calcext:value-type="time">
            <text:p>00:15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5M40S" calcext:value-type="time">
            <text:p>00:15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5M50S" calcext:value-type="time">
            <text:p>00:15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6M00S" calcext:value-type="time">
            <text:p>00:16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6M10S" calcext:value-type="time">
            <text:p>00:16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6M20S" calcext:value-type="time">
            <text:p>00:16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6M30S" calcext:value-type="time">
            <text:p>00:16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6M40S" calcext:value-type="time">
            <text:p>00:16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6M50S" calcext:value-type="time">
            <text:p>00:16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7M00S" calcext:value-type="time">
            <text:p>00:17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7M10S" calcext:value-type="time">
            <text:p>00:17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7M20S" calcext:value-type="time">
            <text:p>00:17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7M30S" calcext:value-type="time">
            <text:p>00:17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7M40S" calcext:value-type="time">
            <text:p>00:17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7M50S" calcext:value-type="time">
            <text:p>00:17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8M00S" calcext:value-type="time">
            <text:p>00:18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8M10S" calcext:value-type="time">
            <text:p>00:18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8M20S" calcext:value-type="time">
            <text:p>00:18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8M30S" calcext:value-type="time">
            <text:p>00:18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8M40S" calcext:value-type="time">
            <text:p>00:18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8M50S" calcext:value-type="time">
            <text:p>00:18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9M00S" calcext:value-type="time">
            <text:p>00:19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9M10S" calcext:value-type="time">
            <text:p>00:19: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9M20S" calcext:value-type="time">
            <text:p>00:19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9M30S" calcext:value-type="time">
            <text:p>00:19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9M40S" calcext:value-type="time">
            <text:p>00:19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9M50S" calcext:value-type="time">
            <text:p>00:19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0M00S" calcext:value-type="time">
            <text:p>00:20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0M10S" calcext:value-type="time">
            <text:p>00:20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0M20S" calcext:value-type="time">
            <text:p>00:20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0M30S" calcext:value-type="time">
            <text:p>00:20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0M40S" calcext:value-type="time">
            <text:p>00:20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0M50S" calcext:value-type="time">
            <text:p>00:20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1M00S" calcext:value-type="time">
            <text:p>00:21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1M10S" calcext:value-type="time">
            <text:p>00:21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1M20S" calcext:value-type="time">
            <text:p>00:21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1M30S" calcext:value-type="time">
            <text:p>00:21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1M40S" calcext:value-type="time">
            <text:p>00:21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1M50S" calcext:value-type="time">
            <text:p>00:21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2M00S" calcext:value-type="time">
            <text:p>00:22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22M10S" calcext:value-type="time">
            <text:p>00:22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2M20S" calcext:value-type="time">
            <text:p>00:22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2M30S" calcext:value-type="time">
            <text:p>00:22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2M40S" calcext:value-type="time">
            <text:p>00:22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2M50S" calcext:value-type="time">
            <text:p>00:22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3M00S" calcext:value-type="time">
            <text:p>00:23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3M10S" calcext:value-type="time">
            <text:p>00:23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3M20S" calcext:value-type="time">
            <text:p>00:23: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23M30S" calcext:value-type="time">
            <text:p>00:23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3M40S" calcext:value-type="time">
            <text:p>00:23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3M50S" calcext:value-type="time">
            <text:p>00:23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4M00S" calcext:value-type="time">
            <text:p>00:24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4M10S" calcext:value-type="time">
            <text:p>00:24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4M20S" calcext:value-type="time">
            <text:p>00:24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4M30S" calcext:value-type="time">
            <text:p>00:24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4M40S" calcext:value-type="time">
            <text:p>00:24: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24M50S" calcext:value-type="time">
            <text:p>00:24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5M00S" calcext:value-type="time">
            <text:p>00:25:00</text:p>
          </table:table-cell>
          <table:table-cell office:value-type="float" office:value="21" calcext:value-type="float">
            <text:p>21</text:p>
          </table:table-cell>
        </table:table-row>
      </table:table>
      <table:table table:name="Prime10mMean100" table:style-name="ta1">
        <table:table-column table:style-name="co10" table:default-cell-style-name="ce5"/>
        <table:table-column table:style-name="co2" table:number-columns-repeated="4" table:default-cell-style-name="ce6"/>
        <table:table-row table:style-name="ro1">
          <table:table-cell office:value-type="string" calcext:value-type="string">
            <text:p>Elapsed Time</text:p>
          </table:table-cell>
          <table:table-cell table:style-name="Default" office:value-type="string" calcext:value-type="string">
            <text:p>Fixed1</text:p>
          </table:table-cell>
          <table:table-cell table:style-name="Default" office:value-type="string" calcext:value-type="string">
            <text:p>Fixed10</text:p>
          </table:table-cell>
          <table:table-cell table:style-name="Default" office:value-type="string" calcext:value-type="string">
            <text:p>Fixed100</text:p>
          </table:table-cell>
          <table:table-cell table:style-name="Default" office:value-type="string" calcext:value-type="string">
            <text:p>ADAPT-T</text:p>
          </table:table-cell>
        </table:table-row>
        <table:table-row table:style-name="ro1">
          <table:table-cell office:value-type="time" office:time-value="PT00H00M10S" calcext:value-type="time">
            <text:p>00:00:10</text:p>
          </table:table-cell>
          <table:table-cell office:value-type="float" office:value="189.795350328457" calcext:value-type="float">
            <text:p>189.795350328457</text:p>
          </table:table-cell>
          <table:table-cell office:value-type="float" office:value="115.693254490936" calcext:value-type="float">
            <text:p>115.693254490936</text:p>
          </table:table-cell>
          <table:table-cell office:value-type="float" office:value="41.3093181306241" calcext:value-type="float">
            <text:p>41.3093181306241</text:p>
          </table:table-cell>
          <table:table-cell office:value-type="float" office:value="174.389655423849" calcext:value-type="float">
            <text:p>174.389655423849</text:p>
          </table:table-cell>
        </table:table-row>
        <table:table-row table:style-name="ro1">
          <table:table-cell office:value-type="time" office:time-value="PT00H00M20S" calcext:value-type="time">
            <text:p>00:00:20</text:p>
          </table:table-cell>
          <table:table-cell office:value-type="float" office:value="211.772044019952" calcext:value-type="float">
            <text:p>211.772044019952</text:p>
          </table:table-cell>
          <table:table-cell office:value-type="float" office:value="108.122354557505" calcext:value-type="float">
            <text:p>108.122354557505</text:p>
          </table:table-cell>
          <table:table-cell office:value-type="float" office:value="33.549465662439" calcext:value-type="float">
            <text:p>33.549465662439</text:p>
          </table:table-cell>
          <table:table-cell office:value-type="float" office:value="98.1583413751316" calcext:value-type="float">
            <text:p>98.1583413751316</text:p>
          </table:table-cell>
        </table:table-row>
        <table:table-row table:style-name="ro1">
          <table:table-cell office:value-type="time" office:time-value="PT00H00M30S" calcext:value-type="time">
            <text:p>00:00:30</text:p>
          </table:table-cell>
          <table:table-cell office:value-type="float" office:value="182.528073934505" calcext:value-type="float">
            <text:p>182.528073934505</text:p>
          </table:table-cell>
          <table:table-cell office:value-type="float" office:value="106.061577300987" calcext:value-type="float">
            <text:p>106.061577300987</text:p>
          </table:table-cell>
          <table:table-cell office:value-type="float" office:value="37.6924970317222" calcext:value-type="float">
            <text:p>37.6924970317222</text:p>
          </table:table-cell>
          <table:table-cell office:value-type="float" office:value="100.259629550421" calcext:value-type="float">
            <text:p>100.259629550421</text:p>
          </table:table-cell>
        </table:table-row>
        <table:table-row table:style-name="ro1">
          <table:table-cell office:value-type="time" office:time-value="PT00H00M40S" calcext:value-type="time">
            <text:p>00:00:40</text:p>
          </table:table-cell>
          <table:table-cell office:value-type="float" office:value="178.081383720505" calcext:value-type="float">
            <text:p>178.081383720505</text:p>
          </table:table-cell>
          <table:table-cell office:value-type="float" office:value="102.064575208677" calcext:value-type="float">
            <text:p>102.064575208677</text:p>
          </table:table-cell>
          <table:table-cell office:value-type="float" office:value="38.1515901055078" calcext:value-type="float">
            <text:p>38.1515901055078</text:p>
          </table:table-cell>
          <table:table-cell office:value-type="float" office:value="214.564694279815" calcext:value-type="float">
            <text:p>214.564694279815</text:p>
          </table:table-cell>
        </table:table-row>
        <table:table-row table:style-name="ro1">
          <table:table-cell office:value-type="time" office:time-value="PT00H00M50S" calcext:value-type="time">
            <text:p>00:00:50</text:p>
          </table:table-cell>
          <table:table-cell office:value-type="float" office:value="189.30212114906" calcext:value-type="float">
            <text:p>189.30212114906</text:p>
          </table:table-cell>
          <table:table-cell office:value-type="float" office:value="95.8985637273372" calcext:value-type="float">
            <text:p>95.8985637273372</text:p>
          </table:table-cell>
          <table:table-cell office:value-type="float" office:value="39.0438631709796" calcext:value-type="float">
            <text:p>39.0438631709796</text:p>
          </table:table-cell>
          <table:table-cell office:value-type="float" office:value="106.970249640106" calcext:value-type="float">
            <text:p>106.970249640106</text:p>
          </table:table-cell>
        </table:table-row>
        <table:table-row table:style-name="ro1">
          <table:table-cell office:value-type="time" office:time-value="PT00H01M00S" calcext:value-type="time">
            <text:p>00:01:00</text:p>
          </table:table-cell>
          <table:table-cell office:value-type="float" office:value="169.16332324077" calcext:value-type="float">
            <text:p>169.16332324077</text:p>
          </table:table-cell>
          <table:table-cell office:value-type="float" office:value="104.051625460386" calcext:value-type="float">
            <text:p>104.051625460386</text:p>
          </table:table-cell>
          <table:table-cell office:value-type="float" office:value="40.4963443597393" calcext:value-type="float">
            <text:p>40.4963443597393</text:p>
          </table:table-cell>
          <table:table-cell office:value-type="float" office:value="85.6704507743468" calcext:value-type="float">
            <text:p>85.6704507743468</text:p>
          </table:table-cell>
        </table:table-row>
        <table:table-row table:style-name="ro1">
          <table:table-cell office:value-type="time" office:time-value="PT00H01M10S" calcext:value-type="time">
            <text:p>00:01:10</text:p>
          </table:table-cell>
          <table:table-cell office:value-type="float" office:value="188.099683131705" calcext:value-type="float">
            <text:p>188.099683131705</text:p>
          </table:table-cell>
          <table:table-cell office:value-type="float" office:value="98.7944443000208" calcext:value-type="float">
            <text:p>98.7944443000208</text:p>
          </table:table-cell>
          <table:table-cell office:value-type="float" office:value="50.6417532001893" calcext:value-type="float">
            <text:p>50.6417532001893</text:p>
          </table:table-cell>
          <table:table-cell office:value-type="float" office:value="87.7500634750547" calcext:value-type="float">
            <text:p>87.7500634750547</text:p>
          </table:table-cell>
        </table:table-row>
        <table:table-row table:style-name="ro1">
          <table:table-cell office:value-type="time" office:time-value="PT00H01M20S" calcext:value-type="time">
            <text:p>00:01:20</text:p>
          </table:table-cell>
          <table:table-cell office:value-type="float" office:value="202.41721385378" calcext:value-type="float">
            <text:p>202.41721385378</text:p>
          </table:table-cell>
          <table:table-cell office:value-type="float" office:value="104.585542234399" calcext:value-type="float">
            <text:p>104.585542234399</text:p>
          </table:table-cell>
          <table:table-cell office:value-type="float" office:value="41.2053902598392" calcext:value-type="float">
            <text:p>41.2053902598392</text:p>
          </table:table-cell>
          <table:table-cell office:value-type="float" office:value="85.5721995382215" calcext:value-type="float">
            <text:p>85.5721995382215</text:p>
          </table:table-cell>
        </table:table-row>
        <table:table-row table:style-name="ro1">
          <table:table-cell office:value-type="time" office:time-value="PT00H01M30S" calcext:value-type="time">
            <text:p>00:01:30</text:p>
          </table:table-cell>
          <table:table-cell office:value-type="float" office:value="192.848424935802" calcext:value-type="float">
            <text:p>192.848424935802</text:p>
          </table:table-cell>
          <table:table-cell office:value-type="float" office:value="109.35282561676" calcext:value-type="float">
            <text:p>109.35282561676</text:p>
          </table:table-cell>
          <table:table-cell office:value-type="float" office:value="44.5286975274864" calcext:value-type="float">
            <text:p>44.5286975274864</text:p>
          </table:table-cell>
          <table:table-cell office:value-type="float" office:value="86.5147423213611" calcext:value-type="float">
            <text:p>86.5147423213611</text:p>
          </table:table-cell>
        </table:table-row>
        <table:table-row table:style-name="ro1">
          <table:table-cell office:value-type="time" office:time-value="PT00H01M40S" calcext:value-type="time">
            <text:p>00:01:40</text:p>
          </table:table-cell>
          <table:table-cell office:value-type="float" office:value="191.957126258675" calcext:value-type="float">
            <text:p>191.957126258675</text:p>
          </table:table-cell>
          <table:table-cell office:value-type="float" office:value="94.8084814369931" calcext:value-type="float">
            <text:p>94.8084814369931</text:p>
          </table:table-cell>
          <table:table-cell office:value-type="float" office:value="38.0351857196567" calcext:value-type="float">
            <text:p>38.0351857196567</text:p>
          </table:table-cell>
          <table:table-cell office:value-type="float" office:value="76.9517982538071" calcext:value-type="float">
            <text:p>76.9517982538071</text:p>
          </table:table-cell>
        </table:table-row>
        <table:table-row table:style-name="ro1">
          <table:table-cell office:value-type="time" office:time-value="PT00H01M50S" calcext:value-type="time">
            <text:p>00:01:50</text:p>
          </table:table-cell>
          <table:table-cell office:value-type="float" office:value="202.619747162368" calcext:value-type="float">
            <text:p>202.619747162368</text:p>
          </table:table-cell>
          <table:table-cell office:value-type="float" office:value="98.6429017910634" calcext:value-type="float">
            <text:p>98.6429017910634</text:p>
          </table:table-cell>
          <table:table-cell office:value-type="float" office:value="42.0698888093452" calcext:value-type="float">
            <text:p>42.0698888093452</text:p>
          </table:table-cell>
          <table:table-cell office:value-type="float" office:value="84.524559231013" calcext:value-type="float">
            <text:p>84.524559231013</text:p>
          </table:table-cell>
        </table:table-row>
        <table:table-row table:style-name="ro1">
          <table:table-cell office:value-type="time" office:time-value="PT00H02M00S" calcext:value-type="time">
            <text:p>00:02:00</text:p>
          </table:table-cell>
          <table:table-cell office:value-type="float" office:value="194.833049294632" calcext:value-type="float">
            <text:p>194.833049294632</text:p>
          </table:table-cell>
          <table:table-cell office:value-type="float" office:value="90.7327557523279" calcext:value-type="float">
            <text:p>90.7327557523279</text:p>
          </table:table-cell>
          <table:table-cell office:value-type="float" office:value="39.271437866229" calcext:value-type="float">
            <text:p>39.271437866229</text:p>
          </table:table-cell>
          <table:table-cell office:value-type="float" office:value="91.3302595799704" calcext:value-type="float">
            <text:p>91.3302595799704</text:p>
          </table:table-cell>
        </table:table-row>
        <table:table-row table:style-name="ro1">
          <table:table-cell office:value-type="time" office:time-value="PT00H02M10S" calcext:value-type="time">
            <text:p>00:02:10</text:p>
          </table:table-cell>
          <table:table-cell office:value-type="float" office:value="199.509648172533" calcext:value-type="float">
            <text:p>199.509648172533</text:p>
          </table:table-cell>
          <table:table-cell office:value-type="float" office:value="112.380601719873" calcext:value-type="float">
            <text:p>112.380601719873</text:p>
          </table:table-cell>
          <table:table-cell office:value-type="float" office:value="34.7652037082239" calcext:value-type="float">
            <text:p>34.7652037082239</text:p>
          </table:table-cell>
          <table:table-cell office:value-type="float" office:value="81.6383511038906" calcext:value-type="float">
            <text:p>81.6383511038906</text:p>
          </table:table-cell>
        </table:table-row>
        <table:table-row table:style-name="ro1">
          <table:table-cell office:value-type="time" office:time-value="PT00H02M20S" calcext:value-type="time">
            <text:p>00:02:20</text:p>
          </table:table-cell>
          <table:table-cell office:value-type="float" office:value="179.443981637032" calcext:value-type="float">
            <text:p>179.443981637032</text:p>
          </table:table-cell>
          <table:table-cell office:value-type="float" office:value="104.165886062493" calcext:value-type="float">
            <text:p>104.165886062493</text:p>
          </table:table-cell>
          <table:table-cell office:value-type="float" office:value="43.0706138545964" calcext:value-type="float">
            <text:p>43.0706138545964</text:p>
          </table:table-cell>
          <table:table-cell office:value-type="float" office:value="61.5052132393765" calcext:value-type="float">
            <text:p>61.5052132393765</text:p>
          </table:table-cell>
        </table:table-row>
        <table:table-row table:style-name="ro1">
          <table:table-cell office:value-type="time" office:time-value="PT00H02M30S" calcext:value-type="time">
            <text:p>00:02:30</text:p>
          </table:table-cell>
          <table:table-cell office:value-type="float" office:value="179.02108722183" calcext:value-type="float">
            <text:p>179.02108722183</text:p>
          </table:table-cell>
          <table:table-cell office:value-type="float" office:value="105.123910993007" calcext:value-type="float">
            <text:p>105.123910993007</text:p>
          </table:table-cell>
          <table:table-cell office:value-type="float" office:value="56.0367624662201" calcext:value-type="float">
            <text:p>56.0367624662201</text:p>
          </table:table-cell>
          <table:table-cell office:value-type="float" office:value="85.1773010356481" calcext:value-type="float">
            <text:p>85.1773010356481</text:p>
          </table:table-cell>
        </table:table-row>
        <table:table-row table:style-name="ro1">
          <table:table-cell office:value-type="time" office:time-value="PT00H02M40S" calcext:value-type="time">
            <text:p>00:02:40</text:p>
          </table:table-cell>
          <table:table-cell office:value-type="float" office:value="172.577870148783" calcext:value-type="float">
            <text:p>172.577870148783</text:p>
          </table:table-cell>
          <table:table-cell office:value-type="float" office:value="99.9633346641776" calcext:value-type="float">
            <text:p>99.9633346641776</text:p>
          </table:table-cell>
          <table:table-cell office:value-type="float" office:value="56.7770817805643" calcext:value-type="float">
            <text:p>56.7770817805643</text:p>
          </table:table-cell>
          <table:table-cell office:value-type="float" office:value="64.4072525900423" calcext:value-type="float">
            <text:p>64.4072525900423</text:p>
          </table:table-cell>
        </table:table-row>
        <table:table-row table:style-name="ro1">
          <table:table-cell office:value-type="time" office:time-value="PT00H02M50S" calcext:value-type="time">
            <text:p>00:02:50</text:p>
          </table:table-cell>
          <table:table-cell office:value-type="float" office:value="181.318169331334" calcext:value-type="float">
            <text:p>181.318169331334</text:p>
          </table:table-cell>
          <table:table-cell office:value-type="float" office:value="97.7573309600811" calcext:value-type="float">
            <text:p>97.7573309600811</text:p>
          </table:table-cell>
          <table:table-cell office:value-type="float" office:value="48.3117820462415" calcext:value-type="float">
            <text:p>48.3117820462415</text:p>
          </table:table-cell>
          <table:table-cell office:value-type="float" office:value="85.1101041170819" calcext:value-type="float">
            <text:p>85.1101041170819</text:p>
          </table:table-cell>
        </table:table-row>
        <table:table-row table:style-name="ro1">
          <table:table-cell office:value-type="time" office:time-value="PT00H03M00S" calcext:value-type="time">
            <text:p>00:03:00</text:p>
          </table:table-cell>
          <table:table-cell office:value-type="float" office:value="183.399491580335" calcext:value-type="float">
            <text:p>183.399491580335</text:p>
          </table:table-cell>
          <table:table-cell office:value-type="float" office:value="109.492356051091" calcext:value-type="float">
            <text:p>109.492356051091</text:p>
          </table:table-cell>
          <table:table-cell office:value-type="float" office:value="38.952554443573" calcext:value-type="float">
            <text:p>38.952554443573</text:p>
          </table:table-cell>
          <table:table-cell office:value-type="float" office:value="46.4959476252881" calcext:value-type="float">
            <text:p>46.4959476252881</text:p>
          </table:table-cell>
        </table:table-row>
        <table:table-row table:style-name="ro1">
          <table:table-cell office:value-type="time" office:time-value="PT00H03M10S" calcext:value-type="time">
            <text:p>00:03:10</text:p>
          </table:table-cell>
          <table:table-cell office:value-type="float" office:value="181.997591412007" calcext:value-type="float">
            <text:p>181.997591412007</text:p>
          </table:table-cell>
          <table:table-cell office:value-type="float" office:value="97.726864782164" calcext:value-type="float">
            <text:p>97.726864782164</text:p>
          </table:table-cell>
          <table:table-cell office:value-type="float" office:value="48.7556693489197" calcext:value-type="float">
            <text:p>48.7556693489197</text:p>
          </table:table-cell>
          <table:table-cell office:value-type="float" office:value="72.5181698086413" calcext:value-type="float">
            <text:p>72.5181698086413</text:p>
          </table:table-cell>
        </table:table-row>
        <table:table-row table:style-name="ro1">
          <table:table-cell office:value-type="time" office:time-value="PT00H03M20S" calcext:value-type="time">
            <text:p>00:03:20</text:p>
          </table:table-cell>
          <table:table-cell office:value-type="float" office:value="199.299730601177" calcext:value-type="float">
            <text:p>199.299730601177</text:p>
          </table:table-cell>
          <table:table-cell office:value-type="float" office:value="98.2855456257513" calcext:value-type="float">
            <text:p>98.2855456257513</text:p>
          </table:table-cell>
          <table:table-cell office:value-type="float" office:value="48.6961999384148" calcext:value-type="float">
            <text:p>48.6961999384148</text:p>
          </table:table-cell>
          <table:table-cell office:value-type="float" office:value="80.9083613886105" calcext:value-type="float">
            <text:p>80.9083613886105</text:p>
          </table:table-cell>
        </table:table-row>
        <table:table-row table:style-name="ro1">
          <table:table-cell office:value-type="time" office:time-value="PT00H03M30S" calcext:value-type="time">
            <text:p>00:03:30</text:p>
          </table:table-cell>
          <table:table-cell office:value-type="float" office:value="186.358977937926" calcext:value-type="float">
            <text:p>186.358977937926</text:p>
          </table:table-cell>
          <table:table-cell office:value-type="float" office:value="102.975483293715" calcext:value-type="float">
            <text:p>102.975483293715</text:p>
          </table:table-cell>
          <table:table-cell office:value-type="float" office:value="54.5623210967742" calcext:value-type="float">
            <text:p>54.5623210967742</text:p>
          </table:table-cell>
          <table:table-cell office:value-type="float" office:value="51.3209038964973" calcext:value-type="float">
            <text:p>51.3209038964973</text:p>
          </table:table-cell>
        </table:table-row>
        <table:table-row table:style-name="ro1">
          <table:table-cell office:value-type="time" office:time-value="PT00H03M40S" calcext:value-type="time">
            <text:p>00:03:40</text:p>
          </table:table-cell>
          <table:table-cell office:value-type="float" office:value="188.470672012279" calcext:value-type="float">
            <text:p>188.470672012279</text:p>
          </table:table-cell>
          <table:table-cell office:value-type="float" office:value="101.608239235495" calcext:value-type="float">
            <text:p>101.608239235495</text:p>
          </table:table-cell>
          <table:table-cell office:value-type="float" office:value="38.6055992274143" calcext:value-type="float">
            <text:p>38.6055992274143</text:p>
          </table:table-cell>
          <table:table-cell office:value-type="float" office:value="43.5804990179344" calcext:value-type="float">
            <text:p>43.5804990179344</text:p>
          </table:table-cell>
        </table:table-row>
        <table:table-row table:style-name="ro1">
          <table:table-cell office:value-type="time" office:time-value="PT00H03M50S" calcext:value-type="time">
            <text:p>00:03:50</text:p>
          </table:table-cell>
          <table:table-cell office:value-type="float" office:value="175.054997141418" calcext:value-type="float">
            <text:p>175.054997141418</text:p>
          </table:table-cell>
          <table:table-cell office:value-type="float" office:value="101.484441608225" calcext:value-type="float">
            <text:p>101.484441608225</text:p>
          </table:table-cell>
          <table:table-cell office:value-type="float" office:value="55.6981633560976" calcext:value-type="float">
            <text:p>55.6981633560976</text:p>
          </table:table-cell>
          <table:table-cell office:value-type="float" office:value="48.8114557679341" calcext:value-type="float">
            <text:p>48.8114557679341</text:p>
          </table:table-cell>
        </table:table-row>
        <table:table-row table:style-name="ro1">
          <table:table-cell office:value-type="time" office:time-value="PT00H04M00S" calcext:value-type="time">
            <text:p>00:04:00</text:p>
          </table:table-cell>
          <table:table-cell office:value-type="float" office:value="178.267413539697" calcext:value-type="float">
            <text:p>178.267413539697</text:p>
          </table:table-cell>
          <table:table-cell office:value-type="float" office:value="101.806105483796" calcext:value-type="float">
            <text:p>101.806105483796</text:p>
          </table:table-cell>
          <table:table-cell office:value-type="float" office:value="45.4690658446661" calcext:value-type="float">
            <text:p>45.4690658446661</text:p>
          </table:table-cell>
          <table:table-cell office:value-type="float" office:value="55.5627758921535" calcext:value-type="float">
            <text:p>55.5627758921535</text:p>
          </table:table-cell>
        </table:table-row>
        <table:table-row table:style-name="ro1">
          <table:table-cell office:value-type="time" office:time-value="PT00H04M10S" calcext:value-type="time">
            <text:p>00:04:10</text:p>
          </table:table-cell>
          <table:table-cell office:value-type="float" office:value="198.888353548281" calcext:value-type="float">
            <text:p>198.888353548281</text:p>
          </table:table-cell>
          <table:table-cell office:value-type="float" office:value="101.07947624853" calcext:value-type="float">
            <text:p>101.07947624853</text:p>
          </table:table-cell>
          <table:table-cell office:value-type="float" office:value="43.7087234862266" calcext:value-type="float">
            <text:p>43.7087234862266</text:p>
          </table:table-cell>
          <table:table-cell office:value-type="float" office:value="51.003830328792" calcext:value-type="float">
            <text:p>51.003830328792</text:p>
          </table:table-cell>
        </table:table-row>
        <table:table-row table:style-name="ro1">
          <table:table-cell office:value-type="time" office:time-value="PT00H04M20S" calcext:value-type="time">
            <text:p>00:04:20</text:p>
          </table:table-cell>
          <table:table-cell office:value-type="float" office:value="193.567438351823" calcext:value-type="float">
            <text:p>193.567438351823</text:p>
          </table:table-cell>
          <table:table-cell office:value-type="float" office:value="107.431725140379" calcext:value-type="float">
            <text:p>107.431725140379</text:p>
          </table:table-cell>
          <table:table-cell office:value-type="float" office:value="55.0273981891019" calcext:value-type="float">
            <text:p>55.0273981891019</text:p>
          </table:table-cell>
          <table:table-cell office:value-type="float" office:value="44.2408551863008" calcext:value-type="float">
            <text:p>44.2408551863008</text:p>
          </table:table-cell>
        </table:table-row>
        <table:table-row table:style-name="ro1">
          <table:table-cell office:value-type="time" office:time-value="PT00H04M30S" calcext:value-type="time">
            <text:p>00:04:30</text:p>
          </table:table-cell>
          <table:table-cell office:value-type="float" office:value="189.78648870839" calcext:value-type="float">
            <text:p>189.78648870839</text:p>
          </table:table-cell>
          <table:table-cell office:value-type="float" office:value="97.6574849089023" calcext:value-type="float">
            <text:p>97.6574849089023</text:p>
          </table:table-cell>
          <table:table-cell office:value-type="float" office:value="42.3638940028908" calcext:value-type="float">
            <text:p>42.3638940028908</text:p>
          </table:table-cell>
          <table:table-cell office:value-type="float" office:value="40.8198510781001" calcext:value-type="float">
            <text:p>40.8198510781001</text:p>
          </table:table-cell>
        </table:table-row>
        <table:table-row table:style-name="ro1">
          <table:table-cell office:value-type="time" office:time-value="PT00H04M40S" calcext:value-type="time">
            <text:p>00:04:40</text:p>
          </table:table-cell>
          <table:table-cell office:value-type="float" office:value="189.773792297214" calcext:value-type="float">
            <text:p>189.773792297214</text:p>
          </table:table-cell>
          <table:table-cell office:value-type="float" office:value="100.397121560654" calcext:value-type="float">
            <text:p>100.397121560654</text:p>
          </table:table-cell>
          <table:table-cell office:value-type="float" office:value="39.9492987774295" calcext:value-type="float">
            <text:p>39.9492987774295</text:p>
          </table:table-cell>
          <table:table-cell office:value-type="float" office:value="41.8587561768694" calcext:value-type="float">
            <text:p>41.8587561768694</text:p>
          </table:table-cell>
        </table:table-row>
        <table:table-row table:style-name="ro1">
          <table:table-cell office:value-type="time" office:time-value="PT00H04M50S" calcext:value-type="time">
            <text:p>00:04:50</text:p>
          </table:table-cell>
          <table:table-cell office:value-type="float" office:value="190.979643614402" calcext:value-type="float">
            <text:p>190.979643614402</text:p>
          </table:table-cell>
          <table:table-cell office:value-type="float" office:value="92.0748836560277" calcext:value-type="float">
            <text:p>92.0748836560277</text:p>
          </table:table-cell>
          <table:table-cell office:value-type="float" office:value="45.1167206372881" calcext:value-type="float">
            <text:p>45.1167206372881</text:p>
          </table:table-cell>
          <table:table-cell office:value-type="float" office:value="42.1422865256528" calcext:value-type="float">
            <text:p>42.1422865256528</text:p>
          </table:table-cell>
        </table:table-row>
        <table:table-row table:style-name="ro1">
          <table:table-cell office:value-type="time" office:time-value="PT00H05M00S" calcext:value-type="time">
            <text:p>00:05:00</text:p>
          </table:table-cell>
          <table:table-cell office:value-type="float" office:value="183.094325915078" calcext:value-type="float">
            <text:p>183.094325915078</text:p>
          </table:table-cell>
          <table:table-cell office:value-type="float" office:value="104.327889525773" calcext:value-type="float">
            <text:p>104.327889525773</text:p>
          </table:table-cell>
          <table:table-cell office:value-type="float" office:value="53.0661258950767" calcext:value-type="float">
            <text:p>53.0661258950767</text:p>
          </table:table-cell>
          <table:table-cell office:value-type="float" office:value="69.1945436058441" calcext:value-type="float">
            <text:p>69.1945436058441</text:p>
          </table:table-cell>
        </table:table-row>
        <table:table-row table:style-name="ro1">
          <table:table-cell office:value-type="time" office:time-value="PT00H05M10S" calcext:value-type="time">
            <text:p>00:05:10</text:p>
          </table:table-cell>
          <table:table-cell office:value-type="float" office:value="208.689986643508" calcext:value-type="float">
            <text:p>208.689986643508</text:p>
          </table:table-cell>
          <table:table-cell office:value-type="float" office:value="100.720748059487" calcext:value-type="float">
            <text:p>100.720748059487</text:p>
          </table:table-cell>
          <table:table-cell office:value-type="float" office:value="48.1984341814993" calcext:value-type="float">
            <text:p>48.1984341814993</text:p>
          </table:table-cell>
          <table:table-cell office:value-type="float" office:value="44.30275033956" calcext:value-type="float">
            <text:p>44.30275033956</text:p>
          </table:table-cell>
        </table:table-row>
        <table:table-row table:style-name="ro1">
          <table:table-cell office:value-type="time" office:time-value="PT00H05M20S" calcext:value-type="time">
            <text:p>00:05:20</text:p>
          </table:table-cell>
          <table:table-cell office:value-type="float" office:value="188.325134983688" calcext:value-type="float">
            <text:p>188.325134983688</text:p>
          </table:table-cell>
          <table:table-cell office:value-type="float" office:value="92.8028264538811" calcext:value-type="float">
            <text:p>92.8028264538811</text:p>
          </table:table-cell>
          <table:table-cell office:value-type="float" office:value="33.8209549527215" calcext:value-type="float">
            <text:p>33.8209549527215</text:p>
          </table:table-cell>
          <table:table-cell office:value-type="float" office:value="42.3399461035128" calcext:value-type="float">
            <text:p>42.3399461035128</text:p>
          </table:table-cell>
        </table:table-row>
        <table:table-row table:style-name="ro1">
          <table:table-cell office:value-type="time" office:time-value="PT00H05M30S" calcext:value-type="time">
            <text:p>00:05:30</text:p>
          </table:table-cell>
          <table:table-cell office:value-type="float" office:value="190.017247373036" calcext:value-type="float">
            <text:p>190.017247373036</text:p>
          </table:table-cell>
          <table:table-cell office:value-type="float" office:value="95.8689679967546" calcext:value-type="float">
            <text:p>95.8689679967546</text:p>
          </table:table-cell>
          <table:table-cell office:value-type="float" office:value="43.8055358355877" calcext:value-type="float">
            <text:p>43.8055358355877</text:p>
          </table:table-cell>
          <table:table-cell office:value-type="float" office:value="66.4348310132565" calcext:value-type="float">
            <text:p>66.4348310132565</text:p>
          </table:table-cell>
        </table:table-row>
        <table:table-row table:style-name="ro1">
          <table:table-cell office:value-type="time" office:time-value="PT00H05M40S" calcext:value-type="time">
            <text:p>00:05:40</text:p>
          </table:table-cell>
          <table:table-cell office:value-type="float" office:value="197.32017926972" calcext:value-type="float">
            <text:p>197.32017926972</text:p>
          </table:table-cell>
          <table:table-cell office:value-type="float" office:value="107.397047015497" calcext:value-type="float">
            <text:p>107.397047015497</text:p>
          </table:table-cell>
          <table:table-cell office:value-type="float" office:value="51.0249741442666" calcext:value-type="float">
            <text:p>51.0249741442666</text:p>
          </table:table-cell>
          <table:table-cell office:value-type="float" office:value="51.6738215857528" calcext:value-type="float">
            <text:p>51.6738215857528</text:p>
          </table:table-cell>
        </table:table-row>
        <table:table-row table:style-name="ro1">
          <table:table-cell office:value-type="time" office:time-value="PT00H05M50S" calcext:value-type="time">
            <text:p>00:05:50</text:p>
          </table:table-cell>
          <table:table-cell office:value-type="float" office:value="198.431715975718" calcext:value-type="float">
            <text:p>198.431715975718</text:p>
          </table:table-cell>
          <table:table-cell office:value-type="float" office:value="95.410342768659" calcext:value-type="float">
            <text:p>95.410342768659</text:p>
          </table:table-cell>
          <table:table-cell office:value-type="float" office:value="60.1679114201867" calcext:value-type="float">
            <text:p>60.1679114201867</text:p>
          </table:table-cell>
          <table:table-cell office:value-type="float" office:value="40.9524516047107" calcext:value-type="float">
            <text:p>40.9524516047107</text:p>
          </table:table-cell>
        </table:table-row>
        <table:table-row table:style-name="ro1">
          <table:table-cell office:value-type="time" office:time-value="PT00H06M00S" calcext:value-type="time">
            <text:p>00:06:00</text:p>
          </table:table-cell>
          <table:table-cell office:value-type="float" office:value="209.202379047701" calcext:value-type="float">
            <text:p>209.202379047701</text:p>
          </table:table-cell>
          <table:table-cell office:value-type="float" office:value="100.680072569038" calcext:value-type="float">
            <text:p>100.680072569038</text:p>
          </table:table-cell>
          <table:table-cell office:value-type="float" office:value="44.9703389245303" calcext:value-type="float">
            <text:p>44.9703389245303</text:p>
          </table:table-cell>
          <table:table-cell office:value-type="float" office:value="70.2606762959195" calcext:value-type="float">
            <text:p>70.2606762959195</text:p>
          </table:table-cell>
        </table:table-row>
        <table:table-row table:style-name="ro1">
          <table:table-cell office:value-type="time" office:time-value="PT00H06M10S" calcext:value-type="time">
            <text:p>00:06:10</text:p>
          </table:table-cell>
          <table:table-cell office:value-type="float" office:value="205.067108204812" calcext:value-type="float">
            <text:p>205.067108204812</text:p>
          </table:table-cell>
          <table:table-cell office:value-type="float" office:value="100.224375519697" calcext:value-type="float">
            <text:p>100.224375519697</text:p>
          </table:table-cell>
          <table:table-cell office:value-type="float" office:value="56.362964030204" calcext:value-type="float">
            <text:p>56.362964030204</text:p>
          </table:table-cell>
          <table:table-cell office:value-type="float" office:value="52.7731239563636" calcext:value-type="float">
            <text:p>52.7731239563636</text:p>
          </table:table-cell>
        </table:table-row>
        <table:table-row table:style-name="ro1">
          <table:table-cell office:value-type="time" office:time-value="PT00H06M20S" calcext:value-type="time">
            <text:p>00:06:20</text:p>
          </table:table-cell>
          <table:table-cell office:value-type="float" office:value="183.208839137905" calcext:value-type="float">
            <text:p>183.208839137905</text:p>
          </table:table-cell>
          <table:table-cell office:value-type="float" office:value="103.764328933406" calcext:value-type="float">
            <text:p>103.764328933406</text:p>
          </table:table-cell>
          <table:table-cell office:value-type="float" office:value="43.7741794761757" calcext:value-type="float">
            <text:p>43.7741794761757</text:p>
          </table:table-cell>
          <table:table-cell office:value-type="float" office:value="44.283726007326" calcext:value-type="float">
            <text:p>44.283726007326</text:p>
          </table:table-cell>
        </table:table-row>
        <table:table-row table:style-name="ro1">
          <table:table-cell office:value-type="time" office:time-value="PT00H06M30S" calcext:value-type="time">
            <text:p>00:06:30</text:p>
          </table:table-cell>
          <table:table-cell office:value-type="float" office:value="183.002627640037" calcext:value-type="float">
            <text:p>183.002627640037</text:p>
          </table:table-cell>
          <table:table-cell office:value-type="float" office:value="91.2070145659023" calcext:value-type="float">
            <text:p>91.2070145659023</text:p>
          </table:table-cell>
          <table:table-cell office:value-type="float" office:value="52.9650703246345" calcext:value-type="float">
            <text:p>52.9650703246345</text:p>
          </table:table-cell>
          <table:table-cell office:value-type="float" office:value="49.6867887191848" calcext:value-type="float">
            <text:p>49.6867887191848</text:p>
          </table:table-cell>
        </table:table-row>
        <table:table-row table:style-name="ro1">
          <table:table-cell office:value-type="time" office:time-value="PT00H06M40S" calcext:value-type="time">
            <text:p>00:06:40</text:p>
          </table:table-cell>
          <table:table-cell office:value-type="float" office:value="176.816232296296" calcext:value-type="float">
            <text:p>176.816232296296</text:p>
          </table:table-cell>
          <table:table-cell office:value-type="float" office:value="103.102502190699" calcext:value-type="float">
            <text:p>103.102502190699</text:p>
          </table:table-cell>
          <table:table-cell office:value-type="float" office:value="49.249607148016" calcext:value-type="float">
            <text:p>49.249607148016</text:p>
          </table:table-cell>
          <table:table-cell office:value-type="float" office:value="48.6168707065868" calcext:value-type="float">
            <text:p>48.6168707065868</text:p>
          </table:table-cell>
        </table:table-row>
        <table:table-row table:style-name="ro1">
          <table:table-cell office:value-type="time" office:time-value="PT00H06M50S" calcext:value-type="time">
            <text:p>00:06:50</text:p>
          </table:table-cell>
          <table:table-cell office:value-type="float" office:value="215.193299120158" calcext:value-type="float">
            <text:p>215.193299120158</text:p>
          </table:table-cell>
          <table:table-cell office:value-type="float" office:value="106.468488378284" calcext:value-type="float">
            <text:p>106.468488378284</text:p>
          </table:table-cell>
          <table:table-cell office:value-type="float" office:value="53.3875655100419" calcext:value-type="float">
            <text:p>53.3875655100419</text:p>
          </table:table-cell>
          <table:table-cell office:value-type="float" office:value="45.1011377416448" calcext:value-type="float">
            <text:p>45.1011377416448</text:p>
          </table:table-cell>
        </table:table-row>
        <table:table-row table:style-name="ro1">
          <table:table-cell office:value-type="time" office:time-value="PT00H07M00S" calcext:value-type="time">
            <text:p>00:07:00</text:p>
          </table:table-cell>
          <table:table-cell office:value-type="float" office:value="195.106402690749" calcext:value-type="float">
            <text:p>195.106402690749</text:p>
          </table:table-cell>
          <table:table-cell office:value-type="float" office:value="100.503263616685" calcext:value-type="float">
            <text:p>100.503263616685</text:p>
          </table:table-cell>
          <table:table-cell office:value-type="float" office:value="52.9203899082289" calcext:value-type="float">
            <text:p>52.9203899082289</text:p>
          </table:table-cell>
          <table:table-cell office:value-type="float" office:value="46.0085826929413" calcext:value-type="float">
            <text:p>46.0085826929413</text:p>
          </table:table-cell>
        </table:table-row>
        <table:table-row table:style-name="ro1">
          <table:table-cell office:value-type="time" office:time-value="PT00H07M10S" calcext:value-type="time">
            <text:p>00:07:10</text:p>
          </table:table-cell>
          <table:table-cell office:value-type="float" office:value="187.209781295116" calcext:value-type="float">
            <text:p>187.209781295116</text:p>
          </table:table-cell>
          <table:table-cell office:value-type="float" office:value="106.080535546903" calcext:value-type="float">
            <text:p>106.080535546903</text:p>
          </table:table-cell>
          <table:table-cell office:value-type="float" office:value="42.1018711381193" calcext:value-type="float">
            <text:p>42.1018711381193</text:p>
          </table:table-cell>
          <table:table-cell office:value-type="float" office:value="37.5363448643216" calcext:value-type="float">
            <text:p>37.5363448643216</text:p>
          </table:table-cell>
        </table:table-row>
        <table:table-row table:style-name="ro1">
          <table:table-cell office:value-type="time" office:time-value="PT00H07M20S" calcext:value-type="time">
            <text:p>00:07:20</text:p>
          </table:table-cell>
          <table:table-cell office:value-type="float" office:value="188.742308285043" calcext:value-type="float">
            <text:p>188.742308285043</text:p>
          </table:table-cell>
          <table:table-cell office:value-type="float" office:value="99.7341411633601" calcext:value-type="float">
            <text:p>99.7341411633601</text:p>
          </table:table-cell>
          <table:table-cell office:value-type="float" office:value="44.4514875752071" calcext:value-type="float">
            <text:p>44.4514875752071</text:p>
          </table:table-cell>
          <table:table-cell office:value-type="float" office:value="44.8401256647739" calcext:value-type="float">
            <text:p>44.8401256647739</text:p>
          </table:table-cell>
        </table:table-row>
        <table:table-row table:style-name="ro1">
          <table:table-cell office:value-type="time" office:time-value="PT00H07M30S" calcext:value-type="time">
            <text:p>00:07:30</text:p>
          </table:table-cell>
          <table:table-cell office:value-type="float" office:value="190.8661865919" calcext:value-type="float">
            <text:p>190.8661865919</text:p>
          </table:table-cell>
          <table:table-cell office:value-type="float" office:value="101.290395840272" calcext:value-type="float">
            <text:p>101.290395840272</text:p>
          </table:table-cell>
          <table:table-cell office:value-type="float" office:value="48.2105346768535" calcext:value-type="float">
            <text:p>48.2105346768535</text:p>
          </table:table-cell>
          <table:table-cell office:value-type="float" office:value="43.266250161252" calcext:value-type="float">
            <text:p>43.266250161252</text:p>
          </table:table-cell>
        </table:table-row>
        <table:table-row table:style-name="ro1">
          <table:table-cell office:value-type="time" office:time-value="PT00H07M40S" calcext:value-type="time">
            <text:p>00:07:40</text:p>
          </table:table-cell>
          <table:table-cell office:value-type="float" office:value="200.031030652854" calcext:value-type="float">
            <text:p>200.031030652854</text:p>
          </table:table-cell>
          <table:table-cell office:value-type="float" office:value="105.849512669846" calcext:value-type="float">
            <text:p>105.849512669846</text:p>
          </table:table-cell>
          <table:table-cell office:value-type="float" office:value="47.7690261137238" calcext:value-type="float">
            <text:p>47.7690261137238</text:p>
          </table:table-cell>
          <table:table-cell office:value-type="float" office:value="55.9655904562637" calcext:value-type="float">
            <text:p>55.9655904562637</text:p>
          </table:table-cell>
        </table:table-row>
        <table:table-row table:style-name="ro1">
          <table:table-cell office:value-type="time" office:time-value="PT00H07M50S" calcext:value-type="time">
            <text:p>00:07:50</text:p>
          </table:table-cell>
          <table:table-cell office:value-type="float" office:value="191.69317414999" calcext:value-type="float">
            <text:p>191.69317414999</text:p>
          </table:table-cell>
          <table:table-cell office:value-type="float" office:value="100.732836907142" calcext:value-type="float">
            <text:p>100.732836907142</text:p>
          </table:table-cell>
          <table:table-cell office:value-type="float" office:value="46.8108286905755" calcext:value-type="float">
            <text:p>46.8108286905755</text:p>
          </table:table-cell>
          <table:table-cell office:value-type="float" office:value="45.9819660680498" calcext:value-type="float">
            <text:p>45.9819660680498</text:p>
          </table:table-cell>
        </table:table-row>
        <table:table-row table:style-name="ro1">
          <table:table-cell office:value-type="time" office:time-value="PT00H08M00S" calcext:value-type="time">
            <text:p>00:08:00</text:p>
          </table:table-cell>
          <table:table-cell office:value-type="float" office:value="202.211536658612" calcext:value-type="float">
            <text:p>202.211536658612</text:p>
          </table:table-cell>
          <table:table-cell office:value-type="float" office:value="104.777782326326" calcext:value-type="float">
            <text:p>104.777782326326</text:p>
          </table:table-cell>
          <table:table-cell office:value-type="float" office:value="39.0835032651646" calcext:value-type="float">
            <text:p>39.0835032651646</text:p>
          </table:table-cell>
          <table:table-cell office:value-type="float" office:value="52.4845834987598" calcext:value-type="float">
            <text:p>52.4845834987598</text:p>
          </table:table-cell>
        </table:table-row>
        <table:table-row table:style-name="ro1">
          <table:table-cell office:value-type="time" office:time-value="PT00H08M10S" calcext:value-type="time">
            <text:p>00:08:10</text:p>
          </table:table-cell>
          <table:table-cell office:value-type="float" office:value="230.097342234689" calcext:value-type="float">
            <text:p>230.097342234689</text:p>
          </table:table-cell>
          <table:table-cell office:value-type="float" office:value="99.6394488922025" calcext:value-type="float">
            <text:p>99.6394488922025</text:p>
          </table:table-cell>
          <table:table-cell office:value-type="float" office:value="46.6899097831325" calcext:value-type="float">
            <text:p>46.6899097831325</text:p>
          </table:table-cell>
          <table:table-cell office:value-type="float" office:value="58.8101166216641" calcext:value-type="float">
            <text:p>58.8101166216641</text:p>
          </table:table-cell>
        </table:table-row>
        <table:table-row table:style-name="ro1">
          <table:table-cell office:value-type="time" office:time-value="PT00H08M20S" calcext:value-type="time">
            <text:p>00:08:20</text:p>
          </table:table-cell>
          <table:table-cell office:value-type="float" office:value="200.811854155109" calcext:value-type="float">
            <text:p>200.811854155109</text:p>
          </table:table-cell>
          <table:table-cell office:value-type="float" office:value="99.2850306185204" calcext:value-type="float">
            <text:p>99.2850306185204</text:p>
          </table:table-cell>
          <table:table-cell office:value-type="float" office:value="42.8119794263347" calcext:value-type="float">
            <text:p>42.8119794263347</text:p>
          </table:table-cell>
          <table:table-cell office:value-type="float" office:value="57.8105699107241" calcext:value-type="float">
            <text:p>57.8105699107241</text:p>
          </table:table-cell>
        </table:table-row>
        <table:table-row table:style-name="ro1">
          <table:table-cell office:value-type="time" office:time-value="PT00H08M30S" calcext:value-type="time">
            <text:p>00:08:30</text:p>
          </table:table-cell>
          <table:table-cell office:value-type="float" office:value="188.779056700504" calcext:value-type="float">
            <text:p>188.779056700504</text:p>
          </table:table-cell>
          <table:table-cell office:value-type="float" office:value="104.867945602456" calcext:value-type="float">
            <text:p>104.867945602456</text:p>
          </table:table-cell>
          <table:table-cell office:value-type="float" office:value="49.2567574398969" calcext:value-type="float">
            <text:p>49.2567574398969</text:p>
          </table:table-cell>
          <table:table-cell office:value-type="float" office:value="45.0226966482874" calcext:value-type="float">
            <text:p>45.0226966482874</text:p>
          </table:table-cell>
        </table:table-row>
        <table:table-row table:style-name="ro1">
          <table:table-cell office:value-type="time" office:time-value="PT00H08M40S" calcext:value-type="time">
            <text:p>00:08:40</text:p>
          </table:table-cell>
          <table:table-cell office:value-type="float" office:value="189.660072778539" calcext:value-type="float">
            <text:p>189.660072778539</text:p>
          </table:table-cell>
          <table:table-cell office:value-type="float" office:value="95.9351684950132" calcext:value-type="float">
            <text:p>95.9351684950132</text:p>
          </table:table-cell>
          <table:table-cell office:value-type="float" office:value="46.8104914626342" calcext:value-type="float">
            <text:p>46.8104914626342</text:p>
          </table:table-cell>
          <table:table-cell office:value-type="float" office:value="45.2640976937093" calcext:value-type="float">
            <text:p>45.2640976937093</text:p>
          </table:table-cell>
        </table:table-row>
        <table:table-row table:style-name="ro1">
          <table:table-cell office:value-type="time" office:time-value="PT00H08M50S" calcext:value-type="time">
            <text:p>00:08:50</text:p>
          </table:table-cell>
          <table:table-cell office:value-type="float" office:value="189.513736076482" calcext:value-type="float">
            <text:p>189.513736076482</text:p>
          </table:table-cell>
          <table:table-cell office:value-type="float" office:value="105.249247908832" calcext:value-type="float">
            <text:p>105.249247908832</text:p>
          </table:table-cell>
          <table:table-cell office:value-type="float" office:value="55.7670565445378" calcext:value-type="float">
            <text:p>55.7670565445378</text:p>
          </table:table-cell>
          <table:table-cell office:value-type="float" office:value="45.7886530489582" calcext:value-type="float">
            <text:p>45.7886530489582</text:p>
          </table:table-cell>
        </table:table-row>
        <table:table-row table:style-name="ro1">
          <table:table-cell office:value-type="time" office:time-value="PT00H09M00S" calcext:value-type="time">
            <text:p>00:09:00</text:p>
          </table:table-cell>
          <table:table-cell office:value-type="float" office:value="182.112907022762" calcext:value-type="float">
            <text:p>182.112907022762</text:p>
          </table:table-cell>
          <table:table-cell office:value-type="float" office:value="106.716426391247" calcext:value-type="float">
            <text:p>106.716426391247</text:p>
          </table:table-cell>
          <table:table-cell office:value-type="float" office:value="46.2237617375791" calcext:value-type="float">
            <text:p>46.2237617375791</text:p>
          </table:table-cell>
          <table:table-cell office:value-type="float" office:value="45.884833426025" calcext:value-type="float">
            <text:p>45.884833426025</text:p>
          </table:table-cell>
        </table:table-row>
        <table:table-row table:style-name="ro1">
          <table:table-cell office:value-type="time" office:time-value="PT00H09M10S" calcext:value-type="time">
            <text:p>00:09:10</text:p>
          </table:table-cell>
          <table:table-cell office:value-type="float" office:value="189.227488302916" calcext:value-type="float">
            <text:p>189.227488302916</text:p>
          </table:table-cell>
          <table:table-cell office:value-type="float" office:value="104.520814026592" calcext:value-type="float">
            <text:p>104.520814026592</text:p>
          </table:table-cell>
          <table:table-cell office:value-type="float" office:value="41.9483337329326" calcext:value-type="float">
            <text:p>41.9483337329326</text:p>
          </table:table-cell>
          <table:table-cell office:value-type="float" office:value="55.6629853906607" calcext:value-type="float">
            <text:p>55.6629853906607</text:p>
          </table:table-cell>
        </table:table-row>
        <table:table-row table:style-name="ro1">
          <table:table-cell office:value-type="time" office:time-value="PT00H09M20S" calcext:value-type="time">
            <text:p>00:09:20</text:p>
          </table:table-cell>
          <table:table-cell office:value-type="float" office:value="175.367277304411" calcext:value-type="float">
            <text:p>175.367277304411</text:p>
          </table:table-cell>
          <table:table-cell office:value-type="float" office:value="101.068342563543" calcext:value-type="float">
            <text:p>101.068342563543</text:p>
          </table:table-cell>
          <table:table-cell office:value-type="float" office:value="38.8094572253366" calcext:value-type="float">
            <text:p>38.8094572253366</text:p>
          </table:table-cell>
          <table:table-cell office:value-type="float" office:value="58.9689526339623" calcext:value-type="float">
            <text:p>58.9689526339623</text:p>
          </table:table-cell>
        </table:table-row>
        <table:table-row table:style-name="ro1">
          <table:table-cell office:value-type="time" office:time-value="PT00H09M30S" calcext:value-type="time">
            <text:p>00:09:30</text:p>
          </table:table-cell>
          <table:table-cell office:value-type="float" office:value="214.296416277296" calcext:value-type="float">
            <text:p>214.296416277296</text:p>
          </table:table-cell>
          <table:table-cell office:value-type="float" office:value="99.61743897621" calcext:value-type="float">
            <text:p>99.61743897621</text:p>
          </table:table-cell>
          <table:table-cell office:value-type="float" office:value="49.4348580070423" calcext:value-type="float">
            <text:p>49.4348580070423</text:p>
          </table:table-cell>
          <table:table-cell office:value-type="float" office:value="48.3458876084612" calcext:value-type="float">
            <text:p>48.3458876084612</text:p>
          </table:table-cell>
        </table:table-row>
        <table:table-row table:style-name="ro1">
          <table:table-cell office:value-type="time" office:time-value="PT00H09M40S" calcext:value-type="time">
            <text:p>00:09:40</text:p>
          </table:table-cell>
          <table:table-cell office:value-type="float" office:value="193.114094983976" calcext:value-type="float">
            <text:p>193.114094983976</text:p>
          </table:table-cell>
          <table:table-cell office:value-type="float" office:value="105.779181240771" calcext:value-type="float">
            <text:p>105.779181240771</text:p>
          </table:table-cell>
          <table:table-cell office:value-type="float" office:value="51.9065652424336" calcext:value-type="float">
            <text:p>51.9065652424336</text:p>
          </table:table-cell>
          <table:table-cell office:value-type="float" office:value="47.4204706644068" calcext:value-type="float">
            <text:p>47.4204706644068</text:p>
          </table:table-cell>
        </table:table-row>
        <table:table-row table:style-name="ro1">
          <table:table-cell office:value-type="time" office:time-value="PT00H09M50S" calcext:value-type="time">
            <text:p>00:09:50</text:p>
          </table:table-cell>
          <table:table-cell office:value-type="float" office:value="192.280661884841" calcext:value-type="float">
            <text:p>192.280661884841</text:p>
          </table:table-cell>
          <table:table-cell office:value-type="float" office:value="116.405462714216" calcext:value-type="float">
            <text:p>116.405462714216</text:p>
          </table:table-cell>
          <table:table-cell office:value-type="float" office:value="47.2207750869237" calcext:value-type="float">
            <text:p>47.2207750869237</text:p>
          </table:table-cell>
          <table:table-cell office:value-type="float" office:value="52.3015881780987" calcext:value-type="float">
            <text:p>52.3015881780987</text:p>
          </table:table-cell>
        </table:table-row>
        <table:table-row table:style-name="ro1">
          <table:table-cell office:value-type="time" office:time-value="PT00H10M00S" calcext:value-type="time">
            <text:p>00:10:00</text:p>
          </table:table-cell>
          <table:table-cell office:value-type="float" office:value="186.568642575404" calcext:value-type="float">
            <text:p>186.568642575404</text:p>
          </table:table-cell>
          <table:table-cell office:value-type="float" office:value="95.5980086623801" calcext:value-type="float">
            <text:p>95.5980086623801</text:p>
          </table:table-cell>
          <table:table-cell office:value-type="float" office:value="38.0986769013499" calcext:value-type="float">
            <text:p>38.0986769013499</text:p>
          </table:table-cell>
          <table:table-cell office:value-type="float" office:value="65.490944282748" calcext:value-type="float">
            <text:p>65.490944282748</text:p>
          </table:table-cell>
        </table:table-row>
        <table:table-row table:style-name="ro1">
          <table:table-cell office:value-type="time" office:time-value="PT00H10M10S" calcext:value-type="time">
            <text:p>00:10:10</text:p>
          </table:table-cell>
          <table:table-cell office:value-type="float" office:value="201.098136877908" calcext:value-type="float">
            <text:p>201.098136877908</text:p>
          </table:table-cell>
          <table:table-cell office:value-type="float" office:value="106.509906949961" calcext:value-type="float">
            <text:p>106.509906949961</text:p>
          </table:table-cell>
          <table:table-cell office:value-type="float" office:value="36.9486477963636" calcext:value-type="float">
            <text:p>36.9486477963636</text:p>
          </table:table-cell>
          <table:table-cell office:value-type="float" office:value="52.4027925808611" calcext:value-type="float">
            <text:p>52.4027925808611</text:p>
          </table:table-cell>
        </table:table-row>
        <table:table-row table:style-name="ro1">
          <table:table-cell office:value-type="time" office:time-value="PT00H10M20S" calcext:value-type="time">
            <text:p>00:10:20</text:p>
          </table:table-cell>
          <table:table-cell office:value-type="float" office:value="179.421840491947" calcext:value-type="float">
            <text:p>179.421840491947</text:p>
          </table:table-cell>
          <table:table-cell office:value-type="float" office:value="102.523969832886" calcext:value-type="float">
            <text:p>102.523969832886</text:p>
          </table:table-cell>
          <table:table-cell office:value-type="float" office:value="47.6772848935923" calcext:value-type="float">
            <text:p>47.6772848935923</text:p>
          </table:table-cell>
          <table:table-cell office:value-type="float" office:value="39.6945581987946" calcext:value-type="float">
            <text:p>39.6945581987946</text:p>
          </table:table-cell>
        </table:table-row>
        <table:table-row table:style-name="ro1">
          <table:table-cell office:value-type="time" office:time-value="PT00H10M30S" calcext:value-type="time">
            <text:p>00:10:30</text:p>
          </table:table-cell>
          <table:table-cell office:value-type="float" office:value="184.750126220882" calcext:value-type="float">
            <text:p>184.750126220882</text:p>
          </table:table-cell>
          <table:table-cell office:value-type="float" office:value="106.818864410433" calcext:value-type="float">
            <text:p>106.818864410433</text:p>
          </table:table-cell>
          <table:table-cell office:value-type="float" office:value="44.713327404931" calcext:value-type="float">
            <text:p>44.713327404931</text:p>
          </table:table-cell>
          <table:table-cell office:value-type="float" office:value="48.8903123653325" calcext:value-type="float">
            <text:p>48.8903123653325</text:p>
          </table:table-cell>
        </table:table-row>
        <table:table-row table:style-name="ro1">
          <table:table-cell office:value-type="time" office:time-value="PT00H10M40S" calcext:value-type="time">
            <text:p>00:10:40</text:p>
          </table:table-cell>
          <table:table-cell office:value-type="float" office:value="187.68363551611" calcext:value-type="float">
            <text:p>187.68363551611</text:p>
          </table:table-cell>
          <table:table-cell office:value-type="float" office:value="101.717542220108" calcext:value-type="float">
            <text:p>101.717542220108</text:p>
          </table:table-cell>
          <table:table-cell office:value-type="float" office:value="43.4603644287516" calcext:value-type="float">
            <text:p>43.4603644287516</text:p>
          </table:table-cell>
          <table:table-cell office:value-type="float" office:value="41.2340648400607" calcext:value-type="float">
            <text:p>41.2340648400607</text:p>
          </table:table-cell>
        </table:table-row>
        <table:table-row table:style-name="ro1">
          <table:table-cell office:value-type="time" office:time-value="PT00H10M50S" calcext:value-type="time">
            <text:p>00:10:50</text:p>
          </table:table-cell>
          <table:table-cell office:value-type="float" office:value="180.6335184" calcext:value-type="float">
            <text:p>180.6335184</text:p>
          </table:table-cell>
          <table:table-cell office:value-type="float" office:value="108.605053313279" calcext:value-type="float">
            <text:p>108.605053313279</text:p>
          </table:table-cell>
          <table:table-cell office:value-type="float" office:value="45.7938244911371" calcext:value-type="float">
            <text:p>45.7938244911371</text:p>
          </table:table-cell>
          <table:table-cell office:value-type="float" office:value="52.0876991147431" calcext:value-type="float">
            <text:p>52.0876991147431</text:p>
          </table:table-cell>
        </table:table-row>
        <table:table-row table:style-name="ro1">
          <table:table-cell office:value-type="time" office:time-value="PT00H11M00S" calcext:value-type="time">
            <text:p>00:11:00</text:p>
          </table:table-cell>
          <table:table-cell office:value-type="float" office:value="211.171138333549" calcext:value-type="float">
            <text:p>211.171138333549</text:p>
          </table:table-cell>
          <table:table-cell office:value-type="float" office:value="98.8917816299622" calcext:value-type="float">
            <text:p>98.8917816299622</text:p>
          </table:table-cell>
          <table:table-cell office:value-type="float" office:value="48.67988564658" calcext:value-type="float">
            <text:p>48.67988564658</text:p>
          </table:table-cell>
          <table:table-cell office:value-type="float" office:value="50.2261278459127" calcext:value-type="float">
            <text:p>50.2261278459127</text:p>
          </table:table-cell>
        </table:table-row>
        <table:table-row table:style-name="ro1">
          <table:table-cell office:value-type="time" office:time-value="PT00H11M10S" calcext:value-type="time">
            <text:p>00:11:10</text:p>
          </table:table-cell>
          <table:table-cell office:value-type="float" office:value="207.226915338422" calcext:value-type="float">
            <text:p>207.226915338422</text:p>
          </table:table-cell>
          <table:table-cell office:value-type="float" office:value="95.5563306923077" calcext:value-type="float">
            <text:p>95.5563306923077</text:p>
          </table:table-cell>
          <table:table-cell office:value-type="float" office:value="46.4312385844169" calcext:value-type="float">
            <text:p>46.4312385844169</text:p>
          </table:table-cell>
          <table:table-cell office:value-type="float" office:value="42.082455753188" calcext:value-type="float">
            <text:p>42.082455753188</text:p>
          </table:table-cell>
        </table:table-row>
        <table:table-row table:style-name="ro1">
          <table:table-cell office:value-type="time" office:time-value="PT00H11M20S" calcext:value-type="time">
            <text:p>00:11:20</text:p>
          </table:table-cell>
          <table:table-cell office:value-type="float" office:value="178.255684169644" calcext:value-type="float">
            <text:p>178.255684169644</text:p>
          </table:table-cell>
          <table:table-cell office:value-type="float" office:value="100.452734150601" calcext:value-type="float">
            <text:p>100.452734150601</text:p>
          </table:table-cell>
          <table:table-cell office:value-type="float" office:value="43.378060962597" calcext:value-type="float">
            <text:p>43.378060962597</text:p>
          </table:table-cell>
          <table:table-cell office:value-type="float" office:value="61.2020647990299" calcext:value-type="float">
            <text:p>61.2020647990299</text:p>
          </table:table-cell>
        </table:table-row>
        <table:table-row table:style-name="ro1">
          <table:table-cell office:value-type="time" office:time-value="PT00H11M30S" calcext:value-type="time">
            <text:p>00:11:30</text:p>
          </table:table-cell>
          <table:table-cell office:value-type="float" office:value="209.779163088629" calcext:value-type="float">
            <text:p>209.779163088629</text:p>
          </table:table-cell>
          <table:table-cell office:value-type="float" office:value="105.358100556984" calcext:value-type="float">
            <text:p>105.358100556984</text:p>
          </table:table-cell>
          <table:table-cell office:value-type="float" office:value="49.6805417964779" calcext:value-type="float">
            <text:p>49.6805417964779</text:p>
          </table:table-cell>
          <table:table-cell office:value-type="float" office:value="60.9748524578593" calcext:value-type="float">
            <text:p>60.9748524578593</text:p>
          </table:table-cell>
        </table:table-row>
        <table:table-row table:style-name="ro1">
          <table:table-cell office:value-type="time" office:time-value="PT00H11M40S" calcext:value-type="time">
            <text:p>00:11:40</text:p>
          </table:table-cell>
          <table:table-cell office:value-type="float" office:value="221.53836514119" calcext:value-type="float">
            <text:p>221.53836514119</text:p>
          </table:table-cell>
          <table:table-cell office:value-type="float" office:value="103.451552979066" calcext:value-type="float">
            <text:p>103.451552979066</text:p>
          </table:table-cell>
          <table:table-cell office:value-type="float" office:value="45.531534527727" calcext:value-type="float">
            <text:p>45.531534527727</text:p>
          </table:table-cell>
          <table:table-cell office:value-type="float" office:value="44.2220373002687" calcext:value-type="float">
            <text:p>44.2220373002687</text:p>
          </table:table-cell>
        </table:table-row>
        <table:table-row table:style-name="ro1">
          <table:table-cell office:value-type="time" office:time-value="PT00H11M50S" calcext:value-type="time">
            <text:p>00:11:50</text:p>
          </table:table-cell>
          <table:table-cell office:value-type="float" office:value="180.862520954891" calcext:value-type="float">
            <text:p>180.862520954891</text:p>
          </table:table-cell>
          <table:table-cell office:value-type="float" office:value="97.6231579830577" calcext:value-type="float">
            <text:p>97.6231579830577</text:p>
          </table:table-cell>
          <table:table-cell office:value-type="float" office:value="40.0943881518987" calcext:value-type="float">
            <text:p>40.0943881518987</text:p>
          </table:table-cell>
          <table:table-cell office:value-type="float" office:value="65.6128895632606" calcext:value-type="float">
            <text:p>65.6128895632606</text:p>
          </table:table-cell>
        </table:table-row>
        <table:table-row table:style-name="ro1">
          <table:table-cell office:value-type="time" office:time-value="PT00H12M00S" calcext:value-type="time">
            <text:p>00:12:00</text:p>
          </table:table-cell>
          <table:table-cell office:value-type="float" office:value="194.951341304522" calcext:value-type="float">
            <text:p>194.951341304522</text:p>
          </table:table-cell>
          <table:table-cell office:value-type="float" office:value="99.9032321740586" calcext:value-type="float">
            <text:p>99.9032321740586</text:p>
          </table:table-cell>
          <table:table-cell office:value-type="float" office:value="38.3964322057238" calcext:value-type="float">
            <text:p>38.3964322057238</text:p>
          </table:table-cell>
          <table:table-cell office:value-type="float" office:value="43.7321451776902" calcext:value-type="float">
            <text:p>43.7321451776902</text:p>
          </table:table-cell>
        </table:table-row>
        <table:table-row table:style-name="ro1">
          <table:table-cell office:value-type="time" office:time-value="PT00H12M10S" calcext:value-type="time">
            <text:p>00:12:10</text:p>
          </table:table-cell>
          <table:table-cell office:value-type="float" office:value="180.18502618422" calcext:value-type="float">
            <text:p>180.18502618422</text:p>
          </table:table-cell>
          <table:table-cell office:value-type="float" office:value="102.754562774767" calcext:value-type="float">
            <text:p>102.754562774767</text:p>
          </table:table-cell>
          <table:table-cell office:value-type="float" office:value="40.87008968159" calcext:value-type="float">
            <text:p>40.87008968159</text:p>
          </table:table-cell>
          <table:table-cell office:value-type="float" office:value="49.1100295457956" calcext:value-type="float">
            <text:p>49.1100295457956</text:p>
          </table:table-cell>
        </table:table-row>
        <table:table-row table:style-name="ro1">
          <table:table-cell office:value-type="time" office:time-value="PT00H12M20S" calcext:value-type="time">
            <text:p>00:12:20</text:p>
          </table:table-cell>
          <table:table-cell office:value-type="float" office:value="211.41797518094" calcext:value-type="float">
            <text:p>211.41797518094</text:p>
          </table:table-cell>
          <table:table-cell office:value-type="float" office:value="103.403500055008" calcext:value-type="float">
            <text:p>103.403500055008</text:p>
          </table:table-cell>
          <table:table-cell office:value-type="float" office:value="55.0135547831445" calcext:value-type="float">
            <text:p>55.0135547831445</text:p>
          </table:table-cell>
          <table:table-cell office:value-type="float" office:value="47.7154357544519" calcext:value-type="float">
            <text:p>47.7154357544519</text:p>
          </table:table-cell>
        </table:table-row>
        <table:table-row table:style-name="ro1">
          <table:table-cell office:value-type="time" office:time-value="PT00H12M30S" calcext:value-type="time">
            <text:p>00:12:30</text:p>
          </table:table-cell>
          <table:table-cell office:value-type="float" office:value="186.172203015595" calcext:value-type="float">
            <text:p>186.172203015595</text:p>
          </table:table-cell>
          <table:table-cell office:value-type="float" office:value="102.740384058703" calcext:value-type="float">
            <text:p>102.740384058703</text:p>
          </table:table-cell>
          <table:table-cell office:value-type="float" office:value="40.8336647613531" calcext:value-type="float">
            <text:p>40.8336647613531</text:p>
          </table:table-cell>
          <table:table-cell office:value-type="float" office:value="45.7862558779661" calcext:value-type="float">
            <text:p>45.7862558779661</text:p>
          </table:table-cell>
        </table:table-row>
        <table:table-row table:style-name="ro1">
          <table:table-cell office:value-type="time" office:time-value="PT00H12M40S" calcext:value-type="time">
            <text:p>00:12:40</text:p>
          </table:table-cell>
          <table:table-cell office:value-type="float" office:value="180.991318593796" calcext:value-type="float">
            <text:p>180.991318593796</text:p>
          </table:table-cell>
          <table:table-cell office:value-type="float" office:value="110.328300604277" calcext:value-type="float">
            <text:p>110.328300604277</text:p>
          </table:table-cell>
          <table:table-cell office:value-type="float" office:value="42.9479760484849" calcext:value-type="float">
            <text:p>42.9479760484849</text:p>
          </table:table-cell>
          <table:table-cell office:value-type="float" office:value="56.2970631243739" calcext:value-type="float">
            <text:p>56.2970631243739</text:p>
          </table:table-cell>
        </table:table-row>
        <table:table-row table:style-name="ro1">
          <table:table-cell office:value-type="time" office:time-value="PT00H12M50S" calcext:value-type="time">
            <text:p>00:12:50</text:p>
          </table:table-cell>
          <table:table-cell office:value-type="float" office:value="203.894634079428" calcext:value-type="float">
            <text:p>203.894634079428</text:p>
          </table:table-cell>
          <table:table-cell office:value-type="float" office:value="97.4229100445912" calcext:value-type="float">
            <text:p>97.4229100445912</text:p>
          </table:table-cell>
          <table:table-cell office:value-type="float" office:value="49.5254909319372" calcext:value-type="float">
            <text:p>49.5254909319372</text:p>
          </table:table-cell>
          <table:table-cell office:value-type="float" office:value="36.9100649524955" calcext:value-type="float">
            <text:p>36.9100649524955</text:p>
          </table:table-cell>
        </table:table-row>
        <table:table-row table:style-name="ro1">
          <table:table-cell office:value-type="time" office:time-value="PT00H13M00S" calcext:value-type="time">
            <text:p>00:13:00</text:p>
          </table:table-cell>
          <table:table-cell office:value-type="float" office:value="183.778260636637" calcext:value-type="float">
            <text:p>183.778260636637</text:p>
          </table:table-cell>
          <table:table-cell office:value-type="float" office:value="97.2812642457636" calcext:value-type="float">
            <text:p>97.2812642457636</text:p>
          </table:table-cell>
          <table:table-cell office:value-type="float" office:value="47.9834159982514" calcext:value-type="float">
            <text:p>47.9834159982514</text:p>
          </table:table-cell>
          <table:table-cell office:value-type="float" office:value="46.2690339027638" calcext:value-type="float">
            <text:p>46.2690339027638</text:p>
          </table:table-cell>
        </table:table-row>
        <table:table-row table:style-name="ro1">
          <table:table-cell office:value-type="time" office:time-value="PT00H13M10S" calcext:value-type="time">
            <text:p>00:13:10</text:p>
          </table:table-cell>
          <table:table-cell office:value-type="float" office:value="181.886070488725" calcext:value-type="float">
            <text:p>181.886070488725</text:p>
          </table:table-cell>
          <table:table-cell office:value-type="float" office:value="106.869180739405" calcext:value-type="float">
            <text:p>106.869180739405</text:p>
          </table:table-cell>
          <table:table-cell office:value-type="float" office:value="47.3538272010382" calcext:value-type="float">
            <text:p>47.3538272010382</text:p>
          </table:table-cell>
          <table:table-cell office:value-type="float" office:value="51.3603842210947" calcext:value-type="float">
            <text:p>51.3603842210947</text:p>
          </table:table-cell>
        </table:table-row>
        <table:table-row table:style-name="ro1">
          <table:table-cell office:value-type="time" office:time-value="PT00H13M20S" calcext:value-type="time">
            <text:p>00:13:20</text:p>
          </table:table-cell>
          <table:table-cell office:value-type="float" office:value="184.017062928966" calcext:value-type="float">
            <text:p>184.017062928966</text:p>
          </table:table-cell>
          <table:table-cell office:value-type="float" office:value="99.0577663541315" calcext:value-type="float">
            <text:p>99.0577663541315</text:p>
          </table:table-cell>
          <table:table-cell office:value-type="float" office:value="41.9165662806505" calcext:value-type="float">
            <text:p>41.9165662806505</text:p>
          </table:table-cell>
          <table:table-cell office:value-type="float" office:value="46.3868022123045" calcext:value-type="float">
            <text:p>46.3868022123045</text:p>
          </table:table-cell>
        </table:table-row>
        <table:table-row table:style-name="ro1">
          <table:table-cell office:value-type="time" office:time-value="PT00H13M30S" calcext:value-type="time">
            <text:p>00:13:30</text:p>
          </table:table-cell>
          <table:table-cell office:value-type="float" office:value="200.282503486448" calcext:value-type="float">
            <text:p>200.282503486448</text:p>
          </table:table-cell>
          <table:table-cell office:value-type="float" office:value="107.457299061995" calcext:value-type="float">
            <text:p>107.457299061995</text:p>
          </table:table-cell>
          <table:table-cell office:value-type="float" office:value="48.4058899157348" calcext:value-type="float">
            <text:p>48.4058899157348</text:p>
          </table:table-cell>
          <table:table-cell office:value-type="float" office:value="43.4894226746057" calcext:value-type="float">
            <text:p>43.4894226746057</text:p>
          </table:table-cell>
        </table:table-row>
        <table:table-row table:style-name="ro1">
          <table:table-cell office:value-type="time" office:time-value="PT00H13M40S" calcext:value-type="time">
            <text:p>00:13:40</text:p>
          </table:table-cell>
          <table:table-cell office:value-type="float" office:value="186.197281804878" calcext:value-type="float">
            <text:p>186.197281804878</text:p>
          </table:table-cell>
          <table:table-cell office:value-type="float" office:value="105.478895346039" calcext:value-type="float">
            <text:p>105.478895346039</text:p>
          </table:table-cell>
          <table:table-cell office:value-type="float" office:value="49.9233118264015" calcext:value-type="float">
            <text:p>49.9233118264015</text:p>
          </table:table-cell>
          <table:table-cell office:value-type="float" office:value="63.1992422685512" calcext:value-type="float">
            <text:p>63.1992422685512</text:p>
          </table:table-cell>
        </table:table-row>
        <table:table-row table:style-name="ro1">
          <table:table-cell office:value-type="time" office:time-value="PT00H13M50S" calcext:value-type="time">
            <text:p>00:13:50</text:p>
          </table:table-cell>
          <table:table-cell office:value-type="float" office:value="175.833436832647" calcext:value-type="float">
            <text:p>175.833436832647</text:p>
          </table:table-cell>
          <table:table-cell office:value-type="float" office:value="94.1661392003183" calcext:value-type="float">
            <text:p>94.1661392003183</text:p>
          </table:table-cell>
          <table:table-cell office:value-type="float" office:value="48.0302486285912" calcext:value-type="float">
            <text:p>48.0302486285912</text:p>
          </table:table-cell>
          <table:table-cell office:value-type="float" office:value="49.5270851943128" calcext:value-type="float">
            <text:p>49.5270851943128</text:p>
          </table:table-cell>
        </table:table-row>
        <table:table-row table:style-name="ro1">
          <table:table-cell office:value-type="time" office:time-value="PT00H14M00S" calcext:value-type="time">
            <text:p>00:14:00</text:p>
          </table:table-cell>
          <table:table-cell office:value-type="float" office:value="182.65009453778" calcext:value-type="float">
            <text:p>182.65009453778</text:p>
          </table:table-cell>
          <table:table-cell office:value-type="float" office:value="96.0584194685766" calcext:value-type="float">
            <text:p>96.0584194685766</text:p>
          </table:table-cell>
          <table:table-cell office:value-type="float" office:value="42.0601482125477" calcext:value-type="float">
            <text:p>42.0601482125477</text:p>
          </table:table-cell>
          <table:table-cell office:value-type="float" office:value="58.8913056526245" calcext:value-type="float">
            <text:p>58.8913056526245</text:p>
          </table:table-cell>
        </table:table-row>
        <table:table-row table:style-name="ro1">
          <table:table-cell office:value-type="time" office:time-value="PT00H14M10S" calcext:value-type="time">
            <text:p>00:14:10</text:p>
          </table:table-cell>
          <table:table-cell office:value-type="float" office:value="186.292625835276" calcext:value-type="float">
            <text:p>186.292625835276</text:p>
          </table:table-cell>
          <table:table-cell office:value-type="float" office:value="96.5987169911219" calcext:value-type="float">
            <text:p>96.5987169911219</text:p>
          </table:table-cell>
          <table:table-cell office:value-type="float" office:value="44.538632049356" calcext:value-type="float">
            <text:p>44.538632049356</text:p>
          </table:table-cell>
          <table:table-cell office:value-type="float" office:value="51.738520280328" calcext:value-type="float">
            <text:p>51.738520280328</text:p>
          </table:table-cell>
        </table:table-row>
        <table:table-row table:style-name="ro1">
          <table:table-cell office:value-type="time" office:time-value="PT00H14M20S" calcext:value-type="time">
            <text:p>00:14:20</text:p>
          </table:table-cell>
          <table:table-cell office:value-type="float" office:value="217.622250112369" calcext:value-type="float">
            <text:p>217.622250112369</text:p>
          </table:table-cell>
          <table:table-cell office:value-type="float" office:value="96.1895954248684" calcext:value-type="float">
            <text:p>96.1895954248684</text:p>
          </table:table-cell>
          <table:table-cell office:value-type="float" office:value="51.4899654810598" calcext:value-type="float">
            <text:p>51.4899654810598</text:p>
          </table:table-cell>
          <table:table-cell office:value-type="float" office:value="50.4974785058952" calcext:value-type="float">
            <text:p>50.4974785058952</text:p>
          </table:table-cell>
        </table:table-row>
        <table:table-row table:style-name="ro1">
          <table:table-cell office:value-type="time" office:time-value="PT00H14M30S" calcext:value-type="time">
            <text:p>00:14:30</text:p>
          </table:table-cell>
          <table:table-cell office:value-type="float" office:value="177.54414000366" calcext:value-type="float">
            <text:p>177.54414000366</text:p>
          </table:table-cell>
          <table:table-cell office:value-type="float" office:value="98.8006096667358" calcext:value-type="float">
            <text:p>98.8006096667358</text:p>
          </table:table-cell>
          <table:table-cell office:value-type="float" office:value="45.6152887416439" calcext:value-type="float">
            <text:p>45.6152887416439</text:p>
          </table:table-cell>
          <table:table-cell office:value-type="float" office:value="35.6710254708382" calcext:value-type="float">
            <text:p>35.6710254708382</text:p>
          </table:table-cell>
        </table:table-row>
        <table:table-row table:style-name="ro1">
          <table:table-cell office:value-type="time" office:time-value="PT00H14M40S" calcext:value-type="time">
            <text:p>00:14:40</text:p>
          </table:table-cell>
          <table:table-cell office:value-type="float" office:value="177.725195407107" calcext:value-type="float">
            <text:p>177.725195407107</text:p>
          </table:table-cell>
          <table:table-cell office:value-type="float" office:value="94.4370044289118" calcext:value-type="float">
            <text:p>94.4370044289118</text:p>
          </table:table-cell>
          <table:table-cell office:value-type="float" office:value="51.2184140932643" calcext:value-type="float">
            <text:p>51.2184140932643</text:p>
          </table:table-cell>
          <table:table-cell office:value-type="float" office:value="46.2603592950634" calcext:value-type="float">
            <text:p>46.2603592950634</text:p>
          </table:table-cell>
        </table:table-row>
        <table:table-row table:style-name="ro1">
          <table:table-cell office:value-type="time" office:time-value="PT00H14M50S" calcext:value-type="time">
            <text:p>00:14:50</text:p>
          </table:table-cell>
          <table:table-cell office:value-type="float" office:value="192.073917469767" calcext:value-type="float">
            <text:p>192.073917469767</text:p>
          </table:table-cell>
          <table:table-cell office:value-type="float" office:value="102.920215928208" calcext:value-type="float">
            <text:p>102.920215928208</text:p>
          </table:table-cell>
          <table:table-cell office:value-type="float" office:value="51.9702840540305" calcext:value-type="float">
            <text:p>51.9702840540305</text:p>
          </table:table-cell>
          <table:table-cell office:value-type="float" office:value="48.3432249922089" calcext:value-type="float">
            <text:p>48.3432249922089</text:p>
          </table:table-cell>
        </table:table-row>
        <table:table-row table:style-name="ro1">
          <table:table-cell office:value-type="time" office:time-value="PT00H15M00S" calcext:value-type="time">
            <text:p>00:15:00</text:p>
          </table:table-cell>
          <table:table-cell office:value-type="float" office:value="204.57045689929" calcext:value-type="float">
            <text:p>204.57045689929</text:p>
          </table:table-cell>
          <table:table-cell office:value-type="float" office:value="98.2480426869262" calcext:value-type="float">
            <text:p>98.2480426869262</text:p>
          </table:table-cell>
          <table:table-cell office:value-type="float" office:value="50.4474431048804" calcext:value-type="float">
            <text:p>50.4474431048804</text:p>
          </table:table-cell>
          <table:table-cell office:value-type="float" office:value="45.6578006723957" calcext:value-type="float">
            <text:p>45.6578006723957</text:p>
          </table:table-cell>
        </table:table-row>
        <table:table-row table:style-name="ro1">
          <table:table-cell office:value-type="time" office:time-value="PT00H15M10S" calcext:value-type="time">
            <text:p>00:15:10</text:p>
          </table:table-cell>
          <table:table-cell office:value-type="float" office:value="214.563912254889" calcext:value-type="float">
            <text:p>214.563912254889</text:p>
          </table:table-cell>
          <table:table-cell office:value-type="float" office:value="98.219259591184" calcext:value-type="float">
            <text:p>98.219259591184</text:p>
          </table:table-cell>
          <table:table-cell office:value-type="float" office:value="39.5331413128795" calcext:value-type="float">
            <text:p>39.5331413128795</text:p>
          </table:table-cell>
          <table:table-cell office:value-type="float" office:value="42.1738675550798" calcext:value-type="float">
            <text:p>42.1738675550798</text:p>
          </table:table-cell>
        </table:table-row>
        <table:table-row table:style-name="ro1">
          <table:table-cell office:value-type="time" office:time-value="PT00H15M20S" calcext:value-type="time">
            <text:p>00:15:20</text:p>
          </table:table-cell>
          <table:table-cell office:value-type="float" office:value="203.468464231118" calcext:value-type="float">
            <text:p>203.468464231118</text:p>
          </table:table-cell>
          <table:table-cell office:value-type="float" office:value="99.2841071350346" calcext:value-type="float">
            <text:p>99.2841071350346</text:p>
          </table:table-cell>
          <table:table-cell office:value-type="float" office:value="36.8333766796057" calcext:value-type="float">
            <text:p>36.8333766796057</text:p>
          </table:table-cell>
          <table:table-cell office:value-type="float" office:value="47.4751046228401" calcext:value-type="float">
            <text:p>47.4751046228401</text:p>
          </table:table-cell>
        </table:table-row>
        <table:table-row table:style-name="ro1">
          <table:table-cell office:value-type="time" office:time-value="PT00H15M30S" calcext:value-type="time">
            <text:p>00:15:30</text:p>
          </table:table-cell>
          <table:table-cell office:value-type="float" office:value="210.506428343248" calcext:value-type="float">
            <text:p>210.506428343248</text:p>
          </table:table-cell>
          <table:table-cell office:value-type="float" office:value="104.076639447497" calcext:value-type="float">
            <text:p>104.076639447497</text:p>
          </table:table-cell>
          <table:table-cell office:value-type="float" office:value="44.7265004691228" calcext:value-type="float">
            <text:p>44.7265004691228</text:p>
          </table:table-cell>
          <table:table-cell office:value-type="float" office:value="55.4884597288136" calcext:value-type="float">
            <text:p>55.4884597288136</text:p>
          </table:table-cell>
        </table:table-row>
        <table:table-row table:style-name="ro1">
          <table:table-cell office:value-type="time" office:time-value="PT00H15M40S" calcext:value-type="time">
            <text:p>00:15:40</text:p>
          </table:table-cell>
          <table:table-cell office:value-type="float" office:value="179.598648784083" calcext:value-type="float">
            <text:p>179.598648784083</text:p>
          </table:table-cell>
          <table:table-cell office:value-type="float" office:value="100.105594714925" calcext:value-type="float">
            <text:p>100.105594714925</text:p>
          </table:table-cell>
          <table:table-cell office:value-type="float" office:value="45.9392014463647" calcext:value-type="float">
            <text:p>45.9392014463647</text:p>
          </table:table-cell>
          <table:table-cell office:value-type="float" office:value="56.5979054669663" calcext:value-type="float">
            <text:p>56.5979054669663</text:p>
          </table:table-cell>
        </table:table-row>
        <table:table-row table:style-name="ro1">
          <table:table-cell office:value-type="time" office:time-value="PT00H15M50S" calcext:value-type="time">
            <text:p>00:15:50</text:p>
          </table:table-cell>
          <table:table-cell office:value-type="float" office:value="193.944932318863" calcext:value-type="float">
            <text:p>193.944932318863</text:p>
          </table:table-cell>
          <table:table-cell office:value-type="float" office:value="102.902114240136" calcext:value-type="float">
            <text:p>102.902114240136</text:p>
          </table:table-cell>
          <table:table-cell office:value-type="float" office:value="44.8766504824012" calcext:value-type="float">
            <text:p>44.8766504824012</text:p>
          </table:table-cell>
          <table:table-cell office:value-type="float" office:value="49.1542148708298" calcext:value-type="float">
            <text:p>49.1542148708298</text:p>
          </table:table-cell>
        </table:table-row>
        <table:table-row table:style-name="ro1">
          <table:table-cell office:value-type="time" office:time-value="PT00H16M00S" calcext:value-type="time">
            <text:p>00:16:00</text:p>
          </table:table-cell>
          <table:table-cell office:value-type="float" office:value="198.997025193789" calcext:value-type="float">
            <text:p>198.997025193789</text:p>
          </table:table-cell>
          <table:table-cell office:value-type="float" office:value="95.4593730891007" calcext:value-type="float">
            <text:p>95.4593730891007</text:p>
          </table:table-cell>
          <table:table-cell office:value-type="float" office:value="39.044462867613" calcext:value-type="float">
            <text:p>39.044462867613</text:p>
          </table:table-cell>
          <table:table-cell office:value-type="float" office:value="40.2378599734721" calcext:value-type="float">
            <text:p>40.2378599734721</text:p>
          </table:table-cell>
        </table:table-row>
        <table:table-row table:style-name="ro1">
          <table:table-cell office:value-type="time" office:time-value="PT00H16M10S" calcext:value-type="time">
            <text:p>00:16:10</text:p>
          </table:table-cell>
          <table:table-cell office:value-type="float" office:value="184.425964760736" calcext:value-type="float">
            <text:p>184.425964760736</text:p>
          </table:table-cell>
          <table:table-cell office:value-type="float" office:value="100.42944190389" calcext:value-type="float">
            <text:p>100.42944190389</text:p>
          </table:table-cell>
          <table:table-cell office:value-type="float" office:value="59.7174929845595" calcext:value-type="float">
            <text:p>59.7174929845595</text:p>
          </table:table-cell>
          <table:table-cell office:value-type="float" office:value="48.3014187405587" calcext:value-type="float">
            <text:p>48.3014187405587</text:p>
          </table:table-cell>
        </table:table-row>
        <table:table-row table:style-name="ro1">
          <table:table-cell office:value-type="time" office:time-value="PT00H16M20S" calcext:value-type="time">
            <text:p>00:16:20</text:p>
          </table:table-cell>
          <table:table-cell office:value-type="float" office:value="189.504209674311" calcext:value-type="float">
            <text:p>189.504209674311</text:p>
          </table:table-cell>
          <table:table-cell office:value-type="float" office:value="104.147477344884" calcext:value-type="float">
            <text:p>104.147477344884</text:p>
          </table:table-cell>
          <table:table-cell office:value-type="float" office:value="40.4027036254607" calcext:value-type="float">
            <text:p>40.4027036254607</text:p>
          </table:table-cell>
          <table:table-cell office:value-type="float" office:value="41.2237625547723" calcext:value-type="float">
            <text:p>41.2237625547723</text:p>
          </table:table-cell>
        </table:table-row>
        <table:table-row table:style-name="ro1">
          <table:table-cell office:value-type="time" office:time-value="PT00H16M30S" calcext:value-type="time">
            <text:p>00:16:30</text:p>
          </table:table-cell>
          <table:table-cell office:value-type="float" office:value="202.124772524252" calcext:value-type="float">
            <text:p>202.124772524252</text:p>
          </table:table-cell>
          <table:table-cell office:value-type="float" office:value="103.420076871567" calcext:value-type="float">
            <text:p>103.420076871567</text:p>
          </table:table-cell>
          <table:table-cell office:value-type="float" office:value="60.9314174424175" calcext:value-type="float">
            <text:p>60.9314174424175</text:p>
          </table:table-cell>
          <table:table-cell office:value-type="float" office:value="39.0213484353607" calcext:value-type="float">
            <text:p>39.0213484353607</text:p>
          </table:table-cell>
        </table:table-row>
        <table:table-row table:style-name="ro1">
          <table:table-cell office:value-type="time" office:time-value="PT00H16M40S" calcext:value-type="time">
            <text:p>00:16:40</text:p>
          </table:table-cell>
          <table:table-cell office:value-type="float" office:value="192.925079521043" calcext:value-type="float">
            <text:p>192.925079521043</text:p>
          </table:table-cell>
          <table:table-cell office:value-type="float" office:value="95.2496743909063" calcext:value-type="float">
            <text:p>95.2496743909063</text:p>
          </table:table-cell>
          <table:table-cell office:value-type="float" office:value="51.9165241495082" calcext:value-type="float">
            <text:p>51.9165241495082</text:p>
          </table:table-cell>
          <table:table-cell office:value-type="float" office:value="51.6538675924007" calcext:value-type="float">
            <text:p>51.6538675924007</text:p>
          </table:table-cell>
        </table:table-row>
        <table:table-row table:style-name="ro1">
          <table:table-cell office:value-type="time" office:time-value="PT00H16M50S" calcext:value-type="time">
            <text:p>00:16:50</text:p>
          </table:table-cell>
          <table:table-cell office:value-type="float" office:value="197.798814598634" calcext:value-type="float">
            <text:p>197.798814598634</text:p>
          </table:table-cell>
          <table:table-cell office:value-type="float" office:value="99.3145851426211" calcext:value-type="float">
            <text:p>99.3145851426211</text:p>
          </table:table-cell>
          <table:table-cell office:value-type="float" office:value="41.1621913299707" calcext:value-type="float">
            <text:p>41.1621913299707</text:p>
          </table:table-cell>
          <table:table-cell office:value-type="float" office:value="52.2759202918094" calcext:value-type="float">
            <text:p>52.2759202918094</text:p>
          </table:table-cell>
        </table:table-row>
        <table:table-row table:style-name="ro1">
          <table:table-cell office:value-type="time" office:time-value="PT00H17M00S" calcext:value-type="time">
            <text:p>00:17:00</text:p>
          </table:table-cell>
          <table:table-cell office:value-type="float" office:value="208.372510612245" calcext:value-type="float">
            <text:p>208.372510612245</text:p>
          </table:table-cell>
          <table:table-cell office:value-type="float" office:value="109.828486884838" calcext:value-type="float">
            <text:p>109.828486884838</text:p>
          </table:table-cell>
          <table:table-cell office:value-type="float" office:value="49.9465251109913" calcext:value-type="float">
            <text:p>49.9465251109913</text:p>
          </table:table-cell>
          <table:table-cell office:value-type="float" office:value="46.6936585724382" calcext:value-type="float">
            <text:p>46.6936585724382</text:p>
          </table:table-cell>
        </table:table-row>
        <table:table-row table:style-name="ro1">
          <table:table-cell office:value-type="time" office:time-value="PT00H17M10S" calcext:value-type="time">
            <text:p>00:17:10</text:p>
          </table:table-cell>
          <table:table-cell office:value-type="float" office:value="196.887491369801" calcext:value-type="float">
            <text:p>196.887491369801</text:p>
          </table:table-cell>
          <table:table-cell office:value-type="float" office:value="99.172394834337" calcext:value-type="float">
            <text:p>99.172394834337</text:p>
          </table:table-cell>
          <table:table-cell office:value-type="float" office:value="47.609369272006" calcext:value-type="float">
            <text:p>47.609369272006</text:p>
          </table:table-cell>
          <table:table-cell office:value-type="float" office:value="54.6520028152699" calcext:value-type="float">
            <text:p>54.6520028152699</text:p>
          </table:table-cell>
        </table:table-row>
        <table:table-row table:style-name="ro1">
          <table:table-cell office:value-type="time" office:time-value="PT00H17M20S" calcext:value-type="time">
            <text:p>00:17:20</text:p>
          </table:table-cell>
          <table:table-cell office:value-type="float" office:value="194.7737192255" calcext:value-type="float">
            <text:p>194.7737192255</text:p>
          </table:table-cell>
          <table:table-cell office:value-type="float" office:value="101.057989176521" calcext:value-type="float">
            <text:p>101.057989176521</text:p>
          </table:table-cell>
          <table:table-cell office:value-type="float" office:value="52.9874945263377" calcext:value-type="float">
            <text:p>52.9874945263377</text:p>
          </table:table-cell>
          <table:table-cell office:value-type="float" office:value="37.6934802065985" calcext:value-type="float">
            <text:p>37.6934802065985</text:p>
          </table:table-cell>
        </table:table-row>
        <table:table-row table:style-name="ro1">
          <table:table-cell office:value-type="time" office:time-value="PT00H17M30S" calcext:value-type="time">
            <text:p>00:17:30</text:p>
          </table:table-cell>
          <table:table-cell office:value-type="float" office:value="201.959743374593" calcext:value-type="float">
            <text:p>201.959743374593</text:p>
          </table:table-cell>
          <table:table-cell office:value-type="float" office:value="100.710135321131" calcext:value-type="float">
            <text:p>100.710135321131</text:p>
          </table:table-cell>
          <table:table-cell office:value-type="float" office:value="45.5427527256869" calcext:value-type="float">
            <text:p>45.5427527256869</text:p>
          </table:table-cell>
          <table:table-cell office:value-type="float" office:value="58.5819551992762" calcext:value-type="float">
            <text:p>58.5819551992762</text:p>
          </table:table-cell>
        </table:table-row>
        <table:table-row table:style-name="ro1">
          <table:table-cell office:value-type="time" office:time-value="PT00H17M40S" calcext:value-type="time">
            <text:p>00:17:40</text:p>
          </table:table-cell>
          <table:table-cell office:value-type="float" office:value="182.664561623101" calcext:value-type="float">
            <text:p>182.664561623101</text:p>
          </table:table-cell>
          <table:table-cell office:value-type="float" office:value="99.0157481151822" calcext:value-type="float">
            <text:p>99.0157481151822</text:p>
          </table:table-cell>
          <table:table-cell office:value-type="float" office:value="43.9016235671844" calcext:value-type="float">
            <text:p>43.9016235671844</text:p>
          </table:table-cell>
          <table:table-cell office:value-type="float" office:value="52.7005788385882" calcext:value-type="float">
            <text:p>52.7005788385882</text:p>
          </table:table-cell>
        </table:table-row>
        <table:table-row table:style-name="ro1">
          <table:table-cell office:value-type="time" office:time-value="PT00H17M50S" calcext:value-type="time">
            <text:p>00:17:50</text:p>
          </table:table-cell>
          <table:table-cell office:value-type="float" office:value="204.681132198747" calcext:value-type="float">
            <text:p>204.681132198747</text:p>
          </table:table-cell>
          <table:table-cell office:value-type="float" office:value="102.146661387523" calcext:value-type="float">
            <text:p>102.146661387523</text:p>
          </table:table-cell>
          <table:table-cell office:value-type="float" office:value="46.3663670814815" calcext:value-type="float">
            <text:p>46.3663670814815</text:p>
          </table:table-cell>
          <table:table-cell office:value-type="float" office:value="55.4684909890723" calcext:value-type="float">
            <text:p>55.4684909890723</text:p>
          </table:table-cell>
        </table:table-row>
        <table:table-row table:style-name="ro1">
          <table:table-cell office:value-type="time" office:time-value="PT00H18M00S" calcext:value-type="time">
            <text:p>00:18:00</text:p>
          </table:table-cell>
          <table:table-cell office:value-type="float" office:value="185.643220546664" calcext:value-type="float">
            <text:p>185.643220546664</text:p>
          </table:table-cell>
          <table:table-cell office:value-type="float" office:value="97.8346381151876" calcext:value-type="float">
            <text:p>97.8346381151876</text:p>
          </table:table-cell>
          <table:table-cell office:value-type="float" office:value="49.6119763000225" calcext:value-type="float">
            <text:p>49.6119763000225</text:p>
          </table:table-cell>
          <table:table-cell office:value-type="float" office:value="45.3631290428787" calcext:value-type="float">
            <text:p>45.3631290428787</text:p>
          </table:table-cell>
        </table:table-row>
        <table:table-row table:style-name="ro1">
          <table:table-cell office:value-type="time" office:time-value="PT00H18M10S" calcext:value-type="time">
            <text:p>00:18:10</text:p>
          </table:table-cell>
          <table:table-cell office:value-type="float" office:value="175.535706883905" calcext:value-type="float">
            <text:p>175.535706883905</text:p>
          </table:table-cell>
          <table:table-cell office:value-type="float" office:value="99.3013470223315" calcext:value-type="float">
            <text:p>99.3013470223315</text:p>
          </table:table-cell>
          <table:table-cell office:value-type="float" office:value="44.9771643383168" calcext:value-type="float">
            <text:p>44.9771643383168</text:p>
          </table:table-cell>
          <table:table-cell office:value-type="float" office:value="42.8757304420693" calcext:value-type="float">
            <text:p>42.8757304420693</text:p>
          </table:table-cell>
        </table:table-row>
        <table:table-row table:style-name="ro1">
          <table:table-cell office:value-type="time" office:time-value="PT00H18M20S" calcext:value-type="time">
            <text:p>00:18:20</text:p>
          </table:table-cell>
          <table:table-cell office:value-type="float" office:value="184.764845985095" calcext:value-type="float">
            <text:p>184.764845985095</text:p>
          </table:table-cell>
          <table:table-cell office:value-type="float" office:value="103.012232145328" calcext:value-type="float">
            <text:p>103.012232145328</text:p>
          </table:table-cell>
          <table:table-cell office:value-type="float" office:value="44.5963428865167" calcext:value-type="float">
            <text:p>44.5963428865167</text:p>
          </table:table-cell>
          <table:table-cell office:value-type="float" office:value="42.9818277328708" calcext:value-type="float">
            <text:p>42.9818277328708</text:p>
          </table:table-cell>
        </table:table-row>
        <table:table-row table:style-name="ro1">
          <table:table-cell office:value-type="time" office:time-value="PT00H18M30S" calcext:value-type="time">
            <text:p>00:18:30</text:p>
          </table:table-cell>
          <table:table-cell office:value-type="float" office:value="188.55012318541" calcext:value-type="float">
            <text:p>188.55012318541</text:p>
          </table:table-cell>
          <table:table-cell office:value-type="float" office:value="97.8185608618649" calcext:value-type="float">
            <text:p>97.8185608618649</text:p>
          </table:table-cell>
          <table:table-cell office:value-type="float" office:value="44.4614874854358" calcext:value-type="float">
            <text:p>44.4614874854358</text:p>
          </table:table-cell>
          <table:table-cell office:value-type="float" office:value="47.2171035486" calcext:value-type="float">
            <text:p>47.2171035486</text:p>
          </table:table-cell>
        </table:table-row>
        <table:table-row table:style-name="ro1">
          <table:table-cell office:value-type="time" office:time-value="PT00H18M40S" calcext:value-type="time">
            <text:p>00:18:40</text:p>
          </table:table-cell>
          <table:table-cell office:value-type="float" office:value="201.872266208264" calcext:value-type="float">
            <text:p>201.872266208264</text:p>
          </table:table-cell>
          <table:table-cell office:value-type="float" office:value="106.136025061807" calcext:value-type="float">
            <text:p>106.136025061807</text:p>
          </table:table-cell>
          <table:table-cell office:value-type="float" office:value="29.5673626619801" calcext:value-type="float">
            <text:p>29.5673626619801</text:p>
          </table:table-cell>
          <table:table-cell office:value-type="float" office:value="47.8042661056175" calcext:value-type="float">
            <text:p>47.8042661056175</text:p>
          </table:table-cell>
        </table:table-row>
        <table:table-row table:style-name="ro1">
          <table:table-cell office:value-type="time" office:time-value="PT00H18M50S" calcext:value-type="time">
            <text:p>00:18:50</text:p>
          </table:table-cell>
          <table:table-cell office:value-type="float" office:value="166.941952176096" calcext:value-type="float">
            <text:p>166.941952176096</text:p>
          </table:table-cell>
          <table:table-cell office:value-type="float" office:value="107.370267701811" calcext:value-type="float">
            <text:p>107.370267701811</text:p>
          </table:table-cell>
          <table:table-cell office:value-type="float" office:value="42.0072795796678" calcext:value-type="float">
            <text:p>42.0072795796678</text:p>
          </table:table-cell>
          <table:table-cell office:value-type="float" office:value="51.5693677652286" calcext:value-type="float">
            <text:p>51.5693677652286</text:p>
          </table:table-cell>
        </table:table-row>
        <table:table-row table:style-name="ro1">
          <table:table-cell office:value-type="time" office:time-value="PT00H19M00S" calcext:value-type="time">
            <text:p>00:19:00</text:p>
          </table:table-cell>
          <table:table-cell office:value-type="float" office:value="214.991964719947" calcext:value-type="float">
            <text:p>214.991964719947</text:p>
          </table:table-cell>
          <table:table-cell office:value-type="float" office:value="109.932646547592" calcext:value-type="float">
            <text:p>109.932646547592</text:p>
          </table:table-cell>
          <table:table-cell office:value-type="float" office:value="50.2451318012293" calcext:value-type="float">
            <text:p>50.2451318012293</text:p>
          </table:table-cell>
          <table:table-cell office:value-type="float" office:value="42.8645986418326" calcext:value-type="float">
            <text:p>42.8645986418326</text:p>
          </table:table-cell>
        </table:table-row>
        <table:table-row table:style-name="ro1">
          <table:table-cell office:value-type="time" office:time-value="PT00H19M10S" calcext:value-type="time">
            <text:p>00:19:10</text:p>
          </table:table-cell>
          <table:table-cell office:value-type="float" office:value="203.131171530899" calcext:value-type="float">
            <text:p>203.131171530899</text:p>
          </table:table-cell>
          <table:table-cell office:value-type="float" office:value="93.6308374541195" calcext:value-type="float">
            <text:p>93.6308374541195</text:p>
          </table:table-cell>
          <table:table-cell office:value-type="float" office:value="55.552054195357" calcext:value-type="float">
            <text:p>55.552054195357</text:p>
          </table:table-cell>
          <table:table-cell office:value-type="float" office:value="31.9014236754368" calcext:value-type="float">
            <text:p>31.9014236754368</text:p>
          </table:table-cell>
        </table:table-row>
        <table:table-row table:style-name="ro1">
          <table:table-cell office:value-type="time" office:time-value="PT00H19M20S" calcext:value-type="time">
            <text:p>00:19:20</text:p>
          </table:table-cell>
          <table:table-cell office:value-type="float" office:value="188.73391255424" calcext:value-type="float">
            <text:p>188.73391255424</text:p>
          </table:table-cell>
          <table:table-cell office:value-type="float" office:value="98.1278229308947" calcext:value-type="float">
            <text:p>98.1278229308947</text:p>
          </table:table-cell>
          <table:table-cell office:value-type="float" office:value="55.4471605629301" calcext:value-type="float">
            <text:p>55.4471605629301</text:p>
          </table:table-cell>
          <table:table-cell office:value-type="float" office:value="52.3809302787243" calcext:value-type="float">
            <text:p>52.3809302787243</text:p>
          </table:table-cell>
        </table:table-row>
        <table:table-row table:style-name="ro1">
          <table:table-cell office:value-type="time" office:time-value="PT00H19M30S" calcext:value-type="time">
            <text:p>00:19:30</text:p>
          </table:table-cell>
          <table:table-cell office:value-type="float" office:value="218.037783665279" calcext:value-type="float">
            <text:p>218.037783665279</text:p>
          </table:table-cell>
          <table:table-cell office:value-type="float" office:value="97.2455040851674" calcext:value-type="float">
            <text:p>97.2455040851674</text:p>
          </table:table-cell>
          <table:table-cell office:value-type="float" office:value="47.8116875249076" calcext:value-type="float">
            <text:p>47.8116875249076</text:p>
          </table:table-cell>
          <table:table-cell office:value-type="float" office:value="45.2600012945503" calcext:value-type="float">
            <text:p>45.2600012945503</text:p>
          </table:table-cell>
        </table:table-row>
        <table:table-row table:style-name="ro1">
          <table:table-cell office:value-type="time" office:time-value="PT00H19M40S" calcext:value-type="time">
            <text:p>00:19:40</text:p>
          </table:table-cell>
          <table:table-cell office:value-type="float" office:value="205.615236087395" calcext:value-type="float">
            <text:p>205.615236087395</text:p>
          </table:table-cell>
          <table:table-cell office:value-type="float" office:value="110.995532223048" calcext:value-type="float">
            <text:p>110.995532223048</text:p>
          </table:table-cell>
          <table:table-cell office:value-type="float" office:value="50.8118312250373" calcext:value-type="float">
            <text:p>50.8118312250373</text:p>
          </table:table-cell>
          <table:table-cell office:value-type="float" office:value="60.6386871811972" calcext:value-type="float">
            <text:p>60.6386871811972</text:p>
          </table:table-cell>
        </table:table-row>
        <table:table-row table:style-name="ro1">
          <table:table-cell office:value-type="time" office:time-value="PT00H19M50S" calcext:value-type="time">
            <text:p>00:19:50</text:p>
          </table:table-cell>
          <table:table-cell office:value-type="float" office:value="201.694300444444" calcext:value-type="float">
            <text:p>201.694300444444</text:p>
          </table:table-cell>
          <table:table-cell office:value-type="float" office:value="112.137181685731" calcext:value-type="float">
            <text:p>112.137181685731</text:p>
          </table:table-cell>
          <table:table-cell office:value-type="float" office:value="35.7652940588539" calcext:value-type="float">
            <text:p>35.7652940588539</text:p>
          </table:table-cell>
          <table:table-cell office:value-type="float" office:value="43.4790871683037" calcext:value-type="float">
            <text:p>43.4790871683037</text:p>
          </table:table-cell>
        </table:table-row>
        <table:table-row table:style-name="ro1">
          <table:table-cell office:value-type="time" office:time-value="PT00H20M00S" calcext:value-type="time">
            <text:p>00:20:00</text:p>
          </table:table-cell>
          <table:table-cell office:value-type="float" office:value="187.263468269939" calcext:value-type="float">
            <text:p>187.263468269939</text:p>
          </table:table-cell>
          <table:table-cell office:value-type="float" office:value="101.525788695652" calcext:value-type="float">
            <text:p>101.525788695652</text:p>
          </table:table-cell>
          <table:table-cell office:value-type="float" office:value="39.8491562229965" calcext:value-type="float">
            <text:p>39.8491562229965</text:p>
          </table:table-cell>
          <table:table-cell office:value-type="float" office:value="47.6583035302752" calcext:value-type="float">
            <text:p>47.6583035302752</text:p>
          </table:table-cell>
        </table:table-row>
        <table:table-row table:style-name="ro1">
          <table:table-cell office:value-type="time" office:time-value="PT00H20M10S" calcext:value-type="time">
            <text:p>00:20:10</text:p>
          </table:table-cell>
          <table:table-cell office:value-type="float" office:value="189.347099585145" calcext:value-type="float">
            <text:p>189.347099585145</text:p>
          </table:table-cell>
          <table:table-cell office:value-type="float" office:value="99.5895939367366" calcext:value-type="float">
            <text:p>99.5895939367366</text:p>
          </table:table-cell>
          <table:table-cell office:value-type="float" office:value="50.2642002570016" calcext:value-type="float">
            <text:p>50.2642002570016</text:p>
          </table:table-cell>
          <table:table-cell office:value-type="float" office:value="39.4304987157672" calcext:value-type="float">
            <text:p>39.4304987157672</text:p>
          </table:table-cell>
        </table:table-row>
        <table:table-row table:style-name="ro1">
          <table:table-cell office:value-type="time" office:time-value="PT00H20M20S" calcext:value-type="time">
            <text:p>00:20:20</text:p>
          </table:table-cell>
          <table:table-cell office:value-type="float" office:value="182.717026654815" calcext:value-type="float">
            <text:p>182.717026654815</text:p>
          </table:table-cell>
          <table:table-cell office:value-type="float" office:value="99.4067509673121" calcext:value-type="float">
            <text:p>99.4067509673121</text:p>
          </table:table-cell>
          <table:table-cell office:value-type="float" office:value="41.8242974851081" calcext:value-type="float">
            <text:p>41.8242974851081</text:p>
          </table:table-cell>
          <table:table-cell office:value-type="float" office:value="45.2926205092561" calcext:value-type="float">
            <text:p>45.2926205092561</text:p>
          </table:table-cell>
        </table:table-row>
        <table:table-row table:style-name="ro1">
          <table:table-cell office:value-type="time" office:time-value="PT00H20M30S" calcext:value-type="time">
            <text:p>00:20:30</text:p>
          </table:table-cell>
          <table:table-cell office:value-type="float" office:value="196.082917602911" calcext:value-type="float">
            <text:p>196.082917602911</text:p>
          </table:table-cell>
          <table:table-cell office:value-type="float" office:value="96.9637211318637" calcext:value-type="float">
            <text:p>96.9637211318637</text:p>
          </table:table-cell>
          <table:table-cell office:value-type="float" office:value="51.7649975441608" calcext:value-type="float">
            <text:p>51.7649975441608</text:p>
          </table:table-cell>
          <table:table-cell office:value-type="float" office:value="45.7466188257507" calcext:value-type="float">
            <text:p>45.7466188257507</text:p>
          </table:table-cell>
        </table:table-row>
        <table:table-row table:style-name="ro1">
          <table:table-cell office:value-type="time" office:time-value="PT00H20M40S" calcext:value-type="time">
            <text:p>00:20:40</text:p>
          </table:table-cell>
          <table:table-cell office:value-type="float" office:value="181.615063454006" calcext:value-type="float">
            <text:p>181.615063454006</text:p>
          </table:table-cell>
          <table:table-cell office:value-type="float" office:value="99.3164290886314" calcext:value-type="float">
            <text:p>99.3164290886314</text:p>
          </table:table-cell>
          <table:table-cell office:value-type="float" office:value="46.036756949426" calcext:value-type="float">
            <text:p>46.036756949426</text:p>
          </table:table-cell>
          <table:table-cell office:value-type="float" office:value="38.961136157377" calcext:value-type="float">
            <text:p>38.961136157377</text:p>
          </table:table-cell>
        </table:table-row>
        <table:table-row table:style-name="ro1">
          <table:table-cell office:value-type="time" office:time-value="PT00H20M50S" calcext:value-type="time">
            <text:p>00:20:50</text:p>
          </table:table-cell>
          <table:table-cell office:value-type="float" office:value="203.381800051872" calcext:value-type="float">
            <text:p>203.381800051872</text:p>
          </table:table-cell>
          <table:table-cell office:value-type="float" office:value="95.7416205253828" calcext:value-type="float">
            <text:p>95.7416205253828</text:p>
          </table:table-cell>
          <table:table-cell office:value-type="float" office:value="39.9804546549113" calcext:value-type="float">
            <text:p>39.9804546549113</text:p>
          </table:table-cell>
          <table:table-cell office:value-type="float" office:value="49.8795567310658" calcext:value-type="float">
            <text:p>49.8795567310658</text:p>
          </table:table-cell>
        </table:table-row>
        <table:table-row table:style-name="ro1">
          <table:table-cell office:value-type="time" office:time-value="PT00H21M00S" calcext:value-type="time">
            <text:p>00:21:00</text:p>
          </table:table-cell>
          <table:table-cell office:value-type="float" office:value="169.72098043921" calcext:value-type="float">
            <text:p>169.72098043921</text:p>
          </table:table-cell>
          <table:table-cell office:value-type="float" office:value="103.147526267289" calcext:value-type="float">
            <text:p>103.147526267289</text:p>
          </table:table-cell>
          <table:table-cell office:value-type="float" office:value="47.0503346400876" calcext:value-type="float">
            <text:p>47.0503346400876</text:p>
          </table:table-cell>
          <table:table-cell office:value-type="float" office:value="48.707449991894" calcext:value-type="float">
            <text:p>48.707449991894</text:p>
          </table:table-cell>
        </table:table-row>
        <table:table-row table:style-name="ro1">
          <table:table-cell office:value-type="time" office:time-value="PT00H21M10S" calcext:value-type="time">
            <text:p>00:21:10</text:p>
          </table:table-cell>
          <table:table-cell office:value-type="float" office:value="209.412410075831" calcext:value-type="float">
            <text:p>209.412410075831</text:p>
          </table:table-cell>
          <table:table-cell office:value-type="float" office:value="100.425586049346" calcext:value-type="float">
            <text:p>100.425586049346</text:p>
          </table:table-cell>
          <table:table-cell office:value-type="float" office:value="42.1815257321093" calcext:value-type="float">
            <text:p>42.1815257321093</text:p>
          </table:table-cell>
          <table:table-cell office:value-type="float" office:value="45.4287896603205" calcext:value-type="float">
            <text:p>45.4287896603205</text:p>
          </table:table-cell>
        </table:table-row>
        <table:table-row table:style-name="ro1">
          <table:table-cell office:value-type="time" office:time-value="PT00H21M20S" calcext:value-type="time">
            <text:p>00:21:20</text:p>
          </table:table-cell>
          <table:table-cell office:value-type="float" office:value="190.31718211543" calcext:value-type="float">
            <text:p>190.31718211543</text:p>
          </table:table-cell>
          <table:table-cell office:value-type="float" office:value="93.4010969636888" calcext:value-type="float">
            <text:p>93.4010969636888</text:p>
          </table:table-cell>
          <table:table-cell office:value-type="float" office:value="36.0241816967139" calcext:value-type="float">
            <text:p>36.0241816967139</text:p>
          </table:table-cell>
          <table:table-cell office:value-type="float" office:value="43.0681728423073" calcext:value-type="float">
            <text:p>43.0681728423073</text:p>
          </table:table-cell>
        </table:table-row>
        <table:table-row table:style-name="ro1">
          <table:table-cell office:value-type="time" office:time-value="PT00H21M30S" calcext:value-type="time">
            <text:p>00:21:30</text:p>
          </table:table-cell>
          <table:table-cell office:value-type="float" office:value="201.548769455435" calcext:value-type="float">
            <text:p>201.548769455435</text:p>
          </table:table-cell>
          <table:table-cell office:value-type="float" office:value="98.006426692128" calcext:value-type="float">
            <text:p>98.006426692128</text:p>
          </table:table-cell>
          <table:table-cell office:value-type="float" office:value="42.7224810657673" calcext:value-type="float">
            <text:p>42.7224810657673</text:p>
          </table:table-cell>
          <table:table-cell office:value-type="float" office:value="51.2916342768166" calcext:value-type="float">
            <text:p>51.2916342768166</text:p>
          </table:table-cell>
        </table:table-row>
        <table:table-row table:style-name="ro1">
          <table:table-cell office:value-type="time" office:time-value="PT00H21M40S" calcext:value-type="time">
            <text:p>00:21:40</text:p>
          </table:table-cell>
          <table:table-cell office:value-type="float" office:value="197.415787762021" calcext:value-type="float">
            <text:p>197.415787762021</text:p>
          </table:table-cell>
          <table:table-cell office:value-type="float" office:value="93.9419770809953" calcext:value-type="float">
            <text:p>93.9419770809953</text:p>
          </table:table-cell>
          <table:table-cell office:value-type="float" office:value="47.6493489002167" calcext:value-type="float">
            <text:p>47.6493489002167</text:p>
          </table:table-cell>
          <table:table-cell office:value-type="float" office:value="40.2860334847375" calcext:value-type="float">
            <text:p>40.2860334847375</text:p>
          </table:table-cell>
        </table:table-row>
        <table:table-row table:style-name="ro1">
          <table:table-cell office:value-type="time" office:time-value="PT00H21M50S" calcext:value-type="time">
            <text:p>00:21:50</text:p>
          </table:table-cell>
          <table:table-cell office:value-type="float" office:value="185.382532465397" calcext:value-type="float">
            <text:p>185.382532465397</text:p>
          </table:table-cell>
          <table:table-cell office:value-type="float" office:value="100.279489307527" calcext:value-type="float">
            <text:p>100.279489307527</text:p>
          </table:table-cell>
          <table:table-cell office:value-type="float" office:value="38.8669652510906" calcext:value-type="float">
            <text:p>38.8669652510906</text:p>
          </table:table-cell>
          <table:table-cell office:value-type="float" office:value="50.9327096540695" calcext:value-type="float">
            <text:p>50.9327096540695</text:p>
          </table:table-cell>
        </table:table-row>
        <table:table-row table:style-name="ro1">
          <table:table-cell office:value-type="time" office:time-value="PT00H22M00S" calcext:value-type="time">
            <text:p>00:22:00</text:p>
          </table:table-cell>
          <table:table-cell office:value-type="float" office:value="176.692445390257" calcext:value-type="float">
            <text:p>176.692445390257</text:p>
          </table:table-cell>
          <table:table-cell office:value-type="float" office:value="108.634019859422" calcext:value-type="float">
            <text:p>108.634019859422</text:p>
          </table:table-cell>
          <table:table-cell office:value-type="float" office:value="59.8230068838036" calcext:value-type="float">
            <text:p>59.8230068838036</text:p>
          </table:table-cell>
          <table:table-cell office:value-type="float" office:value="40.1608130088241" calcext:value-type="float">
            <text:p>40.1608130088241</text:p>
          </table:table-cell>
        </table:table-row>
        <table:table-row table:style-name="ro1">
          <table:table-cell office:value-type="time" office:time-value="PT00H22M10S" calcext:value-type="time">
            <text:p>00:22:10</text:p>
          </table:table-cell>
          <table:table-cell office:value-type="float" office:value="193.404018899625" calcext:value-type="float">
            <text:p>193.404018899625</text:p>
          </table:table-cell>
          <table:table-cell office:value-type="float" office:value="96.0393367231865" calcext:value-type="float">
            <text:p>96.0393367231865</text:p>
          </table:table-cell>
          <table:table-cell office:value-type="float" office:value="40.5983706503688" calcext:value-type="float">
            <text:p>40.5983706503688</text:p>
          </table:table-cell>
          <table:table-cell office:value-type="float" office:value="43.6725145034339" calcext:value-type="float">
            <text:p>43.6725145034339</text:p>
          </table:table-cell>
        </table:table-row>
        <table:table-row table:style-name="ro1">
          <table:table-cell office:value-type="time" office:time-value="PT00H22M20S" calcext:value-type="time">
            <text:p>00:22:20</text:p>
          </table:table-cell>
          <table:table-cell office:value-type="float" office:value="205.232017226667" calcext:value-type="float">
            <text:p>205.232017226667</text:p>
          </table:table-cell>
          <table:table-cell office:value-type="float" office:value="95.5008965292457" calcext:value-type="float">
            <text:p>95.5008965292457</text:p>
          </table:table-cell>
          <table:table-cell office:value-type="float" office:value="43.3948672762223" calcext:value-type="float">
            <text:p>43.3948672762223</text:p>
          </table:table-cell>
          <table:table-cell office:value-type="float" office:value="67.7128697662801" calcext:value-type="float">
            <text:p>67.7128697662801</text:p>
          </table:table-cell>
        </table:table-row>
        <table:table-row table:style-name="ro1">
          <table:table-cell office:value-type="time" office:time-value="PT00H22M30S" calcext:value-type="time">
            <text:p>00:22:30</text:p>
          </table:table-cell>
          <table:table-cell office:value-type="float" office:value="182.90144646538" calcext:value-type="float">
            <text:p>182.90144646538</text:p>
          </table:table-cell>
          <table:table-cell office:value-type="float" office:value="104.593950193295" calcext:value-type="float">
            <text:p>104.593950193295</text:p>
          </table:table-cell>
          <table:table-cell office:value-type="float" office:value="45.4809819405525" calcext:value-type="float">
            <text:p>45.4809819405525</text:p>
          </table:table-cell>
          <table:table-cell office:value-type="float" office:value="46.8401009766719" calcext:value-type="float">
            <text:p>46.8401009766719</text:p>
          </table:table-cell>
        </table:table-row>
        <table:table-row table:style-name="ro1">
          <table:table-cell office:value-type="time" office:time-value="PT00H22M40S" calcext:value-type="time">
            <text:p>00:22:40</text:p>
          </table:table-cell>
          <table:table-cell office:value-type="float" office:value="195.219797804695" calcext:value-type="float">
            <text:p>195.219797804695</text:p>
          </table:table-cell>
          <table:table-cell office:value-type="float" office:value="93.6180724308984" calcext:value-type="float">
            <text:p>93.6180724308984</text:p>
          </table:table-cell>
          <table:table-cell office:value-type="float" office:value="44.5446480778629" calcext:value-type="float">
            <text:p>44.5446480778629</text:p>
          </table:table-cell>
          <table:table-cell office:value-type="float" office:value="47.8397265293805" calcext:value-type="float">
            <text:p>47.8397265293805</text:p>
          </table:table-cell>
        </table:table-row>
        <table:table-row table:style-name="ro1">
          <table:table-cell office:value-type="time" office:time-value="PT00H22M50S" calcext:value-type="time">
            <text:p>00:22:50</text:p>
          </table:table-cell>
          <table:table-cell office:value-type="float" office:value="168.130838280166" calcext:value-type="float">
            <text:p>168.130838280166</text:p>
          </table:table-cell>
          <table:table-cell office:value-type="float" office:value="98.3006856645755" calcext:value-type="float">
            <text:p>98.3006856645755</text:p>
          </table:table-cell>
          <table:table-cell office:value-type="float" office:value="55.7129770497611" calcext:value-type="float">
            <text:p>55.7129770497611</text:p>
          </table:table-cell>
          <table:table-cell office:value-type="float" office:value="59.6226980127894" calcext:value-type="float">
            <text:p>59.6226980127894</text:p>
          </table:table-cell>
        </table:table-row>
        <table:table-row table:style-name="ro1">
          <table:table-cell office:value-type="time" office:time-value="PT00H23M00S" calcext:value-type="time">
            <text:p>00:23:00</text:p>
          </table:table-cell>
          <table:table-cell office:value-type="float" office:value="211.724709253322" calcext:value-type="float">
            <text:p>211.724709253322</text:p>
          </table:table-cell>
          <table:table-cell office:value-type="float" office:value="101.06273629103" calcext:value-type="float">
            <text:p>101.06273629103</text:p>
          </table:table-cell>
          <table:table-cell office:value-type="float" office:value="44.9051693937748" calcext:value-type="float">
            <text:p>44.9051693937748</text:p>
          </table:table-cell>
          <table:table-cell office:value-type="float" office:value="43.1051767315436" calcext:value-type="float">
            <text:p>43.1051767315436</text:p>
          </table:table-cell>
        </table:table-row>
        <table:table-row table:style-name="ro1">
          <table:table-cell office:value-type="time" office:time-value="PT00H23M10S" calcext:value-type="time">
            <text:p>00:23:10</text:p>
          </table:table-cell>
          <table:table-cell office:value-type="float" office:value="186.364809981989" calcext:value-type="float">
            <text:p>186.364809981989</text:p>
          </table:table-cell>
          <table:table-cell office:value-type="float" office:value="98.2911922923045" calcext:value-type="float">
            <text:p>98.2911922923045</text:p>
          </table:table-cell>
          <table:table-cell office:value-type="float" office:value="42.5669607149675" calcext:value-type="float">
            <text:p>42.5669607149675</text:p>
          </table:table-cell>
          <table:table-cell office:value-type="float" office:value="46.1364270197988" calcext:value-type="float">
            <text:p>46.1364270197988</text:p>
          </table:table-cell>
        </table:table-row>
        <table:table-row table:style-name="ro1">
          <table:table-cell office:value-type="time" office:time-value="PT00H23M20S" calcext:value-type="time">
            <text:p>00:23:20</text:p>
          </table:table-cell>
          <table:table-cell office:value-type="float" office:value="215.92785259463" calcext:value-type="float">
            <text:p>215.92785259463</text:p>
          </table:table-cell>
          <table:table-cell office:value-type="float" office:value="105.125137420569" calcext:value-type="float">
            <text:p>105.125137420569</text:p>
          </table:table-cell>
          <table:table-cell office:value-type="float" office:value="50.8057160397752" calcext:value-type="float">
            <text:p>50.8057160397752</text:p>
          </table:table-cell>
          <table:table-cell office:value-type="float" office:value="53.871522923555" calcext:value-type="float">
            <text:p>53.871522923555</text:p>
          </table:table-cell>
        </table:table-row>
        <table:table-row table:style-name="ro1">
          <table:table-cell office:value-type="time" office:time-value="PT00H23M30S" calcext:value-type="time">
            <text:p>00:23:30</text:p>
          </table:table-cell>
          <table:table-cell office:value-type="float" office:value="182.448553887004" calcext:value-type="float">
            <text:p>182.448553887004</text:p>
          </table:table-cell>
          <table:table-cell office:value-type="float" office:value="97.8872029316302" calcext:value-type="float">
            <text:p>97.8872029316302</text:p>
          </table:table-cell>
          <table:table-cell office:value-type="float" office:value="49.2477723034953" calcext:value-type="float">
            <text:p>49.2477723034953</text:p>
          </table:table-cell>
          <table:table-cell office:value-type="float" office:value="48.3349343225367" calcext:value-type="float">
            <text:p>48.3349343225367</text:p>
          </table:table-cell>
        </table:table-row>
        <table:table-row table:style-name="ro1">
          <table:table-cell office:value-type="time" office:time-value="PT00H23M40S" calcext:value-type="time">
            <text:p>00:23:40</text:p>
          </table:table-cell>
          <table:table-cell office:value-type="float" office:value="199.387946563358" calcext:value-type="float">
            <text:p>199.387946563358</text:p>
          </table:table-cell>
          <table:table-cell office:value-type="float" office:value="95.3760233638554" calcext:value-type="float">
            <text:p>95.3760233638554</text:p>
          </table:table-cell>
          <table:table-cell office:value-type="float" office:value="40.3681548902131" calcext:value-type="float">
            <text:p>40.3681548902131</text:p>
          </table:table-cell>
          <table:table-cell office:value-type="float" office:value="42.9100253991632" calcext:value-type="float">
            <text:p>42.9100253991632</text:p>
          </table:table-cell>
        </table:table-row>
        <table:table-row table:style-name="ro1">
          <table:table-cell office:value-type="time" office:time-value="PT00H23M50S" calcext:value-type="time">
            <text:p>00:23:50</text:p>
          </table:table-cell>
          <table:table-cell office:value-type="float" office:value="168.859251598382" calcext:value-type="float">
            <text:p>168.859251598382</text:p>
          </table:table-cell>
          <table:table-cell office:value-type="float" office:value="110.981834002726" calcext:value-type="float">
            <text:p>110.981834002726</text:p>
          </table:table-cell>
          <table:table-cell office:value-type="float" office:value="51.3596701902896" calcext:value-type="float">
            <text:p>51.3596701902896</text:p>
          </table:table-cell>
          <table:table-cell office:value-type="float" office:value="41.8074184339193" calcext:value-type="float">
            <text:p>41.8074184339193</text:p>
          </table:table-cell>
        </table:table-row>
        <table:table-row table:style-name="ro1">
          <table:table-cell office:value-type="time" office:time-value="PT00H24M00S" calcext:value-type="time">
            <text:p>00:24:00</text:p>
          </table:table-cell>
          <table:table-cell office:value-type="float" office:value="218.142702286094" calcext:value-type="float">
            <text:p>218.142702286094</text:p>
          </table:table-cell>
          <table:table-cell office:value-type="float" office:value="101.267175974288" calcext:value-type="float">
            <text:p>101.267175974288</text:p>
          </table:table-cell>
          <table:table-cell office:value-type="float" office:value="54.6068958090335" calcext:value-type="float">
            <text:p>54.6068958090335</text:p>
          </table:table-cell>
          <table:table-cell office:value-type="float" office:value="43.5022998367608" calcext:value-type="float">
            <text:p>43.5022998367608</text:p>
          </table:table-cell>
        </table:table-row>
        <table:table-row table:style-name="ro1">
          <table:table-cell office:value-type="time" office:time-value="PT00H24M10S" calcext:value-type="time">
            <text:p>00:24:10</text:p>
          </table:table-cell>
          <table:table-cell office:value-type="float" office:value="182.967699405456" calcext:value-type="float">
            <text:p>182.967699405456</text:p>
          </table:table-cell>
          <table:table-cell office:value-type="float" office:value="100.731492499063" calcext:value-type="float">
            <text:p>100.731492499063</text:p>
          </table:table-cell>
          <table:table-cell office:value-type="float" office:value="36.8737670763709" calcext:value-type="float">
            <text:p>36.8737670763709</text:p>
          </table:table-cell>
          <table:table-cell office:value-type="float" office:value="50.9013853769256" calcext:value-type="float">
            <text:p>50.9013853769256</text:p>
          </table:table-cell>
        </table:table-row>
        <table:table-row table:style-name="ro1">
          <table:table-cell office:value-type="time" office:time-value="PT00H24M20S" calcext:value-type="time">
            <text:p>00:24:20</text:p>
          </table:table-cell>
          <table:table-cell office:value-type="float" office:value="190.804395391975" calcext:value-type="float">
            <text:p>190.804395391975</text:p>
          </table:table-cell>
          <table:table-cell office:value-type="float" office:value="97.0212969528331" calcext:value-type="float">
            <text:p>97.0212969528331</text:p>
          </table:table-cell>
          <table:table-cell office:value-type="float" office:value="40.9150386581778" calcext:value-type="float">
            <text:p>40.9150386581778</text:p>
          </table:table-cell>
          <table:table-cell office:value-type="float" office:value="46.4971487211823" calcext:value-type="float">
            <text:p>46.4971487211823</text:p>
          </table:table-cell>
        </table:table-row>
        <table:table-row table:style-name="ro1">
          <table:table-cell office:value-type="time" office:time-value="PT00H24M30S" calcext:value-type="time">
            <text:p>00:24:30</text:p>
          </table:table-cell>
          <table:table-cell office:value-type="float" office:value="185.140567068927" calcext:value-type="float">
            <text:p>185.140567068927</text:p>
          </table:table-cell>
          <table:table-cell office:value-type="float" office:value="99.9562577711194" calcext:value-type="float">
            <text:p>99.9562577711194</text:p>
          </table:table-cell>
          <table:table-cell office:value-type="float" office:value="56.513572049744" calcext:value-type="float">
            <text:p>56.513572049744</text:p>
          </table:table-cell>
          <table:table-cell office:value-type="float" office:value="41.7580286133909" calcext:value-type="float">
            <text:p>41.7580286133909</text:p>
          </table:table-cell>
        </table:table-row>
        <table:table-row table:style-name="ro1">
          <table:table-cell office:value-type="time" office:time-value="PT00H24M40S" calcext:value-type="time">
            <text:p>00:24:40</text:p>
          </table:table-cell>
          <table:table-cell office:value-type="float" office:value="193.955237166234" calcext:value-type="float">
            <text:p>193.955237166234</text:p>
          </table:table-cell>
          <table:table-cell office:value-type="float" office:value="100.721265479884" calcext:value-type="float">
            <text:p>100.721265479884</text:p>
          </table:table-cell>
          <table:table-cell office:value-type="float" office:value="41.8658332136863" calcext:value-type="float">
            <text:p>41.8658332136863</text:p>
          </table:table-cell>
          <table:table-cell office:value-type="float" office:value="43.4608108484054" calcext:value-type="float">
            <text:p>43.4608108484054</text:p>
          </table:table-cell>
        </table:table-row>
        <table:table-row table:style-name="ro1">
          <table:table-cell office:value-type="time" office:time-value="PT00H24M50S" calcext:value-type="time">
            <text:p>00:24:50</text:p>
          </table:table-cell>
          <table:table-cell office:value-type="float" office:value="207.282492276413" calcext:value-type="float">
            <text:p>207.282492276413</text:p>
          </table:table-cell>
          <table:table-cell office:value-type="float" office:value="102.604711111869" calcext:value-type="float">
            <text:p>102.604711111869</text:p>
          </table:table-cell>
          <table:table-cell office:value-type="float" office:value="37.9061250112721" calcext:value-type="float">
            <text:p>37.9061250112721</text:p>
          </table:table-cell>
          <table:table-cell office:value-type="float" office:value="41.9437704990144" calcext:value-type="float">
            <text:p>41.9437704990144</text:p>
          </table:table-cell>
        </table:table-row>
        <table:table-row table:style-name="ro1">
          <table:table-cell office:value-type="time" office:time-value="PT00H25M00S" calcext:value-type="time">
            <text:p>00:25:00</text:p>
          </table:table-cell>
          <table:table-cell office:value-type="float" office:value="194.383073752899" calcext:value-type="float">
            <text:p>194.383073752899</text:p>
          </table:table-cell>
          <table:table-cell office:value-type="float" office:value="106.39084792907" calcext:value-type="float">
            <text:p>106.39084792907</text:p>
          </table:table-cell>
          <table:table-cell office:value-type="float" office:value="39.6154545209532" calcext:value-type="float">
            <text:p>39.6154545209532</text:p>
          </table:table-cell>
          <table:table-cell office:value-type="float" office:value="39.7079812711656" calcext:value-type="float">
            <text:p>39.7079812711656</text:p>
          </table:table-cell>
        </table:table-row>
      </table:table>
      <table:table table:name="Prime10mMeanThreads100" table:style-name="ta1">
        <table:table-column table:style-name="co4" table:default-cell-style-name="ce5"/>
        <table:table-column table:style-name="co11" table:default-cell-style-name="ce6"/>
        <table:table-row table:style-name="ro1">
          <table:table-cell office:value-type="string" calcext:value-type="string">
            <text:p>Elapsed Time</text:p>
          </table:table-cell>
          <table:table-cell table:style-name="Default" office:value-type="string" calcext:value-type="string">
            <text:p>Thread Pool size</text:p>
          </table:table-cell>
        </table:table-row>
        <table:table-row table:style-name="ro1">
          <table:table-cell office:value-type="time" office:time-value="PT00H00M00S" calcext:value-type="time">
            <text:p>00:00:0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00H00M10S" calcext:value-type="time">
            <text:p>00:00: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0M20S" calcext:value-type="time">
            <text:p>00:00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0M30S" calcext:value-type="time">
            <text:p>00:00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0M40S" calcext:value-type="time">
            <text:p>00:00: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0M50S" calcext:value-type="time">
            <text:p>00:00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1M00S" calcext:value-type="time">
            <text:p>00:01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1M10S" calcext:value-type="time">
            <text:p>00:01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1M20S" calcext:value-type="time">
            <text:p>00:01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1M30S" calcext:value-type="time">
            <text:p>00:01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1M40S" calcext:value-type="time">
            <text:p>00:01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1M50S" calcext:value-type="time">
            <text:p>00:01: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2M00S" calcext:value-type="time">
            <text:p>00:02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2M10S" calcext:value-type="time">
            <text:p>00:02: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2M20S" calcext:value-type="time">
            <text:p>00:02: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2M30S" calcext:value-type="time">
            <text:p>00:02: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2M40S" calcext:value-type="time">
            <text:p>00:02: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2M50S" calcext:value-type="time">
            <text:p>00:02: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3M00S" calcext:value-type="time">
            <text:p>00:03: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03M10S" calcext:value-type="time">
            <text:p>00:03: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03M20S" calcext:value-type="time">
            <text:p>00:03: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3M30S" calcext:value-type="time">
            <text:p>00:03:3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03M40S" calcext:value-type="time">
            <text:p>00:03:4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03M50S" calcext:value-type="time">
            <text:p>00:03: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04M00S" calcext:value-type="time">
            <text:p>00:04: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04M10S" calcext:value-type="time">
            <text:p>00:04:1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04M20S" calcext:value-type="time">
            <text:p>00:04:2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04M30S" calcext:value-type="time">
            <text:p>00:04:3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04M40S" calcext:value-type="time">
            <text:p>00:04:4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04M50S" calcext:value-type="time">
            <text:p>00:04:5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05M00S" calcext:value-type="time">
            <text:p>00:05:0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05M10S" calcext:value-type="time">
            <text:p>00:05:1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05M20S" calcext:value-type="time">
            <text:p>00:05:2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05M30S" calcext:value-type="time">
            <text:p>00:05:3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05M40S" calcext:value-type="time">
            <text:p>00:05:4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05M50S" calcext:value-type="time">
            <text:p>00:05:5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06M00S" calcext:value-type="time">
            <text:p>00:06: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06M10S" calcext:value-type="time">
            <text:p>00:06:1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06M20S" calcext:value-type="time">
            <text:p>00:06:2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06M30S" calcext:value-type="time">
            <text:p>00:06:3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06M40S" calcext:value-type="time">
            <text:p>00:06:4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06M50S" calcext:value-type="time">
            <text:p>00:06: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07M00S" calcext:value-type="time">
            <text:p>00:07: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time" office:time-value="PT00H07M10S" calcext:value-type="time">
            <text:p>00:07:1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07M20S" calcext:value-type="time">
            <text:p>00:07:2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07M30S" calcext:value-type="time">
            <text:p>00:07:3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07M40S" calcext:value-type="time">
            <text:p>00:07:4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07M50S" calcext:value-type="time">
            <text:p>00:07: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08M00S" calcext:value-type="time">
            <text:p>00:08:0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08M10S" calcext:value-type="time">
            <text:p>00:08:1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08M20S" calcext:value-type="time">
            <text:p>00:08:2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time" office:time-value="PT00H08M30S" calcext:value-type="time">
            <text:p>00:08:3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08M40S" calcext:value-type="time">
            <text:p>00:08:4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08M50S" calcext:value-type="time">
            <text:p>00:08: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09M00S" calcext:value-type="time">
            <text:p>00:09:0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09M10S" calcext:value-type="time">
            <text:p>00:09:1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09M20S" calcext:value-type="time">
            <text:p>00:09:2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09M30S" calcext:value-type="time">
            <text:p>00:09:3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09M40S" calcext:value-type="time">
            <text:p>00:09:4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time" office:time-value="PT00H09M50S" calcext:value-type="time">
            <text:p>00:09: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10M00S" calcext:value-type="time">
            <text:p>00:10:0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10M10S" calcext:value-type="time">
            <text:p>00:10:1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10M20S" calcext:value-type="time">
            <text:p>00:10:2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10M30S" calcext:value-type="time">
            <text:p>00:10:3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10M40S" calcext:value-type="time">
            <text:p>00:10:4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10M50S" calcext:value-type="time">
            <text:p>00:10: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11M00S" calcext:value-type="time">
            <text:p>00:11: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time" office:time-value="PT00H11M10S" calcext:value-type="time">
            <text:p>00:11:1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11M20S" calcext:value-type="time">
            <text:p>00:11:2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11M30S" calcext:value-type="time">
            <text:p>00:11:3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11M40S" calcext:value-type="time">
            <text:p>00:11:4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11M50S" calcext:value-type="time">
            <text:p>00:11: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12M00S" calcext:value-type="time">
            <text:p>00:12:0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12M10S" calcext:value-type="time">
            <text:p>00:12:1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12M20S" calcext:value-type="time">
            <text:p>00:12:2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time" office:time-value="PT00H12M30S" calcext:value-type="time">
            <text:p>00:12:3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12M40S" calcext:value-type="time">
            <text:p>00:12:4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12M50S" calcext:value-type="time">
            <text:p>00:12: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13M00S" calcext:value-type="time">
            <text:p>00:13:0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13M10S" calcext:value-type="time">
            <text:p>00:13:1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13M20S" calcext:value-type="time">
            <text:p>00:13:2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13M30S" calcext:value-type="time">
            <text:p>00:13:3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13M40S" calcext:value-type="time">
            <text:p>00:13:4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time" office:time-value="PT00H13M50S" calcext:value-type="time">
            <text:p>00:13: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14M00S" calcext:value-type="time">
            <text:p>00:14:0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14M10S" calcext:value-type="time">
            <text:p>00:14:1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14M20S" calcext:value-type="time">
            <text:p>00:14:2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14M30S" calcext:value-type="time">
            <text:p>00:14:3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14M40S" calcext:value-type="time">
            <text:p>00:14:4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14M50S" calcext:value-type="time">
            <text:p>00:14: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15M00S" calcext:value-type="time">
            <text:p>00:15: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time" office:time-value="PT00H15M10S" calcext:value-type="time">
            <text:p>00:15:1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time" office:time-value="PT00H15M20S" calcext:value-type="time">
            <text:p>00:15:2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15M30S" calcext:value-type="time">
            <text:p>00:15:3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time" office:time-value="PT00H15M40S" calcext:value-type="time">
            <text:p>00:15:4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time" office:time-value="PT00H15M50S" calcext:value-type="time">
            <text:p>00:15:5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time" office:time-value="PT00H16M00S" calcext:value-type="time">
            <text:p>00:16: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time" office:time-value="PT00H16M10S" calcext:value-type="time">
            <text:p>00:16:1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time" office:time-value="PT00H16M20S" calcext:value-type="time">
            <text:p>00:16:2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time" office:time-value="PT00H16M30S" calcext:value-type="time">
            <text:p>00:16:3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time" office:time-value="PT00H16M40S" calcext:value-type="time">
            <text:p>00:16:4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16M50S" calcext:value-type="time">
            <text:p>00:16:5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time" office:time-value="PT00H17M00S" calcext:value-type="time">
            <text:p>00:17: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time" office:time-value="PT00H17M10S" calcext:value-type="time">
            <text:p>00:17: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time" office:time-value="PT00H17M20S" calcext:value-type="time">
            <text:p>00:17:2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time" office:time-value="PT00H17M30S" calcext:value-type="time">
            <text:p>00:17:3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time" office:time-value="PT00H17M40S" calcext:value-type="time">
            <text:p>00:17:4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time" office:time-value="PT00H17M50S" calcext:value-type="time">
            <text:p>00:17:5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time" office:time-value="PT00H18M00S" calcext:value-type="time">
            <text:p>00:18: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time" office:time-value="PT00H18M10S" calcext:value-type="time">
            <text:p>00:18: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time" office:time-value="PT00H18M20S" calcext:value-type="time">
            <text:p>00:18:2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time" office:time-value="PT00H18M30S" calcext:value-type="time">
            <text:p>00:18:3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time" office:time-value="PT00H18M40S" calcext:value-type="time">
            <text:p>00:18:4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time" office:time-value="PT00H18M50S" calcext:value-type="time">
            <text:p>00:18:5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time" office:time-value="PT00H19M00S" calcext:value-type="time">
            <text:p>00:19: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time" office:time-value="PT00H19M10S" calcext:value-type="time">
            <text:p>00:19: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time" office:time-value="PT00H19M20S" calcext:value-type="time">
            <text:p>00:19:2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time" office:time-value="PT00H19M30S" calcext:value-type="time">
            <text:p>00:19:3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time" office:time-value="PT00H19M40S" calcext:value-type="time">
            <text:p>00:19:4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time" office:time-value="PT00H19M50S" calcext:value-type="time">
            <text:p>00:19:5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time" office:time-value="PT00H20M00S" calcext:value-type="time">
            <text:p>00:20: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time" office:time-value="PT00H20M10S" calcext:value-type="time">
            <text:p>00:20: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time" office:time-value="PT00H20M20S" calcext:value-type="time">
            <text:p>00:20:2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time" office:time-value="PT00H20M30S" calcext:value-type="time">
            <text:p>00:20:3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time" office:time-value="PT00H20M40S" calcext:value-type="time">
            <text:p>00:20:4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time" office:time-value="PT00H20M50S" calcext:value-type="time">
            <text:p>00:20:5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time" office:time-value="PT00H21M00S" calcext:value-type="time">
            <text:p>00:21:0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time" office:time-value="PT00H21M10S" calcext:value-type="time">
            <text:p>00:21: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time" office:time-value="PT00H21M20S" calcext:value-type="time">
            <text:p>00:21:2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time" office:time-value="PT00H21M30S" calcext:value-type="time">
            <text:p>00:21:3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time" office:time-value="PT00H21M40S" calcext:value-type="time">
            <text:p>00:21:4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time" office:time-value="PT00H21M50S" calcext:value-type="time">
            <text:p>00:21:5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time" office:time-value="PT00H22M00S" calcext:value-type="time">
            <text:p>00:22:0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22M10S" calcext:value-type="time">
            <text:p>00:22:1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22M20S" calcext:value-type="time">
            <text:p>00:22:2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time" office:time-value="PT00H22M30S" calcext:value-type="time">
            <text:p>00:22:3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22M40S" calcext:value-type="time">
            <text:p>00:22:4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22M50S" calcext:value-type="time">
            <text:p>00:22: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23M00S" calcext:value-type="time">
            <text:p>00:23:0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23M10S" calcext:value-type="time">
            <text:p>00:23:1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23M20S" calcext:value-type="time">
            <text:p>00:23:2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23M30S" calcext:value-type="time">
            <text:p>00:23:3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23M40S" calcext:value-type="time">
            <text:p>00:23:4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time" office:time-value="PT00H23M50S" calcext:value-type="time">
            <text:p>00:23:5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time" office:time-value="PT00H24M00S" calcext:value-type="time">
            <text:p>00:24:0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24M10S" calcext:value-type="time">
            <text:p>00:24:1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time" office:time-value="PT00H24M20S" calcext:value-type="time">
            <text:p>00:24:2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time" office:time-value="PT00H24M30S" calcext:value-type="time">
            <text:p>00:24:3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time" office:time-value="PT00H24M40S" calcext:value-type="time">
            <text:p>00:24:4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time" office:time-value="PT00H24M50S" calcext:value-type="time">
            <text:p>00:24:5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time" office:time-value="PT00H25M00S" calcext:value-type="time">
            <text:p>00:25:00</text:p>
          </table:table-cell>
          <table:table-cell office:value-type="float" office:value="111" calcext:value-type="float">
            <text:p>111</text:p>
          </table:table-cell>
        </table:table-row>
      </table:table>
      <table:table table:name="DbRead99P100" table:style-name="ta1">
        <table:table-column table:style-name="co10" table:default-cell-style-name="ce5"/>
        <table:table-column table:style-name="co2" table:number-columns-repeated="4" table:default-cell-style-name="ce6"/>
        <table:table-row table:style-name="ro1">
          <table:table-cell office:value-type="string" calcext:value-type="string">
            <text:p>Elapsed Time</text:p>
          </table:table-cell>
          <table:table-cell table:style-name="Default" office:value-type="string" calcext:value-type="string">
            <text:p>Fixed1</text:p>
          </table:table-cell>
          <table:table-cell table:style-name="Default" office:value-type="string" calcext:value-type="string">
            <text:p>Fixed10</text:p>
          </table:table-cell>
          <table:table-cell table:style-name="Default" office:value-type="string" calcext:value-type="string">
            <text:p>Fixed100</text:p>
          </table:table-cell>
          <table:table-cell table:style-name="Default" office:value-type="string" calcext:value-type="string">
            <text:p>ADAPT-T</text:p>
          </table:table-cell>
        </table:table-row>
        <table:table-row table:style-name="ro1">
          <table:table-cell office:value-type="time" office:time-value="PT00H00M10S" calcext:value-type="time">
            <text:p>00:00:10</text:p>
          </table:table-cell>
          <table:table-cell office:value-type="float" office:value="650.117119" calcext:value-type="float">
            <text:p>650.117119</text:p>
          </table:table-cell>
          <table:table-cell office:value-type="float" office:value="637.534207" calcext:value-type="float">
            <text:p>637.534207</text:p>
          </table:table-cell>
          <table:table-cell office:value-type="float" office:value="767.557631" calcext:value-type="float">
            <text:p>767.557631</text:p>
          </table:table-cell>
          <table:table-cell office:value-type="float" office:value="662.700031" calcext:value-type="float">
            <text:p>662.700031</text:p>
          </table:table-cell>
        </table:table-row>
        <table:table-row table:style-name="ro1">
          <table:table-cell office:value-type="time" office:time-value="PT00H00M20S" calcext:value-type="time">
            <text:p>00:00:20</text:p>
          </table:table-cell>
          <table:table-cell office:value-type="float" office:value="438.304767" calcext:value-type="float">
            <text:p>438.304767</text:p>
          </table:table-cell>
          <table:table-cell office:value-type="float" office:value="1191.182335" calcext:value-type="float">
            <text:p>1191.182335</text:p>
          </table:table-cell>
          <table:table-cell office:value-type="float" office:value="847.249407" calcext:value-type="float">
            <text:p>847.249407</text:p>
          </table:table-cell>
          <table:table-cell office:value-type="float" office:value="1182.793727" calcext:value-type="float">
            <text:p>1182.793727</text:p>
          </table:table-cell>
        </table:table-row>
        <table:table-row table:style-name="ro1">
          <table:table-cell office:value-type="time" office:time-value="PT00H00M30S" calcext:value-type="time">
            <text:p>00:00:30</text:p>
          </table:table-cell>
          <table:table-cell office:value-type="float" office:value="1098.907647" calcext:value-type="float">
            <text:p>1098.907647</text:p>
          </table:table-cell>
          <table:table-cell office:value-type="float" office:value="612.368383" calcext:value-type="float">
            <text:p>612.368383</text:p>
          </table:table-cell>
          <table:table-cell office:value-type="float" office:value="161.480703" calcext:value-type="float">
            <text:p>161.480703</text:p>
          </table:table-cell>
          <table:table-cell office:value-type="float" office:value="545.259519" calcext:value-type="float">
            <text:p>545.259519</text:p>
          </table:table-cell>
        </table:table-row>
        <table:table-row table:style-name="ro1">
          <table:table-cell office:value-type="time" office:time-value="PT00H00M40S" calcext:value-type="time">
            <text:p>00:00:40</text:p>
          </table:table-cell>
          <table:table-cell office:value-type="float" office:value="679.477247" calcext:value-type="float">
            <text:p>679.477247</text:p>
          </table:table-cell>
          <table:table-cell office:value-type="float" office:value="1140.850687" calcext:value-type="float">
            <text:p>1140.850687</text:p>
          </table:table-cell>
          <table:table-cell office:value-type="float" office:value="1753.219071" calcext:value-type="float">
            <text:p>1753.219071</text:p>
          </table:table-cell>
          <table:table-cell office:value-type="float" office:value="1468.006399" calcext:value-type="float">
            <text:p>1468.006399</text:p>
          </table:table-cell>
        </table:table-row>
        <table:table-row table:style-name="ro1">
          <table:table-cell office:value-type="time" office:time-value="PT00H00M50S" calcext:value-type="time">
            <text:p>00:00:50</text:p>
          </table:table-cell>
          <table:table-cell office:value-type="float" office:value="1275.068415" calcext:value-type="float">
            <text:p>1275.068415</text:p>
          </table:table-cell>
          <table:table-cell office:value-type="float" office:value="717.225983" calcext:value-type="float">
            <text:p>717.225983</text:p>
          </table:table-cell>
          <table:table-cell office:value-type="float" office:value="612.368383" calcext:value-type="float">
            <text:p>612.368383</text:p>
          </table:table-cell>
          <table:table-cell office:value-type="float" office:value="721.420287" calcext:value-type="float">
            <text:p>721.420287</text:p>
          </table:table-cell>
        </table:table-row>
        <table:table-row table:style-name="ro1">
          <table:table-cell office:value-type="time" office:time-value="PT00H01M00S" calcext:value-type="time">
            <text:p>00:01:00</text:p>
          </table:table-cell>
          <table:table-cell office:value-type="float" office:value="742.391807" calcext:value-type="float">
            <text:p>742.391807</text:p>
          </table:table-cell>
          <table:table-cell office:value-type="float" office:value="830.472191" calcext:value-type="float">
            <text:p>830.472191</text:p>
          </table:table-cell>
          <table:table-cell office:value-type="float" office:value="612.368383" calcext:value-type="float">
            <text:p>612.368383</text:p>
          </table:table-cell>
          <table:table-cell office:value-type="float" office:value="1560.281087" calcext:value-type="float">
            <text:p>1560.281087</text:p>
          </table:table-cell>
        </table:table-row>
        <table:table-row table:style-name="ro1">
          <table:table-cell office:value-type="time" office:time-value="PT00H01M10S" calcext:value-type="time">
            <text:p>00:01:10</text:p>
          </table:table-cell>
          <table:table-cell office:value-type="float" office:value="872.415231" calcext:value-type="float">
            <text:p>872.415231</text:p>
          </table:table-cell>
          <table:table-cell office:value-type="float" office:value="1904.214015" calcext:value-type="float">
            <text:p>1904.214015</text:p>
          </table:table-cell>
          <table:table-cell office:value-type="float" office:value="562.036735" calcext:value-type="float">
            <text:p>562.036735</text:p>
          </table:table-cell>
          <table:table-cell office:value-type="float" office:value="843.055103" calcext:value-type="float">
            <text:p>843.055103</text:p>
          </table:table-cell>
        </table:table-row>
        <table:table-row table:style-name="ro1">
          <table:table-cell office:value-type="time" office:time-value="PT00H01M20S" calcext:value-type="time">
            <text:p>00:01:20</text:p>
          </table:table-cell>
          <table:table-cell office:value-type="float" office:value="2449.473535" calcext:value-type="float">
            <text:p>2449.473535</text:p>
          </table:table-cell>
          <table:table-cell office:value-type="float" office:value="616.562687" calcext:value-type="float">
            <text:p>616.562687</text:p>
          </table:table-cell>
          <table:table-cell office:value-type="float" office:value="637.534207" calcext:value-type="float">
            <text:p>637.534207</text:p>
          </table:table-cell>
          <table:table-cell office:value-type="float" office:value="545.259519" calcext:value-type="float">
            <text:p>545.259519</text:p>
          </table:table-cell>
        </table:table-row>
        <table:table-row table:style-name="ro1">
          <table:table-cell office:value-type="time" office:time-value="PT00H01M30S" calcext:value-type="time">
            <text:p>00:01:30</text:p>
          </table:table-cell>
          <table:table-cell office:value-type="float" office:value="2281.701375" calcext:value-type="float">
            <text:p>2281.701375</text:p>
          </table:table-cell>
          <table:table-cell office:value-type="float" office:value="140.509183" calcext:value-type="float">
            <text:p>140.509183</text:p>
          </table:table-cell>
          <table:table-cell office:value-type="float" office:value="616.562687" calcext:value-type="float">
            <text:p>616.562687</text:p>
          </table:table-cell>
          <table:table-cell office:value-type="float" office:value="595.591167" calcext:value-type="float">
            <text:p>595.591167</text:p>
          </table:table-cell>
        </table:table-row>
        <table:table-row table:style-name="ro1">
          <table:table-cell office:value-type="time" office:time-value="PT00H01M40S" calcext:value-type="time">
            <text:p>00:01:40</text:p>
          </table:table-cell>
          <table:table-cell office:value-type="float" office:value="2264.924159" calcext:value-type="float">
            <text:p>2264.924159</text:p>
          </table:table-cell>
          <table:table-cell office:value-type="float" office:value="591.396863" calcext:value-type="float">
            <text:p>591.396863</text:p>
          </table:table-cell>
          <table:table-cell office:value-type="float" office:value="2885.681151" calcext:value-type="float">
            <text:p>2885.681151</text:p>
          </table:table-cell>
          <table:table-cell office:value-type="float" office:value="252.706815" calcext:value-type="float">
            <text:p>252.706815</text:p>
          </table:table-cell>
        </table:table-row>
        <table:table-row table:style-name="ro1">
          <table:table-cell office:value-type="time" office:time-value="PT00H01M50S" calcext:value-type="time">
            <text:p>00:01:50</text:p>
          </table:table-cell>
          <table:table-cell office:value-type="float" office:value="2231.369727" calcext:value-type="float">
            <text:p>2231.369727</text:p>
          </table:table-cell>
          <table:table-cell office:value-type="float" office:value="515.899391" calcext:value-type="float">
            <text:p>515.899391</text:p>
          </table:table-cell>
          <table:table-cell office:value-type="float" office:value="442.499071" calcext:value-type="float">
            <text:p>442.499071</text:p>
          </table:table-cell>
          <table:table-cell office:value-type="float" office:value="526.385151" calcext:value-type="float">
            <text:p>526.385151</text:p>
          </table:table-cell>
        </table:table-row>
        <table:table-row table:style-name="ro1">
          <table:table-cell office:value-type="time" office:time-value="PT00H02M00S" calcext:value-type="time">
            <text:p>00:02:00</text:p>
          </table:table-cell>
          <table:table-cell office:value-type="float" office:value="675.282943" calcext:value-type="float">
            <text:p>675.282943</text:p>
          </table:table-cell>
          <table:table-cell office:value-type="float" office:value="583.008255" calcext:value-type="float">
            <text:p>583.008255</text:p>
          </table:table-cell>
          <table:table-cell office:value-type="float" office:value="425.721855" calcext:value-type="float">
            <text:p>425.721855</text:p>
          </table:table-cell>
          <table:table-cell office:value-type="float" office:value="553.648127" calcext:value-type="float">
            <text:p>553.648127</text:p>
          </table:table-cell>
        </table:table-row>
        <table:table-row table:style-name="ro1">
          <table:table-cell office:value-type="time" office:time-value="PT00H02M10S" calcext:value-type="time">
            <text:p>00:02:10</text:p>
          </table:table-cell>
          <table:table-cell office:value-type="float" office:value="587.202559" calcext:value-type="float">
            <text:p>587.202559</text:p>
          </table:table-cell>
          <table:table-cell office:value-type="float" office:value="608.174079" calcext:value-type="float">
            <text:p>608.174079</text:p>
          </table:table-cell>
          <table:table-cell office:value-type="float" office:value="578.813951" calcext:value-type="float">
            <text:p>578.813951</text:p>
          </table:table-cell>
          <table:table-cell office:value-type="float" office:value="562.036735" calcext:value-type="float">
            <text:p>562.036735</text:p>
          </table:table-cell>
        </table:table-row>
        <table:table-row table:style-name="ro1">
          <table:table-cell office:value-type="time" office:time-value="PT00H02M20S" calcext:value-type="time">
            <text:p>00:02:20</text:p>
          </table:table-cell>
          <table:table-cell office:value-type="float" office:value="2181.038079" calcext:value-type="float">
            <text:p>2181.038079</text:p>
          </table:table-cell>
          <table:table-cell office:value-type="float" office:value="591.396863" calcext:value-type="float">
            <text:p>591.396863</text:p>
          </table:table-cell>
          <table:table-cell office:value-type="float" office:value="696.254463" calcext:value-type="float">
            <text:p>696.254463</text:p>
          </table:table-cell>
          <table:table-cell office:value-type="float" office:value="671.088639" calcext:value-type="float">
            <text:p>671.088639</text:p>
          </table:table-cell>
        </table:table-row>
        <table:table-row table:style-name="ro1">
          <table:table-cell office:value-type="time" office:time-value="PT00H02M30S" calcext:value-type="time">
            <text:p>00:02:30</text:p>
          </table:table-cell>
          <table:table-cell office:value-type="float" office:value="2231.369727" calcext:value-type="float">
            <text:p>2231.369727</text:p>
          </table:table-cell>
          <table:table-cell office:value-type="float" office:value="583.008255" calcext:value-type="float">
            <text:p>583.008255</text:p>
          </table:table-cell>
          <table:table-cell office:value-type="float" office:value="624.951295" calcext:value-type="float">
            <text:p>624.951295</text:p>
          </table:table-cell>
          <table:table-cell office:value-type="float" office:value="1191.182335" calcext:value-type="float">
            <text:p>1191.182335</text:p>
          </table:table-cell>
        </table:table-row>
        <table:table-row table:style-name="ro1">
          <table:table-cell office:value-type="time" office:time-value="PT00H02M40S" calcext:value-type="time">
            <text:p>00:02:40</text:p>
          </table:table-cell>
          <table:table-cell office:value-type="float" office:value="2231.369727" calcext:value-type="float">
            <text:p>2231.369727</text:p>
          </table:table-cell>
          <table:table-cell office:value-type="float" office:value="591.396863" calcext:value-type="float">
            <text:p>591.396863</text:p>
          </table:table-cell>
          <table:table-cell office:value-type="float" office:value="3204.448255" calcext:value-type="float">
            <text:p>3204.448255</text:p>
          </table:table-cell>
          <table:table-cell office:value-type="float" office:value="310.378495" calcext:value-type="float">
            <text:p>310.378495</text:p>
          </table:table-cell>
        </table:table-row>
        <table:table-row table:style-name="ro1">
          <table:table-cell office:value-type="time" office:time-value="PT00H02M50S" calcext:value-type="time">
            <text:p>00:02:50</text:p>
          </table:table-cell>
          <table:table-cell office:value-type="float" office:value="2214.592511" calcext:value-type="float">
            <text:p>2214.592511</text:p>
          </table:table-cell>
          <table:table-cell office:value-type="float" office:value="629.145599" calcext:value-type="float">
            <text:p>629.145599</text:p>
          </table:table-cell>
          <table:table-cell office:value-type="float" office:value="792.723455" calcext:value-type="float">
            <text:p>792.723455</text:p>
          </table:table-cell>
          <table:table-cell office:value-type="float" office:value="180.355071" calcext:value-type="float">
            <text:p>180.355071</text:p>
          </table:table-cell>
        </table:table-row>
        <table:table-row table:style-name="ro1">
          <table:table-cell office:value-type="time" office:time-value="PT00H03M00S" calcext:value-type="time">
            <text:p>00:03:00</text:p>
          </table:table-cell>
          <table:table-cell office:value-type="float" office:value="679.477247" calcext:value-type="float">
            <text:p>679.477247</text:p>
          </table:table-cell>
          <table:table-cell office:value-type="float" office:value="616.562687" calcext:value-type="float">
            <text:p>616.562687</text:p>
          </table:table-cell>
          <table:table-cell office:value-type="float" office:value="549.453823" calcext:value-type="float">
            <text:p>549.453823</text:p>
          </table:table-cell>
          <table:table-cell office:value-type="float" office:value="419.430399" calcext:value-type="float">
            <text:p>419.430399</text:p>
          </table:table-cell>
        </table:table-row>
        <table:table-row table:style-name="ro1">
          <table:table-cell office:value-type="time" office:time-value="PT00H03M10S" calcext:value-type="time">
            <text:p>00:03:10</text:p>
          </table:table-cell>
          <table:table-cell office:value-type="float" office:value="612.368383" calcext:value-type="float">
            <text:p>612.368383</text:p>
          </table:table-cell>
          <table:table-cell office:value-type="float" office:value="624.951295" calcext:value-type="float">
            <text:p>624.951295</text:p>
          </table:table-cell>
          <table:table-cell office:value-type="float" office:value="671.088639" calcext:value-type="float">
            <text:p>671.088639</text:p>
          </table:table-cell>
          <table:table-cell office:value-type="float" office:value="603.979775" calcext:value-type="float">
            <text:p>603.979775</text:p>
          </table:table-cell>
        </table:table-row>
        <table:table-row table:style-name="ro1">
          <table:table-cell office:value-type="time" office:time-value="PT00H03M20S" calcext:value-type="time">
            <text:p>00:03:20</text:p>
          </table:table-cell>
          <table:table-cell office:value-type="float" office:value="2197.815295" calcext:value-type="float">
            <text:p>2197.815295</text:p>
          </table:table-cell>
          <table:table-cell office:value-type="float" office:value="140.509183" calcext:value-type="float">
            <text:p>140.509183</text:p>
          </table:table-cell>
          <table:table-cell office:value-type="float" office:value="838.860799" calcext:value-type="float">
            <text:p>838.860799</text:p>
          </table:table-cell>
          <table:table-cell office:value-type="float" office:value="675.282943" calcext:value-type="float">
            <text:p>675.282943</text:p>
          </table:table-cell>
        </table:table-row>
        <table:table-row table:style-name="ro1">
          <table:table-cell office:value-type="time" office:time-value="PT00H03M30S" calcext:value-type="time">
            <text:p>00:03:30</text:p>
          </table:table-cell>
          <table:table-cell office:value-type="float" office:value="2214.592511" calcext:value-type="float">
            <text:p>2214.592511</text:p>
          </table:table-cell>
          <table:table-cell office:value-type="float" office:value="637.534207" calcext:value-type="float">
            <text:p>637.534207</text:p>
          </table:table-cell>
          <table:table-cell office:value-type="float" office:value="788.529151" calcext:value-type="float">
            <text:p>788.529151</text:p>
          </table:table-cell>
          <table:table-cell office:value-type="float" office:value="595.591167" calcext:value-type="float">
            <text:p>595.591167</text:p>
          </table:table-cell>
        </table:table-row>
        <table:table-row table:style-name="ro1">
          <table:table-cell office:value-type="time" office:time-value="PT00H03M40S" calcext:value-type="time">
            <text:p>00:03:40</text:p>
          </table:table-cell>
          <table:table-cell office:value-type="float" office:value="2231.369727" calcext:value-type="float">
            <text:p>2231.369727</text:p>
          </table:table-cell>
          <table:table-cell office:value-type="float" office:value="650.117119" calcext:value-type="float">
            <text:p>650.117119</text:p>
          </table:table-cell>
          <table:table-cell office:value-type="float" office:value="1375.731711" calcext:value-type="float">
            <text:p>1375.731711</text:p>
          </table:table-cell>
          <table:table-cell office:value-type="float" office:value="415.236095" calcext:value-type="float">
            <text:p>415.236095</text:p>
          </table:table-cell>
        </table:table-row>
        <table:table-row table:style-name="ro1">
          <table:table-cell office:value-type="time" office:time-value="PT00H03M50S" calcext:value-type="time">
            <text:p>00:03:50</text:p>
          </table:table-cell>
          <table:table-cell office:value-type="float" office:value="2214.592511" calcext:value-type="float">
            <text:p>2214.592511</text:p>
          </table:table-cell>
          <table:table-cell office:value-type="float" office:value="654.311423" calcext:value-type="float">
            <text:p>654.311423</text:p>
          </table:table-cell>
          <table:table-cell office:value-type="float" office:value="826.277887" calcext:value-type="float">
            <text:p>826.277887</text:p>
          </table:table-cell>
          <table:table-cell office:value-type="float" office:value="616.562687" calcext:value-type="float">
            <text:p>616.562687</text:p>
          </table:table-cell>
        </table:table-row>
        <table:table-row table:style-name="ro1">
          <table:table-cell office:value-type="time" office:time-value="PT00H04M00S" calcext:value-type="time">
            <text:p>00:04:00</text:p>
          </table:table-cell>
          <table:table-cell office:value-type="float" office:value="2164.260863" calcext:value-type="float">
            <text:p>2164.260863</text:p>
          </table:table-cell>
          <table:table-cell office:value-type="float" office:value="637.534207" calcext:value-type="float">
            <text:p>637.534207</text:p>
          </table:table-cell>
          <table:table-cell office:value-type="float" office:value="629.145599" calcext:value-type="float">
            <text:p>629.145599</text:p>
          </table:table-cell>
          <table:table-cell office:value-type="float" office:value="595.591167" calcext:value-type="float">
            <text:p>595.591167</text:p>
          </table:table-cell>
        </table:table-row>
        <table:table-row table:style-name="ro1">
          <table:table-cell office:value-type="time" office:time-value="PT00H04M10S" calcext:value-type="time">
            <text:p>00:04:10</text:p>
          </table:table-cell>
          <table:table-cell office:value-type="float" office:value="616.562687" calcext:value-type="float">
            <text:p>616.562687</text:p>
          </table:table-cell>
          <table:table-cell office:value-type="float" office:value="134.217727" calcext:value-type="float">
            <text:p>134.217727</text:p>
          </table:table-cell>
          <table:table-cell office:value-type="float" office:value="742.391807" calcext:value-type="float">
            <text:p>742.391807</text:p>
          </table:table-cell>
          <table:table-cell office:value-type="float" office:value="574.619647" calcext:value-type="float">
            <text:p>574.619647</text:p>
          </table:table-cell>
        </table:table-row>
        <table:table-row table:style-name="ro1">
          <table:table-cell office:value-type="time" office:time-value="PT00H04M20S" calcext:value-type="time">
            <text:p>00:04:20</text:p>
          </table:table-cell>
          <table:table-cell office:value-type="float" office:value="2181.038079" calcext:value-type="float">
            <text:p>2181.038079</text:p>
          </table:table-cell>
          <table:table-cell office:value-type="float" office:value="692.060159" calcext:value-type="float">
            <text:p>692.060159</text:p>
          </table:table-cell>
          <table:table-cell office:value-type="float" office:value="742.391807" calcext:value-type="float">
            <text:p>742.391807</text:p>
          </table:table-cell>
          <table:table-cell office:value-type="float" office:value="998.244351" calcext:value-type="float">
            <text:p>998.244351</text:p>
          </table:table-cell>
        </table:table-row>
        <table:table-row table:style-name="ro1">
          <table:table-cell office:value-type="time" office:time-value="PT00H04M30S" calcext:value-type="time">
            <text:p>00:04:30</text:p>
          </table:table-cell>
          <table:table-cell office:value-type="float" office:value="2197.815295" calcext:value-type="float">
            <text:p>2197.815295</text:p>
          </table:table-cell>
          <table:table-cell office:value-type="float" office:value="637.534207" calcext:value-type="float">
            <text:p>637.534207</text:p>
          </table:table-cell>
          <table:table-cell office:value-type="float" office:value="704.643071" calcext:value-type="float">
            <text:p>704.643071</text:p>
          </table:table-cell>
          <table:table-cell office:value-type="float" office:value="679.477247" calcext:value-type="float">
            <text:p>679.477247</text:p>
          </table:table-cell>
        </table:table-row>
        <table:table-row table:style-name="ro1">
          <table:table-cell office:value-type="time" office:time-value="PT00H04M40S" calcext:value-type="time">
            <text:p>00:04:40</text:p>
          </table:table-cell>
          <table:table-cell office:value-type="float" office:value="2214.592511" calcext:value-type="float">
            <text:p>2214.592511</text:p>
          </table:table-cell>
          <table:table-cell office:value-type="float" office:value="599.785471" calcext:value-type="float">
            <text:p>599.785471</text:p>
          </table:table-cell>
          <table:table-cell office:value-type="float" office:value="1635.778559" calcext:value-type="float">
            <text:p>1635.778559</text:p>
          </table:table-cell>
          <table:table-cell office:value-type="float" office:value="530.579455" calcext:value-type="float">
            <text:p>530.579455</text:p>
          </table:table-cell>
        </table:table-row>
        <table:table-row table:style-name="ro1">
          <table:table-cell office:value-type="time" office:time-value="PT00H04M50S" calcext:value-type="time">
            <text:p>00:04:50</text:p>
          </table:table-cell>
          <table:table-cell office:value-type="float" office:value="2214.592511" calcext:value-type="float">
            <text:p>2214.592511</text:p>
          </table:table-cell>
          <table:table-cell office:value-type="float" office:value="574.619647" calcext:value-type="float">
            <text:p>574.619647</text:p>
          </table:table-cell>
          <table:table-cell office:value-type="float" office:value="981.467135" calcext:value-type="float">
            <text:p>981.467135</text:p>
          </table:table-cell>
          <table:table-cell office:value-type="float" office:value="629.145599" calcext:value-type="float">
            <text:p>629.145599</text:p>
          </table:table-cell>
        </table:table-row>
        <table:table-row table:style-name="ro1">
          <table:table-cell office:value-type="time" office:time-value="PT00H05M00S" calcext:value-type="time">
            <text:p>00:05:00</text:p>
          </table:table-cell>
          <table:table-cell office:value-type="float" office:value="2231.369727" calcext:value-type="float">
            <text:p>2231.369727</text:p>
          </table:table-cell>
          <table:table-cell office:value-type="float" office:value="118.489087" calcext:value-type="float">
            <text:p>118.489087</text:p>
          </table:table-cell>
          <table:table-cell office:value-type="float" office:value="562.036735" calcext:value-type="float">
            <text:p>562.036735</text:p>
          </table:table-cell>
          <table:table-cell office:value-type="float" office:value="641.728511" calcext:value-type="float">
            <text:p>641.728511</text:p>
          </table:table-cell>
        </table:table-row>
        <table:table-row table:style-name="ro1">
          <table:table-cell office:value-type="time" office:time-value="PT00H05M10S" calcext:value-type="time">
            <text:p>00:05:10</text:p>
          </table:table-cell>
          <table:table-cell office:value-type="float" office:value="729.808895" calcext:value-type="float">
            <text:p>729.808895</text:p>
          </table:table-cell>
          <table:table-cell office:value-type="float" office:value="654.311423" calcext:value-type="float">
            <text:p>654.311423</text:p>
          </table:table-cell>
          <table:table-cell office:value-type="float" office:value="608.174079" calcext:value-type="float">
            <text:p>608.174079</text:p>
          </table:table-cell>
          <table:table-cell office:value-type="float" office:value="629.145599" calcext:value-type="float">
            <text:p>629.145599</text:p>
          </table:table-cell>
        </table:table-row>
        <table:table-row table:style-name="ro1">
          <table:table-cell office:value-type="time" office:time-value="PT00H05M20S" calcext:value-type="time">
            <text:p>00:05:20</text:p>
          </table:table-cell>
          <table:table-cell office:value-type="float" office:value="654.311423" calcext:value-type="float">
            <text:p>654.311423</text:p>
          </table:table-cell>
          <table:table-cell office:value-type="float" office:value="658.505727" calcext:value-type="float">
            <text:p>658.505727</text:p>
          </table:table-cell>
          <table:table-cell office:value-type="float" office:value="784.334847" calcext:value-type="float">
            <text:p>784.334847</text:p>
          </table:table-cell>
          <table:table-cell office:value-type="float" office:value="641.728511" calcext:value-type="float">
            <text:p>641.728511</text:p>
          </table:table-cell>
        </table:table-row>
        <table:table-row table:style-name="ro1">
          <table:table-cell office:value-type="time" office:time-value="PT00H05M30S" calcext:value-type="time">
            <text:p>00:05:30</text:p>
          </table:table-cell>
          <table:table-cell office:value-type="float" office:value="2214.592511" calcext:value-type="float">
            <text:p>2214.592511</text:p>
          </table:table-cell>
          <table:table-cell office:value-type="float" office:value="119.013375" calcext:value-type="float">
            <text:p>119.013375</text:p>
          </table:table-cell>
          <table:table-cell office:value-type="float" office:value="608.174079" calcext:value-type="float">
            <text:p>608.174079</text:p>
          </table:table-cell>
          <table:table-cell office:value-type="float" office:value="473.956351" calcext:value-type="float">
            <text:p>473.956351</text:p>
          </table:table-cell>
        </table:table-row>
        <table:table-row table:style-name="ro1">
          <table:table-cell office:value-type="time" office:time-value="PT00H05M40S" calcext:value-type="time">
            <text:p>00:05:40</text:p>
          </table:table-cell>
          <table:table-cell office:value-type="float" office:value="2231.369727" calcext:value-type="float">
            <text:p>2231.369727</text:p>
          </table:table-cell>
          <table:table-cell office:value-type="float" office:value="658.505727" calcext:value-type="float">
            <text:p>658.505727</text:p>
          </table:table-cell>
          <table:table-cell office:value-type="float" office:value="1191.182335" calcext:value-type="float">
            <text:p>1191.182335</text:p>
          </table:table-cell>
          <table:table-cell office:value-type="float" office:value="2550.136831" calcext:value-type="float">
            <text:p>2550.136831</text:p>
          </table:table-cell>
        </table:table-row>
        <table:table-row table:style-name="ro1">
          <table:table-cell office:value-type="time" office:time-value="PT00H05M50S" calcext:value-type="time">
            <text:p>00:05:50</text:p>
          </table:table-cell>
          <table:table-cell office:value-type="float" office:value="2214.592511" calcext:value-type="float">
            <text:p>2214.592511</text:p>
          </table:table-cell>
          <table:table-cell office:value-type="float" office:value="675.282943" calcext:value-type="float">
            <text:p>675.282943</text:p>
          </table:table-cell>
          <table:table-cell office:value-type="float" office:value="838.860799" calcext:value-type="float">
            <text:p>838.860799</text:p>
          </table:table-cell>
          <table:table-cell office:value-type="float" office:value="658.505727" calcext:value-type="float">
            <text:p>658.505727</text:p>
          </table:table-cell>
        </table:table-row>
        <table:table-row table:style-name="ro1">
          <table:table-cell office:value-type="time" office:time-value="PT00H06M00S" calcext:value-type="time">
            <text:p>00:06:00</text:p>
          </table:table-cell>
          <table:table-cell office:value-type="float" office:value="2231.369727" calcext:value-type="float">
            <text:p>2231.369727</text:p>
          </table:table-cell>
          <table:table-cell office:value-type="float" office:value="120.586239" calcext:value-type="float">
            <text:p>120.586239</text:p>
          </table:table-cell>
          <table:table-cell office:value-type="float" office:value="826.277887" calcext:value-type="float">
            <text:p>826.277887</text:p>
          </table:table-cell>
          <table:table-cell office:value-type="float" office:value="360.710143" calcext:value-type="float">
            <text:p>360.710143</text:p>
          </table:table-cell>
        </table:table-row>
        <table:table-row table:style-name="ro1">
          <table:table-cell office:value-type="time" office:time-value="PT00H06M10S" calcext:value-type="time">
            <text:p>00:06:10</text:p>
          </table:table-cell>
          <table:table-cell office:value-type="float" office:value="2214.592511" calcext:value-type="float">
            <text:p>2214.592511</text:p>
          </table:table-cell>
          <table:table-cell office:value-type="float" office:value="671.088639" calcext:value-type="float">
            <text:p>671.088639</text:p>
          </table:table-cell>
          <table:table-cell office:value-type="float" office:value="1044.381695" calcext:value-type="float">
            <text:p>1044.381695</text:p>
          </table:table-cell>
          <table:table-cell office:value-type="float" office:value="675.282943" calcext:value-type="float">
            <text:p>675.282943</text:p>
          </table:table-cell>
        </table:table-row>
        <table:table-row table:style-name="ro1">
          <table:table-cell office:value-type="time" office:time-value="PT00H06M20S" calcext:value-type="time">
            <text:p>00:06:20</text:p>
          </table:table-cell>
          <table:table-cell office:value-type="float" office:value="662.700031" calcext:value-type="float">
            <text:p>662.700031</text:p>
          </table:table-cell>
          <table:table-cell office:value-type="float" office:value="2986.344447" calcext:value-type="float">
            <text:p>2986.344447</text:p>
          </table:table-cell>
          <table:table-cell office:value-type="float" office:value="851.443711" calcext:value-type="float">
            <text:p>851.443711</text:p>
          </table:table-cell>
          <table:table-cell office:value-type="float" office:value="750.780415" calcext:value-type="float">
            <text:p>750.780415</text:p>
          </table:table-cell>
        </table:table-row>
        <table:table-row table:style-name="ro1">
          <table:table-cell office:value-type="time" office:time-value="PT00H06M30S" calcext:value-type="time">
            <text:p>00:06:30</text:p>
          </table:table-cell>
          <table:table-cell office:value-type="float" office:value="2214.592511" calcext:value-type="float">
            <text:p>2214.592511</text:p>
          </table:table-cell>
          <table:table-cell office:value-type="float" office:value="125.304831" calcext:value-type="float">
            <text:p>125.304831</text:p>
          </table:table-cell>
          <table:table-cell office:value-type="float" office:value="683.671551" calcext:value-type="float">
            <text:p>683.671551</text:p>
          </table:table-cell>
          <table:table-cell office:value-type="float" office:value="545.259519" calcext:value-type="float">
            <text:p>545.259519</text:p>
          </table:table-cell>
        </table:table-row>
        <table:table-row table:style-name="ro1">
          <table:table-cell office:value-type="time" office:time-value="PT00H06M40S" calcext:value-type="time">
            <text:p>00:06:40</text:p>
          </table:table-cell>
          <table:table-cell office:value-type="float" office:value="2768.240639" calcext:value-type="float">
            <text:p>2768.240639</text:p>
          </table:table-cell>
          <table:table-cell office:value-type="float" office:value="666.894335" calcext:value-type="float">
            <text:p>666.894335</text:p>
          </table:table-cell>
          <table:table-cell office:value-type="float" office:value="1157.627903" calcext:value-type="float">
            <text:p>1157.627903</text:p>
          </table:table-cell>
          <table:table-cell office:value-type="float" office:value="1904.214015" calcext:value-type="float">
            <text:p>1904.214015</text:p>
          </table:table-cell>
        </table:table-row>
        <table:table-row table:style-name="ro1">
          <table:table-cell office:value-type="time" office:time-value="PT00H06M50S" calcext:value-type="time">
            <text:p>00:06:50</text:p>
          </table:table-cell>
          <table:table-cell office:value-type="float" office:value="2231.369727" calcext:value-type="float">
            <text:p>2231.369727</text:p>
          </table:table-cell>
          <table:table-cell office:value-type="float" office:value="717.225983" calcext:value-type="float">
            <text:p>717.225983</text:p>
          </table:table-cell>
          <table:table-cell office:value-type="float" office:value="696.254463" calcext:value-type="float">
            <text:p>696.254463</text:p>
          </table:table-cell>
          <table:table-cell office:value-type="float" office:value="641.728511" calcext:value-type="float">
            <text:p>641.728511</text:p>
          </table:table-cell>
        </table:table-row>
        <table:table-row table:style-name="ro1">
          <table:table-cell office:value-type="time" office:time-value="PT00H07M00S" calcext:value-type="time">
            <text:p>00:07:00</text:p>
          </table:table-cell>
          <table:table-cell office:value-type="float" office:value="2214.592511" calcext:value-type="float">
            <text:p>2214.592511</text:p>
          </table:table-cell>
          <table:table-cell office:value-type="float" office:value="117.440511" calcext:value-type="float">
            <text:p>117.440511</text:p>
          </table:table-cell>
          <table:table-cell office:value-type="float" office:value="1166.016511" calcext:value-type="float">
            <text:p>1166.016511</text:p>
          </table:table-cell>
          <table:table-cell office:value-type="float" office:value="177.209343" calcext:value-type="float">
            <text:p>177.209343</text:p>
          </table:table-cell>
        </table:table-row>
        <table:table-row table:style-name="ro1">
          <table:table-cell office:value-type="time" office:time-value="PT00H07M10S" calcext:value-type="time">
            <text:p>00:07:10</text:p>
          </table:table-cell>
          <table:table-cell office:value-type="float" office:value="2197.815295" calcext:value-type="float">
            <text:p>2197.815295</text:p>
          </table:table-cell>
          <table:table-cell office:value-type="float" office:value="671.088639" calcext:value-type="float">
            <text:p>671.088639</text:p>
          </table:table-cell>
          <table:table-cell office:value-type="float" office:value="708.837375" calcext:value-type="float">
            <text:p>708.837375</text:p>
          </table:table-cell>
          <table:table-cell office:value-type="float" office:value="687.865855" calcext:value-type="float">
            <text:p>687.865855</text:p>
          </table:table-cell>
        </table:table-row>
        <table:table-row table:style-name="ro1">
          <table:table-cell office:value-type="time" office:time-value="PT00H07M20S" calcext:value-type="time">
            <text:p>00:07:20</text:p>
          </table:table-cell>
          <table:table-cell office:value-type="float" office:value="671.088639" calcext:value-type="float">
            <text:p>671.088639</text:p>
          </table:table-cell>
          <table:table-cell office:value-type="float" office:value="118.489087" calcext:value-type="float">
            <text:p>118.489087</text:p>
          </table:table-cell>
          <table:table-cell office:value-type="float" office:value="759.169023" calcext:value-type="float">
            <text:p>759.169023</text:p>
          </table:table-cell>
          <table:table-cell office:value-type="float" office:value="599.785471" calcext:value-type="float">
            <text:p>599.785471</text:p>
          </table:table-cell>
        </table:table-row>
        <table:table-row table:style-name="ro1">
          <table:table-cell office:value-type="time" office:time-value="PT00H07M30S" calcext:value-type="time">
            <text:p>00:07:30</text:p>
          </table:table-cell>
          <table:table-cell office:value-type="float" office:value="2231.369727" calcext:value-type="float">
            <text:p>2231.369727</text:p>
          </table:table-cell>
          <table:table-cell office:value-type="float" office:value="687.865855" calcext:value-type="float">
            <text:p>687.865855</text:p>
          </table:table-cell>
          <table:table-cell office:value-type="float" office:value="675.282943" calcext:value-type="float">
            <text:p>675.282943</text:p>
          </table:table-cell>
          <table:table-cell office:value-type="float" office:value="859.832319" calcext:value-type="float">
            <text:p>859.832319</text:p>
          </table:table-cell>
        </table:table-row>
        <table:table-row table:style-name="ro1">
          <table:table-cell office:value-type="time" office:time-value="PT00H07M40S" calcext:value-type="time">
            <text:p>00:07:40</text:p>
          </table:table-cell>
          <table:table-cell office:value-type="float" office:value="4244.635647" calcext:value-type="float">
            <text:p>4244.635647</text:p>
          </table:table-cell>
          <table:table-cell office:value-type="float" office:value="675.282943" calcext:value-type="float">
            <text:p>675.282943</text:p>
          </table:table-cell>
          <table:table-cell office:value-type="float" office:value="1090.519039" calcext:value-type="float">
            <text:p>1090.519039</text:p>
          </table:table-cell>
          <table:table-cell office:value-type="float" office:value="2667.577343" calcext:value-type="float">
            <text:p>2667.577343</text:p>
          </table:table-cell>
        </table:table-row>
        <table:table-row table:style-name="ro1">
          <table:table-cell office:value-type="time" office:time-value="PT00H07M50S" calcext:value-type="time">
            <text:p>00:07:50</text:p>
          </table:table-cell>
          <table:table-cell office:value-type="float" office:value="2214.592511" calcext:value-type="float">
            <text:p>2214.592511</text:p>
          </table:table-cell>
          <table:table-cell office:value-type="float" office:value="117.440511" calcext:value-type="float">
            <text:p>117.440511</text:p>
          </table:table-cell>
          <table:table-cell office:value-type="float" office:value="754.974719" calcext:value-type="float">
            <text:p>754.974719</text:p>
          </table:table-cell>
          <table:table-cell office:value-type="float" office:value="473.956351" calcext:value-type="float">
            <text:p>473.956351</text:p>
          </table:table-cell>
        </table:table-row>
        <table:table-row table:style-name="ro1">
          <table:table-cell office:value-type="time" office:time-value="PT00H08M00S" calcext:value-type="time">
            <text:p>00:08:00</text:p>
          </table:table-cell>
          <table:table-cell office:value-type="float" office:value="2214.592511" calcext:value-type="float">
            <text:p>2214.592511</text:p>
          </table:table-cell>
          <table:table-cell office:value-type="float" office:value="679.477247" calcext:value-type="float">
            <text:p>679.477247</text:p>
          </table:table-cell>
          <table:table-cell office:value-type="float" office:value="771.751935" calcext:value-type="float">
            <text:p>771.751935</text:p>
          </table:table-cell>
          <table:table-cell office:value-type="float" office:value="629.145599" calcext:value-type="float">
            <text:p>629.145599</text:p>
          </table:table-cell>
        </table:table-row>
        <table:table-row table:style-name="ro1">
          <table:table-cell office:value-type="time" office:time-value="PT00H08M10S" calcext:value-type="time">
            <text:p>00:08:10</text:p>
          </table:table-cell>
          <table:table-cell office:value-type="float" office:value="2214.592511" calcext:value-type="float">
            <text:p>2214.592511</text:p>
          </table:table-cell>
          <table:table-cell office:value-type="float" office:value="115.343359" calcext:value-type="float">
            <text:p>115.343359</text:p>
          </table:table-cell>
          <table:table-cell office:value-type="float" office:value="679.477247" calcext:value-type="float">
            <text:p>679.477247</text:p>
          </table:table-cell>
          <table:table-cell office:value-type="float" office:value="346.030079" calcext:value-type="float">
            <text:p>346.030079</text:p>
          </table:table-cell>
        </table:table-row>
        <table:table-row table:style-name="ro1">
          <table:table-cell office:value-type="time" office:time-value="PT00H08M20S" calcext:value-type="time">
            <text:p>00:08:20</text:p>
          </table:table-cell>
          <table:table-cell office:value-type="float" office:value="780.140543" calcext:value-type="float">
            <text:p>780.140543</text:p>
          </table:table-cell>
          <table:table-cell office:value-type="float" office:value="650.117119" calcext:value-type="float">
            <text:p>650.117119</text:p>
          </table:table-cell>
          <table:table-cell office:value-type="float" office:value="801.112063" calcext:value-type="float">
            <text:p>801.112063</text:p>
          </table:table-cell>
          <table:table-cell office:value-type="float" office:value="750.780415" calcext:value-type="float">
            <text:p>750.780415</text:p>
          </table:table-cell>
        </table:table-row>
        <table:table-row table:style-name="ro1">
          <table:table-cell office:value-type="time" office:time-value="PT00H08M30S" calcext:value-type="time">
            <text:p>00:08:30</text:p>
          </table:table-cell>
          <table:table-cell office:value-type="float" office:value="679.477247" calcext:value-type="float">
            <text:p>679.477247</text:p>
          </table:table-cell>
          <table:table-cell office:value-type="float" office:value="124.256255" calcext:value-type="float">
            <text:p>124.256255</text:p>
          </table:table-cell>
          <table:table-cell office:value-type="float" office:value="822.083583" calcext:value-type="float">
            <text:p>822.083583</text:p>
          </table:table-cell>
          <table:table-cell office:value-type="float" office:value="553.648127" calcext:value-type="float">
            <text:p>553.648127</text:p>
          </table:table-cell>
        </table:table-row>
        <table:table-row table:style-name="ro1">
          <table:table-cell office:value-type="time" office:time-value="PT00H08M40S" calcext:value-type="time">
            <text:p>00:08:40</text:p>
          </table:table-cell>
          <table:table-cell office:value-type="float" office:value="4211.081215" calcext:value-type="float">
            <text:p>4211.081215</text:p>
          </table:table-cell>
          <table:table-cell office:value-type="float" office:value="679.477247" calcext:value-type="float">
            <text:p>679.477247</text:p>
          </table:table-cell>
          <table:table-cell office:value-type="float" office:value="1342.177279" calcext:value-type="float">
            <text:p>1342.177279</text:p>
          </table:table-cell>
          <table:table-cell office:value-type="float" office:value="985.661439" calcext:value-type="float">
            <text:p>985.661439</text:p>
          </table:table-cell>
        </table:table-row>
        <table:table-row table:style-name="ro1">
          <table:table-cell office:value-type="time" office:time-value="PT00H08M50S" calcext:value-type="time">
            <text:p>00:08:50</text:p>
          </table:table-cell>
          <table:table-cell office:value-type="float" office:value="4194.303999" calcext:value-type="float">
            <text:p>4194.303999</text:p>
          </table:table-cell>
          <table:table-cell office:value-type="float" office:value="629.145599" calcext:value-type="float">
            <text:p>629.145599</text:p>
          </table:table-cell>
          <table:table-cell office:value-type="float" office:value="2248.146943" calcext:value-type="float">
            <text:p>2248.146943</text:p>
          </table:table-cell>
          <table:table-cell office:value-type="float" office:value="432.013311" calcext:value-type="float">
            <text:p>432.013311</text:p>
          </table:table-cell>
        </table:table-row>
        <table:table-row table:style-name="ro1">
          <table:table-cell office:value-type="time" office:time-value="PT00H09M00S" calcext:value-type="time">
            <text:p>00:09:00</text:p>
          </table:table-cell>
          <table:table-cell office:value-type="float" office:value="2248.146943" calcext:value-type="float">
            <text:p>2248.146943</text:p>
          </table:table-cell>
          <table:table-cell office:value-type="float" office:value="120.586239" calcext:value-type="float">
            <text:p>120.586239</text:p>
          </table:table-cell>
          <table:table-cell office:value-type="float" office:value="1048.575999" calcext:value-type="float">
            <text:p>1048.575999</text:p>
          </table:table-cell>
          <table:table-cell office:value-type="float" office:value="662.700031" calcext:value-type="float">
            <text:p>662.700031</text:p>
          </table:table-cell>
        </table:table-row>
        <table:table-row table:style-name="ro1">
          <table:table-cell office:value-type="time" office:time-value="PT00H09M10S" calcext:value-type="time">
            <text:p>00:09:10</text:p>
          </table:table-cell>
          <table:table-cell office:value-type="float" office:value="2231.369727" calcext:value-type="float">
            <text:p>2231.369727</text:p>
          </table:table-cell>
          <table:table-cell office:value-type="float" office:value="687.865855" calcext:value-type="float">
            <text:p>687.865855</text:p>
          </table:table-cell>
          <table:table-cell office:value-type="float" office:value="692.060159" calcext:value-type="float">
            <text:p>692.060159</text:p>
          </table:table-cell>
          <table:table-cell office:value-type="float" office:value="792.723455" calcext:value-type="float">
            <text:p>792.723455</text:p>
          </table:table-cell>
        </table:table-row>
        <table:table-row table:style-name="ro1">
          <table:table-cell office:value-type="time" office:time-value="PT00H09M20S" calcext:value-type="time">
            <text:p>00:09:20</text:p>
          </table:table-cell>
          <table:table-cell office:value-type="float" office:value="759.169023" calcext:value-type="float">
            <text:p>759.169023</text:p>
          </table:table-cell>
          <table:table-cell office:value-type="float" office:value="120.061951" calcext:value-type="float">
            <text:p>120.061951</text:p>
          </table:table-cell>
          <table:table-cell office:value-type="float" office:value="834.666495" calcext:value-type="float">
            <text:p>834.666495</text:p>
          </table:table-cell>
          <table:table-cell office:value-type="float" office:value="534.773759" calcext:value-type="float">
            <text:p>534.773759</text:p>
          </table:table-cell>
        </table:table-row>
        <table:table-row table:style-name="ro1">
          <table:table-cell office:value-type="time" office:time-value="PT00H09M30S" calcext:value-type="time">
            <text:p>00:09:30</text:p>
          </table:table-cell>
          <table:table-cell office:value-type="float" office:value="767.557631" calcext:value-type="float">
            <text:p>767.557631</text:p>
          </table:table-cell>
          <table:table-cell office:value-type="float" office:value="679.477247" calcext:value-type="float">
            <text:p>679.477247</text:p>
          </table:table-cell>
          <table:table-cell office:value-type="float" office:value="700.448767" calcext:value-type="float">
            <text:p>700.448767</text:p>
          </table:table-cell>
          <table:table-cell office:value-type="float" office:value="595.591167" calcext:value-type="float">
            <text:p>595.591167</text:p>
          </table:table-cell>
        </table:table-row>
        <table:table-row table:style-name="ro1">
          <table:table-cell office:value-type="time" office:time-value="PT00H09M40S" calcext:value-type="time">
            <text:p>00:09:40</text:p>
          </table:table-cell>
          <table:table-cell office:value-type="float" office:value="2197.815295" calcext:value-type="float">
            <text:p>2197.815295</text:p>
          </table:table-cell>
          <table:table-cell office:value-type="float" office:value="683.671551" calcext:value-type="float">
            <text:p>683.671551</text:p>
          </table:table-cell>
          <table:table-cell office:value-type="float" office:value="1300.234239" calcext:value-type="float">
            <text:p>1300.234239</text:p>
          </table:table-cell>
          <table:table-cell office:value-type="float" office:value="1929.379839" calcext:value-type="float">
            <text:p>1929.379839</text:p>
          </table:table-cell>
        </table:table-row>
        <table:table-row table:style-name="ro1">
          <table:table-cell office:value-type="time" office:time-value="PT00H09M50S" calcext:value-type="time">
            <text:p>00:09:50</text:p>
          </table:table-cell>
          <table:table-cell office:value-type="float" office:value="4244.635647" calcext:value-type="float">
            <text:p>4244.635647</text:p>
          </table:table-cell>
          <table:table-cell office:value-type="float" office:value="683.671551" calcext:value-type="float">
            <text:p>683.671551</text:p>
          </table:table-cell>
          <table:table-cell office:value-type="float" office:value="3909.091327" calcext:value-type="float">
            <text:p>3909.091327</text:p>
          </table:table-cell>
          <table:table-cell office:value-type="float" office:value="662.700031" calcext:value-type="float">
            <text:p>662.700031</text:p>
          </table:table-cell>
        </table:table-row>
        <table:table-row table:style-name="ro1">
          <table:table-cell office:value-type="time" office:time-value="PT00H10M00S" calcext:value-type="time">
            <text:p>00:10:00</text:p>
          </table:table-cell>
          <table:table-cell office:value-type="float" office:value="2214.592511" calcext:value-type="float">
            <text:p>2214.592511</text:p>
          </table:table-cell>
          <table:table-cell office:value-type="float" office:value="119.537663" calcext:value-type="float">
            <text:p>119.537663</text:p>
          </table:table-cell>
          <table:table-cell office:value-type="float" office:value="981.467135" calcext:value-type="float">
            <text:p>981.467135</text:p>
          </table:table-cell>
          <table:table-cell office:value-type="float" office:value="675.282943" calcext:value-type="float">
            <text:p>675.282943</text:p>
          </table:table-cell>
        </table:table-row>
        <table:table-row table:style-name="ro1">
          <table:table-cell office:value-type="time" office:time-value="PT00H10M10S" calcext:value-type="time">
            <text:p>00:10:10</text:p>
          </table:table-cell>
          <table:table-cell office:value-type="float" office:value="2248.146943" calcext:value-type="float">
            <text:p>2248.146943</text:p>
          </table:table-cell>
          <table:table-cell office:value-type="float" office:value="788.529151" calcext:value-type="float">
            <text:p>788.529151</text:p>
          </table:table-cell>
          <table:table-cell office:value-type="float" office:value="687.865855" calcext:value-type="float">
            <text:p>687.865855</text:p>
          </table:table-cell>
          <table:table-cell office:value-type="float" office:value="187.695103" calcext:value-type="float">
            <text:p>187.695103</text:p>
          </table:table-cell>
        </table:table-row>
        <table:table-row table:style-name="ro1">
          <table:table-cell office:value-type="time" office:time-value="PT00H10M20S" calcext:value-type="time">
            <text:p>00:10:20</text:p>
          </table:table-cell>
          <table:table-cell office:value-type="float" office:value="2231.369727" calcext:value-type="float">
            <text:p>2231.369727</text:p>
          </table:table-cell>
          <table:table-cell office:value-type="float" office:value="116.916223" calcext:value-type="float">
            <text:p>116.916223</text:p>
          </table:table-cell>
          <table:table-cell office:value-type="float" office:value="629.145599" calcext:value-type="float">
            <text:p>629.145599</text:p>
          </table:table-cell>
          <table:table-cell office:value-type="float" office:value="137.363455" calcext:value-type="float">
            <text:p>137.363455</text:p>
          </table:table-cell>
        </table:table-row>
        <table:table-row table:style-name="ro1">
          <table:table-cell office:value-type="time" office:time-value="PT00H10M30S" calcext:value-type="time">
            <text:p>00:10:30</text:p>
          </table:table-cell>
          <table:table-cell office:value-type="float" office:value="750.780415" calcext:value-type="float">
            <text:p>750.780415</text:p>
          </table:table-cell>
          <table:table-cell office:value-type="float" office:value="645.922815" calcext:value-type="float">
            <text:p>645.922815</text:p>
          </table:table-cell>
          <table:table-cell office:value-type="float" office:value="784.334847" calcext:value-type="float">
            <text:p>784.334847</text:p>
          </table:table-cell>
          <table:table-cell office:value-type="float" office:value="780.140543" calcext:value-type="float">
            <text:p>780.140543</text:p>
          </table:table-cell>
        </table:table-row>
        <table:table-row table:style-name="ro1">
          <table:table-cell office:value-type="time" office:time-value="PT00H10M40S" calcext:value-type="time">
            <text:p>00:10:40</text:p>
          </table:table-cell>
          <table:table-cell office:value-type="float" office:value="708.837375" calcext:value-type="float">
            <text:p>708.837375</text:p>
          </table:table-cell>
          <table:table-cell office:value-type="float" office:value="119.537663" calcext:value-type="float">
            <text:p>119.537663</text:p>
          </table:table-cell>
          <table:table-cell office:value-type="float" office:value="973.078527" calcext:value-type="float">
            <text:p>973.078527</text:p>
          </table:table-cell>
          <table:table-cell office:value-type="float" office:value="2684.354559" calcext:value-type="float">
            <text:p>2684.354559</text:p>
          </table:table-cell>
        </table:table-row>
        <table:table-row table:style-name="ro1">
          <table:table-cell office:value-type="time" office:time-value="PT00H10M50S" calcext:value-type="time">
            <text:p>00:10:50</text:p>
          </table:table-cell>
          <table:table-cell office:value-type="float" office:value="4211.081215" calcext:value-type="float">
            <text:p>4211.081215</text:p>
          </table:table-cell>
          <table:table-cell office:value-type="float" office:value="692.060159" calcext:value-type="float">
            <text:p>692.060159</text:p>
          </table:table-cell>
          <table:table-cell office:value-type="float" office:value="3405.774847" calcext:value-type="float">
            <text:p>3405.774847</text:p>
          </table:table-cell>
          <table:table-cell office:value-type="float" office:value="505.413631" calcext:value-type="float">
            <text:p>505.413631</text:p>
          </table:table-cell>
        </table:table-row>
        <table:table-row table:style-name="ro1">
          <table:table-cell office:value-type="time" office:time-value="PT00H11M00S" calcext:value-type="time">
            <text:p>00:11:00</text:p>
          </table:table-cell>
          <table:table-cell office:value-type="float" office:value="2231.369727" calcext:value-type="float">
            <text:p>2231.369727</text:p>
          </table:table-cell>
          <table:table-cell office:value-type="float" office:value="119.013375" calcext:value-type="float">
            <text:p>119.013375</text:p>
          </table:table-cell>
          <table:table-cell office:value-type="float" office:value="864.026623" calcext:value-type="float">
            <text:p>864.026623</text:p>
          </table:table-cell>
          <table:table-cell office:value-type="float" office:value="792.723455" calcext:value-type="float">
            <text:p>792.723455</text:p>
          </table:table-cell>
        </table:table-row>
        <table:table-row table:style-name="ro1">
          <table:table-cell office:value-type="time" office:time-value="PT00H11M10S" calcext:value-type="time">
            <text:p>00:11:10</text:p>
          </table:table-cell>
          <table:table-cell office:value-type="float" office:value="2248.146943" calcext:value-type="float">
            <text:p>2248.146943</text:p>
          </table:table-cell>
          <table:table-cell office:value-type="float" office:value="679.477247" calcext:value-type="float">
            <text:p>679.477247</text:p>
          </table:table-cell>
          <table:table-cell office:value-type="float" office:value="633.339903" calcext:value-type="float">
            <text:p>633.339903</text:p>
          </table:table-cell>
          <table:table-cell office:value-type="float" office:value="2063.597567" calcext:value-type="float">
            <text:p>2063.597567</text:p>
          </table:table-cell>
        </table:table-row>
        <table:table-row table:style-name="ro1">
          <table:table-cell office:value-type="time" office:time-value="PT00H11M20S" calcext:value-type="time">
            <text:p>00:11:20</text:p>
          </table:table-cell>
          <table:table-cell office:value-type="float" office:value="2214.592511" calcext:value-type="float">
            <text:p>2214.592511</text:p>
          </table:table-cell>
          <table:table-cell office:value-type="float" office:value="120.061951" calcext:value-type="float">
            <text:p>120.061951</text:p>
          </table:table-cell>
          <table:table-cell office:value-type="float" office:value="700.448767" calcext:value-type="float">
            <text:p>700.448767</text:p>
          </table:table-cell>
          <table:table-cell office:value-type="float" office:value="131.071999" calcext:value-type="float">
            <text:p>131.071999</text:p>
          </table:table-cell>
        </table:table-row>
        <table:table-row table:style-name="ro1">
          <table:table-cell office:value-type="time" office:time-value="PT00H11M30S" calcext:value-type="time">
            <text:p>00:11:30</text:p>
          </table:table-cell>
          <table:table-cell office:value-type="float" office:value="708.837375" calcext:value-type="float">
            <text:p>708.837375</text:p>
          </table:table-cell>
          <table:table-cell office:value-type="float" office:value="687.865855" calcext:value-type="float">
            <text:p>687.865855</text:p>
          </table:table-cell>
          <table:table-cell office:value-type="float" office:value="901.775359" calcext:value-type="float">
            <text:p>901.775359</text:p>
          </table:table-cell>
          <table:table-cell office:value-type="float" office:value="381.681663" calcext:value-type="float">
            <text:p>381.681663</text:p>
          </table:table-cell>
        </table:table-row>
        <table:table-row table:style-name="ro1">
          <table:table-cell office:value-type="time" office:time-value="PT00H11M40S" calcext:value-type="time">
            <text:p>00:11:40</text:p>
          </table:table-cell>
          <table:table-cell office:value-type="float" office:value="721.420287" calcext:value-type="float">
            <text:p>721.420287</text:p>
          </table:table-cell>
          <table:table-cell office:value-type="float" office:value="704.643071" calcext:value-type="float">
            <text:p>704.643071</text:p>
          </table:table-cell>
          <table:table-cell office:value-type="float" office:value="1098.907647" calcext:value-type="float">
            <text:p>1098.907647</text:p>
          </table:table-cell>
          <table:table-cell office:value-type="float" office:value="2449.473535" calcext:value-type="float">
            <text:p>2449.473535</text:p>
          </table:table-cell>
        </table:table-row>
        <table:table-row table:style-name="ro1">
          <table:table-cell office:value-type="time" office:time-value="PT00H11M50S" calcext:value-type="time">
            <text:p>00:11:50</text:p>
          </table:table-cell>
          <table:table-cell office:value-type="float" office:value="4227.858431" calcext:value-type="float">
            <text:p>4227.858431</text:p>
          </table:table-cell>
          <table:table-cell office:value-type="float" office:value="119.537663" calcext:value-type="float">
            <text:p>119.537663</text:p>
          </table:table-cell>
          <table:table-cell office:value-type="float" office:value="1358.954495" calcext:value-type="float">
            <text:p>1358.954495</text:p>
          </table:table-cell>
          <table:table-cell office:value-type="float" office:value="809.500671" calcext:value-type="float">
            <text:p>809.500671</text:p>
          </table:table-cell>
        </table:table-row>
        <table:table-row table:style-name="ro1">
          <table:table-cell office:value-type="time" office:time-value="PT00H12M00S" calcext:value-type="time">
            <text:p>00:12:00</text:p>
          </table:table-cell>
          <table:table-cell office:value-type="float" office:value="2248.146943" calcext:value-type="float">
            <text:p>2248.146943</text:p>
          </table:table-cell>
          <table:table-cell office:value-type="float" office:value="650.117119" calcext:value-type="float">
            <text:p>650.117119</text:p>
          </table:table-cell>
          <table:table-cell office:value-type="float" office:value="843.055103" calcext:value-type="float">
            <text:p>843.055103</text:p>
          </table:table-cell>
          <table:table-cell office:value-type="float" office:value="683.671551" calcext:value-type="float">
            <text:p>683.671551</text:p>
          </table:table-cell>
        </table:table-row>
        <table:table-row table:style-name="ro1">
          <table:table-cell office:value-type="time" office:time-value="PT00H12M10S" calcext:value-type="time">
            <text:p>00:12:10</text:p>
          </table:table-cell>
          <table:table-cell office:value-type="float" office:value="2231.369727" calcext:value-type="float">
            <text:p>2231.369727</text:p>
          </table:table-cell>
          <table:table-cell office:value-type="float" office:value="113.246207" calcext:value-type="float">
            <text:p>113.246207</text:p>
          </table:table-cell>
          <table:table-cell office:value-type="float" office:value="826.277887" calcext:value-type="float">
            <text:p>826.277887</text:p>
          </table:table-cell>
          <table:table-cell office:value-type="float" office:value="119.537663" calcext:value-type="float">
            <text:p>119.537663</text:p>
          </table:table-cell>
        </table:table-row>
        <table:table-row table:style-name="ro1">
          <table:table-cell office:value-type="time" office:time-value="PT00H12M20S" calcext:value-type="time">
            <text:p>00:12:20</text:p>
          </table:table-cell>
          <table:table-cell office:value-type="float" office:value="2231.369727" calcext:value-type="float">
            <text:p>2231.369727</text:p>
          </table:table-cell>
          <table:table-cell office:value-type="float" office:value="687.865855" calcext:value-type="float">
            <text:p>687.865855</text:p>
          </table:table-cell>
          <table:table-cell office:value-type="float" office:value="675.282943" calcext:value-type="float">
            <text:p>675.282943</text:p>
          </table:table-cell>
          <table:table-cell office:value-type="float" office:value="121.634815" calcext:value-type="float">
            <text:p>121.634815</text:p>
          </table:table-cell>
        </table:table-row>
        <table:table-row table:style-name="ro1">
          <table:table-cell office:value-type="time" office:time-value="PT00H12M30S" calcext:value-type="time">
            <text:p>00:12:30</text:p>
          </table:table-cell>
          <table:table-cell office:value-type="float" office:value="784.334847" calcext:value-type="float">
            <text:p>784.334847</text:p>
          </table:table-cell>
          <table:table-cell office:value-type="float" office:value="119.537663" calcext:value-type="float">
            <text:p>119.537663</text:p>
          </table:table-cell>
          <table:table-cell office:value-type="float" office:value="872.415231" calcext:value-type="float">
            <text:p>872.415231</text:p>
          </table:table-cell>
          <table:table-cell office:value-type="float" office:value="111.673343" calcext:value-type="float">
            <text:p>111.673343</text:p>
          </table:table-cell>
        </table:table-row>
        <table:table-row table:style-name="ro1">
          <table:table-cell office:value-type="time" office:time-value="PT00H12M40S" calcext:value-type="time">
            <text:p>00:12:40</text:p>
          </table:table-cell>
          <table:table-cell office:value-type="float" office:value="704.643071" calcext:value-type="float">
            <text:p>704.643071</text:p>
          </table:table-cell>
          <table:table-cell office:value-type="float" office:value="675.282943" calcext:value-type="float">
            <text:p>675.282943</text:p>
          </table:table-cell>
          <table:table-cell office:value-type="float" office:value="1090.519039" calcext:value-type="float">
            <text:p>1090.519039</text:p>
          </table:table-cell>
          <table:table-cell office:value-type="float" office:value="734.003199" calcext:value-type="float">
            <text:p>734.003199</text:p>
          </table:table-cell>
        </table:table-row>
        <table:table-row table:style-name="ro1">
          <table:table-cell office:value-type="time" office:time-value="PT00H12M50S" calcext:value-type="time">
            <text:p>00:12:50</text:p>
          </table:table-cell>
          <table:table-cell office:value-type="float" office:value="2835.349503" calcext:value-type="float">
            <text:p>2835.349503</text:p>
          </table:table-cell>
          <table:table-cell office:value-type="float" office:value="119.013375" calcext:value-type="float">
            <text:p>119.013375</text:p>
          </table:table-cell>
          <table:table-cell office:value-type="float" office:value="1342.177279" calcext:value-type="float">
            <text:p>1342.177279</text:p>
          </table:table-cell>
          <table:table-cell office:value-type="float" office:value="692.060159" calcext:value-type="float">
            <text:p>692.060159</text:p>
          </table:table-cell>
        </table:table-row>
        <table:table-row table:style-name="ro1">
          <table:table-cell office:value-type="time" office:time-value="PT00H13M00S" calcext:value-type="time">
            <text:p>00:13:00</text:p>
          </table:table-cell>
          <table:table-cell office:value-type="float" office:value="2231.369727" calcext:value-type="float">
            <text:p>2231.369727</text:p>
          </table:table-cell>
          <table:table-cell office:value-type="float" office:value="2667.577343" calcext:value-type="float">
            <text:p>2667.577343</text:p>
          </table:table-cell>
          <table:table-cell office:value-type="float" office:value="796.917759" calcext:value-type="float">
            <text:p>796.917759</text:p>
          </table:table-cell>
          <table:table-cell office:value-type="float" office:value="120.061951" calcext:value-type="float">
            <text:p>120.061951</text:p>
          </table:table-cell>
        </table:table-row>
        <table:table-row table:style-name="ro1">
          <table:table-cell office:value-type="time" office:time-value="PT00H13M10S" calcext:value-type="time">
            <text:p>00:13:10</text:p>
          </table:table-cell>
          <table:table-cell office:value-type="float" office:value="2214.592511" calcext:value-type="float">
            <text:p>2214.592511</text:p>
          </table:table-cell>
          <table:table-cell office:value-type="float" office:value="117.964799" calcext:value-type="float">
            <text:p>117.964799</text:p>
          </table:table-cell>
          <table:table-cell office:value-type="float" office:value="847.249407" calcext:value-type="float">
            <text:p>847.249407</text:p>
          </table:table-cell>
          <table:table-cell office:value-type="float" office:value="679.477247" calcext:value-type="float">
            <text:p>679.477247</text:p>
          </table:table-cell>
        </table:table-row>
        <table:table-row table:style-name="ro1">
          <table:table-cell office:value-type="time" office:time-value="PT00H13M20S" calcext:value-type="time">
            <text:p>00:13:20</text:p>
          </table:table-cell>
          <table:table-cell office:value-type="float" office:value="2214.592511" calcext:value-type="float">
            <text:p>2214.592511</text:p>
          </table:table-cell>
          <table:table-cell office:value-type="float" office:value="683.671551" calcext:value-type="float">
            <text:p>683.671551</text:p>
          </table:table-cell>
          <table:table-cell office:value-type="float" office:value="650.117119" calcext:value-type="float">
            <text:p>650.117119</text:p>
          </table:table-cell>
          <table:table-cell office:value-type="float" office:value="119.537663" calcext:value-type="float">
            <text:p>119.537663</text:p>
          </table:table-cell>
        </table:table-row>
        <table:table-row table:style-name="ro1">
          <table:table-cell office:value-type="time" office:time-value="PT00H13M30S" calcext:value-type="time">
            <text:p>00:13:30</text:p>
          </table:table-cell>
          <table:table-cell office:value-type="float" office:value="2197.815295" calcext:value-type="float">
            <text:p>2197.815295</text:p>
          </table:table-cell>
          <table:table-cell office:value-type="float" office:value="122.683391" calcext:value-type="float">
            <text:p>122.683391</text:p>
          </table:table-cell>
          <table:table-cell office:value-type="float" office:value="750.780415" calcext:value-type="float">
            <text:p>750.780415</text:p>
          </table:table-cell>
          <table:table-cell office:value-type="float" office:value="683.671551" calcext:value-type="float">
            <text:p>683.671551</text:p>
          </table:table-cell>
        </table:table-row>
        <table:table-row table:style-name="ro1">
          <table:table-cell office:value-type="time" office:time-value="PT00H13M40S" calcext:value-type="time">
            <text:p>00:13:40</text:p>
          </table:table-cell>
          <table:table-cell office:value-type="float" office:value="734.003199" calcext:value-type="float">
            <text:p>734.003199</text:p>
          </table:table-cell>
          <table:table-cell office:value-type="float" office:value="700.448767" calcext:value-type="float">
            <text:p>700.448767</text:p>
          </table:table-cell>
          <table:table-cell office:value-type="float" office:value="1052.770303" calcext:value-type="float">
            <text:p>1052.770303</text:p>
          </table:table-cell>
          <table:table-cell office:value-type="float" office:value="115.343359" calcext:value-type="float">
            <text:p>115.343359</text:p>
          </table:table-cell>
        </table:table-row>
        <table:table-row table:style-name="ro1">
          <table:table-cell office:value-type="time" office:time-value="PT00H13M50S" calcext:value-type="time">
            <text:p>00:13:50</text:p>
          </table:table-cell>
          <table:table-cell office:value-type="float" office:value="2181.038079" calcext:value-type="float">
            <text:p>2181.038079</text:p>
          </table:table-cell>
          <table:table-cell office:value-type="float" office:value="119.537663" calcext:value-type="float">
            <text:p>119.537663</text:p>
          </table:table-cell>
          <table:table-cell office:value-type="float" office:value="1358.954495" calcext:value-type="float">
            <text:p>1358.954495</text:p>
          </table:table-cell>
          <table:table-cell office:value-type="float" office:value="700.448767" calcext:value-type="float">
            <text:p>700.448767</text:p>
          </table:table-cell>
        </table:table-row>
        <table:table-row table:style-name="ro1">
          <table:table-cell office:value-type="time" office:time-value="PT00H14M00S" calcext:value-type="time">
            <text:p>00:14:00</text:p>
          </table:table-cell>
          <table:table-cell office:value-type="float" office:value="3355.443199" calcext:value-type="float">
            <text:p>3355.443199</text:p>
          </table:table-cell>
          <table:table-cell office:value-type="float" office:value="687.865855" calcext:value-type="float">
            <text:p>687.865855</text:p>
          </table:table-cell>
          <table:table-cell office:value-type="float" office:value="3238.002687" calcext:value-type="float">
            <text:p>3238.002687</text:p>
          </table:table-cell>
          <table:table-cell office:value-type="float" office:value="123.731967" calcext:value-type="float">
            <text:p>123.731967</text:p>
          </table:table-cell>
        </table:table-row>
        <table:table-row table:style-name="ro1">
          <table:table-cell office:value-type="time" office:time-value="PT00H14M10S" calcext:value-type="time">
            <text:p>00:14:10</text:p>
          </table:table-cell>
          <table:table-cell office:value-type="float" office:value="2164.260863" calcext:value-type="float">
            <text:p>2164.260863</text:p>
          </table:table-cell>
          <table:table-cell office:value-type="float" office:value="121.110527" calcext:value-type="float">
            <text:p>121.110527</text:p>
          </table:table-cell>
          <table:table-cell office:value-type="float" office:value="587.202559" calcext:value-type="float">
            <text:p>587.202559</text:p>
          </table:table-cell>
          <table:table-cell office:value-type="float" office:value="624.951295" calcext:value-type="float">
            <text:p>624.951295</text:p>
          </table:table-cell>
        </table:table-row>
        <table:table-row table:style-name="ro1">
          <table:table-cell office:value-type="time" office:time-value="PT00H14M20S" calcext:value-type="time">
            <text:p>00:14:20</text:p>
          </table:table-cell>
          <table:table-cell office:value-type="float" office:value="2248.146943" calcext:value-type="float">
            <text:p>2248.146943</text:p>
          </table:table-cell>
          <table:table-cell office:value-type="float" office:value="754.974719" calcext:value-type="float">
            <text:p>754.974719</text:p>
          </table:table-cell>
          <table:table-cell office:value-type="float" office:value="864.026623" calcext:value-type="float">
            <text:p>864.026623</text:p>
          </table:table-cell>
          <table:table-cell office:value-type="float" office:value="369.098751" calcext:value-type="float">
            <text:p>369.098751</text:p>
          </table:table-cell>
        </table:table-row>
        <table:table-row table:style-name="ro1">
          <table:table-cell office:value-type="time" office:time-value="PT00H14M30S" calcext:value-type="time">
            <text:p>00:14:30</text:p>
          </table:table-cell>
          <table:table-cell office:value-type="float" office:value="759.169023" calcext:value-type="float">
            <text:p>759.169023</text:p>
          </table:table-cell>
          <table:table-cell office:value-type="float" office:value="112.197631" calcext:value-type="float">
            <text:p>112.197631</text:p>
          </table:table-cell>
          <table:table-cell office:value-type="float" office:value="700.448767" calcext:value-type="float">
            <text:p>700.448767</text:p>
          </table:table-cell>
          <table:table-cell office:value-type="float" office:value="788.529151" calcext:value-type="float">
            <text:p>788.529151</text:p>
          </table:table-cell>
        </table:table-row>
        <table:table-row table:style-name="ro1">
          <table:table-cell office:value-type="time" office:time-value="PT00H14M40S" calcext:value-type="time">
            <text:p>00:14:40</text:p>
          </table:table-cell>
          <table:table-cell office:value-type="float" office:value="2197.815295" calcext:value-type="float">
            <text:p>2197.815295</text:p>
          </table:table-cell>
          <table:table-cell office:value-type="float" office:value="696.254463" calcext:value-type="float">
            <text:p>696.254463</text:p>
          </table:table-cell>
          <table:table-cell office:value-type="float" office:value="998.244351" calcext:value-type="float">
            <text:p>998.244351</text:p>
          </table:table-cell>
          <table:table-cell office:value-type="float" office:value="666.894335" calcext:value-type="float">
            <text:p>666.894335</text:p>
          </table:table-cell>
        </table:table-row>
        <table:table-row table:style-name="ro1">
          <table:table-cell office:value-type="time" office:time-value="PT00H14M50S" calcext:value-type="time">
            <text:p>00:14:50</text:p>
          </table:table-cell>
          <table:table-cell office:value-type="float" office:value="788.529151" calcext:value-type="float">
            <text:p>788.529151</text:p>
          </table:table-cell>
          <table:table-cell office:value-type="float" office:value="687.865855" calcext:value-type="float">
            <text:p>687.865855</text:p>
          </table:table-cell>
          <table:table-cell office:value-type="float" office:value="1459.617791" calcext:value-type="float">
            <text:p>1459.617791</text:p>
          </table:table-cell>
          <table:table-cell office:value-type="float" office:value="687.865855" calcext:value-type="float">
            <text:p>687.865855</text:p>
          </table:table-cell>
        </table:table-row>
        <table:table-row table:style-name="ro1">
          <table:table-cell office:value-type="time" office:time-value="PT00H15M00S" calcext:value-type="time">
            <text:p>00:15:00</text:p>
          </table:table-cell>
          <table:table-cell office:value-type="float" office:value="2181.038079" calcext:value-type="float">
            <text:p>2181.038079</text:p>
          </table:table-cell>
          <table:table-cell office:value-type="float" office:value="116.916223" calcext:value-type="float">
            <text:p>116.916223</text:p>
          </table:table-cell>
          <table:table-cell office:value-type="float" office:value="1275.068415" calcext:value-type="float">
            <text:p>1275.068415</text:p>
          </table:table-cell>
          <table:table-cell office:value-type="float" office:value="114.294783" calcext:value-type="float">
            <text:p>114.294783</text:p>
          </table:table-cell>
        </table:table-row>
        <table:table-row table:style-name="ro1">
          <table:table-cell office:value-type="time" office:time-value="PT00H15M10S" calcext:value-type="time">
            <text:p>00:15:10</text:p>
          </table:table-cell>
          <table:table-cell office:value-type="float" office:value="4177.526783" calcext:value-type="float">
            <text:p>4177.526783</text:p>
          </table:table-cell>
          <table:table-cell office:value-type="float" office:value="687.865855" calcext:value-type="float">
            <text:p>687.865855</text:p>
          </table:table-cell>
          <table:table-cell office:value-type="float" office:value="469.762047" calcext:value-type="float">
            <text:p>469.762047</text:p>
          </table:table-cell>
          <table:table-cell office:value-type="float" office:value="115.867647" calcext:value-type="float">
            <text:p>115.867647</text:p>
          </table:table-cell>
        </table:table-row>
        <table:table-row table:style-name="ro1">
          <table:table-cell office:value-type="time" office:time-value="PT00H15M20S" calcext:value-type="time">
            <text:p>00:15:20</text:p>
          </table:table-cell>
          <table:table-cell office:value-type="float" office:value="2231.369727" calcext:value-type="float">
            <text:p>2231.369727</text:p>
          </table:table-cell>
          <table:table-cell office:value-type="float" office:value="122.683391" calcext:value-type="float">
            <text:p>122.683391</text:p>
          </table:table-cell>
          <table:table-cell office:value-type="float" office:value="792.723455" calcext:value-type="float">
            <text:p>792.723455</text:p>
          </table:table-cell>
          <table:table-cell office:value-type="float" office:value="121.634815" calcext:value-type="float">
            <text:p>121.634815</text:p>
          </table:table-cell>
        </table:table-row>
        <table:table-row table:style-name="ro1">
          <table:table-cell office:value-type="time" office:time-value="PT00H15M30S" calcext:value-type="time">
            <text:p>00:15:30</text:p>
          </table:table-cell>
          <table:table-cell office:value-type="float" office:value="2214.592511" calcext:value-type="float">
            <text:p>2214.592511</text:p>
          </table:table-cell>
          <table:table-cell office:value-type="float" office:value="675.282943" calcext:value-type="float">
            <text:p>675.282943</text:p>
          </table:table-cell>
          <table:table-cell office:value-type="float" office:value="1015.021567" calcext:value-type="float">
            <text:p>1015.021567</text:p>
          </table:table-cell>
          <table:table-cell office:value-type="float" office:value="725.614591" calcext:value-type="float">
            <text:p>725.614591</text:p>
          </table:table-cell>
        </table:table-row>
        <table:table-row table:style-name="ro1">
          <table:table-cell office:value-type="time" office:time-value="PT00H15M40S" calcext:value-type="time">
            <text:p>00:15:40</text:p>
          </table:table-cell>
          <table:table-cell office:value-type="float" office:value="2197.815295" calcext:value-type="float">
            <text:p>2197.815295</text:p>
          </table:table-cell>
          <table:table-cell office:value-type="float" office:value="112.721919" calcext:value-type="float">
            <text:p>112.721919</text:p>
          </table:table-cell>
          <table:table-cell office:value-type="float" office:value="746.586111" calcext:value-type="float">
            <text:p>746.586111</text:p>
          </table:table-cell>
          <table:table-cell office:value-type="float" office:value="658.505727" calcext:value-type="float">
            <text:p>658.505727</text:p>
          </table:table-cell>
        </table:table-row>
        <table:table-row table:style-name="ro1">
          <table:table-cell office:value-type="time" office:time-value="PT00H15M50S" calcext:value-type="time">
            <text:p>00:15:50</text:p>
          </table:table-cell>
          <table:table-cell office:value-type="float" office:value="2181.038079" calcext:value-type="float">
            <text:p>2181.038079</text:p>
          </table:table-cell>
          <table:table-cell office:value-type="float" office:value="692.060159" calcext:value-type="float">
            <text:p>692.060159</text:p>
          </table:table-cell>
          <table:table-cell office:value-type="float" office:value="1040.187391" calcext:value-type="float">
            <text:p>1040.187391</text:p>
          </table:table-cell>
          <table:table-cell office:value-type="float" office:value="2382.364671" calcext:value-type="float">
            <text:p>2382.364671</text:p>
          </table:table-cell>
        </table:table-row>
        <table:table-row table:style-name="ro1">
          <table:table-cell office:value-type="time" office:time-value="PT00H16M00S" calcext:value-type="time">
            <text:p>00:16:00</text:p>
          </table:table-cell>
          <table:table-cell office:value-type="float" office:value="801.112063" calcext:value-type="float">
            <text:p>801.112063</text:p>
          </table:table-cell>
          <table:table-cell office:value-type="float" office:value="120.586239" calcext:value-type="float">
            <text:p>120.586239</text:p>
          </table:table-cell>
          <table:table-cell office:value-type="float" office:value="1308.622847" calcext:value-type="float">
            <text:p>1308.622847</text:p>
          </table:table-cell>
          <table:table-cell office:value-type="float" office:value="356.515839" calcext:value-type="float">
            <text:p>356.515839</text:p>
          </table:table-cell>
        </table:table-row>
        <table:table-row table:style-name="ro1">
          <table:table-cell office:value-type="time" office:time-value="PT00H16M10S" calcext:value-type="time">
            <text:p>00:16:10</text:p>
          </table:table-cell>
          <table:table-cell office:value-type="float" office:value="4211.081215" calcext:value-type="float">
            <text:p>4211.081215</text:p>
          </table:table-cell>
          <table:table-cell office:value-type="float" office:value="746.586111" calcext:value-type="float">
            <text:p>746.586111</text:p>
          </table:table-cell>
          <table:table-cell office:value-type="float" office:value="473.956351" calcext:value-type="float">
            <text:p>473.956351</text:p>
          </table:table-cell>
          <table:table-cell office:value-type="float" office:value="700.448767" calcext:value-type="float">
            <text:p>700.448767</text:p>
          </table:table-cell>
        </table:table-row>
        <table:table-row table:style-name="ro1">
          <table:table-cell office:value-type="time" office:time-value="PT00H16M20S" calcext:value-type="time">
            <text:p>00:16:20</text:p>
          </table:table-cell>
          <table:table-cell office:value-type="float" office:value="2181.038079" calcext:value-type="float">
            <text:p>2181.038079</text:p>
          </table:table-cell>
          <table:table-cell office:value-type="float" office:value="124.780543" calcext:value-type="float">
            <text:p>124.780543</text:p>
          </table:table-cell>
          <table:table-cell office:value-type="float" office:value="729.808895" calcext:value-type="float">
            <text:p>729.808895</text:p>
          </table:table-cell>
          <table:table-cell office:value-type="float" office:value="616.562687" calcext:value-type="float">
            <text:p>616.562687</text:p>
          </table:table-cell>
        </table:table-row>
        <table:table-row table:style-name="ro1">
          <table:table-cell office:value-type="time" office:time-value="PT00H16M30S" calcext:value-type="time">
            <text:p>00:16:30</text:p>
          </table:table-cell>
          <table:table-cell office:value-type="float" office:value="2214.592511" calcext:value-type="float">
            <text:p>2214.592511</text:p>
          </table:table-cell>
          <table:table-cell office:value-type="float" office:value="692.060159" calcext:value-type="float">
            <text:p>692.060159</text:p>
          </table:table-cell>
          <table:table-cell office:value-type="float" office:value="855.638015" calcext:value-type="float">
            <text:p>855.638015</text:p>
          </table:table-cell>
          <table:table-cell office:value-type="float" office:value="717.225983" calcext:value-type="float">
            <text:p>717.225983</text:p>
          </table:table-cell>
        </table:table-row>
        <table:table-row table:style-name="ro1">
          <table:table-cell office:value-type="time" office:time-value="PT00H16M40S" calcext:value-type="time">
            <text:p>00:16:40</text:p>
          </table:table-cell>
          <table:table-cell office:value-type="float" office:value="788.529151" calcext:value-type="float">
            <text:p>788.529151</text:p>
          </table:table-cell>
          <table:table-cell office:value-type="float" office:value="116.916223" calcext:value-type="float">
            <text:p>116.916223</text:p>
          </table:table-cell>
          <table:table-cell office:value-type="float" office:value="952.107007" calcext:value-type="float">
            <text:p>952.107007</text:p>
          </table:table-cell>
          <table:table-cell office:value-type="float" office:value="771.751935" calcext:value-type="float">
            <text:p>771.751935</text:p>
          </table:table-cell>
        </table:table-row>
        <table:table-row table:style-name="ro1">
          <table:table-cell office:value-type="time" office:time-value="PT00H16M50S" calcext:value-type="time">
            <text:p>00:16:50</text:p>
          </table:table-cell>
          <table:table-cell office:value-type="float" office:value="2181.038079" calcext:value-type="float">
            <text:p>2181.038079</text:p>
          </table:table-cell>
          <table:table-cell office:value-type="float" office:value="2650.800127" calcext:value-type="float">
            <text:p>2650.800127</text:p>
          </table:table-cell>
          <table:table-cell office:value-type="float" office:value="952.107007" calcext:value-type="float">
            <text:p>952.107007</text:p>
          </table:table-cell>
          <table:table-cell office:value-type="float" office:value="2835.349503" calcext:value-type="float">
            <text:p>2835.349503</text:p>
          </table:table-cell>
        </table:table-row>
        <table:table-row table:style-name="ro1">
          <table:table-cell office:value-type="time" office:time-value="PT00H17M00S" calcext:value-type="time">
            <text:p>00:17:00</text:p>
          </table:table-cell>
          <table:table-cell office:value-type="float" office:value="2181.038079" calcext:value-type="float">
            <text:p>2181.038079</text:p>
          </table:table-cell>
          <table:table-cell office:value-type="float" office:value="112.721919" calcext:value-type="float">
            <text:p>112.721919</text:p>
          </table:table-cell>
          <table:table-cell office:value-type="float" office:value="1182.793727" calcext:value-type="float">
            <text:p>1182.793727</text:p>
          </table:table-cell>
          <table:table-cell office:value-type="float" office:value="553.648127" calcext:value-type="float">
            <text:p>553.648127</text:p>
          </table:table-cell>
        </table:table-row>
        <table:table-row table:style-name="ro1">
          <table:table-cell office:value-type="time" office:time-value="PT00H17M10S" calcext:value-type="time">
            <text:p>00:17:10</text:p>
          </table:table-cell>
          <table:table-cell office:value-type="float" office:value="4227.858431" calcext:value-type="float">
            <text:p>4227.858431</text:p>
          </table:table-cell>
          <table:table-cell office:value-type="float" office:value="746.586111" calcext:value-type="float">
            <text:p>746.586111</text:p>
          </table:table-cell>
          <table:table-cell office:value-type="float" office:value="562.036735" calcext:value-type="float">
            <text:p>562.036735</text:p>
          </table:table-cell>
          <table:table-cell office:value-type="float" office:value="135.266303" calcext:value-type="float">
            <text:p>135.266303</text:p>
          </table:table-cell>
        </table:table-row>
        <table:table-row table:style-name="ro1">
          <table:table-cell office:value-type="time" office:time-value="PT00H17M20S" calcext:value-type="time">
            <text:p>00:17:20</text:p>
          </table:table-cell>
          <table:table-cell office:value-type="float" office:value="2248.146943" calcext:value-type="float">
            <text:p>2248.146943</text:p>
          </table:table-cell>
          <table:table-cell office:value-type="float" office:value="117.440511" calcext:value-type="float">
            <text:p>117.440511</text:p>
          </table:table-cell>
          <table:table-cell office:value-type="float" office:value="901.775359" calcext:value-type="float">
            <text:p>901.775359</text:p>
          </table:table-cell>
          <table:table-cell office:value-type="float" office:value="662.700031" calcext:value-type="float">
            <text:p>662.700031</text:p>
          </table:table-cell>
        </table:table-row>
        <table:table-row table:style-name="ro1">
          <table:table-cell office:value-type="time" office:time-value="PT00H17M30S" calcext:value-type="time">
            <text:p>00:17:30</text:p>
          </table:table-cell>
          <table:table-cell office:value-type="float" office:value="2214.592511" calcext:value-type="float">
            <text:p>2214.592511</text:p>
          </table:table-cell>
          <table:table-cell office:value-type="float" office:value="742.391807" calcext:value-type="float">
            <text:p>742.391807</text:p>
          </table:table-cell>
          <table:table-cell office:value-type="float" office:value="750.780415" calcext:value-type="float">
            <text:p>750.780415</text:p>
          </table:table-cell>
          <table:table-cell office:value-type="float" office:value="587.202559" calcext:value-type="float">
            <text:p>587.202559</text:p>
          </table:table-cell>
        </table:table-row>
        <table:table-row table:style-name="ro1">
          <table:table-cell office:value-type="time" office:time-value="PT00H17M40S" calcext:value-type="time">
            <text:p>00:17:40</text:p>
          </table:table-cell>
          <table:table-cell office:value-type="float" office:value="2214.592511" calcext:value-type="float">
            <text:p>2214.592511</text:p>
          </table:table-cell>
          <table:table-cell office:value-type="float" office:value="122.683391" calcext:value-type="float">
            <text:p>122.683391</text:p>
          </table:table-cell>
          <table:table-cell office:value-type="float" office:value="1010.827263" calcext:value-type="float">
            <text:p>1010.827263</text:p>
          </table:table-cell>
          <table:table-cell office:value-type="float" office:value="943.718399" calcext:value-type="float">
            <text:p>943.718399</text:p>
          </table:table-cell>
        </table:table-row>
        <table:table-row table:style-name="ro1">
          <table:table-cell office:value-type="time" office:time-value="PT00H17M50S" calcext:value-type="time">
            <text:p>00:17:50</text:p>
          </table:table-cell>
          <table:table-cell office:value-type="float" office:value="2164.260863" calcext:value-type="float">
            <text:p>2164.260863</text:p>
          </table:table-cell>
          <table:table-cell office:value-type="float" office:value="692.060159" calcext:value-type="float">
            <text:p>692.060159</text:p>
          </table:table-cell>
          <table:table-cell office:value-type="float" office:value="939.524095" calcext:value-type="float">
            <text:p>939.524095</text:p>
          </table:table-cell>
          <table:table-cell office:value-type="float" office:value="2868.903935" calcext:value-type="float">
            <text:p>2868.903935</text:p>
          </table:table-cell>
        </table:table-row>
        <table:table-row table:style-name="ro1">
          <table:table-cell office:value-type="time" office:time-value="PT00H18M00S" calcext:value-type="time">
            <text:p>00:18:00</text:p>
          </table:table-cell>
          <table:table-cell office:value-type="float" office:value="2164.260863" calcext:value-type="float">
            <text:p>2164.260863</text:p>
          </table:table-cell>
          <table:table-cell office:value-type="float" office:value="118.489087" calcext:value-type="float">
            <text:p>118.489087</text:p>
          </table:table-cell>
          <table:table-cell office:value-type="float" office:value="1249.902591" calcext:value-type="float">
            <text:p>1249.902591</text:p>
          </table:table-cell>
          <table:table-cell office:value-type="float" office:value="666.894335" calcext:value-type="float">
            <text:p>666.894335</text:p>
          </table:table-cell>
        </table:table-row>
        <table:table-row table:style-name="ro1">
          <table:table-cell office:value-type="time" office:time-value="PT00H18M10S" calcext:value-type="time">
            <text:p>00:18:10</text:p>
          </table:table-cell>
          <table:table-cell office:value-type="float" office:value="2214.592511" calcext:value-type="float">
            <text:p>2214.592511</text:p>
          </table:table-cell>
          <table:table-cell office:value-type="float" office:value="687.865855" calcext:value-type="float">
            <text:p>687.865855</text:p>
          </table:table-cell>
          <table:table-cell office:value-type="float" office:value="666.894335" calcext:value-type="float">
            <text:p>666.894335</text:p>
          </table:table-cell>
          <table:table-cell office:value-type="float" office:value="373.293055" calcext:value-type="float">
            <text:p>373.293055</text:p>
          </table:table-cell>
        </table:table-row>
        <table:table-row table:style-name="ro1">
          <table:table-cell office:value-type="time" office:time-value="PT00H18M20S" calcext:value-type="time">
            <text:p>00:18:20</text:p>
          </table:table-cell>
          <table:table-cell office:value-type="float" office:value="2197.815295" calcext:value-type="float">
            <text:p>2197.815295</text:p>
          </table:table-cell>
          <table:table-cell office:value-type="float" office:value="120.586239" calcext:value-type="float">
            <text:p>120.586239</text:p>
          </table:table-cell>
          <table:table-cell office:value-type="float" office:value="3590.324223" calcext:value-type="float">
            <text:p>3590.324223</text:p>
          </table:table-cell>
          <table:table-cell office:value-type="float" office:value="507.510783" calcext:value-type="float">
            <text:p>507.510783</text:p>
          </table:table-cell>
        </table:table-row>
        <table:table-row table:style-name="ro1">
          <table:table-cell office:value-type="time" office:time-value="PT00H18M30S" calcext:value-type="time">
            <text:p>00:18:30</text:p>
          </table:table-cell>
          <table:table-cell office:value-type="float" office:value="2231.369727" calcext:value-type="float">
            <text:p>2231.369727</text:p>
          </table:table-cell>
          <table:table-cell office:value-type="float" office:value="637.534207" calcext:value-type="float">
            <text:p>637.534207</text:p>
          </table:table-cell>
          <table:table-cell office:value-type="float" office:value="687.865855" calcext:value-type="float">
            <text:p>687.865855</text:p>
          </table:table-cell>
          <table:table-cell office:value-type="float" office:value="692.060159" calcext:value-type="float">
            <text:p>692.060159</text:p>
          </table:table-cell>
        </table:table-row>
        <table:table-row table:style-name="ro1">
          <table:table-cell office:value-type="time" office:time-value="PT00H18M40S" calcext:value-type="time">
            <text:p>00:18:40</text:p>
          </table:table-cell>
          <table:table-cell office:value-type="float" office:value="2231.369727" calcext:value-type="float">
            <text:p>2231.369727</text:p>
          </table:table-cell>
          <table:table-cell office:value-type="float" office:value="692.060159" calcext:value-type="float">
            <text:p>692.060159</text:p>
          </table:table-cell>
          <table:table-cell office:value-type="float" office:value="989.855743" calcext:value-type="float">
            <text:p>989.855743</text:p>
          </table:table-cell>
          <table:table-cell office:value-type="float" office:value="545.259519" calcext:value-type="float">
            <text:p>545.259519</text:p>
          </table:table-cell>
        </table:table-row>
        <table:table-row table:style-name="ro1">
          <table:table-cell office:value-type="time" office:time-value="PT00H18M50S" calcext:value-type="time">
            <text:p>00:18:50</text:p>
          </table:table-cell>
          <table:table-cell office:value-type="float" office:value="817.889279" calcext:value-type="float">
            <text:p>817.889279</text:p>
          </table:table-cell>
          <table:table-cell office:value-type="float" office:value="119.537663" calcext:value-type="float">
            <text:p>119.537663</text:p>
          </table:table-cell>
          <table:table-cell office:value-type="float" office:value="1044.381695" calcext:value-type="float">
            <text:p>1044.381695</text:p>
          </table:table-cell>
          <table:table-cell office:value-type="float" office:value="964.689919" calcext:value-type="float">
            <text:p>964.689919</text:p>
          </table:table-cell>
        </table:table-row>
        <table:table-row table:style-name="ro1">
          <table:table-cell office:value-type="time" office:time-value="PT00H19M00S" calcext:value-type="time">
            <text:p>00:19:00</text:p>
          </table:table-cell>
          <table:table-cell office:value-type="float" office:value="2197.815295" calcext:value-type="float">
            <text:p>2197.815295</text:p>
          </table:table-cell>
          <table:table-cell office:value-type="float" office:value="620.756991" calcext:value-type="float">
            <text:p>620.756991</text:p>
          </table:table-cell>
          <table:table-cell office:value-type="float" office:value="1140.850687" calcext:value-type="float">
            <text:p>1140.850687</text:p>
          </table:table-cell>
          <table:table-cell office:value-type="float" office:value="654.311423" calcext:value-type="float">
            <text:p>654.311423</text:p>
          </table:table-cell>
        </table:table-row>
        <table:table-row table:style-name="ro1">
          <table:table-cell office:value-type="time" office:time-value="PT00H19M10S" calcext:value-type="time">
            <text:p>00:19:10</text:p>
          </table:table-cell>
          <table:table-cell office:value-type="float" office:value="2197.815295" calcext:value-type="float">
            <text:p>2197.815295</text:p>
          </table:table-cell>
          <table:table-cell office:value-type="float" office:value="116.391935" calcext:value-type="float">
            <text:p>116.391935</text:p>
          </table:table-cell>
          <table:table-cell office:value-type="float" office:value="358.612991" calcext:value-type="float">
            <text:p>358.612991</text:p>
          </table:table-cell>
          <table:table-cell office:value-type="float" office:value="333.447167" calcext:value-type="float">
            <text:p>333.447167</text:p>
          </table:table-cell>
        </table:table-row>
        <table:table-row table:style-name="ro1">
          <table:table-cell office:value-type="time" office:time-value="PT00H19M20S" calcext:value-type="time">
            <text:p>00:19:20</text:p>
          </table:table-cell>
          <table:table-cell office:value-type="float" office:value="2231.369727" calcext:value-type="float">
            <text:p>2231.369727</text:p>
          </table:table-cell>
          <table:table-cell office:value-type="float" office:value="683.671551" calcext:value-type="float">
            <text:p>683.671551</text:p>
          </table:table-cell>
          <table:table-cell office:value-type="float" office:value="3204.448255" calcext:value-type="float">
            <text:p>3204.448255</text:p>
          </table:table-cell>
          <table:table-cell office:value-type="float" office:value="524.287999" calcext:value-type="float">
            <text:p>524.287999</text:p>
          </table:table-cell>
        </table:table-row>
        <table:table-row table:style-name="ro1">
          <table:table-cell office:value-type="time" office:time-value="PT00H19M30S" calcext:value-type="time">
            <text:p>00:19:30</text:p>
          </table:table-cell>
          <table:table-cell office:value-type="float" office:value="2214.592511" calcext:value-type="float">
            <text:p>2214.592511</text:p>
          </table:table-cell>
          <table:table-cell office:value-type="float" office:value="114.294783" calcext:value-type="float">
            <text:p>114.294783</text:p>
          </table:table-cell>
          <table:table-cell office:value-type="float" office:value="633.339903" calcext:value-type="float">
            <text:p>633.339903</text:p>
          </table:table-cell>
          <table:table-cell office:value-type="float" office:value="482.344959" calcext:value-type="float">
            <text:p>482.344959</text:p>
          </table:table-cell>
        </table:table-row>
        <table:table-row table:style-name="ro1">
          <table:table-cell office:value-type="time" office:time-value="PT00H19M40S" calcext:value-type="time">
            <text:p>00:19:40</text:p>
          </table:table-cell>
          <table:table-cell office:value-type="float" office:value="2181.038079" calcext:value-type="float">
            <text:p>2181.038079</text:p>
          </table:table-cell>
          <table:table-cell office:value-type="float" office:value="696.254463" calcext:value-type="float">
            <text:p>696.254463</text:p>
          </table:table-cell>
          <table:table-cell office:value-type="float" office:value="1098.907647" calcext:value-type="float">
            <text:p>1098.907647</text:p>
          </table:table-cell>
          <table:table-cell office:value-type="float" office:value="788.529151" calcext:value-type="float">
            <text:p>788.529151</text:p>
          </table:table-cell>
        </table:table-row>
        <table:table-row table:style-name="ro1">
          <table:table-cell office:value-type="time" office:time-value="PT00H19M50S" calcext:value-type="time">
            <text:p>00:19:50</text:p>
          </table:table-cell>
          <table:table-cell office:value-type="float" office:value="796.917759" calcext:value-type="float">
            <text:p>796.917759</text:p>
          </table:table-cell>
          <table:table-cell office:value-type="float" office:value="115.867647" calcext:value-type="float">
            <text:p>115.867647</text:p>
          </table:table-cell>
          <table:table-cell office:value-type="float" office:value="1044.381695" calcext:value-type="float">
            <text:p>1044.381695</text:p>
          </table:table-cell>
          <table:table-cell office:value-type="float" office:value="2852.126719" calcext:value-type="float">
            <text:p>2852.126719</text:p>
          </table:table-cell>
        </table:table-row>
        <table:table-row table:style-name="ro1">
          <table:table-cell office:value-type="time" office:time-value="PT00H20M00S" calcext:value-type="time">
            <text:p>00:20:00</text:p>
          </table:table-cell>
          <table:table-cell office:value-type="float" office:value="2231.369727" calcext:value-type="float">
            <text:p>2231.369727</text:p>
          </table:table-cell>
          <table:table-cell office:value-type="float" office:value="696.254463" calcext:value-type="float">
            <text:p>696.254463</text:p>
          </table:table-cell>
          <table:table-cell office:value-type="float" office:value="1317.011455" calcext:value-type="float">
            <text:p>1317.011455</text:p>
          </table:table-cell>
          <table:table-cell office:value-type="float" office:value="2550.136831" calcext:value-type="float">
            <text:p>2550.136831</text:p>
          </table:table-cell>
        </table:table-row>
        <table:table-row table:style-name="ro1">
          <table:table-cell office:value-type="time" office:time-value="PT00H20M10S" calcext:value-type="time">
            <text:p>00:20:10</text:p>
          </table:table-cell>
          <table:table-cell office:value-type="float" office:value="2181.038079" calcext:value-type="float">
            <text:p>2181.038079</text:p>
          </table:table-cell>
          <table:table-cell office:value-type="float" office:value="124.780543" calcext:value-type="float">
            <text:p>124.780543</text:p>
          </table:table-cell>
          <table:table-cell office:value-type="float" office:value="671.088639" calcext:value-type="float">
            <text:p>671.088639</text:p>
          </table:table-cell>
          <table:table-cell office:value-type="float" office:value="304.087039" calcext:value-type="float">
            <text:p>304.087039</text:p>
          </table:table-cell>
        </table:table-row>
        <table:table-row table:style-name="ro1">
          <table:table-cell office:value-type="time" office:time-value="PT00H20M20S" calcext:value-type="time">
            <text:p>00:20:20</text:p>
          </table:table-cell>
          <table:table-cell office:value-type="float" office:value="2197.815295" calcext:value-type="float">
            <text:p>2197.815295</text:p>
          </table:table-cell>
          <table:table-cell office:value-type="float" office:value="721.420287" calcext:value-type="float">
            <text:p>721.420287</text:p>
          </table:table-cell>
          <table:table-cell office:value-type="float" office:value="897.581055" calcext:value-type="float">
            <text:p>897.581055</text:p>
          </table:table-cell>
          <table:table-cell office:value-type="float" office:value="666.894335" calcext:value-type="float">
            <text:p>666.894335</text:p>
          </table:table-cell>
        </table:table-row>
        <table:table-row table:style-name="ro1">
          <table:table-cell office:value-type="time" office:time-value="PT00H20M30S" calcext:value-type="time">
            <text:p>00:20:30</text:p>
          </table:table-cell>
          <table:table-cell office:value-type="float" office:value="2181.038079" calcext:value-type="float">
            <text:p>2181.038079</text:p>
          </table:table-cell>
          <table:table-cell office:value-type="float" office:value="683.671551" calcext:value-type="float">
            <text:p>683.671551</text:p>
          </table:table-cell>
          <table:table-cell office:value-type="float" office:value="2055.208959" calcext:value-type="float">
            <text:p>2055.208959</text:p>
          </table:table-cell>
          <table:table-cell office:value-type="float" office:value="679.477247" calcext:value-type="float">
            <text:p>679.477247</text:p>
          </table:table-cell>
        </table:table-row>
        <table:table-row table:style-name="ro1">
          <table:table-cell office:value-type="time" office:time-value="PT00H20M40S" calcext:value-type="time">
            <text:p>00:20:40</text:p>
          </table:table-cell>
          <table:table-cell office:value-type="float" office:value="2248.146943" calcext:value-type="float">
            <text:p>2248.146943</text:p>
          </table:table-cell>
          <table:table-cell office:value-type="float" office:value="127.401983" calcext:value-type="float">
            <text:p>127.401983</text:p>
          </table:table-cell>
          <table:table-cell office:value-type="float" office:value="1174.405119" calcext:value-type="float">
            <text:p>1174.405119</text:p>
          </table:table-cell>
          <table:table-cell office:value-type="float" office:value="687.865855" calcext:value-type="float">
            <text:p>687.865855</text:p>
          </table:table-cell>
        </table:table-row>
        <table:table-row table:style-name="ro1">
          <table:table-cell office:value-type="time" office:time-value="PT00H20M50S" calcext:value-type="time">
            <text:p>00:20:50</text:p>
          </table:table-cell>
          <table:table-cell office:value-type="float" office:value="788.529151" calcext:value-type="float">
            <text:p>788.529151</text:p>
          </table:table-cell>
          <table:table-cell office:value-type="float" office:value="116.391935" calcext:value-type="float">
            <text:p>116.391935</text:p>
          </table:table-cell>
          <table:table-cell office:value-type="float" office:value="1065.353215" calcext:value-type="float">
            <text:p>1065.353215</text:p>
          </table:table-cell>
          <table:table-cell office:value-type="float" office:value="2667.577343" calcext:value-type="float">
            <text:p>2667.577343</text:p>
          </table:table-cell>
        </table:table-row>
        <table:table-row table:style-name="ro1">
          <table:table-cell office:value-type="time" office:time-value="PT00H21M00S" calcext:value-type="time">
            <text:p>00:21:00</text:p>
          </table:table-cell>
          <table:table-cell office:value-type="float" office:value="2214.592511" calcext:value-type="float">
            <text:p>2214.592511</text:p>
          </table:table-cell>
          <table:table-cell office:value-type="float" office:value="746.586111" calcext:value-type="float">
            <text:p>746.586111</text:p>
          </table:table-cell>
          <table:table-cell office:value-type="float" office:value="1182.793727" calcext:value-type="float">
            <text:p>1182.793727</text:p>
          </table:table-cell>
          <table:table-cell office:value-type="float" office:value="830.472191" calcext:value-type="float">
            <text:p>830.472191</text:p>
          </table:table-cell>
        </table:table-row>
        <table:table-row table:style-name="ro1">
          <table:table-cell office:value-type="time" office:time-value="PT00H21M10S" calcext:value-type="time">
            <text:p>00:21:10</text:p>
          </table:table-cell>
          <table:table-cell office:value-type="float" office:value="775.946239" calcext:value-type="float">
            <text:p>775.946239</text:p>
          </table:table-cell>
          <table:table-cell office:value-type="float" office:value="119.013375" calcext:value-type="float">
            <text:p>119.013375</text:p>
          </table:table-cell>
          <table:table-cell office:value-type="float" office:value="729.808895" calcext:value-type="float">
            <text:p>729.808895</text:p>
          </table:table-cell>
          <table:table-cell office:value-type="float" office:value="637.534207" calcext:value-type="float">
            <text:p>637.534207</text:p>
          </table:table-cell>
        </table:table-row>
        <table:table-row table:style-name="ro1">
          <table:table-cell office:value-type="time" office:time-value="PT00H21M20S" calcext:value-type="time">
            <text:p>00:21:20</text:p>
          </table:table-cell>
          <table:table-cell office:value-type="float" office:value="2181.038079" calcext:value-type="float">
            <text:p>2181.038079</text:p>
          </table:table-cell>
          <table:table-cell office:value-type="float" office:value="683.671551" calcext:value-type="float">
            <text:p>683.671551</text:p>
          </table:table-cell>
          <table:table-cell office:value-type="float" office:value="897.581055" calcext:value-type="float">
            <text:p>897.581055</text:p>
          </table:table-cell>
          <table:table-cell office:value-type="float" office:value="729.808895" calcext:value-type="float">
            <text:p>729.808895</text:p>
          </table:table-cell>
        </table:table-row>
        <table:table-row table:style-name="ro1">
          <table:table-cell office:value-type="time" office:time-value="PT00H21M30S" calcext:value-type="time">
            <text:p>00:21:30</text:p>
          </table:table-cell>
          <table:table-cell office:value-type="float" office:value="2248.146943" calcext:value-type="float">
            <text:p>2248.146943</text:p>
          </table:table-cell>
          <table:table-cell office:value-type="float" office:value="120.586239" calcext:value-type="float">
            <text:p>120.586239</text:p>
          </table:table-cell>
          <table:table-cell office:value-type="float" office:value="616.562687" calcext:value-type="float">
            <text:p>616.562687</text:p>
          </table:table-cell>
          <table:table-cell office:value-type="float" office:value="608.174079" calcext:value-type="float">
            <text:p>608.174079</text:p>
          </table:table-cell>
        </table:table-row>
        <table:table-row table:style-name="ro1">
          <table:table-cell office:value-type="time" office:time-value="PT00H21M40S" calcext:value-type="time">
            <text:p>00:21:40</text:p>
          </table:table-cell>
          <table:table-cell office:value-type="float" office:value="2214.592511" calcext:value-type="float">
            <text:p>2214.592511</text:p>
          </table:table-cell>
          <table:table-cell office:value-type="float" office:value="696.254463" calcext:value-type="float">
            <text:p>696.254463</text:p>
          </table:table-cell>
          <table:table-cell office:value-type="float" office:value="1019.215871" calcext:value-type="float">
            <text:p>1019.215871</text:p>
          </table:table-cell>
          <table:table-cell office:value-type="float" office:value="956.301311" calcext:value-type="float">
            <text:p>956.301311</text:p>
          </table:table-cell>
        </table:table-row>
        <table:table-row table:style-name="ro1">
          <table:table-cell office:value-type="time" office:time-value="PT00H21M50S" calcext:value-type="time">
            <text:p>00:21:50</text:p>
          </table:table-cell>
          <table:table-cell office:value-type="float" office:value="2164.260863" calcext:value-type="float">
            <text:p>2164.260863</text:p>
          </table:table-cell>
          <table:table-cell office:value-type="float" office:value="696.254463" calcext:value-type="float">
            <text:p>696.254463</text:p>
          </table:table-cell>
          <table:table-cell office:value-type="float" office:value="1098.907647" calcext:value-type="float">
            <text:p>1098.907647</text:p>
          </table:table-cell>
          <table:table-cell office:value-type="float" office:value="964.689919" calcext:value-type="float">
            <text:p>964.689919</text:p>
          </table:table-cell>
        </table:table-row>
        <table:table-row table:style-name="ro1">
          <table:table-cell office:value-type="time" office:time-value="PT00H22M00S" calcext:value-type="time">
            <text:p>00:22:00</text:p>
          </table:table-cell>
          <table:table-cell office:value-type="float" office:value="2231.369727" calcext:value-type="float">
            <text:p>2231.369727</text:p>
          </table:table-cell>
          <table:table-cell office:value-type="float" office:value="119.537663" calcext:value-type="float">
            <text:p>119.537663</text:p>
          </table:table-cell>
          <table:table-cell office:value-type="float" office:value="1098.907647" calcext:value-type="float">
            <text:p>1098.907647</text:p>
          </table:table-cell>
          <table:table-cell office:value-type="float" office:value="1476.395007" calcext:value-type="float">
            <text:p>1476.395007</text:p>
          </table:table-cell>
        </table:table-row>
        <table:table-row table:style-name="ro1">
          <table:table-cell office:value-type="time" office:time-value="PT00H22M10S" calcext:value-type="time">
            <text:p>00:22:10</text:p>
          </table:table-cell>
          <table:table-cell office:value-type="float" office:value="2197.815295" calcext:value-type="float">
            <text:p>2197.815295</text:p>
          </table:table-cell>
          <table:table-cell office:value-type="float" office:value="683.671551" calcext:value-type="float">
            <text:p>683.671551</text:p>
          </table:table-cell>
          <table:table-cell office:value-type="float" office:value="679.477247" calcext:value-type="float">
            <text:p>679.477247</text:p>
          </table:table-cell>
          <table:table-cell office:value-type="float" office:value="461.373439" calcext:value-type="float">
            <text:p>461.373439</text:p>
          </table:table-cell>
        </table:table-row>
        <table:table-row table:style-name="ro1">
          <table:table-cell office:value-type="time" office:time-value="PT00H22M20S" calcext:value-type="time">
            <text:p>00:22:20</text:p>
          </table:table-cell>
          <table:table-cell office:value-type="float" office:value="813.694975" calcext:value-type="float">
            <text:p>813.694975</text:p>
          </table:table-cell>
          <table:table-cell office:value-type="float" office:value="120.586239" calcext:value-type="float">
            <text:p>120.586239</text:p>
          </table:table-cell>
          <table:table-cell office:value-type="float" office:value="1002.438655" calcext:value-type="float">
            <text:p>1002.438655</text:p>
          </table:table-cell>
          <table:table-cell office:value-type="float" office:value="528.482303" calcext:value-type="float">
            <text:p>528.482303</text:p>
          </table:table-cell>
        </table:table-row>
        <table:table-row table:style-name="ro1">
          <table:table-cell office:value-type="time" office:time-value="PT00H22M30S" calcext:value-type="time">
            <text:p>00:22:30</text:p>
          </table:table-cell>
          <table:table-cell office:value-type="float" office:value="2231.369727" calcext:value-type="float">
            <text:p>2231.369727</text:p>
          </table:table-cell>
          <table:table-cell office:value-type="float" office:value="696.254463" calcext:value-type="float">
            <text:p>696.254463</text:p>
          </table:table-cell>
          <table:table-cell office:value-type="float" office:value="809.500671" calcext:value-type="float">
            <text:p>809.500671</text:p>
          </table:table-cell>
          <table:table-cell office:value-type="float" office:value="675.282943" calcext:value-type="float">
            <text:p>675.282943</text:p>
          </table:table-cell>
        </table:table-row>
        <table:table-row table:style-name="ro1">
          <table:table-cell office:value-type="time" office:time-value="PT00H22M40S" calcext:value-type="time">
            <text:p>00:22:40</text:p>
          </table:table-cell>
          <table:table-cell office:value-type="float" office:value="2231.369727" calcext:value-type="float">
            <text:p>2231.369727</text:p>
          </table:table-cell>
          <table:table-cell office:value-type="float" office:value="120.586239" calcext:value-type="float">
            <text:p>120.586239</text:p>
          </table:table-cell>
          <table:table-cell office:value-type="float" office:value="1040.187391" calcext:value-type="float">
            <text:p>1040.187391</text:p>
          </table:table-cell>
          <table:table-cell office:value-type="float" office:value="771.751935" calcext:value-type="float">
            <text:p>771.751935</text:p>
          </table:table-cell>
        </table:table-row>
        <table:table-row table:style-name="ro1">
          <table:table-cell office:value-type="time" office:time-value="PT00H22M50S" calcext:value-type="time">
            <text:p>00:22:50</text:p>
          </table:table-cell>
          <table:table-cell office:value-type="float" office:value="2197.815295" calcext:value-type="float">
            <text:p>2197.815295</text:p>
          </table:table-cell>
          <table:table-cell office:value-type="float" office:value="683.671551" calcext:value-type="float">
            <text:p>683.671551</text:p>
          </table:table-cell>
          <table:table-cell office:value-type="float" office:value="947.912703" calcext:value-type="float">
            <text:p>947.912703</text:p>
          </table:table-cell>
          <table:table-cell office:value-type="float" office:value="2382.364671" calcext:value-type="float">
            <text:p>2382.364671</text:p>
          </table:table-cell>
        </table:table-row>
        <table:table-row table:style-name="ro1">
          <table:table-cell office:value-type="time" office:time-value="PT00H23M00S" calcext:value-type="time">
            <text:p>00:23:00</text:p>
          </table:table-cell>
          <table:table-cell office:value-type="float" office:value="2214.592511" calcext:value-type="float">
            <text:p>2214.592511</text:p>
          </table:table-cell>
          <table:table-cell office:value-type="float" office:value="117.440511" calcext:value-type="float">
            <text:p>117.440511</text:p>
          </table:table-cell>
          <table:table-cell office:value-type="float" office:value="3204.448255" calcext:value-type="float">
            <text:p>3204.448255</text:p>
          </table:table-cell>
          <table:table-cell office:value-type="float" office:value="1182.793727" calcext:value-type="float">
            <text:p>1182.793727</text:p>
          </table:table-cell>
        </table:table-row>
        <table:table-row table:style-name="ro1">
          <table:table-cell office:value-type="time" office:time-value="PT00H23M10S" calcext:value-type="time">
            <text:p>00:23:10</text:p>
          </table:table-cell>
          <table:table-cell office:value-type="float" office:value="2969.567231" calcext:value-type="float">
            <text:p>2969.567231</text:p>
          </table:table-cell>
          <table:table-cell office:value-type="float" office:value="754.974719" calcext:value-type="float">
            <text:p>754.974719</text:p>
          </table:table-cell>
          <table:table-cell office:value-type="float" office:value="591.396863" calcext:value-type="float">
            <text:p>591.396863</text:p>
          </table:table-cell>
          <table:table-cell office:value-type="float" office:value="452.984831" calcext:value-type="float">
            <text:p>452.984831</text:p>
          </table:table-cell>
        </table:table-row>
        <table:table-row table:style-name="ro1">
          <table:table-cell office:value-type="time" office:time-value="PT00H23M20S" calcext:value-type="time">
            <text:p>00:23:20</text:p>
          </table:table-cell>
          <table:table-cell office:value-type="float" office:value="784.334847" calcext:value-type="float">
            <text:p>784.334847</text:p>
          </table:table-cell>
          <table:table-cell office:value-type="float" office:value="119.013375" calcext:value-type="float">
            <text:p>119.013375</text:p>
          </table:table-cell>
          <table:table-cell office:value-type="float" office:value="926.941183" calcext:value-type="float">
            <text:p>926.941183</text:p>
          </table:table-cell>
          <table:table-cell office:value-type="float" office:value="511.705087" calcext:value-type="float">
            <text:p>511.705087</text:p>
          </table:table-cell>
        </table:table-row>
        <table:table-row table:style-name="ro1">
          <table:table-cell office:value-type="time" office:time-value="PT00H23M30S" calcext:value-type="time">
            <text:p>00:23:30</text:p>
          </table:table-cell>
          <table:table-cell office:value-type="float" office:value="2248.146943" calcext:value-type="float">
            <text:p>2248.146943</text:p>
          </table:table-cell>
          <table:table-cell office:value-type="float" office:value="671.088639" calcext:value-type="float">
            <text:p>671.088639</text:p>
          </table:table-cell>
          <table:table-cell table:number-columns-repeated="2" office:value-type="float" office:value="662.700031" calcext:value-type="float">
            <text:p>662.700031</text:p>
          </table:table-cell>
        </table:table-row>
        <table:table-row table:style-name="ro1">
          <table:table-cell office:value-type="time" office:time-value="PT00H23M40S" calcext:value-type="time">
            <text:p>00:23:40</text:p>
          </table:table-cell>
          <table:table-cell office:value-type="float" office:value="2164.260863" calcext:value-type="float">
            <text:p>2164.260863</text:p>
          </table:table-cell>
          <table:table-cell office:value-type="float" office:value="124.256255" calcext:value-type="float">
            <text:p>124.256255</text:p>
          </table:table-cell>
          <table:table-cell office:value-type="float" office:value="897.581055" calcext:value-type="float">
            <text:p>897.581055</text:p>
          </table:table-cell>
          <table:table-cell office:value-type="float" office:value="981.467135" calcext:value-type="float">
            <text:p>981.467135</text:p>
          </table:table-cell>
        </table:table-row>
        <table:table-row table:style-name="ro1">
          <table:table-cell office:value-type="time" office:time-value="PT00H23M50S" calcext:value-type="time">
            <text:p>00:23:50</text:p>
          </table:table-cell>
          <table:table-cell office:value-type="float" office:value="780.140543" calcext:value-type="float">
            <text:p>780.140543</text:p>
          </table:table-cell>
          <table:table-cell office:value-type="float" office:value="633.339903" calcext:value-type="float">
            <text:p>633.339903</text:p>
          </table:table-cell>
          <table:table-cell office:value-type="float" office:value="1149.239295" calcext:value-type="float">
            <text:p>1149.239295</text:p>
          </table:table-cell>
          <table:table-cell office:value-type="float" office:value="1308.622847" calcext:value-type="float">
            <text:p>1308.622847</text:p>
          </table:table-cell>
        </table:table-row>
        <table:table-row table:style-name="ro1">
          <table:table-cell office:value-type="time" office:time-value="PT00H24M00S" calcext:value-type="time">
            <text:p>00:24:00</text:p>
          </table:table-cell>
          <table:table-cell office:value-type="float" office:value="2164.260863" calcext:value-type="float">
            <text:p>2164.260863</text:p>
          </table:table-cell>
          <table:table-cell office:value-type="float" office:value="616.562687" calcext:value-type="float">
            <text:p>616.562687</text:p>
          </table:table-cell>
          <table:table-cell office:value-type="float" office:value="3221.225471" calcext:value-type="float">
            <text:p>3221.225471</text:p>
          </table:table-cell>
          <table:table-cell office:value-type="float" office:value="943.718399" calcext:value-type="float">
            <text:p>943.718399</text:p>
          </table:table-cell>
        </table:table-row>
        <table:table-row table:style-name="ro1">
          <table:table-cell office:value-type="time" office:time-value="PT00H24M10S" calcext:value-type="time">
            <text:p>00:24:10</text:p>
          </table:table-cell>
          <table:table-cell office:value-type="float" office:value="4194.303999" calcext:value-type="float">
            <text:p>4194.303999</text:p>
          </table:table-cell>
          <table:table-cell office:value-type="float" office:value="121.110527" calcext:value-type="float">
            <text:p>121.110527</text:p>
          </table:table-cell>
          <table:table-cell office:value-type="float" office:value="671.088639" calcext:value-type="float">
            <text:p>671.088639</text:p>
          </table:table-cell>
          <table:table-cell office:value-type="float" office:value="658.505727" calcext:value-type="float">
            <text:p>658.505727</text:p>
          </table:table-cell>
        </table:table-row>
        <table:table-row table:style-name="ro1">
          <table:table-cell office:value-type="time" office:time-value="PT00H24M20S" calcext:value-type="time">
            <text:p>00:24:20</text:p>
          </table:table-cell>
          <table:table-cell office:value-type="float" office:value="834.666495" calcext:value-type="float">
            <text:p>834.666495</text:p>
          </table:table-cell>
          <table:table-cell office:value-type="float" office:value="692.060159" calcext:value-type="float">
            <text:p>692.060159</text:p>
          </table:table-cell>
          <table:table-cell office:value-type="float" office:value="813.694975" calcext:value-type="float">
            <text:p>813.694975</text:p>
          </table:table-cell>
          <table:table-cell office:value-type="float" office:value="788.529151" calcext:value-type="float">
            <text:p>788.529151</text:p>
          </table:table-cell>
        </table:table-row>
        <table:table-row table:style-name="ro1">
          <table:table-cell office:value-type="time" office:time-value="PT00H24M30S" calcext:value-type="time">
            <text:p>00:24:30</text:p>
          </table:table-cell>
          <table:table-cell office:value-type="float" office:value="2214.592511" calcext:value-type="float">
            <text:p>2214.592511</text:p>
          </table:table-cell>
          <table:table-cell office:value-type="float" office:value="115.343359" calcext:value-type="float">
            <text:p>115.343359</text:p>
          </table:table-cell>
          <table:table-cell office:value-type="float" office:value="662.700031" calcext:value-type="float">
            <text:p>662.700031</text:p>
          </table:table-cell>
          <table:table-cell office:value-type="float" office:value="658.505727" calcext:value-type="float">
            <text:p>658.505727</text:p>
          </table:table-cell>
        </table:table-row>
        <table:table-row table:style-name="ro1">
          <table:table-cell office:value-type="time" office:time-value="PT00H24M40S" calcext:value-type="time">
            <text:p>00:24:40</text:p>
          </table:table-cell>
          <table:table-cell office:value-type="float" office:value="2214.592511" calcext:value-type="float">
            <text:p>2214.592511</text:p>
          </table:table-cell>
          <table:table-cell office:value-type="float" office:value="2768.240639" calcext:value-type="float">
            <text:p>2768.240639</text:p>
          </table:table-cell>
          <table:table-cell office:value-type="float" office:value="880.803839" calcext:value-type="float">
            <text:p>880.803839</text:p>
          </table:table-cell>
          <table:table-cell office:value-type="float" office:value="738.197503" calcext:value-type="float">
            <text:p>738.197503</text:p>
          </table:table-cell>
        </table:table-row>
        <table:table-row table:style-name="ro1">
          <table:table-cell office:value-type="time" office:time-value="PT00H24M50S" calcext:value-type="time">
            <text:p>00:24:50</text:p>
          </table:table-cell>
          <table:table-cell office:value-type="float" office:value="2197.815295" calcext:value-type="float">
            <text:p>2197.815295</text:p>
          </table:table-cell>
          <table:table-cell office:value-type="float" office:value="666.894335" calcext:value-type="float">
            <text:p>666.894335</text:p>
          </table:table-cell>
          <table:table-cell office:value-type="float" office:value="1266.679807" calcext:value-type="float">
            <text:p>1266.679807</text:p>
          </table:table-cell>
          <table:table-cell office:value-type="float" office:value="1149.239295" calcext:value-type="float">
            <text:p>1149.239295</text:p>
          </table:table-cell>
        </table:table-row>
        <table:table-row table:style-name="ro1">
          <table:table-cell office:value-type="time" office:time-value="PT00H25M00S" calcext:value-type="time">
            <text:p>00:25:00</text:p>
          </table:table-cell>
          <table:table-cell office:value-type="float" office:value="771.751935" calcext:value-type="float">
            <text:p>771.751935</text:p>
          </table:table-cell>
          <table:table-cell office:value-type="float" office:value="116.916223" calcext:value-type="float">
            <text:p>116.916223</text:p>
          </table:table-cell>
          <table:table-cell office:value-type="float" office:value="3103.784959" calcext:value-type="float">
            <text:p>3103.784959</text:p>
          </table:table-cell>
          <table:table-cell office:value-type="float" office:value="1325.400063" calcext:value-type="float">
            <text:p>1325.400063</text:p>
          </table:table-cell>
        </table:table-row>
      </table:table>
      <table:table table:name="DbRead99PThreads100" table:style-name="ta1">
        <table:table-column table:style-name="co10" table:default-cell-style-name="ce5"/>
        <table:table-column table:style-name="co12" table:default-cell-style-name="ce6"/>
        <table:table-row table:style-name="ro1">
          <table:table-cell office:value-type="string" calcext:value-type="string">
            <text:p>Elapsed Time</text:p>
          </table:table-cell>
          <table:table-cell table:style-name="Default" office:value-type="string" calcext:value-type="string">
            <text:p>Thread Pool size</text:p>
          </table:table-cell>
        </table:table-row>
        <table:table-row table:style-name="ro1">
          <table:table-cell office:value-type="time" office:time-value="PT00H00M00S" calcext:value-type="time">
            <text:p>00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00H00M10S" calcext:value-type="time">
            <text:p>00:00: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0M20S" calcext:value-type="time">
            <text:p>00:00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0M30S" calcext:value-type="time">
            <text:p>00:00: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0M40S" calcext:value-type="time">
            <text:p>00:00: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0M50S" calcext:value-type="time">
            <text:p>00:00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1M00S" calcext:value-type="time">
            <text:p>00:01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1M10S" calcext:value-type="time">
            <text:p>00:01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1M20S" calcext:value-type="time">
            <text:p>00:01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1M30S" calcext:value-type="time">
            <text:p>00:01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1M40S" calcext:value-type="time">
            <text:p>00:01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1M50S" calcext:value-type="time">
            <text:p>00:01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2M00S" calcext:value-type="time">
            <text:p>00:02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2M10S" calcext:value-type="time">
            <text:p>00:02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2M20S" calcext:value-type="time">
            <text:p>00:02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2M30S" calcext:value-type="time">
            <text:p>00:02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2M40S" calcext:value-type="time">
            <text:p>00:02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2M50S" calcext:value-type="time">
            <text:p>00:02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3M00S" calcext:value-type="time">
            <text:p>00:03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3M10S" calcext:value-type="time">
            <text:p>00:03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3M20S" calcext:value-type="time">
            <text:p>00:03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3M30S" calcext:value-type="time">
            <text:p>00:03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3M40S" calcext:value-type="time">
            <text:p>00:03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3M50S" calcext:value-type="time">
            <text:p>00:03: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4M00S" calcext:value-type="time">
            <text:p>00:04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4M10S" calcext:value-type="time">
            <text:p>00:04: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4M20S" calcext:value-type="time">
            <text:p>00:04: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4M30S" calcext:value-type="time">
            <text:p>00:04: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4M40S" calcext:value-type="time">
            <text:p>00:04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4M50S" calcext:value-type="time">
            <text:p>00:04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5M00S" calcext:value-type="time">
            <text:p>00:05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5M10S" calcext:value-type="time">
            <text:p>00:05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5M20S" calcext:value-type="time">
            <text:p>00:05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5M30S" calcext:value-type="time">
            <text:p>00:05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5M40S" calcext:value-type="time">
            <text:p>00:05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5M50S" calcext:value-type="time">
            <text:p>00:05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6M00S" calcext:value-type="time">
            <text:p>00:06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6M10S" calcext:value-type="time">
            <text:p>00:06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6M20S" calcext:value-type="time">
            <text:p>00:06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6M30S" calcext:value-type="time">
            <text:p>00:06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6M40S" calcext:value-type="time">
            <text:p>00:06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6M50S" calcext:value-type="time">
            <text:p>00:06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7M00S" calcext:value-type="time">
            <text:p>00:07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7M10S" calcext:value-type="time">
            <text:p>00:07: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7M20S" calcext:value-type="time">
            <text:p>00:07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7M30S" calcext:value-type="time">
            <text:p>00:07: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7M40S" calcext:value-type="time">
            <text:p>00:07: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7M50S" calcext:value-type="time">
            <text:p>00:07: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8M00S" calcext:value-type="time">
            <text:p>00:08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8M10S" calcext:value-type="time">
            <text:p>00:08: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8M20S" calcext:value-type="time">
            <text:p>00:08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8M30S" calcext:value-type="time">
            <text:p>00:08: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8M40S" calcext:value-type="time">
            <text:p>00:08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8M50S" calcext:value-type="time">
            <text:p>00:08: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9M00S" calcext:value-type="time">
            <text:p>00:09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9M10S" calcext:value-type="time">
            <text:p>00:09: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9M20S" calcext:value-type="time">
            <text:p>00:09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9M30S" calcext:value-type="time">
            <text:p>00:09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9M40S" calcext:value-type="time">
            <text:p>00:09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9M50S" calcext:value-type="time">
            <text:p>00:09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0M00S" calcext:value-type="time">
            <text:p>00:10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0M10S" calcext:value-type="time">
            <text:p>00:10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0M20S" calcext:value-type="time">
            <text:p>00:10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0M30S" calcext:value-type="time">
            <text:p>00:10: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0M40S" calcext:value-type="time">
            <text:p>00:10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0M50S" calcext:value-type="time">
            <text:p>00:10: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1M00S" calcext:value-type="time">
            <text:p>00:11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1M10S" calcext:value-type="time">
            <text:p>00:11: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1M20S" calcext:value-type="time">
            <text:p>00:11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1M30S" calcext:value-type="time">
            <text:p>00:11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1M40S" calcext:value-type="time">
            <text:p>00:11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1M50S" calcext:value-type="time">
            <text:p>00:11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2M00S" calcext:value-type="time">
            <text:p>00:12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2M10S" calcext:value-type="time">
            <text:p>00:12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2M20S" calcext:value-type="time">
            <text:p>00:12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2M30S" calcext:value-type="time">
            <text:p>00:12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2M40S" calcext:value-type="time">
            <text:p>00:12: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12M50S" calcext:value-type="time">
            <text:p>00:12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3M00S" calcext:value-type="time">
            <text:p>00:13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3M10S" calcext:value-type="time">
            <text:p>00:13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3M20S" calcext:value-type="time">
            <text:p>00:13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3M30S" calcext:value-type="time">
            <text:p>00:13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3M40S" calcext:value-type="time">
            <text:p>00:13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3M50S" calcext:value-type="time">
            <text:p>00:13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4M00S" calcext:value-type="time">
            <text:p>00:14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4M10S" calcext:value-type="time">
            <text:p>00:14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4M20S" calcext:value-type="time">
            <text:p>00:14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4M30S" calcext:value-type="time">
            <text:p>00:14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4M40S" calcext:value-type="time">
            <text:p>00:14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4M50S" calcext:value-type="time">
            <text:p>00:14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5M00S" calcext:value-type="time">
            <text:p>00:15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5M10S" calcext:value-type="time">
            <text:p>00:15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5M20S" calcext:value-type="time">
            <text:p>00:15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5M30S" calcext:value-type="time">
            <text:p>00:15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5M40S" calcext:value-type="time">
            <text:p>00:15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5M50S" calcext:value-type="time">
            <text:p>00:15: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6M00S" calcext:value-type="time">
            <text:p>00:16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6M10S" calcext:value-type="time">
            <text:p>00:16: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6M20S" calcext:value-type="time">
            <text:p>00:16: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6M30S" calcext:value-type="time">
            <text:p>00:16: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6M40S" calcext:value-type="time">
            <text:p>00:16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6M50S" calcext:value-type="time">
            <text:p>00:16: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7M00S" calcext:value-type="time">
            <text:p>00:17: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7M10S" calcext:value-type="time">
            <text:p>00:17: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7M20S" calcext:value-type="time">
            <text:p>00:17:2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7M30S" calcext:value-type="time">
            <text:p>00:17:3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7M40S" calcext:value-type="time">
            <text:p>00:17:4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17M50S" calcext:value-type="time">
            <text:p>00:17: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8M00S" calcext:value-type="time">
            <text:p>00:18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8M10S" calcext:value-type="time">
            <text:p>00:18: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8M20S" calcext:value-type="time">
            <text:p>00:18: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8M30S" calcext:value-type="time">
            <text:p>00:18: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8M40S" calcext:value-type="time">
            <text:p>00:18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8M50S" calcext:value-type="time">
            <text:p>00:18: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9M00S" calcext:value-type="time">
            <text:p>00:19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9M10S" calcext:value-type="time">
            <text:p>00:19: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9M20S" calcext:value-type="time">
            <text:p>00:19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9M30S" calcext:value-type="time">
            <text:p>00:19: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9M40S" calcext:value-type="time">
            <text:p>00:19: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9M50S" calcext:value-type="time">
            <text:p>00:19: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0M00S" calcext:value-type="time">
            <text:p>00:20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0M10S" calcext:value-type="time">
            <text:p>00:20: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0M20S" calcext:value-type="time">
            <text:p>00:20: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0M30S" calcext:value-type="time">
            <text:p>00:20: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0M40S" calcext:value-type="time">
            <text:p>00:20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0M50S" calcext:value-type="time">
            <text:p>00:20: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1M00S" calcext:value-type="time">
            <text:p>00:21: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1M10S" calcext:value-type="time">
            <text:p>00:21: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1M20S" calcext:value-type="time">
            <text:p>00:21:2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1M30S" calcext:value-type="time">
            <text:p>00:21:3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1M40S" calcext:value-type="time">
            <text:p>00:21:4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21M50S" calcext:value-type="time">
            <text:p>00:21: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2M00S" calcext:value-type="time">
            <text:p>00:22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2M10S" calcext:value-type="time">
            <text:p>00:22: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2M20S" calcext:value-type="time">
            <text:p>00:22:2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2M30S" calcext:value-type="time">
            <text:p>00:22:3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2M40S" calcext:value-type="time">
            <text:p>00:22: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2M50S" calcext:value-type="time">
            <text:p>00:22: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3M00S" calcext:value-type="time">
            <text:p>00:23: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23M10S" calcext:value-type="time">
            <text:p>00:23:1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23M20S" calcext:value-type="time">
            <text:p>00:23:2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3M30S" calcext:value-type="time">
            <text:p>00:23:3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23M40S" calcext:value-type="time">
            <text:p>00:23:4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23M50S" calcext:value-type="time">
            <text:p>00:23: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24M00S" calcext:value-type="time">
            <text:p>00:24: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24M10S" calcext:value-type="time">
            <text:p>00:24:1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24M20S" calcext:value-type="time">
            <text:p>00:24:2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24M30S" calcext:value-type="time">
            <text:p>00:24:3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24M40S" calcext:value-type="time">
            <text:p>00:24: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4M50S" calcext:value-type="time">
            <text:p>00:24: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25M00S" calcext:value-type="time">
            <text:p>00:25:00</text:p>
          </table:table-cell>
          <table:table-cell office:value-type="float" office:value="71" calcext:value-type="float">
            <text:p>71</text:p>
          </table:table-cell>
        </table:table-row>
      </table:table>
      <table:table table:name="DbWrite99P100" table:style-name="ta1">
        <table:table-column table:style-name="co8" table:default-cell-style-name="ce5"/>
        <table:table-column table:style-name="co2" table:number-columns-repeated="4" table:default-cell-style-name="ce6"/>
        <table:table-row table:style-name="ro1">
          <table:table-cell office:value-type="string" calcext:value-type="string">
            <text:p>Elapsed Time</text:p>
          </table:table-cell>
          <table:table-cell table:style-name="Default" office:value-type="string" calcext:value-type="string">
            <text:p>Fixed1</text:p>
          </table:table-cell>
          <table:table-cell table:style-name="Default" office:value-type="string" calcext:value-type="string">
            <text:p>Fixed10</text:p>
          </table:table-cell>
          <table:table-cell table:style-name="Default" office:value-type="string" calcext:value-type="string">
            <text:p>Fixed100</text:p>
          </table:table-cell>
          <table:table-cell table:style-name="Default" office:value-type="string" calcext:value-type="string">
            <text:p>ADAPT-T</text:p>
          </table:table-cell>
        </table:table-row>
        <table:table-row table:style-name="ro1">
          <table:table-cell office:value-type="time" office:time-value="PT00H00M10S" calcext:value-type="time">
            <text:p>00:00:10</text:p>
          </table:table-cell>
          <table:table-cell office:value-type="float" office:value="2550.136831" calcext:value-type="float">
            <text:p>2550.136831</text:p>
          </table:table-cell>
          <table:table-cell office:value-type="float" office:value="658.505727" calcext:value-type="float">
            <text:p>658.505727</text:p>
          </table:table-cell>
          <table:table-cell office:value-type="float" office:value="947.912703" calcext:value-type="float">
            <text:p>947.912703</text:p>
          </table:table-cell>
          <table:table-cell office:value-type="float" office:value="2516.582399" calcext:value-type="float">
            <text:p>2516.582399</text:p>
          </table:table-cell>
        </table:table-row>
        <table:table-row table:style-name="ro1">
          <table:table-cell office:value-type="time" office:time-value="PT00H00M20S" calcext:value-type="time">
            <text:p>00:00:20</text:p>
          </table:table-cell>
          <table:table-cell office:value-type="float" office:value="2382.364671" calcext:value-type="float">
            <text:p>2382.364671</text:p>
          </table:table-cell>
          <table:table-cell office:value-type="float" office:value="612.368383" calcext:value-type="float">
            <text:p>612.368383</text:p>
          </table:table-cell>
          <table:table-cell office:value-type="float" office:value="396.361727" calcext:value-type="float">
            <text:p>396.361727</text:p>
          </table:table-cell>
          <table:table-cell office:value-type="float" office:value="2071.986175" calcext:value-type="float">
            <text:p>2071.986175</text:p>
          </table:table-cell>
        </table:table-row>
        <table:table-row table:style-name="ro1">
          <table:table-cell office:value-type="time" office:time-value="PT00H00M30S" calcext:value-type="time">
            <text:p>00:00:30</text:p>
          </table:table-cell>
          <table:table-cell office:value-type="float" office:value="2348.810239" calcext:value-type="float">
            <text:p>2348.810239</text:p>
          </table:table-cell>
          <table:table-cell office:value-type="float" office:value="620.756991" calcext:value-type="float">
            <text:p>620.756991</text:p>
          </table:table-cell>
          <table:table-cell office:value-type="float" office:value="455.081983" calcext:value-type="float">
            <text:p>455.081983</text:p>
          </table:table-cell>
          <table:table-cell office:value-type="float" office:value="591.396863" calcext:value-type="float">
            <text:p>591.396863</text:p>
          </table:table-cell>
        </table:table-row>
        <table:table-row table:style-name="ro1">
          <table:table-cell office:value-type="time" office:time-value="PT00H00M40S" calcext:value-type="time">
            <text:p>00:00:40</text:p>
          </table:table-cell>
          <table:table-cell office:value-type="float" office:value="2348.810239" calcext:value-type="float">
            <text:p>2348.810239</text:p>
          </table:table-cell>
          <table:table-cell office:value-type="float" office:value="1367.343103" calcext:value-type="float">
            <text:p>1367.343103</text:p>
          </table:table-cell>
          <table:table-cell office:value-type="float" office:value="189.792255" calcext:value-type="float">
            <text:p>189.792255</text:p>
          </table:table-cell>
          <table:table-cell office:value-type="float" office:value="3254.779903" calcext:value-type="float">
            <text:p>3254.779903</text:p>
          </table:table-cell>
        </table:table-row>
        <table:table-row table:style-name="ro1">
          <table:table-cell office:value-type="time" office:time-value="PT00H00M50S" calcext:value-type="time">
            <text:p>00:00:50</text:p>
          </table:table-cell>
          <table:table-cell office:value-type="float" office:value="2298.478591" calcext:value-type="float">
            <text:p>2298.478591</text:p>
          </table:table-cell>
          <table:table-cell office:value-type="float" office:value="442.499071" calcext:value-type="float">
            <text:p>442.499071</text:p>
          </table:table-cell>
          <table:table-cell office:value-type="float" office:value="725.614591" calcext:value-type="float">
            <text:p>725.614591</text:p>
          </table:table-cell>
          <table:table-cell office:value-type="float" office:value="1593.835519" calcext:value-type="float">
            <text:p>1593.835519</text:p>
          </table:table-cell>
        </table:table-row>
        <table:table-row table:style-name="ro1">
          <table:table-cell office:value-type="time" office:time-value="PT00H01M00S" calcext:value-type="time">
            <text:p>00:01:00</text:p>
          </table:table-cell>
          <table:table-cell office:value-type="float" office:value="2332.033023" calcext:value-type="float">
            <text:p>2332.033023</text:p>
          </table:table-cell>
          <table:table-cell office:value-type="float" office:value="889.192447" calcext:value-type="float">
            <text:p>889.192447</text:p>
          </table:table-cell>
          <table:table-cell office:value-type="float" office:value="141.557759" calcext:value-type="float">
            <text:p>141.557759</text:p>
          </table:table-cell>
          <table:table-cell office:value-type="float" office:value="595.591167" calcext:value-type="float">
            <text:p>595.591167</text:p>
          </table:table-cell>
        </table:table-row>
        <table:table-row table:style-name="ro1">
          <table:table-cell office:value-type="time" office:time-value="PT00H01M10S" calcext:value-type="time">
            <text:p>00:01:10</text:p>
          </table:table-cell>
          <table:table-cell office:value-type="float" office:value="2214.592511" calcext:value-type="float">
            <text:p>2214.592511</text:p>
          </table:table-cell>
          <table:table-cell office:value-type="float" office:value="1635.778559" calcext:value-type="float">
            <text:p>1635.778559</text:p>
          </table:table-cell>
          <table:table-cell office:value-type="float" office:value="603.979775" calcext:value-type="float">
            <text:p>603.979775</text:p>
          </table:table-cell>
          <table:table-cell office:value-type="float" office:value="1560.281087" calcext:value-type="float">
            <text:p>1560.281087</text:p>
          </table:table-cell>
        </table:table-row>
        <table:table-row table:style-name="ro1">
          <table:table-cell office:value-type="time" office:time-value="PT00H01M20S" calcext:value-type="time">
            <text:p>00:01:20</text:p>
          </table:table-cell>
          <table:table-cell office:value-type="float" office:value="2248.146943" calcext:value-type="float">
            <text:p>2248.146943</text:p>
          </table:table-cell>
          <table:table-cell office:value-type="float" office:value="434.110463" calcext:value-type="float">
            <text:p>434.110463</text:p>
          </table:table-cell>
          <table:table-cell office:value-type="float" office:value="570.425343" calcext:value-type="float">
            <text:p>570.425343</text:p>
          </table:table-cell>
          <table:table-cell office:value-type="float" office:value="767.557631" calcext:value-type="float">
            <text:p>767.557631</text:p>
          </table:table-cell>
        </table:table-row>
        <table:table-row table:style-name="ro1">
          <table:table-cell office:value-type="time" office:time-value="PT00H01M30S" calcext:value-type="time">
            <text:p>00:01:30</text:p>
          </table:table-cell>
          <table:table-cell office:value-type="float" office:value="2315.255807" calcext:value-type="float">
            <text:p>2315.255807</text:p>
          </table:table-cell>
          <table:table-cell office:value-type="float" office:value="440.401919" calcext:value-type="float">
            <text:p>440.401919</text:p>
          </table:table-cell>
          <table:table-cell office:value-type="float" office:value="2281.701375" calcext:value-type="float">
            <text:p>2281.701375</text:p>
          </table:table-cell>
          <table:table-cell office:value-type="float" office:value="784.334847" calcext:value-type="float">
            <text:p>784.334847</text:p>
          </table:table-cell>
        </table:table-row>
        <table:table-row table:style-name="ro1">
          <table:table-cell office:value-type="time" office:time-value="PT00H01M40S" calcext:value-type="time">
            <text:p>00:01:40</text:p>
          </table:table-cell>
          <table:table-cell office:value-type="float" office:value="2181.038079" calcext:value-type="float">
            <text:p>2181.038079</text:p>
          </table:table-cell>
          <table:table-cell office:value-type="float" office:value="939.524095" calcext:value-type="float">
            <text:p>939.524095</text:p>
          </table:table-cell>
          <table:table-cell office:value-type="float" office:value="595.591167" calcext:value-type="float">
            <text:p>595.591167</text:p>
          </table:table-cell>
          <table:table-cell office:value-type="float" office:value="884.998143" calcext:value-type="float">
            <text:p>884.998143</text:p>
          </table:table-cell>
        </table:table-row>
        <table:table-row table:style-name="ro1">
          <table:table-cell office:value-type="time" office:time-value="PT00H01M50S" calcext:value-type="time">
            <text:p>00:01:50</text:p>
          </table:table-cell>
          <table:table-cell office:value-type="float" office:value="2130.706431" calcext:value-type="float">
            <text:p>2130.706431</text:p>
          </table:table-cell>
          <table:table-cell office:value-type="float" office:value="549.453823" calcext:value-type="float">
            <text:p>549.453823</text:p>
          </table:table-cell>
          <table:table-cell office:value-type="float" office:value="801.112063" calcext:value-type="float">
            <text:p>801.112063</text:p>
          </table:table-cell>
          <table:table-cell office:value-type="float" office:value="265.289727" calcext:value-type="float">
            <text:p>265.289727</text:p>
          </table:table-cell>
        </table:table-row>
        <table:table-row table:style-name="ro1">
          <table:table-cell office:value-type="time" office:time-value="PT00H02M00S" calcext:value-type="time">
            <text:p>00:02:00</text:p>
          </table:table-cell>
          <table:table-cell office:value-type="float" office:value="2332.033023" calcext:value-type="float">
            <text:p>2332.033023</text:p>
          </table:table-cell>
          <table:table-cell office:value-type="float" office:value="1006.632959" calcext:value-type="float">
            <text:p>1006.632959</text:p>
          </table:table-cell>
          <table:table-cell office:value-type="float" office:value="633.339903" calcext:value-type="float">
            <text:p>633.339903</text:p>
          </table:table-cell>
          <table:table-cell office:value-type="float" office:value="2466.250751" calcext:value-type="float">
            <text:p>2466.250751</text:p>
          </table:table-cell>
        </table:table-row>
        <table:table-row table:style-name="ro1">
          <table:table-cell office:value-type="time" office:time-value="PT00H02M10S" calcext:value-type="time">
            <text:p>00:02:10</text:p>
          </table:table-cell>
          <table:table-cell office:value-type="float" office:value="2214.592511" calcext:value-type="float">
            <text:p>2214.592511</text:p>
          </table:table-cell>
          <table:table-cell office:value-type="float" office:value="1778.384895" calcext:value-type="float">
            <text:p>1778.384895</text:p>
          </table:table-cell>
          <table:table-cell office:value-type="float" office:value="671.088639" calcext:value-type="float">
            <text:p>671.088639</text:p>
          </table:table-cell>
          <table:table-cell office:value-type="float" office:value="725.614591" calcext:value-type="float">
            <text:p>725.614591</text:p>
          </table:table-cell>
        </table:table-row>
        <table:table-row table:style-name="ro1">
          <table:table-cell office:value-type="time" office:time-value="PT00H02M20S" calcext:value-type="time">
            <text:p>00:02:20</text:p>
          </table:table-cell>
          <table:table-cell office:value-type="float" office:value="2399.141887" calcext:value-type="float">
            <text:p>2399.141887</text:p>
          </table:table-cell>
          <table:table-cell office:value-type="float" office:value="457.179135" calcext:value-type="float">
            <text:p>457.179135</text:p>
          </table:table-cell>
          <table:table-cell office:value-type="float" office:value="662.700031" calcext:value-type="float">
            <text:p>662.700031</text:p>
          </table:table-cell>
          <table:table-cell office:value-type="float" office:value="692.060159" calcext:value-type="float">
            <text:p>692.060159</text:p>
          </table:table-cell>
        </table:table-row>
        <table:table-row table:style-name="ro1">
          <table:table-cell office:value-type="time" office:time-value="PT00H02M30S" calcext:value-type="time">
            <text:p>00:02:30</text:p>
          </table:table-cell>
          <table:table-cell office:value-type="float" office:value="2399.141887" calcext:value-type="float">
            <text:p>2399.141887</text:p>
          </table:table-cell>
          <table:table-cell office:value-type="float" office:value="2466.250751" calcext:value-type="float">
            <text:p>2466.250751</text:p>
          </table:table-cell>
          <table:table-cell office:value-type="float" office:value="864.026623" calcext:value-type="float">
            <text:p>864.026623</text:p>
          </table:table-cell>
          <table:table-cell office:value-type="float" office:value="1568.669695" calcext:value-type="float">
            <text:p>1568.669695</text:p>
          </table:table-cell>
        </table:table-row>
        <table:table-row table:style-name="ro1">
          <table:table-cell office:value-type="time" office:time-value="PT00H02M40S" calcext:value-type="time">
            <text:p>00:02:40</text:p>
          </table:table-cell>
          <table:table-cell office:value-type="float" office:value="2139.095039" calcext:value-type="float">
            <text:p>2139.095039</text:p>
          </table:table-cell>
          <table:table-cell office:value-type="float" office:value="434.110463" calcext:value-type="float">
            <text:p>434.110463</text:p>
          </table:table-cell>
          <table:table-cell office:value-type="float" office:value="620.756991" calcext:value-type="float">
            <text:p>620.756991</text:p>
          </table:table-cell>
          <table:table-cell office:value-type="float" office:value="239.075327" calcext:value-type="float">
            <text:p>239.075327</text:p>
          </table:table-cell>
        </table:table-row>
        <table:table-row table:style-name="ro1">
          <table:table-cell office:value-type="time" office:time-value="PT00H02M50S" calcext:value-type="time">
            <text:p>00:02:50</text:p>
          </table:table-cell>
          <table:table-cell office:value-type="float" office:value="2197.815295" calcext:value-type="float">
            <text:p>2197.815295</text:p>
          </table:table-cell>
          <table:table-cell office:value-type="float" office:value="1082.130431" calcext:value-type="float">
            <text:p>1082.130431</text:p>
          </table:table-cell>
          <table:table-cell office:value-type="float" office:value="889.192447" calcext:value-type="float">
            <text:p>889.192447</text:p>
          </table:table-cell>
          <table:table-cell office:value-type="float" office:value="734.003199" calcext:value-type="float">
            <text:p>734.003199</text:p>
          </table:table-cell>
        </table:table-row>
        <table:table-row table:style-name="ro1">
          <table:table-cell office:value-type="time" office:time-value="PT00H03M00S" calcext:value-type="time">
            <text:p>00:03:00</text:p>
          </table:table-cell>
          <table:table-cell office:value-type="float" office:value="2139.095039" calcext:value-type="float">
            <text:p>2139.095039</text:p>
          </table:table-cell>
          <table:table-cell office:value-type="float" office:value="1069.547519" calcext:value-type="float">
            <text:p>1069.547519</text:p>
          </table:table-cell>
          <table:table-cell office:value-type="float" office:value="788.529151" calcext:value-type="float">
            <text:p>788.529151</text:p>
          </table:table-cell>
          <table:table-cell office:value-type="float" office:value="629.145599" calcext:value-type="float">
            <text:p>629.145599</text:p>
          </table:table-cell>
        </table:table-row>
        <table:table-row table:style-name="ro1">
          <table:table-cell office:value-type="time" office:time-value="PT00H03M10S" calcext:value-type="time">
            <text:p>00:03:10</text:p>
          </table:table-cell>
          <table:table-cell office:value-type="float" office:value="2122.317823" calcext:value-type="float">
            <text:p>2122.317823</text:p>
          </table:table-cell>
          <table:table-cell office:value-type="float" office:value="446.693375" calcext:value-type="float">
            <text:p>446.693375</text:p>
          </table:table-cell>
          <table:table-cell office:value-type="float" office:value="637.534207" calcext:value-type="float">
            <text:p>637.534207</text:p>
          </table:table-cell>
          <table:table-cell office:value-type="float" office:value="624.951295" calcext:value-type="float">
            <text:p>624.951295</text:p>
          </table:table-cell>
        </table:table-row>
        <table:table-row table:style-name="ro1">
          <table:table-cell office:value-type="time" office:time-value="PT00H03M20S" calcext:value-type="time">
            <text:p>00:03:20</text:p>
          </table:table-cell>
          <table:table-cell office:value-type="float" office:value="2113.929215" calcext:value-type="float">
            <text:p>2113.929215</text:p>
          </table:table-cell>
          <table:table-cell office:value-type="float" office:value="952.107007" calcext:value-type="float">
            <text:p>952.107007</text:p>
          </table:table-cell>
          <table:table-cell office:value-type="float" office:value="767.557631" calcext:value-type="float">
            <text:p>767.557631</text:p>
          </table:table-cell>
          <table:table-cell office:value-type="float" office:value="687.865855" calcext:value-type="float">
            <text:p>687.865855</text:p>
          </table:table-cell>
        </table:table-row>
        <table:table-row table:style-name="ro1">
          <table:table-cell office:value-type="time" office:time-value="PT00H03M30S" calcext:value-type="time">
            <text:p>00:03:30</text:p>
          </table:table-cell>
          <table:table-cell office:value-type="float" office:value="2113.929215" calcext:value-type="float">
            <text:p>2113.929215</text:p>
          </table:table-cell>
          <table:table-cell office:value-type="float" office:value="450.887679" calcext:value-type="float">
            <text:p>450.887679</text:p>
          </table:table-cell>
          <table:table-cell office:value-type="float" office:value="897.581055" calcext:value-type="float">
            <text:p>897.581055</text:p>
          </table:table-cell>
          <table:table-cell office:value-type="float" office:value="591.396863" calcext:value-type="float">
            <text:p>591.396863</text:p>
          </table:table-cell>
        </table:table-row>
        <table:table-row table:style-name="ro1">
          <table:table-cell office:value-type="time" office:time-value="PT00H03M40S" calcext:value-type="time">
            <text:p>00:03:40</text:p>
          </table:table-cell>
          <table:table-cell office:value-type="float" office:value="2231.369727" calcext:value-type="float">
            <text:p>2231.369727</text:p>
          </table:table-cell>
          <table:table-cell office:value-type="float" office:value="910.163967" calcext:value-type="float">
            <text:p>910.163967</text:p>
          </table:table-cell>
          <table:table-cell office:value-type="float" office:value="989.855743" calcext:value-type="float">
            <text:p>989.855743</text:p>
          </table:table-cell>
          <table:table-cell office:value-type="float" office:value="608.174079" calcext:value-type="float">
            <text:p>608.174079</text:p>
          </table:table-cell>
        </table:table-row>
        <table:table-row table:style-name="ro1">
          <table:table-cell office:value-type="time" office:time-value="PT00H03M50S" calcext:value-type="time">
            <text:p>00:03:50</text:p>
          </table:table-cell>
          <table:table-cell office:value-type="float" office:value="2181.038079" calcext:value-type="float">
            <text:p>2181.038079</text:p>
          </table:table-cell>
          <table:table-cell office:value-type="float" office:value="425.721855" calcext:value-type="float">
            <text:p>425.721855</text:p>
          </table:table-cell>
          <table:table-cell office:value-type="float" office:value="872.415231" calcext:value-type="float">
            <text:p>872.415231</text:p>
          </table:table-cell>
          <table:table-cell office:value-type="float" office:value="616.562687" calcext:value-type="float">
            <text:p>616.562687</text:p>
          </table:table-cell>
        </table:table-row>
        <table:table-row table:style-name="ro1">
          <table:table-cell office:value-type="time" office:time-value="PT00H04M00S" calcext:value-type="time">
            <text:p>00:04:00</text:p>
          </table:table-cell>
          <table:table-cell office:value-type="float" office:value="2298.478591" calcext:value-type="float">
            <text:p>2298.478591</text:p>
          </table:table-cell>
          <table:table-cell office:value-type="float" office:value="956.301311" calcext:value-type="float">
            <text:p>956.301311</text:p>
          </table:table-cell>
          <table:table-cell office:value-type="float" office:value="603.979775" calcext:value-type="float">
            <text:p>603.979775</text:p>
          </table:table-cell>
          <table:table-cell office:value-type="float" office:value="608.174079" calcext:value-type="float">
            <text:p>608.174079</text:p>
          </table:table-cell>
        </table:table-row>
        <table:table-row table:style-name="ro1">
          <table:table-cell office:value-type="time" office:time-value="PT00H04M10S" calcext:value-type="time">
            <text:p>00:04:10</text:p>
          </table:table-cell>
          <table:table-cell office:value-type="float" office:value="2164.260863" calcext:value-type="float">
            <text:p>2164.260863</text:p>
          </table:table-cell>
          <table:table-cell office:value-type="float" office:value="429.916159" calcext:value-type="float">
            <text:p>429.916159</text:p>
          </table:table-cell>
          <table:table-cell office:value-type="float" office:value="775.946239" calcext:value-type="float">
            <text:p>775.946239</text:p>
          </table:table-cell>
          <table:table-cell office:value-type="float" office:value="608.174079" calcext:value-type="float">
            <text:p>608.174079</text:p>
          </table:table-cell>
        </table:table-row>
        <table:table-row table:style-name="ro1">
          <table:table-cell office:value-type="time" office:time-value="PT00H04M20S" calcext:value-type="time">
            <text:p>00:04:20</text:p>
          </table:table-cell>
          <table:table-cell office:value-type="float" office:value="2097.151999" calcext:value-type="float">
            <text:p>2097.151999</text:p>
          </table:table-cell>
          <table:table-cell office:value-type="float" office:value="914.358271" calcext:value-type="float">
            <text:p>914.358271</text:p>
          </table:table-cell>
          <table:table-cell office:value-type="float" office:value="608.174079" calcext:value-type="float">
            <text:p>608.174079</text:p>
          </table:table-cell>
          <table:table-cell office:value-type="float" office:value="650.117119" calcext:value-type="float">
            <text:p>650.117119</text:p>
          </table:table-cell>
        </table:table-row>
        <table:table-row table:style-name="ro1">
          <table:table-cell office:value-type="time" office:time-value="PT00H04M30S" calcext:value-type="time">
            <text:p>00:04:30</text:p>
          </table:table-cell>
          <table:table-cell office:value-type="float" office:value="2164.260863" calcext:value-type="float">
            <text:p>2164.260863</text:p>
          </table:table-cell>
          <table:table-cell office:value-type="float" office:value="432.013311" calcext:value-type="float">
            <text:p>432.013311</text:p>
          </table:table-cell>
          <table:table-cell office:value-type="float" office:value="822.083583" calcext:value-type="float">
            <text:p>822.083583</text:p>
          </table:table-cell>
          <table:table-cell office:value-type="float" office:value="599.785471" calcext:value-type="float">
            <text:p>599.785471</text:p>
          </table:table-cell>
        </table:table-row>
        <table:table-row table:style-name="ro1">
          <table:table-cell office:value-type="time" office:time-value="PT00H04M40S" calcext:value-type="time">
            <text:p>00:04:40</text:p>
          </table:table-cell>
          <table:table-cell office:value-type="float" office:value="2248.146943" calcext:value-type="float">
            <text:p>2248.146943</text:p>
          </table:table-cell>
          <table:table-cell office:value-type="float" office:value="859.832319" calcext:value-type="float">
            <text:p>859.832319</text:p>
          </table:table-cell>
          <table:table-cell office:value-type="float" office:value="2583.691263" calcext:value-type="float">
            <text:p>2583.691263</text:p>
          </table:table-cell>
          <table:table-cell office:value-type="float" office:value="620.756991" calcext:value-type="float">
            <text:p>620.756991</text:p>
          </table:table-cell>
        </table:table-row>
        <table:table-row table:style-name="ro1">
          <table:table-cell office:value-type="time" office:time-value="PT00H04M50S" calcext:value-type="time">
            <text:p>00:04:50</text:p>
          </table:table-cell>
          <table:table-cell office:value-type="float" office:value="2264.924159" calcext:value-type="float">
            <text:p>2264.924159</text:p>
          </table:table-cell>
          <table:table-cell office:value-type="float" office:value="450.887679" calcext:value-type="float">
            <text:p>450.887679</text:p>
          </table:table-cell>
          <table:table-cell office:value-type="float" office:value="851.443711" calcext:value-type="float">
            <text:p>851.443711</text:p>
          </table:table-cell>
          <table:table-cell office:value-type="float" office:value="624.951295" calcext:value-type="float">
            <text:p>624.951295</text:p>
          </table:table-cell>
        </table:table-row>
        <table:table-row table:style-name="ro1">
          <table:table-cell office:value-type="time" office:time-value="PT00H05M00S" calcext:value-type="time">
            <text:p>00:05:00</text:p>
          </table:table-cell>
          <table:table-cell office:value-type="float" office:value="2088.763391" calcext:value-type="float">
            <text:p>2088.763391</text:p>
          </table:table-cell>
          <table:table-cell office:value-type="float" office:value="914.358271" calcext:value-type="float">
            <text:p>914.358271</text:p>
          </table:table-cell>
          <table:table-cell office:value-type="float" office:value="738.197503" calcext:value-type="float">
            <text:p>738.197503</text:p>
          </table:table-cell>
          <table:table-cell office:value-type="float" office:value="650.117119" calcext:value-type="float">
            <text:p>650.117119</text:p>
          </table:table-cell>
        </table:table-row>
        <table:table-row table:style-name="ro1">
          <table:table-cell office:value-type="time" office:time-value="PT00H05M10S" calcext:value-type="time">
            <text:p>00:05:10</text:p>
          </table:table-cell>
          <table:table-cell office:value-type="float" office:value="2113.929215" calcext:value-type="float">
            <text:p>2113.929215</text:p>
          </table:table-cell>
          <table:table-cell office:value-type="float" office:value="436.207615" calcext:value-type="float">
            <text:p>436.207615</text:p>
          </table:table-cell>
          <table:table-cell office:value-type="float" office:value="645.922815" calcext:value-type="float">
            <text:p>645.922815</text:p>
          </table:table-cell>
          <table:table-cell office:value-type="float" office:value="650.117119" calcext:value-type="float">
            <text:p>650.117119</text:p>
          </table:table-cell>
        </table:table-row>
        <table:table-row table:style-name="ro1">
          <table:table-cell office:value-type="time" office:time-value="PT00H05M20S" calcext:value-type="time">
            <text:p>00:05:20</text:p>
          </table:table-cell>
          <table:table-cell office:value-type="float" office:value="2105.540607" calcext:value-type="float">
            <text:p>2105.540607</text:p>
          </table:table-cell>
          <table:table-cell office:value-type="float" office:value="914.358271" calcext:value-type="float">
            <text:p>914.358271</text:p>
          </table:table-cell>
          <table:table-cell office:value-type="float" office:value="708.837375" calcext:value-type="float">
            <text:p>708.837375</text:p>
          </table:table-cell>
          <table:table-cell office:value-type="float" office:value="650.117119" calcext:value-type="float">
            <text:p>650.117119</text:p>
          </table:table-cell>
        </table:table-row>
        <table:table-row table:style-name="ro1">
          <table:table-cell office:value-type="time" office:time-value="PT00H05M30S" calcext:value-type="time">
            <text:p>00:05:30</text:p>
          </table:table-cell>
          <table:table-cell office:value-type="float" office:value="2382.364671" calcext:value-type="float">
            <text:p>2382.364671</text:p>
          </table:table-cell>
          <table:table-cell office:value-type="float" office:value="499.122175" calcext:value-type="float">
            <text:p>499.122175</text:p>
          </table:table-cell>
          <table:table-cell office:value-type="float" office:value="935.329791" calcext:value-type="float">
            <text:p>935.329791</text:p>
          </table:table-cell>
          <table:table-cell office:value-type="float" office:value="252.706815" calcext:value-type="float">
            <text:p>252.706815</text:p>
          </table:table-cell>
        </table:table-row>
        <table:table-row table:style-name="ro1">
          <table:table-cell office:value-type="time" office:time-value="PT00H05M40S" calcext:value-type="time">
            <text:p>00:05:40</text:p>
          </table:table-cell>
          <table:table-cell office:value-type="float" office:value="2105.540607" calcext:value-type="float">
            <text:p>2105.540607</text:p>
          </table:table-cell>
          <table:table-cell office:value-type="float" office:value="868.220927" calcext:value-type="float">
            <text:p>868.220927</text:p>
          </table:table-cell>
          <table:table-cell office:value-type="float" office:value="3154.116607" calcext:value-type="float">
            <text:p>3154.116607</text:p>
          </table:table-cell>
          <table:table-cell office:value-type="float" office:value="708.837375" calcext:value-type="float">
            <text:p>708.837375</text:p>
          </table:table-cell>
        </table:table-row>
        <table:table-row table:style-name="ro1">
          <table:table-cell office:value-type="time" office:time-value="PT00H05M50S" calcext:value-type="time">
            <text:p>00:05:50</text:p>
          </table:table-cell>
          <table:table-cell office:value-type="float" office:value="2181.038079" calcext:value-type="float">
            <text:p>2181.038079</text:p>
          </table:table-cell>
          <table:table-cell office:value-type="float" office:value="421.527551" calcext:value-type="float">
            <text:p>421.527551</text:p>
          </table:table-cell>
          <table:table-cell office:value-type="float" office:value="708.837375" calcext:value-type="float">
            <text:p>708.837375</text:p>
          </table:table-cell>
          <table:table-cell office:value-type="float" office:value="293.601279" calcext:value-type="float">
            <text:p>293.601279</text:p>
          </table:table-cell>
        </table:table-row>
        <table:table-row table:style-name="ro1">
          <table:table-cell office:value-type="time" office:time-value="PT00H06M00S" calcext:value-type="time">
            <text:p>00:06:00</text:p>
          </table:table-cell>
          <table:table-cell office:value-type="float" office:value="2885.681151" calcext:value-type="float">
            <text:p>2885.681151</text:p>
          </table:table-cell>
          <table:table-cell office:value-type="float" office:value="931.135487" calcext:value-type="float">
            <text:p>931.135487</text:p>
          </table:table-cell>
          <table:table-cell office:value-type="float" office:value="813.694975" calcext:value-type="float">
            <text:p>813.694975</text:p>
          </table:table-cell>
          <table:table-cell office:value-type="float" office:value="675.282943" calcext:value-type="float">
            <text:p>675.282943</text:p>
          </table:table-cell>
        </table:table-row>
        <table:table-row table:style-name="ro1">
          <table:table-cell office:value-type="time" office:time-value="PT00H06M10S" calcext:value-type="time">
            <text:p>00:06:10</text:p>
          </table:table-cell>
          <table:table-cell office:value-type="float" office:value="2214.592511" calcext:value-type="float">
            <text:p>2214.592511</text:p>
          </table:table-cell>
          <table:table-cell office:value-type="float" office:value="432.013311" calcext:value-type="float">
            <text:p>432.013311</text:p>
          </table:table-cell>
          <table:table-cell office:value-type="float" office:value="662.700031" calcext:value-type="float">
            <text:p>662.700031</text:p>
          </table:table-cell>
          <table:table-cell office:value-type="float" office:value="637.534207" calcext:value-type="float">
            <text:p>637.534207</text:p>
          </table:table-cell>
        </table:table-row>
        <table:table-row table:style-name="ro1">
          <table:table-cell office:value-type="time" office:time-value="PT00H06M20S" calcext:value-type="time">
            <text:p>00:06:20</text:p>
          </table:table-cell>
          <table:table-cell office:value-type="float" office:value="2231.369727" calcext:value-type="float">
            <text:p>2231.369727</text:p>
          </table:table-cell>
          <table:table-cell office:value-type="float" office:value="876.609535" calcext:value-type="float">
            <text:p>876.609535</text:p>
          </table:table-cell>
          <table:table-cell office:value-type="float" office:value="687.865855" calcext:value-type="float">
            <text:p>687.865855</text:p>
          </table:table-cell>
          <table:table-cell office:value-type="float" office:value="650.117119" calcext:value-type="float">
            <text:p>650.117119</text:p>
          </table:table-cell>
        </table:table-row>
        <table:table-row table:style-name="ro1">
          <table:table-cell office:value-type="time" office:time-value="PT00H06M30S" calcext:value-type="time">
            <text:p>00:06:30</text:p>
          </table:table-cell>
          <table:table-cell office:value-type="float" office:value="2315.255807" calcext:value-type="float">
            <text:p>2315.255807</text:p>
          </table:table-cell>
          <table:table-cell office:value-type="float" office:value="427.819007" calcext:value-type="float">
            <text:p>427.819007</text:p>
          </table:table-cell>
          <table:table-cell office:value-type="float" office:value="2365.587455" calcext:value-type="float">
            <text:p>2365.587455</text:p>
          </table:table-cell>
          <table:table-cell office:value-type="float" office:value="641.728511" calcext:value-type="float">
            <text:p>641.728511</text:p>
          </table:table-cell>
        </table:table-row>
        <table:table-row table:style-name="ro1">
          <table:table-cell office:value-type="time" office:time-value="PT00H06M40S" calcext:value-type="time">
            <text:p>00:06:40</text:p>
          </table:table-cell>
          <table:table-cell office:value-type="float" office:value="2164.260863" calcext:value-type="float">
            <text:p>2164.260863</text:p>
          </table:table-cell>
          <table:table-cell office:value-type="float" office:value="1979.711487" calcext:value-type="float">
            <text:p>1979.711487</text:p>
          </table:table-cell>
          <table:table-cell office:value-type="float" office:value="3053.453311" calcext:value-type="float">
            <text:p>3053.453311</text:p>
          </table:table-cell>
          <table:table-cell office:value-type="float" office:value="713.031679" calcext:value-type="float">
            <text:p>713.031679</text:p>
          </table:table-cell>
        </table:table-row>
        <table:table-row table:style-name="ro1">
          <table:table-cell office:value-type="time" office:time-value="PT00H06M50S" calcext:value-type="time">
            <text:p>00:06:50</text:p>
          </table:table-cell>
          <table:table-cell office:value-type="float" office:value="2063.597567" calcext:value-type="float">
            <text:p>2063.597567</text:p>
          </table:table-cell>
          <table:table-cell office:value-type="float" office:value="952.107007" calcext:value-type="float">
            <text:p>952.107007</text:p>
          </table:table-cell>
          <table:table-cell office:value-type="float" office:value="671.088639" calcext:value-type="float">
            <text:p>671.088639</text:p>
          </table:table-cell>
          <table:table-cell office:value-type="float" office:value="700.448767" calcext:value-type="float">
            <text:p>700.448767</text:p>
          </table:table-cell>
        </table:table-row>
        <table:table-row table:style-name="ro1">
          <table:table-cell office:value-type="time" office:time-value="PT00H07M00S" calcext:value-type="time">
            <text:p>00:07:00</text:p>
          </table:table-cell>
          <table:table-cell office:value-type="float" office:value="2105.540607" calcext:value-type="float">
            <text:p>2105.540607</text:p>
          </table:table-cell>
          <table:table-cell office:value-type="float" office:value="463.470591" calcext:value-type="float">
            <text:p>463.470591</text:p>
          </table:table-cell>
          <table:table-cell office:value-type="float" office:value="880.803839" calcext:value-type="float">
            <text:p>880.803839</text:p>
          </table:table-cell>
          <table:table-cell office:value-type="float" office:value="696.254463" calcext:value-type="float">
            <text:p>696.254463</text:p>
          </table:table-cell>
        </table:table-row>
        <table:table-row table:style-name="ro1">
          <table:table-cell office:value-type="time" office:time-value="PT00H07M10S" calcext:value-type="time">
            <text:p>00:07:10</text:p>
          </table:table-cell>
          <table:table-cell office:value-type="float" office:value="2164.260863" calcext:value-type="float">
            <text:p>2164.260863</text:p>
          </table:table-cell>
          <table:table-cell office:value-type="float" office:value="952.107007" calcext:value-type="float">
            <text:p>952.107007</text:p>
          </table:table-cell>
          <table:table-cell office:value-type="float" office:value="721.420287" calcext:value-type="float">
            <text:p>721.420287</text:p>
          </table:table-cell>
          <table:table-cell office:value-type="float" office:value="679.477247" calcext:value-type="float">
            <text:p>679.477247</text:p>
          </table:table-cell>
        </table:table-row>
        <table:table-row table:style-name="ro1">
          <table:table-cell office:value-type="time" office:time-value="PT00H07M20S" calcext:value-type="time">
            <text:p>00:07:20</text:p>
          </table:table-cell>
          <table:table-cell office:value-type="float" office:value="2097.151999" calcext:value-type="float">
            <text:p>2097.151999</text:p>
          </table:table-cell>
          <table:table-cell office:value-type="float" office:value="641.728511" calcext:value-type="float">
            <text:p>641.728511</text:p>
          </table:table-cell>
          <table:table-cell office:value-type="float" office:value="729.808895" calcext:value-type="float">
            <text:p>729.808895</text:p>
          </table:table-cell>
          <table:table-cell office:value-type="float" office:value="771.751935" calcext:value-type="float">
            <text:p>771.751935</text:p>
          </table:table-cell>
        </table:table-row>
        <table:table-row table:style-name="ro1">
          <table:table-cell office:value-type="time" office:time-value="PT00H07M30S" calcext:value-type="time">
            <text:p>00:07:30</text:p>
          </table:table-cell>
          <table:table-cell office:value-type="float" office:value="2063.597567" calcext:value-type="float">
            <text:p>2063.597567</text:p>
          </table:table-cell>
          <table:table-cell office:value-type="float" office:value="893.386751" calcext:value-type="float">
            <text:p>893.386751</text:p>
          </table:table-cell>
          <table:table-cell office:value-type="float" office:value="813.694975" calcext:value-type="float">
            <text:p>813.694975</text:p>
          </table:table-cell>
          <table:table-cell office:value-type="float" office:value="717.225983" calcext:value-type="float">
            <text:p>717.225983</text:p>
          </table:table-cell>
        </table:table-row>
        <table:table-row table:style-name="ro1">
          <table:table-cell office:value-type="time" office:time-value="PT00H07M40S" calcext:value-type="time">
            <text:p>00:07:40</text:p>
          </table:table-cell>
          <table:table-cell office:value-type="float" office:value="2147.483647" calcext:value-type="float">
            <text:p>2147.483647</text:p>
          </table:table-cell>
          <table:table-cell office:value-type="float" office:value="423.624703" calcext:value-type="float">
            <text:p>423.624703</text:p>
          </table:table-cell>
          <table:table-cell office:value-type="float" office:value="2969.567231" calcext:value-type="float">
            <text:p>2969.567231</text:p>
          </table:table-cell>
          <table:table-cell office:value-type="float" office:value="645.922815" calcext:value-type="float">
            <text:p>645.922815</text:p>
          </table:table-cell>
        </table:table-row>
        <table:table-row table:style-name="ro1">
          <table:table-cell office:value-type="time" office:time-value="PT00H07M50S" calcext:value-type="time">
            <text:p>00:07:50</text:p>
          </table:table-cell>
          <table:table-cell office:value-type="float" office:value="2197.815295" calcext:value-type="float">
            <text:p>2197.815295</text:p>
          </table:table-cell>
          <table:table-cell office:value-type="float" office:value="905.969663" calcext:value-type="float">
            <text:p>905.969663</text:p>
          </table:table-cell>
          <table:table-cell office:value-type="float" office:value="624.951295" calcext:value-type="float">
            <text:p>624.951295</text:p>
          </table:table-cell>
          <table:table-cell office:value-type="float" office:value="708.837375" calcext:value-type="float">
            <text:p>708.837375</text:p>
          </table:table-cell>
        </table:table-row>
        <table:table-row table:style-name="ro1">
          <table:table-cell office:value-type="time" office:time-value="PT00H08M00S" calcext:value-type="time">
            <text:p>00:08:00</text:p>
          </table:table-cell>
          <table:table-cell office:value-type="float" office:value="2097.151999" calcext:value-type="float">
            <text:p>2097.151999</text:p>
          </table:table-cell>
          <table:table-cell office:value-type="float" office:value="425.721855" calcext:value-type="float">
            <text:p>425.721855</text:p>
          </table:table-cell>
          <table:table-cell office:value-type="float" office:value="847.249407" calcext:value-type="float">
            <text:p>847.249407</text:p>
          </table:table-cell>
          <table:table-cell office:value-type="float" office:value="683.671551" calcext:value-type="float">
            <text:p>683.671551</text:p>
          </table:table-cell>
        </table:table-row>
        <table:table-row table:style-name="ro1">
          <table:table-cell office:value-type="time" office:time-value="PT00H08M10S" calcext:value-type="time">
            <text:p>00:08:10</text:p>
          </table:table-cell>
          <table:table-cell office:value-type="float" office:value="2147.483647" calcext:value-type="float">
            <text:p>2147.483647</text:p>
          </table:table-cell>
          <table:table-cell office:value-type="float" office:value="425.721855" calcext:value-type="float">
            <text:p>425.721855</text:p>
          </table:table-cell>
          <table:table-cell office:value-type="float" office:value="645.922815" calcext:value-type="float">
            <text:p>645.922815</text:p>
          </table:table-cell>
          <table:table-cell office:value-type="float" office:value="666.894335" calcext:value-type="float">
            <text:p>666.894335</text:p>
          </table:table-cell>
        </table:table-row>
        <table:table-row table:style-name="ro1">
          <table:table-cell office:value-type="time" office:time-value="PT00H08M20S" calcext:value-type="time">
            <text:p>00:08:20</text:p>
          </table:table-cell>
          <table:table-cell office:value-type="float" office:value="2088.763391" calcext:value-type="float">
            <text:p>2088.763391</text:p>
          </table:table-cell>
          <table:table-cell office:value-type="float" office:value="985.661439" calcext:value-type="float">
            <text:p>985.661439</text:p>
          </table:table-cell>
          <table:table-cell office:value-type="float" office:value="608.174079" calcext:value-type="float">
            <text:p>608.174079</text:p>
          </table:table-cell>
          <table:table-cell office:value-type="float" office:value="482.344959" calcext:value-type="float">
            <text:p>482.344959</text:p>
          </table:table-cell>
        </table:table-row>
        <table:table-row table:style-name="ro1">
          <table:table-cell office:value-type="time" office:time-value="PT00H08M30S" calcext:value-type="time">
            <text:p>00:08:30</text:p>
          </table:table-cell>
          <table:table-cell office:value-type="float" office:value="2063.597567" calcext:value-type="float">
            <text:p>2063.597567</text:p>
          </table:table-cell>
          <table:table-cell office:value-type="float" office:value="425.721855" calcext:value-type="float">
            <text:p>425.721855</text:p>
          </table:table-cell>
          <table:table-cell office:value-type="float" office:value="2466.250751" calcext:value-type="float">
            <text:p>2466.250751</text:p>
          </table:table-cell>
          <table:table-cell office:value-type="float" office:value="687.865855" calcext:value-type="float">
            <text:p>687.865855</text:p>
          </table:table-cell>
        </table:table-row>
        <table:table-row table:style-name="ro1">
          <table:table-cell office:value-type="time" office:time-value="PT00H08M40S" calcext:value-type="time">
            <text:p>00:08:40</text:p>
          </table:table-cell>
          <table:table-cell office:value-type="float" office:value="2122.317823" calcext:value-type="float">
            <text:p>2122.317823</text:p>
          </table:table-cell>
          <table:table-cell office:value-type="float" office:value="952.107007" calcext:value-type="float">
            <text:p>952.107007</text:p>
          </table:table-cell>
          <table:table-cell office:value-type="float" office:value="2835.349503" calcext:value-type="float">
            <text:p>2835.349503</text:p>
          </table:table-cell>
          <table:table-cell office:value-type="float" office:value="662.700031" calcext:value-type="float">
            <text:p>662.700031</text:p>
          </table:table-cell>
        </table:table-row>
        <table:table-row table:style-name="ro1">
          <table:table-cell office:value-type="time" office:time-value="PT00H08M50S" calcext:value-type="time">
            <text:p>00:08:50</text:p>
          </table:table-cell>
          <table:table-cell office:value-type="float" office:value="2181.038079" calcext:value-type="float">
            <text:p>2181.038079</text:p>
          </table:table-cell>
          <table:table-cell office:value-type="float" office:value="421.527551" calcext:value-type="float">
            <text:p>421.527551</text:p>
          </table:table-cell>
          <table:table-cell office:value-type="float" office:value="692.060159" calcext:value-type="float">
            <text:p>692.060159</text:p>
          </table:table-cell>
          <table:table-cell office:value-type="float" office:value="534.773759" calcext:value-type="float">
            <text:p>534.773759</text:p>
          </table:table-cell>
        </table:table-row>
        <table:table-row table:style-name="ro1">
          <table:table-cell office:value-type="time" office:time-value="PT00H09M00S" calcext:value-type="time">
            <text:p>00:09:00</text:p>
          </table:table-cell>
          <table:table-cell office:value-type="float" office:value="2055.208959" calcext:value-type="float">
            <text:p>2055.208959</text:p>
          </table:table-cell>
          <table:table-cell office:value-type="float" office:value="935.329791" calcext:value-type="float">
            <text:p>935.329791</text:p>
          </table:table-cell>
          <table:table-cell office:value-type="float" office:value="801.112063" calcext:value-type="float">
            <text:p>801.112063</text:p>
          </table:table-cell>
          <table:table-cell office:value-type="float" office:value="662.700031" calcext:value-type="float">
            <text:p>662.700031</text:p>
          </table:table-cell>
        </table:table-row>
        <table:table-row table:style-name="ro1">
          <table:table-cell office:value-type="time" office:time-value="PT00H09M10S" calcext:value-type="time">
            <text:p>00:09:10</text:p>
          </table:table-cell>
          <table:table-cell office:value-type="float" office:value="2315.255807" calcext:value-type="float">
            <text:p>2315.255807</text:p>
          </table:table-cell>
          <table:table-cell office:value-type="float" office:value="427.819007" calcext:value-type="float">
            <text:p>427.819007</text:p>
          </table:table-cell>
          <table:table-cell office:value-type="float" office:value="687.865855" calcext:value-type="float">
            <text:p>687.865855</text:p>
          </table:table-cell>
          <table:table-cell office:value-type="float" office:value="2868.903935" calcext:value-type="float">
            <text:p>2868.903935</text:p>
          </table:table-cell>
        </table:table-row>
        <table:table-row table:style-name="ro1">
          <table:table-cell office:value-type="time" office:time-value="PT00H09M20S" calcext:value-type="time">
            <text:p>00:09:20</text:p>
          </table:table-cell>
          <table:table-cell office:value-type="float" office:value="2332.033023" calcext:value-type="float">
            <text:p>2332.033023</text:p>
          </table:table-cell>
          <table:table-cell office:value-type="float" office:value="977.272831" calcext:value-type="float">
            <text:p>977.272831</text:p>
          </table:table-cell>
          <table:table-cell office:value-type="float" office:value="671.088639" calcext:value-type="float">
            <text:p>671.088639</text:p>
          </table:table-cell>
          <table:table-cell office:value-type="float" office:value="708.837375" calcext:value-type="float">
            <text:p>708.837375</text:p>
          </table:table-cell>
        </table:table-row>
        <table:table-row table:style-name="ro1">
          <table:table-cell office:value-type="time" office:time-value="PT00H09M30S" calcext:value-type="time">
            <text:p>00:09:30</text:p>
          </table:table-cell>
          <table:table-cell office:value-type="float" office:value="3523.215359" calcext:value-type="float">
            <text:p>3523.215359</text:p>
          </table:table-cell>
          <table:table-cell office:value-type="float" office:value="455.081983" calcext:value-type="float">
            <text:p>455.081983</text:p>
          </table:table-cell>
          <table:table-cell office:value-type="float" office:value="3355.443199" calcext:value-type="float">
            <text:p>3355.443199</text:p>
          </table:table-cell>
          <table:table-cell office:value-type="float" office:value="641.728511" calcext:value-type="float">
            <text:p>641.728511</text:p>
          </table:table-cell>
        </table:table-row>
        <table:table-row table:style-name="ro1">
          <table:table-cell office:value-type="time" office:time-value="PT00H09M40S" calcext:value-type="time">
            <text:p>00:09:40</text:p>
          </table:table-cell>
          <table:table-cell office:value-type="float" office:value="2088.763391" calcext:value-type="float">
            <text:p>2088.763391</text:p>
          </table:table-cell>
          <table:table-cell office:value-type="float" office:value="444.596223" calcext:value-type="float">
            <text:p>444.596223</text:p>
          </table:table-cell>
          <table:table-cell office:value-type="float" office:value="2617.245695" calcext:value-type="float">
            <text:p>2617.245695</text:p>
          </table:table-cell>
          <table:table-cell office:value-type="float" office:value="461.373439" calcext:value-type="float">
            <text:p>461.373439</text:p>
          </table:table-cell>
        </table:table-row>
        <table:table-row table:style-name="ro1">
          <table:table-cell office:value-type="time" office:time-value="PT00H09M50S" calcext:value-type="time">
            <text:p>00:09:50</text:p>
          </table:table-cell>
          <table:table-cell office:value-type="float" office:value="2181.038079" calcext:value-type="float">
            <text:p>2181.038079</text:p>
          </table:table-cell>
          <table:table-cell office:value-type="float" office:value="952.107007" calcext:value-type="float">
            <text:p>952.107007</text:p>
          </table:table-cell>
          <table:table-cell office:value-type="float" office:value="734.003199" calcext:value-type="float">
            <text:p>734.003199</text:p>
          </table:table-cell>
          <table:table-cell office:value-type="float" office:value="650.117119" calcext:value-type="float">
            <text:p>650.117119</text:p>
          </table:table-cell>
        </table:table-row>
        <table:table-row table:style-name="ro1">
          <table:table-cell office:value-type="time" office:time-value="PT00H10M00S" calcext:value-type="time">
            <text:p>00:10:00</text:p>
          </table:table-cell>
          <table:table-cell office:value-type="float" office:value="2113.929215" calcext:value-type="float">
            <text:p>2113.929215</text:p>
          </table:table-cell>
          <table:table-cell office:value-type="float" office:value="490.733567" calcext:value-type="float">
            <text:p>490.733567</text:p>
          </table:table-cell>
          <table:table-cell office:value-type="float" office:value="989.855743" calcext:value-type="float">
            <text:p>989.855743</text:p>
          </table:table-cell>
          <table:table-cell office:value-type="float" office:value="721.420287" calcext:value-type="float">
            <text:p>721.420287</text:p>
          </table:table-cell>
        </table:table-row>
        <table:table-row table:style-name="ro1">
          <table:table-cell office:value-type="time" office:time-value="PT00H10M10S" calcext:value-type="time">
            <text:p>00:10:10</text:p>
          </table:table-cell>
          <table:table-cell office:value-type="float" office:value="2231.369727" calcext:value-type="float">
            <text:p>2231.369727</text:p>
          </table:table-cell>
          <table:table-cell office:value-type="float" office:value="973.078527" calcext:value-type="float">
            <text:p>973.078527</text:p>
          </table:table-cell>
          <table:table-cell office:value-type="float" office:value="717.225983" calcext:value-type="float">
            <text:p>717.225983</text:p>
          </table:table-cell>
          <table:table-cell office:value-type="float" office:value="2214.592511" calcext:value-type="float">
            <text:p>2214.592511</text:p>
          </table:table-cell>
        </table:table-row>
        <table:table-row table:style-name="ro1">
          <table:table-cell office:value-type="time" office:time-value="PT00H10M20S" calcext:value-type="time">
            <text:p>00:10:20</text:p>
          </table:table-cell>
          <table:table-cell office:value-type="float" office:value="2617.245695" calcext:value-type="float">
            <text:p>2617.245695</text:p>
          </table:table-cell>
          <table:table-cell office:value-type="float" office:value="509.607935" calcext:value-type="float">
            <text:p>509.607935</text:p>
          </table:table-cell>
          <table:table-cell office:value-type="float" office:value="872.415231" calcext:value-type="float">
            <text:p>872.415231</text:p>
          </table:table-cell>
          <table:table-cell office:value-type="float" office:value="662.700031" calcext:value-type="float">
            <text:p>662.700031</text:p>
          </table:table-cell>
        </table:table-row>
        <table:table-row table:style-name="ro1">
          <table:table-cell office:value-type="time" office:time-value="PT00H10M30S" calcext:value-type="time">
            <text:p>00:10:30</text:p>
          </table:table-cell>
          <table:table-cell office:value-type="float" office:value="2130.706431" calcext:value-type="float">
            <text:p>2130.706431</text:p>
          </table:table-cell>
          <table:table-cell office:value-type="float" office:value="1870.659583" calcext:value-type="float">
            <text:p>1870.659583</text:p>
          </table:table-cell>
          <table:table-cell office:value-type="float" office:value="2969.567231" calcext:value-type="float">
            <text:p>2969.567231</text:p>
          </table:table-cell>
          <table:table-cell office:value-type="float" office:value="692.060159" calcext:value-type="float">
            <text:p>692.060159</text:p>
          </table:table-cell>
        </table:table-row>
        <table:table-row table:style-name="ro1">
          <table:table-cell office:value-type="time" office:time-value="PT00H10M40S" calcext:value-type="time">
            <text:p>00:10:40</text:p>
          </table:table-cell>
          <table:table-cell office:value-type="float" office:value="2332.033023" calcext:value-type="float">
            <text:p>2332.033023</text:p>
          </table:table-cell>
          <table:table-cell office:value-type="float" office:value="432.013311" calcext:value-type="float">
            <text:p>432.013311</text:p>
          </table:table-cell>
          <table:table-cell office:value-type="float" office:value="1509.949439" calcext:value-type="float">
            <text:p>1509.949439</text:p>
          </table:table-cell>
          <table:table-cell office:value-type="float" office:value="763.363327" calcext:value-type="float">
            <text:p>763.363327</text:p>
          </table:table-cell>
        </table:table-row>
        <table:table-row table:style-name="ro1">
          <table:table-cell office:value-type="time" office:time-value="PT00H10M50S" calcext:value-type="time">
            <text:p>00:10:50</text:p>
          </table:table-cell>
          <table:table-cell office:value-type="float" office:value="2181.038079" calcext:value-type="float">
            <text:p>2181.038079</text:p>
          </table:table-cell>
          <table:table-cell office:value-type="float" office:value="436.207615" calcext:value-type="float">
            <text:p>436.207615</text:p>
          </table:table-cell>
          <table:table-cell office:value-type="float" office:value="809.500671" calcext:value-type="float">
            <text:p>809.500671</text:p>
          </table:table-cell>
          <table:table-cell office:value-type="float" office:value="591.396863" calcext:value-type="float">
            <text:p>591.396863</text:p>
          </table:table-cell>
        </table:table-row>
        <table:table-row table:style-name="ro1">
          <table:table-cell office:value-type="time" office:time-value="PT00H11M00S" calcext:value-type="time">
            <text:p>00:11:00</text:p>
          </table:table-cell>
          <table:table-cell office:value-type="float" office:value="3422.552063" calcext:value-type="float">
            <text:p>3422.552063</text:p>
          </table:table-cell>
          <table:table-cell office:value-type="float" office:value="952.107007" calcext:value-type="float">
            <text:p>952.107007</text:p>
          </table:table-cell>
          <table:table-cell office:value-type="float" office:value="817.889279" calcext:value-type="float">
            <text:p>817.889279</text:p>
          </table:table-cell>
          <table:table-cell office:value-type="float" office:value="746.586111" calcext:value-type="float">
            <text:p>746.586111</text:p>
          </table:table-cell>
        </table:table-row>
        <table:table-row table:style-name="ro1">
          <table:table-cell office:value-type="time" office:time-value="PT00H11M10S" calcext:value-type="time">
            <text:p>00:11:10</text:p>
          </table:table-cell>
          <table:table-cell office:value-type="float" office:value="3456.106495" calcext:value-type="float">
            <text:p>3456.106495</text:p>
          </table:table-cell>
          <table:table-cell office:value-type="float" office:value="503.316479" calcext:value-type="float">
            <text:p>503.316479</text:p>
          </table:table-cell>
          <table:table-cell office:value-type="float" office:value="692.060159" calcext:value-type="float">
            <text:p>692.060159</text:p>
          </table:table-cell>
          <table:table-cell office:value-type="float" office:value="2533.359615" calcext:value-type="float">
            <text:p>2533.359615</text:p>
          </table:table-cell>
        </table:table-row>
        <table:table-row table:style-name="ro1">
          <table:table-cell office:value-type="time" office:time-value="PT00H11M20S" calcext:value-type="time">
            <text:p>00:11:20</text:p>
          </table:table-cell>
          <table:table-cell office:value-type="float" office:value="2038.431743" calcext:value-type="float">
            <text:p>2038.431743</text:p>
          </table:table-cell>
          <table:table-cell office:value-type="float" office:value="1010.827263" calcext:value-type="float">
            <text:p>1010.827263</text:p>
          </table:table-cell>
          <table:table-cell office:value-type="float" office:value="943.718399" calcext:value-type="float">
            <text:p>943.718399</text:p>
          </table:table-cell>
          <table:table-cell office:value-type="float" office:value="700.448767" calcext:value-type="float">
            <text:p>700.448767</text:p>
          </table:table-cell>
        </table:table-row>
        <table:table-row table:style-name="ro1">
          <table:table-cell office:value-type="time" office:time-value="PT00H11M30S" calcext:value-type="time">
            <text:p>00:11:30</text:p>
          </table:table-cell>
          <table:table-cell office:value-type="float" office:value="2248.146943" calcext:value-type="float">
            <text:p>2248.146943</text:p>
          </table:table-cell>
          <table:table-cell office:value-type="float" office:value="570.425343" calcext:value-type="float">
            <text:p>570.425343</text:p>
          </table:table-cell>
          <table:table-cell office:value-type="float" office:value="2952.790015" calcext:value-type="float">
            <text:p>2952.790015</text:p>
          </table:table-cell>
          <table:table-cell office:value-type="float" office:value="666.894335" calcext:value-type="float">
            <text:p>666.894335</text:p>
          </table:table-cell>
        </table:table-row>
        <table:table-row table:style-name="ro1">
          <table:table-cell office:value-type="time" office:time-value="PT00H11M40S" calcext:value-type="time">
            <text:p>00:11:40</text:p>
          </table:table-cell>
          <table:table-cell office:value-type="float" office:value="2298.478591" calcext:value-type="float">
            <text:p>2298.478591</text:p>
          </table:table-cell>
          <table:table-cell office:value-type="float" office:value="549.453823" calcext:value-type="float">
            <text:p>549.453823</text:p>
          </table:table-cell>
          <table:table-cell office:value-type="float" office:value="2566.914047" calcext:value-type="float">
            <text:p>2566.914047</text:p>
          </table:table-cell>
          <table:table-cell office:value-type="float" office:value="553.648127" calcext:value-type="float">
            <text:p>553.648127</text:p>
          </table:table-cell>
        </table:table-row>
        <table:table-row table:style-name="ro1">
          <table:table-cell office:value-type="time" office:time-value="PT00H11M50S" calcext:value-type="time">
            <text:p>00:11:50</text:p>
          </table:table-cell>
          <table:table-cell office:value-type="float" office:value="3741.319167" calcext:value-type="float">
            <text:p>3741.319167</text:p>
          </table:table-cell>
          <table:table-cell office:value-type="float" office:value="964.689919" calcext:value-type="float">
            <text:p>964.689919</text:p>
          </table:table-cell>
          <table:table-cell office:value-type="float" office:value="675.282943" calcext:value-type="float">
            <text:p>675.282943</text:p>
          </table:table-cell>
          <table:table-cell office:value-type="float" office:value="742.391807" calcext:value-type="float">
            <text:p>742.391807</text:p>
          </table:table-cell>
        </table:table-row>
        <table:table-row table:style-name="ro1">
          <table:table-cell office:value-type="time" office:time-value="PT00H12M00S" calcext:value-type="time">
            <text:p>00:12:00</text:p>
          </table:table-cell>
          <table:table-cell office:value-type="float" office:value="2181.038079" calcext:value-type="float">
            <text:p>2181.038079</text:p>
          </table:table-cell>
          <table:table-cell office:value-type="float" office:value="438.304767" calcext:value-type="float">
            <text:p>438.304767</text:p>
          </table:table-cell>
          <table:table-cell office:value-type="float" office:value="1300.234239" calcext:value-type="float">
            <text:p>1300.234239</text:p>
          </table:table-cell>
          <table:table-cell office:value-type="float" office:value="792.723455" calcext:value-type="float">
            <text:p>792.723455</text:p>
          </table:table-cell>
        </table:table-row>
        <table:table-row table:style-name="ro1">
          <table:table-cell office:value-type="time" office:time-value="PT00H12M10S" calcext:value-type="time">
            <text:p>00:12:10</text:p>
          </table:table-cell>
          <table:table-cell office:value-type="float" office:value="2113.929215" calcext:value-type="float">
            <text:p>2113.929215</text:p>
          </table:table-cell>
          <table:table-cell office:value-type="float" office:value="931.135487" calcext:value-type="float">
            <text:p>931.135487</text:p>
          </table:table-cell>
          <table:table-cell office:value-type="float" office:value="742.391807" calcext:value-type="float">
            <text:p>742.391807</text:p>
          </table:table-cell>
          <table:table-cell office:value-type="float" office:value="2231.369727" calcext:value-type="float">
            <text:p>2231.369727</text:p>
          </table:table-cell>
        </table:table-row>
        <table:table-row table:style-name="ro1">
          <table:table-cell office:value-type="time" office:time-value="PT00H12M20S" calcext:value-type="time">
            <text:p>00:12:20</text:p>
          </table:table-cell>
          <table:table-cell office:value-type="float" office:value="2197.815295" calcext:value-type="float">
            <text:p>2197.815295</text:p>
          </table:table-cell>
          <table:table-cell office:value-type="float" office:value="463.470591" calcext:value-type="float">
            <text:p>463.470591</text:p>
          </table:table-cell>
          <table:table-cell office:value-type="float" office:value="2466.250751" calcext:value-type="float">
            <text:p>2466.250751</text:p>
          </table:table-cell>
          <table:table-cell office:value-type="float" office:value="671.088639" calcext:value-type="float">
            <text:p>671.088639</text:p>
          </table:table-cell>
        </table:table-row>
        <table:table-row table:style-name="ro1">
          <table:table-cell office:value-type="time" office:time-value="PT00H12M30S" calcext:value-type="time">
            <text:p>00:12:30</text:p>
          </table:table-cell>
          <table:table-cell office:value-type="float" office:value="2868.903935" calcext:value-type="float">
            <text:p>2868.903935</text:p>
          </table:table-cell>
          <table:table-cell office:value-type="float" office:value="935.329791" calcext:value-type="float">
            <text:p>935.329791</text:p>
          </table:table-cell>
          <table:table-cell office:value-type="float" office:value="2801.795071" calcext:value-type="float">
            <text:p>2801.795071</text:p>
          </table:table-cell>
          <table:table-cell office:value-type="float" office:value="650.117119" calcext:value-type="float">
            <text:p>650.117119</text:p>
          </table:table-cell>
        </table:table-row>
        <table:table-row table:style-name="ro1">
          <table:table-cell office:value-type="time" office:time-value="PT00H12M40S" calcext:value-type="time">
            <text:p>00:12:40</text:p>
          </table:table-cell>
          <table:table-cell office:value-type="float" office:value="2071.986175" calcext:value-type="float">
            <text:p>2071.986175</text:p>
          </table:table-cell>
          <table:table-cell office:value-type="float" office:value="425.721855" calcext:value-type="float">
            <text:p>425.721855</text:p>
          </table:table-cell>
          <table:table-cell office:value-type="float" office:value="2667.577343" calcext:value-type="float">
            <text:p>2667.577343</text:p>
          </table:table-cell>
          <table:table-cell office:value-type="float" office:value="442.499071" calcext:value-type="float">
            <text:p>442.499071</text:p>
          </table:table-cell>
        </table:table-row>
        <table:table-row table:style-name="ro1">
          <table:table-cell office:value-type="time" office:time-value="PT00H12M50S" calcext:value-type="time">
            <text:p>00:12:50</text:p>
          </table:table-cell>
          <table:table-cell office:value-type="float" office:value="2071.986175" calcext:value-type="float">
            <text:p>2071.986175</text:p>
          </table:table-cell>
          <table:table-cell office:value-type="float" office:value="446.693375" calcext:value-type="float">
            <text:p>446.693375</text:p>
          </table:table-cell>
          <table:table-cell office:value-type="float" office:value="708.837375" calcext:value-type="float">
            <text:p>708.837375</text:p>
          </table:table-cell>
          <table:table-cell office:value-type="float" office:value="683.671551" calcext:value-type="float">
            <text:p>683.671551</text:p>
          </table:table-cell>
        </table:table-row>
        <table:table-row table:style-name="ro1">
          <table:table-cell office:value-type="time" office:time-value="PT00H13M00S" calcext:value-type="time">
            <text:p>00:13:00</text:p>
          </table:table-cell>
          <table:table-cell office:value-type="float" office:value="2080.374783" calcext:value-type="float">
            <text:p>2080.374783</text:p>
          </table:table-cell>
          <table:table-cell office:value-type="float" office:value="1006.632959" calcext:value-type="float">
            <text:p>1006.632959</text:p>
          </table:table-cell>
          <table:table-cell office:value-type="float" office:value="1098.907647" calcext:value-type="float">
            <text:p>1098.907647</text:p>
          </table:table-cell>
          <table:table-cell office:value-type="float" office:value="683.671551" calcext:value-type="float">
            <text:p>683.671551</text:p>
          </table:table-cell>
        </table:table-row>
        <table:table-row table:style-name="ro1">
          <table:table-cell office:value-type="time" office:time-value="PT00H13M10S" calcext:value-type="time">
            <text:p>00:13:10</text:p>
          </table:table-cell>
          <table:table-cell office:value-type="float" office:value="2113.929215" calcext:value-type="float">
            <text:p>2113.929215</text:p>
          </table:table-cell>
          <table:table-cell office:value-type="float" office:value="461.373439" calcext:value-type="float">
            <text:p>461.373439</text:p>
          </table:table-cell>
          <table:table-cell office:value-type="float" office:value="721.420287" calcext:value-type="float">
            <text:p>721.420287</text:p>
          </table:table-cell>
          <table:table-cell office:value-type="float" office:value="2499.805183" calcext:value-type="float">
            <text:p>2499.805183</text:p>
          </table:table-cell>
        </table:table-row>
        <table:table-row table:style-name="ro1">
          <table:table-cell office:value-type="time" office:time-value="PT00H13M20S" calcext:value-type="time">
            <text:p>00:13:20</text:p>
          </table:table-cell>
          <table:table-cell office:value-type="float" office:value="2332.033023" calcext:value-type="float">
            <text:p>2332.033023</text:p>
          </table:table-cell>
          <table:table-cell office:value-type="float" office:value="1044.381695" calcext:value-type="float">
            <text:p>1044.381695</text:p>
          </table:table-cell>
          <table:table-cell office:value-type="float" office:value="2852.126719" calcext:value-type="float">
            <text:p>2852.126719</text:p>
          </table:table-cell>
          <table:table-cell office:value-type="float" office:value="662.700031" calcext:value-type="float">
            <text:p>662.700031</text:p>
          </table:table-cell>
        </table:table-row>
        <table:table-row table:style-name="ro1">
          <table:table-cell office:value-type="time" office:time-value="PT00H13M30S" calcext:value-type="time">
            <text:p>00:13:30</text:p>
          </table:table-cell>
          <table:table-cell office:value-type="float" office:value="2281.701375" calcext:value-type="float">
            <text:p>2281.701375</text:p>
          </table:table-cell>
          <table:table-cell office:value-type="float" office:value="478.150655" calcext:value-type="float">
            <text:p>478.150655</text:p>
          </table:table-cell>
          <table:table-cell office:value-type="float" office:value="2298.478591" calcext:value-type="float">
            <text:p>2298.478591</text:p>
          </table:table-cell>
          <table:table-cell office:value-type="float" office:value="675.282943" calcext:value-type="float">
            <text:p>675.282943</text:p>
          </table:table-cell>
        </table:table-row>
        <table:table-row table:style-name="ro1">
          <table:table-cell office:value-type="time" office:time-value="PT00H13M40S" calcext:value-type="time">
            <text:p>00:13:40</text:p>
          </table:table-cell>
          <table:table-cell office:value-type="float" office:value="3472.883711" calcext:value-type="float">
            <text:p>3472.883711</text:p>
          </table:table-cell>
          <table:table-cell office:value-type="float" office:value="444.596223" calcext:value-type="float">
            <text:p>444.596223</text:p>
          </table:table-cell>
          <table:table-cell office:value-type="float" office:value="2868.903935" calcext:value-type="float">
            <text:p>2868.903935</text:p>
          </table:table-cell>
          <table:table-cell office:value-type="float" office:value="2449.473535" calcext:value-type="float">
            <text:p>2449.473535</text:p>
          </table:table-cell>
        </table:table-row>
        <table:table-row table:style-name="ro1">
          <table:table-cell office:value-type="time" office:time-value="PT00H13M50S" calcext:value-type="time">
            <text:p>00:13:50</text:p>
          </table:table-cell>
          <table:table-cell office:value-type="float" office:value="2071.986175" calcext:value-type="float">
            <text:p>2071.986175</text:p>
          </table:table-cell>
          <table:table-cell office:value-type="float" office:value="2701.131775" calcext:value-type="float">
            <text:p>2701.131775</text:p>
          </table:table-cell>
          <table:table-cell office:value-type="float" office:value="675.282943" calcext:value-type="float">
            <text:p>675.282943</text:p>
          </table:table-cell>
          <table:table-cell office:value-type="float" office:value="725.614591" calcext:value-type="float">
            <text:p>725.614591</text:p>
          </table:table-cell>
        </table:table-row>
        <table:table-row table:style-name="ro1">
          <table:table-cell office:value-type="time" office:time-value="PT00H14M00S" calcext:value-type="time">
            <text:p>00:14:00</text:p>
          </table:table-cell>
          <table:table-cell office:value-type="float" office:value="2197.815295" calcext:value-type="float">
            <text:p>2197.815295</text:p>
          </table:table-cell>
          <table:table-cell office:value-type="float" office:value="455.081983" calcext:value-type="float">
            <text:p>455.081983</text:p>
          </table:table-cell>
          <table:table-cell office:value-type="float" office:value="994.050047" calcext:value-type="float">
            <text:p>994.050047</text:p>
          </table:table-cell>
          <table:table-cell office:value-type="float" office:value="704.643071" calcext:value-type="float">
            <text:p>704.643071</text:p>
          </table:table-cell>
        </table:table-row>
        <table:table-row table:style-name="ro1">
          <table:table-cell office:value-type="time" office:time-value="PT00H14M10S" calcext:value-type="time">
            <text:p>00:14:10</text:p>
          </table:table-cell>
          <table:table-cell office:value-type="float" office:value="2071.986175" calcext:value-type="float">
            <text:p>2071.986175</text:p>
          </table:table-cell>
          <table:table-cell office:value-type="float" office:value="1065.353215" calcext:value-type="float">
            <text:p>1065.353215</text:p>
          </table:table-cell>
          <table:table-cell office:value-type="float" office:value="658.505727" calcext:value-type="float">
            <text:p>658.505727</text:p>
          </table:table-cell>
          <table:table-cell office:value-type="float" office:value="729.808895" calcext:value-type="float">
            <text:p>729.808895</text:p>
          </table:table-cell>
        </table:table-row>
        <table:table-row table:style-name="ro1">
          <table:table-cell office:value-type="time" office:time-value="PT00H14M20S" calcext:value-type="time">
            <text:p>00:14:20</text:p>
          </table:table-cell>
          <table:table-cell office:value-type="float" office:value="3623.878655" calcext:value-type="float">
            <text:p>3623.878655</text:p>
          </table:table-cell>
          <table:table-cell office:value-type="float" office:value="419.430399" calcext:value-type="float">
            <text:p>419.430399</text:p>
          </table:table-cell>
          <table:table-cell office:value-type="float" office:value="1082.130431" calcext:value-type="float">
            <text:p>1082.130431</text:p>
          </table:table-cell>
          <table:table-cell office:value-type="float" office:value="708.837375" calcext:value-type="float">
            <text:p>708.837375</text:p>
          </table:table-cell>
        </table:table-row>
        <table:table-row table:style-name="ro1">
          <table:table-cell office:value-type="time" office:time-value="PT00H14M30S" calcext:value-type="time">
            <text:p>00:14:30</text:p>
          </table:table-cell>
          <table:table-cell office:value-type="float" office:value="2139.095039" calcext:value-type="float">
            <text:p>2139.095039</text:p>
          </table:table-cell>
          <table:table-cell office:value-type="float" office:value="436.207615" calcext:value-type="float">
            <text:p>436.207615</text:p>
          </table:table-cell>
          <table:table-cell office:value-type="float" office:value="2986.344447" calcext:value-type="float">
            <text:p>2986.344447</text:p>
          </table:table-cell>
          <table:table-cell office:value-type="float" office:value="645.922815" calcext:value-type="float">
            <text:p>645.922815</text:p>
          </table:table-cell>
        </table:table-row>
        <table:table-row table:style-name="ro1">
          <table:table-cell office:value-type="time" office:time-value="PT00H14M40S" calcext:value-type="time">
            <text:p>00:14:40</text:p>
          </table:table-cell>
          <table:table-cell office:value-type="float" office:value="2315.255807" calcext:value-type="float">
            <text:p>2315.255807</text:p>
          </table:table-cell>
          <table:table-cell office:value-type="float" office:value="998.244351" calcext:value-type="float">
            <text:p>998.244351</text:p>
          </table:table-cell>
          <table:table-cell office:value-type="float" office:value="2264.924159" calcext:value-type="float">
            <text:p>2264.924159</text:p>
          </table:table-cell>
          <table:table-cell office:value-type="float" office:value="1644.167167" calcext:value-type="float">
            <text:p>1644.167167</text:p>
          </table:table-cell>
        </table:table-row>
        <table:table-row table:style-name="ro1">
          <table:table-cell office:value-type="time" office:time-value="PT00H14M50S" calcext:value-type="time">
            <text:p>00:14:50</text:p>
          </table:table-cell>
          <table:table-cell office:value-type="float" office:value="2264.924159" calcext:value-type="float">
            <text:p>2264.924159</text:p>
          </table:table-cell>
          <table:table-cell office:value-type="float" office:value="438.304767" calcext:value-type="float">
            <text:p>438.304767</text:p>
          </table:table-cell>
          <table:table-cell office:value-type="float" office:value="658.505727" calcext:value-type="float">
            <text:p>658.505727</text:p>
          </table:table-cell>
          <table:table-cell office:value-type="float" office:value="666.894335" calcext:value-type="float">
            <text:p>666.894335</text:p>
          </table:table-cell>
        </table:table-row>
        <table:table-row table:style-name="ro1">
          <table:table-cell office:value-type="time" office:time-value="PT00H15M00S" calcext:value-type="time">
            <text:p>00:15:00</text:p>
          </table:table-cell>
          <table:table-cell office:value-type="float" office:value="2197.815295" calcext:value-type="float">
            <text:p>2197.815295</text:p>
          </table:table-cell>
          <table:table-cell office:value-type="float" office:value="960.495615" calcext:value-type="float">
            <text:p>960.495615</text:p>
          </table:table-cell>
          <table:table-cell office:value-type="float" office:value="1040.187391" calcext:value-type="float">
            <text:p>1040.187391</text:p>
          </table:table-cell>
          <table:table-cell office:value-type="float" office:value="763.363327" calcext:value-type="float">
            <text:p>763.363327</text:p>
          </table:table-cell>
        </table:table-row>
        <table:table-row table:style-name="ro1">
          <table:table-cell office:value-type="time" office:time-value="PT00H15M10S" calcext:value-type="time">
            <text:p>00:15:10</text:p>
          </table:table-cell>
          <table:table-cell office:value-type="float" office:value="2197.815295" calcext:value-type="float">
            <text:p>2197.815295</text:p>
          </table:table-cell>
          <table:table-cell office:value-type="float" office:value="434.110463" calcext:value-type="float">
            <text:p>434.110463</text:p>
          </table:table-cell>
          <table:table-cell office:value-type="float" office:value="717.225983" calcext:value-type="float">
            <text:p>717.225983</text:p>
          </table:table-cell>
          <table:table-cell office:value-type="float" office:value="956.301311" calcext:value-type="float">
            <text:p>956.301311</text:p>
          </table:table-cell>
        </table:table-row>
        <table:table-row table:style-name="ro1">
          <table:table-cell office:value-type="time" office:time-value="PT00H15M20S" calcext:value-type="time">
            <text:p>00:15:20</text:p>
          </table:table-cell>
          <table:table-cell office:value-type="float" office:value="2365.587455" calcext:value-type="float">
            <text:p>2365.587455</text:p>
          </table:table-cell>
          <table:table-cell office:value-type="float" office:value="438.304767" calcext:value-type="float">
            <text:p>438.304767</text:p>
          </table:table-cell>
          <table:table-cell office:value-type="float" office:value="981.467135" calcext:value-type="float">
            <text:p>981.467135</text:p>
          </table:table-cell>
          <table:table-cell office:value-type="float" office:value="654.311423" calcext:value-type="float">
            <text:p>654.311423</text:p>
          </table:table-cell>
        </table:table-row>
        <table:table-row table:style-name="ro1">
          <table:table-cell office:value-type="time" office:time-value="PT00H15M30S" calcext:value-type="time">
            <text:p>00:15:30</text:p>
          </table:table-cell>
          <table:table-cell office:value-type="float" office:value="2432.696319" calcext:value-type="float">
            <text:p>2432.696319</text:p>
          </table:table-cell>
          <table:table-cell office:value-type="float" office:value="952.107007" calcext:value-type="float">
            <text:p>952.107007</text:p>
          </table:table-cell>
          <table:table-cell office:value-type="float" office:value="2785.017855" calcext:value-type="float">
            <text:p>2785.017855</text:p>
          </table:table-cell>
          <table:table-cell office:value-type="float" office:value="692.060159" calcext:value-type="float">
            <text:p>692.060159</text:p>
          </table:table-cell>
        </table:table-row>
        <table:table-row table:style-name="ro1">
          <table:table-cell office:value-type="time" office:time-value="PT00H15M40S" calcext:value-type="time">
            <text:p>00:15:40</text:p>
          </table:table-cell>
          <table:table-cell office:value-type="float" office:value="2214.592511" calcext:value-type="float">
            <text:p>2214.592511</text:p>
          </table:table-cell>
          <table:table-cell office:value-type="float" office:value="570.425343" calcext:value-type="float">
            <text:p>570.425343</text:p>
          </table:table-cell>
          <table:table-cell office:value-type="float" office:value="1501.560831" calcext:value-type="float">
            <text:p>1501.560831</text:p>
          </table:table-cell>
          <table:table-cell office:value-type="float" office:value="1199.570943" calcext:value-type="float">
            <text:p>1199.570943</text:p>
          </table:table-cell>
        </table:table-row>
        <table:table-row table:style-name="ro1">
          <table:table-cell office:value-type="time" office:time-value="PT00H15M50S" calcext:value-type="time">
            <text:p>00:15:50</text:p>
          </table:table-cell>
          <table:table-cell office:value-type="float" office:value="2181.038079" calcext:value-type="float">
            <text:p>2181.038079</text:p>
          </table:table-cell>
          <table:table-cell office:value-type="float" office:value="1073.741823" calcext:value-type="float">
            <text:p>1073.741823</text:p>
          </table:table-cell>
          <table:table-cell office:value-type="float" office:value="704.643071" calcext:value-type="float">
            <text:p>704.643071</text:p>
          </table:table-cell>
          <table:table-cell office:value-type="float" office:value="754.974719" calcext:value-type="float">
            <text:p>754.974719</text:p>
          </table:table-cell>
        </table:table-row>
        <table:table-row table:style-name="ro1">
          <table:table-cell office:value-type="time" office:time-value="PT00H16M00S" calcext:value-type="time">
            <text:p>00:16:00</text:p>
          </table:table-cell>
          <table:table-cell office:value-type="float" office:value="2130.706431" calcext:value-type="float">
            <text:p>2130.706431</text:p>
          </table:table-cell>
          <table:table-cell office:value-type="float" office:value="463.470591" calcext:value-type="float">
            <text:p>463.470591</text:p>
          </table:table-cell>
          <table:table-cell office:value-type="float" office:value="834.666495" calcext:value-type="float">
            <text:p>834.666495</text:p>
          </table:table-cell>
          <table:table-cell office:value-type="float" office:value="459.276287" calcext:value-type="float">
            <text:p>459.276287</text:p>
          </table:table-cell>
        </table:table-row>
        <table:table-row table:style-name="ro1">
          <table:table-cell office:value-type="time" office:time-value="PT00H16M10S" calcext:value-type="time">
            <text:p>00:16:10</text:p>
          </table:table-cell>
          <table:table-cell office:value-type="float" office:value="2248.146943" calcext:value-type="float">
            <text:p>2248.146943</text:p>
          </table:table-cell>
          <table:table-cell office:value-type="float" office:value="3422.552063" calcext:value-type="float">
            <text:p>3422.552063</text:p>
          </table:table-cell>
          <table:table-cell office:value-type="float" office:value="591.396863" calcext:value-type="float">
            <text:p>591.396863</text:p>
          </table:table-cell>
          <table:table-cell office:value-type="float" office:value="1098.907647" calcext:value-type="float">
            <text:p>1098.907647</text:p>
          </table:table-cell>
        </table:table-row>
        <table:table-row table:style-name="ro1">
          <table:table-cell office:value-type="time" office:time-value="PT00H16M20S" calcext:value-type="time">
            <text:p>00:16:20</text:p>
          </table:table-cell>
          <table:table-cell office:value-type="float" office:value="2315.255807" calcext:value-type="float">
            <text:p>2315.255807</text:p>
          </table:table-cell>
          <table:table-cell office:value-type="float" office:value="981.467135" calcext:value-type="float">
            <text:p>981.467135</text:p>
          </table:table-cell>
          <table:table-cell office:value-type="float" office:value="838.860799" calcext:value-type="float">
            <text:p>838.860799</text:p>
          </table:table-cell>
          <table:table-cell office:value-type="float" office:value="188.743679" calcext:value-type="float">
            <text:p>188.743679</text:p>
          </table:table-cell>
        </table:table-row>
        <table:table-row table:style-name="ro1">
          <table:table-cell office:value-type="time" office:time-value="PT00H16M30S" calcext:value-type="time">
            <text:p>00:16:30</text:p>
          </table:table-cell>
          <table:table-cell office:value-type="float" office:value="2566.914047" calcext:value-type="float">
            <text:p>2566.914047</text:p>
          </table:table-cell>
          <table:table-cell office:value-type="float" office:value="432.013311" calcext:value-type="float">
            <text:p>432.013311</text:p>
          </table:table-cell>
          <table:table-cell office:value-type="float" office:value="2751.463423" calcext:value-type="float">
            <text:p>2751.463423</text:p>
          </table:table-cell>
          <table:table-cell office:value-type="float" office:value="734.003199" calcext:value-type="float">
            <text:p>734.003199</text:p>
          </table:table-cell>
        </table:table-row>
        <table:table-row table:style-name="ro1">
          <table:table-cell office:value-type="time" office:time-value="PT00H16M40S" calcext:value-type="time">
            <text:p>00:16:40</text:p>
          </table:table-cell>
          <table:table-cell office:value-type="float" office:value="2499.805183" calcext:value-type="float">
            <text:p>2499.805183</text:p>
          </table:table-cell>
          <table:table-cell office:value-type="float" office:value="452.984831" calcext:value-type="float">
            <text:p>452.984831</text:p>
          </table:table-cell>
          <table:table-cell office:value-type="float" office:value="2684.354559" calcext:value-type="float">
            <text:p>2684.354559</text:p>
          </table:table-cell>
          <table:table-cell office:value-type="float" office:value="805.306367" calcext:value-type="float">
            <text:p>805.306367</text:p>
          </table:table-cell>
        </table:table-row>
        <table:table-row table:style-name="ro1">
          <table:table-cell office:value-type="time" office:time-value="PT00H16M50S" calcext:value-type="time">
            <text:p>00:16:50</text:p>
          </table:table-cell>
          <table:table-cell office:value-type="float" office:value="2164.260863" calcext:value-type="float">
            <text:p>2164.260863</text:p>
          </table:table-cell>
          <table:table-cell office:value-type="float" office:value="922.746879" calcext:value-type="float">
            <text:p>922.746879</text:p>
          </table:table-cell>
          <table:table-cell office:value-type="float" office:value="2365.587455" calcext:value-type="float">
            <text:p>2365.587455</text:p>
          </table:table-cell>
          <table:table-cell office:value-type="float" office:value="750.780415" calcext:value-type="float">
            <text:p>750.780415</text:p>
          </table:table-cell>
        </table:table-row>
        <table:table-row table:style-name="ro1">
          <table:table-cell office:value-type="time" office:time-value="PT00H17M00S" calcext:value-type="time">
            <text:p>00:17:00</text:p>
          </table:table-cell>
          <table:table-cell office:value-type="float" office:value="2197.815295" calcext:value-type="float">
            <text:p>2197.815295</text:p>
          </table:table-cell>
          <table:table-cell office:value-type="float" office:value="434.110463" calcext:value-type="float">
            <text:p>434.110463</text:p>
          </table:table-cell>
          <table:table-cell office:value-type="float" office:value="641.728511" calcext:value-type="float">
            <text:p>641.728511</text:p>
          </table:table-cell>
          <table:table-cell office:value-type="float" office:value="704.643071" calcext:value-type="float">
            <text:p>704.643071</text:p>
          </table:table-cell>
        </table:table-row>
        <table:table-row table:style-name="ro1">
          <table:table-cell office:value-type="time" office:time-value="PT00H17M10S" calcext:value-type="time">
            <text:p>00:17:10</text:p>
          </table:table-cell>
          <table:table-cell office:value-type="float" office:value="2197.815295" calcext:value-type="float">
            <text:p>2197.815295</text:p>
          </table:table-cell>
          <table:table-cell office:value-type="float" office:value="968.884223" calcext:value-type="float">
            <text:p>968.884223</text:p>
          </table:table-cell>
          <table:table-cell office:value-type="float" office:value="683.671551" calcext:value-type="float">
            <text:p>683.671551</text:p>
          </table:table-cell>
          <table:table-cell office:value-type="float" office:value="2449.473535" calcext:value-type="float">
            <text:p>2449.473535</text:p>
          </table:table-cell>
        </table:table-row>
        <table:table-row table:style-name="ro1">
          <table:table-cell office:value-type="time" office:time-value="PT00H17M20S" calcext:value-type="time">
            <text:p>00:17:20</text:p>
          </table:table-cell>
          <table:table-cell office:value-type="float" office:value="2348.810239" calcext:value-type="float">
            <text:p>2348.810239</text:p>
          </table:table-cell>
          <table:table-cell office:value-type="float" office:value="578.813951" calcext:value-type="float">
            <text:p>578.813951</text:p>
          </table:table-cell>
          <table:table-cell office:value-type="float" office:value="884.998143" calcext:value-type="float">
            <text:p>884.998143</text:p>
          </table:table-cell>
          <table:table-cell office:value-type="float" office:value="666.894335" calcext:value-type="float">
            <text:p>666.894335</text:p>
          </table:table-cell>
        </table:table-row>
        <table:table-row table:style-name="ro1">
          <table:table-cell office:value-type="time" office:time-value="PT00H17M30S" calcext:value-type="time">
            <text:p>00:17:30</text:p>
          </table:table-cell>
          <table:table-cell office:value-type="float" office:value="3741.319167" calcext:value-type="float">
            <text:p>3741.319167</text:p>
          </table:table-cell>
          <table:table-cell office:value-type="float" office:value="603.979775" calcext:value-type="float">
            <text:p>603.979775</text:p>
          </table:table-cell>
          <table:table-cell office:value-type="float" office:value="2634.022911" calcext:value-type="float">
            <text:p>2634.022911</text:p>
          </table:table-cell>
          <table:table-cell office:value-type="float" office:value="683.671551" calcext:value-type="float">
            <text:p>683.671551</text:p>
          </table:table-cell>
        </table:table-row>
        <table:table-row table:style-name="ro1">
          <table:table-cell office:value-type="time" office:time-value="PT00H17M40S" calcext:value-type="time">
            <text:p>00:17:40</text:p>
          </table:table-cell>
          <table:table-cell office:value-type="float" office:value="2214.592511" calcext:value-type="float">
            <text:p>2214.592511</text:p>
          </table:table-cell>
          <table:table-cell office:value-type="float" office:value="1090.519039" calcext:value-type="float">
            <text:p>1090.519039</text:p>
          </table:table-cell>
          <table:table-cell office:value-type="float" office:value="973.078527" calcext:value-type="float">
            <text:p>973.078527</text:p>
          </table:table-cell>
          <table:table-cell office:value-type="float" office:value="700.448767" calcext:value-type="float">
            <text:p>700.448767</text:p>
          </table:table-cell>
        </table:table-row>
        <table:table-row table:style-name="ro1">
          <table:table-cell office:value-type="time" office:time-value="PT00H17M50S" calcext:value-type="time">
            <text:p>00:17:50</text:p>
          </table:table-cell>
          <table:table-cell office:value-type="float" office:value="2348.810239" calcext:value-type="float">
            <text:p>2348.810239</text:p>
          </table:table-cell>
          <table:table-cell office:value-type="float" office:value="459.276287" calcext:value-type="float">
            <text:p>459.276287</text:p>
          </table:table-cell>
          <table:table-cell office:value-type="float" office:value="2818.572287" calcext:value-type="float">
            <text:p>2818.572287</text:p>
          </table:table-cell>
          <table:table-cell office:value-type="float" office:value="692.060159" calcext:value-type="float">
            <text:p>692.060159</text:p>
          </table:table-cell>
        </table:table-row>
        <table:table-row table:style-name="ro1">
          <table:table-cell office:value-type="time" office:time-value="PT00H18M00S" calcext:value-type="time">
            <text:p>00:18:00</text:p>
          </table:table-cell>
          <table:table-cell office:value-type="float" office:value="2122.317823" calcext:value-type="float">
            <text:p>2122.317823</text:p>
          </table:table-cell>
          <table:table-cell office:value-type="float" office:value="1052.770303" calcext:value-type="float">
            <text:p>1052.770303</text:p>
          </table:table-cell>
          <table:table-cell office:value-type="float" office:value="880.803839" calcext:value-type="float">
            <text:p>880.803839</text:p>
          </table:table-cell>
          <table:table-cell office:value-type="float" office:value="780.140543" calcext:value-type="float">
            <text:p>780.140543</text:p>
          </table:table-cell>
        </table:table-row>
        <table:table-row table:style-name="ro1">
          <table:table-cell office:value-type="time" office:time-value="PT00H18M10S" calcext:value-type="time">
            <text:p>00:18:10</text:p>
          </table:table-cell>
          <table:table-cell office:value-type="float" office:value="2181.038079" calcext:value-type="float">
            <text:p>2181.038079</text:p>
          </table:table-cell>
          <table:table-cell office:value-type="float" office:value="444.596223" calcext:value-type="float">
            <text:p>444.596223</text:p>
          </table:table-cell>
          <table:table-cell office:value-type="float" office:value="679.477247" calcext:value-type="float">
            <text:p>679.477247</text:p>
          </table:table-cell>
          <table:table-cell office:value-type="float" office:value="939.524095" calcext:value-type="float">
            <text:p>939.524095</text:p>
          </table:table-cell>
        </table:table-row>
        <table:table-row table:style-name="ro1">
          <table:table-cell office:value-type="time" office:time-value="PT00H18M20S" calcext:value-type="time">
            <text:p>00:18:20</text:p>
          </table:table-cell>
          <table:table-cell office:value-type="float" office:value="2248.146943" calcext:value-type="float">
            <text:p>2248.146943</text:p>
          </table:table-cell>
          <table:table-cell office:value-type="float" office:value="442.499071" calcext:value-type="float">
            <text:p>442.499071</text:p>
          </table:table-cell>
          <table:table-cell office:value-type="float" office:value="847.249407" calcext:value-type="float">
            <text:p>847.249407</text:p>
          </table:table-cell>
          <table:table-cell office:value-type="float" office:value="704.643071" calcext:value-type="float">
            <text:p>704.643071</text:p>
          </table:table-cell>
        </table:table-row>
        <table:table-row table:style-name="ro1">
          <table:table-cell office:value-type="time" office:time-value="PT00H18M30S" calcext:value-type="time">
            <text:p>00:18:30</text:p>
          </table:table-cell>
          <table:table-cell office:value-type="float" office:value="2231.369727" calcext:value-type="float">
            <text:p>2231.369727</text:p>
          </table:table-cell>
          <table:table-cell office:value-type="float" office:value="985.661439" calcext:value-type="float">
            <text:p>985.661439</text:p>
          </table:table-cell>
          <table:table-cell office:value-type="float" office:value="2667.577343" calcext:value-type="float">
            <text:p>2667.577343</text:p>
          </table:table-cell>
          <table:table-cell office:value-type="float" office:value="700.448767" calcext:value-type="float">
            <text:p>700.448767</text:p>
          </table:table-cell>
        </table:table-row>
        <table:table-row table:style-name="ro1">
          <table:table-cell office:value-type="time" office:time-value="PT00H18M40S" calcext:value-type="time">
            <text:p>00:18:40</text:p>
          </table:table-cell>
          <table:table-cell office:value-type="float" office:value="2231.369727" calcext:value-type="float">
            <text:p>2231.369727</text:p>
          </table:table-cell>
          <table:table-cell office:value-type="float" office:value="436.207615" calcext:value-type="float">
            <text:p>436.207615</text:p>
          </table:table-cell>
          <table:table-cell office:value-type="float" office:value="1115.684863" calcext:value-type="float">
            <text:p>1115.684863</text:p>
          </table:table-cell>
          <table:table-cell office:value-type="float" office:value="536.870911" calcext:value-type="float">
            <text:p>536.870911</text:p>
          </table:table-cell>
        </table:table-row>
        <table:table-row table:style-name="ro1">
          <table:table-cell office:value-type="time" office:time-value="PT00H18M50S" calcext:value-type="time">
            <text:p>00:18:50</text:p>
          </table:table-cell>
          <table:table-cell office:value-type="float" office:value="2466.250751" calcext:value-type="float">
            <text:p>2466.250751</text:p>
          </table:table-cell>
          <table:table-cell office:value-type="float" office:value="1920.991231" calcext:value-type="float">
            <text:p>1920.991231</text:p>
          </table:table-cell>
          <table:table-cell office:value-type="float" office:value="2902.458367" calcext:value-type="float">
            <text:p>2902.458367</text:p>
          </table:table-cell>
          <table:table-cell office:value-type="float" office:value="817.889279" calcext:value-type="float">
            <text:p>817.889279</text:p>
          </table:table-cell>
        </table:table-row>
        <table:table-row table:style-name="ro1">
          <table:table-cell office:value-type="time" office:time-value="PT00H19M00S" calcext:value-type="time">
            <text:p>00:19:00</text:p>
          </table:table-cell>
          <table:table-cell office:value-type="float" office:value="2399.141887" calcext:value-type="float">
            <text:p>2399.141887</text:p>
          </table:table-cell>
          <table:table-cell office:value-type="float" office:value="413.138943" calcext:value-type="float">
            <text:p>413.138943</text:p>
          </table:table-cell>
          <table:table-cell office:value-type="float" office:value="692.060159" calcext:value-type="float">
            <text:p>692.060159</text:p>
          </table:table-cell>
          <table:table-cell office:value-type="float" office:value="2701.131775" calcext:value-type="float">
            <text:p>2701.131775</text:p>
          </table:table-cell>
        </table:table-row>
        <table:table-row table:style-name="ro1">
          <table:table-cell office:value-type="time" office:time-value="PT00H19M10S" calcext:value-type="time">
            <text:p>00:19:10</text:p>
          </table:table-cell>
          <table:table-cell office:value-type="float" office:value="2466.250751" calcext:value-type="float">
            <text:p>2466.250751</text:p>
          </table:table-cell>
          <table:table-cell office:value-type="float" office:value="434.110463" calcext:value-type="float">
            <text:p>434.110463</text:p>
          </table:table-cell>
          <table:table-cell office:value-type="float" office:value="704.643071" calcext:value-type="float">
            <text:p>704.643071</text:p>
          </table:table-cell>
          <table:table-cell office:value-type="float" office:value="713.031679" calcext:value-type="float">
            <text:p>713.031679</text:p>
          </table:table-cell>
        </table:table-row>
        <table:table-row table:style-name="ro1">
          <table:table-cell office:value-type="time" office:time-value="PT00H19M20S" calcext:value-type="time">
            <text:p>00:19:20</text:p>
          </table:table-cell>
          <table:table-cell office:value-type="float" office:value="2399.141887" calcext:value-type="float">
            <text:p>2399.141887</text:p>
          </table:table-cell>
          <table:table-cell office:value-type="float" office:value="956.301311" calcext:value-type="float">
            <text:p>956.301311</text:p>
          </table:table-cell>
          <table:table-cell office:value-type="float" office:value="872.415231" calcext:value-type="float">
            <text:p>872.415231</text:p>
          </table:table-cell>
          <table:table-cell office:value-type="float" office:value="729.808895" calcext:value-type="float">
            <text:p>729.808895</text:p>
          </table:table-cell>
        </table:table-row>
        <table:table-row table:style-name="ro1">
          <table:table-cell office:value-type="time" office:time-value="PT00H19M30S" calcext:value-type="time">
            <text:p>00:19:30</text:p>
          </table:table-cell>
          <table:table-cell office:value-type="float" office:value="2466.250751" calcext:value-type="float">
            <text:p>2466.250751</text:p>
          </table:table-cell>
          <table:table-cell office:value-type="float" office:value="473.956351" calcext:value-type="float">
            <text:p>473.956351</text:p>
          </table:table-cell>
          <table:table-cell office:value-type="float" office:value="2617.245695" calcext:value-type="float">
            <text:p>2617.245695</text:p>
          </table:table-cell>
          <table:table-cell office:value-type="float" office:value="713.031679" calcext:value-type="float">
            <text:p>713.031679</text:p>
          </table:table-cell>
        </table:table-row>
        <table:table-row table:style-name="ro1">
          <table:table-cell office:value-type="time" office:time-value="PT00H19M40S" calcext:value-type="time">
            <text:p>00:19:40</text:p>
          </table:table-cell>
          <table:table-cell office:value-type="float" office:value="2332.033023" calcext:value-type="float">
            <text:p>2332.033023</text:p>
          </table:table-cell>
          <table:table-cell office:value-type="float" office:value="1761.607679" calcext:value-type="float">
            <text:p>1761.607679</text:p>
          </table:table-cell>
          <table:table-cell office:value-type="float" office:value="1132.462079" calcext:value-type="float">
            <text:p>1132.462079</text:p>
          </table:table-cell>
          <table:table-cell office:value-type="float" office:value="767.557631" calcext:value-type="float">
            <text:p>767.557631</text:p>
          </table:table-cell>
        </table:table-row>
        <table:table-row table:style-name="ro1">
          <table:table-cell office:value-type="time" office:time-value="PT00H19M50S" calcext:value-type="time">
            <text:p>00:19:50</text:p>
          </table:table-cell>
          <table:table-cell office:value-type="float" office:value="2122.317823" calcext:value-type="float">
            <text:p>2122.317823</text:p>
          </table:table-cell>
          <table:table-cell office:value-type="float" office:value="1023.410175" calcext:value-type="float">
            <text:p>1023.410175</text:p>
          </table:table-cell>
          <table:table-cell office:value-type="float" office:value="2617.245695" calcext:value-type="float">
            <text:p>2617.245695</text:p>
          </table:table-cell>
          <table:table-cell office:value-type="float" office:value="721.420287" calcext:value-type="float">
            <text:p>721.420287</text:p>
          </table:table-cell>
        </table:table-row>
        <table:table-row table:style-name="ro1">
          <table:table-cell office:value-type="time" office:time-value="PT00H20M00S" calcext:value-type="time">
            <text:p>00:20:00</text:p>
          </table:table-cell>
          <table:table-cell office:value-type="float" office:value="2097.151999" calcext:value-type="float">
            <text:p>2097.151999</text:p>
          </table:table-cell>
          <table:table-cell office:value-type="float" office:value="530.579455" calcext:value-type="float">
            <text:p>530.579455</text:p>
          </table:table-cell>
          <table:table-cell office:value-type="float" office:value="641.728511" calcext:value-type="float">
            <text:p>641.728511</text:p>
          </table:table-cell>
          <table:table-cell office:value-type="float" office:value="2013.265919" calcext:value-type="float">
            <text:p>2013.265919</text:p>
          </table:table-cell>
        </table:table-row>
        <table:table-row table:style-name="ro1">
          <table:table-cell office:value-type="time" office:time-value="PT00H20M10S" calcext:value-type="time">
            <text:p>00:20:10</text:p>
          </table:table-cell>
          <table:table-cell office:value-type="float" office:value="2013.265919" calcext:value-type="float">
            <text:p>2013.265919</text:p>
          </table:table-cell>
          <table:table-cell office:value-type="float" office:value="1002.438655" calcext:value-type="float">
            <text:p>1002.438655</text:p>
          </table:table-cell>
          <table:table-cell office:value-type="float" office:value="759.169023" calcext:value-type="float">
            <text:p>759.169023</text:p>
          </table:table-cell>
          <table:table-cell office:value-type="float" office:value="700.448767" calcext:value-type="float">
            <text:p>700.448767</text:p>
          </table:table-cell>
        </table:table-row>
        <table:table-row table:style-name="ro1">
          <table:table-cell office:value-type="time" office:time-value="PT00H20M20S" calcext:value-type="time">
            <text:p>00:20:20</text:p>
          </table:table-cell>
          <table:table-cell office:value-type="float" office:value="2097.151999" calcext:value-type="float">
            <text:p>2097.151999</text:p>
          </table:table-cell>
          <table:table-cell office:value-type="float" office:value="413.138943" calcext:value-type="float">
            <text:p>413.138943</text:p>
          </table:table-cell>
          <table:table-cell office:value-type="float" office:value="985.661439" calcext:value-type="float">
            <text:p>985.661439</text:p>
          </table:table-cell>
          <table:table-cell office:value-type="float" office:value="692.060159" calcext:value-type="float">
            <text:p>692.060159</text:p>
          </table:table-cell>
        </table:table-row>
        <table:table-row table:style-name="ro1">
          <table:table-cell office:value-type="time" office:time-value="PT00H20M30S" calcext:value-type="time">
            <text:p>00:20:30</text:p>
          </table:table-cell>
          <table:table-cell office:value-type="float" office:value="2071.986175" calcext:value-type="float">
            <text:p>2071.986175</text:p>
          </table:table-cell>
          <table:table-cell office:value-type="float" office:value="432.013311" calcext:value-type="float">
            <text:p>432.013311</text:p>
          </table:table-cell>
          <table:table-cell office:value-type="float" office:value="1166.016511" calcext:value-type="float">
            <text:p>1166.016511</text:p>
          </table:table-cell>
          <table:table-cell office:value-type="float" office:value="629.145599" calcext:value-type="float">
            <text:p>629.145599</text:p>
          </table:table-cell>
        </table:table-row>
        <table:table-row table:style-name="ro1">
          <table:table-cell office:value-type="time" office:time-value="PT00H20M40S" calcext:value-type="time">
            <text:p>00:20:40</text:p>
          </table:table-cell>
          <table:table-cell office:value-type="float" office:value="2332.033023" calcext:value-type="float">
            <text:p>2332.033023</text:p>
          </table:table-cell>
          <table:table-cell office:value-type="float" office:value="1002.438655" calcext:value-type="float">
            <text:p>1002.438655</text:p>
          </table:table-cell>
          <table:table-cell office:value-type="float" office:value="2533.359615" calcext:value-type="float">
            <text:p>2533.359615</text:p>
          </table:table-cell>
          <table:table-cell office:value-type="float" office:value="746.586111" calcext:value-type="float">
            <text:p>746.586111</text:p>
          </table:table-cell>
        </table:table-row>
        <table:table-row table:style-name="ro1">
          <table:table-cell office:value-type="time" office:time-value="PT00H20M50S" calcext:value-type="time">
            <text:p>00:20:50</text:p>
          </table:table-cell>
          <table:table-cell office:value-type="float" office:value="2231.369727" calcext:value-type="float">
            <text:p>2231.369727</text:p>
          </table:table-cell>
          <table:table-cell office:value-type="float" office:value="505.413631" calcext:value-type="float">
            <text:p>505.413631</text:p>
          </table:table-cell>
          <table:table-cell office:value-type="float" office:value="2566.914047" calcext:value-type="float">
            <text:p>2566.914047</text:p>
          </table:table-cell>
          <table:table-cell office:value-type="float" office:value="713.031679" calcext:value-type="float">
            <text:p>713.031679</text:p>
          </table:table-cell>
        </table:table-row>
        <table:table-row table:style-name="ro1">
          <table:table-cell office:value-type="time" office:time-value="PT00H21M00S" calcext:value-type="time">
            <text:p>00:21:00</text:p>
          </table:table-cell>
          <table:table-cell office:value-type="float" office:value="2281.701375" calcext:value-type="float">
            <text:p>2281.701375</text:p>
          </table:table-cell>
          <table:table-cell office:value-type="float" office:value="1027.604479" calcext:value-type="float">
            <text:p>1027.604479</text:p>
          </table:table-cell>
          <table:table-cell office:value-type="float" office:value="801.112063" calcext:value-type="float">
            <text:p>801.112063</text:p>
          </table:table-cell>
          <table:table-cell office:value-type="float" office:value="1585.446911" calcext:value-type="float">
            <text:p>1585.446911</text:p>
          </table:table-cell>
        </table:table-row>
        <table:table-row table:style-name="ro1">
          <table:table-cell office:value-type="time" office:time-value="PT00H21M10S" calcext:value-type="time">
            <text:p>00:21:10</text:p>
          </table:table-cell>
          <table:table-cell office:value-type="float" office:value="2147.483647" calcext:value-type="float">
            <text:p>2147.483647</text:p>
          </table:table-cell>
          <table:table-cell office:value-type="float" office:value="436.207615" calcext:value-type="float">
            <text:p>436.207615</text:p>
          </table:table-cell>
          <table:table-cell office:value-type="float" office:value="700.448767" calcext:value-type="float">
            <text:p>700.448767</text:p>
          </table:table-cell>
          <table:table-cell office:value-type="float" office:value="574.619647" calcext:value-type="float">
            <text:p>574.619647</text:p>
          </table:table-cell>
        </table:table-row>
        <table:table-row table:style-name="ro1">
          <table:table-cell office:value-type="time" office:time-value="PT00H21M20S" calcext:value-type="time">
            <text:p>00:21:20</text:p>
          </table:table-cell>
          <table:table-cell office:value-type="float" office:value="2281.701375" calcext:value-type="float">
            <text:p>2281.701375</text:p>
          </table:table-cell>
          <table:table-cell office:value-type="float" office:value="2063.597567" calcext:value-type="float">
            <text:p>2063.597567</text:p>
          </table:table-cell>
          <table:table-cell office:value-type="float" office:value="910.163967" calcext:value-type="float">
            <text:p>910.163967</text:p>
          </table:table-cell>
          <table:table-cell office:value-type="float" office:value="750.780415" calcext:value-type="float">
            <text:p>750.780415</text:p>
          </table:table-cell>
        </table:table-row>
        <table:table-row table:style-name="ro1">
          <table:table-cell office:value-type="time" office:time-value="PT00H21M30S" calcext:value-type="time">
            <text:p>00:21:30</text:p>
          </table:table-cell>
          <table:table-cell office:value-type="float" office:value="2281.701375" calcext:value-type="float">
            <text:p>2281.701375</text:p>
          </table:table-cell>
          <table:table-cell office:value-type="float" office:value="1082.130431" calcext:value-type="float">
            <text:p>1082.130431</text:p>
          </table:table-cell>
          <table:table-cell office:value-type="float" office:value="2768.240639" calcext:value-type="float">
            <text:p>2768.240639</text:p>
          </table:table-cell>
          <table:table-cell office:value-type="float" office:value="713.031679" calcext:value-type="float">
            <text:p>713.031679</text:p>
          </table:table-cell>
        </table:table-row>
        <table:table-row table:style-name="ro1">
          <table:table-cell office:value-type="time" office:time-value="PT00H21M40S" calcext:value-type="time">
            <text:p>00:21:40</text:p>
          </table:table-cell>
          <table:table-cell office:value-type="float" office:value="2382.364671" calcext:value-type="float">
            <text:p>2382.364671</text:p>
          </table:table-cell>
          <table:table-cell office:value-type="float" office:value="486.539263" calcext:value-type="float">
            <text:p>486.539263</text:p>
          </table:table-cell>
          <table:table-cell office:value-type="float" office:value="1199.570943" calcext:value-type="float">
            <text:p>1199.570943</text:p>
          </table:table-cell>
          <table:table-cell office:value-type="float" office:value="692.060159" calcext:value-type="float">
            <text:p>692.060159</text:p>
          </table:table-cell>
        </table:table-row>
        <table:table-row table:style-name="ro1">
          <table:table-cell office:value-type="time" office:time-value="PT00H21M50S" calcext:value-type="time">
            <text:p>00:21:50</text:p>
          </table:table-cell>
          <table:table-cell office:value-type="float" office:value="2214.592511" calcext:value-type="float">
            <text:p>2214.592511</text:p>
          </table:table-cell>
          <table:table-cell office:value-type="float" office:value="587.202559" calcext:value-type="float">
            <text:p>587.202559</text:p>
          </table:table-cell>
          <table:table-cell office:value-type="float" office:value="2667.577343" calcext:value-type="float">
            <text:p>2667.577343</text:p>
          </table:table-cell>
          <table:table-cell office:value-type="float" office:value="729.808895" calcext:value-type="float">
            <text:p>729.808895</text:p>
          </table:table-cell>
        </table:table-row>
        <table:table-row table:style-name="ro1">
          <table:table-cell office:value-type="time" office:time-value="PT00H22M00S" calcext:value-type="time">
            <text:p>00:22:00</text:p>
          </table:table-cell>
          <table:table-cell office:value-type="float" office:value="2105.540607" calcext:value-type="float">
            <text:p>2105.540607</text:p>
          </table:table-cell>
          <table:table-cell office:value-type="float" office:value="1124.073471" calcext:value-type="float">
            <text:p>1124.073471</text:p>
          </table:table-cell>
          <table:table-cell office:value-type="float" office:value="750.780415" calcext:value-type="float">
            <text:p>750.780415</text:p>
          </table:table-cell>
          <table:table-cell office:value-type="float" office:value="1082.130431" calcext:value-type="float">
            <text:p>1082.130431</text:p>
          </table:table-cell>
        </table:table-row>
        <table:table-row table:style-name="ro1">
          <table:table-cell office:value-type="time" office:time-value="PT00H22M10S" calcext:value-type="time">
            <text:p>00:22:10</text:p>
          </table:table-cell>
          <table:table-cell office:value-type="float" office:value="2332.033023" calcext:value-type="float">
            <text:p>2332.033023</text:p>
          </table:table-cell>
          <table:table-cell office:value-type="float" office:value="541.065215" calcext:value-type="float">
            <text:p>541.065215</text:p>
          </table:table-cell>
          <table:table-cell office:value-type="float" office:value="658.505727" calcext:value-type="float">
            <text:p>658.505727</text:p>
          </table:table-cell>
          <table:table-cell office:value-type="float" office:value="704.643071" calcext:value-type="float">
            <text:p>704.643071</text:p>
          </table:table-cell>
        </table:table-row>
        <table:table-row table:style-name="ro1">
          <table:table-cell office:value-type="time" office:time-value="PT00H22M20S" calcext:value-type="time">
            <text:p>00:22:20</text:p>
          </table:table-cell>
          <table:table-cell office:value-type="float" office:value="2466.250751" calcext:value-type="float">
            <text:p>2466.250751</text:p>
          </table:table-cell>
          <table:table-cell office:value-type="float" office:value="1002.438655" calcext:value-type="float">
            <text:p>1002.438655</text:p>
          </table:table-cell>
          <table:table-cell office:value-type="float" office:value="826.277887" calcext:value-type="float">
            <text:p>826.277887</text:p>
          </table:table-cell>
          <table:table-cell office:value-type="float" office:value="721.420287" calcext:value-type="float">
            <text:p>721.420287</text:p>
          </table:table-cell>
        </table:table-row>
        <table:table-row table:style-name="ro1">
          <table:table-cell office:value-type="time" office:time-value="PT00H22M30S" calcext:value-type="time">
            <text:p>00:22:30</text:p>
          </table:table-cell>
          <table:table-cell office:value-type="float" office:value="2139.095039" calcext:value-type="float">
            <text:p>2139.095039</text:p>
          </table:table-cell>
          <table:table-cell office:value-type="float" office:value="541.065215" calcext:value-type="float">
            <text:p>541.065215</text:p>
          </table:table-cell>
          <table:table-cell office:value-type="float" office:value="3120.562175" calcext:value-type="float">
            <text:p>3120.562175</text:p>
          </table:table-cell>
          <table:table-cell office:value-type="float" office:value="708.837375" calcext:value-type="float">
            <text:p>708.837375</text:p>
          </table:table-cell>
        </table:table-row>
        <table:table-row table:style-name="ro1">
          <table:table-cell office:value-type="time" office:time-value="PT00H22M40S" calcext:value-type="time">
            <text:p>00:22:40</text:p>
          </table:table-cell>
          <table:table-cell office:value-type="float" office:value="2214.592511" calcext:value-type="float">
            <text:p>2214.592511</text:p>
          </table:table-cell>
          <table:table-cell office:value-type="float" office:value="463.470591" calcext:value-type="float">
            <text:p>463.470591</text:p>
          </table:table-cell>
          <table:table-cell office:value-type="float" office:value="2382.364671" calcext:value-type="float">
            <text:p>2382.364671</text:p>
          </table:table-cell>
          <table:table-cell office:value-type="float" office:value="1468.006399" calcext:value-type="float">
            <text:p>1468.006399</text:p>
          </table:table-cell>
        </table:table-row>
        <table:table-row table:style-name="ro1">
          <table:table-cell office:value-type="time" office:time-value="PT00H22M50S" calcext:value-type="time">
            <text:p>00:22:50</text:p>
          </table:table-cell>
          <table:table-cell office:value-type="float" office:value="2080.374783" calcext:value-type="float">
            <text:p>2080.374783</text:p>
          </table:table-cell>
          <table:table-cell office:value-type="float" office:value="1040.187391" calcext:value-type="float">
            <text:p>1040.187391</text:p>
          </table:table-cell>
          <table:table-cell office:value-type="float" office:value="1140.850687" calcext:value-type="float">
            <text:p>1140.850687</text:p>
          </table:table-cell>
          <table:table-cell office:value-type="float" office:value="666.894335" calcext:value-type="float">
            <text:p>666.894335</text:p>
          </table:table-cell>
        </table:table-row>
        <table:table-row table:style-name="ro1">
          <table:table-cell office:value-type="time" office:time-value="PT00H23M00S" calcext:value-type="time">
            <text:p>00:23:00</text:p>
          </table:table-cell>
          <table:table-cell office:value-type="float" office:value="2105.540607" calcext:value-type="float">
            <text:p>2105.540607</text:p>
          </table:table-cell>
          <table:table-cell office:value-type="float" office:value="530.579455" calcext:value-type="float">
            <text:p>530.579455</text:p>
          </table:table-cell>
          <table:table-cell office:value-type="float" office:value="671.088639" calcext:value-type="float">
            <text:p>671.088639</text:p>
          </table:table-cell>
          <table:table-cell office:value-type="float" office:value="750.780415" calcext:value-type="float">
            <text:p>750.780415</text:p>
          </table:table-cell>
        </table:table-row>
        <table:table-row table:style-name="ro1">
          <table:table-cell office:value-type="time" office:time-value="PT00H23M10S" calcext:value-type="time">
            <text:p>00:23:10</text:p>
          </table:table-cell>
          <table:table-cell office:value-type="float" office:value="2080.374783" calcext:value-type="float">
            <text:p>2080.374783</text:p>
          </table:table-cell>
          <table:table-cell office:value-type="float" office:value="1002.438655" calcext:value-type="float">
            <text:p>1002.438655</text:p>
          </table:table-cell>
          <table:table-cell office:value-type="float" office:value="796.917759" calcext:value-type="float">
            <text:p>796.917759</text:p>
          </table:table-cell>
          <table:table-cell office:value-type="float" office:value="704.643071" calcext:value-type="float">
            <text:p>704.643071</text:p>
          </table:table-cell>
        </table:table-row>
        <table:table-row table:style-name="ro1">
          <table:table-cell office:value-type="time" office:time-value="PT00H23M20S" calcext:value-type="time">
            <text:p>00:23:20</text:p>
          </table:table-cell>
          <table:table-cell office:value-type="float" office:value="2113.929215" calcext:value-type="float">
            <text:p>2113.929215</text:p>
          </table:table-cell>
          <table:table-cell office:value-type="float" office:value="429.916159" calcext:value-type="float">
            <text:p>429.916159</text:p>
          </table:table-cell>
          <table:table-cell office:value-type="float" office:value="922.746879" calcext:value-type="float">
            <text:p>922.746879</text:p>
          </table:table-cell>
          <table:table-cell office:value-type="float" office:value="721.420287" calcext:value-type="float">
            <text:p>721.420287</text:p>
          </table:table-cell>
        </table:table-row>
        <table:table-row table:style-name="ro1">
          <table:table-cell office:value-type="time" office:time-value="PT00H23M30S" calcext:value-type="time">
            <text:p>00:23:30</text:p>
          </table:table-cell>
          <table:table-cell office:value-type="float" office:value="2105.540607" calcext:value-type="float">
            <text:p>2105.540607</text:p>
          </table:table-cell>
          <table:table-cell office:value-type="float" office:value="425.721855" calcext:value-type="float">
            <text:p>425.721855</text:p>
          </table:table-cell>
          <table:table-cell office:value-type="float" office:value="3288.334335" calcext:value-type="float">
            <text:p>3288.334335</text:p>
          </table:table-cell>
          <table:table-cell office:value-type="float" office:value="658.505727" calcext:value-type="float">
            <text:p>658.505727</text:p>
          </table:table-cell>
        </table:table-row>
        <table:table-row table:style-name="ro1">
          <table:table-cell office:value-type="time" office:time-value="PT00H23M40S" calcext:value-type="time">
            <text:p>00:23:40</text:p>
          </table:table-cell>
          <table:table-cell office:value-type="float" office:value="2105.540607" calcext:value-type="float">
            <text:p>2105.540607</text:p>
          </table:table-cell>
          <table:table-cell office:value-type="float" office:value="985.661439" calcext:value-type="float">
            <text:p>985.661439</text:p>
          </table:table-cell>
          <table:table-cell office:value-type="float" office:value="843.055103" calcext:value-type="float">
            <text:p>843.055103</text:p>
          </table:table-cell>
          <table:table-cell office:value-type="float" office:value="1845.493759" calcext:value-type="float">
            <text:p>1845.493759</text:p>
          </table:table-cell>
        </table:table-row>
        <table:table-row table:style-name="ro1">
          <table:table-cell office:value-type="time" office:time-value="PT00H23M50S" calcext:value-type="time">
            <text:p>00:23:50</text:p>
          </table:table-cell>
          <table:table-cell office:value-type="float" office:value="2365.587455" calcext:value-type="float">
            <text:p>2365.587455</text:p>
          </table:table-cell>
          <table:table-cell office:value-type="float" office:value="429.916159" calcext:value-type="float">
            <text:p>429.916159</text:p>
          </table:table-cell>
          <table:table-cell office:value-type="float" office:value="2332.033023" calcext:value-type="float">
            <text:p>2332.033023</text:p>
          </table:table-cell>
          <table:table-cell office:value-type="float" office:value="687.865855" calcext:value-type="float">
            <text:p>687.865855</text:p>
          </table:table-cell>
        </table:table-row>
        <table:table-row table:style-name="ro1">
          <table:table-cell office:value-type="time" office:time-value="PT00H24M00S" calcext:value-type="time">
            <text:p>00:24:00</text:p>
          </table:table-cell>
          <table:table-cell office:value-type="float" office:value="2415.919103" calcext:value-type="float">
            <text:p>2415.919103</text:p>
          </table:table-cell>
          <table:table-cell office:value-type="float" office:value="1073.741823" calcext:value-type="float">
            <text:p>1073.741823</text:p>
          </table:table-cell>
          <table:table-cell office:value-type="float" office:value="671.088639" calcext:value-type="float">
            <text:p>671.088639</text:p>
          </table:table-cell>
          <table:table-cell office:value-type="float" office:value="746.586111" calcext:value-type="float">
            <text:p>746.586111</text:p>
          </table:table-cell>
        </table:table-row>
        <table:table-row table:style-name="ro1">
          <table:table-cell office:value-type="time" office:time-value="PT00H24M10S" calcext:value-type="time">
            <text:p>00:24:10</text:p>
          </table:table-cell>
          <table:table-cell office:value-type="float" office:value="2181.038079" calcext:value-type="float">
            <text:p>2181.038079</text:p>
          </table:table-cell>
          <table:table-cell office:value-type="float" office:value="429.916159" calcext:value-type="float">
            <text:p>429.916159</text:p>
          </table:table-cell>
          <table:table-cell office:value-type="float" office:value="692.060159" calcext:value-type="float">
            <text:p>692.060159</text:p>
          </table:table-cell>
          <table:table-cell office:value-type="float" office:value="838.860799" calcext:value-type="float">
            <text:p>838.860799</text:p>
          </table:table-cell>
        </table:table-row>
        <table:table-row table:style-name="ro1">
          <table:table-cell office:value-type="time" office:time-value="PT00H24M20S" calcext:value-type="time">
            <text:p>00:24:20</text:p>
          </table:table-cell>
          <table:table-cell office:value-type="float" office:value="2701.131775" calcext:value-type="float">
            <text:p>2701.131775</text:p>
          </table:table-cell>
          <table:table-cell office:value-type="float" office:value="526.385151" calcext:value-type="float">
            <text:p>526.385151</text:p>
          </table:table-cell>
          <table:table-cell office:value-type="float" office:value="700.448767" calcext:value-type="float">
            <text:p>700.448767</text:p>
          </table:table-cell>
          <table:table-cell office:value-type="float" office:value="541.065215" calcext:value-type="float">
            <text:p>541.065215</text:p>
          </table:table-cell>
        </table:table-row>
        <table:table-row table:style-name="ro1">
          <table:table-cell office:value-type="time" office:time-value="PT00H24M30S" calcext:value-type="time">
            <text:p>00:24:30</text:p>
          </table:table-cell>
          <table:table-cell office:value-type="float" office:value="2214.592511" calcext:value-type="float">
            <text:p>2214.592511</text:p>
          </table:table-cell>
          <table:table-cell office:value-type="float" office:value="1061.158911" calcext:value-type="float">
            <text:p>1061.158911</text:p>
          </table:table-cell>
          <table:table-cell office:value-type="float" office:value="3187.671039" calcext:value-type="float">
            <text:p>3187.671039</text:p>
          </table:table-cell>
          <table:table-cell office:value-type="float" office:value="645.922815" calcext:value-type="float">
            <text:p>645.922815</text:p>
          </table:table-cell>
        </table:table-row>
        <table:table-row table:style-name="ro1">
          <table:table-cell office:value-type="time" office:time-value="PT00H24M40S" calcext:value-type="time">
            <text:p>00:24:40</text:p>
          </table:table-cell>
          <table:table-cell office:value-type="float" office:value="2122.317823" calcext:value-type="float">
            <text:p>2122.317823</text:p>
          </table:table-cell>
          <table:table-cell office:value-type="float" office:value="473.956351" calcext:value-type="float">
            <text:p>473.956351</text:p>
          </table:table-cell>
          <table:table-cell office:value-type="float" office:value="864.026623" calcext:value-type="float">
            <text:p>864.026623</text:p>
          </table:table-cell>
          <table:table-cell office:value-type="float" office:value="2701.131775" calcext:value-type="float">
            <text:p>2701.131775</text:p>
          </table:table-cell>
        </table:table-row>
        <table:table-row table:style-name="ro1">
          <table:table-cell office:value-type="time" office:time-value="PT00H24M50S" calcext:value-type="time">
            <text:p>00:24:50</text:p>
          </table:table-cell>
          <table:table-cell office:value-type="float" office:value="2298.478591" calcext:value-type="float">
            <text:p>2298.478591</text:p>
          </table:table-cell>
          <table:table-cell office:value-type="float" office:value="566.231039" calcext:value-type="float">
            <text:p>566.231039</text:p>
          </table:table-cell>
          <table:table-cell office:value-type="float" office:value="2432.696319" calcext:value-type="float">
            <text:p>2432.696319</text:p>
          </table:table-cell>
          <table:table-cell office:value-type="float" office:value="662.700031" calcext:value-type="float">
            <text:p>662.700031</text:p>
          </table:table-cell>
        </table:table-row>
        <table:table-row table:style-name="ro1">
          <table:table-cell office:value-type="time" office:time-value="PT00H25M00S" calcext:value-type="time">
            <text:p>00:25:00</text:p>
          </table:table-cell>
          <table:table-cell office:value-type="float" office:value="2088.763391" calcext:value-type="float">
            <text:p>2088.763391</text:p>
          </table:table-cell>
          <table:table-cell office:value-type="float" office:value="1019.215871" calcext:value-type="float">
            <text:p>1019.215871</text:p>
          </table:table-cell>
          <table:table-cell office:value-type="float" office:value="679.477247" calcext:value-type="float">
            <text:p>679.477247</text:p>
          </table:table-cell>
          <table:table-cell office:value-type="float" office:value="801.112063" calcext:value-type="float">
            <text:p>801.112063</text:p>
          </table:table-cell>
        </table:table-row>
      </table:table>
      <table:table table:name="DbWrite99PThreads100" table:style-name="ta1">
        <table:table-column table:style-name="co13" table:default-cell-style-name="ce5"/>
        <table:table-column table:style-name="co12" table:default-cell-style-name="ce6"/>
        <table:table-row table:style-name="ro1">
          <table:table-cell office:value-type="string" calcext:value-type="string">
            <text:p>Elapsed Time</text:p>
          </table:table-cell>
          <table:table-cell table:style-name="Default" office:value-type="string" calcext:value-type="string">
            <text:p>Thread Pool size</text:p>
          </table:table-cell>
        </table:table-row>
        <table:table-row table:style-name="ro1">
          <table:table-cell office:value-type="time" office:time-value="PT00H00M00S" calcext:value-type="time">
            <text:p>00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00H00M10S" calcext:value-type="time">
            <text:p>00:00: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0M20S" calcext:value-type="time">
            <text:p>00:00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0M30S" calcext:value-type="time">
            <text:p>00:00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0M40S" calcext:value-type="time">
            <text:p>00:00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0M50S" calcext:value-type="time">
            <text:p>00:00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1M00S" calcext:value-type="time">
            <text:p>00:01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1M10S" calcext:value-type="time">
            <text:p>00:01: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1M20S" calcext:value-type="time">
            <text:p>00:01: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1M30S" calcext:value-type="time">
            <text:p>00:01: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1M40S" calcext:value-type="time">
            <text:p>00:01: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1M50S" calcext:value-type="time">
            <text:p>00:01: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2M00S" calcext:value-type="time">
            <text:p>00:02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2M10S" calcext:value-type="time">
            <text:p>00:02: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2M20S" calcext:value-type="time">
            <text:p>00:02: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2M30S" calcext:value-type="time">
            <text:p>00:02: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2M40S" calcext:value-type="time">
            <text:p>00:02: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2M50S" calcext:value-type="time">
            <text:p>00:02: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3M00S" calcext:value-type="time">
            <text:p>00:03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3M10S" calcext:value-type="time">
            <text:p>00:03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3M20S" calcext:value-type="time">
            <text:p>00:03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3M30S" calcext:value-type="time">
            <text:p>00:03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3M40S" calcext:value-type="time">
            <text:p>00:03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3M50S" calcext:value-type="time">
            <text:p>00:03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4M00S" calcext:value-type="time">
            <text:p>00:04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4M10S" calcext:value-type="time">
            <text:p>00:04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4M20S" calcext:value-type="time">
            <text:p>00:04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4M30S" calcext:value-type="time">
            <text:p>00:04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4M40S" calcext:value-type="time">
            <text:p>00:04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4M50S" calcext:value-type="time">
            <text:p>00:04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5M00S" calcext:value-type="time">
            <text:p>00:05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5M10S" calcext:value-type="time">
            <text:p>00:05: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5M20S" calcext:value-type="time">
            <text:p>00:05: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5M30S" calcext:value-type="time">
            <text:p>00:05: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5M40S" calcext:value-type="time">
            <text:p>00:05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5M50S" calcext:value-type="time">
            <text:p>00:05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6M00S" calcext:value-type="time">
            <text:p>00:06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6M10S" calcext:value-type="time">
            <text:p>00:06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6M20S" calcext:value-type="time">
            <text:p>00:06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6M30S" calcext:value-type="time">
            <text:p>00:06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6M40S" calcext:value-type="time">
            <text:p>00:06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6M50S" calcext:value-type="time">
            <text:p>00:06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7M00S" calcext:value-type="time">
            <text:p>00:07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7M10S" calcext:value-type="time">
            <text:p>00:07: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7M20S" calcext:value-type="time">
            <text:p>00:07: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7M30S" calcext:value-type="time">
            <text:p>00:07: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7M40S" calcext:value-type="time">
            <text:p>00:07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7M50S" calcext:value-type="time">
            <text:p>00:07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8M00S" calcext:value-type="time">
            <text:p>00:08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8M10S" calcext:value-type="time">
            <text:p>00:08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8M20S" calcext:value-type="time">
            <text:p>00:08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8M30S" calcext:value-type="time">
            <text:p>00:08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8M40S" calcext:value-type="time">
            <text:p>00:08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8M50S" calcext:value-type="time">
            <text:p>00:08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9M00S" calcext:value-type="time">
            <text:p>00:09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9M10S" calcext:value-type="time">
            <text:p>00:09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9M20S" calcext:value-type="time">
            <text:p>00:09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9M30S" calcext:value-type="time">
            <text:p>00:09: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9M40S" calcext:value-type="time">
            <text:p>00:09: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9M50S" calcext:value-type="time">
            <text:p>00:09: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0M00S" calcext:value-type="time">
            <text:p>00:10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0M10S" calcext:value-type="time">
            <text:p>00:10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0M20S" calcext:value-type="time">
            <text:p>00:10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0M30S" calcext:value-type="time">
            <text:p>00:10: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0M40S" calcext:value-type="time">
            <text:p>00:10: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0M50S" calcext:value-type="time">
            <text:p>00:10: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1M00S" calcext:value-type="time">
            <text:p>00:11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1M10S" calcext:value-type="time">
            <text:p>00:11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1M20S" calcext:value-type="time">
            <text:p>00:11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1M30S" calcext:value-type="time">
            <text:p>00:11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1M40S" calcext:value-type="time">
            <text:p>00:11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1M50S" calcext:value-type="time">
            <text:p>00:11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2M00S" calcext:value-type="time">
            <text:p>00:12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2M10S" calcext:value-type="time">
            <text:p>00:12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2M20S" calcext:value-type="time">
            <text:p>00:12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2M30S" calcext:value-type="time">
            <text:p>00:12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2M40S" calcext:value-type="time">
            <text:p>00:12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2M50S" calcext:value-type="time">
            <text:p>00:12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3M00S" calcext:value-type="time">
            <text:p>00:13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3M10S" calcext:value-type="time">
            <text:p>00:13: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3M20S" calcext:value-type="time">
            <text:p>00:13: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3M30S" calcext:value-type="time">
            <text:p>00:13: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3M40S" calcext:value-type="time">
            <text:p>00:13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3M50S" calcext:value-type="time">
            <text:p>00:13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4M00S" calcext:value-type="time">
            <text:p>00:14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4M10S" calcext:value-type="time">
            <text:p>00:14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4M20S" calcext:value-type="time">
            <text:p>00:14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4M30S" calcext:value-type="time">
            <text:p>00:14: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4M40S" calcext:value-type="time">
            <text:p>00:14: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4M50S" calcext:value-type="time">
            <text:p>00:14: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5M00S" calcext:value-type="time">
            <text:p>00:15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5M10S" calcext:value-type="time">
            <text:p>00:15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5M20S" calcext:value-type="time">
            <text:p>00:15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5M30S" calcext:value-type="time">
            <text:p>00:15: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5M40S" calcext:value-type="time">
            <text:p>00:15: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5M50S" calcext:value-type="time">
            <text:p>00:15: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6M00S" calcext:value-type="time">
            <text:p>00:16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6M10S" calcext:value-type="time">
            <text:p>00:16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6M20S" calcext:value-type="time">
            <text:p>00:16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6M30S" calcext:value-type="time">
            <text:p>00:16: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6M40S" calcext:value-type="time">
            <text:p>00:16: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6M50S" calcext:value-type="time">
            <text:p>00:16: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7M00S" calcext:value-type="time">
            <text:p>00:17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7M10S" calcext:value-type="time">
            <text:p>00:17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7M20S" calcext:value-type="time">
            <text:p>00:17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7M30S" calcext:value-type="time">
            <text:p>00:17: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7M40S" calcext:value-type="time">
            <text:p>00:17: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7M50S" calcext:value-type="time">
            <text:p>00:17: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8M00S" calcext:value-type="time">
            <text:p>00:18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8M10S" calcext:value-type="time">
            <text:p>00:18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8M20S" calcext:value-type="time">
            <text:p>00:18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8M30S" calcext:value-type="time">
            <text:p>00:18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8M40S" calcext:value-type="time">
            <text:p>00:18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8M50S" calcext:value-type="time">
            <text:p>00:18: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9M00S" calcext:value-type="time">
            <text:p>00:19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9M10S" calcext:value-type="time">
            <text:p>00:19: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9M20S" calcext:value-type="time">
            <text:p>00:19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9M30S" calcext:value-type="time">
            <text:p>00:19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9M40S" calcext:value-type="time">
            <text:p>00:19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9M50S" calcext:value-type="time">
            <text:p>00:19: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0M00S" calcext:value-type="time">
            <text:p>00:20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0M10S" calcext:value-type="time">
            <text:p>00:20: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0M20S" calcext:value-type="time">
            <text:p>00:20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0M30S" calcext:value-type="time">
            <text:p>00:20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0M40S" calcext:value-type="time">
            <text:p>00:20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0M50S" calcext:value-type="time">
            <text:p>00:20: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1M00S" calcext:value-type="time">
            <text:p>00:21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1M10S" calcext:value-type="time">
            <text:p>00:21: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1M20S" calcext:value-type="time">
            <text:p>00:21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1M30S" calcext:value-type="time">
            <text:p>00:21: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1M40S" calcext:value-type="time">
            <text:p>00:21: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1M50S" calcext:value-type="time">
            <text:p>00:21: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2M00S" calcext:value-type="time">
            <text:p>00:22: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2M10S" calcext:value-type="time">
            <text:p>00:22: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2M20S" calcext:value-type="time">
            <text:p>00:22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2M30S" calcext:value-type="time">
            <text:p>00:22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2M40S" calcext:value-type="time">
            <text:p>00:22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2M50S" calcext:value-type="time">
            <text:p>00:22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3M00S" calcext:value-type="time">
            <text:p>00:23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3M10S" calcext:value-type="time">
            <text:p>00:23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3M20S" calcext:value-type="time">
            <text:p>00:23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3M30S" calcext:value-type="time">
            <text:p>00:23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3M40S" calcext:value-type="time">
            <text:p>00:23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3M50S" calcext:value-type="time">
            <text:p>00:23: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4M00S" calcext:value-type="time">
            <text:p>00:24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4M10S" calcext:value-type="time">
            <text:p>00:24: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4M20S" calcext:value-type="time">
            <text:p>00:24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4M30S" calcext:value-type="time">
            <text:p>00:24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4M40S" calcext:value-type="time">
            <text:p>00:24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4M50S" calcext:value-type="time">
            <text:p>00:24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5M00S" calcext:value-type="time">
            <text:p>00:2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/>
        </table:table-row>
      </table:table>
      <table:table table:name="Prime1m99P100" table:style-name="ta1">
        <table:table-column table:style-name="co1" table:default-cell-style-name="ce5"/>
        <table:table-column table:style-name="co2" table:number-columns-repeated="4" table:default-cell-style-name="ce6"/>
        <table:table-row table:style-name="ro1">
          <table:table-cell office:value-type="string" calcext:value-type="string">
            <text:p>Elapsed Time</text:p>
          </table:table-cell>
          <table:table-cell table:style-name="Default" office:value-type="string" calcext:value-type="string">
            <text:p>Fixed1</text:p>
          </table:table-cell>
          <table:table-cell table:style-name="Default" office:value-type="string" calcext:value-type="string">
            <text:p>Fixed10</text:p>
          </table:table-cell>
          <table:table-cell table:style-name="Default" office:value-type="string" calcext:value-type="string">
            <text:p>Fixed100</text:p>
          </table:table-cell>
          <table:table-cell table:style-name="Default" office:value-type="string" calcext:value-type="string">
            <text:p>ADAPT-T</text:p>
          </table:table-cell>
        </table:table-row>
        <table:table-row table:style-name="ro1">
          <table:table-cell office:value-type="time" office:time-value="PT00H00M10S" calcext:value-type="time">
            <text:p>00:00:10</text:p>
          </table:table-cell>
          <table:table-cell office:value-type="float" office:value="78.643199" calcext:value-type="float">
            <text:p>78.643199</text:p>
          </table:table-cell>
          <table:table-cell office:value-type="float" office:value="35.913727" calcext:value-type="float">
            <text:p>35.913727</text:p>
          </table:table-cell>
          <table:table-cell office:value-type="float" office:value="46.661631" calcext:value-type="float">
            <text:p>46.661631</text:p>
          </table:table-cell>
          <table:table-cell office:value-type="float" office:value="83.361791" calcext:value-type="float">
            <text:p>83.361791</text:p>
          </table:table-cell>
        </table:table-row>
        <table:table-row table:style-name="ro1">
          <table:table-cell office:value-type="time" office:time-value="PT00H00M20S" calcext:value-type="time">
            <text:p>00:00:20</text:p>
          </table:table-cell>
          <table:table-cell office:value-type="float" office:value="45.875199" calcext:value-type="float">
            <text:p>45.875199</text:p>
          </table:table-cell>
          <table:table-cell office:value-type="float" office:value="30.670847" calcext:value-type="float">
            <text:p>30.670847</text:p>
          </table:table-cell>
          <table:table-cell office:value-type="float" office:value="35.651583" calcext:value-type="float">
            <text:p>35.651583</text:p>
          </table:table-cell>
          <table:table-cell office:value-type="float" office:value="31.588351" calcext:value-type="float">
            <text:p>31.588351</text:p>
          </table:table-cell>
        </table:table-row>
        <table:table-row table:style-name="ro1">
          <table:table-cell office:value-type="time" office:time-value="PT00H00M30S" calcext:value-type="time">
            <text:p>00:00:30</text:p>
          </table:table-cell>
          <table:table-cell office:value-type="float" office:value="44.564479" calcext:value-type="float">
            <text:p>44.564479</text:p>
          </table:table-cell>
          <table:table-cell office:value-type="float" office:value="30.408703" calcext:value-type="float">
            <text:p>30.408703</text:p>
          </table:table-cell>
          <table:table-cell office:value-type="float" office:value="31.195135" calcext:value-type="float">
            <text:p>31.195135</text:p>
          </table:table-cell>
          <table:table-cell office:value-type="float" office:value="30.670847" calcext:value-type="float">
            <text:p>30.670847</text:p>
          </table:table-cell>
        </table:table-row>
        <table:table-row table:style-name="ro1">
          <table:table-cell office:value-type="time" office:time-value="PT00H00M40S" calcext:value-type="time">
            <text:p>00:00:40</text:p>
          </table:table-cell>
          <table:table-cell office:value-type="float" office:value="44.040191" calcext:value-type="float">
            <text:p>44.040191</text:p>
          </table:table-cell>
          <table:table-cell office:value-type="float" office:value="28.180479" calcext:value-type="float">
            <text:p>28.180479</text:p>
          </table:table-cell>
          <table:table-cell office:value-type="float" office:value="35.127295" calcext:value-type="float">
            <text:p>35.127295</text:p>
          </table:table-cell>
          <table:table-cell office:value-type="float" office:value="44.040191" calcext:value-type="float">
            <text:p>44.040191</text:p>
          </table:table-cell>
        </table:table-row>
        <table:table-row table:style-name="ro1">
          <table:table-cell office:value-type="time" office:time-value="PT00H00M50S" calcext:value-type="time">
            <text:p>00:00:50</text:p>
          </table:table-cell>
          <table:table-cell office:value-type="float" office:value="44.302335" calcext:value-type="float">
            <text:p>44.302335</text:p>
          </table:table-cell>
          <table:table-cell office:value-type="float" office:value="27.918335" calcext:value-type="float">
            <text:p>27.918335</text:p>
          </table:table-cell>
          <table:table-cell office:value-type="float" office:value="32.243711" calcext:value-type="float">
            <text:p>32.243711</text:p>
          </table:table-cell>
          <table:table-cell office:value-type="float" office:value="28.049407" calcext:value-type="float">
            <text:p>28.049407</text:p>
          </table:table-cell>
        </table:table-row>
        <table:table-row table:style-name="ro1">
          <table:table-cell office:value-type="time" office:time-value="PT00H01M00S" calcext:value-type="time">
            <text:p>00:01:00</text:p>
          </table:table-cell>
          <table:table-cell office:value-type="float" office:value="47.972351" calcext:value-type="float">
            <text:p>47.972351</text:p>
          </table:table-cell>
          <table:table-cell office:value-type="float" office:value="29.360127" calcext:value-type="float">
            <text:p>29.360127</text:p>
          </table:table-cell>
          <table:table-cell office:value-type="float" office:value="30.277631" calcext:value-type="float">
            <text:p>30.277631</text:p>
          </table:table-cell>
          <table:table-cell office:value-type="float" office:value="29.622271" calcext:value-type="float">
            <text:p>29.622271</text:p>
          </table:table-cell>
        </table:table-row>
        <table:table-row table:style-name="ro1">
          <table:table-cell office:value-type="time" office:time-value="PT00H01M10S" calcext:value-type="time">
            <text:p>00:01:10</text:p>
          </table:table-cell>
          <table:table-cell office:value-type="float" office:value="44.564479" calcext:value-type="float">
            <text:p>44.564479</text:p>
          </table:table-cell>
          <table:table-cell office:value-type="float" office:value="29.491199" calcext:value-type="float">
            <text:p>29.491199</text:p>
          </table:table-cell>
          <table:table-cell office:value-type="float" office:value="31.588351" calcext:value-type="float">
            <text:p>31.588351</text:p>
          </table:table-cell>
          <table:table-cell office:value-type="float" office:value="29.622271" calcext:value-type="float">
            <text:p>29.622271</text:p>
          </table:table-cell>
        </table:table-row>
        <table:table-row table:style-name="ro1">
          <table:table-cell office:value-type="time" office:time-value="PT00H01M20S" calcext:value-type="time">
            <text:p>00:01:20</text:p>
          </table:table-cell>
          <table:table-cell office:value-type="float" office:value="45.088767" calcext:value-type="float">
            <text:p>45.088767</text:p>
          </table:table-cell>
          <table:table-cell office:value-type="float" office:value="27.000831" calcext:value-type="float">
            <text:p>27.000831</text:p>
          </table:table-cell>
          <table:table-cell office:value-type="float" office:value="31.064063" calcext:value-type="float">
            <text:p>31.064063</text:p>
          </table:table-cell>
          <table:table-cell office:value-type="float" office:value="28.835839" calcext:value-type="float">
            <text:p>28.835839</text:p>
          </table:table-cell>
        </table:table-row>
        <table:table-row table:style-name="ro1">
          <table:table-cell office:value-type="time" office:time-value="PT00H01M30S" calcext:value-type="time">
            <text:p>00:01:30</text:p>
          </table:table-cell>
          <table:table-cell office:value-type="float" office:value="48.234495" calcext:value-type="float">
            <text:p>48.234495</text:p>
          </table:table-cell>
          <table:table-cell office:value-type="float" office:value="29.229055" calcext:value-type="float">
            <text:p>29.229055</text:p>
          </table:table-cell>
          <table:table-cell office:value-type="float" office:value="30.015487" calcext:value-type="float">
            <text:p>30.015487</text:p>
          </table:table-cell>
          <table:table-cell office:value-type="float" office:value="28.442623" calcext:value-type="float">
            <text:p>28.442623</text:p>
          </table:table-cell>
        </table:table-row>
        <table:table-row table:style-name="ro1">
          <table:table-cell office:value-type="time" office:time-value="PT00H01M40S" calcext:value-type="time">
            <text:p>00:01:40</text:p>
          </table:table-cell>
          <table:table-cell office:value-type="float" office:value="44.564479" calcext:value-type="float">
            <text:p>44.564479</text:p>
          </table:table-cell>
          <table:table-cell office:value-type="float" office:value="31.064063" calcext:value-type="float">
            <text:p>31.064063</text:p>
          </table:table-cell>
          <table:table-cell office:value-type="float" office:value="30.277631" calcext:value-type="float">
            <text:p>30.277631</text:p>
          </table:table-cell>
          <table:table-cell office:value-type="float" office:value="30.146559" calcext:value-type="float">
            <text:p>30.146559</text:p>
          </table:table-cell>
        </table:table-row>
        <table:table-row table:style-name="ro1">
          <table:table-cell office:value-type="time" office:time-value="PT00H01M50S" calcext:value-type="time">
            <text:p>00:01:50</text:p>
          </table:table-cell>
          <table:table-cell office:value-type="float" office:value="46.399487" calcext:value-type="float">
            <text:p>46.399487</text:p>
          </table:table-cell>
          <table:table-cell office:value-type="float" office:value="29.360127" calcext:value-type="float">
            <text:p>29.360127</text:p>
          </table:table-cell>
          <table:table-cell office:value-type="float" office:value="32.636927" calcext:value-type="float">
            <text:p>32.636927</text:p>
          </table:table-cell>
          <table:table-cell office:value-type="float" office:value="29.097983" calcext:value-type="float">
            <text:p>29.097983</text:p>
          </table:table-cell>
        </table:table-row>
        <table:table-row table:style-name="ro1">
          <table:table-cell office:value-type="time" office:time-value="PT00H02M00S" calcext:value-type="time">
            <text:p>00:02:00</text:p>
          </table:table-cell>
          <table:table-cell office:value-type="float" office:value="43.515903" calcext:value-type="float">
            <text:p>43.515903</text:p>
          </table:table-cell>
          <table:table-cell office:value-type="float" office:value="30.146559" calcext:value-type="float">
            <text:p>30.146559</text:p>
          </table:table-cell>
          <table:table-cell office:value-type="float" office:value="33.423359" calcext:value-type="float">
            <text:p>33.423359</text:p>
          </table:table-cell>
          <table:table-cell office:value-type="float" office:value="47.972351" calcext:value-type="float">
            <text:p>47.972351</text:p>
          </table:table-cell>
        </table:table-row>
        <table:table-row table:style-name="ro1">
          <table:table-cell office:value-type="time" office:time-value="PT00H02M10S" calcext:value-type="time">
            <text:p>00:02:10</text:p>
          </table:table-cell>
          <table:table-cell office:value-type="float" office:value="44.040191" calcext:value-type="float">
            <text:p>44.040191</text:p>
          </table:table-cell>
          <table:table-cell office:value-type="float" office:value="30.670847" calcext:value-type="float">
            <text:p>30.670847</text:p>
          </table:table-cell>
          <table:table-cell office:value-type="float" office:value="29.884415" calcext:value-type="float">
            <text:p>29.884415</text:p>
          </table:table-cell>
          <table:table-cell office:value-type="float" office:value="30.801919" calcext:value-type="float">
            <text:p>30.801919</text:p>
          </table:table-cell>
        </table:table-row>
        <table:table-row table:style-name="ro1">
          <table:table-cell office:value-type="time" office:time-value="PT00H02M20S" calcext:value-type="time">
            <text:p>00:02:20</text:p>
          </table:table-cell>
          <table:table-cell office:value-type="float" office:value="45.088767" calcext:value-type="float">
            <text:p>45.088767</text:p>
          </table:table-cell>
          <table:table-cell office:value-type="float" office:value="29.097983" calcext:value-type="float">
            <text:p>29.097983</text:p>
          </table:table-cell>
          <table:table-cell office:value-type="float" office:value="34.340863" calcext:value-type="float">
            <text:p>34.340863</text:p>
          </table:table-cell>
          <table:table-cell office:value-type="float" office:value="30.408703" calcext:value-type="float">
            <text:p>30.408703</text:p>
          </table:table-cell>
        </table:table-row>
        <table:table-row table:style-name="ro1">
          <table:table-cell office:value-type="time" office:time-value="PT00H02M30S" calcext:value-type="time">
            <text:p>00:02:30</text:p>
          </table:table-cell>
          <table:table-cell office:value-type="float" office:value="43.253759" calcext:value-type="float">
            <text:p>43.253759</text:p>
          </table:table-cell>
          <table:table-cell office:value-type="float" office:value="29.884415" calcext:value-type="float">
            <text:p>29.884415</text:p>
          </table:table-cell>
          <table:table-cell office:value-type="float" office:value="31.981567" calcext:value-type="float">
            <text:p>31.981567</text:p>
          </table:table-cell>
          <table:table-cell office:value-type="float" office:value="30.670847" calcext:value-type="float">
            <text:p>30.670847</text:p>
          </table:table-cell>
        </table:table-row>
        <table:table-row table:style-name="ro1">
          <table:table-cell office:value-type="time" office:time-value="PT00H02M40S" calcext:value-type="time">
            <text:p>00:02:40</text:p>
          </table:table-cell>
          <table:table-cell office:value-type="float" office:value="48.234495" calcext:value-type="float">
            <text:p>48.234495</text:p>
          </table:table-cell>
          <table:table-cell office:value-type="float" office:value="31.719423" calcext:value-type="float">
            <text:p>31.719423</text:p>
          </table:table-cell>
          <table:table-cell office:value-type="float" office:value="32.374783" calcext:value-type="float">
            <text:p>32.374783</text:p>
          </table:table-cell>
          <table:table-cell office:value-type="float" office:value="31.326207" calcext:value-type="float">
            <text:p>31.326207</text:p>
          </table:table-cell>
        </table:table-row>
        <table:table-row table:style-name="ro1">
          <table:table-cell office:value-type="time" office:time-value="PT00H02M50S" calcext:value-type="time">
            <text:p>00:02:50</text:p>
          </table:table-cell>
          <table:table-cell office:value-type="float" office:value="44.040191" calcext:value-type="float">
            <text:p>44.040191</text:p>
          </table:table-cell>
          <table:table-cell office:value-type="float" office:value="30.277631" calcext:value-type="float">
            <text:p>30.277631</text:p>
          </table:table-cell>
          <table:table-cell office:value-type="float" office:value="34.603007" calcext:value-type="float">
            <text:p>34.603007</text:p>
          </table:table-cell>
          <table:table-cell office:value-type="float" office:value="28.966911" calcext:value-type="float">
            <text:p>28.966911</text:p>
          </table:table-cell>
        </table:table-row>
        <table:table-row table:style-name="ro1">
          <table:table-cell office:value-type="time" office:time-value="PT00H03M00S" calcext:value-type="time">
            <text:p>00:03:00</text:p>
          </table:table-cell>
          <table:table-cell office:value-type="float" office:value="41.680895" calcext:value-type="float">
            <text:p>41.680895</text:p>
          </table:table-cell>
          <table:table-cell office:value-type="float" office:value="28.704767" calcext:value-type="float">
            <text:p>28.704767</text:p>
          </table:table-cell>
          <table:table-cell office:value-type="float" office:value="33.292287" calcext:value-type="float">
            <text:p>33.292287</text:p>
          </table:table-cell>
          <table:table-cell office:value-type="float" office:value="28.311551" calcext:value-type="float">
            <text:p>28.311551</text:p>
          </table:table-cell>
        </table:table-row>
        <table:table-row table:style-name="ro1">
          <table:table-cell office:value-type="time" office:time-value="PT00H03M10S" calcext:value-type="time">
            <text:p>00:03:10</text:p>
          </table:table-cell>
          <table:table-cell office:value-type="float" office:value="45.350911" calcext:value-type="float">
            <text:p>45.350911</text:p>
          </table:table-cell>
          <table:table-cell office:value-type="float" office:value="30.015487" calcext:value-type="float">
            <text:p>30.015487</text:p>
          </table:table-cell>
          <table:table-cell office:value-type="float" office:value="33.292287" calcext:value-type="float">
            <text:p>33.292287</text:p>
          </table:table-cell>
          <table:table-cell office:value-type="float" office:value="30.146559" calcext:value-type="float">
            <text:p>30.146559</text:p>
          </table:table-cell>
        </table:table-row>
        <table:table-row table:style-name="ro1">
          <table:table-cell office:value-type="time" office:time-value="PT00H03M20S" calcext:value-type="time">
            <text:p>00:03:20</text:p>
          </table:table-cell>
          <table:table-cell office:value-type="float" office:value="44.040191" calcext:value-type="float">
            <text:p>44.040191</text:p>
          </table:table-cell>
          <table:table-cell office:value-type="float" office:value="28.442623" calcext:value-type="float">
            <text:p>28.442623</text:p>
          </table:table-cell>
          <table:table-cell office:value-type="float" office:value="31.326207" calcext:value-type="float">
            <text:p>31.326207</text:p>
          </table:table-cell>
          <table:table-cell office:value-type="float" office:value="47.710207" calcext:value-type="float">
            <text:p>47.710207</text:p>
          </table:table-cell>
        </table:table-row>
        <table:table-row table:style-name="ro1">
          <table:table-cell office:value-type="time" office:time-value="PT00H03M30S" calcext:value-type="time">
            <text:p>00:03:30</text:p>
          </table:table-cell>
          <table:table-cell office:value-type="float" office:value="42.991615" calcext:value-type="float">
            <text:p>42.991615</text:p>
          </table:table-cell>
          <table:table-cell office:value-type="float" office:value="27.394047" calcext:value-type="float">
            <text:p>27.394047</text:p>
          </table:table-cell>
          <table:table-cell office:value-type="float" office:value="32.243711" calcext:value-type="float">
            <text:p>32.243711</text:p>
          </table:table-cell>
          <table:table-cell office:value-type="float" office:value="30.670847" calcext:value-type="float">
            <text:p>30.670847</text:p>
          </table:table-cell>
        </table:table-row>
        <table:table-row table:style-name="ro1">
          <table:table-cell office:value-type="time" office:time-value="PT00H03M40S" calcext:value-type="time">
            <text:p>00:03:40</text:p>
          </table:table-cell>
          <table:table-cell office:value-type="float" office:value="45.088767" calcext:value-type="float">
            <text:p>45.088767</text:p>
          </table:table-cell>
          <table:table-cell office:value-type="float" office:value="27.131903" calcext:value-type="float">
            <text:p>27.131903</text:p>
          </table:table-cell>
          <table:table-cell office:value-type="float" office:value="33.161215" calcext:value-type="float">
            <text:p>33.161215</text:p>
          </table:table-cell>
          <table:table-cell office:value-type="float" office:value="28.311551" calcext:value-type="float">
            <text:p>28.311551</text:p>
          </table:table-cell>
        </table:table-row>
        <table:table-row table:style-name="ro1">
          <table:table-cell office:value-type="time" office:time-value="PT00H03M50S" calcext:value-type="time">
            <text:p>00:03:50</text:p>
          </table:table-cell>
          <table:table-cell office:value-type="float" office:value="43.515903" calcext:value-type="float">
            <text:p>43.515903</text:p>
          </table:table-cell>
          <table:table-cell office:value-type="float" office:value="28.180479" calcext:value-type="float">
            <text:p>28.180479</text:p>
          </table:table-cell>
          <table:table-cell office:value-type="float" office:value="30.408703" calcext:value-type="float">
            <text:p>30.408703</text:p>
          </table:table-cell>
          <table:table-cell office:value-type="float" office:value="30.932991" calcext:value-type="float">
            <text:p>30.932991</text:p>
          </table:table-cell>
        </table:table-row>
        <table:table-row table:style-name="ro1">
          <table:table-cell office:value-type="time" office:time-value="PT00H04M00S" calcext:value-type="time">
            <text:p>00:04:00</text:p>
          </table:table-cell>
          <table:table-cell office:value-type="float" office:value="43.515903" calcext:value-type="float">
            <text:p>43.515903</text:p>
          </table:table-cell>
          <table:table-cell office:value-type="float" office:value="28.966911" calcext:value-type="float">
            <text:p>28.966911</text:p>
          </table:table-cell>
          <table:table-cell office:value-type="float" office:value="32.374783" calcext:value-type="float">
            <text:p>32.374783</text:p>
          </table:table-cell>
          <table:table-cell office:value-type="float" office:value="30.277631" calcext:value-type="float">
            <text:p>30.277631</text:p>
          </table:table-cell>
        </table:table-row>
        <table:table-row table:style-name="ro1">
          <table:table-cell office:value-type="time" office:time-value="PT00H04M10S" calcext:value-type="time">
            <text:p>00:04:10</text:p>
          </table:table-cell>
          <table:table-cell office:value-type="float" office:value="44.564479" calcext:value-type="float">
            <text:p>44.564479</text:p>
          </table:table-cell>
          <table:table-cell office:value-type="float" office:value="32.112639" calcext:value-type="float">
            <text:p>32.112639</text:p>
          </table:table-cell>
          <table:table-cell office:value-type="float" office:value="32.767999" calcext:value-type="float">
            <text:p>32.767999</text:p>
          </table:table-cell>
          <table:table-cell office:value-type="float" office:value="29.491199" calcext:value-type="float">
            <text:p>29.491199</text:p>
          </table:table-cell>
        </table:table-row>
        <table:table-row table:style-name="ro1">
          <table:table-cell office:value-type="time" office:time-value="PT00H04M20S" calcext:value-type="time">
            <text:p>00:04:20</text:p>
          </table:table-cell>
          <table:table-cell office:value-type="float" office:value="42.991615" calcext:value-type="float">
            <text:p>42.991615</text:p>
          </table:table-cell>
          <table:table-cell office:value-type="float" office:value="29.753343" calcext:value-type="float">
            <text:p>29.753343</text:p>
          </table:table-cell>
          <table:table-cell office:value-type="float" office:value="33.816575" calcext:value-type="float">
            <text:p>33.816575</text:p>
          </table:table-cell>
          <table:table-cell office:value-type="float" office:value="31.064063" calcext:value-type="float">
            <text:p>31.064063</text:p>
          </table:table-cell>
        </table:table-row>
        <table:table-row table:style-name="ro1">
          <table:table-cell office:value-type="time" office:time-value="PT00H04M30S" calcext:value-type="time">
            <text:p>00:04:30</text:p>
          </table:table-cell>
          <table:table-cell office:value-type="float" office:value="48.234495" calcext:value-type="float">
            <text:p>48.234495</text:p>
          </table:table-cell>
          <table:table-cell office:value-type="float" office:value="30.408703" calcext:value-type="float">
            <text:p>30.408703</text:p>
          </table:table-cell>
          <table:table-cell office:value-type="float" office:value="33.554431" calcext:value-type="float">
            <text:p>33.554431</text:p>
          </table:table-cell>
          <table:table-cell office:value-type="float" office:value="29.753343" calcext:value-type="float">
            <text:p>29.753343</text:p>
          </table:table-cell>
        </table:table-row>
        <table:table-row table:style-name="ro1">
          <table:table-cell office:value-type="time" office:time-value="PT00H04M40S" calcext:value-type="time">
            <text:p>00:04:40</text:p>
          </table:table-cell>
          <table:table-cell office:value-type="float" office:value="44.302335" calcext:value-type="float">
            <text:p>44.302335</text:p>
          </table:table-cell>
          <table:table-cell office:value-type="float" office:value="28.966911" calcext:value-type="float">
            <text:p>28.966911</text:p>
          </table:table-cell>
          <table:table-cell office:value-type="float" office:value="30.408703" calcext:value-type="float">
            <text:p>30.408703</text:p>
          </table:table-cell>
          <table:table-cell office:value-type="float" office:value="29.884415" calcext:value-type="float">
            <text:p>29.884415</text:p>
          </table:table-cell>
        </table:table-row>
        <table:table-row table:style-name="ro1">
          <table:table-cell office:value-type="time" office:time-value="PT00H04M50S" calcext:value-type="time">
            <text:p>00:04:50</text:p>
          </table:table-cell>
          <table:table-cell office:value-type="float" office:value="43.778047" calcext:value-type="float">
            <text:p>43.778047</text:p>
          </table:table-cell>
          <table:table-cell office:value-type="float" office:value="28.573695" calcext:value-type="float">
            <text:p>28.573695</text:p>
          </table:table-cell>
          <table:table-cell office:value-type="float" office:value="32.243711" calcext:value-type="float">
            <text:p>32.243711</text:p>
          </table:table-cell>
          <table:table-cell office:value-type="float" office:value="31.064063" calcext:value-type="float">
            <text:p>31.064063</text:p>
          </table:table-cell>
        </table:table-row>
        <table:table-row table:style-name="ro1">
          <table:table-cell office:value-type="time" office:time-value="PT00H05M00S" calcext:value-type="time">
            <text:p>00:05:00</text:p>
          </table:table-cell>
          <table:table-cell office:value-type="float" office:value="42.991615" calcext:value-type="float">
            <text:p>42.991615</text:p>
          </table:table-cell>
          <table:table-cell office:value-type="float" office:value="30.146559" calcext:value-type="float">
            <text:p>30.146559</text:p>
          </table:table-cell>
          <table:table-cell office:value-type="float" office:value="32.505855" calcext:value-type="float">
            <text:p>32.505855</text:p>
          </table:table-cell>
          <table:table-cell office:value-type="float" office:value="29.884415" calcext:value-type="float">
            <text:p>29.884415</text:p>
          </table:table-cell>
        </table:table-row>
        <table:table-row table:style-name="ro1">
          <table:table-cell office:value-type="time" office:time-value="PT00H05M10S" calcext:value-type="time">
            <text:p>00:05:10</text:p>
          </table:table-cell>
          <table:table-cell office:value-type="float" office:value="44.302335" calcext:value-type="float">
            <text:p>44.302335</text:p>
          </table:table-cell>
          <table:table-cell office:value-type="float" office:value="30.670847" calcext:value-type="float">
            <text:p>30.670847</text:p>
          </table:table-cell>
          <table:table-cell office:value-type="float" office:value="31.850495" calcext:value-type="float">
            <text:p>31.850495</text:p>
          </table:table-cell>
          <table:table-cell office:value-type="float" office:value="30.539775" calcext:value-type="float">
            <text:p>30.539775</text:p>
          </table:table-cell>
        </table:table-row>
        <table:table-row table:style-name="ro1">
          <table:table-cell office:value-type="time" office:time-value="PT00H05M20S" calcext:value-type="time">
            <text:p>00:05:20</text:p>
          </table:table-cell>
          <table:table-cell office:value-type="float" office:value="47.972351" calcext:value-type="float">
            <text:p>47.972351</text:p>
          </table:table-cell>
          <table:table-cell office:value-type="float" office:value="30.277631" calcext:value-type="float">
            <text:p>30.277631</text:p>
          </table:table-cell>
          <table:table-cell office:value-type="float" office:value="31.064063" calcext:value-type="float">
            <text:p>31.064063</text:p>
          </table:table-cell>
          <table:table-cell office:value-type="float" office:value="28.966911" calcext:value-type="float">
            <text:p>28.966911</text:p>
          </table:table-cell>
        </table:table-row>
        <table:table-row table:style-name="ro1">
          <table:table-cell office:value-type="time" office:time-value="PT00H05M30S" calcext:value-type="time">
            <text:p>00:05:30</text:p>
          </table:table-cell>
          <table:table-cell office:value-type="float" office:value="44.564479" calcext:value-type="float">
            <text:p>44.564479</text:p>
          </table:table-cell>
          <table:table-cell office:value-type="float" office:value="29.491199" calcext:value-type="float">
            <text:p>29.491199</text:p>
          </table:table-cell>
          <table:table-cell office:value-type="float" office:value="32.899071" calcext:value-type="float">
            <text:p>32.899071</text:p>
          </table:table-cell>
          <table:table-cell office:value-type="float" office:value="30.146559" calcext:value-type="float">
            <text:p>30.146559</text:p>
          </table:table-cell>
        </table:table-row>
        <table:table-row table:style-name="ro1">
          <table:table-cell office:value-type="time" office:time-value="PT00H05M40S" calcext:value-type="time">
            <text:p>00:05:40</text:p>
          </table:table-cell>
          <table:table-cell office:value-type="float" office:value="46.137343" calcext:value-type="float">
            <text:p>46.137343</text:p>
          </table:table-cell>
          <table:table-cell office:value-type="float" office:value="28.180479" calcext:value-type="float">
            <text:p>28.180479</text:p>
          </table:table-cell>
          <table:table-cell office:value-type="float" office:value="30.277631" calcext:value-type="float">
            <text:p>30.277631</text:p>
          </table:table-cell>
          <table:table-cell office:value-type="float" office:value="31.588351" calcext:value-type="float">
            <text:p>31.588351</text:p>
          </table:table-cell>
        </table:table-row>
        <table:table-row table:style-name="ro1">
          <table:table-cell office:value-type="time" office:time-value="PT00H05M50S" calcext:value-type="time">
            <text:p>00:05:50</text:p>
          </table:table-cell>
          <table:table-cell office:value-type="float" office:value="44.302335" calcext:value-type="float">
            <text:p>44.302335</text:p>
          </table:table-cell>
          <table:table-cell office:value-type="float" office:value="28.835839" calcext:value-type="float">
            <text:p>28.835839</text:p>
          </table:table-cell>
          <table:table-cell office:value-type="float" office:value="32.505855" calcext:value-type="float">
            <text:p>32.505855</text:p>
          </table:table-cell>
          <table:table-cell office:value-type="float" office:value="30.670847" calcext:value-type="float">
            <text:p>30.670847</text:p>
          </table:table-cell>
        </table:table-row>
        <table:table-row table:style-name="ro1">
          <table:table-cell office:value-type="time" office:time-value="PT00H06M00S" calcext:value-type="time">
            <text:p>00:06:00</text:p>
          </table:table-cell>
          <table:table-cell office:value-type="float" office:value="49.283071" calcext:value-type="float">
            <text:p>49.283071</text:p>
          </table:table-cell>
          <table:table-cell office:value-type="float" office:value="31.850495" calcext:value-type="float">
            <text:p>31.850495</text:p>
          </table:table-cell>
          <table:table-cell office:value-type="float" office:value="32.374783" calcext:value-type="float">
            <text:p>32.374783</text:p>
          </table:table-cell>
          <table:table-cell office:value-type="float" office:value="28.442623" calcext:value-type="float">
            <text:p>28.442623</text:p>
          </table:table-cell>
        </table:table-row>
        <table:table-row table:style-name="ro1">
          <table:table-cell office:value-type="time" office:time-value="PT00H06M10S" calcext:value-type="time">
            <text:p>00:06:10</text:p>
          </table:table-cell>
          <table:table-cell office:value-type="float" office:value="46.923775" calcext:value-type="float">
            <text:p>46.923775</text:p>
          </table:table-cell>
          <table:table-cell office:value-type="float" office:value="29.229055" calcext:value-type="float">
            <text:p>29.229055</text:p>
          </table:table-cell>
          <table:table-cell office:value-type="float" office:value="34.340863" calcext:value-type="float">
            <text:p>34.340863</text:p>
          </table:table-cell>
          <table:table-cell office:value-type="float" office:value="29.622271" calcext:value-type="float">
            <text:p>29.622271</text:p>
          </table:table-cell>
        </table:table-row>
        <table:table-row table:style-name="ro1">
          <table:table-cell office:value-type="time" office:time-value="PT00H06M20S" calcext:value-type="time">
            <text:p>00:06:20</text:p>
          </table:table-cell>
          <table:table-cell office:value-type="float" office:value="43.515903" calcext:value-type="float">
            <text:p>43.515903</text:p>
          </table:table-cell>
          <table:table-cell office:value-type="float" office:value="31.195135" calcext:value-type="float">
            <text:p>31.195135</text:p>
          </table:table-cell>
          <table:table-cell office:value-type="float" office:value="30.015487" calcext:value-type="float">
            <text:p>30.015487</text:p>
          </table:table-cell>
          <table:table-cell office:value-type="float" office:value="30.539775" calcext:value-type="float">
            <text:p>30.539775</text:p>
          </table:table-cell>
        </table:table-row>
        <table:table-row table:style-name="ro1">
          <table:table-cell office:value-type="time" office:time-value="PT00H06M30S" calcext:value-type="time">
            <text:p>00:06:30</text:p>
          </table:table-cell>
          <table:table-cell office:value-type="float" office:value="46.923775" calcext:value-type="float">
            <text:p>46.923775</text:p>
          </table:table-cell>
          <table:table-cell office:value-type="float" office:value="29.622271" calcext:value-type="float">
            <text:p>29.622271</text:p>
          </table:table-cell>
          <table:table-cell office:value-type="float" office:value="35.389439" calcext:value-type="float">
            <text:p>35.389439</text:p>
          </table:table-cell>
          <table:table-cell office:value-type="float" office:value="28.966911" calcext:value-type="float">
            <text:p>28.966911</text:p>
          </table:table-cell>
        </table:table-row>
        <table:table-row table:style-name="ro1">
          <table:table-cell office:value-type="time" office:time-value="PT00H06M40S" calcext:value-type="time">
            <text:p>00:06:40</text:p>
          </table:table-cell>
          <table:table-cell office:value-type="float" office:value="44.040191" calcext:value-type="float">
            <text:p>44.040191</text:p>
          </table:table-cell>
          <table:table-cell office:value-type="float" office:value="29.360127" calcext:value-type="float">
            <text:p>29.360127</text:p>
          </table:table-cell>
          <table:table-cell office:value-type="float" office:value="29.622271" calcext:value-type="float">
            <text:p>29.622271</text:p>
          </table:table-cell>
          <table:table-cell office:value-type="float" office:value="43.515903" calcext:value-type="float">
            <text:p>43.515903</text:p>
          </table:table-cell>
        </table:table-row>
        <table:table-row table:style-name="ro1">
          <table:table-cell office:value-type="time" office:time-value="PT00H06M50S" calcext:value-type="time">
            <text:p>00:06:50</text:p>
          </table:table-cell>
          <table:table-cell office:value-type="float" office:value="45.613055" calcext:value-type="float">
            <text:p>45.613055</text:p>
          </table:table-cell>
          <table:table-cell office:value-type="float" office:value="29.360127" calcext:value-type="float">
            <text:p>29.360127</text:p>
          </table:table-cell>
          <table:table-cell office:value-type="float" office:value="34.078719" calcext:value-type="float">
            <text:p>34.078719</text:p>
          </table:table-cell>
          <table:table-cell office:value-type="float" office:value="29.884415" calcext:value-type="float">
            <text:p>29.884415</text:p>
          </table:table-cell>
        </table:table-row>
        <table:table-row table:style-name="ro1">
          <table:table-cell office:value-type="time" office:time-value="PT00H07M00S" calcext:value-type="time">
            <text:p>00:07:00</text:p>
          </table:table-cell>
          <table:table-cell office:value-type="float" office:value="41.943039" calcext:value-type="float">
            <text:p>41.943039</text:p>
          </table:table-cell>
          <table:table-cell office:value-type="float" office:value="27.656191" calcext:value-type="float">
            <text:p>27.656191</text:p>
          </table:table-cell>
          <table:table-cell office:value-type="float" office:value="33.816575" calcext:value-type="float">
            <text:p>33.816575</text:p>
          </table:table-cell>
          <table:table-cell office:value-type="float" office:value="31.981567" calcext:value-type="float">
            <text:p>31.981567</text:p>
          </table:table-cell>
        </table:table-row>
        <table:table-row table:style-name="ro1">
          <table:table-cell office:value-type="time" office:time-value="PT00H07M10S" calcext:value-type="time">
            <text:p>00:07:10</text:p>
          </table:table-cell>
          <table:table-cell office:value-type="float" office:value="46.137343" calcext:value-type="float">
            <text:p>46.137343</text:p>
          </table:table-cell>
          <table:table-cell office:value-type="float" office:value="30.146559" calcext:value-type="float">
            <text:p>30.146559</text:p>
          </table:table-cell>
          <table:table-cell office:value-type="float" office:value="32.505855" calcext:value-type="float">
            <text:p>32.505855</text:p>
          </table:table-cell>
          <table:table-cell office:value-type="float" office:value="29.622271" calcext:value-type="float">
            <text:p>29.622271</text:p>
          </table:table-cell>
        </table:table-row>
        <table:table-row table:style-name="ro1">
          <table:table-cell office:value-type="time" office:time-value="PT00H07M20S" calcext:value-type="time">
            <text:p>00:07:20</text:p>
          </table:table-cell>
          <table:table-cell office:value-type="float" office:value="46.137343" calcext:value-type="float">
            <text:p>46.137343</text:p>
          </table:table-cell>
          <table:table-cell office:value-type="float" office:value="30.801919" calcext:value-type="float">
            <text:p>30.801919</text:p>
          </table:table-cell>
          <table:table-cell office:value-type="float" office:value="34.078719" calcext:value-type="float">
            <text:p>34.078719</text:p>
          </table:table-cell>
          <table:table-cell office:value-type="float" office:value="28.311551" calcext:value-type="float">
            <text:p>28.311551</text:p>
          </table:table-cell>
        </table:table-row>
        <table:table-row table:style-name="ro1">
          <table:table-cell office:value-type="time" office:time-value="PT00H07M30S" calcext:value-type="time">
            <text:p>00:07:30</text:p>
          </table:table-cell>
          <table:table-cell office:value-type="float" office:value="45.350911" calcext:value-type="float">
            <text:p>45.350911</text:p>
          </table:table-cell>
          <table:table-cell office:value-type="float" office:value="28.835839" calcext:value-type="float">
            <text:p>28.835839</text:p>
          </table:table-cell>
          <table:table-cell office:value-type="float" office:value="32.374783" calcext:value-type="float">
            <text:p>32.374783</text:p>
          </table:table-cell>
          <table:table-cell office:value-type="float" office:value="30.277631" calcext:value-type="float">
            <text:p>30.277631</text:p>
          </table:table-cell>
        </table:table-row>
        <table:table-row table:style-name="ro1">
          <table:table-cell office:value-type="time" office:time-value="PT00H07M40S" calcext:value-type="time">
            <text:p>00:07:40</text:p>
          </table:table-cell>
          <table:table-cell office:value-type="float" office:value="49.020927" calcext:value-type="float">
            <text:p>49.020927</text:p>
          </table:table-cell>
          <table:table-cell office:value-type="float" office:value="28.704767" calcext:value-type="float">
            <text:p>28.704767</text:p>
          </table:table-cell>
          <table:table-cell office:value-type="float" office:value="34.078719" calcext:value-type="float">
            <text:p>34.078719</text:p>
          </table:table-cell>
          <table:table-cell office:value-type="float" office:value="30.801919" calcext:value-type="float">
            <text:p>30.801919</text:p>
          </table:table-cell>
        </table:table-row>
        <table:table-row table:style-name="ro1">
          <table:table-cell office:value-type="time" office:time-value="PT00H07M50S" calcext:value-type="time">
            <text:p>00:07:50</text:p>
          </table:table-cell>
          <table:table-cell office:value-type="float" office:value="44.564479" calcext:value-type="float">
            <text:p>44.564479</text:p>
          </table:table-cell>
          <table:table-cell office:value-type="float" office:value="30.015487" calcext:value-type="float">
            <text:p>30.015487</text:p>
          </table:table-cell>
          <table:table-cell office:value-type="float" office:value="32.243711" calcext:value-type="float">
            <text:p>32.243711</text:p>
          </table:table-cell>
          <table:table-cell office:value-type="float" office:value="29.491199" calcext:value-type="float">
            <text:p>29.491199</text:p>
          </table:table-cell>
        </table:table-row>
        <table:table-row table:style-name="ro1">
          <table:table-cell office:value-type="time" office:time-value="PT00H08M00S" calcext:value-type="time">
            <text:p>00:08:00</text:p>
          </table:table-cell>
          <table:table-cell office:value-type="float" office:value="44.826623" calcext:value-type="float">
            <text:p>44.826623</text:p>
          </table:table-cell>
          <table:table-cell office:value-type="float" office:value="31.195135" calcext:value-type="float">
            <text:p>31.195135</text:p>
          </table:table-cell>
          <table:table-cell office:value-type="float" office:value="34.340863" calcext:value-type="float">
            <text:p>34.340863</text:p>
          </table:table-cell>
          <table:table-cell office:value-type="float" office:value="44.302335" calcext:value-type="float">
            <text:p>44.302335</text:p>
          </table:table-cell>
        </table:table-row>
        <table:table-row table:style-name="ro1">
          <table:table-cell office:value-type="time" office:time-value="PT00H08M10S" calcext:value-type="time">
            <text:p>00:08:10</text:p>
          </table:table-cell>
          <table:table-cell office:value-type="float" office:value="46.661631" calcext:value-type="float">
            <text:p>46.661631</text:p>
          </table:table-cell>
          <table:table-cell office:value-type="float" office:value="27.000831" calcext:value-type="float">
            <text:p>27.000831</text:p>
          </table:table-cell>
          <table:table-cell office:value-type="float" office:value="31.850495" calcext:value-type="float">
            <text:p>31.850495</text:p>
          </table:table-cell>
          <table:table-cell office:value-type="float" office:value="28.573695" calcext:value-type="float">
            <text:p>28.573695</text:p>
          </table:table-cell>
        </table:table-row>
        <table:table-row table:style-name="ro1">
          <table:table-cell office:value-type="time" office:time-value="PT00H08M20S" calcext:value-type="time">
            <text:p>00:08:20</text:p>
          </table:table-cell>
          <table:table-cell office:value-type="float" office:value="44.040191" calcext:value-type="float">
            <text:p>44.040191</text:p>
          </table:table-cell>
          <table:table-cell office:value-type="float" office:value="28.704767" calcext:value-type="float">
            <text:p>28.704767</text:p>
          </table:table-cell>
          <table:table-cell office:value-type="float" office:value="30.408703" calcext:value-type="float">
            <text:p>30.408703</text:p>
          </table:table-cell>
          <table:table-cell office:value-type="float" office:value="29.884415" calcext:value-type="float">
            <text:p>29.884415</text:p>
          </table:table-cell>
        </table:table-row>
        <table:table-row table:style-name="ro1">
          <table:table-cell office:value-type="time" office:time-value="PT00H08M30S" calcext:value-type="time">
            <text:p>00:08:30</text:p>
          </table:table-cell>
          <table:table-cell office:value-type="float" office:value="44.564479" calcext:value-type="float">
            <text:p>44.564479</text:p>
          </table:table-cell>
          <table:table-cell office:value-type="float" office:value="30.408703" calcext:value-type="float">
            <text:p>30.408703</text:p>
          </table:table-cell>
          <table:table-cell office:value-type="float" office:value="31.719423" calcext:value-type="float">
            <text:p>31.719423</text:p>
          </table:table-cell>
          <table:table-cell office:value-type="float" office:value="28.049407" calcext:value-type="float">
            <text:p>28.049407</text:p>
          </table:table-cell>
        </table:table-row>
        <table:table-row table:style-name="ro1">
          <table:table-cell office:value-type="time" office:time-value="PT00H08M40S" calcext:value-type="time">
            <text:p>00:08:40</text:p>
          </table:table-cell>
          <table:table-cell office:value-type="float" office:value="44.564479" calcext:value-type="float">
            <text:p>44.564479</text:p>
          </table:table-cell>
          <table:table-cell office:value-type="float" office:value="27.787263" calcext:value-type="float">
            <text:p>27.787263</text:p>
          </table:table-cell>
          <table:table-cell office:value-type="float" office:value="30.670847" calcext:value-type="float">
            <text:p>30.670847</text:p>
          </table:table-cell>
          <table:table-cell office:value-type="float" office:value="30.539775" calcext:value-type="float">
            <text:p>30.539775</text:p>
          </table:table-cell>
        </table:table-row>
        <table:table-row table:style-name="ro1">
          <table:table-cell office:value-type="time" office:time-value="PT00H08M50S" calcext:value-type="time">
            <text:p>00:08:50</text:p>
          </table:table-cell>
          <table:table-cell office:value-type="float" office:value="45.350911" calcext:value-type="float">
            <text:p>45.350911</text:p>
          </table:table-cell>
          <table:table-cell office:value-type="float" office:value="28.835839" calcext:value-type="float">
            <text:p>28.835839</text:p>
          </table:table-cell>
          <table:table-cell office:value-type="float" office:value="29.229055" calcext:value-type="float">
            <text:p>29.229055</text:p>
          </table:table-cell>
          <table:table-cell office:value-type="float" office:value="28.835839" calcext:value-type="float">
            <text:p>28.835839</text:p>
          </table:table-cell>
        </table:table-row>
        <table:table-row table:style-name="ro1">
          <table:table-cell office:value-type="time" office:time-value="PT00H09M00S" calcext:value-type="time">
            <text:p>00:09:00</text:p>
          </table:table-cell>
          <table:table-cell office:value-type="float" office:value="46.399487" calcext:value-type="float">
            <text:p>46.399487</text:p>
          </table:table-cell>
          <table:table-cell office:value-type="float" office:value="30.801919" calcext:value-type="float">
            <text:p>30.801919</text:p>
          </table:table-cell>
          <table:table-cell office:value-type="float" office:value="32.243711" calcext:value-type="float">
            <text:p>32.243711</text:p>
          </table:table-cell>
          <table:table-cell office:value-type="float" office:value="31.195135" calcext:value-type="float">
            <text:p>31.195135</text:p>
          </table:table-cell>
        </table:table-row>
        <table:table-row table:style-name="ro1">
          <table:table-cell office:value-type="time" office:time-value="PT00H09M10S" calcext:value-type="time">
            <text:p>00:09:10</text:p>
          </table:table-cell>
          <table:table-cell office:value-type="float" office:value="43.515903" calcext:value-type="float">
            <text:p>43.515903</text:p>
          </table:table-cell>
          <table:table-cell office:value-type="float" office:value="32.374783" calcext:value-type="float">
            <text:p>32.374783</text:p>
          </table:table-cell>
          <table:table-cell office:value-type="float" office:value="29.360127" calcext:value-type="float">
            <text:p>29.360127</text:p>
          </table:table-cell>
          <table:table-cell office:value-type="float" office:value="30.539775" calcext:value-type="float">
            <text:p>30.539775</text:p>
          </table:table-cell>
        </table:table-row>
        <table:table-row table:style-name="ro1">
          <table:table-cell office:value-type="time" office:time-value="PT00H09M20S" calcext:value-type="time">
            <text:p>00:09:20</text:p>
          </table:table-cell>
          <table:table-cell office:value-type="float" office:value="45.875199" calcext:value-type="float">
            <text:p>45.875199</text:p>
          </table:table-cell>
          <table:table-cell office:value-type="float" office:value="28.573695" calcext:value-type="float">
            <text:p>28.573695</text:p>
          </table:table-cell>
          <table:table-cell office:value-type="float" office:value="30.801919" calcext:value-type="float">
            <text:p>30.801919</text:p>
          </table:table-cell>
          <table:table-cell office:value-type="float" office:value="44.826623" calcext:value-type="float">
            <text:p>44.826623</text:p>
          </table:table-cell>
        </table:table-row>
        <table:table-row table:style-name="ro1">
          <table:table-cell office:value-type="time" office:time-value="PT00H09M30S" calcext:value-type="time">
            <text:p>00:09:30</text:p>
          </table:table-cell>
          <table:table-cell office:value-type="float" office:value="43.778047" calcext:value-type="float">
            <text:p>43.778047</text:p>
          </table:table-cell>
          <table:table-cell table:number-columns-repeated="2" office:value-type="float" office:value="31.981567" calcext:value-type="float">
            <text:p>31.981567</text:p>
          </table:table-cell>
          <table:table-cell office:value-type="float" office:value="29.622271" calcext:value-type="float">
            <text:p>29.622271</text:p>
          </table:table-cell>
        </table:table-row>
        <table:table-row table:style-name="ro1">
          <table:table-cell office:value-type="time" office:time-value="PT00H09M40S" calcext:value-type="time">
            <text:p>00:09:40</text:p>
          </table:table-cell>
          <table:table-cell office:value-type="float" office:value="45.875199" calcext:value-type="float">
            <text:p>45.875199</text:p>
          </table:table-cell>
          <table:table-cell office:value-type="float" office:value="26.738687" calcext:value-type="float">
            <text:p>26.738687</text:p>
          </table:table-cell>
          <table:table-cell office:value-type="float" office:value="30.015487" calcext:value-type="float">
            <text:p>30.015487</text:p>
          </table:table-cell>
          <table:table-cell office:value-type="float" office:value="30.801919" calcext:value-type="float">
            <text:p>30.801919</text:p>
          </table:table-cell>
        </table:table-row>
        <table:table-row table:style-name="ro1">
          <table:table-cell office:value-type="time" office:time-value="PT00H09M50S" calcext:value-type="time">
            <text:p>00:09:50</text:p>
          </table:table-cell>
          <table:table-cell office:value-type="float" office:value="45.350911" calcext:value-type="float">
            <text:p>45.350911</text:p>
          </table:table-cell>
          <table:table-cell office:value-type="float" office:value="27.656191" calcext:value-type="float">
            <text:p>27.656191</text:p>
          </table:table-cell>
          <table:table-cell office:value-type="float" office:value="30.932991" calcext:value-type="float">
            <text:p>30.932991</text:p>
          </table:table-cell>
          <table:table-cell office:value-type="float" office:value="29.097983" calcext:value-type="float">
            <text:p>29.097983</text:p>
          </table:table-cell>
        </table:table-row>
        <table:table-row table:style-name="ro1">
          <table:table-cell office:value-type="time" office:time-value="PT00H10M00S" calcext:value-type="time">
            <text:p>00:10:00</text:p>
          </table:table-cell>
          <table:table-cell office:value-type="float" office:value="42.729471" calcext:value-type="float">
            <text:p>42.729471</text:p>
          </table:table-cell>
          <table:table-cell office:value-type="float" office:value="28.180479" calcext:value-type="float">
            <text:p>28.180479</text:p>
          </table:table-cell>
          <table:table-cell office:value-type="float" office:value="32.899071" calcext:value-type="float">
            <text:p>32.899071</text:p>
          </table:table-cell>
          <table:table-cell office:value-type="float" office:value="30.015487" calcext:value-type="float">
            <text:p>30.015487</text:p>
          </table:table-cell>
        </table:table-row>
        <table:table-row table:style-name="ro1">
          <table:table-cell office:value-type="time" office:time-value="PT00H10M10S" calcext:value-type="time">
            <text:p>00:10:10</text:p>
          </table:table-cell>
          <table:table-cell office:value-type="float" office:value="46.661631" calcext:value-type="float">
            <text:p>46.661631</text:p>
          </table:table-cell>
          <table:table-cell office:value-type="float" office:value="34.340863" calcext:value-type="float">
            <text:p>34.340863</text:p>
          </table:table-cell>
          <table:table-cell office:value-type="float" office:value="34.078719" calcext:value-type="float">
            <text:p>34.078719</text:p>
          </table:table-cell>
          <table:table-cell office:value-type="float" office:value="30.015487" calcext:value-type="float">
            <text:p>30.015487</text:p>
          </table:table-cell>
        </table:table-row>
        <table:table-row table:style-name="ro1">
          <table:table-cell office:value-type="time" office:time-value="PT00H10M20S" calcext:value-type="time">
            <text:p>00:10:20</text:p>
          </table:table-cell>
          <table:table-cell office:value-type="float" office:value="46.661631" calcext:value-type="float">
            <text:p>46.661631</text:p>
          </table:table-cell>
          <table:table-cell office:value-type="float" office:value="30.146559" calcext:value-type="float">
            <text:p>30.146559</text:p>
          </table:table-cell>
          <table:table-cell office:value-type="float" office:value="33.816575" calcext:value-type="float">
            <text:p>33.816575</text:p>
          </table:table-cell>
          <table:table-cell office:value-type="float" office:value="28.442623" calcext:value-type="float">
            <text:p>28.442623</text:p>
          </table:table-cell>
        </table:table-row>
        <table:table-row table:style-name="ro1">
          <table:table-cell office:value-type="time" office:time-value="PT00H10M30S" calcext:value-type="time">
            <text:p>00:10:30</text:p>
          </table:table-cell>
          <table:table-cell office:value-type="float" office:value="44.826623" calcext:value-type="float">
            <text:p>44.826623</text:p>
          </table:table-cell>
          <table:table-cell office:value-type="float" office:value="29.884415" calcext:value-type="float">
            <text:p>29.884415</text:p>
          </table:table-cell>
          <table:table-cell office:value-type="float" office:value="34.603007" calcext:value-type="float">
            <text:p>34.603007</text:p>
          </table:table-cell>
          <table:table-cell office:value-type="float" office:value="28.835839" calcext:value-type="float">
            <text:p>28.835839</text:p>
          </table:table-cell>
        </table:table-row>
        <table:table-row table:style-name="ro1">
          <table:table-cell office:value-type="time" office:time-value="PT00H10M40S" calcext:value-type="time">
            <text:p>00:10:40</text:p>
          </table:table-cell>
          <table:table-cell office:value-type="float" office:value="44.564479" calcext:value-type="float">
            <text:p>44.564479</text:p>
          </table:table-cell>
          <table:table-cell office:value-type="float" office:value="30.932991" calcext:value-type="float">
            <text:p>30.932991</text:p>
          </table:table-cell>
          <table:table-cell office:value-type="float" office:value="32.112639" calcext:value-type="float">
            <text:p>32.112639</text:p>
          </table:table-cell>
          <table:table-cell office:value-type="float" office:value="47.710207" calcext:value-type="float">
            <text:p>47.710207</text:p>
          </table:table-cell>
        </table:table-row>
        <table:table-row table:style-name="ro1">
          <table:table-cell office:value-type="time" office:time-value="PT00H10M50S" calcext:value-type="time">
            <text:p>00:10:50</text:p>
          </table:table-cell>
          <table:table-cell office:value-type="float" office:value="49.020927" calcext:value-type="float">
            <text:p>49.020927</text:p>
          </table:table-cell>
          <table:table-cell office:value-type="float" office:value="29.884415" calcext:value-type="float">
            <text:p>29.884415</text:p>
          </table:table-cell>
          <table:table-cell office:value-type="float" office:value="33.161215" calcext:value-type="float">
            <text:p>33.161215</text:p>
          </table:table-cell>
          <table:table-cell office:value-type="float" office:value="30.146559" calcext:value-type="float">
            <text:p>30.146559</text:p>
          </table:table-cell>
        </table:table-row>
        <table:table-row table:style-name="ro1">
          <table:table-cell office:value-type="time" office:time-value="PT00H11M00S" calcext:value-type="time">
            <text:p>00:11:00</text:p>
          </table:table-cell>
          <table:table-cell office:value-type="float" office:value="44.302335" calcext:value-type="float">
            <text:p>44.302335</text:p>
          </table:table-cell>
          <table:table-cell office:value-type="float" office:value="28.573695" calcext:value-type="float">
            <text:p>28.573695</text:p>
          </table:table-cell>
          <table:table-cell office:value-type="float" office:value="31.457279" calcext:value-type="float">
            <text:p>31.457279</text:p>
          </table:table-cell>
          <table:table-cell office:value-type="float" office:value="30.146559" calcext:value-type="float">
            <text:p>30.146559</text:p>
          </table:table-cell>
        </table:table-row>
        <table:table-row table:style-name="ro1">
          <table:table-cell office:value-type="time" office:time-value="PT00H11M10S" calcext:value-type="time">
            <text:p>00:11:10</text:p>
          </table:table-cell>
          <table:table-cell office:value-type="float" office:value="44.040191" calcext:value-type="float">
            <text:p>44.040191</text:p>
          </table:table-cell>
          <table:table-cell office:value-type="float" office:value="30.015487" calcext:value-type="float">
            <text:p>30.015487</text:p>
          </table:table-cell>
          <table:table-cell office:value-type="float" office:value="29.884415" calcext:value-type="float">
            <text:p>29.884415</text:p>
          </table:table-cell>
          <table:table-cell office:value-type="float" office:value="29.622271" calcext:value-type="float">
            <text:p>29.622271</text:p>
          </table:table-cell>
        </table:table-row>
        <table:table-row table:style-name="ro1">
          <table:table-cell office:value-type="time" office:time-value="PT00H11M20S" calcext:value-type="time">
            <text:p>00:11:20</text:p>
          </table:table-cell>
          <table:table-cell office:value-type="float" office:value="47.710207" calcext:value-type="float">
            <text:p>47.710207</text:p>
          </table:table-cell>
          <table:table-cell office:value-type="float" office:value="29.491199" calcext:value-type="float">
            <text:p>29.491199</text:p>
          </table:table-cell>
          <table:table-cell office:value-type="float" office:value="33.161215" calcext:value-type="float">
            <text:p>33.161215</text:p>
          </table:table-cell>
          <table:table-cell office:value-type="float" office:value="30.015487" calcext:value-type="float">
            <text:p>30.015487</text:p>
          </table:table-cell>
        </table:table-row>
        <table:table-row table:style-name="ro1">
          <table:table-cell office:value-type="time" office:time-value="PT00H11M30S" calcext:value-type="time">
            <text:p>00:11:30</text:p>
          </table:table-cell>
          <table:table-cell office:value-type="float" office:value="46.137343" calcext:value-type="float">
            <text:p>46.137343</text:p>
          </table:table-cell>
          <table:table-cell office:value-type="float" office:value="30.277631" calcext:value-type="float">
            <text:p>30.277631</text:p>
          </table:table-cell>
          <table:table-cell office:value-type="float" office:value="34.078719" calcext:value-type="float">
            <text:p>34.078719</text:p>
          </table:table-cell>
          <table:table-cell office:value-type="float" office:value="32.112639" calcext:value-type="float">
            <text:p>32.112639</text:p>
          </table:table-cell>
        </table:table-row>
        <table:table-row table:style-name="ro1">
          <table:table-cell office:value-type="time" office:time-value="PT00H11M40S" calcext:value-type="time">
            <text:p>00:11:40</text:p>
          </table:table-cell>
          <table:table-cell office:value-type="float" office:value="46.137343" calcext:value-type="float">
            <text:p>46.137343</text:p>
          </table:table-cell>
          <table:table-cell office:value-type="float" office:value="28.966911" calcext:value-type="float">
            <text:p>28.966911</text:p>
          </table:table-cell>
          <table:table-cell office:value-type="float" office:value="29.622271" calcext:value-type="float">
            <text:p>29.622271</text:p>
          </table:table-cell>
          <table:table-cell office:value-type="float" office:value="30.539775" calcext:value-type="float">
            <text:p>30.539775</text:p>
          </table:table-cell>
        </table:table-row>
        <table:table-row table:style-name="ro1">
          <table:table-cell office:value-type="time" office:time-value="PT00H11M50S" calcext:value-type="time">
            <text:p>00:11:50</text:p>
          </table:table-cell>
          <table:table-cell office:value-type="float" office:value="43.515903" calcext:value-type="float">
            <text:p>43.515903</text:p>
          </table:table-cell>
          <table:table-cell office:value-type="float" office:value="30.801919" calcext:value-type="float">
            <text:p>30.801919</text:p>
          </table:table-cell>
          <table:table-cell office:value-type="float" office:value="36.438015" calcext:value-type="float">
            <text:p>36.438015</text:p>
          </table:table-cell>
          <table:table-cell office:value-type="float" office:value="28.573695" calcext:value-type="float">
            <text:p>28.573695</text:p>
          </table:table-cell>
        </table:table-row>
        <table:table-row table:style-name="ro1">
          <table:table-cell office:value-type="time" office:time-value="PT00H12M00S" calcext:value-type="time">
            <text:p>00:12:00</text:p>
          </table:table-cell>
          <table:table-cell office:value-type="float" office:value="44.040191" calcext:value-type="float">
            <text:p>44.040191</text:p>
          </table:table-cell>
          <table:table-cell office:value-type="float" office:value="31.195135" calcext:value-type="float">
            <text:p>31.195135</text:p>
          </table:table-cell>
          <table:table-cell office:value-type="float" office:value="30.539775" calcext:value-type="float">
            <text:p>30.539775</text:p>
          </table:table-cell>
          <table:table-cell office:value-type="float" office:value="45.613055" calcext:value-type="float">
            <text:p>45.613055</text:p>
          </table:table-cell>
        </table:table-row>
        <table:table-row table:style-name="ro1">
          <table:table-cell office:value-type="time" office:time-value="PT00H12M10S" calcext:value-type="time">
            <text:p>00:12:10</text:p>
          </table:table-cell>
          <table:table-cell office:value-type="float" office:value="45.088767" calcext:value-type="float">
            <text:p>45.088767</text:p>
          </table:table-cell>
          <table:table-cell office:value-type="float" office:value="31.588351" calcext:value-type="float">
            <text:p>31.588351</text:p>
          </table:table-cell>
          <table:table-cell office:value-type="float" office:value="31.850495" calcext:value-type="float">
            <text:p>31.850495</text:p>
          </table:table-cell>
          <table:table-cell office:value-type="float" office:value="28.311551" calcext:value-type="float">
            <text:p>28.311551</text:p>
          </table:table-cell>
        </table:table-row>
        <table:table-row table:style-name="ro1">
          <table:table-cell office:value-type="time" office:time-value="PT00H12M20S" calcext:value-type="time">
            <text:p>00:12:20</text:p>
          </table:table-cell>
          <table:table-cell office:value-type="float" office:value="42.729471" calcext:value-type="float">
            <text:p>42.729471</text:p>
          </table:table-cell>
          <table:table-cell office:value-type="float" office:value="32.505855" calcext:value-type="float">
            <text:p>32.505855</text:p>
          </table:table-cell>
          <table:table-cell office:value-type="float" office:value="30.932991" calcext:value-type="float">
            <text:p>30.932991</text:p>
          </table:table-cell>
          <table:table-cell office:value-type="float" office:value="30.408703" calcext:value-type="float">
            <text:p>30.408703</text:p>
          </table:table-cell>
        </table:table-row>
        <table:table-row table:style-name="ro1">
          <table:table-cell office:value-type="time" office:time-value="PT00H12M30S" calcext:value-type="time">
            <text:p>00:12:30</text:p>
          </table:table-cell>
          <table:table-cell office:value-type="float" office:value="44.564479" calcext:value-type="float">
            <text:p>44.564479</text:p>
          </table:table-cell>
          <table:table-cell office:value-type="float" office:value="28.835839" calcext:value-type="float">
            <text:p>28.835839</text:p>
          </table:table-cell>
          <table:table-cell office:value-type="float" office:value="34.340863" calcext:value-type="float">
            <text:p>34.340863</text:p>
          </table:table-cell>
          <table:table-cell office:value-type="float" office:value="30.015487" calcext:value-type="float">
            <text:p>30.015487</text:p>
          </table:table-cell>
        </table:table-row>
        <table:table-row table:style-name="ro1">
          <table:table-cell office:value-type="time" office:time-value="PT00H12M40S" calcext:value-type="time">
            <text:p>00:12:40</text:p>
          </table:table-cell>
          <table:table-cell office:value-type="float" office:value="47.972351" calcext:value-type="float">
            <text:p>47.972351</text:p>
          </table:table-cell>
          <table:table-cell office:value-type="float" office:value="27.262975" calcext:value-type="float">
            <text:p>27.262975</text:p>
          </table:table-cell>
          <table:table-cell office:value-type="float" office:value="34.340863" calcext:value-type="float">
            <text:p>34.340863</text:p>
          </table:table-cell>
          <table:table-cell office:value-type="float" office:value="30.146559" calcext:value-type="float">
            <text:p>30.146559</text:p>
          </table:table-cell>
        </table:table-row>
        <table:table-row table:style-name="ro1">
          <table:table-cell office:value-type="time" office:time-value="PT00H12M50S" calcext:value-type="time">
            <text:p>00:12:50</text:p>
          </table:table-cell>
          <table:table-cell office:value-type="float" office:value="47.448063" calcext:value-type="float">
            <text:p>47.448063</text:p>
          </table:table-cell>
          <table:table-cell office:value-type="float" office:value="30.146559" calcext:value-type="float">
            <text:p>30.146559</text:p>
          </table:table-cell>
          <table:table-cell office:value-type="float" office:value="34.603007" calcext:value-type="float">
            <text:p>34.603007</text:p>
          </table:table-cell>
          <table:table-cell office:value-type="float" office:value="28.442623" calcext:value-type="float">
            <text:p>28.442623</text:p>
          </table:table-cell>
        </table:table-row>
        <table:table-row table:style-name="ro1">
          <table:table-cell office:value-type="time" office:time-value="PT00H13M00S" calcext:value-type="time">
            <text:p>00:13:00</text:p>
          </table:table-cell>
          <table:table-cell office:value-type="float" office:value="45.350911" calcext:value-type="float">
            <text:p>45.350911</text:p>
          </table:table-cell>
          <table:table-cell office:value-type="float" office:value="29.884415" calcext:value-type="float">
            <text:p>29.884415</text:p>
          </table:table-cell>
          <table:table-cell office:value-type="float" office:value="32.374783" calcext:value-type="float">
            <text:p>32.374783</text:p>
          </table:table-cell>
          <table:table-cell office:value-type="float" office:value="28.180479" calcext:value-type="float">
            <text:p>28.180479</text:p>
          </table:table-cell>
        </table:table-row>
        <table:table-row table:style-name="ro1">
          <table:table-cell office:value-type="time" office:time-value="PT00H13M10S" calcext:value-type="time">
            <text:p>00:13:10</text:p>
          </table:table-cell>
          <table:table-cell office:value-type="float" office:value="46.661631" calcext:value-type="float">
            <text:p>46.661631</text:p>
          </table:table-cell>
          <table:table-cell office:value-type="float" office:value="27.918335" calcext:value-type="float">
            <text:p>27.918335</text:p>
          </table:table-cell>
          <table:table-cell office:value-type="float" office:value="29.622271" calcext:value-type="float">
            <text:p>29.622271</text:p>
          </table:table-cell>
          <table:table-cell office:value-type="float" office:value="27.656191" calcext:value-type="float">
            <text:p>27.656191</text:p>
          </table:table-cell>
        </table:table-row>
        <table:table-row table:style-name="ro1">
          <table:table-cell office:value-type="time" office:time-value="PT00H13M20S" calcext:value-type="time">
            <text:p>00:13:20</text:p>
          </table:table-cell>
          <table:table-cell office:value-type="float" office:value="43.778047" calcext:value-type="float">
            <text:p>43.778047</text:p>
          </table:table-cell>
          <table:table-cell office:value-type="float" office:value="30.146559" calcext:value-type="float">
            <text:p>30.146559</text:p>
          </table:table-cell>
          <table:table-cell office:value-type="float" office:value="34.340863" calcext:value-type="float">
            <text:p>34.340863</text:p>
          </table:table-cell>
          <table:table-cell office:value-type="float" office:value="44.564479" calcext:value-type="float">
            <text:p>44.564479</text:p>
          </table:table-cell>
        </table:table-row>
        <table:table-row table:style-name="ro1">
          <table:table-cell office:value-type="time" office:time-value="PT00H13M30S" calcext:value-type="time">
            <text:p>00:13:30</text:p>
          </table:table-cell>
          <table:table-cell office:value-type="float" office:value="47.972351" calcext:value-type="float">
            <text:p>47.972351</text:p>
          </table:table-cell>
          <table:table-cell office:value-type="float" office:value="32.243711" calcext:value-type="float">
            <text:p>32.243711</text:p>
          </table:table-cell>
          <table:table-cell office:value-type="float" office:value="32.767999" calcext:value-type="float">
            <text:p>32.767999</text:p>
          </table:table-cell>
          <table:table-cell office:value-type="float" office:value="28.966911" calcext:value-type="float">
            <text:p>28.966911</text:p>
          </table:table-cell>
        </table:table-row>
        <table:table-row table:style-name="ro1">
          <table:table-cell office:value-type="time" office:time-value="PT00H13M40S" calcext:value-type="time">
            <text:p>00:13:40</text:p>
          </table:table-cell>
          <table:table-cell office:value-type="float" office:value="45.350911" calcext:value-type="float">
            <text:p>45.350911</text:p>
          </table:table-cell>
          <table:table-cell office:value-type="float" office:value="28.049407" calcext:value-type="float">
            <text:p>28.049407</text:p>
          </table:table-cell>
          <table:table-cell office:value-type="float" office:value="30.539775" calcext:value-type="float">
            <text:p>30.539775</text:p>
          </table:table-cell>
          <table:table-cell office:value-type="float" office:value="32.505855" calcext:value-type="float">
            <text:p>32.505855</text:p>
          </table:table-cell>
        </table:table-row>
        <table:table-row table:style-name="ro1">
          <table:table-cell office:value-type="time" office:time-value="PT00H13M50S" calcext:value-type="time">
            <text:p>00:13:50</text:p>
          </table:table-cell>
          <table:table-cell office:value-type="float" office:value="47.710207" calcext:value-type="float">
            <text:p>47.710207</text:p>
          </table:table-cell>
          <table:table-cell office:value-type="float" office:value="27.787263" calcext:value-type="float">
            <text:p>27.787263</text:p>
          </table:table-cell>
          <table:table-cell office:value-type="float" office:value="33.423359" calcext:value-type="float">
            <text:p>33.423359</text:p>
          </table:table-cell>
          <table:table-cell office:value-type="float" office:value="30.146559" calcext:value-type="float">
            <text:p>30.146559</text:p>
          </table:table-cell>
        </table:table-row>
        <table:table-row table:style-name="ro1">
          <table:table-cell office:value-type="time" office:time-value="PT00H14M00S" calcext:value-type="time">
            <text:p>00:14:00</text:p>
          </table:table-cell>
          <table:table-cell office:value-type="float" office:value="44.040191" calcext:value-type="float">
            <text:p>44.040191</text:p>
          </table:table-cell>
          <table:table-cell office:value-type="float" office:value="31.588351" calcext:value-type="float">
            <text:p>31.588351</text:p>
          </table:table-cell>
          <table:table-cell office:value-type="float" office:value="32.505855" calcext:value-type="float">
            <text:p>32.505855</text:p>
          </table:table-cell>
          <table:table-cell office:value-type="float" office:value="29.491199" calcext:value-type="float">
            <text:p>29.491199</text:p>
          </table:table-cell>
        </table:table-row>
        <table:table-row table:style-name="ro1">
          <table:table-cell office:value-type="time" office:time-value="PT00H14M10S" calcext:value-type="time">
            <text:p>00:14:10</text:p>
          </table:table-cell>
          <table:table-cell office:value-type="float" office:value="44.040191" calcext:value-type="float">
            <text:p>44.040191</text:p>
          </table:table-cell>
          <table:table-cell office:value-type="float" office:value="31.719423" calcext:value-type="float">
            <text:p>31.719423</text:p>
          </table:table-cell>
          <table:table-cell office:value-type="float" office:value="31.064063" calcext:value-type="float">
            <text:p>31.064063</text:p>
          </table:table-cell>
          <table:table-cell office:value-type="float" office:value="27.394047" calcext:value-type="float">
            <text:p>27.394047</text:p>
          </table:table-cell>
        </table:table-row>
        <table:table-row table:style-name="ro1">
          <table:table-cell office:value-type="time" office:time-value="PT00H14M20S" calcext:value-type="time">
            <text:p>00:14:20</text:p>
          </table:table-cell>
          <table:table-cell office:value-type="float" office:value="44.564479" calcext:value-type="float">
            <text:p>44.564479</text:p>
          </table:table-cell>
          <table:table-cell office:value-type="float" office:value="30.277631" calcext:value-type="float">
            <text:p>30.277631</text:p>
          </table:table-cell>
          <table:table-cell office:value-type="float" office:value="32.112639" calcext:value-type="float">
            <text:p>32.112639</text:p>
          </table:table-cell>
          <table:table-cell office:value-type="float" office:value="30.146559" calcext:value-type="float">
            <text:p>30.146559</text:p>
          </table:table-cell>
        </table:table-row>
        <table:table-row table:style-name="ro1">
          <table:table-cell office:value-type="time" office:time-value="PT00H14M30S" calcext:value-type="time">
            <text:p>00:14:30</text:p>
          </table:table-cell>
          <table:table-cell office:value-type="float" office:value="47.972351" calcext:value-type="float">
            <text:p>47.972351</text:p>
          </table:table-cell>
          <table:table-cell office:value-type="float" office:value="28.573695" calcext:value-type="float">
            <text:p>28.573695</text:p>
          </table:table-cell>
          <table:table-cell office:value-type="float" office:value="32.899071" calcext:value-type="float">
            <text:p>32.899071</text:p>
          </table:table-cell>
          <table:table-cell office:value-type="float" office:value="28.835839" calcext:value-type="float">
            <text:p>28.835839</text:p>
          </table:table-cell>
        </table:table-row>
        <table:table-row table:style-name="ro1">
          <table:table-cell office:value-type="time" office:time-value="PT00H14M40S" calcext:value-type="time">
            <text:p>00:14:40</text:p>
          </table:table-cell>
          <table:table-cell office:value-type="float" office:value="42.729471" calcext:value-type="float">
            <text:p>42.729471</text:p>
          </table:table-cell>
          <table:table-cell office:value-type="float" office:value="29.884415" calcext:value-type="float">
            <text:p>29.884415</text:p>
          </table:table-cell>
          <table:table-cell office:value-type="float" office:value="32.505855" calcext:value-type="float">
            <text:p>32.505855</text:p>
          </table:table-cell>
          <table:table-cell office:value-type="float" office:value="40.632319" calcext:value-type="float">
            <text:p>40.632319</text:p>
          </table:table-cell>
        </table:table-row>
        <table:table-row table:style-name="ro1">
          <table:table-cell office:value-type="time" office:time-value="PT00H14M50S" calcext:value-type="time">
            <text:p>00:14:50</text:p>
          </table:table-cell>
          <table:table-cell office:value-type="float" office:value="45.088767" calcext:value-type="float">
            <text:p>45.088767</text:p>
          </table:table-cell>
          <table:table-cell office:value-type="float" office:value="29.097983" calcext:value-type="float">
            <text:p>29.097983</text:p>
          </table:table-cell>
          <table:table-cell office:value-type="float" office:value="31.981567" calcext:value-type="float">
            <text:p>31.981567</text:p>
          </table:table-cell>
          <table:table-cell office:value-type="float" office:value="29.491199" calcext:value-type="float">
            <text:p>29.491199</text:p>
          </table:table-cell>
        </table:table-row>
        <table:table-row table:style-name="ro1">
          <table:table-cell office:value-type="time" office:time-value="PT00H15M00S" calcext:value-type="time">
            <text:p>00:15:00</text:p>
          </table:table-cell>
          <table:table-cell office:value-type="float" office:value="42.467327" calcext:value-type="float">
            <text:p>42.467327</text:p>
          </table:table-cell>
          <table:table-cell office:value-type="float" office:value="31.457279" calcext:value-type="float">
            <text:p>31.457279</text:p>
          </table:table-cell>
          <table:table-cell table:number-columns-repeated="2" office:value-type="float" office:value="31.981567" calcext:value-type="float">
            <text:p>31.981567</text:p>
          </table:table-cell>
        </table:table-row>
        <table:table-row table:style-name="ro1">
          <table:table-cell office:value-type="time" office:time-value="PT00H15M10S" calcext:value-type="time">
            <text:p>00:15:10</text:p>
          </table:table-cell>
          <table:table-cell office:value-type="float" office:value="45.088767" calcext:value-type="float">
            <text:p>45.088767</text:p>
          </table:table-cell>
          <table:table-cell office:value-type="float" office:value="27.394047" calcext:value-type="float">
            <text:p>27.394047</text:p>
          </table:table-cell>
          <table:table-cell office:value-type="float" office:value="30.801919" calcext:value-type="float">
            <text:p>30.801919</text:p>
          </table:table-cell>
          <table:table-cell office:value-type="float" office:value="28.835839" calcext:value-type="float">
            <text:p>28.835839</text:p>
          </table:table-cell>
        </table:table-row>
        <table:table-row table:style-name="ro1">
          <table:table-cell office:value-type="time" office:time-value="PT00H15M20S" calcext:value-type="time">
            <text:p>00:15:20</text:p>
          </table:table-cell>
          <table:table-cell office:value-type="float" office:value="47.185919" calcext:value-type="float">
            <text:p>47.185919</text:p>
          </table:table-cell>
          <table:table-cell office:value-type="float" office:value="31.326207" calcext:value-type="float">
            <text:p>31.326207</text:p>
          </table:table-cell>
          <table:table-cell office:value-type="float" office:value="32.636927" calcext:value-type="float">
            <text:p>32.636927</text:p>
          </table:table-cell>
          <table:table-cell office:value-type="float" office:value="29.884415" calcext:value-type="float">
            <text:p>29.884415</text:p>
          </table:table-cell>
        </table:table-row>
        <table:table-row table:style-name="ro1">
          <table:table-cell office:value-type="time" office:time-value="PT00H15M30S" calcext:value-type="time">
            <text:p>00:15:30</text:p>
          </table:table-cell>
          <table:table-cell office:value-type="float" office:value="43.778047" calcext:value-type="float">
            <text:p>43.778047</text:p>
          </table:table-cell>
          <table:table-cell office:value-type="float" office:value="31.064063" calcext:value-type="float">
            <text:p>31.064063</text:p>
          </table:table-cell>
          <table:table-cell office:value-type="float" office:value="33.816575" calcext:value-type="float">
            <text:p>33.816575</text:p>
          </table:table-cell>
          <table:table-cell office:value-type="float" office:value="28.049407" calcext:value-type="float">
            <text:p>28.049407</text:p>
          </table:table-cell>
        </table:table-row>
        <table:table-row table:style-name="ro1">
          <table:table-cell office:value-type="time" office:time-value="PT00H15M40S" calcext:value-type="time">
            <text:p>00:15:40</text:p>
          </table:table-cell>
          <table:table-cell office:value-type="float" office:value="41.943039" calcext:value-type="float">
            <text:p>41.943039</text:p>
          </table:table-cell>
          <table:table-cell office:value-type="float" office:value="30.146559" calcext:value-type="float">
            <text:p>30.146559</text:p>
          </table:table-cell>
          <table:table-cell office:value-type="float" office:value="33.161215" calcext:value-type="float">
            <text:p>33.161215</text:p>
          </table:table-cell>
          <table:table-cell office:value-type="float" office:value="29.097983" calcext:value-type="float">
            <text:p>29.097983</text:p>
          </table:table-cell>
        </table:table-row>
        <table:table-row table:style-name="ro1">
          <table:table-cell office:value-type="time" office:time-value="PT00H15M50S" calcext:value-type="time">
            <text:p>00:15:50</text:p>
          </table:table-cell>
          <table:table-cell office:value-type="float" office:value="51.904511" calcext:value-type="float">
            <text:p>51.904511</text:p>
          </table:table-cell>
          <table:table-cell office:value-type="float" office:value="30.670847" calcext:value-type="float">
            <text:p>30.670847</text:p>
          </table:table-cell>
          <table:table-cell office:value-type="float" office:value="30.801919" calcext:value-type="float">
            <text:p>30.801919</text:p>
          </table:table-cell>
          <table:table-cell office:value-type="float" office:value="30.277631" calcext:value-type="float">
            <text:p>30.277631</text:p>
          </table:table-cell>
        </table:table-row>
        <table:table-row table:style-name="ro1">
          <table:table-cell office:value-type="time" office:time-value="PT00H16M00S" calcext:value-type="time">
            <text:p>00:16:00</text:p>
          </table:table-cell>
          <table:table-cell office:value-type="float" office:value="46.923775" calcext:value-type="float">
            <text:p>46.923775</text:p>
          </table:table-cell>
          <table:table-cell office:value-type="float" office:value="28.835839" calcext:value-type="float">
            <text:p>28.835839</text:p>
          </table:table-cell>
          <table:table-cell office:value-type="float" office:value="35.651583" calcext:value-type="float">
            <text:p>35.651583</text:p>
          </table:table-cell>
          <table:table-cell office:value-type="float" office:value="45.875199" calcext:value-type="float">
            <text:p>45.875199</text:p>
          </table:table-cell>
        </table:table-row>
        <table:table-row table:style-name="ro1">
          <table:table-cell office:value-type="time" office:time-value="PT00H16M10S" calcext:value-type="time">
            <text:p>00:16:10</text:p>
          </table:table-cell>
          <table:table-cell office:value-type="float" office:value="46.399487" calcext:value-type="float">
            <text:p>46.399487</text:p>
          </table:table-cell>
          <table:table-cell office:value-type="float" office:value="28.573695" calcext:value-type="float">
            <text:p>28.573695</text:p>
          </table:table-cell>
          <table:table-cell office:value-type="float" office:value="31.719423" calcext:value-type="float">
            <text:p>31.719423</text:p>
          </table:table-cell>
          <table:table-cell office:value-type="float" office:value="32.112639" calcext:value-type="float">
            <text:p>32.112639</text:p>
          </table:table-cell>
        </table:table-row>
        <table:table-row table:style-name="ro1">
          <table:table-cell office:value-type="time" office:time-value="PT00H16M20S" calcext:value-type="time">
            <text:p>00:16:20</text:p>
          </table:table-cell>
          <table:table-cell office:value-type="float" office:value="47.448063" calcext:value-type="float">
            <text:p>47.448063</text:p>
          </table:table-cell>
          <table:table-cell office:value-type="float" office:value="28.180479" calcext:value-type="float">
            <text:p>28.180479</text:p>
          </table:table-cell>
          <table:table-cell office:value-type="float" office:value="31.457279" calcext:value-type="float">
            <text:p>31.457279</text:p>
          </table:table-cell>
          <table:table-cell office:value-type="float" office:value="30.539775" calcext:value-type="float">
            <text:p>30.539775</text:p>
          </table:table-cell>
        </table:table-row>
        <table:table-row table:style-name="ro1">
          <table:table-cell office:value-type="time" office:time-value="PT00H16M30S" calcext:value-type="time">
            <text:p>00:16:30</text:p>
          </table:table-cell>
          <table:table-cell office:value-type="float" office:value="44.302335" calcext:value-type="float">
            <text:p>44.302335</text:p>
          </table:table-cell>
          <table:table-cell office:value-type="float" office:value="27.918335" calcext:value-type="float">
            <text:p>27.918335</text:p>
          </table:table-cell>
          <table:table-cell office:value-type="float" office:value="30.932991" calcext:value-type="float">
            <text:p>30.932991</text:p>
          </table:table-cell>
          <table:table-cell office:value-type="float" office:value="29.360127" calcext:value-type="float">
            <text:p>29.360127</text:p>
          </table:table-cell>
        </table:table-row>
        <table:table-row table:style-name="ro1">
          <table:table-cell office:value-type="time" office:time-value="PT00H16M40S" calcext:value-type="time">
            <text:p>00:16:40</text:p>
          </table:table-cell>
          <table:table-cell office:value-type="float" office:value="44.040191" calcext:value-type="float">
            <text:p>44.040191</text:p>
          </table:table-cell>
          <table:table-cell office:value-type="float" office:value="30.408703" calcext:value-type="float">
            <text:p>30.408703</text:p>
          </table:table-cell>
          <table:table-cell office:value-type="float" office:value="32.636927" calcext:value-type="float">
            <text:p>32.636927</text:p>
          </table:table-cell>
          <table:table-cell office:value-type="float" office:value="28.573695" calcext:value-type="float">
            <text:p>28.573695</text:p>
          </table:table-cell>
        </table:table-row>
        <table:table-row table:style-name="ro1">
          <table:table-cell office:value-type="time" office:time-value="PT00H16M50S" calcext:value-type="time">
            <text:p>00:16:50</text:p>
          </table:table-cell>
          <table:table-cell office:value-type="float" office:value="44.040191" calcext:value-type="float">
            <text:p>44.040191</text:p>
          </table:table-cell>
          <table:table-cell office:value-type="float" office:value="29.491199" calcext:value-type="float">
            <text:p>29.491199</text:p>
          </table:table-cell>
          <table:table-cell office:value-type="float" office:value="36.175871" calcext:value-type="float">
            <text:p>36.175871</text:p>
          </table:table-cell>
          <table:table-cell office:value-type="float" office:value="30.932991" calcext:value-type="float">
            <text:p>30.932991</text:p>
          </table:table-cell>
        </table:table-row>
        <table:table-row table:style-name="ro1">
          <table:table-cell office:value-type="time" office:time-value="PT00H17M00S" calcext:value-type="time">
            <text:p>00:17:00</text:p>
          </table:table-cell>
          <table:table-cell office:value-type="float" office:value="46.137343" calcext:value-type="float">
            <text:p>46.137343</text:p>
          </table:table-cell>
          <table:table-cell office:value-type="float" office:value="31.195135" calcext:value-type="float">
            <text:p>31.195135</text:p>
          </table:table-cell>
          <table:table-cell office:value-type="float" office:value="31.981567" calcext:value-type="float">
            <text:p>31.981567</text:p>
          </table:table-cell>
          <table:table-cell office:value-type="float" office:value="28.573695" calcext:value-type="float">
            <text:p>28.573695</text:p>
          </table:table-cell>
        </table:table-row>
        <table:table-row table:style-name="ro1">
          <table:table-cell office:value-type="time" office:time-value="PT00H17M10S" calcext:value-type="time">
            <text:p>00:17:10</text:p>
          </table:table-cell>
          <table:table-cell office:value-type="float" office:value="45.350911" calcext:value-type="float">
            <text:p>45.350911</text:p>
          </table:table-cell>
          <table:table-cell office:value-type="float" office:value="30.277631" calcext:value-type="float">
            <text:p>30.277631</text:p>
          </table:table-cell>
          <table:table-cell office:value-type="float" office:value="32.243711" calcext:value-type="float">
            <text:p>32.243711</text:p>
          </table:table-cell>
          <table:table-cell office:value-type="float" office:value="29.491199" calcext:value-type="float">
            <text:p>29.491199</text:p>
          </table:table-cell>
        </table:table-row>
        <table:table-row table:style-name="ro1">
          <table:table-cell office:value-type="time" office:time-value="PT00H17M20S" calcext:value-type="time">
            <text:p>00:17:20</text:p>
          </table:table-cell>
          <table:table-cell office:value-type="float" office:value="47.710207" calcext:value-type="float">
            <text:p>47.710207</text:p>
          </table:table-cell>
          <table:table-cell office:value-type="float" office:value="30.670847" calcext:value-type="float">
            <text:p>30.670847</text:p>
          </table:table-cell>
          <table:table-cell office:value-type="float" office:value="34.603007" calcext:value-type="float">
            <text:p>34.603007</text:p>
          </table:table-cell>
          <table:table-cell office:value-type="float" office:value="47.972351" calcext:value-type="float">
            <text:p>47.972351</text:p>
          </table:table-cell>
        </table:table-row>
        <table:table-row table:style-name="ro1">
          <table:table-cell office:value-type="time" office:time-value="PT00H17M30S" calcext:value-type="time">
            <text:p>00:17:30</text:p>
          </table:table-cell>
          <table:table-cell office:value-type="float" office:value="42.467327" calcext:value-type="float">
            <text:p>42.467327</text:p>
          </table:table-cell>
          <table:table-cell office:value-type="float" office:value="28.966911" calcext:value-type="float">
            <text:p>28.966911</text:p>
          </table:table-cell>
          <table:table-cell office:value-type="float" office:value="32.374783" calcext:value-type="float">
            <text:p>32.374783</text:p>
          </table:table-cell>
          <table:table-cell office:value-type="float" office:value="31.326207" calcext:value-type="float">
            <text:p>31.326207</text:p>
          </table:table-cell>
        </table:table-row>
        <table:table-row table:style-name="ro1">
          <table:table-cell office:value-type="time" office:time-value="PT00H17M40S" calcext:value-type="time">
            <text:p>00:17:40</text:p>
          </table:table-cell>
          <table:table-cell office:value-type="float" office:value="42.467327" calcext:value-type="float">
            <text:p>42.467327</text:p>
          </table:table-cell>
          <table:table-cell office:value-type="float" office:value="27.525119" calcext:value-type="float">
            <text:p>27.525119</text:p>
          </table:table-cell>
          <table:table-cell office:value-type="float" office:value="32.112639" calcext:value-type="float">
            <text:p>32.112639</text:p>
          </table:table-cell>
          <table:table-cell office:value-type="float" office:value="30.670847" calcext:value-type="float">
            <text:p>30.670847</text:p>
          </table:table-cell>
        </table:table-row>
        <table:table-row table:style-name="ro1">
          <table:table-cell office:value-type="time" office:time-value="PT00H17M50S" calcext:value-type="time">
            <text:p>00:17:50</text:p>
          </table:table-cell>
          <table:table-cell office:value-type="float" office:value="45.613055" calcext:value-type="float">
            <text:p>45.613055</text:p>
          </table:table-cell>
          <table:table-cell office:value-type="float" office:value="28.835839" calcext:value-type="float">
            <text:p>28.835839</text:p>
          </table:table-cell>
          <table:table-cell office:value-type="float" office:value="32.112639" calcext:value-type="float">
            <text:p>32.112639</text:p>
          </table:table-cell>
          <table:table-cell office:value-type="float" office:value="29.229055" calcext:value-type="float">
            <text:p>29.229055</text:p>
          </table:table-cell>
        </table:table-row>
        <table:table-row table:style-name="ro1">
          <table:table-cell office:value-type="time" office:time-value="PT00H18M00S" calcext:value-type="time">
            <text:p>00:18:00</text:p>
          </table:table-cell>
          <table:table-cell office:value-type="float" office:value="44.826623" calcext:value-type="float">
            <text:p>44.826623</text:p>
          </table:table-cell>
          <table:table-cell office:value-type="float" office:value="28.180479" calcext:value-type="float">
            <text:p>28.180479</text:p>
          </table:table-cell>
          <table:table-cell office:value-type="float" office:value="31.326207" calcext:value-type="float">
            <text:p>31.326207</text:p>
          </table:table-cell>
          <table:table-cell office:value-type="float" office:value="30.146559" calcext:value-type="float">
            <text:p>30.146559</text:p>
          </table:table-cell>
        </table:table-row>
        <table:table-row table:style-name="ro1">
          <table:table-cell office:value-type="time" office:time-value="PT00H18M10S" calcext:value-type="time">
            <text:p>00:18:10</text:p>
          </table:table-cell>
          <table:table-cell office:value-type="float" office:value="44.826623" calcext:value-type="float">
            <text:p>44.826623</text:p>
          </table:table-cell>
          <table:table-cell office:value-type="float" office:value="29.097983" calcext:value-type="float">
            <text:p>29.097983</text:p>
          </table:table-cell>
          <table:table-cell office:value-type="float" office:value="32.112639" calcext:value-type="float">
            <text:p>32.112639</text:p>
          </table:table-cell>
          <table:table-cell office:value-type="float" office:value="30.670847" calcext:value-type="float">
            <text:p>30.670847</text:p>
          </table:table-cell>
        </table:table-row>
        <table:table-row table:style-name="ro1">
          <table:table-cell office:value-type="time" office:time-value="PT00H18M20S" calcext:value-type="time">
            <text:p>00:18:20</text:p>
          </table:table-cell>
          <table:table-cell office:value-type="float" office:value="46.399487" calcext:value-type="float">
            <text:p>46.399487</text:p>
          </table:table-cell>
          <table:table-cell office:value-type="float" office:value="30.539775" calcext:value-type="float">
            <text:p>30.539775</text:p>
          </table:table-cell>
          <table:table-cell office:value-type="float" office:value="32.505855" calcext:value-type="float">
            <text:p>32.505855</text:p>
          </table:table-cell>
          <table:table-cell office:value-type="float" office:value="30.277631" calcext:value-type="float">
            <text:p>30.277631</text:p>
          </table:table-cell>
        </table:table-row>
        <table:table-row table:style-name="ro1">
          <table:table-cell office:value-type="time" office:time-value="PT00H18M30S" calcext:value-type="time">
            <text:p>00:18:30</text:p>
          </table:table-cell>
          <table:table-cell office:value-type="float" office:value="46.137343" calcext:value-type="float">
            <text:p>46.137343</text:p>
          </table:table-cell>
          <table:table-cell office:value-type="float" office:value="32.112639" calcext:value-type="float">
            <text:p>32.112639</text:p>
          </table:table-cell>
          <table:table-cell office:value-type="float" office:value="31.981567" calcext:value-type="float">
            <text:p>31.981567</text:p>
          </table:table-cell>
          <table:table-cell office:value-type="float" office:value="29.097983" calcext:value-type="float">
            <text:p>29.097983</text:p>
          </table:table-cell>
        </table:table-row>
        <table:table-row table:style-name="ro1">
          <table:table-cell office:value-type="time" office:time-value="PT00H18M40S" calcext:value-type="time">
            <text:p>00:18:40</text:p>
          </table:table-cell>
          <table:table-cell office:value-type="float" office:value="44.302335" calcext:value-type="float">
            <text:p>44.302335</text:p>
          </table:table-cell>
          <table:table-cell office:value-type="float" office:value="30.277631" calcext:value-type="float">
            <text:p>30.277631</text:p>
          </table:table-cell>
          <table:table-cell office:value-type="float" office:value="31.457279" calcext:value-type="float">
            <text:p>31.457279</text:p>
          </table:table-cell>
          <table:table-cell office:value-type="float" office:value="45.613055" calcext:value-type="float">
            <text:p>45.613055</text:p>
          </table:table-cell>
        </table:table-row>
        <table:table-row table:style-name="ro1">
          <table:table-cell office:value-type="time" office:time-value="PT00H18M50S" calcext:value-type="time">
            <text:p>00:18:50</text:p>
          </table:table-cell>
          <table:table-cell office:value-type="float" office:value="43.515903" calcext:value-type="float">
            <text:p>43.515903</text:p>
          </table:table-cell>
          <table:table-cell office:value-type="float" office:value="29.229055" calcext:value-type="float">
            <text:p>29.229055</text:p>
          </table:table-cell>
          <table:table-cell office:value-type="float" office:value="33.816575" calcext:value-type="float">
            <text:p>33.816575</text:p>
          </table:table-cell>
          <table:table-cell office:value-type="float" office:value="30.408703" calcext:value-type="float">
            <text:p>30.408703</text:p>
          </table:table-cell>
        </table:table-row>
        <table:table-row table:style-name="ro1">
          <table:table-cell office:value-type="time" office:time-value="PT00H19M00S" calcext:value-type="time">
            <text:p>00:19:00</text:p>
          </table:table-cell>
          <table:table-cell office:value-type="float" office:value="46.923775" calcext:value-type="float">
            <text:p>46.923775</text:p>
          </table:table-cell>
          <table:table-cell office:value-type="float" office:value="28.049407" calcext:value-type="float">
            <text:p>28.049407</text:p>
          </table:table-cell>
          <table:table-cell office:value-type="float" office:value="32.374783" calcext:value-type="float">
            <text:p>32.374783</text:p>
          </table:table-cell>
          <table:table-cell office:value-type="float" office:value="31.326207" calcext:value-type="float">
            <text:p>31.326207</text:p>
          </table:table-cell>
        </table:table-row>
        <table:table-row table:style-name="ro1">
          <table:table-cell office:value-type="time" office:time-value="PT00H19M10S" calcext:value-type="time">
            <text:p>00:19:10</text:p>
          </table:table-cell>
          <table:table-cell office:value-type="float" office:value="47.972351" calcext:value-type="float">
            <text:p>47.972351</text:p>
          </table:table-cell>
          <table:table-cell office:value-type="float" office:value="28.835839" calcext:value-type="float">
            <text:p>28.835839</text:p>
          </table:table-cell>
          <table:table-cell office:value-type="float" office:value="32.899071" calcext:value-type="float">
            <text:p>32.899071</text:p>
          </table:table-cell>
          <table:table-cell office:value-type="float" office:value="28.573695" calcext:value-type="float">
            <text:p>28.573695</text:p>
          </table:table-cell>
        </table:table-row>
        <table:table-row table:style-name="ro1">
          <table:table-cell office:value-type="time" office:time-value="PT00H19M20S" calcext:value-type="time">
            <text:p>00:19:20</text:p>
          </table:table-cell>
          <table:table-cell office:value-type="float" office:value="50.069503" calcext:value-type="float">
            <text:p>50.069503</text:p>
          </table:table-cell>
          <table:table-cell office:value-type="float" office:value="29.884415" calcext:value-type="float">
            <text:p>29.884415</text:p>
          </table:table-cell>
          <table:table-cell office:value-type="float" office:value="31.588351" calcext:value-type="float">
            <text:p>31.588351</text:p>
          </table:table-cell>
          <table:table-cell office:value-type="float" office:value="26.869759" calcext:value-type="float">
            <text:p>26.869759</text:p>
          </table:table-cell>
        </table:table-row>
        <table:table-row table:style-name="ro1">
          <table:table-cell office:value-type="time" office:time-value="PT00H19M30S" calcext:value-type="time">
            <text:p>00:19:30</text:p>
          </table:table-cell>
          <table:table-cell office:value-type="float" office:value="44.826623" calcext:value-type="float">
            <text:p>44.826623</text:p>
          </table:table-cell>
          <table:table-cell office:value-type="float" office:value="28.311551" calcext:value-type="float">
            <text:p>28.311551</text:p>
          </table:table-cell>
          <table:table-cell office:value-type="float" office:value="33.161215" calcext:value-type="float">
            <text:p>33.161215</text:p>
          </table:table-cell>
          <table:table-cell office:value-type="float" office:value="28.180479" calcext:value-type="float">
            <text:p>28.180479</text:p>
          </table:table-cell>
        </table:table-row>
        <table:table-row table:style-name="ro1">
          <table:table-cell office:value-type="time" office:time-value="PT00H19M40S" calcext:value-type="time">
            <text:p>00:19:40</text:p>
          </table:table-cell>
          <table:table-cell office:value-type="float" office:value="47.710207" calcext:value-type="float">
            <text:p>47.710207</text:p>
          </table:table-cell>
          <table:table-cell office:value-type="float" office:value="30.408703" calcext:value-type="float">
            <text:p>30.408703</text:p>
          </table:table-cell>
          <table:table-cell office:value-type="float" office:value="32.374783" calcext:value-type="float">
            <text:p>32.374783</text:p>
          </table:table-cell>
          <table:table-cell office:value-type="float" office:value="33.423359" calcext:value-type="float">
            <text:p>33.423359</text:p>
          </table:table-cell>
        </table:table-row>
        <table:table-row table:style-name="ro1">
          <table:table-cell office:value-type="time" office:time-value="PT00H19M50S" calcext:value-type="time">
            <text:p>00:19:50</text:p>
          </table:table-cell>
          <table:table-cell office:value-type="float" office:value="47.972351" calcext:value-type="float">
            <text:p>47.972351</text:p>
          </table:table-cell>
          <table:table-cell office:value-type="float" office:value="29.884415" calcext:value-type="float">
            <text:p>29.884415</text:p>
          </table:table-cell>
          <table:table-cell office:value-type="float" office:value="30.277631" calcext:value-type="float">
            <text:p>30.277631</text:p>
          </table:table-cell>
          <table:table-cell office:value-type="float" office:value="29.753343" calcext:value-type="float">
            <text:p>29.753343</text:p>
          </table:table-cell>
        </table:table-row>
        <table:table-row table:style-name="ro1">
          <table:table-cell office:value-type="time" office:time-value="PT00H20M00S" calcext:value-type="time">
            <text:p>00:20:00</text:p>
          </table:table-cell>
          <table:table-cell office:value-type="float" office:value="48.496639" calcext:value-type="float">
            <text:p>48.496639</text:p>
          </table:table-cell>
          <table:table-cell office:value-type="float" office:value="28.573695" calcext:value-type="float">
            <text:p>28.573695</text:p>
          </table:table-cell>
          <table:table-cell office:value-type="float" office:value="29.360127" calcext:value-type="float">
            <text:p>29.360127</text:p>
          </table:table-cell>
          <table:table-cell office:value-type="float" office:value="43.778047" calcext:value-type="float">
            <text:p>43.778047</text:p>
          </table:table-cell>
        </table:table-row>
        <table:table-row table:style-name="ro1">
          <table:table-cell office:value-type="time" office:time-value="PT00H20M10S" calcext:value-type="time">
            <text:p>00:20:10</text:p>
          </table:table-cell>
          <table:table-cell office:value-type="float" office:value="43.253759" calcext:value-type="float">
            <text:p>43.253759</text:p>
          </table:table-cell>
          <table:table-cell office:value-type="float" office:value="30.539775" calcext:value-type="float">
            <text:p>30.539775</text:p>
          </table:table-cell>
          <table:table-cell office:value-type="float" office:value="31.064063" calcext:value-type="float">
            <text:p>31.064063</text:p>
          </table:table-cell>
          <table:table-cell office:value-type="float" office:value="29.491199" calcext:value-type="float">
            <text:p>29.491199</text:p>
          </table:table-cell>
        </table:table-row>
        <table:table-row table:style-name="ro1">
          <table:table-cell office:value-type="time" office:time-value="PT00H20M20S" calcext:value-type="time">
            <text:p>00:20:20</text:p>
          </table:table-cell>
          <table:table-cell office:value-type="float" office:value="47.972351" calcext:value-type="float">
            <text:p>47.972351</text:p>
          </table:table-cell>
          <table:table-cell office:value-type="float" office:value="28.704767" calcext:value-type="float">
            <text:p>28.704767</text:p>
          </table:table-cell>
          <table:table-cell office:value-type="float" office:value="34.603007" calcext:value-type="float">
            <text:p>34.603007</text:p>
          </table:table-cell>
          <table:table-cell office:value-type="float" office:value="31.326207" calcext:value-type="float">
            <text:p>31.326207</text:p>
          </table:table-cell>
        </table:table-row>
        <table:table-row table:style-name="ro1">
          <table:table-cell office:value-type="time" office:time-value="PT00H20M30S" calcext:value-type="time">
            <text:p>00:20:30</text:p>
          </table:table-cell>
          <table:table-cell office:value-type="float" office:value="47.710207" calcext:value-type="float">
            <text:p>47.710207</text:p>
          </table:table-cell>
          <table:table-cell office:value-type="float" office:value="29.229055" calcext:value-type="float">
            <text:p>29.229055</text:p>
          </table:table-cell>
          <table:table-cell office:value-type="float" office:value="31.719423" calcext:value-type="float">
            <text:p>31.719423</text:p>
          </table:table-cell>
          <table:table-cell office:value-type="float" office:value="29.753343" calcext:value-type="float">
            <text:p>29.753343</text:p>
          </table:table-cell>
        </table:table-row>
        <table:table-row table:style-name="ro1">
          <table:table-cell office:value-type="time" office:time-value="PT00H20M40S" calcext:value-type="time">
            <text:p>00:20:40</text:p>
          </table:table-cell>
          <table:table-cell office:value-type="float" office:value="44.826623" calcext:value-type="float">
            <text:p>44.826623</text:p>
          </table:table-cell>
          <table:table-cell office:value-type="float" office:value="31.326207" calcext:value-type="float">
            <text:p>31.326207</text:p>
          </table:table-cell>
          <table:table-cell office:value-type="float" office:value="31.588351" calcext:value-type="float">
            <text:p>31.588351</text:p>
          </table:table-cell>
          <table:table-cell office:value-type="float" office:value="28.966911" calcext:value-type="float">
            <text:p>28.966911</text:p>
          </table:table-cell>
        </table:table-row>
        <table:table-row table:style-name="ro1">
          <table:table-cell office:value-type="time" office:time-value="PT00H20M50S" calcext:value-type="time">
            <text:p>00:20:50</text:p>
          </table:table-cell>
          <table:table-cell office:value-type="float" office:value="50.069503" calcext:value-type="float">
            <text:p>50.069503</text:p>
          </table:table-cell>
          <table:table-cell office:value-type="float" office:value="27.131903" calcext:value-type="float">
            <text:p>27.131903</text:p>
          </table:table-cell>
          <table:table-cell office:value-type="float" office:value="33.292287" calcext:value-type="float">
            <text:p>33.292287</text:p>
          </table:table-cell>
          <table:table-cell office:value-type="float" office:value="31.064063" calcext:value-type="float">
            <text:p>31.064063</text:p>
          </table:table-cell>
        </table:table-row>
        <table:table-row table:style-name="ro1">
          <table:table-cell office:value-type="time" office:time-value="PT00H21M00S" calcext:value-type="time">
            <text:p>00:21:00</text:p>
          </table:table-cell>
          <table:table-cell office:value-type="float" office:value="45.350911" calcext:value-type="float">
            <text:p>45.350911</text:p>
          </table:table-cell>
          <table:table-cell office:value-type="float" office:value="28.704767" calcext:value-type="float">
            <text:p>28.704767</text:p>
          </table:table-cell>
          <table:table-cell office:value-type="float" office:value="32.112639" calcext:value-type="float">
            <text:p>32.112639</text:p>
          </table:table-cell>
          <table:table-cell office:value-type="float" office:value="30.015487" calcext:value-type="float">
            <text:p>30.015487</text:p>
          </table:table-cell>
        </table:table-row>
        <table:table-row table:style-name="ro1">
          <table:table-cell office:value-type="time" office:time-value="PT00H21M10S" calcext:value-type="time">
            <text:p>00:21:10</text:p>
          </table:table-cell>
          <table:table-cell office:value-type="float" office:value="46.661631" calcext:value-type="float">
            <text:p>46.661631</text:p>
          </table:table-cell>
          <table:table-cell office:value-type="float" office:value="29.360127" calcext:value-type="float">
            <text:p>29.360127</text:p>
          </table:table-cell>
          <table:table-cell office:value-type="float" office:value="34.340863" calcext:value-type="float">
            <text:p>34.340863</text:p>
          </table:table-cell>
          <table:table-cell office:value-type="float" office:value="29.229055" calcext:value-type="float">
            <text:p>29.229055</text:p>
          </table:table-cell>
        </table:table-row>
        <table:table-row table:style-name="ro1">
          <table:table-cell office:value-type="time" office:time-value="PT00H21M20S" calcext:value-type="time">
            <text:p>00:21:20</text:p>
          </table:table-cell>
          <table:table-cell office:value-type="float" office:value="45.875199" calcext:value-type="float">
            <text:p>45.875199</text:p>
          </table:table-cell>
          <table:table-cell office:value-type="float" office:value="31.457279" calcext:value-type="float">
            <text:p>31.457279</text:p>
          </table:table-cell>
          <table:table-cell office:value-type="float" office:value="35.389439" calcext:value-type="float">
            <text:p>35.389439</text:p>
          </table:table-cell>
          <table:table-cell office:value-type="float" office:value="44.040191" calcext:value-type="float">
            <text:p>44.040191</text:p>
          </table:table-cell>
        </table:table-row>
        <table:table-row table:style-name="ro1">
          <table:table-cell office:value-type="time" office:time-value="PT00H21M30S" calcext:value-type="time">
            <text:p>00:21:30</text:p>
          </table:table-cell>
          <table:table-cell office:value-type="float" office:value="44.302335" calcext:value-type="float">
            <text:p>44.302335</text:p>
          </table:table-cell>
          <table:table-cell office:value-type="float" office:value="28.180479" calcext:value-type="float">
            <text:p>28.180479</text:p>
          </table:table-cell>
          <table:table-cell office:value-type="float" office:value="28.573695" calcext:value-type="float">
            <text:p>28.573695</text:p>
          </table:table-cell>
          <table:table-cell office:value-type="float" office:value="28.835839" calcext:value-type="float">
            <text:p>28.835839</text:p>
          </table:table-cell>
        </table:table-row>
        <table:table-row table:style-name="ro1">
          <table:table-cell office:value-type="time" office:time-value="PT00H21M40S" calcext:value-type="time">
            <text:p>00:21:40</text:p>
          </table:table-cell>
          <table:table-cell office:value-type="float" office:value="49.283071" calcext:value-type="float">
            <text:p>49.283071</text:p>
          </table:table-cell>
          <table:table-cell office:value-type="float" office:value="30.539775" calcext:value-type="float">
            <text:p>30.539775</text:p>
          </table:table-cell>
          <table:table-cell office:value-type="float" office:value="34.603007" calcext:value-type="float">
            <text:p>34.603007</text:p>
          </table:table-cell>
          <table:table-cell office:value-type="float" office:value="30.539775" calcext:value-type="float">
            <text:p>30.539775</text:p>
          </table:table-cell>
        </table:table-row>
        <table:table-row table:style-name="ro1">
          <table:table-cell office:value-type="time" office:time-value="PT00H21M50S" calcext:value-type="time">
            <text:p>00:21:50</text:p>
          </table:table-cell>
          <table:table-cell office:value-type="float" office:value="46.923775" calcext:value-type="float">
            <text:p>46.923775</text:p>
          </table:table-cell>
          <table:table-cell office:value-type="float" office:value="29.622271" calcext:value-type="float">
            <text:p>29.622271</text:p>
          </table:table-cell>
          <table:table-cell office:value-type="float" office:value="31.064063" calcext:value-type="float">
            <text:p>31.064063</text:p>
          </table:table-cell>
          <table:table-cell office:value-type="float" office:value="32.899071" calcext:value-type="float">
            <text:p>32.899071</text:p>
          </table:table-cell>
        </table:table-row>
        <table:table-row table:style-name="ro1">
          <table:table-cell office:value-type="time" office:time-value="PT00H22M00S" calcext:value-type="time">
            <text:p>00:22:00</text:p>
          </table:table-cell>
          <table:table-cell office:value-type="float" office:value="45.350911" calcext:value-type="float">
            <text:p>45.350911</text:p>
          </table:table-cell>
          <table:table-cell office:value-type="float" office:value="29.884415" calcext:value-type="float">
            <text:p>29.884415</text:p>
          </table:table-cell>
          <table:table-cell office:value-type="float" office:value="30.670847" calcext:value-type="float">
            <text:p>30.670847</text:p>
          </table:table-cell>
          <table:table-cell office:value-type="float" office:value="28.573695" calcext:value-type="float">
            <text:p>28.573695</text:p>
          </table:table-cell>
        </table:table-row>
        <table:table-row table:style-name="ro1">
          <table:table-cell office:value-type="time" office:time-value="PT00H22M10S" calcext:value-type="time">
            <text:p>00:22:10</text:p>
          </table:table-cell>
          <table:table-cell office:value-type="float" office:value="44.302335" calcext:value-type="float">
            <text:p>44.302335</text:p>
          </table:table-cell>
          <table:table-cell office:value-type="float" office:value="30.670847" calcext:value-type="float">
            <text:p>30.670847</text:p>
          </table:table-cell>
          <table:table-cell office:value-type="float" office:value="33.423359" calcext:value-type="float">
            <text:p>33.423359</text:p>
          </table:table-cell>
          <table:table-cell office:value-type="float" office:value="32.374783" calcext:value-type="float">
            <text:p>32.374783</text:p>
          </table:table-cell>
        </table:table-row>
        <table:table-row table:style-name="ro1">
          <table:table-cell office:value-type="time" office:time-value="PT00H22M20S" calcext:value-type="time">
            <text:p>00:22:20</text:p>
          </table:table-cell>
          <table:table-cell office:value-type="float" office:value="46.661631" calcext:value-type="float">
            <text:p>46.661631</text:p>
          </table:table-cell>
          <table:table-cell office:value-type="float" office:value="28.704767" calcext:value-type="float">
            <text:p>28.704767</text:p>
          </table:table-cell>
          <table:table-cell office:value-type="float" office:value="31.326207" calcext:value-type="float">
            <text:p>31.326207</text:p>
          </table:table-cell>
          <table:table-cell office:value-type="float" office:value="28.835839" calcext:value-type="float">
            <text:p>28.835839</text:p>
          </table:table-cell>
        </table:table-row>
        <table:table-row table:style-name="ro1">
          <table:table-cell office:value-type="time" office:time-value="PT00H22M30S" calcext:value-type="time">
            <text:p>00:22:30</text:p>
          </table:table-cell>
          <table:table-cell office:value-type="float" office:value="44.302335" calcext:value-type="float">
            <text:p>44.302335</text:p>
          </table:table-cell>
          <table:table-cell office:value-type="float" office:value="29.360127" calcext:value-type="float">
            <text:p>29.360127</text:p>
          </table:table-cell>
          <table:table-cell office:value-type="float" office:value="32.112639" calcext:value-type="float">
            <text:p>32.112639</text:p>
          </table:table-cell>
          <table:table-cell office:value-type="float" office:value="31.457279" calcext:value-type="float">
            <text:p>31.457279</text:p>
          </table:table-cell>
        </table:table-row>
        <table:table-row table:style-name="ro1">
          <table:table-cell office:value-type="time" office:time-value="PT00H22M40S" calcext:value-type="time">
            <text:p>00:22:40</text:p>
          </table:table-cell>
          <table:table-cell office:value-type="float" office:value="44.826623" calcext:value-type="float">
            <text:p>44.826623</text:p>
          </table:table-cell>
          <table:table-cell office:value-type="float" office:value="29.622271" calcext:value-type="float">
            <text:p>29.622271</text:p>
          </table:table-cell>
          <table:table-cell office:value-type="float" office:value="30.015487" calcext:value-type="float">
            <text:p>30.015487</text:p>
          </table:table-cell>
          <table:table-cell office:value-type="float" office:value="43.778047" calcext:value-type="float">
            <text:p>43.778047</text:p>
          </table:table-cell>
        </table:table-row>
        <table:table-row table:style-name="ro1">
          <table:table-cell office:value-type="time" office:time-value="PT00H22M50S" calcext:value-type="time">
            <text:p>00:22:50</text:p>
          </table:table-cell>
          <table:table-cell office:value-type="float" office:value="44.302335" calcext:value-type="float">
            <text:p>44.302335</text:p>
          </table:table-cell>
          <table:table-cell office:value-type="float" office:value="28.966911" calcext:value-type="float">
            <text:p>28.966911</text:p>
          </table:table-cell>
          <table:table-cell office:value-type="float" office:value="30.932991" calcext:value-type="float">
            <text:p>30.932991</text:p>
          </table:table-cell>
          <table:table-cell office:value-type="float" office:value="27.262975" calcext:value-type="float">
            <text:p>27.262975</text:p>
          </table:table-cell>
        </table:table-row>
        <table:table-row table:style-name="ro1">
          <table:table-cell office:value-type="time" office:time-value="PT00H23M00S" calcext:value-type="time">
            <text:p>00:23:00</text:p>
          </table:table-cell>
          <table:table-cell office:value-type="float" office:value="47.972351" calcext:value-type="float">
            <text:p>47.972351</text:p>
          </table:table-cell>
          <table:table-cell office:value-type="float" office:value="30.408703" calcext:value-type="float">
            <text:p>30.408703</text:p>
          </table:table-cell>
          <table:table-cell office:value-type="float" office:value="32.636927" calcext:value-type="float">
            <text:p>32.636927</text:p>
          </table:table-cell>
          <table:table-cell office:value-type="float" office:value="30.015487" calcext:value-type="float">
            <text:p>30.015487</text:p>
          </table:table-cell>
        </table:table-row>
        <table:table-row table:style-name="ro1">
          <table:table-cell office:value-type="time" office:time-value="PT00H23M10S" calcext:value-type="time">
            <text:p>00:23:10</text:p>
          </table:table-cell>
          <table:table-cell office:value-type="float" office:value="47.710207" calcext:value-type="float">
            <text:p>47.710207</text:p>
          </table:table-cell>
          <table:table-cell office:value-type="float" office:value="31.326207" calcext:value-type="float">
            <text:p>31.326207</text:p>
          </table:table-cell>
          <table:table-cell office:value-type="float" office:value="34.865151" calcext:value-type="float">
            <text:p>34.865151</text:p>
          </table:table-cell>
          <table:table-cell office:value-type="float" office:value="29.229055" calcext:value-type="float">
            <text:p>29.229055</text:p>
          </table:table-cell>
        </table:table-row>
        <table:table-row table:style-name="ro1">
          <table:table-cell office:value-type="time" office:time-value="PT00H23M20S" calcext:value-type="time">
            <text:p>00:23:20</text:p>
          </table:table-cell>
          <table:table-cell office:value-type="float" office:value="45.088767" calcext:value-type="float">
            <text:p>45.088767</text:p>
          </table:table-cell>
          <table:table-cell office:value-type="float" office:value="29.491199" calcext:value-type="float">
            <text:p>29.491199</text:p>
          </table:table-cell>
          <table:table-cell office:value-type="float" office:value="36.438015" calcext:value-type="float">
            <text:p>36.438015</text:p>
          </table:table-cell>
          <table:table-cell office:value-type="float" office:value="31.719423" calcext:value-type="float">
            <text:p>31.719423</text:p>
          </table:table-cell>
        </table:table-row>
        <table:table-row table:style-name="ro1">
          <table:table-cell office:value-type="time" office:time-value="PT00H23M30S" calcext:value-type="time">
            <text:p>00:23:30</text:p>
          </table:table-cell>
          <table:table-cell office:value-type="float" office:value="45.350911" calcext:value-type="float">
            <text:p>45.350911</text:p>
          </table:table-cell>
          <table:table-cell office:value-type="float" office:value="27.656191" calcext:value-type="float">
            <text:p>27.656191</text:p>
          </table:table-cell>
          <table:table-cell office:value-type="float" office:value="31.195135" calcext:value-type="float">
            <text:p>31.195135</text:p>
          </table:table-cell>
          <table:table-cell office:value-type="float" office:value="28.704767" calcext:value-type="float">
            <text:p>28.704767</text:p>
          </table:table-cell>
        </table:table-row>
        <table:table-row table:style-name="ro1">
          <table:table-cell office:value-type="time" office:time-value="PT00H23M40S" calcext:value-type="time">
            <text:p>00:23:40</text:p>
          </table:table-cell>
          <table:table-cell office:value-type="float" office:value="45.088767" calcext:value-type="float">
            <text:p>45.088767</text:p>
          </table:table-cell>
          <table:table-cell office:value-type="float" office:value="28.704767" calcext:value-type="float">
            <text:p>28.704767</text:p>
          </table:table-cell>
          <table:table-cell office:value-type="float" office:value="28.966911" calcext:value-type="float">
            <text:p>28.966911</text:p>
          </table:table-cell>
          <table:table-cell office:value-type="float" office:value="32.374783" calcext:value-type="float">
            <text:p>32.374783</text:p>
          </table:table-cell>
        </table:table-row>
        <table:table-row table:style-name="ro1">
          <table:table-cell office:value-type="time" office:time-value="PT00H23M50S" calcext:value-type="time">
            <text:p>00:23:50</text:p>
          </table:table-cell>
          <table:table-cell office:value-type="float" office:value="50.069503" calcext:value-type="float">
            <text:p>50.069503</text:p>
          </table:table-cell>
          <table:table-cell office:value-type="float" office:value="29.360127" calcext:value-type="float">
            <text:p>29.360127</text:p>
          </table:table-cell>
          <table:table-cell office:value-type="float" office:value="33.423359" calcext:value-type="float">
            <text:p>33.423359</text:p>
          </table:table-cell>
          <table:table-cell office:value-type="float" office:value="30.801919" calcext:value-type="float">
            <text:p>30.801919</text:p>
          </table:table-cell>
        </table:table-row>
        <table:table-row table:style-name="ro1">
          <table:table-cell office:value-type="time" office:time-value="PT00H24M00S" calcext:value-type="time">
            <text:p>00:24:00</text:p>
          </table:table-cell>
          <table:table-cell office:value-type="float" office:value="44.040191" calcext:value-type="float">
            <text:p>44.040191</text:p>
          </table:table-cell>
          <table:table-cell office:value-type="float" office:value="29.229055" calcext:value-type="float">
            <text:p>29.229055</text:p>
          </table:table-cell>
          <table:table-cell office:value-type="float" office:value="31.850495" calcext:value-type="float">
            <text:p>31.850495</text:p>
          </table:table-cell>
          <table:table-cell office:value-type="float" office:value="44.826623" calcext:value-type="float">
            <text:p>44.826623</text:p>
          </table:table-cell>
        </table:table-row>
        <table:table-row table:style-name="ro1">
          <table:table-cell office:value-type="time" office:time-value="PT00H24M10S" calcext:value-type="time">
            <text:p>00:24:10</text:p>
          </table:table-cell>
          <table:table-cell office:value-type="float" office:value="43.515903" calcext:value-type="float">
            <text:p>43.515903</text:p>
          </table:table-cell>
          <table:table-cell office:value-type="float" office:value="31.719423" calcext:value-type="float">
            <text:p>31.719423</text:p>
          </table:table-cell>
          <table:table-cell office:value-type="float" office:value="31.588351" calcext:value-type="float">
            <text:p>31.588351</text:p>
          </table:table-cell>
          <table:table-cell office:value-type="float" office:value="29.884415" calcext:value-type="float">
            <text:p>29.884415</text:p>
          </table:table-cell>
        </table:table-row>
        <table:table-row table:style-name="ro1">
          <table:table-cell office:value-type="time" office:time-value="PT00H24M20S" calcext:value-type="time">
            <text:p>00:24:20</text:p>
          </table:table-cell>
          <table:table-cell office:value-type="float" office:value="44.302335" calcext:value-type="float">
            <text:p>44.302335</text:p>
          </table:table-cell>
          <table:table-cell office:value-type="float" office:value="28.835839" calcext:value-type="float">
            <text:p>28.835839</text:p>
          </table:table-cell>
          <table:table-cell office:value-type="float" office:value="31.588351" calcext:value-type="float">
            <text:p>31.588351</text:p>
          </table:table-cell>
          <table:table-cell office:value-type="float" office:value="31.064063" calcext:value-type="float">
            <text:p>31.064063</text:p>
          </table:table-cell>
        </table:table-row>
        <table:table-row table:style-name="ro1">
          <table:table-cell office:value-type="time" office:time-value="PT00H24M30S" calcext:value-type="time">
            <text:p>00:24:30</text:p>
          </table:table-cell>
          <table:table-cell office:value-type="float" office:value="45.088767" calcext:value-type="float">
            <text:p>45.088767</text:p>
          </table:table-cell>
          <table:table-cell office:value-type="float" office:value="30.801919" calcext:value-type="float">
            <text:p>30.801919</text:p>
          </table:table-cell>
          <table:table-cell office:value-type="float" office:value="31.195135" calcext:value-type="float">
            <text:p>31.195135</text:p>
          </table:table-cell>
          <table:table-cell office:value-type="float" office:value="28.835839" calcext:value-type="float">
            <text:p>28.835839</text:p>
          </table:table-cell>
        </table:table-row>
        <table:table-row table:style-name="ro1">
          <table:table-cell office:value-type="time" office:time-value="PT00H24M40S" calcext:value-type="time">
            <text:p>00:24:40</text:p>
          </table:table-cell>
          <table:table-cell office:value-type="float" office:value="44.826623" calcext:value-type="float">
            <text:p>44.826623</text:p>
          </table:table-cell>
          <table:table-cell office:value-type="float" office:value="28.311551" calcext:value-type="float">
            <text:p>28.311551</text:p>
          </table:table-cell>
          <table:table-cell office:value-type="float" office:value="35.127295" calcext:value-type="float">
            <text:p>35.127295</text:p>
          </table:table-cell>
          <table:table-cell office:value-type="float" office:value="30.539775" calcext:value-type="float">
            <text:p>30.539775</text:p>
          </table:table-cell>
        </table:table-row>
        <table:table-row table:style-name="ro1">
          <table:table-cell office:value-type="time" office:time-value="PT00H24M50S" calcext:value-type="time">
            <text:p>00:24:50</text:p>
          </table:table-cell>
          <table:table-cell office:value-type="float" office:value="44.564479" calcext:value-type="float">
            <text:p>44.564479</text:p>
          </table:table-cell>
          <table:table-cell office:value-type="float" office:value="31.195135" calcext:value-type="float">
            <text:p>31.195135</text:p>
          </table:table-cell>
          <table:table-cell office:value-type="float" office:value="34.078719" calcext:value-type="float">
            <text:p>34.078719</text:p>
          </table:table-cell>
          <table:table-cell office:value-type="float" office:value="28.311551" calcext:value-type="float">
            <text:p>28.311551</text:p>
          </table:table-cell>
        </table:table-row>
        <table:table-row table:style-name="ro1">
          <table:table-cell office:value-type="time" office:time-value="PT00H25M00S" calcext:value-type="time">
            <text:p>00:25:00</text:p>
          </table:table-cell>
          <table:table-cell office:value-type="float" office:value="44.826623" calcext:value-type="float">
            <text:p>44.826623</text:p>
          </table:table-cell>
          <table:table-cell office:value-type="float" office:value="28.835839" calcext:value-type="float">
            <text:p>28.835839</text:p>
          </table:table-cell>
          <table:table-cell office:value-type="float" office:value="32.505855" calcext:value-type="float">
            <text:p>32.505855</text:p>
          </table:table-cell>
          <table:table-cell office:value-type="float" office:value="29.753343" calcext:value-type="float">
            <text:p>29.753343</text:p>
          </table:table-cell>
        </table:table-row>
      </table:table>
      <table:table table:name="Prime1m99PThreads100" table:style-name="ta1">
        <table:table-column table:style-name="co14" table:default-cell-style-name="ce5"/>
        <table:table-column table:style-name="co15" table:default-cell-style-name="ce6"/>
        <table:table-row table:style-name="ro1">
          <table:table-cell office:value-type="string" calcext:value-type="string">
            <text:p>Elapsed Time</text:p>
          </table:table-cell>
          <table:table-cell table:style-name="Default" office:value-type="string" calcext:value-type="string">
            <text:p>Thread Pool size</text:p>
          </table:table-cell>
        </table:table-row>
        <table:table-row table:style-name="ro1">
          <table:table-cell office:value-type="time" office:time-value="PT00H00M00S" calcext:value-type="time">
            <text:p>00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00H00M10S" calcext:value-type="time">
            <text:p>00:00: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0M20S" calcext:value-type="time">
            <text:p>00:00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0M30S" calcext:value-type="time">
            <text:p>00:00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0M40S" calcext:value-type="time">
            <text:p>00:00: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0M50S" calcext:value-type="time">
            <text:p>00:00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1M00S" calcext:value-type="time">
            <text:p>00:01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1M10S" calcext:value-type="time">
            <text:p>00:01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1M20S" calcext:value-type="time">
            <text:p>00:01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1M30S" calcext:value-type="time">
            <text:p>00:01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1M40S" calcext:value-type="time">
            <text:p>00:01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1M50S" calcext:value-type="time">
            <text:p>00:01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2M00S" calcext:value-type="time">
            <text:p>00:02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2M10S" calcext:value-type="time">
            <text:p>00:02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2M20S" calcext:value-type="time">
            <text:p>00:02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2M30S" calcext:value-type="time">
            <text:p>00:02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2M40S" calcext:value-type="time">
            <text:p>00:02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2M50S" calcext:value-type="time">
            <text:p>00:02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3M00S" calcext:value-type="time">
            <text:p>00:03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3M10S" calcext:value-type="time">
            <text:p>00:03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3M20S" calcext:value-type="time">
            <text:p>00:03: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3M30S" calcext:value-type="time">
            <text:p>00:03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3M40S" calcext:value-type="time">
            <text:p>00:03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3M50S" calcext:value-type="time">
            <text:p>00:03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4M00S" calcext:value-type="time">
            <text:p>00:04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4M10S" calcext:value-type="time">
            <text:p>00:04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4M20S" calcext:value-type="time">
            <text:p>00:04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4M30S" calcext:value-type="time">
            <text:p>00:04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4M40S" calcext:value-type="time">
            <text:p>00:04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4M50S" calcext:value-type="time">
            <text:p>00:04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5M00S" calcext:value-type="time">
            <text:p>00:05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5M10S" calcext:value-type="time">
            <text:p>00:05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5M20S" calcext:value-type="time">
            <text:p>00:05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5M30S" calcext:value-type="time">
            <text:p>00:05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5M40S" calcext:value-type="time">
            <text:p>00:05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5M50S" calcext:value-type="time">
            <text:p>00:05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6M00S" calcext:value-type="time">
            <text:p>00:06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6M10S" calcext:value-type="time">
            <text:p>00:06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6M20S" calcext:value-type="time">
            <text:p>00:06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6M30S" calcext:value-type="time">
            <text:p>00:06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6M40S" calcext:value-type="time">
            <text:p>00:06: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6M50S" calcext:value-type="time">
            <text:p>00:06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7M00S" calcext:value-type="time">
            <text:p>00:07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7M10S" calcext:value-type="time">
            <text:p>00:07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7M20S" calcext:value-type="time">
            <text:p>00:07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7M30S" calcext:value-type="time">
            <text:p>00:07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7M40S" calcext:value-type="time">
            <text:p>00:07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7M50S" calcext:value-type="time">
            <text:p>00:07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8M00S" calcext:value-type="time">
            <text:p>00:08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8M10S" calcext:value-type="time">
            <text:p>00:08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8M20S" calcext:value-type="time">
            <text:p>00:08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8M30S" calcext:value-type="time">
            <text:p>00:08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8M40S" calcext:value-type="time">
            <text:p>00:08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8M50S" calcext:value-type="time">
            <text:p>00:08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9M00S" calcext:value-type="time">
            <text:p>00:09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9M10S" calcext:value-type="time">
            <text:p>00:09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9M20S" calcext:value-type="time">
            <text:p>00:09: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9M30S" calcext:value-type="time">
            <text:p>00:09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9M40S" calcext:value-type="time">
            <text:p>00:09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9M50S" calcext:value-type="time">
            <text:p>00:09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0M00S" calcext:value-type="time">
            <text:p>00:10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0M10S" calcext:value-type="time">
            <text:p>00:10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0M20S" calcext:value-type="time">
            <text:p>00:10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0M30S" calcext:value-type="time">
            <text:p>00:10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0M40S" calcext:value-type="time">
            <text:p>00:10: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10M50S" calcext:value-type="time">
            <text:p>00:10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1M00S" calcext:value-type="time">
            <text:p>00:11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1M10S" calcext:value-type="time">
            <text:p>00:11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1M20S" calcext:value-type="time">
            <text:p>00:11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1M30S" calcext:value-type="time">
            <text:p>00:11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1M40S" calcext:value-type="time">
            <text:p>00:11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1M50S" calcext:value-type="time">
            <text:p>00:11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2M00S" calcext:value-type="time">
            <text:p>00:12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12M10S" calcext:value-type="time">
            <text:p>00:12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2M20S" calcext:value-type="time">
            <text:p>00:12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2M30S" calcext:value-type="time">
            <text:p>00:12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2M40S" calcext:value-type="time">
            <text:p>00:12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2M50S" calcext:value-type="time">
            <text:p>00:12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3M00S" calcext:value-type="time">
            <text:p>00:13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3M10S" calcext:value-type="time">
            <text:p>00:13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3M20S" calcext:value-type="time">
            <text:p>00:13: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13M30S" calcext:value-type="time">
            <text:p>00:13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3M40S" calcext:value-type="time">
            <text:p>00:13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3M50S" calcext:value-type="time">
            <text:p>00:13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4M00S" calcext:value-type="time">
            <text:p>00:14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4M10S" calcext:value-type="time">
            <text:p>00:14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4M20S" calcext:value-type="time">
            <text:p>00:14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4M30S" calcext:value-type="time">
            <text:p>00:14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4M40S" calcext:value-type="time">
            <text:p>00:14: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14M50S" calcext:value-type="time">
            <text:p>00:14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5M00S" calcext:value-type="time">
            <text:p>00:15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5M10S" calcext:value-type="time">
            <text:p>00:15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5M20S" calcext:value-type="time">
            <text:p>00:15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5M30S" calcext:value-type="time">
            <text:p>00:15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5M40S" calcext:value-type="time">
            <text:p>00:15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5M50S" calcext:value-type="time">
            <text:p>00:15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6M00S" calcext:value-type="time">
            <text:p>00:16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16M10S" calcext:value-type="time">
            <text:p>00:16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6M20S" calcext:value-type="time">
            <text:p>00:16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6M30S" calcext:value-type="time">
            <text:p>00:16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6M40S" calcext:value-type="time">
            <text:p>00:16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6M50S" calcext:value-type="time">
            <text:p>00:16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7M00S" calcext:value-type="time">
            <text:p>00:17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7M10S" calcext:value-type="time">
            <text:p>00:17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7M20S" calcext:value-type="time">
            <text:p>00:17: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17M30S" calcext:value-type="time">
            <text:p>00:17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7M40S" calcext:value-type="time">
            <text:p>00:17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7M50S" calcext:value-type="time">
            <text:p>00:17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8M00S" calcext:value-type="time">
            <text:p>00:18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8M10S" calcext:value-type="time">
            <text:p>00:18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8M20S" calcext:value-type="time">
            <text:p>00:18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8M30S" calcext:value-type="time">
            <text:p>00:18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8M40S" calcext:value-type="time">
            <text:p>00:18: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18M50S" calcext:value-type="time">
            <text:p>00:18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9M00S" calcext:value-type="time">
            <text:p>00:19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9M10S" calcext:value-type="time">
            <text:p>00:19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9M20S" calcext:value-type="time">
            <text:p>00:19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9M30S" calcext:value-type="time">
            <text:p>00:19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9M40S" calcext:value-type="time">
            <text:p>00:19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9M50S" calcext:value-type="time">
            <text:p>00:19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0M00S" calcext:value-type="time">
            <text:p>00:2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20M10S" calcext:value-type="time">
            <text:p>00:20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0M20S" calcext:value-type="time">
            <text:p>00:20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0M30S" calcext:value-type="time">
            <text:p>00:20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0M40S" calcext:value-type="time">
            <text:p>00:20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0M50S" calcext:value-type="time">
            <text:p>00:20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1M00S" calcext:value-type="time">
            <text:p>00:21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1M10S" calcext:value-type="time">
            <text:p>00:21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1M20S" calcext:value-type="time">
            <text:p>00:21: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21M30S" calcext:value-type="time">
            <text:p>00:21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1M40S" calcext:value-type="time">
            <text:p>00:21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1M50S" calcext:value-type="time">
            <text:p>00:21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2M00S" calcext:value-type="time">
            <text:p>00:22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2M10S" calcext:value-type="time">
            <text:p>00:22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2M20S" calcext:value-type="time">
            <text:p>00:22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2M30S" calcext:value-type="time">
            <text:p>00:22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2M40S" calcext:value-type="time">
            <text:p>00:22: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22M50S" calcext:value-type="time">
            <text:p>00:22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3M00S" calcext:value-type="time">
            <text:p>00:23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3M10S" calcext:value-type="time">
            <text:p>00:23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3M20S" calcext:value-type="time">
            <text:p>00:23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3M30S" calcext:value-type="time">
            <text:p>00:23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3M40S" calcext:value-type="time">
            <text:p>00:23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3M50S" calcext:value-type="time">
            <text:p>00:23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4M00S" calcext:value-type="time">
            <text:p>00:24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24M10S" calcext:value-type="time">
            <text:p>00:24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4M20S" calcext:value-type="time">
            <text:p>00:24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4M30S" calcext:value-type="time">
            <text:p>00:24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4M40S" calcext:value-type="time">
            <text:p>00:24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4M50S" calcext:value-type="time">
            <text:p>00:24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5M00S" calcext:value-type="time">
            <text:p>00:25:00</text:p>
          </table:table-cell>
          <table:table-cell office:value-type="float" office:value="11" calcext:value-type="float">
            <text:p>11</text:p>
          </table:table-cell>
        </table:table-row>
      </table:table>
      <table:table table:name="Prime10m99P100" table:style-name="ta1">
        <table:table-column table:style-name="co6" table:default-cell-style-name="ce5"/>
        <table:table-column table:style-name="co2" table:number-columns-repeated="4" table:default-cell-style-name="ce6"/>
        <table:table-row table:style-name="ro1">
          <table:table-cell office:value-type="string" calcext:value-type="string">
            <text:p>Elapsed Time</text:p>
          </table:table-cell>
          <table:table-cell table:style-name="Default" office:value-type="string" calcext:value-type="string">
            <text:p>Fixed1</text:p>
          </table:table-cell>
          <table:table-cell table:style-name="Default" office:value-type="string" calcext:value-type="string">
            <text:p>Fixed10</text:p>
          </table:table-cell>
          <table:table-cell table:style-name="Default" office:value-type="string" calcext:value-type="string">
            <text:p>Fixed100</text:p>
          </table:table-cell>
          <table:table-cell table:style-name="Default" office:value-type="string" calcext:value-type="string">
            <text:p>ADAPT-T</text:p>
          </table:table-cell>
        </table:table-row>
        <table:table-row table:style-name="ro1">
          <table:table-cell office:value-type="time" office:time-value="PT00H00M10S" calcext:value-type="time">
            <text:p>00:00:10</text:p>
          </table:table-cell>
          <table:table-cell office:value-type="float" office:value="356.515839" calcext:value-type="float">
            <text:p>356.515839</text:p>
          </table:table-cell>
          <table:table-cell office:value-type="float" office:value="931.135487" calcext:value-type="float">
            <text:p>931.135487</text:p>
          </table:table-cell>
          <table:table-cell office:value-type="float" office:value="501.219327" calcext:value-type="float">
            <text:p>501.219327</text:p>
          </table:table-cell>
          <table:table-cell office:value-type="float" office:value="369.098751" calcext:value-type="float">
            <text:p>369.098751</text:p>
          </table:table-cell>
        </table:table-row>
        <table:table-row table:style-name="ro1">
          <table:table-cell office:value-type="time" office:time-value="PT00H00M20S" calcext:value-type="time">
            <text:p>00:00:20</text:p>
          </table:table-cell>
          <table:table-cell office:value-type="float" office:value="440.401919" calcext:value-type="float">
            <text:p>440.401919</text:p>
          </table:table-cell>
          <table:table-cell office:value-type="float" office:value="438.304767" calcext:value-type="float">
            <text:p>438.304767</text:p>
          </table:table-cell>
          <table:table-cell office:value-type="float" office:value="696.254463" calcext:value-type="float">
            <text:p>696.254463</text:p>
          </table:table-cell>
          <table:table-cell office:value-type="float" office:value="436.207615" calcext:value-type="float">
            <text:p>436.207615</text:p>
          </table:table-cell>
        </table:table-row>
        <table:table-row table:style-name="ro1">
          <table:table-cell office:value-type="time" office:time-value="PT00H00M30S" calcext:value-type="time">
            <text:p>00:00:30</text:p>
          </table:table-cell>
          <table:table-cell office:value-type="float" office:value="450.887679" calcext:value-type="float">
            <text:p>450.887679</text:p>
          </table:table-cell>
          <table:table-cell office:value-type="float" office:value="421.527551" calcext:value-type="float">
            <text:p>421.527551</text:p>
          </table:table-cell>
          <table:table-cell office:value-type="float" office:value="859.832319" calcext:value-type="float">
            <text:p>859.832319</text:p>
          </table:table-cell>
          <table:table-cell office:value-type="float" office:value="448.790527" calcext:value-type="float">
            <text:p>448.790527</text:p>
          </table:table-cell>
        </table:table-row>
        <table:table-row table:style-name="ro1">
          <table:table-cell office:value-type="time" office:time-value="PT00H00M40S" calcext:value-type="time">
            <text:p>00:00:40</text:p>
          </table:table-cell>
          <table:table-cell office:value-type="float" office:value="415.236095" calcext:value-type="float">
            <text:p>415.236095</text:p>
          </table:table-cell>
          <table:table-cell office:value-type="float" office:value="400.556031" calcext:value-type="float">
            <text:p>400.556031</text:p>
          </table:table-cell>
          <table:table-cell office:value-type="float" office:value="864.026623" calcext:value-type="float">
            <text:p>864.026623</text:p>
          </table:table-cell>
          <table:table-cell office:value-type="float" office:value="364.904447" calcext:value-type="float">
            <text:p>364.904447</text:p>
          </table:table-cell>
        </table:table-row>
        <table:table-row table:style-name="ro1">
          <table:table-cell office:value-type="time" office:time-value="PT00H00M50S" calcext:value-type="time">
            <text:p>00:00:50</text:p>
          </table:table-cell>
          <table:table-cell office:value-type="float" office:value="446.693375" calcext:value-type="float">
            <text:p>446.693375</text:p>
          </table:table-cell>
          <table:table-cell office:value-type="float" office:value="373.293055" calcext:value-type="float">
            <text:p>373.293055</text:p>
          </table:table-cell>
          <table:table-cell office:value-type="float" office:value="910.163967" calcext:value-type="float">
            <text:p>910.163967</text:p>
          </table:table-cell>
          <table:table-cell office:value-type="float" office:value="406.847487" calcext:value-type="float">
            <text:p>406.847487</text:p>
          </table:table-cell>
        </table:table-row>
        <table:table-row table:style-name="ro1">
          <table:table-cell office:value-type="time" office:time-value="PT00H01M00S" calcext:value-type="time">
            <text:p>00:01:00</text:p>
          </table:table-cell>
          <table:table-cell office:value-type="float" office:value="408.944639" calcext:value-type="float">
            <text:p>408.944639</text:p>
          </table:table-cell>
          <table:table-cell office:value-type="float" office:value="373.293055" calcext:value-type="float">
            <text:p>373.293055</text:p>
          </table:table-cell>
          <table:table-cell office:value-type="float" office:value="1040.187391" calcext:value-type="float">
            <text:p>1040.187391</text:p>
          </table:table-cell>
          <table:table-cell office:value-type="float" office:value="406.847487" calcext:value-type="float">
            <text:p>406.847487</text:p>
          </table:table-cell>
        </table:table-row>
        <table:table-row table:style-name="ro1">
          <table:table-cell office:value-type="time" office:time-value="PT00H01M10S" calcext:value-type="time">
            <text:p>00:01:10</text:p>
          </table:table-cell>
          <table:table-cell office:value-type="float" office:value="444.596223" calcext:value-type="float">
            <text:p>444.596223</text:p>
          </table:table-cell>
          <table:table-cell office:value-type="float" office:value="377.487359" calcext:value-type="float">
            <text:p>377.487359</text:p>
          </table:table-cell>
          <table:table-cell office:value-type="float" office:value="1266.679807" calcext:value-type="float">
            <text:p>1266.679807</text:p>
          </table:table-cell>
          <table:table-cell office:value-type="float" office:value="394.264575" calcext:value-type="float">
            <text:p>394.264575</text:p>
          </table:table-cell>
        </table:table-row>
        <table:table-row table:style-name="ro1">
          <table:table-cell office:value-type="time" office:time-value="PT00H01M20S" calcext:value-type="time">
            <text:p>00:01:20</text:p>
          </table:table-cell>
          <table:table-cell office:value-type="float" office:value="444.596223" calcext:value-type="float">
            <text:p>444.596223</text:p>
          </table:table-cell>
          <table:table-cell office:value-type="float" office:value="383.778815" calcext:value-type="float">
            <text:p>383.778815</text:p>
          </table:table-cell>
          <table:table-cell office:value-type="float" office:value="960.495615" calcext:value-type="float">
            <text:p>960.495615</text:p>
          </table:table-cell>
          <table:table-cell office:value-type="float" office:value="360.710143" calcext:value-type="float">
            <text:p>360.710143</text:p>
          </table:table-cell>
        </table:table-row>
        <table:table-row table:style-name="ro1">
          <table:table-cell office:value-type="time" office:time-value="PT00H01M30S" calcext:value-type="time">
            <text:p>00:01:30</text:p>
          </table:table-cell>
          <table:table-cell office:value-type="float" office:value="411.041791" calcext:value-type="float">
            <text:p>411.041791</text:p>
          </table:table-cell>
          <table:table-cell office:value-type="float" office:value="383.778815" calcext:value-type="float">
            <text:p>383.778815</text:p>
          </table:table-cell>
          <table:table-cell office:value-type="float" office:value="1069.547519" calcext:value-type="float">
            <text:p>1069.547519</text:p>
          </table:table-cell>
          <table:table-cell office:value-type="float" office:value="406.847487" calcext:value-type="float">
            <text:p>406.847487</text:p>
          </table:table-cell>
        </table:table-row>
        <table:table-row table:style-name="ro1">
          <table:table-cell office:value-type="time" office:time-value="PT00H01M40S" calcext:value-type="time">
            <text:p>00:01:40</text:p>
          </table:table-cell>
          <table:table-cell office:value-type="float" office:value="364.904447" calcext:value-type="float">
            <text:p>364.904447</text:p>
          </table:table-cell>
          <table:table-cell office:value-type="float" office:value="379.584511" calcext:value-type="float">
            <text:p>379.584511</text:p>
          </table:table-cell>
          <table:table-cell office:value-type="float" office:value="935.329791" calcext:value-type="float">
            <text:p>935.329791</text:p>
          </table:table-cell>
          <table:table-cell office:value-type="float" office:value="417.333247" calcext:value-type="float">
            <text:p>417.333247</text:p>
          </table:table-cell>
        </table:table-row>
        <table:table-row table:style-name="ro1">
          <table:table-cell office:value-type="time" office:time-value="PT00H01M50S" calcext:value-type="time">
            <text:p>00:01:50</text:p>
          </table:table-cell>
          <table:table-cell office:value-type="float" office:value="444.596223" calcext:value-type="float">
            <text:p>444.596223</text:p>
          </table:table-cell>
          <table:table-cell office:value-type="float" office:value="385.875967" calcext:value-type="float">
            <text:p>385.875967</text:p>
          </table:table-cell>
          <table:table-cell office:value-type="float" office:value="1010.827263" calcext:value-type="float">
            <text:p>1010.827263</text:p>
          </table:table-cell>
          <table:table-cell office:value-type="float" office:value="488.636415" calcext:value-type="float">
            <text:p>488.636415</text:p>
          </table:table-cell>
        </table:table-row>
        <table:table-row table:style-name="ro1">
          <table:table-cell office:value-type="time" office:time-value="PT00H02M00S" calcext:value-type="time">
            <text:p>00:02:00</text:p>
          </table:table-cell>
          <table:table-cell office:value-type="float" office:value="404.750335" calcext:value-type="float">
            <text:p>404.750335</text:p>
          </table:table-cell>
          <table:table-cell office:value-type="float" office:value="379.584511" calcext:value-type="float">
            <text:p>379.584511</text:p>
          </table:table-cell>
          <table:table-cell office:value-type="float" office:value="931.135487" calcext:value-type="float">
            <text:p>931.135487</text:p>
          </table:table-cell>
          <table:table-cell office:value-type="float" office:value="362.807295" calcext:value-type="float">
            <text:p>362.807295</text:p>
          </table:table-cell>
        </table:table-row>
        <table:table-row table:style-name="ro1">
          <table:table-cell office:value-type="time" office:time-value="PT00H02M10S" calcext:value-type="time">
            <text:p>00:02:10</text:p>
          </table:table-cell>
          <table:table-cell office:value-type="float" office:value="524.287999" calcext:value-type="float">
            <text:p>524.287999</text:p>
          </table:table-cell>
          <table:table-cell office:value-type="float" office:value="392.167423" calcext:value-type="float">
            <text:p>392.167423</text:p>
          </table:table-cell>
          <table:table-cell office:value-type="float" office:value="889.192447" calcext:value-type="float">
            <text:p>889.192447</text:p>
          </table:table-cell>
          <table:table-cell office:value-type="float" office:value="442.499071" calcext:value-type="float">
            <text:p>442.499071</text:p>
          </table:table-cell>
        </table:table-row>
        <table:table-row table:style-name="ro1">
          <table:table-cell office:value-type="time" office:time-value="PT00H02M20S" calcext:value-type="time">
            <text:p>00:02:20</text:p>
          </table:table-cell>
          <table:table-cell office:value-type="float" office:value="404.750335" calcext:value-type="float">
            <text:p>404.750335</text:p>
          </table:table-cell>
          <table:table-cell office:value-type="float" office:value="400.556031" calcext:value-type="float">
            <text:p>400.556031</text:p>
          </table:table-cell>
          <table:table-cell office:value-type="float" office:value="1023.410175" calcext:value-type="float">
            <text:p>1023.410175</text:p>
          </table:table-cell>
          <table:table-cell office:value-type="float" office:value="404.750335" calcext:value-type="float">
            <text:p>404.750335</text:p>
          </table:table-cell>
        </table:table-row>
        <table:table-row table:style-name="ro1">
          <table:table-cell office:value-type="time" office:time-value="PT00H02M30S" calcext:value-type="time">
            <text:p>00:02:30</text:p>
          </table:table-cell>
          <table:table-cell office:value-type="float" office:value="404.750335" calcext:value-type="float">
            <text:p>404.750335</text:p>
          </table:table-cell>
          <table:table-cell office:value-type="float" office:value="377.487359" calcext:value-type="float">
            <text:p>377.487359</text:p>
          </table:table-cell>
          <table:table-cell office:value-type="float" office:value="1098.907647" calcext:value-type="float">
            <text:p>1098.907647</text:p>
          </table:table-cell>
          <table:table-cell office:value-type="float" office:value="402.653183" calcext:value-type="float">
            <text:p>402.653183</text:p>
          </table:table-cell>
        </table:table-row>
        <table:table-row table:style-name="ro1">
          <table:table-cell office:value-type="time" office:time-value="PT00H02M40S" calcext:value-type="time">
            <text:p>00:02:40</text:p>
          </table:table-cell>
          <table:table-cell office:value-type="float" office:value="404.750335" calcext:value-type="float">
            <text:p>404.750335</text:p>
          </table:table-cell>
          <table:table-cell office:value-type="float" office:value="367.001599" calcext:value-type="float">
            <text:p>367.001599</text:p>
          </table:table-cell>
          <table:table-cell office:value-type="float" office:value="1132.462079" calcext:value-type="float">
            <text:p>1132.462079</text:p>
          </table:table-cell>
          <table:table-cell office:value-type="float" office:value="362.807295" calcext:value-type="float">
            <text:p>362.807295</text:p>
          </table:table-cell>
        </table:table-row>
        <table:table-row table:style-name="ro1">
          <table:table-cell office:value-type="time" office:time-value="PT00H02M50S" calcext:value-type="time">
            <text:p>00:02:50</text:p>
          </table:table-cell>
          <table:table-cell office:value-type="float" office:value="362.807295" calcext:value-type="float">
            <text:p>362.807295</text:p>
          </table:table-cell>
          <table:table-cell office:value-type="float" office:value="354.418687" calcext:value-type="float">
            <text:p>354.418687</text:p>
          </table:table-cell>
          <table:table-cell office:value-type="float" office:value="1061.158911" calcext:value-type="float">
            <text:p>1061.158911</text:p>
          </table:table-cell>
          <table:table-cell office:value-type="float" office:value="385.875967" calcext:value-type="float">
            <text:p>385.875967</text:p>
          </table:table-cell>
        </table:table-row>
        <table:table-row table:style-name="ro1">
          <table:table-cell office:value-type="time" office:time-value="PT00H03M00S" calcext:value-type="time">
            <text:p>00:03:00</text:p>
          </table:table-cell>
          <table:table-cell office:value-type="float" office:value="404.750335" calcext:value-type="float">
            <text:p>404.750335</text:p>
          </table:table-cell>
          <table:table-cell office:value-type="float" office:value="377.487359" calcext:value-type="float">
            <text:p>377.487359</text:p>
          </table:table-cell>
          <table:table-cell office:value-type="float" office:value="914.358271" calcext:value-type="float">
            <text:p>914.358271</text:p>
          </table:table-cell>
          <table:table-cell office:value-type="float" office:value="400.556031" calcext:value-type="float">
            <text:p>400.556031</text:p>
          </table:table-cell>
        </table:table-row>
        <table:table-row table:style-name="ro1">
          <table:table-cell office:value-type="time" office:time-value="PT00H03M10S" calcext:value-type="time">
            <text:p>00:03:10</text:p>
          </table:table-cell>
          <table:table-cell office:value-type="float" office:value="406.847487" calcext:value-type="float">
            <text:p>406.847487</text:p>
          </table:table-cell>
          <table:table-cell office:value-type="float" office:value="381.681663" calcext:value-type="float">
            <text:p>381.681663</text:p>
          </table:table-cell>
          <table:table-cell office:value-type="float" office:value="1174.405119" calcext:value-type="float">
            <text:p>1174.405119</text:p>
          </table:table-cell>
          <table:table-cell office:value-type="float" office:value="444.596223" calcext:value-type="float">
            <text:p>444.596223</text:p>
          </table:table-cell>
        </table:table-row>
        <table:table-row table:style-name="ro1">
          <table:table-cell office:value-type="time" office:time-value="PT00H03M20S" calcext:value-type="time">
            <text:p>00:03:20</text:p>
          </table:table-cell>
          <table:table-cell office:value-type="float" office:value="411.041791" calcext:value-type="float">
            <text:p>411.041791</text:p>
          </table:table-cell>
          <table:table-cell office:value-type="float" office:value="362.807295" calcext:value-type="float">
            <text:p>362.807295</text:p>
          </table:table-cell>
          <table:table-cell office:value-type="float" office:value="1031.798783" calcext:value-type="float">
            <text:p>1031.798783</text:p>
          </table:table-cell>
          <table:table-cell office:value-type="float" office:value="402.653183" calcext:value-type="float">
            <text:p>402.653183</text:p>
          </table:table-cell>
        </table:table-row>
        <table:table-row table:style-name="ro1">
          <table:table-cell office:value-type="time" office:time-value="PT00H03M30S" calcext:value-type="time">
            <text:p>00:03:30</text:p>
          </table:table-cell>
          <table:table-cell office:value-type="float" office:value="400.556031" calcext:value-type="float">
            <text:p>400.556031</text:p>
          </table:table-cell>
          <table:table-cell office:value-type="float" office:value="364.904447" calcext:value-type="float">
            <text:p>364.904447</text:p>
          </table:table-cell>
          <table:table-cell office:value-type="float" office:value="1090.519039" calcext:value-type="float">
            <text:p>1090.519039</text:p>
          </table:table-cell>
          <table:table-cell office:value-type="float" office:value="484.442111" calcext:value-type="float">
            <text:p>484.442111</text:p>
          </table:table-cell>
        </table:table-row>
        <table:table-row table:style-name="ro1">
          <table:table-cell office:value-type="time" office:time-value="PT00H03M40S" calcext:value-type="time">
            <text:p>00:03:40</text:p>
          </table:table-cell>
          <table:table-cell office:value-type="float" office:value="402.653183" calcext:value-type="float">
            <text:p>402.653183</text:p>
          </table:table-cell>
          <table:table-cell office:value-type="float" office:value="367.001599" calcext:value-type="float">
            <text:p>367.001599</text:p>
          </table:table-cell>
          <table:table-cell office:value-type="float" office:value="893.386751" calcext:value-type="float">
            <text:p>893.386751</text:p>
          </table:table-cell>
          <table:table-cell office:value-type="float" office:value="360.710143" calcext:value-type="float">
            <text:p>360.710143</text:p>
          </table:table-cell>
        </table:table-row>
        <table:table-row table:style-name="ro1">
          <table:table-cell office:value-type="time" office:time-value="PT00H03M50S" calcext:value-type="time">
            <text:p>00:03:50</text:p>
          </table:table-cell>
          <table:table-cell office:value-type="float" office:value="394.264575" calcext:value-type="float">
            <text:p>394.264575</text:p>
          </table:table-cell>
          <table:table-cell office:value-type="float" office:value="383.778815" calcext:value-type="float">
            <text:p>383.778815</text:p>
          </table:table-cell>
          <table:table-cell office:value-type="float" office:value="1166.016511" calcext:value-type="float">
            <text:p>1166.016511</text:p>
          </table:table-cell>
          <table:table-cell office:value-type="float" office:value="411.041791" calcext:value-type="float">
            <text:p>411.041791</text:p>
          </table:table-cell>
        </table:table-row>
        <table:table-row table:style-name="ro1">
          <table:table-cell office:value-type="time" office:time-value="PT00H04M00S" calcext:value-type="time">
            <text:p>00:04:00</text:p>
          </table:table-cell>
          <table:table-cell office:value-type="float" office:value="398.458879" calcext:value-type="float">
            <text:p>398.458879</text:p>
          </table:table-cell>
          <table:table-cell office:value-type="float" office:value="371.195903" calcext:value-type="float">
            <text:p>371.195903</text:p>
          </table:table-cell>
          <table:table-cell office:value-type="float" office:value="1006.632959" calcext:value-type="float">
            <text:p>1006.632959</text:p>
          </table:table-cell>
          <table:table-cell office:value-type="float" office:value="406.847487" calcext:value-type="float">
            <text:p>406.847487</text:p>
          </table:table-cell>
        </table:table-row>
        <table:table-row table:style-name="ro1">
          <table:table-cell office:value-type="time" office:time-value="PT00H04M10S" calcext:value-type="time">
            <text:p>00:04:10</text:p>
          </table:table-cell>
          <table:table-cell office:value-type="float" office:value="362.807295" calcext:value-type="float">
            <text:p>362.807295</text:p>
          </table:table-cell>
          <table:table-cell office:value-type="float" office:value="356.515839" calcext:value-type="float">
            <text:p>356.515839</text:p>
          </table:table-cell>
          <table:table-cell office:value-type="float" office:value="960.495615" calcext:value-type="float">
            <text:p>960.495615</text:p>
          </table:table-cell>
          <table:table-cell office:value-type="float" office:value="398.458879" calcext:value-type="float">
            <text:p>398.458879</text:p>
          </table:table-cell>
        </table:table-row>
        <table:table-row table:style-name="ro1">
          <table:table-cell office:value-type="time" office:time-value="PT00H04M20S" calcext:value-type="time">
            <text:p>00:04:20</text:p>
          </table:table-cell>
          <table:table-cell office:value-type="float" office:value="442.499071" calcext:value-type="float">
            <text:p>442.499071</text:p>
          </table:table-cell>
          <table:table-cell office:value-type="float" office:value="377.487359" calcext:value-type="float">
            <text:p>377.487359</text:p>
          </table:table-cell>
          <table:table-cell office:value-type="float" office:value="1174.405119" calcext:value-type="float">
            <text:p>1174.405119</text:p>
          </table:table-cell>
          <table:table-cell office:value-type="float" office:value="566.231039" calcext:value-type="float">
            <text:p>566.231039</text:p>
          </table:table-cell>
        </table:table-row>
        <table:table-row table:style-name="ro1">
          <table:table-cell office:value-type="time" office:time-value="PT00H04M30S" calcext:value-type="time">
            <text:p>00:04:30</text:p>
          </table:table-cell>
          <table:table-cell office:value-type="float" office:value="444.596223" calcext:value-type="float">
            <text:p>444.596223</text:p>
          </table:table-cell>
          <table:table-cell office:value-type="float" office:value="356.515839" calcext:value-type="float">
            <text:p>356.515839</text:p>
          </table:table-cell>
          <table:table-cell office:value-type="float" office:value="985.661439" calcext:value-type="float">
            <text:p>985.661439</text:p>
          </table:table-cell>
          <table:table-cell office:value-type="float" office:value="415.236095" calcext:value-type="float">
            <text:p>415.236095</text:p>
          </table:table-cell>
        </table:table-row>
        <table:table-row table:style-name="ro1">
          <table:table-cell office:value-type="time" office:time-value="PT00H04M40S" calcext:value-type="time">
            <text:p>00:04:40</text:p>
          </table:table-cell>
          <table:table-cell office:value-type="float" office:value="400.556031" calcext:value-type="float">
            <text:p>400.556031</text:p>
          </table:table-cell>
          <table:table-cell office:value-type="float" office:value="364.904447" calcext:value-type="float">
            <text:p>364.904447</text:p>
          </table:table-cell>
          <table:table-cell office:value-type="float" office:value="960.495615" calcext:value-type="float">
            <text:p>960.495615</text:p>
          </table:table-cell>
          <table:table-cell office:value-type="float" office:value="396.361727" calcext:value-type="float">
            <text:p>396.361727</text:p>
          </table:table-cell>
        </table:table-row>
        <table:table-row table:style-name="ro1">
          <table:table-cell office:value-type="time" office:time-value="PT00H04M50S" calcext:value-type="time">
            <text:p>00:04:50</text:p>
          </table:table-cell>
          <table:table-cell office:value-type="float" office:value="402.653183" calcext:value-type="float">
            <text:p>402.653183</text:p>
          </table:table-cell>
          <table:table-cell office:value-type="float" office:value="358.612991" calcext:value-type="float">
            <text:p>358.612991</text:p>
          </table:table-cell>
          <table:table-cell office:value-type="float" office:value="1035.993087" calcext:value-type="float">
            <text:p>1035.993087</text:p>
          </table:table-cell>
          <table:table-cell office:value-type="float" office:value="385.875967" calcext:value-type="float">
            <text:p>385.875967</text:p>
          </table:table-cell>
        </table:table-row>
        <table:table-row table:style-name="ro1">
          <table:table-cell office:value-type="time" office:time-value="PT00H05M00S" calcext:value-type="time">
            <text:p>00:05:00</text:p>
          </table:table-cell>
          <table:table-cell office:value-type="float" office:value="362.807295" calcext:value-type="float">
            <text:p>362.807295</text:p>
          </table:table-cell>
          <table:table-cell office:value-type="float" office:value="381.681663" calcext:value-type="float">
            <text:p>381.681663</text:p>
          </table:table-cell>
          <table:table-cell office:value-type="float" office:value="1207.959551" calcext:value-type="float">
            <text:p>1207.959551</text:p>
          </table:table-cell>
          <table:table-cell office:value-type="float" office:value="387.973119" calcext:value-type="float">
            <text:p>387.973119</text:p>
          </table:table-cell>
        </table:table-row>
        <table:table-row table:style-name="ro1">
          <table:table-cell office:value-type="time" office:time-value="PT00H05M10S" calcext:value-type="time">
            <text:p>00:05:10</text:p>
          </table:table-cell>
          <table:table-cell office:value-type="float" office:value="402.653183" calcext:value-type="float">
            <text:p>402.653183</text:p>
          </table:table-cell>
          <table:table-cell office:value-type="float" office:value="383.778815" calcext:value-type="float">
            <text:p>383.778815</text:p>
          </table:table-cell>
          <table:table-cell office:value-type="float" office:value="973.078527" calcext:value-type="float">
            <text:p>973.078527</text:p>
          </table:table-cell>
          <table:table-cell office:value-type="float" office:value="390.070271" calcext:value-type="float">
            <text:p>390.070271</text:p>
          </table:table-cell>
        </table:table-row>
        <table:table-row table:style-name="ro1">
          <table:table-cell office:value-type="time" office:time-value="PT00H05M20S" calcext:value-type="time">
            <text:p>00:05:20</text:p>
          </table:table-cell>
          <table:table-cell office:value-type="float" office:value="400.556031" calcext:value-type="float">
            <text:p>400.556031</text:p>
          </table:table-cell>
          <table:table-cell office:value-type="float" office:value="358.612991" calcext:value-type="float">
            <text:p>358.612991</text:p>
          </table:table-cell>
          <table:table-cell office:value-type="float" office:value="897.581055" calcext:value-type="float">
            <text:p>897.581055</text:p>
          </table:table-cell>
          <table:table-cell office:value-type="float" office:value="400.556031" calcext:value-type="float">
            <text:p>400.556031</text:p>
          </table:table-cell>
        </table:table-row>
        <table:table-row table:style-name="ro1">
          <table:table-cell office:value-type="time" office:time-value="PT00H05M30S" calcext:value-type="time">
            <text:p>00:05:30</text:p>
          </table:table-cell>
          <table:table-cell office:value-type="float" office:value="444.596223" calcext:value-type="float">
            <text:p>444.596223</text:p>
          </table:table-cell>
          <table:table-cell office:value-type="float" office:value="364.904447" calcext:value-type="float">
            <text:p>364.904447</text:p>
          </table:table-cell>
          <table:table-cell office:value-type="float" office:value="977.272831" calcext:value-type="float">
            <text:p>977.272831</text:p>
          </table:table-cell>
          <table:table-cell office:value-type="float" office:value="385.875967" calcext:value-type="float">
            <text:p>385.875967</text:p>
          </table:table-cell>
        </table:table-row>
        <table:table-row table:style-name="ro1">
          <table:table-cell office:value-type="time" office:time-value="PT00H05M40S" calcext:value-type="time">
            <text:p>00:05:40</text:p>
          </table:table-cell>
          <table:table-cell office:value-type="float" office:value="452.984831" calcext:value-type="float">
            <text:p>452.984831</text:p>
          </table:table-cell>
          <table:table-cell office:value-type="float" office:value="387.973119" calcext:value-type="float">
            <text:p>387.973119</text:p>
          </table:table-cell>
          <table:table-cell office:value-type="float" office:value="1107.296255" calcext:value-type="float">
            <text:p>1107.296255</text:p>
          </table:table-cell>
          <table:table-cell office:value-type="float" office:value="583.008255" calcext:value-type="float">
            <text:p>583.008255</text:p>
          </table:table-cell>
        </table:table-row>
        <table:table-row table:style-name="ro1">
          <table:table-cell office:value-type="time" office:time-value="PT00H05M50S" calcext:value-type="time">
            <text:p>00:05:50</text:p>
          </table:table-cell>
          <table:table-cell office:value-type="float" office:value="406.847487" calcext:value-type="float">
            <text:p>406.847487</text:p>
          </table:table-cell>
          <table:table-cell office:value-type="float" office:value="377.487359" calcext:value-type="float">
            <text:p>377.487359</text:p>
          </table:table-cell>
          <table:table-cell office:value-type="float" office:value="1233.125375" calcext:value-type="float">
            <text:p>1233.125375</text:p>
          </table:table-cell>
          <table:table-cell office:value-type="float" office:value="394.264575" calcext:value-type="float">
            <text:p>394.264575</text:p>
          </table:table-cell>
        </table:table-row>
        <table:table-row table:style-name="ro1">
          <table:table-cell office:value-type="time" office:time-value="PT00H06M00S" calcext:value-type="time">
            <text:p>00:06:00</text:p>
          </table:table-cell>
          <table:table-cell office:value-type="float" office:value="444.596223" calcext:value-type="float">
            <text:p>444.596223</text:p>
          </table:table-cell>
          <table:table-cell office:value-type="float" office:value="375.390207" calcext:value-type="float">
            <text:p>375.390207</text:p>
          </table:table-cell>
          <table:table-cell office:value-type="float" office:value="1002.438655" calcext:value-type="float">
            <text:p>1002.438655</text:p>
          </table:table-cell>
          <table:table-cell office:value-type="float" office:value="396.361727" calcext:value-type="float">
            <text:p>396.361727</text:p>
          </table:table-cell>
        </table:table-row>
        <table:table-row table:style-name="ro1">
          <table:table-cell office:value-type="time" office:time-value="PT00H06M10S" calcext:value-type="time">
            <text:p>00:06:10</text:p>
          </table:table-cell>
          <table:table-cell office:value-type="float" office:value="440.401919" calcext:value-type="float">
            <text:p>440.401919</text:p>
          </table:table-cell>
          <table:table-cell office:value-type="float" office:value="360.710143" calcext:value-type="float">
            <text:p>360.710143</text:p>
          </table:table-cell>
          <table:table-cell office:value-type="float" office:value="1207.959551" calcext:value-type="float">
            <text:p>1207.959551</text:p>
          </table:table-cell>
          <table:table-cell office:value-type="float" office:value="398.458879" calcext:value-type="float">
            <text:p>398.458879</text:p>
          </table:table-cell>
        </table:table-row>
        <table:table-row table:style-name="ro1">
          <table:table-cell office:value-type="time" office:time-value="PT00H06M20S" calcext:value-type="time">
            <text:p>00:06:20</text:p>
          </table:table-cell>
          <table:table-cell office:value-type="float" office:value="404.750335" calcext:value-type="float">
            <text:p>404.750335</text:p>
          </table:table-cell>
          <table:table-cell office:value-type="float" office:value="379.584511" calcext:value-type="float">
            <text:p>379.584511</text:p>
          </table:table-cell>
          <table:table-cell office:value-type="float" office:value="931.135487" calcext:value-type="float">
            <text:p>931.135487</text:p>
          </table:table-cell>
          <table:table-cell office:value-type="float" office:value="396.361727" calcext:value-type="float">
            <text:p>396.361727</text:p>
          </table:table-cell>
        </table:table-row>
        <table:table-row table:style-name="ro1">
          <table:table-cell office:value-type="time" office:time-value="PT00H06M30S" calcext:value-type="time">
            <text:p>00:06:30</text:p>
          </table:table-cell>
          <table:table-cell office:value-type="float" office:value="364.904447" calcext:value-type="float">
            <text:p>364.904447</text:p>
          </table:table-cell>
          <table:table-cell office:value-type="float" office:value="358.612991" calcext:value-type="float">
            <text:p>358.612991</text:p>
          </table:table-cell>
          <table:table-cell office:value-type="float" office:value="1233.125375" calcext:value-type="float">
            <text:p>1233.125375</text:p>
          </table:table-cell>
          <table:table-cell office:value-type="float" office:value="381.681663" calcext:value-type="float">
            <text:p>381.681663</text:p>
          </table:table-cell>
        </table:table-row>
        <table:table-row table:style-name="ro1">
          <table:table-cell office:value-type="time" office:time-value="PT00H06M40S" calcext:value-type="time">
            <text:p>00:06:40</text:p>
          </table:table-cell>
          <table:table-cell office:value-type="float" office:value="417.333247" calcext:value-type="float">
            <text:p>417.333247</text:p>
          </table:table-cell>
          <table:table-cell office:value-type="float" office:value="362.807295" calcext:value-type="float">
            <text:p>362.807295</text:p>
          </table:table-cell>
          <table:table-cell office:value-type="float" office:value="1182.793727" calcext:value-type="float">
            <text:p>1182.793727</text:p>
          </table:table-cell>
          <table:table-cell office:value-type="float" office:value="484.442111" calcext:value-type="float">
            <text:p>484.442111</text:p>
          </table:table-cell>
        </table:table-row>
        <table:table-row table:style-name="ro1">
          <table:table-cell office:value-type="time" office:time-value="PT00H06M50S" calcext:value-type="time">
            <text:p>00:06:50</text:p>
          </table:table-cell>
          <table:table-cell office:value-type="float" office:value="578.813951" calcext:value-type="float">
            <text:p>578.813951</text:p>
          </table:table-cell>
          <table:table-cell office:value-type="float" office:value="381.681663" calcext:value-type="float">
            <text:p>381.681663</text:p>
          </table:table-cell>
          <table:table-cell office:value-type="float" office:value="1207.959551" calcext:value-type="float">
            <text:p>1207.959551</text:p>
          </table:table-cell>
          <table:table-cell office:value-type="float" office:value="358.612991" calcext:value-type="float">
            <text:p>358.612991</text:p>
          </table:table-cell>
        </table:table-row>
        <table:table-row table:style-name="ro1">
          <table:table-cell office:value-type="time" office:time-value="PT00H07M00S" calcext:value-type="time">
            <text:p>00:07:00</text:p>
          </table:table-cell>
          <table:table-cell office:value-type="float" office:value="444.596223" calcext:value-type="float">
            <text:p>444.596223</text:p>
          </table:table-cell>
          <table:table-cell office:value-type="float" office:value="373.293055" calcext:value-type="float">
            <text:p>373.293055</text:p>
          </table:table-cell>
          <table:table-cell office:value-type="float" office:value="1182.793727" calcext:value-type="float">
            <text:p>1182.793727</text:p>
          </table:table-cell>
          <table:table-cell office:value-type="float" office:value="562.036735" calcext:value-type="float">
            <text:p>562.036735</text:p>
          </table:table-cell>
        </table:table-row>
        <table:table-row table:style-name="ro1">
          <table:table-cell office:value-type="time" office:time-value="PT00H07M10S" calcext:value-type="time">
            <text:p>00:07:10</text:p>
          </table:table-cell>
          <table:table-cell office:value-type="float" office:value="400.556031" calcext:value-type="float">
            <text:p>400.556031</text:p>
          </table:table-cell>
          <table:table-cell office:value-type="float" office:value="358.612991" calcext:value-type="float">
            <text:p>358.612991</text:p>
          </table:table-cell>
          <table:table-cell office:value-type="float" office:value="985.661439" calcext:value-type="float">
            <text:p>985.661439</text:p>
          </table:table-cell>
          <table:table-cell office:value-type="float" office:value="419.430399" calcext:value-type="float">
            <text:p>419.430399</text:p>
          </table:table-cell>
        </table:table-row>
        <table:table-row table:style-name="ro1">
          <table:table-cell office:value-type="time" office:time-value="PT00H07M20S" calcext:value-type="time">
            <text:p>00:07:20</text:p>
          </table:table-cell>
          <table:table-cell office:value-type="float" office:value="442.499071" calcext:value-type="float">
            <text:p>442.499071</text:p>
          </table:table-cell>
          <table:table-cell office:value-type="float" office:value="385.875967" calcext:value-type="float">
            <text:p>385.875967</text:p>
          </table:table-cell>
          <table:table-cell office:value-type="float" office:value="1048.575999" calcext:value-type="float">
            <text:p>1048.575999</text:p>
          </table:table-cell>
          <table:table-cell office:value-type="float" office:value="406.847487" calcext:value-type="float">
            <text:p>406.847487</text:p>
          </table:table-cell>
        </table:table-row>
        <table:table-row table:style-name="ro1">
          <table:table-cell office:value-type="time" office:time-value="PT00H07M30S" calcext:value-type="time">
            <text:p>00:07:30</text:p>
          </table:table-cell>
          <table:table-cell office:value-type="float" office:value="369.098751" calcext:value-type="float">
            <text:p>369.098751</text:p>
          </table:table-cell>
          <table:table-cell office:value-type="float" office:value="383.778815" calcext:value-type="float">
            <text:p>383.778815</text:p>
          </table:table-cell>
          <table:table-cell office:value-type="float" office:value="1082.130431" calcext:value-type="float">
            <text:p>1082.130431</text:p>
          </table:table-cell>
          <table:table-cell office:value-type="float" office:value="408.944639" calcext:value-type="float">
            <text:p>408.944639</text:p>
          </table:table-cell>
        </table:table-row>
        <table:table-row table:style-name="ro1">
          <table:table-cell office:value-type="time" office:time-value="PT00H07M40S" calcext:value-type="time">
            <text:p>00:07:40</text:p>
          </table:table-cell>
          <table:table-cell office:value-type="float" office:value="442.499071" calcext:value-type="float">
            <text:p>442.499071</text:p>
          </table:table-cell>
          <table:table-cell office:value-type="float" office:value="390.070271" calcext:value-type="float">
            <text:p>390.070271</text:p>
          </table:table-cell>
          <table:table-cell office:value-type="float" office:value="1115.684863" calcext:value-type="float">
            <text:p>1115.684863</text:p>
          </table:table-cell>
          <table:table-cell office:value-type="float" office:value="394.264575" calcext:value-type="float">
            <text:p>394.264575</text:p>
          </table:table-cell>
        </table:table-row>
        <table:table-row table:style-name="ro1">
          <table:table-cell office:value-type="time" office:time-value="PT00H07M50S" calcext:value-type="time">
            <text:p>00:07:50</text:p>
          </table:table-cell>
          <table:table-cell office:value-type="float" office:value="402.653183" calcext:value-type="float">
            <text:p>402.653183</text:p>
          </table:table-cell>
          <table:table-cell office:value-type="float" office:value="394.264575" calcext:value-type="float">
            <text:p>394.264575</text:p>
          </table:table-cell>
          <table:table-cell office:value-type="float" office:value="1019.215871" calcext:value-type="float">
            <text:p>1019.215871</text:p>
          </table:table-cell>
          <table:table-cell office:value-type="float" office:value="385.875967" calcext:value-type="float">
            <text:p>385.875967</text:p>
          </table:table-cell>
        </table:table-row>
        <table:table-row table:style-name="ro1">
          <table:table-cell office:value-type="time" office:time-value="PT00H08M00S" calcext:value-type="time">
            <text:p>00:08:00</text:p>
          </table:table-cell>
          <table:table-cell office:value-type="float" office:value="408.944639" calcext:value-type="float">
            <text:p>408.944639</text:p>
          </table:table-cell>
          <table:table-cell office:value-type="float" office:value="369.098751" calcext:value-type="float">
            <text:p>369.098751</text:p>
          </table:table-cell>
          <table:table-cell office:value-type="float" office:value="943.718399" calcext:value-type="float">
            <text:p>943.718399</text:p>
          </table:table-cell>
          <table:table-cell office:value-type="float" office:value="488.636415" calcext:value-type="float">
            <text:p>488.636415</text:p>
          </table:table-cell>
        </table:table-row>
        <table:table-row table:style-name="ro1">
          <table:table-cell office:value-type="time" office:time-value="PT00H08M10S" calcext:value-type="time">
            <text:p>00:08:10</text:p>
          </table:table-cell>
          <table:table-cell office:value-type="float" office:value="444.596223" calcext:value-type="float">
            <text:p>444.596223</text:p>
          </table:table-cell>
          <table:table-cell office:value-type="float" office:value="360.710143" calcext:value-type="float">
            <text:p>360.710143</text:p>
          </table:table-cell>
          <table:table-cell office:value-type="float" office:value="1069.547519" calcext:value-type="float">
            <text:p>1069.547519</text:p>
          </table:table-cell>
          <table:table-cell office:value-type="float" office:value="415.236095" calcext:value-type="float">
            <text:p>415.236095</text:p>
          </table:table-cell>
        </table:table-row>
        <table:table-row table:style-name="ro1">
          <table:table-cell office:value-type="time" office:time-value="PT00H08M20S" calcext:value-type="time">
            <text:p>00:08:20</text:p>
          </table:table-cell>
          <table:table-cell office:value-type="float" office:value="459.276287" calcext:value-type="float">
            <text:p>459.276287</text:p>
          </table:table-cell>
          <table:table-cell office:value-type="float" office:value="387.973119" calcext:value-type="float">
            <text:p>387.973119</text:p>
          </table:table-cell>
          <table:table-cell office:value-type="float" office:value="973.078527" calcext:value-type="float">
            <text:p>973.078527</text:p>
          </table:table-cell>
          <table:table-cell office:value-type="float" office:value="595.591167" calcext:value-type="float">
            <text:p>595.591167</text:p>
          </table:table-cell>
        </table:table-row>
        <table:table-row table:style-name="ro1">
          <table:table-cell office:value-type="time" office:time-value="PT00H08M30S" calcext:value-type="time">
            <text:p>00:08:30</text:p>
          </table:table-cell>
          <table:table-cell office:value-type="float" office:value="404.750335" calcext:value-type="float">
            <text:p>404.750335</text:p>
          </table:table-cell>
          <table:table-cell office:value-type="float" office:value="394.264575" calcext:value-type="float">
            <text:p>394.264575</text:p>
          </table:table-cell>
          <table:table-cell office:value-type="float" office:value="1082.130431" calcext:value-type="float">
            <text:p>1082.130431</text:p>
          </table:table-cell>
          <table:table-cell office:value-type="float" office:value="400.556031" calcext:value-type="float">
            <text:p>400.556031</text:p>
          </table:table-cell>
        </table:table-row>
        <table:table-row table:style-name="ro1">
          <table:table-cell office:value-type="time" office:time-value="PT00H08M40S" calcext:value-type="time">
            <text:p>00:08:40</text:p>
          </table:table-cell>
          <table:table-cell office:value-type="float" office:value="404.750335" calcext:value-type="float">
            <text:p>404.750335</text:p>
          </table:table-cell>
          <table:table-cell office:value-type="float" office:value="373.293055" calcext:value-type="float">
            <text:p>373.293055</text:p>
          </table:table-cell>
          <table:table-cell office:value-type="float" office:value="989.855743" calcext:value-type="float">
            <text:p>989.855743</text:p>
          </table:table-cell>
          <table:table-cell office:value-type="float" office:value="385.875967" calcext:value-type="float">
            <text:p>385.875967</text:p>
          </table:table-cell>
        </table:table-row>
        <table:table-row table:style-name="ro1">
          <table:table-cell office:value-type="time" office:time-value="PT00H08M50S" calcext:value-type="time">
            <text:p>00:08:50</text:p>
          </table:table-cell>
          <table:table-cell office:value-type="float" office:value="446.693375" calcext:value-type="float">
            <text:p>446.693375</text:p>
          </table:table-cell>
          <table:table-cell office:value-type="float" office:value="377.487359" calcext:value-type="float">
            <text:p>377.487359</text:p>
          </table:table-cell>
          <table:table-cell office:value-type="float" office:value="1266.679807" calcext:value-type="float">
            <text:p>1266.679807</text:p>
          </table:table-cell>
          <table:table-cell office:value-type="float" office:value="398.458879" calcext:value-type="float">
            <text:p>398.458879</text:p>
          </table:table-cell>
        </table:table-row>
        <table:table-row table:style-name="ro1">
          <table:table-cell office:value-type="time" office:time-value="PT00H09M00S" calcext:value-type="time">
            <text:p>00:09:00</text:p>
          </table:table-cell>
          <table:table-cell office:value-type="float" office:value="444.596223" calcext:value-type="float">
            <text:p>444.596223</text:p>
          </table:table-cell>
          <table:table-cell office:value-type="float" office:value="379.584511" calcext:value-type="float">
            <text:p>379.584511</text:p>
          </table:table-cell>
          <table:table-cell office:value-type="float" office:value="994.050047" calcext:value-type="float">
            <text:p>994.050047</text:p>
          </table:table-cell>
          <table:table-cell office:value-type="float" office:value="387.973119" calcext:value-type="float">
            <text:p>387.973119</text:p>
          </table:table-cell>
        </table:table-row>
        <table:table-row table:style-name="ro1">
          <table:table-cell office:value-type="time" office:time-value="PT00H09M10S" calcext:value-type="time">
            <text:p>00:09:10</text:p>
          </table:table-cell>
          <table:table-cell office:value-type="float" office:value="499.122175" calcext:value-type="float">
            <text:p>499.122175</text:p>
          </table:table-cell>
          <table:table-cell office:value-type="float" office:value="369.098751" calcext:value-type="float">
            <text:p>369.098751</text:p>
          </table:table-cell>
          <table:table-cell office:value-type="float" office:value="981.467135" calcext:value-type="float">
            <text:p>981.467135</text:p>
          </table:table-cell>
          <table:table-cell office:value-type="float" office:value="396.361727" calcext:value-type="float">
            <text:p>396.361727</text:p>
          </table:table-cell>
        </table:table-row>
        <table:table-row table:style-name="ro1">
          <table:table-cell office:value-type="time" office:time-value="PT00H09M20S" calcext:value-type="time">
            <text:p>00:09:20</text:p>
          </table:table-cell>
          <table:table-cell office:value-type="float" office:value="367.001599" calcext:value-type="float">
            <text:p>367.001599</text:p>
          </table:table-cell>
          <table:table-cell office:value-type="float" office:value="369.098751" calcext:value-type="float">
            <text:p>369.098751</text:p>
          </table:table-cell>
          <table:table-cell office:value-type="float" office:value="872.415231" calcext:value-type="float">
            <text:p>872.415231</text:p>
          </table:table-cell>
          <table:table-cell office:value-type="float" office:value="364.904447" calcext:value-type="float">
            <text:p>364.904447</text:p>
          </table:table-cell>
        </table:table-row>
        <table:table-row table:style-name="ro1">
          <table:table-cell office:value-type="time" office:time-value="PT00H09M30S" calcext:value-type="time">
            <text:p>00:09:30</text:p>
          </table:table-cell>
          <table:table-cell office:value-type="float" office:value="442.499071" calcext:value-type="float">
            <text:p>442.499071</text:p>
          </table:table-cell>
          <table:table-cell office:value-type="float" office:value="364.904447" calcext:value-type="float">
            <text:p>364.904447</text:p>
          </table:table-cell>
          <table:table-cell office:value-type="float" office:value="1069.547519" calcext:value-type="float">
            <text:p>1069.547519</text:p>
          </table:table-cell>
          <table:table-cell office:value-type="float" office:value="402.653183" calcext:value-type="float">
            <text:p>402.653183</text:p>
          </table:table-cell>
        </table:table-row>
        <table:table-row table:style-name="ro1">
          <table:table-cell office:value-type="time" office:time-value="PT00H09M40S" calcext:value-type="time">
            <text:p>00:09:40</text:p>
          </table:table-cell>
          <table:table-cell office:value-type="float" office:value="448.790527" calcext:value-type="float">
            <text:p>448.790527</text:p>
          </table:table-cell>
          <table:table-cell office:value-type="float" office:value="364.904447" calcext:value-type="float">
            <text:p>364.904447</text:p>
          </table:table-cell>
          <table:table-cell office:value-type="float" office:value="1107.296255" calcext:value-type="float">
            <text:p>1107.296255</text:p>
          </table:table-cell>
          <table:table-cell office:value-type="float" office:value="398.458879" calcext:value-type="float">
            <text:p>398.458879</text:p>
          </table:table-cell>
        </table:table-row>
        <table:table-row table:style-name="ro1">
          <table:table-cell office:value-type="time" office:time-value="PT00H09M50S" calcext:value-type="time">
            <text:p>00:09:50</text:p>
          </table:table-cell>
          <table:table-cell office:value-type="float" office:value="486.539263" calcext:value-type="float">
            <text:p>486.539263</text:p>
          </table:table-cell>
          <table:table-cell office:value-type="float" office:value="390.070271" calcext:value-type="float">
            <text:p>390.070271</text:p>
          </table:table-cell>
          <table:table-cell office:value-type="float" office:value="994.050047" calcext:value-type="float">
            <text:p>994.050047</text:p>
          </table:table-cell>
          <table:table-cell office:value-type="float" office:value="444.596223" calcext:value-type="float">
            <text:p>444.596223</text:p>
          </table:table-cell>
        </table:table-row>
        <table:table-row table:style-name="ro1">
          <table:table-cell office:value-type="time" office:time-value="PT00H10M00S" calcext:value-type="time">
            <text:p>00:10:00</text:p>
          </table:table-cell>
          <table:table-cell office:value-type="float" office:value="367.001599" calcext:value-type="float">
            <text:p>367.001599</text:p>
          </table:table-cell>
          <table:table-cell office:value-type="float" office:value="356.515839" calcext:value-type="float">
            <text:p>356.515839</text:p>
          </table:table-cell>
          <table:table-cell office:value-type="float" office:value="914.358271" calcext:value-type="float">
            <text:p>914.358271</text:p>
          </table:table-cell>
          <table:table-cell office:value-type="float" office:value="408.944639" calcext:value-type="float">
            <text:p>408.944639</text:p>
          </table:table-cell>
        </table:table-row>
        <table:table-row table:style-name="ro1">
          <table:table-cell office:value-type="time" office:time-value="PT00H10M10S" calcext:value-type="time">
            <text:p>00:10:10</text:p>
          </table:table-cell>
          <table:table-cell office:value-type="float" office:value="429.916159" calcext:value-type="float">
            <text:p>429.916159</text:p>
          </table:table-cell>
          <table:table-cell office:value-type="float" office:value="387.973119" calcext:value-type="float">
            <text:p>387.973119</text:p>
          </table:table-cell>
          <table:table-cell office:value-type="float" office:value="872.415231" calcext:value-type="float">
            <text:p>872.415231</text:p>
          </table:table-cell>
          <table:table-cell office:value-type="float" office:value="400.556031" calcext:value-type="float">
            <text:p>400.556031</text:p>
          </table:table-cell>
        </table:table-row>
        <table:table-row table:style-name="ro1">
          <table:table-cell office:value-type="time" office:time-value="PT00H10M20S" calcext:value-type="time">
            <text:p>00:10:20</text:p>
          </table:table-cell>
          <table:table-cell office:value-type="float" office:value="367.001599" calcext:value-type="float">
            <text:p>367.001599</text:p>
          </table:table-cell>
          <table:table-cell office:value-type="float" office:value="373.293055" calcext:value-type="float">
            <text:p>373.293055</text:p>
          </table:table-cell>
          <table:table-cell office:value-type="float" office:value="1044.381695" calcext:value-type="float">
            <text:p>1044.381695</text:p>
          </table:table-cell>
          <table:table-cell office:value-type="float" office:value="448.790527" calcext:value-type="float">
            <text:p>448.790527</text:p>
          </table:table-cell>
        </table:table-row>
        <table:table-row table:style-name="ro1">
          <table:table-cell office:value-type="time" office:time-value="PT00H10M30S" calcext:value-type="time">
            <text:p>00:10:30</text:p>
          </table:table-cell>
          <table:table-cell office:value-type="float" office:value="362.807295" calcext:value-type="float">
            <text:p>362.807295</text:p>
          </table:table-cell>
          <table:table-cell office:value-type="float" office:value="390.070271" calcext:value-type="float">
            <text:p>390.070271</text:p>
          </table:table-cell>
          <table:table-cell office:value-type="float" office:value="1027.604479" calcext:value-type="float">
            <text:p>1027.604479</text:p>
          </table:table-cell>
          <table:table-cell office:value-type="float" office:value="440.401919" calcext:value-type="float">
            <text:p>440.401919</text:p>
          </table:table-cell>
        </table:table-row>
        <table:table-row table:style-name="ro1">
          <table:table-cell office:value-type="time" office:time-value="PT00H10M40S" calcext:value-type="time">
            <text:p>00:10:40</text:p>
          </table:table-cell>
          <table:table-cell office:value-type="float" office:value="398.458879" calcext:value-type="float">
            <text:p>398.458879</text:p>
          </table:table-cell>
          <table:table-cell office:value-type="float" office:value="367.001599" calcext:value-type="float">
            <text:p>367.001599</text:p>
          </table:table-cell>
          <table:table-cell office:value-type="float" office:value="935.329791" calcext:value-type="float">
            <text:p>935.329791</text:p>
          </table:table-cell>
          <table:table-cell office:value-type="float" office:value="367.001599" calcext:value-type="float">
            <text:p>367.001599</text:p>
          </table:table-cell>
        </table:table-row>
        <table:table-row table:style-name="ro1">
          <table:table-cell office:value-type="time" office:time-value="PT00H10M50S" calcext:value-type="time">
            <text:p>00:10:50</text:p>
          </table:table-cell>
          <table:table-cell office:value-type="float" office:value="362.807295" calcext:value-type="float">
            <text:p>362.807295</text:p>
          </table:table-cell>
          <table:table-cell office:value-type="float" office:value="373.293055" calcext:value-type="float">
            <text:p>373.293055</text:p>
          </table:table-cell>
          <table:table-cell office:value-type="float" office:value="1023.410175" calcext:value-type="float">
            <text:p>1023.410175</text:p>
          </table:table-cell>
          <table:table-cell office:value-type="float" office:value="488.636415" calcext:value-type="float">
            <text:p>488.636415</text:p>
          </table:table-cell>
        </table:table-row>
        <table:table-row table:style-name="ro1">
          <table:table-cell office:value-type="time" office:time-value="PT00H11M00S" calcext:value-type="time">
            <text:p>00:11:00</text:p>
          </table:table-cell>
          <table:table-cell office:value-type="float" office:value="444.596223" calcext:value-type="float">
            <text:p>444.596223</text:p>
          </table:table-cell>
          <table:table-cell office:value-type="float" office:value="360.710143" calcext:value-type="float">
            <text:p>360.710143</text:p>
          </table:table-cell>
          <table:table-cell office:value-type="float" office:value="1002.438655" calcext:value-type="float">
            <text:p>1002.438655</text:p>
          </table:table-cell>
          <table:table-cell office:value-type="float" office:value="423.624703" calcext:value-type="float">
            <text:p>423.624703</text:p>
          </table:table-cell>
        </table:table-row>
        <table:table-row table:style-name="ro1">
          <table:table-cell office:value-type="time" office:time-value="PT00H11M10S" calcext:value-type="time">
            <text:p>00:11:10</text:p>
          </table:table-cell>
          <table:table-cell office:value-type="float" office:value="446.693375" calcext:value-type="float">
            <text:p>446.693375</text:p>
          </table:table-cell>
          <table:table-cell office:value-type="float" office:value="356.515839" calcext:value-type="float">
            <text:p>356.515839</text:p>
          </table:table-cell>
          <table:table-cell office:value-type="float" office:value="1090.519039" calcext:value-type="float">
            <text:p>1090.519039</text:p>
          </table:table-cell>
          <table:table-cell office:value-type="float" office:value="408.944639" calcext:value-type="float">
            <text:p>408.944639</text:p>
          </table:table-cell>
        </table:table-row>
        <table:table-row table:style-name="ro1">
          <table:table-cell office:value-type="time" office:time-value="PT00H11M20S" calcext:value-type="time">
            <text:p>00:11:20</text:p>
          </table:table-cell>
          <table:table-cell office:value-type="float" office:value="364.904447" calcext:value-type="float">
            <text:p>364.904447</text:p>
          </table:table-cell>
          <table:table-cell office:value-type="float" office:value="371.195903" calcext:value-type="float">
            <text:p>371.195903</text:p>
          </table:table-cell>
          <table:table-cell office:value-type="float" office:value="1006.632959" calcext:value-type="float">
            <text:p>1006.632959</text:p>
          </table:table-cell>
          <table:table-cell office:value-type="float" office:value="446.693375" calcext:value-type="float">
            <text:p>446.693375</text:p>
          </table:table-cell>
        </table:table-row>
        <table:table-row table:style-name="ro1">
          <table:table-cell office:value-type="time" office:time-value="PT00H11M30S" calcext:value-type="time">
            <text:p>00:11:30</text:p>
          </table:table-cell>
          <table:table-cell office:value-type="float" office:value="404.750335" calcext:value-type="float">
            <text:p>404.750335</text:p>
          </table:table-cell>
          <table:table-cell office:value-type="float" office:value="396.361727" calcext:value-type="float">
            <text:p>396.361727</text:p>
          </table:table-cell>
          <table:table-cell office:value-type="float" office:value="1174.405119" calcext:value-type="float">
            <text:p>1174.405119</text:p>
          </table:table-cell>
          <table:table-cell office:value-type="float" office:value="379.584511" calcext:value-type="float">
            <text:p>379.584511</text:p>
          </table:table-cell>
        </table:table-row>
        <table:table-row table:style-name="ro1">
          <table:table-cell office:value-type="time" office:time-value="PT00H11M40S" calcext:value-type="time">
            <text:p>00:11:40</text:p>
          </table:table-cell>
          <table:table-cell office:value-type="float" office:value="444.596223" calcext:value-type="float">
            <text:p>444.596223</text:p>
          </table:table-cell>
          <table:table-cell office:value-type="float" office:value="367.001599" calcext:value-type="float">
            <text:p>367.001599</text:p>
          </table:table-cell>
          <table:table-cell office:value-type="float" office:value="1044.381695" calcext:value-type="float">
            <text:p>1044.381695</text:p>
          </table:table-cell>
          <table:table-cell office:value-type="float" office:value="599.785471" calcext:value-type="float">
            <text:p>599.785471</text:p>
          </table:table-cell>
        </table:table-row>
        <table:table-row table:style-name="ro1">
          <table:table-cell office:value-type="time" office:time-value="PT00H11M50S" calcext:value-type="time">
            <text:p>00:11:50</text:p>
          </table:table-cell>
          <table:table-cell office:value-type="float" office:value="444.596223" calcext:value-type="float">
            <text:p>444.596223</text:p>
          </table:table-cell>
          <table:table-cell office:value-type="float" office:value="350.224383" calcext:value-type="float">
            <text:p>350.224383</text:p>
          </table:table-cell>
          <table:table-cell office:value-type="float" office:value="914.358271" calcext:value-type="float">
            <text:p>914.358271</text:p>
          </table:table-cell>
          <table:table-cell office:value-type="float" office:value="408.944639" calcext:value-type="float">
            <text:p>408.944639</text:p>
          </table:table-cell>
        </table:table-row>
        <table:table-row table:style-name="ro1">
          <table:table-cell office:value-type="time" office:time-value="PT00H12M00S" calcext:value-type="time">
            <text:p>00:12:00</text:p>
          </table:table-cell>
          <table:table-cell office:value-type="float" office:value="404.750335" calcext:value-type="float">
            <text:p>404.750335</text:p>
          </table:table-cell>
          <table:table-cell office:value-type="float" office:value="371.195903" calcext:value-type="float">
            <text:p>371.195903</text:p>
          </table:table-cell>
          <table:table-cell office:value-type="float" office:value="960.495615" calcext:value-type="float">
            <text:p>960.495615</text:p>
          </table:table-cell>
          <table:table-cell office:value-type="float" office:value="402.653183" calcext:value-type="float">
            <text:p>402.653183</text:p>
          </table:table-cell>
        </table:table-row>
        <table:table-row table:style-name="ro1">
          <table:table-cell office:value-type="time" office:time-value="PT00H12M10S" calcext:value-type="time">
            <text:p>00:12:10</text:p>
          </table:table-cell>
          <table:table-cell office:value-type="float" office:value="364.904447" calcext:value-type="float">
            <text:p>364.904447</text:p>
          </table:table-cell>
          <table:table-cell office:value-type="float" office:value="371.195903" calcext:value-type="float">
            <text:p>371.195903</text:p>
          </table:table-cell>
          <table:table-cell office:value-type="float" office:value="926.941183" calcext:value-type="float">
            <text:p>926.941183</text:p>
          </table:table-cell>
          <table:table-cell office:value-type="float" office:value="404.750335" calcext:value-type="float">
            <text:p>404.750335</text:p>
          </table:table-cell>
        </table:table-row>
        <table:table-row table:style-name="ro1">
          <table:table-cell office:value-type="time" office:time-value="PT00H12M20S" calcext:value-type="time">
            <text:p>00:12:20</text:p>
          </table:table-cell>
          <table:table-cell office:value-type="float" office:value="562.036735" calcext:value-type="float">
            <text:p>562.036735</text:p>
          </table:table-cell>
          <table:table-cell office:value-type="float" office:value="383.778815" calcext:value-type="float">
            <text:p>383.778815</text:p>
          </table:table-cell>
          <table:table-cell office:value-type="float" office:value="1174.405119" calcext:value-type="float">
            <text:p>1174.405119</text:p>
          </table:table-cell>
          <table:table-cell office:value-type="float" office:value="415.236095" calcext:value-type="float">
            <text:p>415.236095</text:p>
          </table:table-cell>
        </table:table-row>
        <table:table-row table:style-name="ro1">
          <table:table-cell office:value-type="time" office:time-value="PT00H12M30S" calcext:value-type="time">
            <text:p>00:12:30</text:p>
          </table:table-cell>
          <table:table-cell office:value-type="float" office:value="406.847487" calcext:value-type="float">
            <text:p>406.847487</text:p>
          </table:table-cell>
          <table:table-cell office:value-type="float" office:value="371.195903" calcext:value-type="float">
            <text:p>371.195903</text:p>
          </table:table-cell>
          <table:table-cell office:value-type="float" office:value="931.135487" calcext:value-type="float">
            <text:p>931.135487</text:p>
          </table:table-cell>
          <table:table-cell office:value-type="float" office:value="413.138943" calcext:value-type="float">
            <text:p>413.138943</text:p>
          </table:table-cell>
        </table:table-row>
        <table:table-row table:style-name="ro1">
          <table:table-cell office:value-type="time" office:time-value="PT00H12M40S" calcext:value-type="time">
            <text:p>00:12:40</text:p>
          </table:table-cell>
          <table:table-cell office:value-type="float" office:value="442.499071" calcext:value-type="float">
            <text:p>442.499071</text:p>
          </table:table-cell>
          <table:table-cell office:value-type="float" office:value="373.293055" calcext:value-type="float">
            <text:p>373.293055</text:p>
          </table:table-cell>
          <table:table-cell office:value-type="float" office:value="1065.353215" calcext:value-type="float">
            <text:p>1065.353215</text:p>
          </table:table-cell>
          <table:table-cell office:value-type="float" office:value="375.390207" calcext:value-type="float">
            <text:p>375.390207</text:p>
          </table:table-cell>
        </table:table-row>
        <table:table-row table:style-name="ro1">
          <table:table-cell office:value-type="time" office:time-value="PT00H12M50S" calcext:value-type="time">
            <text:p>00:12:50</text:p>
          </table:table-cell>
          <table:table-cell office:value-type="float" office:value="392.167423" calcext:value-type="float">
            <text:p>392.167423</text:p>
          </table:table-cell>
          <table:table-cell office:value-type="float" office:value="367.001599" calcext:value-type="float">
            <text:p>367.001599</text:p>
          </table:table-cell>
          <table:table-cell office:value-type="float" office:value="1082.130431" calcext:value-type="float">
            <text:p>1082.130431</text:p>
          </table:table-cell>
          <table:table-cell office:value-type="float" office:value="446.693375" calcext:value-type="float">
            <text:p>446.693375</text:p>
          </table:table-cell>
        </table:table-row>
        <table:table-row table:style-name="ro1">
          <table:table-cell office:value-type="time" office:time-value="PT00H13M00S" calcext:value-type="time">
            <text:p>00:13:00</text:p>
          </table:table-cell>
          <table:table-cell office:value-type="float" office:value="402.653183" calcext:value-type="float">
            <text:p>402.653183</text:p>
          </table:table-cell>
          <table:table-cell office:value-type="float" office:value="375.390207" calcext:value-type="float">
            <text:p>375.390207</text:p>
          </table:table-cell>
          <table:table-cell office:value-type="float" office:value="1191.182335" calcext:value-type="float">
            <text:p>1191.182335</text:p>
          </table:table-cell>
          <table:table-cell office:value-type="float" office:value="402.653183" calcext:value-type="float">
            <text:p>402.653183</text:p>
          </table:table-cell>
        </table:table-row>
        <table:table-row table:style-name="ro1">
          <table:table-cell office:value-type="time" office:time-value="PT00H13M10S" calcext:value-type="time">
            <text:p>00:13:10</text:p>
          </table:table-cell>
          <table:table-cell office:value-type="float" office:value="379.584511" calcext:value-type="float">
            <text:p>379.584511</text:p>
          </table:table-cell>
          <table:table-cell office:value-type="float" office:value="387.973119" calcext:value-type="float">
            <text:p>387.973119</text:p>
          </table:table-cell>
          <table:table-cell office:value-type="float" office:value="1056.964607" calcext:value-type="float">
            <text:p>1056.964607</text:p>
          </table:table-cell>
          <table:table-cell office:value-type="float" office:value="425.721855" calcext:value-type="float">
            <text:p>425.721855</text:p>
          </table:table-cell>
        </table:table-row>
        <table:table-row table:style-name="ro1">
          <table:table-cell office:value-type="time" office:time-value="PT00H13M20S" calcext:value-type="time">
            <text:p>00:13:20</text:p>
          </table:table-cell>
          <table:table-cell office:value-type="float" office:value="400.556031" calcext:value-type="float">
            <text:p>400.556031</text:p>
          </table:table-cell>
          <table:table-cell office:value-type="float" office:value="381.681663" calcext:value-type="float">
            <text:p>381.681663</text:p>
          </table:table-cell>
          <table:table-cell office:value-type="float" office:value="977.272831" calcext:value-type="float">
            <text:p>977.272831</text:p>
          </table:table-cell>
          <table:table-cell office:value-type="float" office:value="406.847487" calcext:value-type="float">
            <text:p>406.847487</text:p>
          </table:table-cell>
        </table:table-row>
        <table:table-row table:style-name="ro1">
          <table:table-cell office:value-type="time" office:time-value="PT00H13M30S" calcext:value-type="time">
            <text:p>00:13:30</text:p>
          </table:table-cell>
          <table:table-cell office:value-type="float" office:value="398.458879" calcext:value-type="float">
            <text:p>398.458879</text:p>
          </table:table-cell>
          <table:table-cell office:value-type="float" office:value="381.681663" calcext:value-type="float">
            <text:p>381.681663</text:p>
          </table:table-cell>
          <table:table-cell office:value-type="float" office:value="1056.964607" calcext:value-type="float">
            <text:p>1056.964607</text:p>
          </table:table-cell>
          <table:table-cell office:value-type="float" office:value="398.458879" calcext:value-type="float">
            <text:p>398.458879</text:p>
          </table:table-cell>
        </table:table-row>
        <table:table-row table:style-name="ro1">
          <table:table-cell office:value-type="time" office:time-value="PT00H13M40S" calcext:value-type="time">
            <text:p>00:13:40</text:p>
          </table:table-cell>
          <table:table-cell office:value-type="float" office:value="364.904447" calcext:value-type="float">
            <text:p>364.904447</text:p>
          </table:table-cell>
          <table:table-cell office:value-type="float" office:value="387.973119" calcext:value-type="float">
            <text:p>387.973119</text:p>
          </table:table-cell>
          <table:table-cell office:value-type="float" office:value="1035.993087" calcext:value-type="float">
            <text:p>1035.993087</text:p>
          </table:table-cell>
          <table:table-cell office:value-type="float" office:value="578.813951" calcext:value-type="float">
            <text:p>578.813951</text:p>
          </table:table-cell>
        </table:table-row>
        <table:table-row table:style-name="ro1">
          <table:table-cell office:value-type="time" office:time-value="PT00H13M50S" calcext:value-type="time">
            <text:p>00:13:50</text:p>
          </table:table-cell>
          <table:table-cell office:value-type="float" office:value="362.807295" calcext:value-type="float">
            <text:p>362.807295</text:p>
          </table:table-cell>
          <table:table-cell office:value-type="float" office:value="367.001599" calcext:value-type="float">
            <text:p>367.001599</text:p>
          </table:table-cell>
          <table:table-cell office:value-type="float" office:value="973.078527" calcext:value-type="float">
            <text:p>973.078527</text:p>
          </table:table-cell>
          <table:table-cell office:value-type="float" office:value="398.458879" calcext:value-type="float">
            <text:p>398.458879</text:p>
          </table:table-cell>
        </table:table-row>
        <table:table-row table:style-name="ro1">
          <table:table-cell office:value-type="time" office:time-value="PT00H14M00S" calcext:value-type="time">
            <text:p>00:14:00</text:p>
          </table:table-cell>
          <table:table-cell office:value-type="float" office:value="364.904447" calcext:value-type="float">
            <text:p>364.904447</text:p>
          </table:table-cell>
          <table:table-cell office:value-type="float" office:value="383.778815" calcext:value-type="float">
            <text:p>383.778815</text:p>
          </table:table-cell>
          <table:table-cell office:value-type="float" office:value="939.524095" calcext:value-type="float">
            <text:p>939.524095</text:p>
          </table:table-cell>
          <table:table-cell office:value-type="float" office:value="375.390207" calcext:value-type="float">
            <text:p>375.390207</text:p>
          </table:table-cell>
        </table:table-row>
        <table:table-row table:style-name="ro1">
          <table:table-cell office:value-type="time" office:time-value="PT00H14M10S" calcext:value-type="time">
            <text:p>00:14:10</text:p>
          </table:table-cell>
          <table:table-cell office:value-type="float" office:value="406.847487" calcext:value-type="float">
            <text:p>406.847487</text:p>
          </table:table-cell>
          <table:table-cell office:value-type="float" office:value="377.487359" calcext:value-type="float">
            <text:p>377.487359</text:p>
          </table:table-cell>
          <table:table-cell office:value-type="float" office:value="964.689919" calcext:value-type="float">
            <text:p>964.689919</text:p>
          </table:table-cell>
          <table:table-cell office:value-type="float" office:value="387.973119" calcext:value-type="float">
            <text:p>387.973119</text:p>
          </table:table-cell>
        </table:table-row>
        <table:table-row table:style-name="ro1">
          <table:table-cell office:value-type="time" office:time-value="PT00H14M20S" calcext:value-type="time">
            <text:p>00:14:20</text:p>
          </table:table-cell>
          <table:table-cell office:value-type="float" office:value="406.847487" calcext:value-type="float">
            <text:p>406.847487</text:p>
          </table:table-cell>
          <table:table-cell office:value-type="float" office:value="362.807295" calcext:value-type="float">
            <text:p>362.807295</text:p>
          </table:table-cell>
          <table:table-cell office:value-type="float" office:value="1174.405119" calcext:value-type="float">
            <text:p>1174.405119</text:p>
          </table:table-cell>
          <table:table-cell office:value-type="float" office:value="392.167423" calcext:value-type="float">
            <text:p>392.167423</text:p>
          </table:table-cell>
        </table:table-row>
        <table:table-row table:style-name="ro1">
          <table:table-cell office:value-type="time" office:time-value="PT00H14M30S" calcext:value-type="time">
            <text:p>00:14:30</text:p>
          </table:table-cell>
          <table:table-cell office:value-type="float" office:value="400.556031" calcext:value-type="float">
            <text:p>400.556031</text:p>
          </table:table-cell>
          <table:table-cell office:value-type="float" office:value="371.195903" calcext:value-type="float">
            <text:p>371.195903</text:p>
          </table:table-cell>
          <table:table-cell office:value-type="float" office:value="989.855743" calcext:value-type="float">
            <text:p>989.855743</text:p>
          </table:table-cell>
          <table:table-cell office:value-type="float" office:value="377.487359" calcext:value-type="float">
            <text:p>377.487359</text:p>
          </table:table-cell>
        </table:table-row>
        <table:table-row table:style-name="ro1">
          <table:table-cell office:value-type="time" office:time-value="PT00H14M40S" calcext:value-type="time">
            <text:p>00:14:40</text:p>
          </table:table-cell>
          <table:table-cell office:value-type="float" office:value="402.653183" calcext:value-type="float">
            <text:p>402.653183</text:p>
          </table:table-cell>
          <table:table-cell office:value-type="float" office:value="373.293055" calcext:value-type="float">
            <text:p>373.293055</text:p>
          </table:table-cell>
          <table:table-cell office:value-type="float" office:value="1174.405119" calcext:value-type="float">
            <text:p>1174.405119</text:p>
          </table:table-cell>
          <table:table-cell office:value-type="float" office:value="400.556031" calcext:value-type="float">
            <text:p>400.556031</text:p>
          </table:table-cell>
        </table:table-row>
        <table:table-row table:style-name="ro1">
          <table:table-cell office:value-type="time" office:time-value="PT00H14M50S" calcext:value-type="time">
            <text:p>00:14:50</text:p>
          </table:table-cell>
          <table:table-cell office:value-type="float" office:value="440.401919" calcext:value-type="float">
            <text:p>440.401919</text:p>
          </table:table-cell>
          <table:table-cell office:value-type="float" office:value="371.195903" calcext:value-type="float">
            <text:p>371.195903</text:p>
          </table:table-cell>
          <table:table-cell office:value-type="float" office:value="1241.513983" calcext:value-type="float">
            <text:p>1241.513983</text:p>
          </table:table-cell>
          <table:table-cell office:value-type="float" office:value="419.430399" calcext:value-type="float">
            <text:p>419.430399</text:p>
          </table:table-cell>
        </table:table-row>
        <table:table-row table:style-name="ro1">
          <table:table-cell office:value-type="time" office:time-value="PT00H15M00S" calcext:value-type="time">
            <text:p>00:15:00</text:p>
          </table:table-cell>
          <table:table-cell office:value-type="float" office:value="444.596223" calcext:value-type="float">
            <text:p>444.596223</text:p>
          </table:table-cell>
          <table:table-cell office:value-type="float" office:value="375.390207" calcext:value-type="float">
            <text:p>375.390207</text:p>
          </table:table-cell>
          <table:table-cell office:value-type="float" office:value="1149.239295" calcext:value-type="float">
            <text:p>1149.239295</text:p>
          </table:table-cell>
          <table:table-cell office:value-type="float" office:value="562.036735" calcext:value-type="float">
            <text:p>562.036735</text:p>
          </table:table-cell>
        </table:table-row>
        <table:table-row table:style-name="ro1">
          <table:table-cell office:value-type="time" office:time-value="PT00H15M10S" calcext:value-type="time">
            <text:p>00:15:10</text:p>
          </table:table-cell>
          <table:table-cell office:value-type="float" office:value="444.596223" calcext:value-type="float">
            <text:p>444.596223</text:p>
          </table:table-cell>
          <table:table-cell office:value-type="float" office:value="350.224383" calcext:value-type="float">
            <text:p>350.224383</text:p>
          </table:table-cell>
          <table:table-cell office:value-type="float" office:value="901.775359" calcext:value-type="float">
            <text:p>901.775359</text:p>
          </table:table-cell>
          <table:table-cell office:value-type="float" office:value="402.653183" calcext:value-type="float">
            <text:p>402.653183</text:p>
          </table:table-cell>
        </table:table-row>
        <table:table-row table:style-name="ro1">
          <table:table-cell office:value-type="time" office:time-value="PT00H15M20S" calcext:value-type="time">
            <text:p>00:15:20</text:p>
          </table:table-cell>
          <table:table-cell office:value-type="float" office:value="442.499071" calcext:value-type="float">
            <text:p>442.499071</text:p>
          </table:table-cell>
          <table:table-cell office:value-type="float" office:value="369.098751" calcext:value-type="float">
            <text:p>369.098751</text:p>
          </table:table-cell>
          <table:table-cell office:value-type="float" office:value="851.443711" calcext:value-type="float">
            <text:p>851.443711</text:p>
          </table:table-cell>
          <table:table-cell office:value-type="float" office:value="404.750335" calcext:value-type="float">
            <text:p>404.750335</text:p>
          </table:table-cell>
        </table:table-row>
        <table:table-row table:style-name="ro1">
          <table:table-cell office:value-type="time" office:time-value="PT00H15M30S" calcext:value-type="time">
            <text:p>00:15:30</text:p>
          </table:table-cell>
          <table:table-cell office:value-type="float" office:value="400.556031" calcext:value-type="float">
            <text:p>400.556031</text:p>
          </table:table-cell>
          <table:table-cell office:value-type="float" office:value="358.612991" calcext:value-type="float">
            <text:p>358.612991</text:p>
          </table:table-cell>
          <table:table-cell office:value-type="float" office:value="1031.798783" calcext:value-type="float">
            <text:p>1031.798783</text:p>
          </table:table-cell>
          <table:table-cell office:value-type="float" office:value="392.167423" calcext:value-type="float">
            <text:p>392.167423</text:p>
          </table:table-cell>
        </table:table-row>
        <table:table-row table:style-name="ro1">
          <table:table-cell office:value-type="time" office:time-value="PT00H15M40S" calcext:value-type="time">
            <text:p>00:15:40</text:p>
          </table:table-cell>
          <table:table-cell office:value-type="float" office:value="364.904447" calcext:value-type="float">
            <text:p>364.904447</text:p>
          </table:table-cell>
          <table:table-cell office:value-type="float" office:value="362.807295" calcext:value-type="float">
            <text:p>362.807295</text:p>
          </table:table-cell>
          <table:table-cell office:value-type="float" office:value="1065.353215" calcext:value-type="float">
            <text:p>1065.353215</text:p>
          </table:table-cell>
          <table:table-cell office:value-type="float" office:value="398.458879" calcext:value-type="float">
            <text:p>398.458879</text:p>
          </table:table-cell>
        </table:table-row>
        <table:table-row table:style-name="ro1">
          <table:table-cell office:value-type="time" office:time-value="PT00H15M50S" calcext:value-type="time">
            <text:p>00:15:50</text:p>
          </table:table-cell>
          <table:table-cell office:value-type="float" office:value="398.458879" calcext:value-type="float">
            <text:p>398.458879</text:p>
          </table:table-cell>
          <table:table-cell office:value-type="float" office:value="379.584511" calcext:value-type="float">
            <text:p>379.584511</text:p>
          </table:table-cell>
          <table:table-cell office:value-type="float" office:value="989.855743" calcext:value-type="float">
            <text:p>989.855743</text:p>
          </table:table-cell>
          <table:table-cell office:value-type="float" office:value="392.167423" calcext:value-type="float">
            <text:p>392.167423</text:p>
          </table:table-cell>
        </table:table-row>
        <table:table-row table:style-name="ro1">
          <table:table-cell office:value-type="time" office:time-value="PT00H16M00S" calcext:value-type="time">
            <text:p>00:16:00</text:p>
          </table:table-cell>
          <table:table-cell office:value-type="float" office:value="408.944639" calcext:value-type="float">
            <text:p>408.944639</text:p>
          </table:table-cell>
          <table:table-cell office:value-type="float" office:value="379.584511" calcext:value-type="float">
            <text:p>379.584511</text:p>
          </table:table-cell>
          <table:table-cell office:value-type="float" office:value="931.135487" calcext:value-type="float">
            <text:p>931.135487</text:p>
          </table:table-cell>
          <table:table-cell office:value-type="float" office:value="404.750335" calcext:value-type="float">
            <text:p>404.750335</text:p>
          </table:table-cell>
        </table:table-row>
        <table:table-row table:style-name="ro1">
          <table:table-cell office:value-type="time" office:time-value="PT00H16M10S" calcext:value-type="time">
            <text:p>00:16:10</text:p>
          </table:table-cell>
          <table:table-cell office:value-type="float" office:value="398.458879" calcext:value-type="float">
            <text:p>398.458879</text:p>
          </table:table-cell>
          <table:table-cell office:value-type="float" office:value="381.681663" calcext:value-type="float">
            <text:p>381.681663</text:p>
          </table:table-cell>
          <table:table-cell office:value-type="float" office:value="1258.291199" calcext:value-type="float">
            <text:p>1258.291199</text:p>
          </table:table-cell>
          <table:table-cell office:value-type="float" office:value="396.361727" calcext:value-type="float">
            <text:p>396.361727</text:p>
          </table:table-cell>
        </table:table-row>
        <table:table-row table:style-name="ro1">
          <table:table-cell office:value-type="time" office:time-value="PT00H16M20S" calcext:value-type="time">
            <text:p>00:16:20</text:p>
          </table:table-cell>
          <table:table-cell office:value-type="float" office:value="400.556031" calcext:value-type="float">
            <text:p>400.556031</text:p>
          </table:table-cell>
          <table:table-cell office:value-type="float" office:value="367.001599" calcext:value-type="float">
            <text:p>367.001599</text:p>
          </table:table-cell>
          <table:table-cell office:value-type="float" office:value="981.467135" calcext:value-type="float">
            <text:p>981.467135</text:p>
          </table:table-cell>
          <table:table-cell office:value-type="float" office:value="603.979775" calcext:value-type="float">
            <text:p>603.979775</text:p>
          </table:table-cell>
        </table:table-row>
        <table:table-row table:style-name="ro1">
          <table:table-cell office:value-type="time" office:time-value="PT00H16M30S" calcext:value-type="time">
            <text:p>00:16:30</text:p>
          </table:table-cell>
          <table:table-cell office:value-type="float" office:value="404.750335" calcext:value-type="float">
            <text:p>404.750335</text:p>
          </table:table-cell>
          <table:table-cell office:value-type="float" office:value="394.264575" calcext:value-type="float">
            <text:p>394.264575</text:p>
          </table:table-cell>
          <table:table-cell office:value-type="float" office:value="1333.788671" calcext:value-type="float">
            <text:p>1333.788671</text:p>
          </table:table-cell>
          <table:table-cell office:value-type="float" office:value="421.527551" calcext:value-type="float">
            <text:p>421.527551</text:p>
          </table:table-cell>
        </table:table-row>
        <table:table-row table:style-name="ro1">
          <table:table-cell office:value-type="time" office:time-value="PT00H16M40S" calcext:value-type="time">
            <text:p>00:16:40</text:p>
          </table:table-cell>
          <table:table-cell office:value-type="float" office:value="446.693375" calcext:value-type="float">
            <text:p>446.693375</text:p>
          </table:table-cell>
          <table:table-cell office:value-type="float" office:value="373.293055" calcext:value-type="float">
            <text:p>373.293055</text:p>
          </table:table-cell>
          <table:table-cell office:value-type="float" office:value="1044.381695" calcext:value-type="float">
            <text:p>1044.381695</text:p>
          </table:table-cell>
          <table:table-cell office:value-type="float" office:value="400.556031" calcext:value-type="float">
            <text:p>400.556031</text:p>
          </table:table-cell>
        </table:table-row>
        <table:table-row table:style-name="ro1">
          <table:table-cell office:value-type="time" office:time-value="PT00H16M50S" calcext:value-type="time">
            <text:p>00:16:50</text:p>
          </table:table-cell>
          <table:table-cell office:value-type="float" office:value="362.807295" calcext:value-type="float">
            <text:p>362.807295</text:p>
          </table:table-cell>
          <table:table-cell office:value-type="float" office:value="373.293055" calcext:value-type="float">
            <text:p>373.293055</text:p>
          </table:table-cell>
          <table:table-cell office:value-type="float" office:value="1010.827263" calcext:value-type="float">
            <text:p>1010.827263</text:p>
          </table:table-cell>
          <table:table-cell office:value-type="float" office:value="392.167423" calcext:value-type="float">
            <text:p>392.167423</text:p>
          </table:table-cell>
        </table:table-row>
        <table:table-row table:style-name="ro1">
          <table:table-cell office:value-type="time" office:time-value="PT00H17M00S" calcext:value-type="time">
            <text:p>00:17:00</text:p>
          </table:table-cell>
          <table:table-cell office:value-type="float" office:value="484.442111" calcext:value-type="float">
            <text:p>484.442111</text:p>
          </table:table-cell>
          <table:table-cell office:value-type="float" office:value="394.264575" calcext:value-type="float">
            <text:p>394.264575</text:p>
          </table:table-cell>
          <table:table-cell office:value-type="float" office:value="1048.575999" calcext:value-type="float">
            <text:p>1048.575999</text:p>
          </table:table-cell>
          <table:table-cell office:value-type="float" office:value="377.487359" calcext:value-type="float">
            <text:p>377.487359</text:p>
          </table:table-cell>
        </table:table-row>
        <table:table-row table:style-name="ro1">
          <table:table-cell office:value-type="time" office:time-value="PT00H17M10S" calcext:value-type="time">
            <text:p>00:17:10</text:p>
          </table:table-cell>
          <table:table-cell office:value-type="float" office:value="442.499071" calcext:value-type="float">
            <text:p>442.499071</text:p>
          </table:table-cell>
          <table:table-cell office:value-type="float" office:value="358.612991" calcext:value-type="float">
            <text:p>358.612991</text:p>
          </table:table-cell>
          <table:table-cell office:value-type="float" office:value="1065.353215" calcext:value-type="float">
            <text:p>1065.353215</text:p>
          </table:table-cell>
          <table:table-cell office:value-type="float" office:value="406.847487" calcext:value-type="float">
            <text:p>406.847487</text:p>
          </table:table-cell>
        </table:table-row>
        <table:table-row table:style-name="ro1">
          <table:table-cell office:value-type="time" office:time-value="PT00H17M20S" calcext:value-type="time">
            <text:p>00:17:20</text:p>
          </table:table-cell>
          <table:table-cell office:value-type="float" office:value="404.750335" calcext:value-type="float">
            <text:p>404.750335</text:p>
          </table:table-cell>
          <table:table-cell office:value-type="float" office:value="377.487359" calcext:value-type="float">
            <text:p>377.487359</text:p>
          </table:table-cell>
          <table:table-cell office:value-type="float" office:value="1140.850687" calcext:value-type="float">
            <text:p>1140.850687</text:p>
          </table:table-cell>
          <table:table-cell office:value-type="float" office:value="364.904447" calcext:value-type="float">
            <text:p>364.904447</text:p>
          </table:table-cell>
        </table:table-row>
        <table:table-row table:style-name="ro1">
          <table:table-cell office:value-type="time" office:time-value="PT00H17M30S" calcext:value-type="time">
            <text:p>00:17:30</text:p>
          </table:table-cell>
          <table:table-cell office:value-type="float" office:value="442.499071" calcext:value-type="float">
            <text:p>442.499071</text:p>
          </table:table-cell>
          <table:table-cell office:value-type="float" office:value="360.710143" calcext:value-type="float">
            <text:p>360.710143</text:p>
          </table:table-cell>
          <table:table-cell office:value-type="float" office:value="1010.827263" calcext:value-type="float">
            <text:p>1010.827263</text:p>
          </table:table-cell>
          <table:table-cell office:value-type="float" office:value="360.710143" calcext:value-type="float">
            <text:p>360.710143</text:p>
          </table:table-cell>
        </table:table-row>
        <table:table-row table:style-name="ro1">
          <table:table-cell office:value-type="time" office:time-value="PT00H17M40S" calcext:value-type="time">
            <text:p>00:17:40</text:p>
          </table:table-cell>
          <table:table-cell office:value-type="float" office:value="402.653183" calcext:value-type="float">
            <text:p>402.653183</text:p>
          </table:table-cell>
          <table:table-cell office:value-type="float" office:value="352.321535" calcext:value-type="float">
            <text:p>352.321535</text:p>
          </table:table-cell>
          <table:table-cell office:value-type="float" office:value="1027.604479" calcext:value-type="float">
            <text:p>1027.604479</text:p>
          </table:table-cell>
          <table:table-cell office:value-type="float" office:value="402.653183" calcext:value-type="float">
            <text:p>402.653183</text:p>
          </table:table-cell>
        </table:table-row>
        <table:table-row table:style-name="ro1">
          <table:table-cell office:value-type="time" office:time-value="PT00H17M50S" calcext:value-type="time">
            <text:p>00:17:50</text:p>
          </table:table-cell>
          <table:table-cell office:value-type="float" office:value="406.847487" calcext:value-type="float">
            <text:p>406.847487</text:p>
          </table:table-cell>
          <table:table-cell office:value-type="float" office:value="377.487359" calcext:value-type="float">
            <text:p>377.487359</text:p>
          </table:table-cell>
          <table:table-cell office:value-type="float" office:value="952.107007" calcext:value-type="float">
            <text:p>952.107007</text:p>
          </table:table-cell>
          <table:table-cell office:value-type="float" office:value="367.001599" calcext:value-type="float">
            <text:p>367.001599</text:p>
          </table:table-cell>
        </table:table-row>
        <table:table-row table:style-name="ro1">
          <table:table-cell office:value-type="time" office:time-value="PT00H18M00S" calcext:value-type="time">
            <text:p>00:18:00</text:p>
          </table:table-cell>
          <table:table-cell office:value-type="float" office:value="367.001599" calcext:value-type="float">
            <text:p>367.001599</text:p>
          </table:table-cell>
          <table:table-cell office:value-type="float" office:value="371.195903" calcext:value-type="float">
            <text:p>371.195903</text:p>
          </table:table-cell>
          <table:table-cell office:value-type="float" office:value="1035.993087" calcext:value-type="float">
            <text:p>1035.993087</text:p>
          </table:table-cell>
          <table:table-cell office:value-type="float" office:value="448.790527" calcext:value-type="float">
            <text:p>448.790527</text:p>
          </table:table-cell>
        </table:table-row>
        <table:table-row table:style-name="ro1">
          <table:table-cell office:value-type="time" office:time-value="PT00H18M10S" calcext:value-type="time">
            <text:p>00:18:10</text:p>
          </table:table-cell>
          <table:table-cell office:value-type="float" office:value="408.944639" calcext:value-type="float">
            <text:p>408.944639</text:p>
          </table:table-cell>
          <table:table-cell office:value-type="float" office:value="360.710143" calcext:value-type="float">
            <text:p>360.710143</text:p>
          </table:table-cell>
          <table:table-cell office:value-type="float" office:value="968.884223" calcext:value-type="float">
            <text:p>968.884223</text:p>
          </table:table-cell>
          <table:table-cell office:value-type="float" office:value="383.778815" calcext:value-type="float">
            <text:p>383.778815</text:p>
          </table:table-cell>
        </table:table-row>
        <table:table-row table:style-name="ro1">
          <table:table-cell office:value-type="time" office:time-value="PT00H18M20S" calcext:value-type="time">
            <text:p>00:18:20</text:p>
          </table:table-cell>
          <table:table-cell office:value-type="float" office:value="442.499071" calcext:value-type="float">
            <text:p>442.499071</text:p>
          </table:table-cell>
          <table:table-cell office:value-type="float" office:value="369.098751" calcext:value-type="float">
            <text:p>369.098751</text:p>
          </table:table-cell>
          <table:table-cell office:value-type="float" office:value="973.078527" calcext:value-type="float">
            <text:p>973.078527</text:p>
          </table:table-cell>
          <table:table-cell office:value-type="float" office:value="383.778815" calcext:value-type="float">
            <text:p>383.778815</text:p>
          </table:table-cell>
        </table:table-row>
        <table:table-row table:style-name="ro1">
          <table:table-cell office:value-type="time" office:time-value="PT00H18M30S" calcext:value-type="time">
            <text:p>00:18:30</text:p>
          </table:table-cell>
          <table:table-cell office:value-type="float" office:value="402.653183" calcext:value-type="float">
            <text:p>402.653183</text:p>
          </table:table-cell>
          <table:table-cell office:value-type="float" office:value="371.195903" calcext:value-type="float">
            <text:p>371.195903</text:p>
          </table:table-cell>
          <table:table-cell office:value-type="float" office:value="1073.741823" calcext:value-type="float">
            <text:p>1073.741823</text:p>
          </table:table-cell>
          <table:table-cell office:value-type="float" office:value="360.710143" calcext:value-type="float">
            <text:p>360.710143</text:p>
          </table:table-cell>
        </table:table-row>
        <table:table-row table:style-name="ro1">
          <table:table-cell office:value-type="time" office:time-value="PT00H18M40S" calcext:value-type="time">
            <text:p>00:18:40</text:p>
          </table:table-cell>
          <table:table-cell office:value-type="float" office:value="402.653183" calcext:value-type="float">
            <text:p>402.653183</text:p>
          </table:table-cell>
          <table:table-cell office:value-type="float" office:value="379.584511" calcext:value-type="float">
            <text:p>379.584511</text:p>
          </table:table-cell>
          <table:table-cell office:value-type="float" office:value="742.391807" calcext:value-type="float">
            <text:p>742.391807</text:p>
          </table:table-cell>
          <table:table-cell office:value-type="float" office:value="385.875967" calcext:value-type="float">
            <text:p>385.875967</text:p>
          </table:table-cell>
        </table:table-row>
        <table:table-row table:style-name="ro1">
          <table:table-cell office:value-type="time" office:time-value="PT00H18M50S" calcext:value-type="time">
            <text:p>00:18:50</text:p>
          </table:table-cell>
          <table:table-cell office:value-type="float" office:value="356.515839" calcext:value-type="float">
            <text:p>356.515839</text:p>
          </table:table-cell>
          <table:table-cell office:value-type="float" office:value="364.904447" calcext:value-type="float">
            <text:p>364.904447</text:p>
          </table:table-cell>
          <table:table-cell office:value-type="float" office:value="989.855743" calcext:value-type="float">
            <text:p>989.855743</text:p>
          </table:table-cell>
          <table:table-cell office:value-type="float" office:value="398.458879" calcext:value-type="float">
            <text:p>398.458879</text:p>
          </table:table-cell>
        </table:table-row>
        <table:table-row table:style-name="ro1">
          <table:table-cell office:value-type="time" office:time-value="PT00H19M00S" calcext:value-type="time">
            <text:p>00:19:00</text:p>
          </table:table-cell>
          <table:table-cell office:value-type="float" office:value="486.539263" calcext:value-type="float">
            <text:p>486.539263</text:p>
          </table:table-cell>
          <table:table-cell office:value-type="float" office:value="381.681663" calcext:value-type="float">
            <text:p>381.681663</text:p>
          </table:table-cell>
          <table:table-cell office:value-type="float" office:value="1132.462079" calcext:value-type="float">
            <text:p>1132.462079</text:p>
          </table:table-cell>
          <table:table-cell office:value-type="float" office:value="583.008255" calcext:value-type="float">
            <text:p>583.008255</text:p>
          </table:table-cell>
        </table:table-row>
        <table:table-row table:style-name="ro1">
          <table:table-cell office:value-type="time" office:time-value="PT00H19M10S" calcext:value-type="time">
            <text:p>00:19:10</text:p>
          </table:table-cell>
          <table:table-cell office:value-type="float" office:value="402.653183" calcext:value-type="float">
            <text:p>402.653183</text:p>
          </table:table-cell>
          <table:table-cell office:value-type="float" office:value="348.127231" calcext:value-type="float">
            <text:p>348.127231</text:p>
          </table:table-cell>
          <table:table-cell office:value-type="float" office:value="1241.513983" calcext:value-type="float">
            <text:p>1241.513983</text:p>
          </table:table-cell>
          <table:table-cell office:value-type="float" office:value="396.361727" calcext:value-type="float">
            <text:p>396.361727</text:p>
          </table:table-cell>
        </table:table-row>
        <table:table-row table:style-name="ro1">
          <table:table-cell office:value-type="time" office:time-value="PT00H19M20S" calcext:value-type="time">
            <text:p>00:19:20</text:p>
          </table:table-cell>
          <table:table-cell office:value-type="float" office:value="406.847487" calcext:value-type="float">
            <text:p>406.847487</text:p>
          </table:table-cell>
          <table:table-cell office:value-type="float" office:value="385.875967" calcext:value-type="float">
            <text:p>385.875967</text:p>
          </table:table-cell>
          <table:table-cell office:value-type="float" office:value="1199.570943" calcext:value-type="float">
            <text:p>1199.570943</text:p>
          </table:table-cell>
          <table:table-cell office:value-type="float" office:value="404.750335" calcext:value-type="float">
            <text:p>404.750335</text:p>
          </table:table-cell>
        </table:table-row>
        <table:table-row table:style-name="ro1">
          <table:table-cell office:value-type="time" office:time-value="PT00H19M30S" calcext:value-type="time">
            <text:p>00:19:30</text:p>
          </table:table-cell>
          <table:table-cell office:value-type="float" office:value="566.231039" calcext:value-type="float">
            <text:p>566.231039</text:p>
          </table:table-cell>
          <table:table-cell office:value-type="float" office:value="367.001599" calcext:value-type="float">
            <text:p>367.001599</text:p>
          </table:table-cell>
          <table:table-cell office:value-type="float" office:value="1073.741823" calcext:value-type="float">
            <text:p>1073.741823</text:p>
          </table:table-cell>
          <table:table-cell office:value-type="float" office:value="411.041791" calcext:value-type="float">
            <text:p>411.041791</text:p>
          </table:table-cell>
        </table:table-row>
        <table:table-row table:style-name="ro1">
          <table:table-cell office:value-type="time" office:time-value="PT00H19M40S" calcext:value-type="time">
            <text:p>00:19:40</text:p>
          </table:table-cell>
          <table:table-cell office:value-type="float" office:value="488.636415" calcext:value-type="float">
            <text:p>488.636415</text:p>
          </table:table-cell>
          <table:table-cell office:value-type="float" office:value="385.875967" calcext:value-type="float">
            <text:p>385.875967</text:p>
          </table:table-cell>
          <table:table-cell office:value-type="float" office:value="1019.215871" calcext:value-type="float">
            <text:p>1019.215871</text:p>
          </table:table-cell>
          <table:table-cell office:value-type="float" office:value="390.070271" calcext:value-type="float">
            <text:p>390.070271</text:p>
          </table:table-cell>
        </table:table-row>
        <table:table-row table:style-name="ro1">
          <table:table-cell office:value-type="time" office:time-value="PT00H19M50S" calcext:value-type="time">
            <text:p>00:19:50</text:p>
          </table:table-cell>
          <table:table-cell office:value-type="float" office:value="406.847487" calcext:value-type="float">
            <text:p>406.847487</text:p>
          </table:table-cell>
          <table:table-cell office:value-type="float" office:value="390.070271" calcext:value-type="float">
            <text:p>390.070271</text:p>
          </table:table-cell>
          <table:table-cell office:value-type="float" office:value="851.443711" calcext:value-type="float">
            <text:p>851.443711</text:p>
          </table:table-cell>
          <table:table-cell office:value-type="float" office:value="375.390207" calcext:value-type="float">
            <text:p>375.390207</text:p>
          </table:table-cell>
        </table:table-row>
        <table:table-row table:style-name="ro1">
          <table:table-cell office:value-type="time" office:time-value="PT00H20M00S" calcext:value-type="time">
            <text:p>00:20:00</text:p>
          </table:table-cell>
          <table:table-cell office:value-type="float" office:value="364.904447" calcext:value-type="float">
            <text:p>364.904447</text:p>
          </table:table-cell>
          <table:table-cell office:value-type="float" office:value="362.807295" calcext:value-type="float">
            <text:p>362.807295</text:p>
          </table:table-cell>
          <table:table-cell office:value-type="float" office:value="843.055103" calcext:value-type="float">
            <text:p>843.055103</text:p>
          </table:table-cell>
          <table:table-cell office:value-type="float" office:value="400.556031" calcext:value-type="float">
            <text:p>400.556031</text:p>
          </table:table-cell>
        </table:table-row>
        <table:table-row table:style-name="ro1">
          <table:table-cell office:value-type="time" office:time-value="PT00H20M10S" calcext:value-type="time">
            <text:p>00:20:10</text:p>
          </table:table-cell>
          <table:table-cell office:value-type="float" office:value="367.001599" calcext:value-type="float">
            <text:p>367.001599</text:p>
          </table:table-cell>
          <table:table-cell office:value-type="float" office:value="373.293055" calcext:value-type="float">
            <text:p>373.293055</text:p>
          </table:table-cell>
          <table:table-cell office:value-type="float" office:value="1090.519039" calcext:value-type="float">
            <text:p>1090.519039</text:p>
          </table:table-cell>
          <table:table-cell office:value-type="float" office:value="390.070271" calcext:value-type="float">
            <text:p>390.070271</text:p>
          </table:table-cell>
        </table:table-row>
        <table:table-row table:style-name="ro1">
          <table:table-cell office:value-type="time" office:time-value="PT00H20M20S" calcext:value-type="time">
            <text:p>00:20:20</text:p>
          </table:table-cell>
          <table:table-cell office:value-type="float" office:value="404.750335" calcext:value-type="float">
            <text:p>404.750335</text:p>
          </table:table-cell>
          <table:table-cell office:value-type="float" office:value="367.001599" calcext:value-type="float">
            <text:p>367.001599</text:p>
          </table:table-cell>
          <table:table-cell office:value-type="float" office:value="985.661439" calcext:value-type="float">
            <text:p>985.661439</text:p>
          </table:table-cell>
          <table:table-cell office:value-type="float" office:value="587.202559" calcext:value-type="float">
            <text:p>587.202559</text:p>
          </table:table-cell>
        </table:table-row>
        <table:table-row table:style-name="ro1">
          <table:table-cell office:value-type="time" office:time-value="PT00H20M30S" calcext:value-type="time">
            <text:p>00:20:30</text:p>
          </table:table-cell>
          <table:table-cell office:value-type="float" office:value="526.385151" calcext:value-type="float">
            <text:p>526.385151</text:p>
          </table:table-cell>
          <table:table-cell office:value-type="float" office:value="362.807295" calcext:value-type="float">
            <text:p>362.807295</text:p>
          </table:table-cell>
          <table:table-cell office:value-type="float" office:value="1040.187391" calcext:value-type="float">
            <text:p>1040.187391</text:p>
          </table:table-cell>
          <table:table-cell office:value-type="float" office:value="423.624703" calcext:value-type="float">
            <text:p>423.624703</text:p>
          </table:table-cell>
        </table:table-row>
        <table:table-row table:style-name="ro1">
          <table:table-cell office:value-type="time" office:time-value="PT00H20M40S" calcext:value-type="time">
            <text:p>00:20:40</text:p>
          </table:table-cell>
          <table:table-cell office:value-type="float" office:value="362.807295" calcext:value-type="float">
            <text:p>362.807295</text:p>
          </table:table-cell>
          <table:table-cell office:value-type="float" office:value="371.195903" calcext:value-type="float">
            <text:p>371.195903</text:p>
          </table:table-cell>
          <table:table-cell office:value-type="float" office:value="1023.410175" calcext:value-type="float">
            <text:p>1023.410175</text:p>
          </table:table-cell>
          <table:table-cell office:value-type="float" office:value="442.499071" calcext:value-type="float">
            <text:p>442.499071</text:p>
          </table:table-cell>
        </table:table-row>
        <table:table-row table:style-name="ro1">
          <table:table-cell office:value-type="time" office:time-value="PT00H20M50S" calcext:value-type="time">
            <text:p>00:20:50</text:p>
          </table:table-cell>
          <table:table-cell office:value-type="float" office:value="402.653183" calcext:value-type="float">
            <text:p>402.653183</text:p>
          </table:table-cell>
          <table:table-cell office:value-type="float" office:value="352.321535" calcext:value-type="float">
            <text:p>352.321535</text:p>
          </table:table-cell>
          <table:table-cell office:value-type="float" office:value="918.552575" calcext:value-type="float">
            <text:p>918.552575</text:p>
          </table:table-cell>
          <table:table-cell office:value-type="float" office:value="381.681663" calcext:value-type="float">
            <text:p>381.681663</text:p>
          </table:table-cell>
        </table:table-row>
        <table:table-row table:style-name="ro1">
          <table:table-cell office:value-type="time" office:time-value="PT00H21M00S" calcext:value-type="time">
            <text:p>00:21:00</text:p>
          </table:table-cell>
          <table:table-cell office:value-type="float" office:value="400.556031" calcext:value-type="float">
            <text:p>400.556031</text:p>
          </table:table-cell>
          <table:table-cell office:value-type="float" office:value="358.612991" calcext:value-type="float">
            <text:p>358.612991</text:p>
          </table:table-cell>
          <table:table-cell office:value-type="float" office:value="1044.381695" calcext:value-type="float">
            <text:p>1044.381695</text:p>
          </table:table-cell>
          <table:table-cell office:value-type="float" office:value="394.264575" calcext:value-type="float">
            <text:p>394.264575</text:p>
          </table:table-cell>
        </table:table-row>
        <table:table-row table:style-name="ro1">
          <table:table-cell office:value-type="time" office:time-value="PT00H21M10S" calcext:value-type="time">
            <text:p>00:21:10</text:p>
          </table:table-cell>
          <table:table-cell office:value-type="float" office:value="444.596223" calcext:value-type="float">
            <text:p>444.596223</text:p>
          </table:table-cell>
          <table:table-cell office:value-type="float" office:value="364.904447" calcext:value-type="float">
            <text:p>364.904447</text:p>
          </table:table-cell>
          <table:table-cell office:value-type="float" office:value="897.581055" calcext:value-type="float">
            <text:p>897.581055</text:p>
          </table:table-cell>
          <table:table-cell office:value-type="float" office:value="390.070271" calcext:value-type="float">
            <text:p>390.070271</text:p>
          </table:table-cell>
        </table:table-row>
        <table:table-row table:style-name="ro1">
          <table:table-cell office:value-type="time" office:time-value="PT00H21M20S" calcext:value-type="time">
            <text:p>00:21:20</text:p>
          </table:table-cell>
          <table:table-cell office:value-type="float" office:value="406.847487" calcext:value-type="float">
            <text:p>406.847487</text:p>
          </table:table-cell>
          <table:table-cell office:value-type="float" office:value="360.710143" calcext:value-type="float">
            <text:p>360.710143</text:p>
          </table:table-cell>
          <table:table-cell office:value-type="float" office:value="872.415231" calcext:value-type="float">
            <text:p>872.415231</text:p>
          </table:table-cell>
          <table:table-cell office:value-type="float" office:value="392.167423" calcext:value-type="float">
            <text:p>392.167423</text:p>
          </table:table-cell>
        </table:table-row>
        <table:table-row table:style-name="ro1">
          <table:table-cell office:value-type="time" office:time-value="PT00H21M30S" calcext:value-type="time">
            <text:p>00:21:30</text:p>
          </table:table-cell>
          <table:table-cell office:value-type="float" office:value="440.401919" calcext:value-type="float">
            <text:p>440.401919</text:p>
          </table:table-cell>
          <table:table-cell office:value-type="float" office:value="371.195903" calcext:value-type="float">
            <text:p>371.195903</text:p>
          </table:table-cell>
          <table:table-cell office:value-type="float" office:value="977.272831" calcext:value-type="float">
            <text:p>977.272831</text:p>
          </table:table-cell>
          <table:table-cell office:value-type="float" office:value="400.556031" calcext:value-type="float">
            <text:p>400.556031</text:p>
          </table:table-cell>
        </table:table-row>
        <table:table-row table:style-name="ro1">
          <table:table-cell office:value-type="time" office:time-value="PT00H21M40S" calcext:value-type="time">
            <text:p>00:21:40</text:p>
          </table:table-cell>
          <table:table-cell office:value-type="float" office:value="442.499071" calcext:value-type="float">
            <text:p>442.499071</text:p>
          </table:table-cell>
          <table:table-cell office:value-type="float" office:value="350.224383" calcext:value-type="float">
            <text:p>350.224383</text:p>
          </table:table-cell>
          <table:table-cell office:value-type="float" office:value="1069.547519" calcext:value-type="float">
            <text:p>1069.547519</text:p>
          </table:table-cell>
          <table:table-cell office:value-type="float" office:value="603.979775" calcext:value-type="float">
            <text:p>603.979775</text:p>
          </table:table-cell>
        </table:table-row>
        <table:table-row table:style-name="ro1">
          <table:table-cell office:value-type="time" office:time-value="PT00H21M50S" calcext:value-type="time">
            <text:p>00:21:50</text:p>
          </table:table-cell>
          <table:table-cell office:value-type="float" office:value="402.653183" calcext:value-type="float">
            <text:p>402.653183</text:p>
          </table:table-cell>
          <table:table-cell office:value-type="float" office:value="356.515839" calcext:value-type="float">
            <text:p>356.515839</text:p>
          </table:table-cell>
          <table:table-cell office:value-type="float" office:value="918.552575" calcext:value-type="float">
            <text:p>918.552575</text:p>
          </table:table-cell>
          <table:table-cell office:value-type="float" office:value="406.847487" calcext:value-type="float">
            <text:p>406.847487</text:p>
          </table:table-cell>
        </table:table-row>
        <table:table-row table:style-name="ro1">
          <table:table-cell office:value-type="time" office:time-value="PT00H22M00S" calcext:value-type="time">
            <text:p>00:22:00</text:p>
          </table:table-cell>
          <table:table-cell office:value-type="float" office:value="367.001599" calcext:value-type="float">
            <text:p>367.001599</text:p>
          </table:table-cell>
          <table:table-cell office:value-type="float" office:value="392.167423" calcext:value-type="float">
            <text:p>392.167423</text:p>
          </table:table-cell>
          <table:table-cell office:value-type="float" office:value="1241.513983" calcext:value-type="float">
            <text:p>1241.513983</text:p>
          </table:table-cell>
          <table:table-cell office:value-type="float" office:value="408.944639" calcext:value-type="float">
            <text:p>408.944639</text:p>
          </table:table-cell>
        </table:table-row>
        <table:table-row table:style-name="ro1">
          <table:table-cell office:value-type="time" office:time-value="PT00H22M10S" calcext:value-type="time">
            <text:p>00:22:10</text:p>
          </table:table-cell>
          <table:table-cell office:value-type="float" office:value="367.001599" calcext:value-type="float">
            <text:p>367.001599</text:p>
          </table:table-cell>
          <table:table-cell office:value-type="float" office:value="371.195903" calcext:value-type="float">
            <text:p>371.195903</text:p>
          </table:table-cell>
          <table:table-cell office:value-type="float" office:value="943.718399" calcext:value-type="float">
            <text:p>943.718399</text:p>
          </table:table-cell>
          <table:table-cell office:value-type="float" office:value="415.236095" calcext:value-type="float">
            <text:p>415.236095</text:p>
          </table:table-cell>
        </table:table-row>
        <table:table-row table:style-name="ro1">
          <table:table-cell office:value-type="time" office:time-value="PT00H22M20S" calcext:value-type="time">
            <text:p>00:22:20</text:p>
          </table:table-cell>
          <table:table-cell office:value-type="float" office:value="404.750335" calcext:value-type="float">
            <text:p>404.750335</text:p>
          </table:table-cell>
          <table:table-cell office:value-type="float" office:value="375.390207" calcext:value-type="float">
            <text:p>375.390207</text:p>
          </table:table-cell>
          <table:table-cell office:value-type="float" office:value="968.884223" calcext:value-type="float">
            <text:p>968.884223</text:p>
          </table:table-cell>
          <table:table-cell office:value-type="float" office:value="396.361727" calcext:value-type="float">
            <text:p>396.361727</text:p>
          </table:table-cell>
        </table:table-row>
        <table:table-row table:style-name="ro1">
          <table:table-cell office:value-type="time" office:time-value="PT00H22M30S" calcext:value-type="time">
            <text:p>00:22:30</text:p>
          </table:table-cell>
          <table:table-cell office:value-type="float" office:value="367.001599" calcext:value-type="float">
            <text:p>367.001599</text:p>
          </table:table-cell>
          <table:table-cell office:value-type="float" office:value="377.487359" calcext:value-type="float">
            <text:p>377.487359</text:p>
          </table:table-cell>
          <table:table-cell office:value-type="float" office:value="960.495615" calcext:value-type="float">
            <text:p>960.495615</text:p>
          </table:table-cell>
          <table:table-cell office:value-type="float" office:value="385.875967" calcext:value-type="float">
            <text:p>385.875967</text:p>
          </table:table-cell>
        </table:table-row>
        <table:table-row table:style-name="ro1">
          <table:table-cell office:value-type="time" office:time-value="PT00H22M40S" calcext:value-type="time">
            <text:p>00:22:40</text:p>
          </table:table-cell>
          <table:table-cell office:value-type="float" office:value="406.847487" calcext:value-type="float">
            <text:p>406.847487</text:p>
          </table:table-cell>
          <table:table-cell office:value-type="float" office:value="367.001599" calcext:value-type="float">
            <text:p>367.001599</text:p>
          </table:table-cell>
          <table:table-cell office:value-type="float" office:value="1019.215871" calcext:value-type="float">
            <text:p>1019.215871</text:p>
          </table:table-cell>
          <table:table-cell office:value-type="float" office:value="394.264575" calcext:value-type="float">
            <text:p>394.264575</text:p>
          </table:table-cell>
        </table:table-row>
        <table:table-row table:style-name="ro1">
          <table:table-cell office:value-type="time" office:time-value="PT00H22M50S" calcext:value-type="time">
            <text:p>00:22:50</text:p>
          </table:table-cell>
          <table:table-cell office:value-type="float" office:value="362.807295" calcext:value-type="float">
            <text:p>362.807295</text:p>
          </table:table-cell>
          <table:table-cell office:value-type="float" office:value="375.390207" calcext:value-type="float">
            <text:p>375.390207</text:p>
          </table:table-cell>
          <table:table-cell office:value-type="float" office:value="1090.519039" calcext:value-type="float">
            <text:p>1090.519039</text:p>
          </table:table-cell>
          <table:table-cell office:value-type="float" office:value="398.458879" calcext:value-type="float">
            <text:p>398.458879</text:p>
          </table:table-cell>
        </table:table-row>
        <table:table-row table:style-name="ro1">
          <table:table-cell office:value-type="time" office:time-value="PT00H23M00S" calcext:value-type="time">
            <text:p>00:23:00</text:p>
          </table:table-cell>
          <table:table-cell office:value-type="float" office:value="488.636415" calcext:value-type="float">
            <text:p>488.636415</text:p>
          </table:table-cell>
          <table:table-cell office:value-type="float" office:value="367.001599" calcext:value-type="float">
            <text:p>367.001599</text:p>
          </table:table-cell>
          <table:table-cell office:value-type="float" office:value="989.855743" calcext:value-type="float">
            <text:p>989.855743</text:p>
          </table:table-cell>
          <table:table-cell office:value-type="float" office:value="599.785471" calcext:value-type="float">
            <text:p>599.785471</text:p>
          </table:table-cell>
        </table:table-row>
        <table:table-row table:style-name="ro1">
          <table:table-cell office:value-type="time" office:time-value="PT00H23M10S" calcext:value-type="time">
            <text:p>00:23:10</text:p>
          </table:table-cell>
          <table:table-cell office:value-type="float" office:value="400.556031" calcext:value-type="float">
            <text:p>400.556031</text:p>
          </table:table-cell>
          <table:table-cell office:value-type="float" office:value="364.904447" calcext:value-type="float">
            <text:p>364.904447</text:p>
          </table:table-cell>
          <table:table-cell office:value-type="float" office:value="968.884223" calcext:value-type="float">
            <text:p>968.884223</text:p>
          </table:table-cell>
          <table:table-cell office:value-type="float" office:value="402.653183" calcext:value-type="float">
            <text:p>402.653183</text:p>
          </table:table-cell>
        </table:table-row>
        <table:table-row table:style-name="ro1">
          <table:table-cell office:value-type="time" office:time-value="PT00H23M20S" calcext:value-type="time">
            <text:p>00:23:20</text:p>
          </table:table-cell>
          <table:table-cell office:value-type="float" office:value="444.596223" calcext:value-type="float">
            <text:p>444.596223</text:p>
          </table:table-cell>
          <table:table-cell office:value-type="float" office:value="398.458879" calcext:value-type="float">
            <text:p>398.458879</text:p>
          </table:table-cell>
          <table:table-cell office:value-type="float" office:value="1157.627903" calcext:value-type="float">
            <text:p>1157.627903</text:p>
          </table:table-cell>
          <table:table-cell office:value-type="float" office:value="455.081983" calcext:value-type="float">
            <text:p>455.081983</text:p>
          </table:table-cell>
        </table:table-row>
        <table:table-row table:style-name="ro1">
          <table:table-cell office:value-type="time" office:time-value="PT00H23M30S" calcext:value-type="time">
            <text:p>00:23:30</text:p>
          </table:table-cell>
          <table:table-cell office:value-type="float" office:value="404.750335" calcext:value-type="float">
            <text:p>404.750335</text:p>
          </table:table-cell>
          <table:table-cell office:value-type="float" office:value="377.487359" calcext:value-type="float">
            <text:p>377.487359</text:p>
          </table:table-cell>
          <table:table-cell office:value-type="float" office:value="994.050047" calcext:value-type="float">
            <text:p>994.050047</text:p>
          </table:table-cell>
          <table:table-cell office:value-type="float" office:value="402.653183" calcext:value-type="float">
            <text:p>402.653183</text:p>
          </table:table-cell>
        </table:table-row>
        <table:table-row table:style-name="ro1">
          <table:table-cell office:value-type="time" office:time-value="PT00H23M40S" calcext:value-type="time">
            <text:p>00:23:40</text:p>
          </table:table-cell>
          <table:table-cell office:value-type="float" office:value="419.430399" calcext:value-type="float">
            <text:p>419.430399</text:p>
          </table:table-cell>
          <table:table-cell office:value-type="float" office:value="377.487359" calcext:value-type="float">
            <text:p>377.487359</text:p>
          </table:table-cell>
          <table:table-cell office:value-type="float" office:value="956.301311" calcext:value-type="float">
            <text:p>956.301311</text:p>
          </table:table-cell>
          <table:table-cell office:value-type="float" office:value="398.458879" calcext:value-type="float">
            <text:p>398.458879</text:p>
          </table:table-cell>
        </table:table-row>
        <table:table-row table:style-name="ro1">
          <table:table-cell office:value-type="time" office:time-value="PT00H23M50S" calcext:value-type="time">
            <text:p>00:23:50</text:p>
          </table:table-cell>
          <table:table-cell office:value-type="float" office:value="360.710143" calcext:value-type="float">
            <text:p>360.710143</text:p>
          </table:table-cell>
          <table:table-cell office:value-type="float" office:value="381.681663" calcext:value-type="float">
            <text:p>381.681663</text:p>
          </table:table-cell>
          <table:table-cell office:value-type="float" office:value="1027.604479" calcext:value-type="float">
            <text:p>1027.604479</text:p>
          </table:table-cell>
          <table:table-cell office:value-type="float" office:value="402.653183" calcext:value-type="float">
            <text:p>402.653183</text:p>
          </table:table-cell>
        </table:table-row>
        <table:table-row table:style-name="ro1">
          <table:table-cell office:value-type="time" office:time-value="PT00H24M00S" calcext:value-type="time">
            <text:p>00:24:00</text:p>
          </table:table-cell>
          <table:table-cell office:value-type="float" office:value="402.653183" calcext:value-type="float">
            <text:p>402.653183</text:p>
          </table:table-cell>
          <table:table-cell office:value-type="float" office:value="377.487359" calcext:value-type="float">
            <text:p>377.487359</text:p>
          </table:table-cell>
          <table:table-cell office:value-type="float" office:value="1199.570943" calcext:value-type="float">
            <text:p>1199.570943</text:p>
          </table:table-cell>
          <table:table-cell office:value-type="float" office:value="400.556031" calcext:value-type="float">
            <text:p>400.556031</text:p>
          </table:table-cell>
        </table:table-row>
        <table:table-row table:style-name="ro1">
          <table:table-cell office:value-type="time" office:time-value="PT00H24M10S" calcext:value-type="time">
            <text:p>00:24:10</text:p>
          </table:table-cell>
          <table:table-cell office:value-type="float" office:value="322.961407" calcext:value-type="float">
            <text:p>322.961407</text:p>
          </table:table-cell>
          <table:table-cell office:value-type="float" office:value="394.264575" calcext:value-type="float">
            <text:p>394.264575</text:p>
          </table:table-cell>
          <table:table-cell office:value-type="float" office:value="964.689919" calcext:value-type="float">
            <text:p>964.689919</text:p>
          </table:table-cell>
          <table:table-cell office:value-type="float" office:value="408.944639" calcext:value-type="float">
            <text:p>408.944639</text:p>
          </table:table-cell>
        </table:table-row>
        <table:table-row table:style-name="ro1">
          <table:table-cell office:value-type="time" office:time-value="PT00H24M20S" calcext:value-type="time">
            <text:p>00:24:20</text:p>
          </table:table-cell>
          <table:table-cell office:value-type="float" office:value="404.750335" calcext:value-type="float">
            <text:p>404.750335</text:p>
          </table:table-cell>
          <table:table-cell office:value-type="float" office:value="360.710143" calcext:value-type="float">
            <text:p>360.710143</text:p>
          </table:table-cell>
          <table:table-cell office:value-type="float" office:value="939.524095" calcext:value-type="float">
            <text:p>939.524095</text:p>
          </table:table-cell>
          <table:table-cell office:value-type="float" office:value="570.425343" calcext:value-type="float">
            <text:p>570.425343</text:p>
          </table:table-cell>
        </table:table-row>
        <table:table-row table:style-name="ro1">
          <table:table-cell office:value-type="time" office:time-value="PT00H24M30S" calcext:value-type="time">
            <text:p>00:24:30</text:p>
          </table:table-cell>
          <table:table-cell office:value-type="float" office:value="404.750335" calcext:value-type="float">
            <text:p>404.750335</text:p>
          </table:table-cell>
          <table:table-cell office:value-type="float" office:value="352.321535" calcext:value-type="float">
            <text:p>352.321535</text:p>
          </table:table-cell>
          <table:table-cell office:value-type="float" office:value="1166.016511" calcext:value-type="float">
            <text:p>1166.016511</text:p>
          </table:table-cell>
          <table:table-cell office:value-type="float" office:value="381.681663" calcext:value-type="float">
            <text:p>381.681663</text:p>
          </table:table-cell>
        </table:table-row>
        <table:table-row table:style-name="ro1">
          <table:table-cell office:value-type="time" office:time-value="PT00H24M40S" calcext:value-type="time">
            <text:p>00:24:40</text:p>
          </table:table-cell>
          <table:table-cell office:value-type="float" office:value="400.556031" calcext:value-type="float">
            <text:p>400.556031</text:p>
          </table:table-cell>
          <table:table-cell office:value-type="float" office:value="356.515839" calcext:value-type="float">
            <text:p>356.515839</text:p>
          </table:table-cell>
          <table:table-cell office:value-type="float" office:value="1031.798783" calcext:value-type="float">
            <text:p>1031.798783</text:p>
          </table:table-cell>
          <table:table-cell office:value-type="float" office:value="362.807295" calcext:value-type="float">
            <text:p>362.807295</text:p>
          </table:table-cell>
        </table:table-row>
        <table:table-row table:style-name="ro1">
          <table:table-cell office:value-type="time" office:time-value="PT00H24M50S" calcext:value-type="time">
            <text:p>00:24:50</text:p>
          </table:table-cell>
          <table:table-cell office:value-type="float" office:value="482.344959" calcext:value-type="float">
            <text:p>482.344959</text:p>
          </table:table-cell>
          <table:table-cell office:value-type="float" office:value="373.293055" calcext:value-type="float">
            <text:p>373.293055</text:p>
          </table:table-cell>
          <table:table-cell office:value-type="float" office:value="872.415231" calcext:value-type="float">
            <text:p>872.415231</text:p>
          </table:table-cell>
          <table:table-cell office:value-type="float" office:value="394.264575" calcext:value-type="float">
            <text:p>394.264575</text:p>
          </table:table-cell>
        </table:table-row>
        <table:table-row table:style-name="ro1">
          <table:table-cell office:value-type="time" office:time-value="PT00H25M00S" calcext:value-type="time">
            <text:p>00:25:00</text:p>
          </table:table-cell>
          <table:table-cell office:value-type="float" office:value="364.904447" calcext:value-type="float">
            <text:p>364.904447</text:p>
          </table:table-cell>
          <table:table-cell office:value-type="float" office:value="379.584511" calcext:value-type="float">
            <text:p>379.584511</text:p>
          </table:table-cell>
          <table:table-cell office:value-type="float" office:value="889.192447" calcext:value-type="float">
            <text:p>889.192447</text:p>
          </table:table-cell>
          <table:table-cell office:value-type="float" office:value="379.584511" calcext:value-type="float">
            <text:p>379.584511</text:p>
          </table:table-cell>
        </table:table-row>
      </table:table>
      <table:table table:name="Prime10m99PThreads100" table:style-name="ta1">
        <table:table-column table:style-name="co16" table:default-cell-style-name="ce5"/>
        <table:table-column table:style-name="co17" table:default-cell-style-name="ce6"/>
        <table:table-row table:style-name="ro1">
          <table:table-cell office:value-type="string" calcext:value-type="string">
            <text:p>Elapsed Time</text:p>
          </table:table-cell>
          <table:table-cell table:style-name="Default" office:value-type="string" calcext:value-type="string">
            <text:p>Thread Pool size</text:p>
          </table:table-cell>
        </table:table-row>
        <table:table-row table:style-name="ro1">
          <table:table-cell office:value-type="time" office:time-value="PT00H00M00S" calcext:value-type="time">
            <text:p>00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00H00M10S" calcext:value-type="time">
            <text:p>00:00: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0M20S" calcext:value-type="time">
            <text:p>00:00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0M30S" calcext:value-type="time">
            <text:p>00:00: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0M40S" calcext:value-type="time">
            <text:p>00:00: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0M50S" calcext:value-type="time">
            <text:p>00:00: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1M00S" calcext:value-type="time">
            <text:p>00:01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1M10S" calcext:value-type="time">
            <text:p>00:01: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1M20S" calcext:value-type="time">
            <text:p>00:01: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1M30S" calcext:value-type="time">
            <text:p>00:01: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1M40S" calcext:value-type="time">
            <text:p>00:01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1M50S" calcext:value-type="time">
            <text:p>00:01: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2M00S" calcext:value-type="time">
            <text:p>00:02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2M10S" calcext:value-type="time">
            <text:p>00:02: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2M20S" calcext:value-type="time">
            <text:p>00:02: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2M30S" calcext:value-type="time">
            <text:p>00:02: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2M40S" calcext:value-type="time">
            <text:p>00:02: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2M50S" calcext:value-type="time">
            <text:p>00:02: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3M00S" calcext:value-type="time">
            <text:p>00:03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3M10S" calcext:value-type="time">
            <text:p>00:03: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3M20S" calcext:value-type="time">
            <text:p>00:03: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3M30S" calcext:value-type="time">
            <text:p>00:03: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3M40S" calcext:value-type="time">
            <text:p>00:03: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3M50S" calcext:value-type="time">
            <text:p>00:03: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4M00S" calcext:value-type="time">
            <text:p>00:04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4M10S" calcext:value-type="time">
            <text:p>00:04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4M20S" calcext:value-type="time">
            <text:p>00:04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4M30S" calcext:value-type="time">
            <text:p>00:04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4M40S" calcext:value-type="time">
            <text:p>00:04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4M50S" calcext:value-type="time">
            <text:p>00:04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5M00S" calcext:value-type="time">
            <text:p>00:05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5M10S" calcext:value-type="time">
            <text:p>00:05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5M20S" calcext:value-type="time">
            <text:p>00:05: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5M30S" calcext:value-type="time">
            <text:p>00:05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5M40S" calcext:value-type="time">
            <text:p>00:05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5M50S" calcext:value-type="time">
            <text:p>00:05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6M00S" calcext:value-type="time">
            <text:p>00:06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6M10S" calcext:value-type="time">
            <text:p>00:06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6M20S" calcext:value-type="time">
            <text:p>00:06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6M30S" calcext:value-type="time">
            <text:p>00:06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6M40S" calcext:value-type="time">
            <text:p>00:06: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6M50S" calcext:value-type="time">
            <text:p>00:06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7M00S" calcext:value-type="time">
            <text:p>00:07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7M10S" calcext:value-type="time">
            <text:p>00:07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7M20S" calcext:value-type="time">
            <text:p>00:07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7M30S" calcext:value-type="time">
            <text:p>00:07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7M40S" calcext:value-type="time">
            <text:p>00:07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7M50S" calcext:value-type="time">
            <text:p>00:07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8M00S" calcext:value-type="time">
            <text:p>00:08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8M10S" calcext:value-type="time">
            <text:p>00:08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8M20S" calcext:value-type="time">
            <text:p>00:08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8M30S" calcext:value-type="time">
            <text:p>00:08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8M40S" calcext:value-type="time">
            <text:p>00:08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8M50S" calcext:value-type="time">
            <text:p>00:08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9M00S" calcext:value-type="time">
            <text:p>00:09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9M10S" calcext:value-type="time">
            <text:p>00:09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9M20S" calcext:value-type="time">
            <text:p>00:09: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9M30S" calcext:value-type="time">
            <text:p>00:09: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9M40S" calcext:value-type="time">
            <text:p>00:09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9M50S" calcext:value-type="time">
            <text:p>00:09: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10M00S" calcext:value-type="time">
            <text:p>00:1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10M10S" calcext:value-type="time">
            <text:p>00:10: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10M20S" calcext:value-type="time">
            <text:p>00:10: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10M30S" calcext:value-type="time">
            <text:p>00:10: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10M40S" calcext:value-type="time">
            <text:p>00:10: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10M50S" calcext:value-type="time">
            <text:p>00:10: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11M00S" calcext:value-type="time">
            <text:p>00:11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1M10S" calcext:value-type="time">
            <text:p>00:11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1M20S" calcext:value-type="time">
            <text:p>00:11: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11M30S" calcext:value-type="time">
            <text:p>00:11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1M40S" calcext:value-type="time">
            <text:p>00:11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1M50S" calcext:value-type="time">
            <text:p>00:11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2M00S" calcext:value-type="time">
            <text:p>00:12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2M10S" calcext:value-type="time">
            <text:p>00:12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2M20S" calcext:value-type="time">
            <text:p>00:12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2M30S" calcext:value-type="time">
            <text:p>00:12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2M40S" calcext:value-type="time">
            <text:p>00:12: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12M50S" calcext:value-type="time">
            <text:p>00:12: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13M00S" calcext:value-type="time">
            <text:p>00:13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3M10S" calcext:value-type="time">
            <text:p>00:13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3M20S" calcext:value-type="time">
            <text:p>00:13: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13M30S" calcext:value-type="time">
            <text:p>00:13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3M40S" calcext:value-type="time">
            <text:p>00:13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3M50S" calcext:value-type="time">
            <text:p>00:13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4M00S" calcext:value-type="time">
            <text:p>00:14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4M10S" calcext:value-type="time">
            <text:p>00:14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4M20S" calcext:value-type="time">
            <text:p>00:14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4M30S" calcext:value-type="time">
            <text:p>00:14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4M40S" calcext:value-type="time">
            <text:p>00:14: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14M50S" calcext:value-type="time">
            <text:p>00:14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5M00S" calcext:value-type="time">
            <text:p>00:15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5M10S" calcext:value-type="time">
            <text:p>00:15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5M20S" calcext:value-type="time">
            <text:p>00:15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5M30S" calcext:value-type="time">
            <text:p>00:15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5M40S" calcext:value-type="time">
            <text:p>00:15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5M50S" calcext:value-type="time">
            <text:p>00:15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6M00S" calcext:value-type="time">
            <text:p>00:16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16M10S" calcext:value-type="time">
            <text:p>00:16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6M20S" calcext:value-type="time">
            <text:p>00:16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6M30S" calcext:value-type="time">
            <text:p>00:16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6M40S" calcext:value-type="time">
            <text:p>00:16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6M50S" calcext:value-type="time">
            <text:p>00:16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7M00S" calcext:value-type="time">
            <text:p>00:17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7M10S" calcext:value-type="time">
            <text:p>00:17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7M20S" calcext:value-type="time">
            <text:p>00:17: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17M30S" calcext:value-type="time">
            <text:p>00:17: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17M40S" calcext:value-type="time">
            <text:p>00:17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7M50S" calcext:value-type="time">
            <text:p>00:17: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18M00S" calcext:value-type="time">
            <text:p>00:18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18M10S" calcext:value-type="time">
            <text:p>00:18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8M20S" calcext:value-type="time">
            <text:p>00:18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8M30S" calcext:value-type="time">
            <text:p>00:18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8M40S" calcext:value-type="time">
            <text:p>00:18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8M50S" calcext:value-type="time">
            <text:p>00:18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9M00S" calcext:value-type="time">
            <text:p>00:19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9M10S" calcext:value-type="time">
            <text:p>00:19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9M20S" calcext:value-type="time">
            <text:p>00:19: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19M30S" calcext:value-type="time">
            <text:p>00:19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9M40S" calcext:value-type="time">
            <text:p>00:19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9M50S" calcext:value-type="time">
            <text:p>00:19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0M00S" calcext:value-type="time">
            <text:p>00:20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0M10S" calcext:value-type="time">
            <text:p>00:20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0M20S" calcext:value-type="time">
            <text:p>00:20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0M30S" calcext:value-type="time">
            <text:p>00:20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0M40S" calcext:value-type="time">
            <text:p>00:20: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20M50S" calcext:value-type="time">
            <text:p>00:20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1M00S" calcext:value-type="time">
            <text:p>00:21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1M10S" calcext:value-type="time">
            <text:p>00:21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1M20S" calcext:value-type="time">
            <text:p>00:21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1M30S" calcext:value-type="time">
            <text:p>00:21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1M40S" calcext:value-type="time">
            <text:p>00:21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1M50S" calcext:value-type="time">
            <text:p>00:21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2M00S" calcext:value-type="time">
            <text:p>00:22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22M10S" calcext:value-type="time">
            <text:p>00:22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2M20S" calcext:value-type="time">
            <text:p>00:22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2M30S" calcext:value-type="time">
            <text:p>00:22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2M40S" calcext:value-type="time">
            <text:p>00:22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2M50S" calcext:value-type="time">
            <text:p>00:22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3M00S" calcext:value-type="time">
            <text:p>00:23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3M10S" calcext:value-type="time">
            <text:p>00:23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3M20S" calcext:value-type="time">
            <text:p>00:23: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23M30S" calcext:value-type="time">
            <text:p>00:23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3M40S" calcext:value-type="time">
            <text:p>00:23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3M50S" calcext:value-type="time">
            <text:p>00:23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4M00S" calcext:value-type="time">
            <text:p>00:24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4M10S" calcext:value-type="time">
            <text:p>00:24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4M20S" calcext:value-type="time">
            <text:p>00:24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4M30S" calcext:value-type="time">
            <text:p>00:24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4M40S" calcext:value-type="time">
            <text:p>00:24: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24M50S" calcext:value-type="time">
            <text:p>00:24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5M00S" calcext:value-type="time">
            <text:p>00:25:00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2">00/00/0000</text:date>, <text:time style:data-style-name="N2" text:time-value="10:39:54.6290706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01:37:48.389736242</meta:creation-date>
    <dc:date>2019-03-02T10:36:24.389328047</dc:date>
    <meta:editing-duration>PT44M</meta:editing-duration>
    <meta:editing-cycles>9</meta:editing-cycles>
    <meta:generator>LibreOffice/6.1.4.2$Linux_X86_64 LibreOffice_project/10$Build-2</meta:generator>
    <meta:document-statistic meta:table-count="16" meta:cell-count="8472" meta:object-count="0"/>
  </office:meta>
</office:document-meta>
</file>